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Arial, Helvetica, sans-serif" svg:font-family="Arial, Helvetica, sans-serif" style:font-family-generic="system"/>
    <style:font-face style:name="Open Sans" svg:font-family="Open Sans" style:font-family-generic="swiss" style:font-pitch="variable" svg:panose-1="2 11 6 6 3 5 4 2 2 4"/>
    <style:font-face style:name="Calibri" svg:font-family="Calibri" style:font-family-generic="swiss" style:font-pitch="variable" svg:panose-1="2 15 5 2 2 2 4 3 2 4"/>
    <style:font-face style:name="Georgia, serif" svg:font-family="Georgia, serif" style:font-family-generic="system"/>
    <style:font-face style:name="EspritMath" svg:font-family="EspritMath" style:font-family-generic="roman"/>
    <style:font-face style:name="Interstate-RegularItalic" svg:font-family="Interstate-RegularItalic" style:font-family-generic="roman"/>
    <style:font-face style:name="EspritMathBookItalic" svg:font-family="EspritMathBookItalic" style:font-family-generic="roman"/>
    <style:font-face style:name="MathematicalPi-Six" svg:font-family="MathematicalPi-Six" style:font-family-generic="roman"/>
    <style:font-face style:name="Interstate-Light" svg:font-family="Interstate-Light" style:font-family-generic="roman"/>
    <style:font-face style:name="Interstate-Bold" svg:font-family="Interstate-Bold" style:font-family-generic="roman"/>
    <style:font-face style:name="HelveticaNeue-Roman" svg:font-family="HelveticaNeue-Roman" style:font-family-generic="roman"/>
    <style:font-face style:name="sans-serif" svg:font-family="sans-serif" style:font-family-generic="system"/>
    <style:font-face style:name="serif" svg:font-family="serif" style:font-family-generic="system"/>
    <style:font-face style:name="inherit" svg:font-family="inherit" style:font-family-generic="system"/>
    <style:font-face style:name="Helvetica, Arial, sans-serif" svg:font-family="Helvetica, Arial, sans-serif" style:font-family-generic="system"/>
    <style:font-face style:name="Lucida Grande" svg:font-family="Lucida Grande" style:font-family-generic="system"/>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
      <text:list-level-style-bullet text:level="1" text:style-name="WW_CharLFO2LVL1" text:bullet-char="•">
        <style:list-level-properties text:space-before="0.375in" text:min-label-width="0in"/>
        <style:text-properties style:font-name="OpenSymbol"/>
      </text:list-level-style-bullet>
      <text:list-level-style-bullet text:level="2" text:style-name="WW_CharLFO2LVL2" text:bullet-char="•">
        <style:list-level-properties text:space-before="1.0354in" text:min-label-width="0.1965in"/>
        <style:text-properties style:font-name="OpenSymbol"/>
      </text:list-level-style-bullet>
      <text:list-level-style-bullet text:level="3" text:style-name="WW_CharLFO2LVL3" text:bullet-char="•">
        <style:list-level-properties text:space-before="1.5263in" text:min-label-width="0.1965in"/>
        <style:text-properties style:font-name="OpenSymbol"/>
      </text:list-level-style-bullet>
      <text:list-level-style-bullet text:level="4" text:style-name="WW_CharLFO2LVL4" text:bullet-char="•">
        <style:list-level-properties text:space-before="2.0173in" text:min-label-width="0.1965in"/>
        <style:text-properties style:font-name="OpenSymbol"/>
      </text:list-level-style-bullet>
      <text:list-level-style-bullet text:level="5" text:style-name="WW_CharLFO2LVL5" text:bullet-char="•">
        <style:list-level-properties text:space-before="2.5083in" text:min-label-width="0.1965in"/>
        <style:text-properties style:font-name="OpenSymbol"/>
      </text:list-level-style-bullet>
      <text:list-level-style-bullet text:level="6" text:style-name="WW_CharLFO2LVL6" text:bullet-char="•">
        <style:list-level-properties text:space-before="2.9993in" text:min-label-width="0.1965in"/>
        <style:text-properties style:font-name="OpenSymbol"/>
      </text:list-level-style-bullet>
      <text:list-level-style-bullet text:level="7" text:style-name="WW_CharLFO2LVL7" text:bullet-char="•">
        <style:list-level-properties text:space-before="3.4902in" text:min-label-width="0.1965in"/>
        <style:text-properties style:font-name="OpenSymbol"/>
      </text:list-level-style-bullet>
      <text:list-level-style-bullet text:level="8" text:style-name="WW_CharLFO2LVL8" text:bullet-char="•">
        <style:list-level-properties text:space-before="3.9812in" text:min-label-width="0.1965in"/>
        <style:text-properties style:font-name="OpenSymbol"/>
      </text:list-level-style-bullet>
      <text:list-level-style-bullet text:level="9" text:style-name="WW_CharLFO2LVL9" text:bullet-char="•">
        <style:list-level-properties text:space-before="4.4722in" text:min-label-width="0.1965in"/>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2">
      <text:list-level-style-bullet text:level="1" text:style-name="WW_CharLFO22LVL1" text:bullet-char="•">
        <style:list-level-properties/>
        <style:text-properties style:font-name="OpenSymbol"/>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4">
      <text:list-level-style-bullet text:level="1" text:style-name="WW_CharLFO44LVL1" text:bullet-char="•">
        <style:list-level-properties text:space-before="0in" text:min-label-width="0.1965in"/>
        <style:text-properties style:font-name="OpenSymbol"/>
      </text:list-level-style-bullet>
      <text:list-level-style-bullet text:level="2" text:style-name="WW_CharLFO44LVL2" text:bullet-char="•">
        <style:list-level-properties text:space-before="0.7854in" text:min-label-width="0.1965in"/>
        <style:text-properties style:font-name="OpenSymbol"/>
      </text:list-level-style-bullet>
      <text:list-level-style-bullet text:level="3" text:style-name="WW_CharLFO44LVL3" text:bullet-char="•">
        <style:list-level-properties text:space-before="1.2763in" text:min-label-width="0.1965in"/>
        <style:text-properties style:font-name="OpenSymbol"/>
      </text:list-level-style-bullet>
      <text:list-level-style-bullet text:level="4" text:style-name="WW_CharLFO44LVL4" text:bullet-char="•">
        <style:list-level-properties text:space-before="1.7673in" text:min-label-width="0.1965in"/>
        <style:text-properties style:font-name="OpenSymbol"/>
      </text:list-level-style-bullet>
      <text:list-level-style-bullet text:level="5" text:style-name="WW_CharLFO44LVL5" text:bullet-char="•">
        <style:list-level-properties text:space-before="2.2583in" text:min-label-width="0.1965in"/>
        <style:text-properties style:font-name="OpenSymbol"/>
      </text:list-level-style-bullet>
      <text:list-level-style-bullet text:level="6" text:style-name="WW_CharLFO44LVL6" text:bullet-char="•">
        <style:list-level-properties text:space-before="2.7493in" text:min-label-width="0.1965in"/>
        <style:text-properties style:font-name="OpenSymbol"/>
      </text:list-level-style-bullet>
      <text:list-level-style-bullet text:level="7" text:style-name="WW_CharLFO44LVL7" text:bullet-char="•">
        <style:list-level-properties text:space-before="3.2402in" text:min-label-width="0.1965in"/>
        <style:text-properties style:font-name="OpenSymbol"/>
      </text:list-level-style-bullet>
      <text:list-level-style-bullet text:level="8" text:style-name="WW_CharLFO44LVL8" text:bullet-char="•">
        <style:list-level-properties text:space-before="3.7312in" text:min-label-width="0.1965in"/>
        <style:text-properties style:font-name="OpenSymbol"/>
      </text:list-level-style-bullet>
      <text:list-level-style-bullet text:level="9" text:style-name="WW_CharLFO44LVL9" text:bullet-char="•">
        <style:list-level-properties text:space-before="4.2222in" text:min-label-width="0.1965in"/>
        <style:text-properties style:font-name="OpenSymbol"/>
      </text:list-level-style-bullet>
    </text:list-style>
    <text:list-style style:name="LFO45">
      <text:list-level-style-bullet text:level="1" text:style-name="WW_CharLFO45LVL1" text:bullet-char="•">
        <style:list-level-properties text:space-before="0in" text:min-label-width="0.1965in"/>
        <style:text-properties style:font-name="OpenSymbol"/>
      </text:list-level-style-bullet>
      <text:list-level-style-bullet text:level="2" text:style-name="WW_CharLFO45LVL2" text:bullet-char="•">
        <style:list-level-properties text:space-before="0.7854in" text:min-label-width="0.1965in"/>
        <style:text-properties style:font-name="OpenSymbol"/>
      </text:list-level-style-bullet>
      <text:list-level-style-bullet text:level="3" text:style-name="WW_CharLFO45LVL3" text:bullet-char="•">
        <style:list-level-properties text:space-before="1.2763in" text:min-label-width="0.1965in"/>
        <style:text-properties style:font-name="OpenSymbol"/>
      </text:list-level-style-bullet>
      <text:list-level-style-bullet text:level="4" text:style-name="WW_CharLFO45LVL4" text:bullet-char="•">
        <style:list-level-properties text:space-before="1.7673in" text:min-label-width="0.1965in"/>
        <style:text-properties style:font-name="OpenSymbol"/>
      </text:list-level-style-bullet>
      <text:list-level-style-bullet text:level="5" text:style-name="WW_CharLFO45LVL5" text:bullet-char="•">
        <style:list-level-properties text:space-before="2.2583in" text:min-label-width="0.1965in"/>
        <style:text-properties style:font-name="OpenSymbol"/>
      </text:list-level-style-bullet>
      <text:list-level-style-bullet text:level="6" text:style-name="WW_CharLFO45LVL6" text:bullet-char="•">
        <style:list-level-properties text:space-before="2.7493in" text:min-label-width="0.1965in"/>
        <style:text-properties style:font-name="OpenSymbol"/>
      </text:list-level-style-bullet>
      <text:list-level-style-bullet text:level="7" text:style-name="WW_CharLFO45LVL7" text:bullet-char="•">
        <style:list-level-properties text:space-before="3.2402in" text:min-label-width="0.1965in"/>
        <style:text-properties style:font-name="OpenSymbol"/>
      </text:list-level-style-bullet>
      <text:list-level-style-bullet text:level="8" text:style-name="WW_CharLFO45LVL8" text:bullet-char="•">
        <style:list-level-properties text:space-before="3.7312in" text:min-label-width="0.1965in"/>
        <style:text-properties style:font-name="OpenSymbol"/>
      </text:list-level-style-bullet>
      <text:list-level-style-bullet text:level="9" text:style-name="WW_CharLFO45LVL9" text:bullet-char="•">
        <style:list-level-properties text:space-before="4.2222in" text:min-label-width="0.1965in"/>
        <style:text-properties style:font-name="OpenSymbol"/>
      </text:list-level-style-bullet>
    </text:list-style>
    <text:list-style style:name="LFO46">
      <text:list-level-style-bullet text:level="1" text:style-name="WW_CharLFO46LVL1" text:bullet-char="•">
        <style:list-level-properties text:space-before="0in" text:min-label-width="0.1965in"/>
        <style:text-properties style:font-name="OpenSymbol"/>
      </text:list-level-style-bullet>
      <text:list-level-style-bullet text:level="2" text:style-name="WW_CharLFO46LVL2" text:bullet-char="•">
        <style:list-level-properties text:space-before="0.7854in" text:min-label-width="0.1965in"/>
        <style:text-properties style:font-name="OpenSymbol"/>
      </text:list-level-style-bullet>
      <text:list-level-style-bullet text:level="3" text:style-name="WW_CharLFO46LVL3" text:bullet-char="•">
        <style:list-level-properties text:space-before="1.2763in" text:min-label-width="0.1965in"/>
        <style:text-properties style:font-name="OpenSymbol"/>
      </text:list-level-style-bullet>
      <text:list-level-style-bullet text:level="4" text:style-name="WW_CharLFO46LVL4" text:bullet-char="•">
        <style:list-level-properties text:space-before="1.7673in" text:min-label-width="0.1965in"/>
        <style:text-properties style:font-name="OpenSymbol"/>
      </text:list-level-style-bullet>
      <text:list-level-style-bullet text:level="5" text:style-name="WW_CharLFO46LVL5" text:bullet-char="•">
        <style:list-level-properties text:space-before="2.2583in" text:min-label-width="0.1965in"/>
        <style:text-properties style:font-name="OpenSymbol"/>
      </text:list-level-style-bullet>
      <text:list-level-style-bullet text:level="6" text:style-name="WW_CharLFO46LVL6" text:bullet-char="•">
        <style:list-level-properties text:space-before="2.7493in" text:min-label-width="0.1965in"/>
        <style:text-properties style:font-name="OpenSymbol"/>
      </text:list-level-style-bullet>
      <text:list-level-style-bullet text:level="7" text:style-name="WW_CharLFO46LVL7" text:bullet-char="•">
        <style:list-level-properties text:space-before="3.2402in" text:min-label-width="0.1965in"/>
        <style:text-properties style:font-name="OpenSymbol"/>
      </text:list-level-style-bullet>
      <text:list-level-style-bullet text:level="8" text:style-name="WW_CharLFO46LVL8" text:bullet-char="•">
        <style:list-level-properties text:space-before="3.7312in" text:min-label-width="0.1965in"/>
        <style:text-properties style:font-name="OpenSymbol"/>
      </text:list-level-style-bullet>
      <text:list-level-style-bullet text:level="9" text:style-name="WW_CharLFO46LVL9" text:bullet-char="•">
        <style:list-level-properties text:space-before="4.2222in" text:min-label-width="0.1965in"/>
        <style:text-properties style:font-name="OpenSymbol"/>
      </text:list-level-style-bullet>
    </text:list-style>
    <text:list-style style:name="LFO47">
      <text:list-level-style-bullet text:level="1" text:style-name="WW_CharLFO47LVL1" text:bullet-char="•">
        <style:list-level-properties text:space-before="0in" text:min-label-width="0.1965in"/>
        <style:text-properties style:font-name="OpenSymbol"/>
      </text:list-level-style-bullet>
      <text:list-level-style-bullet text:level="2" text:style-name="WW_CharLFO47LVL2" text:bullet-char="•">
        <style:list-level-properties text:space-before="0.7854in" text:min-label-width="0.1965in"/>
        <style:text-properties style:font-name="OpenSymbol"/>
      </text:list-level-style-bullet>
      <text:list-level-style-bullet text:level="3" text:style-name="WW_CharLFO47LVL3" text:bullet-char="•">
        <style:list-level-properties text:space-before="1.2763in" text:min-label-width="0.1965in"/>
        <style:text-properties style:font-name="OpenSymbol"/>
      </text:list-level-style-bullet>
      <text:list-level-style-bullet text:level="4" text:style-name="WW_CharLFO47LVL4" text:bullet-char="•">
        <style:list-level-properties text:space-before="1.7673in" text:min-label-width="0.1965in"/>
        <style:text-properties style:font-name="OpenSymbol"/>
      </text:list-level-style-bullet>
      <text:list-level-style-bullet text:level="5" text:style-name="WW_CharLFO47LVL5" text:bullet-char="•">
        <style:list-level-properties text:space-before="2.2583in" text:min-label-width="0.1965in"/>
        <style:text-properties style:font-name="OpenSymbol"/>
      </text:list-level-style-bullet>
      <text:list-level-style-bullet text:level="6" text:style-name="WW_CharLFO47LVL6" text:bullet-char="•">
        <style:list-level-properties text:space-before="2.7493in" text:min-label-width="0.1965in"/>
        <style:text-properties style:font-name="OpenSymbol"/>
      </text:list-level-style-bullet>
      <text:list-level-style-bullet text:level="7" text:style-name="WW_CharLFO47LVL7" text:bullet-char="•">
        <style:list-level-properties text:space-before="3.2402in" text:min-label-width="0.1965in"/>
        <style:text-properties style:font-name="OpenSymbol"/>
      </text:list-level-style-bullet>
      <text:list-level-style-bullet text:level="8" text:style-name="WW_CharLFO47LVL8" text:bullet-char="•">
        <style:list-level-properties text:space-before="3.7312in" text:min-label-width="0.1965in"/>
        <style:text-properties style:font-name="OpenSymbol"/>
      </text:list-level-style-bullet>
      <text:list-level-style-bullet text:level="9" text:style-name="WW_CharLFO47LVL9" text:bullet-char="•">
        <style:list-level-properties text:space-before="4.2222in" text:min-label-width="0.1965in"/>
        <style:text-properties style:font-name="OpenSymbol"/>
      </text:list-level-style-bullet>
    </text:list-style>
    <text:list-style style:name="LFO49">
      <text:list-level-style-bullet text:level="1" text:style-name="WW_CharLFO49LVL1" text:bullet-char="•">
        <style:list-level-properties/>
        <style:text-properties style:font-name="OpenSymbol"/>
      </text:list-level-style-bullet>
      <text:list-level-style-bullet text:level="2" text:style-name="WW_CharLFO49LVL2" text:bullet-char="◦">
        <style:list-level-properties/>
        <style:text-properties style:font-name="OpenSymbol"/>
      </text:list-level-style-bullet>
      <text:list-level-style-bullet text:level="3" text:style-name="WW_CharLFO49LVL3" text:bullet-char="▪">
        <style:list-level-properties/>
        <style:text-properties style:font-name="OpenSymbol"/>
      </text:list-level-style-bullet>
      <text:list-level-style-bullet text:level="4" text:style-name="WW_CharLFO49LVL4" text:bullet-char="•">
        <style:list-level-properties/>
        <style:text-properties style:font-name="OpenSymbol"/>
      </text:list-level-style-bullet>
      <text:list-level-style-bullet text:level="5" text:style-name="WW_CharLFO49LVL5" text:bullet-char="◦">
        <style:list-level-properties/>
        <style:text-properties style:font-name="OpenSymbol"/>
      </text:list-level-style-bullet>
      <text:list-level-style-bullet text:level="6" text:style-name="WW_CharLFO49LVL6" text:bullet-char="▪">
        <style:list-level-properties/>
        <style:text-properties style:font-name="OpenSymbol"/>
      </text:list-level-style-bullet>
      <text:list-level-style-bullet text:level="7" text:style-name="WW_CharLFO49LVL7" text:bullet-char="•">
        <style:list-level-properties/>
        <style:text-properties style:font-name="OpenSymbol"/>
      </text:list-level-style-bullet>
      <text:list-level-style-bullet text:level="8" text:style-name="WW_CharLFO49LVL8" text:bullet-char="◦">
        <style:list-level-properties/>
        <style:text-properties style:font-name="OpenSymbol"/>
      </text:list-level-style-bullet>
      <text:list-level-style-bullet text:level="9" text:style-name="WW_CharLFO49LVL9" text:bullet-char="▪">
        <style:list-level-properties/>
        <style:text-properties style:font-name="OpenSymbol"/>
      </text:list-level-style-bullet>
    </text:list-style>
    <text:list-style style:name="LFO50">
      <text:list-level-style-bullet text:level="1" text:style-name="WW_CharLFO50LVL1" text:bullet-char="•">
        <style:list-level-properties/>
        <style:text-properties style:font-name="OpenSymbol"/>
      </text:list-level-style-bullet>
      <text:list-level-style-bullet text:level="2" text:style-name="WW_CharLFO50LVL2" text:bullet-char="◦">
        <style:list-level-properties/>
        <style:text-properties style:font-name="OpenSymbol"/>
      </text:list-level-style-bullet>
      <text:list-level-style-bullet text:level="3" text:style-name="WW_CharLFO50LVL3" text:bullet-char="▪">
        <style:list-level-properties/>
        <style:text-properties style:font-name="OpenSymbol"/>
      </text:list-level-style-bullet>
      <text:list-level-style-bullet text:level="4" text:style-name="WW_CharLFO50LVL4" text:bullet-char="•">
        <style:list-level-properties/>
        <style:text-properties style:font-name="OpenSymbol"/>
      </text:list-level-style-bullet>
      <text:list-level-style-bullet text:level="5" text:style-name="WW_CharLFO50LVL5" text:bullet-char="◦">
        <style:list-level-properties/>
        <style:text-properties style:font-name="OpenSymbol"/>
      </text:list-level-style-bullet>
      <text:list-level-style-bullet text:level="6" text:style-name="WW_CharLFO50LVL6" text:bullet-char="▪">
        <style:list-level-properties/>
        <style:text-properties style:font-name="OpenSymbol"/>
      </text:list-level-style-bullet>
      <text:list-level-style-bullet text:level="7" text:style-name="WW_CharLFO50LVL7" text:bullet-char="•">
        <style:list-level-properties/>
        <style:text-properties style:font-name="OpenSymbol"/>
      </text:list-level-style-bullet>
      <text:list-level-style-bullet text:level="8" text:style-name="WW_CharLFO50LVL8" text:bullet-char="◦">
        <style:list-level-properties/>
        <style:text-properties style:font-name="OpenSymbol"/>
      </text:list-level-style-bullet>
      <text:list-level-style-bullet text:level="9" text:style-name="WW_CharLFO50LVL9" text:bullet-char="▪">
        <style:list-level-properties/>
        <style:text-properties style:font-name="OpenSymbol"/>
      </text:list-level-style-bullet>
    </text:list-style>
    <text:list-style style:name="LFO51">
      <text:list-level-style-bullet text:level="1" text:style-name="WW_CharLFO51LVL1" text:bullet-char="•">
        <style:list-level-properties/>
        <style:text-properties style:font-name="OpenSymbol"/>
      </text:list-level-style-bullet>
      <text:list-level-style-bullet text:level="2" text:style-name="WW_CharLFO51LVL2" text:bullet-char="◦">
        <style:list-level-properties/>
        <style:text-properties style:font-name="OpenSymbol"/>
      </text:list-level-style-bullet>
      <text:list-level-style-bullet text:level="3" text:style-name="WW_CharLFO51LVL3" text:bullet-char="▪">
        <style:list-level-properties/>
        <style:text-properties style:font-name="OpenSymbol"/>
      </text:list-level-style-bullet>
      <text:list-level-style-bullet text:level="4" text:style-name="WW_CharLFO51LVL4" text:bullet-char="•">
        <style:list-level-properties/>
        <style:text-properties style:font-name="OpenSymbol"/>
      </text:list-level-style-bullet>
      <text:list-level-style-bullet text:level="5" text:style-name="WW_CharLFO51LVL5" text:bullet-char="◦">
        <style:list-level-properties/>
        <style:text-properties style:font-name="OpenSymbol"/>
      </text:list-level-style-bullet>
      <text:list-level-style-bullet text:level="6" text:style-name="WW_CharLFO51LVL6" text:bullet-char="▪">
        <style:list-level-properties/>
        <style:text-properties style:font-name="OpenSymbol"/>
      </text:list-level-style-bullet>
      <text:list-level-style-bullet text:level="7" text:style-name="WW_CharLFO51LVL7" text:bullet-char="•">
        <style:list-level-properties/>
        <style:text-properties style:font-name="OpenSymbol"/>
      </text:list-level-style-bullet>
      <text:list-level-style-bullet text:level="8" text:style-name="WW_CharLFO51LVL8" text:bullet-char="◦">
        <style:list-level-properties/>
        <style:text-properties style:font-name="OpenSymbol"/>
      </text:list-level-style-bullet>
      <text:list-level-style-bullet text:level="9" text:style-name="WW_CharLFO51LVL9" text:bullet-char="▪">
        <style:list-level-properties/>
        <style:text-properties style:font-name="OpenSymbol"/>
      </text:list-level-style-bullet>
    </text:list-style>
    <text:list-style style:name="LFO52">
      <text:list-level-style-bullet text:level="1" text:style-name="WW_CharLFO52LVL1" text:bullet-char="•">
        <style:list-level-properties/>
        <style:text-properties style:font-name="OpenSymbol"/>
      </text:list-level-style-bullet>
      <text:list-level-style-bullet text:level="2" text:style-name="WW_CharLFO52LVL2" text:bullet-char="◦">
        <style:list-level-properties/>
        <style:text-properties style:font-name="OpenSymbol"/>
      </text:list-level-style-bullet>
      <text:list-level-style-bullet text:level="3" text:style-name="WW_CharLFO52LVL3" text:bullet-char="▪">
        <style:list-level-properties/>
        <style:text-properties style:font-name="OpenSymbol"/>
      </text:list-level-style-bullet>
      <text:list-level-style-bullet text:level="4" text:style-name="WW_CharLFO52LVL4" text:bullet-char="•">
        <style:list-level-properties/>
        <style:text-properties style:font-name="OpenSymbol"/>
      </text:list-level-style-bullet>
      <text:list-level-style-bullet text:level="5" text:style-name="WW_CharLFO52LVL5" text:bullet-char="◦">
        <style:list-level-properties/>
        <style:text-properties style:font-name="OpenSymbol"/>
      </text:list-level-style-bullet>
      <text:list-level-style-bullet text:level="6" text:style-name="WW_CharLFO52LVL6" text:bullet-char="▪">
        <style:list-level-properties/>
        <style:text-properties style:font-name="OpenSymbol"/>
      </text:list-level-style-bullet>
      <text:list-level-style-bullet text:level="7" text:style-name="WW_CharLFO52LVL7" text:bullet-char="•">
        <style:list-level-properties/>
        <style:text-properties style:font-name="OpenSymbol"/>
      </text:list-level-style-bullet>
      <text:list-level-style-bullet text:level="8" text:style-name="WW_CharLFO52LVL8" text:bullet-char="◦">
        <style:list-level-properties/>
        <style:text-properties style:font-name="OpenSymbol"/>
      </text:list-level-style-bullet>
      <text:list-level-style-bullet text:level="9" text:style-name="WW_CharLFO52LVL9" text:bullet-char="▪">
        <style:list-level-properties/>
        <style:text-properties style:font-name="OpenSymbol"/>
      </text:list-level-style-bullet>
    </text:list-style>
    <text:list-style style:name="LFO54">
      <text:list-level-style-bullet text:level="1" text:style-name="WW_CharLFO54LVL1" text:bullet-char="•">
        <style:list-level-properties/>
        <style:text-properties style:font-name="OpenSymbol"/>
      </text:list-level-style-bullet>
      <text:list-level-style-bullet text:level="2" text:style-name="WW_CharLFO54LVL2" text:bullet-char="◦">
        <style:list-level-properties/>
        <style:text-properties style:font-name="OpenSymbol"/>
      </text:list-level-style-bullet>
      <text:list-level-style-bullet text:level="3" text:style-name="WW_CharLFO54LVL3" text:bullet-char="▪">
        <style:list-level-properties/>
        <style:text-properties style:font-name="OpenSymbol"/>
      </text:list-level-style-bullet>
      <text:list-level-style-bullet text:level="4" text:style-name="WW_CharLFO54LVL4" text:bullet-char="•">
        <style:list-level-properties/>
        <style:text-properties style:font-name="OpenSymbol"/>
      </text:list-level-style-bullet>
      <text:list-level-style-bullet text:level="5" text:style-name="WW_CharLFO54LVL5" text:bullet-char="◦">
        <style:list-level-properties/>
        <style:text-properties style:font-name="OpenSymbol"/>
      </text:list-level-style-bullet>
      <text:list-level-style-bullet text:level="6" text:style-name="WW_CharLFO54LVL6" text:bullet-char="▪">
        <style:list-level-properties/>
        <style:text-properties style:font-name="OpenSymbol"/>
      </text:list-level-style-bullet>
      <text:list-level-style-bullet text:level="7" text:style-name="WW_CharLFO54LVL7" text:bullet-char="•">
        <style:list-level-properties/>
        <style:text-properties style:font-name="OpenSymbol"/>
      </text:list-level-style-bullet>
      <text:list-level-style-bullet text:level="8" text:style-name="WW_CharLFO54LVL8" text:bullet-char="◦">
        <style:list-level-properties/>
        <style:text-properties style:font-name="OpenSymbol"/>
      </text:list-level-style-bullet>
      <text:list-level-style-bullet text:level="9" text:style-name="WW_CharLFO54LVL9" text:bullet-char="▪">
        <style:list-level-properties/>
        <style:text-properties style:font-name="OpenSymbol"/>
      </text:list-level-style-bullet>
    </text:list-style>
    <text:list-style style:name="LFO55">
      <text:list-level-style-bullet text:level="1" text:style-name="WW_CharLFO55LVL1" text:bullet-char="•">
        <style:list-level-properties text:space-before="0.625in" text:min-label-width="0in"/>
        <style:text-properties style:font-name="OpenSymbol"/>
      </text:list-level-style-bullet>
      <text:list-level-style-bullet text:level="2" text:style-name="WW_CharLFO55LVL2" text:bullet-char="•">
        <style:list-level-properties text:space-before="1.2854in" text:min-label-width="0.1965in"/>
        <style:text-properties style:font-name="OpenSymbol"/>
      </text:list-level-style-bullet>
      <text:list-level-style-bullet text:level="3" text:style-name="WW_CharLFO55LVL3" text:bullet-char="•">
        <style:list-level-properties text:space-before="1.7763in" text:min-label-width="0.1965in"/>
        <style:text-properties style:font-name="OpenSymbol"/>
      </text:list-level-style-bullet>
      <text:list-level-style-bullet text:level="4" text:style-name="WW_CharLFO55LVL4" text:bullet-char="•">
        <style:list-level-properties text:space-before="2.2673in" text:min-label-width="0.1965in"/>
        <style:text-properties style:font-name="OpenSymbol"/>
      </text:list-level-style-bullet>
      <text:list-level-style-bullet text:level="5" text:style-name="WW_CharLFO55LVL5" text:bullet-char="•">
        <style:list-level-properties text:space-before="2.7583in" text:min-label-width="0.1965in"/>
        <style:text-properties style:font-name="OpenSymbol"/>
      </text:list-level-style-bullet>
      <text:list-level-style-bullet text:level="6" text:style-name="WW_CharLFO55LVL6" text:bullet-char="•">
        <style:list-level-properties text:space-before="3.2493in" text:min-label-width="0.1965in"/>
        <style:text-properties style:font-name="OpenSymbol"/>
      </text:list-level-style-bullet>
      <text:list-level-style-bullet text:level="7" text:style-name="WW_CharLFO55LVL7" text:bullet-char="•">
        <style:list-level-properties text:space-before="3.7402in" text:min-label-width="0.1965in"/>
        <style:text-properties style:font-name="OpenSymbol"/>
      </text:list-level-style-bullet>
      <text:list-level-style-bullet text:level="8" text:style-name="WW_CharLFO55LVL8" text:bullet-char="•">
        <style:list-level-properties text:space-before="4.2312in" text:min-label-width="0.1965in"/>
        <style:text-properties style:font-name="OpenSymbol"/>
      </text:list-level-style-bullet>
      <text:list-level-style-bullet text:level="9" text:style-name="WW_CharLFO55LVL9" text:bullet-char="•">
        <style:list-level-properties text:space-before="4.7222in" text:min-label-width="0.1965in"/>
        <style:text-properties style:font-name="OpenSymbol"/>
      </text:list-level-style-bullet>
    </text:list-style>
    <style:style style:name="P1" style:parent-style-name="body" style:master-page-name="MP0" style:family="paragraph">
      <style:paragraph-properties fo:break-before="page"/>
    </style:style>
    <style:style style:name="T2" style:parent-style-name="DefaultParagraphFont" style:family="text">
      <style:text-properties fo:font-weight="bold" style:font-weight-asian="bold" style:font-weight-complex="bold" fo:font-size="10pt" style:font-size-asian="10pt" style:font-size-complex="10pt"/>
    </style:style>
    <style:style style:name="T3" style:parent-style-name="DefaultParagraphFont" style:family="text">
      <style:text-properties fo:font-weight="bold" style:font-weight-asian="bold" style:font-weight-complex="bold" style:text-position="super 65%" fo:font-size="10pt" style:font-size-asian="10pt" style:font-size-complex="10pt"/>
    </style:style>
    <style:style style:name="T4" style:parent-style-name="DefaultParagraphFont" style:family="text">
      <style:text-properties fo:font-weight="bold" style:font-weight-asian="bold" style:font-weight-complex="bold" fo:font-size="10pt" style:font-size-asian="10pt" style:font-size-complex="10pt"/>
    </style:style>
    <style:style style:name="P5" style:parent-style-name="NormalWeb" style:family="paragraph">
      <style:paragraph-properties fo:margin-top="0in" fo:margin-bottom="0.1041in" style:line-height-at-least="0.1465in"/>
    </style:style>
    <style:style style:name="T6" style:parent-style-name="DefaultParagraphFont" style:family="text">
      <style:text-properties style:font-name="Verdana" style:font-name-complex="Verdana" fo:font-weight="bold" style:font-weight-asian="bold" style:font-weight-complex="bold" fo:color="#000000" fo:font-size="10pt" style:font-size-asian="10pt" style:font-size-complex="10pt"/>
    </style:style>
    <style:style style:name="T7" style:parent-style-name="DefaultParagraphFont" style:family="text">
      <style:text-properties style:font-name-complex="Verdana" fo:color="#000000" fo:font-size="10pt" style:font-size-asian="10pt" style:font-size-complex="10pt"/>
    </style:style>
    <style:style style:name="T8" style:parent-style-name="DefaultParagraphFont" style:family="text">
      <style:text-properties style:font-name-complex="Verdana" fo:color="#000000" style:text-position="super 65%" fo:font-size="10pt" style:font-size-asian="10pt" style:font-size-complex="10pt"/>
    </style:style>
    <style:style style:name="T9" style:parent-style-name="DefaultParagraphFont" style:family="text">
      <style:text-properties style:font-name-complex="Verdana" fo:color="#000000" fo:font-size="10pt" style:font-size-asian="10pt" style:font-size-complex="10pt"/>
    </style:style>
    <style:style style:name="T10" style:parent-style-name="DefaultParagraphFont" style:family="text">
      <style:text-properties style:font-name-complex="Verdana" fo:color="#111111" fo:font-size="10pt" style:font-size-asian="10pt" style:font-size-complex="10pt"/>
    </style:style>
    <style:style style:name="T11" style:parent-style-name="DefaultParagraphFont" style:family="text">
      <style:text-properties style:font-name-complex="Verdana" fo:color="#000000" fo:font-size="10pt" style:font-size-asian="10pt" style:font-size-complex="10pt"/>
    </style:style>
    <style:style style:name="T12" style:parent-style-name="DefaultParagraphFont" style:family="text">
      <style:text-properties style:font-name-complex="Verdana" fo:color="#111111" fo:font-size="10pt" style:font-size-asian="10pt" style:font-size-complex="10pt"/>
    </style:style>
    <style:style style:name="T13" style:parent-style-name="DefaultParagraphFont" style:family="text">
      <style:text-properties style:font-name-complex="Verdana" fo:color="#000000" fo:font-size="10pt" style:font-size-asian="10pt" style:font-size-complex="10pt"/>
    </style:style>
    <style:style style:name="T14" style:parent-style-name="DefaultParagraphFont" style:family="text">
      <style:text-properties style:font-name-complex="Verdana" fo:color="#000000" fo:font-size="10pt" style:font-size-asian="10pt" style:font-size-complex="10pt"/>
    </style:style>
    <style:style style:name="T15" style:parent-style-name="DefaultParagraphFont" style:family="text">
      <style:text-properties style:font-name-complex="Verdana" fo:color="#111111" fo:font-size="10pt" style:font-size-asian="10pt" style:font-size-complex="10pt"/>
    </style:style>
    <style:style style:name="T16" style:parent-style-name="DefaultParagraphFont" style:family="text">
      <style:text-properties style:font-name-complex="Verdana" fo:color="#4774CC" fo:font-size="10pt" style:font-size-asian="10pt" style:font-size-complex="10pt"/>
    </style:style>
    <style:style style:name="T17" style:parent-style-name="DefaultParagraphFont" style:family="text">
      <style:text-properties style:font-name-complex="Verdana" fo:color="#111111" fo:font-size="10pt" style:font-size-asian="10pt" style:font-size-complex="10pt"/>
    </style:style>
    <style:style style:name="T18" style:parent-style-name="DefaultParagraphFont" style:family="text">
      <style:text-properties style:font-name-complex="Verdana" fo:color="#000000" fo:font-size="10pt" style:font-size-asian="10pt" style:font-size-complex="10pt"/>
    </style:style>
    <style:style style:name="T19" style:parent-style-name="DefaultParagraphFont" style:family="text">
      <style:text-properties fo:color="#111111" fo:font-size="10pt" style:font-size-asian="10pt" style:font-size-complex="10pt"/>
    </style:style>
    <style:style style:name="T20" style:parent-style-name="DefaultParagraphFont" style:family="text">
      <style:text-properties fo:color="#000000" fo:font-size="10pt" style:font-size-asian="10pt" style:font-size-complex="10pt"/>
    </style:style>
    <style:style style:name="T21" style:parent-style-name="DefaultParagraphFont" style:family="text">
      <style:text-properties fo:color="#000000" fo:font-size="10pt" style:font-size-asian="10pt" style:font-size-complex="10pt"/>
    </style:style>
    <style:style style:name="T22" style:parent-style-name="DefaultParagraphFont" style:family="text">
      <style:text-properties fo:color="#111111" fo:font-size="10pt" style:font-size-asian="10pt" style:font-size-complex="10pt"/>
    </style:style>
    <style:style style:name="T23" style:parent-style-name="DefaultParagraphFont" style:family="text">
      <style:text-properties style:font-name-complex="Verdana" fo:color="#000000" fo:font-size="10pt" style:font-size-asian="10pt" style:font-size-complex="10pt"/>
    </style:style>
    <style:style style:name="T24" style:parent-style-name="DefaultParagraphFont" style:family="text">
      <style:text-properties fo:color="#333333" fo:font-size="10pt" style:font-size-asian="10pt" style:font-size-complex="10pt"/>
    </style:style>
    <style:style style:name="T25" style:parent-style-name="DefaultParagraphFont" style:family="text">
      <style:text-properties fo:color="#000000" fo:font-size="10pt" style:font-size-asian="10pt" style:font-size-complex="10pt"/>
    </style:style>
    <style:style style:name="T26" style:parent-style-name="DefaultParagraphFont" style:family="text">
      <style:text-properties fo:font-style="italic" style:font-style-asian="italic" style:font-style-complex="italic" fo:color="#000000" fo:font-size="10pt" style:font-size-asian="10pt" style:font-size-complex="10pt"/>
    </style:style>
    <style:style style:name="T27" style:parent-style-name="DefaultParagraphFont" style:family="text">
      <style:text-properties fo:font-style="italic" style:font-style-asian="italic" style:font-style-complex="italic" fo:color="#000000" style:text-position="super 65%" fo:font-size="10pt" style:font-size-asian="10pt" style:font-size-complex="10pt"/>
    </style:style>
    <style:style style:name="T28" style:parent-style-name="DefaultParagraphFont" style:family="text">
      <style:text-properties fo:font-style="italic" style:font-style-asian="italic" style:font-style-complex="italic" fo:color="#000000" fo:font-size="10pt" style:font-size-asian="10pt" style:font-size-complex="10pt"/>
    </style:style>
    <style:style style:name="T29" style:parent-style-name="DefaultParagraphFont" style:family="text">
      <style:text-properties fo:color="#333333" fo:font-size="10pt" style:font-size-asian="10pt" style:font-size-complex="10pt"/>
    </style:style>
    <style:style style:name="T30" style:parent-style-name="DefaultParagraphFont" style:family="text">
      <style:text-properties fo:font-style="italic" style:font-style-asian="italic" fo:color="#333333" fo:font-size="10pt" style:font-size-asian="10pt" style:font-size-complex="10pt"/>
    </style:style>
    <style:style style:name="T31" style:parent-style-name="DefaultParagraphFont" style:family="text">
      <style:text-properties fo:font-style="italic" style:font-style-asian="italic" fo:color="#222222" fo:font-size="10pt" style:font-size-asian="10pt" style:font-size-complex="10pt"/>
    </style:style>
    <style:style style:name="T32" style:parent-style-name="DefaultParagraphFont" style:family="text">
      <style:text-properties fo:font-style="italic" style:font-style-asian="italic" fo:color="#333333" fo:font-size="10pt" style:font-size-asian="10pt" style:font-size-complex="10pt"/>
    </style:style>
    <style:style style:name="T33" style:parent-style-name="DefaultParagraphFont" style:family="text">
      <style:text-properties fo:font-style="italic" style:font-style-asian="italic" fo:color="#222222" fo:font-size="10pt" style:font-size-asian="10pt" style:font-size-complex="10pt"/>
    </style:style>
    <style:style style:name="T34" style:parent-style-name="DefaultParagraphFont" style:family="text">
      <style:text-properties fo:font-style="italic" style:font-style-asian="italic" fo:color="#333333" fo:font-size="10pt" style:font-size-asian="10pt" style:font-size-complex="10pt"/>
    </style:style>
    <style:style style:name="T35" style:parent-style-name="DefaultParagraphFont" style:family="text">
      <style:text-properties fo:font-style="italic" style:font-style-asian="italic" style:font-style-complex="italic" fo:color="#000000" fo:font-size="10pt" style:font-size-asian="10pt" style:font-size-complex="10pt" fo:background-color="#FFFFFF"/>
    </style:style>
    <style:style style:name="T36" style:parent-style-name="DefaultParagraphFont" style:family="text">
      <style:text-properties fo:font-style="italic" style:font-style-asian="italic" style:font-style-complex="italic" fo:color="#000000" style:text-position="super 65%" fo:font-size="10pt" style:font-size-asian="10pt" style:font-size-complex="10pt" fo:background-color="#FFFFFF"/>
    </style:style>
    <style:style style:name="T37" style:parent-style-name="DefaultParagraphFont" style:family="text">
      <style:text-properties fo:font-style="italic" style:font-style-asian="italic" style:font-style-complex="italic" fo:color="#000000" fo:font-size="10pt" style:font-size-asian="10pt" style:font-size-complex="10pt" fo:background-color="#FFFFFF"/>
    </style:style>
    <style:style style:name="T38" style:parent-style-name="DefaultParagraphFont" style:family="text">
      <style:text-properties fo:font-style="italic" style:font-style-asian="italic" fo:color="#000000" fo:font-size="10pt" style:font-size-asian="10pt" style:font-size-complex="10pt"/>
    </style:style>
    <style:style style:name="T39" style:parent-style-name="DefaultParagraphFont" style:family="text">
      <style:text-properties fo:font-style="italic" style:font-style-asian="italic" fo:color="#333333" fo:font-size="10pt" style:font-size-asian="10pt" style:font-size-complex="10pt"/>
    </style:style>
    <style:style style:name="T40" style:parent-style-name="DefaultParagraphFont" style:family="text">
      <style:text-properties fo:color="#333333" fo:font-size="10pt" style:font-size-asian="10pt" style:font-size-complex="10pt"/>
    </style:style>
    <style:style style:name="T41" style:parent-style-name="DefaultParagraphFont" style:family="text">
      <style:text-properties fo:font-style="italic" style:font-style-asian="italic" fo:color="#333333" fo:font-size="10pt" style:font-size-asian="10pt" style:font-size-complex="10pt"/>
    </style:style>
    <style:style style:name="T42" style:parent-style-name="DefaultParagraphFont" style:family="text">
      <style:text-properties fo:color="#000000" fo:font-size="10pt" style:font-size-asian="10pt" style:font-size-complex="10pt"/>
    </style:style>
    <style:style style:name="T43" style:parent-style-name="DefaultParagraphFont" style:family="text">
      <style:text-properties fo:font-style="italic" style:font-style-asian="italic" style:font-style-complex="italic" fo:color="#000000" fo:font-size="10pt" style:font-size-asian="10pt" style:font-size-complex="10pt"/>
    </style:style>
    <style:style style:name="T44" style:parent-style-name="DefaultParagraphFont" style:family="text">
      <style:text-properties fo:color="#000000" fo:font-size="10pt" style:font-size-asian="10pt" style:font-size-complex="10pt"/>
    </style:style>
    <style:style style:name="T45" style:parent-style-name="DefaultParagraphFont" style:family="text">
      <style:text-properties fo:font-style="italic" style:font-style-asian="italic" style:font-style-complex="italic" fo:color="#373737" fo:font-size="10pt" style:font-size-asian="10pt" style:font-size-complex="10pt"/>
    </style:style>
    <style:style style:name="T46" style:parent-style-name="DefaultParagraphFont" style:family="text">
      <style:text-properties fo:color="#333333" fo:font-size="10pt" style:font-size-asian="10pt" style:font-size-complex="10pt"/>
    </style:style>
    <style:style style:name="T47" style:parent-style-name="DefaultParagraphFont" style:family="text">
      <style:text-properties fo:color="#000000" fo:font-size="10pt" style:font-size-asian="10pt" style:font-size-complex="10pt"/>
    </style:style>
    <style:style style:name="T48" style:parent-style-name="DefaultParagraphFont" style:family="text">
      <style:text-properties fo:color="#333333" fo:font-size="10pt" style:font-size-asian="10pt" style:font-size-complex="10pt"/>
    </style:style>
    <style:style style:name="T49" style:parent-style-name="DefaultParagraphFont" style:family="text">
      <style:text-properties fo:color="#000080" fo:font-size="10pt" style:font-size-asian="10pt" style:font-size-complex="10pt" style:text-underline-type="single" style:text-underline-style="solid" style:text-underline-width="auto" style:text-underline-mode="continuous"/>
    </style:style>
    <style:style style:name="T50" style:parent-style-name="DefaultParagraphFont" style:family="text">
      <style:text-properties fo:color="#000000" fo:font-size="10pt" style:font-size-asian="10pt" style:font-size-complex="10pt"/>
    </style:style>
    <style:style style:name="T51" style:parent-style-name="DefaultParagraphFont" style:family="text">
      <style:text-properties style:font-name="Arial, Helvetica, sans-serif" fo:color="#000000" fo:font-size="9.5pt" style:font-size-asian="9.5pt"/>
    </style:style>
    <style:style style:name="T52" style:parent-style-name="DefaultParagraphFont" style:family="text">
      <style:text-properties fo:color="#000000" fo:font-size="10pt" style:font-size-asian="10pt" style:font-size-complex="10pt"/>
    </style:style>
    <style:style style:name="T53" style:parent-style-name="DefaultParagraphFont" style:family="text">
      <style:text-properties fo:color="#333333" fo:font-size="10pt" style:font-size-asian="10pt" style:font-size-complex="10pt"/>
    </style:style>
    <style:style style:name="T54" style:parent-style-name="DefaultParagraphFont" style:family="text">
      <style:text-properties fo:color="#333333" fo:font-size="10pt" style:font-size-asian="10pt"/>
    </style:style>
    <style:style style:name="T55" style:parent-style-name="DefaultParagraphFont" style:family="text">
      <style:text-properties fo:color="#000080" fo:font-size="10pt" style:font-size-asian="10pt" style:text-underline-type="single" style:text-underline-style="solid" style:text-underline-width="auto" style:text-underline-mode="continuous"/>
    </style:style>
    <style:style style:name="P56" style:parent-style-name="Standard" style:family="paragraph">
      <style:paragraph-properties fo:margin-bottom="0.0833in"/>
      <style:text-properties fo:font-style="italic" style:font-style-asian="italic" fo:color="#333333" fo:font-size="10pt" style:font-size-asian="10pt" style:font-size-complex="10pt"/>
    </style:style>
    <style:style style:name="T57" style:parent-style-name="DefaultParagraphFont" style:family="text">
      <style:text-properties fo:color="#373737" fo:font-size="10pt" style:font-size-asian="10pt" style:font-size-complex="10pt"/>
    </style:style>
    <style:style style:name="T58" style:parent-style-name="DefaultParagraphFont" style:family="text">
      <style:text-properties fo:color="#373737" fo:font-size="10pt" style:font-size-asian="10pt" style:font-size-complex="10pt"/>
    </style:style>
    <style:style style:name="P59" style:parent-style-name="Textbody" style:family="paragraph">
      <style:text-properties fo:font-size="10pt" style:font-size-asian="10pt" style:font-size-complex="10pt"/>
    </style:style>
    <style:style style:name="P60" style:parent-style-name="Textbody" style:family="paragraph">
      <style:text-properties fo:font-size="10pt" style:font-size-asian="10pt" style:font-size-complex="10pt"/>
    </style:style>
    <style:style style:name="P61" style:parent-style-name="Textbody" style:family="paragraph">
      <style:text-properties fo:font-size="10pt" style:font-size-asian="10pt" style:font-size-complex="10pt"/>
    </style:style>
    <style:style style:name="T62" style:parent-style-name="DefaultParagraphFont" style:family="text">
      <style:text-properties fo:font-size="10pt" style:font-size-asian="10pt" style:font-size-complex="10pt"/>
    </style:style>
    <style:style style:name="T63" style:parent-style-name="DefaultParagraphFont" style:family="text">
      <style:text-properties fo:font-size="10pt" style:font-size-asian="10pt" style:font-size-complex="10pt"/>
    </style:style>
    <style:style style:name="T64"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65" style:parent-style-name="DefaultParagraphFont" style:family="text">
      <style:text-properties fo:font-size="10pt" style:font-size-asian="10pt" style:font-size-complex="10pt"/>
    </style:style>
    <style:style style:name="T66" style:parent-style-name="DefaultParagraphFont" style:family="text">
      <style:text-properties fo:color="#373737" fo:font-size="10pt" style:font-size-asian="10pt" style:font-size-complex="10pt"/>
    </style:style>
    <style:style style:name="T67" style:parent-style-name="DefaultParagraphFont" style:family="text">
      <style:text-properties fo:color="#000000" fo:font-size="10pt" style:font-size-asian="10pt" style:font-size-complex="10pt"/>
    </style:style>
    <style:style style:name="T68" style:parent-style-name="DefaultParagraphFont" style:family="text">
      <style:text-properties fo:color="#373737" fo:font-size="10pt" style:font-size-asian="10pt" style:font-size-complex="10pt"/>
    </style:style>
    <style:style style:name="T69" style:parent-style-name="DefaultParagraphFont" style:family="text">
      <style:text-properties fo:color="#000080" fo:font-size="10pt" style:font-size-asian="10pt" style:font-size-complex="10pt" style:text-underline-type="single" style:text-underline-style="solid" style:text-underline-width="auto" style:text-underline-mode="continuous"/>
    </style:style>
    <style:style style:name="T70" style:parent-style-name="DefaultParagraphFont" style:family="text">
      <style:text-properties style:font-name="Verdana" fo:color="#000000" fo:font-size="10pt" style:font-size-asian="10pt" style:font-size-complex="10pt"/>
    </style:style>
    <style:style style:name="T71" style:parent-style-name="DefaultParagraphFont" style:family="text">
      <style:text-properties fo:color="#000000" fo:font-size="10pt" style:font-size-asian="10pt" style:font-size-complex="10pt"/>
    </style:style>
    <style:style style:name="T72" style:parent-style-name="DefaultParagraphFont" style:family="text">
      <style:text-properties fo:font-weight="bold" style:font-weight-asian="bold" fo:color="#000000" fo:font-size="10pt" style:font-size-asian="10pt" style:font-size-complex="10pt"/>
    </style:style>
    <style:style style:name="T73" style:parent-style-name="DefaultParagraphFont" style:family="text">
      <style:text-properties fo:color="#333333" fo:font-size="10pt" style:font-size-asian="10pt" style:font-size-complex="10pt"/>
    </style:style>
    <style:style style:name="T74" style:parent-style-name="DefaultParagraphFont" style:family="text">
      <style:text-properties fo:color="#373737" fo:font-size="10pt" style:font-size-asian="10pt"/>
    </style:style>
    <style:style style:name="T75" style:parent-style-name="DefaultParagraphFont" style:family="text">
      <style:text-properties fo:color="#333333" fo:font-size="10pt" style:font-size-asian="10pt"/>
    </style:style>
    <style:style style:name="T76" style:parent-style-name="DefaultParagraphFont" style:family="text">
      <style:text-properties fo:color="#333333" fo:font-size="10pt" style:font-size-asian="10pt" style:font-size-complex="10pt"/>
    </style:style>
    <style:style style:name="T77" style:parent-style-name="DefaultParagraphFont" style:family="text">
      <style:text-properties fo:color="#000080" fo:font-size="10pt" style:font-size-asian="10pt" style:font-size-complex="10pt"/>
    </style:style>
    <style:style style:name="T78" style:parent-style-name="DefaultParagraphFont" style:family="text">
      <style:text-properties fo:color="#000000" fo:font-size="10pt" style:font-size-asian="10pt" style:font-size-complex="10pt"/>
    </style:style>
    <style:style style:name="T79" style:parent-style-name="DefaultParagraphFont" style:family="text">
      <style:text-properties fo:color="#000000" fo:font-size="10pt" style:font-size-asian="10pt" style:font-size-complex="10pt"/>
    </style:style>
    <style:style style:name="T80" style:parent-style-name="DefaultParagraphFont" style:family="text">
      <style:text-properties fo:color="#000000" fo:font-size="10pt" style:font-size-asian="10pt" style:font-size-complex="10pt" fo:background-color="#FFFFFF"/>
    </style:style>
    <style:style style:name="T81" style:parent-style-name="DefaultParagraphFont" style:family="text">
      <style:text-properties fo:color="#000000" fo:font-size="10pt" style:font-size-asian="10pt" style:font-size-complex="10pt"/>
    </style:style>
    <style:style style:name="T82" style:parent-style-name="DefaultParagraphFont" style:family="text">
      <style:text-properties fo:font-size="10pt" style:font-size-asian="10pt" style:font-size-complex="10pt"/>
    </style:style>
    <style:style style:name="T83" style:parent-style-name="DefaultParagraphFont" style:family="text">
      <style:text-properties fo:color="#0B0080" fo:font-size="10pt" style:font-size-asian="10pt" style:font-size-complex="10pt" fo:background-color="#FFFFFF"/>
    </style:style>
    <style:style style:name="T84" style:parent-style-name="DefaultParagraphFont" style:family="text">
      <style:text-properties fo:color="#000000" fo:font-size="10pt" style:font-size-asian="10pt" style:font-size-complex="10pt"/>
    </style:style>
    <style:style style:name="T85" style:parent-style-name="DefaultParagraphFont" style:family="text">
      <style:text-properties fo:color="#0B0080" fo:font-size="10pt" style:font-size-asian="10pt" style:font-size-complex="10pt"/>
    </style:style>
    <style:style style:name="T86" style:parent-style-name="DefaultParagraphFont" style:family="text">
      <style:text-properties fo:color="#000000" fo:font-size="10pt" style:font-size-asian="10pt" style:font-size-complex="10pt"/>
    </style:style>
    <style:style style:name="T87" style:parent-style-name="DefaultParagraphFont" style:family="text">
      <style:text-properties fo:color="#000000" fo:font-size="10pt" style:font-size-asian="10pt" style:font-size-complex="10pt"/>
    </style:style>
    <style:style style:name="T88" style:parent-style-name="DefaultParagraphFont" style:family="text">
      <style:text-properties fo:color="#0B0080" fo:font-size="10pt" style:font-size-asian="10pt" style:font-size-complex="10pt"/>
    </style:style>
    <style:style style:name="T89" style:parent-style-name="DefaultParagraphFont" style:family="text">
      <style:text-properties fo:color="#000000" fo:font-size="10pt" style:font-size-asian="10pt" style:font-size-complex="10pt"/>
    </style:style>
    <style:style style:name="T90" style:parent-style-name="DefaultParagraphFont" style:family="text">
      <style:text-properties fo:font-size="10pt" style:font-size-asian="10pt" style:font-size-complex="10pt"/>
    </style:style>
    <style:style style:name="T91" style:parent-style-name="DefaultParagraphFont" style:family="text">
      <style:text-properties fo:color="#0B0080" fo:font-size="10pt" style:font-size-asian="10pt" style:font-size-complex="10pt" fo:background-color="#FFFFFF"/>
    </style:style>
    <style:style style:name="T92" style:parent-style-name="DefaultParagraphFont" style:family="text">
      <style:text-properties fo:color="#000000" fo:font-size="10pt" style:font-size-asian="10pt" style:font-size-complex="10pt"/>
    </style:style>
    <style:style style:name="T93" style:parent-style-name="DefaultParagraphFont" style:family="text">
      <style:text-properties fo:color="#0B0080" fo:font-size="10pt" style:font-size-asian="10pt" style:font-size-complex="10pt"/>
    </style:style>
    <style:style style:name="T94" style:parent-style-name="DefaultParagraphFont" style:family="text">
      <style:text-properties fo:color="#000000" fo:font-size="10pt" style:font-size-asian="10pt" style:font-size-complex="10pt"/>
    </style:style>
    <style:style style:name="T95" style:parent-style-name="DefaultParagraphFont" style:family="text">
      <style:text-properties fo:color="#000000" fo:font-size="10pt" style:font-size-asian="10pt" style:font-size-complex="10pt"/>
    </style:style>
    <style:style style:name="T96" style:parent-style-name="DefaultParagraphFont" style:family="text">
      <style:text-properties fo:font-size="10pt" style:font-size-asian="10pt" style:font-size-complex="10pt"/>
    </style:style>
    <style:style style:name="T97" style:parent-style-name="DefaultParagraphFont" style:family="text">
      <style:text-properties fo:color="#0B0080" fo:font-size="10pt" style:font-size-asian="10pt" style:font-size-complex="10pt" fo:background-color="#FFFFFF"/>
    </style:style>
    <style:style style:name="T98" style:parent-style-name="DefaultParagraphFont" style:family="text">
      <style:text-properties fo:color="#000000" fo:font-size="10pt" style:font-size-asian="10pt" style:font-size-complex="10pt"/>
    </style:style>
    <style:style style:name="T99" style:parent-style-name="DefaultParagraphFont" style:family="text">
      <style:text-properties fo:font-size="10pt" style:font-size-asian="10pt" style:font-size-complex="10pt"/>
    </style:style>
    <style:style style:name="T100" style:parent-style-name="DefaultParagraphFont" style:family="text">
      <style:text-properties fo:color="#0B0080" fo:font-size="10pt" style:font-size-asian="10pt" style:font-size-complex="10pt" fo:background-color="#FFFFFF"/>
    </style:style>
    <style:style style:name="T101" style:parent-style-name="DefaultParagraphFont" style:family="text">
      <style:text-properties fo:color="#000000" fo:font-size="10pt" style:font-size-asian="10pt" style:font-size-complex="10pt"/>
    </style:style>
    <style:style style:name="T102" style:parent-style-name="DefaultParagraphFont" style:family="text">
      <style:text-properties fo:color="#0B0080" fo:font-size="10pt" style:font-size-asian="10pt" style:font-size-complex="10pt" fo:background-color="#FFFFFF"/>
    </style:style>
    <style:style style:name="T103" style:parent-style-name="DefaultParagraphFont" style:family="text">
      <style:text-properties fo:color="#000000" fo:font-size="10pt" style:font-size-asian="10pt" style:font-size-complex="10pt"/>
    </style:style>
    <style:style style:name="T104" style:parent-style-name="DefaultParagraphFont" style:family="text">
      <style:text-properties fo:font-style="italic" style:font-style-asian="italic" fo:color="#000000" fo:font-size="10pt" style:font-size-asian="10pt" style:font-size-complex="10pt"/>
    </style:style>
    <style:style style:name="T105" style:parent-style-name="DefaultParagraphFont" style:family="text">
      <style:text-properties fo:color="#000000" fo:font-size="10pt" style:font-size-asian="10pt" style:font-size-complex="10pt"/>
    </style:style>
    <style:style style:name="T106" style:parent-style-name="DefaultParagraphFont" style:family="text">
      <style:text-properties fo:color="#0B0080" fo:font-size="10pt" style:font-size-asian="10pt" style:font-size-complex="10pt"/>
    </style:style>
    <style:style style:name="T107" style:parent-style-name="DefaultParagraphFont" style:family="text">
      <style:text-properties fo:color="#000000" fo:font-size="10pt" style:font-size-asian="10pt" style:font-size-complex="10pt"/>
    </style:style>
    <style:style style:name="T108" style:parent-style-name="DefaultParagraphFont" style:family="text">
      <style:text-properties fo:color="#0B0080" fo:font-size="10pt" style:font-size-asian="10pt" style:font-size-complex="10pt"/>
    </style:style>
    <style:style style:name="T109" style:parent-style-name="DefaultParagraphFont" style:family="text">
      <style:text-properties fo:color="#0B0080" fo:font-size="10pt" style:font-size-asian="10pt" style:font-size-complex="10pt"/>
    </style:style>
    <style:style style:name="T110" style:parent-style-name="DefaultParagraphFont" style:family="text">
      <style:text-properties fo:color="#000000" fo:font-size="10pt" style:font-size-asian="10pt" style:font-size-complex="10pt"/>
    </style:style>
    <style:style style:name="T111" style:parent-style-name="DefaultParagraphFont" style:family="text">
      <style:text-properties fo:font-style="italic" style:font-style-asian="italic" style:font-style-complex="italic" fo:color="#333333" fo:font-size="10pt" style:font-size-asian="10pt" style:font-size-complex="10pt"/>
    </style:style>
    <style:style style:name="T112" style:parent-style-name="DefaultParagraphFont" style:family="text">
      <style:text-properties fo:color="#333333" fo:font-size="10pt" style:font-size-asian="10pt" style:font-size-complex="10pt"/>
    </style:style>
    <style:style style:name="T113" style:parent-style-name="DefaultParagraphFont" style:family="text">
      <style:text-properties fo:color="#000080" fo:font-size="10pt" style:font-size-asian="10pt" style:font-size-complex="10pt" style:text-underline-type="single" style:text-underline-style="solid" style:text-underline-width="auto" style:text-underline-mode="continuous"/>
    </style:style>
    <style:style style:name="T114" style:parent-style-name="DefaultParagraphFont" style:family="text">
      <style:text-properties fo:font-size="10pt" style:font-size-asian="10pt" style:font-size-complex="10pt"/>
    </style:style>
    <style:style style:name="P115" style:parent-style-name="Textbody" style:family="paragraph">
      <style:text-properties fo:font-size="10pt" style:font-size-asian="10pt" style:font-size-complex="10pt"/>
    </style:style>
    <style:style style:name="P116" style:parent-style-name="Standard" style:family="paragraph">
      <style:text-properties fo:font-size="10pt" style:font-size-asian="10pt" style:font-size-complex="10pt"/>
    </style:style>
    <style:style style:name="P117" style:parent-style-name="Standard" style:family="paragraph">
      <style:paragraph-properties fo:margin-bottom="0.0833in"/>
    </style:style>
    <style:style style:name="T118" style:parent-style-name="DefaultParagraphFont" style:family="text">
      <style:text-properties fo:font-weight="bold" style:font-weight-asian="bold" style:font-weight-complex="bold" fo:font-style="italic" style:font-style-asian="italic" fo:color="#333333" fo:font-size="10pt" style:font-size-asian="10pt"/>
    </style:style>
    <style:style style:name="T119" style:parent-style-name="DefaultParagraphFont" style:family="text">
      <style:text-properties fo:color="#000000" fo:font-size="10pt" style:font-size-asian="10pt" style:font-size-complex="10pt"/>
    </style:style>
    <style:style style:name="T120" style:parent-style-name="DefaultParagraphFont" style:family="text">
      <style:text-properties fo:font-style="italic" style:font-style-asian="italic" fo:color="#000000" fo:font-size="10pt" style:font-size-asian="10pt" style:font-size-complex="10pt"/>
    </style:style>
    <style:style style:name="T121" style:parent-style-name="DefaultParagraphFont" style:family="text">
      <style:text-properties fo:color="#000000" fo:font-size="10pt" style:font-size-asian="10pt" style:font-size-complex="10pt"/>
    </style:style>
    <style:style style:name="T122" style:parent-style-name="DefaultParagraphFont" style:family="text">
      <style:text-properties fo:color="#000000" fo:font-size="10pt" style:font-size-asian="10pt" style:font-size-complex="10pt"/>
    </style:style>
    <style:style style:name="T123" style:parent-style-name="DefaultParagraphFont" style:family="text">
      <style:text-properties style:font-name="Open Sans" fo:color="#000000" fo:font-size="10pt" style:font-size-asian="10pt"/>
    </style:style>
    <style:style style:name="T124" style:parent-style-name="DefaultParagraphFont" style:family="text">
      <style:text-properties fo:color="#000000" fo:font-size="10pt" style:font-size-asian="10pt"/>
    </style:style>
    <style:style style:name="T125" style:parent-style-name="DefaultParagraphFont" style:family="text">
      <style:text-properties fo:color="#000000" fo:font-size="10pt" style:font-size-asian="10pt" style:font-size-complex="10pt"/>
    </style:style>
    <style:style style:name="T126" style:parent-style-name="DefaultParagraphFont" style:family="text">
      <style:text-properties fo:color="#000000"/>
    </style:style>
    <style:style style:name="T127" style:parent-style-name="DefaultParagraphFont" style:family="text">
      <style:text-properties fo:color="#000000" fo:font-size="10pt" style:font-size-asian="10pt" style:font-size-complex="10pt"/>
    </style:style>
    <style:style style:name="T128" style:parent-style-name="DefaultParagraphFont" style:family="text">
      <style:text-properties fo:color="#000000" fo:font-size="10pt" style:font-size-asian="10pt"/>
    </style:style>
    <style:style style:name="T129" style:parent-style-name="DefaultParagraphFont" style:family="text">
      <style:text-properties fo:color="#000000" fo:font-size="10pt" style:font-size-asian="10pt" style:font-size-complex="10pt"/>
    </style:style>
    <style:style style:name="T130" style:parent-style-name="DefaultParagraphFont" style:family="text">
      <style:text-properties fo:font-style="italic" style:font-style-asian="italic" fo:font-size="10pt" style:font-size-asian="10pt" style:font-size-complex="10pt"/>
    </style:style>
    <style:style style:name="T131" style:parent-style-name="DefaultParagraphFont" style:family="text">
      <style:text-properties fo:font-size="10pt" style:font-size-asian="10pt" style:font-size-complex="10pt"/>
    </style:style>
    <style:style style:name="P132" style:parent-style-name="Textbody" style:family="paragraph">
      <style:text-properties fo:font-size="10pt" style:font-size-asian="10pt" style:font-size-complex="10pt"/>
    </style:style>
    <style:style style:name="T133" style:parent-style-name="DefaultParagraphFont" style:family="text">
      <style:text-properties fo:font-size="10pt" style:font-size-asian="10pt" style:font-size-complex="10pt"/>
    </style:style>
    <style:style style:name="P134" style:parent-style-name="Textbody" style:family="paragraph">
      <style:text-properties fo:font-size="10pt" style:font-size-asian="10pt" style:font-size-complex="10pt"/>
    </style:style>
    <style:style style:name="P135" style:parent-style-name="Textbody" style:family="paragraph">
      <style:text-properties fo:font-size="10pt" style:font-size-asian="10pt" style:font-size-complex="10pt"/>
    </style:style>
    <style:style style:name="P136" style:parent-style-name="Textbody" style:family="paragraph">
      <style:text-properties fo:font-size="10pt" style:font-size-asian="10pt" style:font-size-complex="10pt"/>
    </style:style>
    <style:style style:name="T137" style:parent-style-name="DefaultParagraphFont" style:family="text">
      <style:text-properties style:font-name="Calibri" fo:font-size="11pt" style:font-size-asian="11pt"/>
    </style:style>
    <style:style style:name="T138" style:parent-style-name="DefaultParagraphFont" style:family="text">
      <style:text-properties fo:font-size="10pt" style:font-size-asian="10pt" style:font-size-complex="10pt"/>
    </style:style>
    <style:style style:name="T139" style:parent-style-name="DefaultParagraphFont" style:family="text">
      <style:text-properties fo:font-size="10pt" style:font-size-asian="10pt" style:font-size-complex="10pt"/>
    </style:style>
    <style:style style:name="T140" style:parent-style-name="DefaultParagraphFont" style:family="text">
      <style:text-properties fo:font-size="10pt" style:font-size-asian="10pt" style:font-size-complex="10pt"/>
    </style:style>
    <style:style style:name="T141" style:parent-style-name="DefaultParagraphFont" style:family="text">
      <style:text-properties fo:font-size="10pt" style:font-size-asian="10pt" style:font-size-complex="10pt"/>
    </style:style>
    <style:style style:name="T142" style:parent-style-name="DefaultParagraphFont" style:family="text">
      <style:text-properties fo:font-size="10pt" style:font-size-asian="10pt" style:font-size-complex="10pt"/>
    </style:style>
    <style:style style:name="T143" style:parent-style-name="DefaultParagraphFont" style:family="text">
      <style:text-properties fo:font-size="10pt" style:font-size-asian="10pt" style:font-size-complex="10pt"/>
    </style:style>
    <style:style style:name="T144" style:parent-style-name="DefaultParagraphFont" style:family="text">
      <style:text-properties fo:font-size="10pt" style:font-size-asian="10pt" style:font-size-complex="10pt"/>
    </style:style>
    <style:style style:name="T145" style:parent-style-name="DefaultParagraphFont" style:family="text">
      <style:text-properties fo:font-size="10pt" style:font-size-asian="10pt" style:font-size-complex="10pt"/>
    </style:style>
    <style:style style:name="T146" style:parent-style-name="DefaultParagraphFont" style:family="text">
      <style:text-properties fo:font-size="10pt" style:font-size-asian="10pt" style:font-size-complex="10pt"/>
    </style:style>
    <style:style style:name="T147" style:parent-style-name="DefaultParagraphFont" style:family="text">
      <style:text-properties fo:font-size="10pt" style:font-size-asian="10pt" style:font-size-complex="10pt"/>
    </style:style>
    <style:style style:name="T148" style:parent-style-name="DefaultParagraphFont" style:family="text">
      <style:text-properties fo:font-size="10pt" style:font-size-asian="10pt" style:font-size-complex="10pt"/>
    </style:style>
    <style:style style:name="T149" style:parent-style-name="DefaultParagraphFont" style:family="text">
      <style:text-properties fo:font-size="10pt" style:font-size-asian="10pt" style:font-size-complex="10pt"/>
    </style:style>
    <style:style style:name="T150" style:parent-style-name="DefaultParagraphFont" style:family="text">
      <style:text-properties fo:font-size="10pt" style:font-size-asian="10pt" style:font-size-complex="10pt"/>
    </style:style>
    <style:style style:name="T151" style:parent-style-name="DefaultParagraphFont" style:family="text">
      <style:text-properties fo:font-size="10pt" style:font-size-asian="10pt" style:font-size-complex="10pt"/>
    </style:style>
    <style:style style:name="T152" style:parent-style-name="DefaultParagraphFont" style:family="text">
      <style:text-properties fo:font-size="10pt" style:font-size-asian="10pt" style:font-size-complex="10pt"/>
    </style:style>
    <style:style style:name="T153" style:parent-style-name="DefaultParagraphFont" style:family="text">
      <style:text-properties fo:font-size="10pt" style:font-size-asian="10pt" style:font-size-complex="10pt"/>
    </style:style>
    <style:style style:name="T154" style:parent-style-name="DefaultParagraphFont" style:family="text">
      <style:text-properties fo:color="#000000" fo:font-size="10pt" style:font-size-asian="10pt" style:font-size-complex="10pt"/>
    </style:style>
    <style:style style:name="T155" style:parent-style-name="DefaultParagraphFont" style:family="text">
      <style:text-properties fo:font-size="10pt" style:font-size-asian="10pt" style:font-size-complex="10pt"/>
    </style:style>
    <style:style style:name="T156" style:parent-style-name="DefaultParagraphFont" style:family="text">
      <style:text-properties fo:color="#000000" fo:font-size="10pt" style:font-size-asian="10pt"/>
    </style:style>
    <style:style style:name="T157" style:parent-style-name="DefaultParagraphFont" style:family="text">
      <style:text-properties fo:color="#000000" fo:font-size="10pt" style:font-size-asian="10pt" style:font-size-complex="10pt"/>
    </style:style>
    <style:style style:name="T158" style:parent-style-name="DefaultParagraphFont" style:family="text">
      <style:text-properties fo:color="#000000" fo:font-size="10pt" style:font-size-asian="10pt" style:font-size-complex="10pt"/>
    </style:style>
    <style:style style:name="P159" style:parent-style-name="Textbody" style:family="paragraph">
      <style:text-properties fo:color="#000000" fo:font-size="10pt" style:font-size-asian="10pt" style:font-size-complex="10pt"/>
    </style:style>
    <style:style style:name="T160" style:parent-style-name="DefaultParagraphFont" style:family="text">
      <style:text-properties fo:font-size="10pt" style:font-size-asian="10pt"/>
    </style:style>
    <style:style style:name="P161" style:parent-style-name="Standard" style:family="paragraph">
      <style:paragraph-properties fo:margin-bottom="0.1388in" fo:line-height="115%"/>
    </style:style>
    <style:style style:name="T162" style:parent-style-name="DefaultParagraphFont" style:family="text">
      <style:text-properties fo:font-size="10pt" style:font-size-asian="10pt"/>
    </style:style>
    <style:style style:name="P163" style:parent-style-name="Standard" style:family="paragraph">
      <style:paragraph-properties fo:margin-bottom="0.1388in" fo:line-height="115%"/>
    </style:style>
    <style:style style:name="T164" style:parent-style-name="DefaultParagraphFont" style:family="text">
      <style:text-properties fo:font-size="10pt" style:font-size-asian="10pt"/>
    </style:style>
    <style:style style:name="P165" style:parent-style-name="Textbody" style:family="paragraph">
      <style:text-properties fo:color="#000000" fo:font-size="10pt" style:font-size-asian="10pt" style:font-size-complex="10pt"/>
    </style:style>
    <style:style style:name="T166" style:parent-style-name="DefaultParagraphFont" style:family="text">
      <style:text-properties fo:color="#000000" fo:font-size="10pt" style:font-size-asian="10pt" style:font-size-complex="10pt"/>
    </style:style>
    <style:style style:name="T167" style:parent-style-name="DefaultParagraphFont" style:family="text">
      <style:text-properties fo:font-weight="bold" style:font-weight-asian="bold" style:font-weight-complex="bold" fo:color="#000000" fo:font-size="10pt" style:font-size-asian="10pt" style:font-size-complex="10pt"/>
    </style:style>
    <style:style style:name="T168" style:parent-style-name="DefaultParagraphFont" style:family="text">
      <style:text-properties fo:color="#000000" fo:font-size="10pt" style:font-size-asian="10pt" style:font-size-complex="10pt"/>
    </style:style>
    <style:style style:name="P169" style:parent-style-name="Textbody" style:family="paragraph">
      <style:text-properties fo:font-size="10pt" style:font-size-asian="10pt" style:font-size-complex="10pt"/>
    </style:style>
    <style:style style:name="P170" style:parent-style-name="Standard" style:family="paragraph">
      <style:paragraph-properties fo:margin-bottom="0.0833in"/>
    </style:style>
    <style:style style:name="T171"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172" style:parent-style-name="DefaultParagraphFont" style:family="text">
      <style:text-properties style:font-name-complex="Verdana" fo:color="#000000" fo:font-size="10pt" style:font-size-asian="10pt" style:font-size-complex="10pt"/>
    </style:style>
    <style:style style:name="T173" style:parent-style-name="DefaultParagraphFont" style:family="text">
      <style:text-properties style:font-name="Verdana" style:font-name-complex="Verdana" fo:color="#000000" fo:font-size="10pt" style:font-size-asian="10pt" style:font-size-complex="10pt"/>
    </style:style>
    <style:style style:name="T174"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175" style:parent-style-name="DefaultParagraphFont" style:family="text">
      <style:text-properties style:font-name="Verdana" style:font-name-complex="Verdana" fo:color="#000000" fo:font-size="10pt" style:font-size-asian="10pt" style:font-size-complex="10pt"/>
    </style:style>
    <style:style style:name="P176" style:parent-style-name="Standard" style:family="paragraph">
      <style:text-properties fo:font-weight="bold" style:font-weight-asian="bold" fo:color="#000000" fo:font-size="11pt" style:font-size-asian="11pt"/>
    </style:style>
    <style:style style:name="P177" style:parent-style-name="Textbody" style:family="paragraph">
      <style:text-properties fo:font-size="10pt" style:font-size-asian="10pt" style:font-size-complex="10pt"/>
    </style:style>
    <style:style style:name="T178" style:parent-style-name="DefaultParagraphFont" style:family="text">
      <style:text-properties fo:color="#000000" fo:font-size="10pt" style:font-size-asian="10pt" style:font-size-complex="10pt"/>
    </style:style>
    <style:style style:name="T179" style:parent-style-name="DefaultParagraphFont" style:family="text">
      <style:text-properties fo:font-style="italic" style:font-style-asian="italic" fo:color="#000000" fo:font-size="10pt" style:font-size-asian="10pt" style:font-size-complex="10pt"/>
    </style:style>
    <style:style style:name="T180" style:parent-style-name="DefaultParagraphFont" style:family="text">
      <style:text-properties fo:color="#000000" fo:font-size="10pt" style:font-size-asian="10pt" style:font-size-complex="10pt"/>
    </style:style>
    <style:style style:name="T181" style:parent-style-name="DefaultParagraphFont" style:family="text">
      <style:text-properties style:font-name-complex="Verdana" fo:color="#000000" fo:font-size="10pt" style:font-size-asian="10pt" style:font-size-complex="10pt"/>
    </style:style>
    <style:style style:name="T182" style:parent-style-name="DefaultParagraphFont" style:family="text">
      <style:text-properties style:font-name-complex="Verdana" fo:color="#000000" fo:font-size="10pt" style:font-size-asian="10pt" style:font-size-complex="10pt"/>
    </style:style>
    <style:style style:name="P183" style:parent-style-name="NormalWeb" style:family="paragraph">
      <style:paragraph-properties fo:margin-top="0in" fo:margin-bottom="0.1041in" style:line-height-at-least="0.1465in"/>
      <style:text-properties style:font-name-complex="Verdana" fo:color="#000000" fo:font-size="10pt" style:font-size-asian="10pt" style:font-size-complex="10pt"/>
    </style:style>
    <style:style style:name="P184" style:parent-style-name="NormalWeb" style:family="paragraph">
      <style:paragraph-properties fo:margin-top="0in" fo:margin-bottom="0.1041in" style:line-height-at-least="0.1465in"/>
    </style:style>
    <style:style style:name="T185" style:parent-style-name="DefaultParagraphFont" style:family="text">
      <style:text-properties style:font-name-complex="Verdana" fo:color="#000000" fo:font-size="10pt" style:font-size-asian="10pt" style:font-size-complex="10pt"/>
    </style:style>
    <style:style style:name="P186" style:parent-style-name="Standard" style:family="paragraph">
      <style:text-properties fo:font-style="italic" style:font-style-asian="italic" style:font-style-complex="italic" fo:color="#000000" fo:font-size="10pt" style:font-size-asian="10pt" style:font-size-complex="10pt" fo:background-color="#FFFFFF"/>
    </style:style>
    <style:style style:name="P187" style:parent-style-name="Standard" style:family="paragraph">
      <style:paragraph-properties fo:margin-bottom="0.1041in" style:line-height-at-least="0.1465in"/>
      <style:text-properties style:font-name-complex="Verdana" fo:font-style="italic" style:font-style-asian="italic" style:font-style-complex="italic" fo:color="#000000" fo:font-size="10pt" style:font-size-asian="10pt" style:font-size-complex="10pt"/>
    </style:style>
    <style:style style:name="P188" style:parent-style-name="Textbody" style:family="paragraph">
      <style:paragraph-properties fo:margin-bottom="0in" style:line-height-at-least="0.1666in"/>
    </style:style>
    <style:style style:name="T189" style:parent-style-name="DefaultParagraphFont" style:family="text">
      <style:text-properties style:font-name-complex="Verdana" fo:color="#000000" fo:font-size="10pt" style:font-size-asian="10pt" style:font-size-complex="10pt"/>
    </style:style>
    <style:style style:name="P190" style:parent-style-name="NormalWeb" style:family="paragraph">
      <style:paragraph-properties fo:margin-top="0in" fo:margin-bottom="0.1041in" style:line-height-at-least="0.1465in"/>
      <style:text-properties style:font-name-complex="Verdana" fo:color="#000000" fo:font-size="10pt" style:font-size-asian="10pt" style:font-size-complex="10pt"/>
    </style:style>
    <style:style style:name="P191" style:parent-style-name="NormalWeb" style:family="paragraph">
      <style:paragraph-properties fo:margin-top="0in" fo:margin-bottom="0.1041in" style:line-height-at-least="0.1465in"/>
    </style:style>
    <style:style style:name="T192"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P193" style:parent-style-name="NormalWeb" style:family="paragraph">
      <style:paragraph-properties fo:margin-top="0in" fo:margin-bottom="0.1041in" style:line-height-at-least="0.1465in"/>
    </style:style>
    <style:style style:name="T194" style:parent-style-name="DefaultParagraphFont" style:family="text">
      <style:text-properties style:font-name-complex="Verdana" fo:color="#000000" fo:font-size="10pt" style:font-size-asian="10pt" style:font-size-complex="10pt"/>
    </style:style>
    <style:style style:name="T195"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196" style:parent-style-name="DefaultParagraphFont" style:family="text">
      <style:text-properties style:font-name-complex="Verdana" fo:font-weight="bold" style:font-weight-asian="bold" style:font-weight-complex="bold" fo:color="#000000" style:text-position="super 65%" fo:font-size="10pt" style:font-size-asian="10pt" style:font-size-complex="10pt"/>
    </style:style>
    <style:style style:name="T197"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198" style:parent-style-name="DefaultParagraphFont" style:family="text">
      <style:text-properties style:font-name-complex="Verdana" fo:color="#000000" fo:font-size="10pt" style:font-size-asian="10pt" style:font-size-complex="10pt"/>
    </style:style>
    <style:style style:name="T199"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200" style:parent-style-name="DefaultParagraphFont" style:family="text">
      <style:text-properties style:font-name-complex="Verdana" fo:font-weight="bold" style:font-weight-asian="bold" style:font-weight-complex="bold" fo:color="#000000" style:text-position="super 65%" fo:font-size="10pt" style:font-size-asian="10pt" style:font-size-complex="10pt"/>
    </style:style>
    <style:style style:name="T201" style:parent-style-name="DefaultParagraphFont" style:family="text">
      <style:text-properties style:font-name-complex="Verdana" fo:color="#000000" fo:font-size="10pt" style:font-size-asian="10pt" style:font-size-complex="10pt"/>
    </style:style>
    <style:style style:name="P202" style:parent-style-name="NormalWeb" style:family="paragraph">
      <style:paragraph-properties fo:margin-top="0in" fo:margin-bottom="0.1041in" style:line-height-at-least="0.1465in"/>
    </style:style>
    <style:style style:name="T203" style:parent-style-name="DefaultParagraphFont" style:family="text">
      <style:text-properties style:font-name-complex="Verdana" fo:color="#000000" fo:font-size="10pt" style:font-size-asian="10pt" style:font-size-complex="10pt"/>
    </style:style>
    <style:style style:name="T204" style:parent-style-name="DefaultParagraphFont" style:family="text">
      <style:text-properties style:font-name-complex="Verdana" fo:color="#000000" style:text-position="super 65%" fo:font-size="10pt" style:font-size-asian="10pt" style:font-size-complex="10pt"/>
    </style:style>
    <style:style style:name="T205" style:parent-style-name="DefaultParagraphFont" style:family="text">
      <style:text-properties style:font-name-complex="Verdana" fo:color="#000000" fo:font-size="10pt" style:font-size-asian="10pt" style:font-size-complex="10pt"/>
    </style:style>
    <style:style style:name="T206"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207" style:parent-style-name="DefaultParagraphFont" style:family="text">
      <style:text-properties style:font-name-complex="Verdana" fo:font-weight="bold" style:font-weight-asian="bold" style:font-weight-complex="bold" fo:color="#000000" style:text-position="super 65%" fo:font-size="10pt" style:font-size-asian="10pt" style:font-size-complex="10pt"/>
    </style:style>
    <style:style style:name="T208" style:parent-style-name="DefaultParagraphFont" style:family="text">
      <style:text-properties style:font-name-complex="Verdana" fo:color="#000000" fo:font-size="10pt" style:font-size-asian="10pt" style:font-size-complex="10pt"/>
    </style:style>
    <style:style style:name="P209" style:parent-style-name="NormalWeb" style:family="paragraph">
      <style:paragraph-properties fo:margin-top="0in" fo:margin-bottom="0.1041in" style:line-height-at-least="0.1465in"/>
      <style:text-properties style:font-name-complex="Verdana" fo:color="#000000" fo:font-size="10pt" style:font-size-asian="10pt" style:font-size-complex="10pt"/>
    </style:style>
    <style:style style:name="T210" style:parent-style-name="DefaultParagraphFont" style:family="text">
      <style:text-properties style:font-name="Times New Roman" fo:font-weight="bold" style:font-weight-asian="bold" style:font-weight-complex="bold" fo:font-size="10pt" style:font-size-asian="10pt" style:font-size-complex="10pt"/>
    </style:style>
    <style:style style:name="T211" style:parent-style-name="DefaultParagraphFont" style:family="text">
      <style:text-properties style:font-name-complex="Verdana" fo:color="#000000" fo:font-size="10pt" style:font-size-asian="10pt" style:font-size-complex="10pt"/>
    </style:style>
    <style:style style:name="T212" style:parent-style-name="DefaultParagraphFont" style:family="text">
      <style:text-properties style:font-name-complex="Verdana" fo:color="#000000" style:text-position="super 65%" fo:font-size="10pt" style:font-size-asian="10pt" style:font-size-complex="10pt"/>
    </style:style>
    <style:style style:name="T213" style:parent-style-name="DefaultParagraphFont" style:family="text">
      <style:text-properties style:font-name-complex="Verdana" fo:color="#000000" fo:font-size="10pt" style:font-size-asian="10pt" style:font-size-complex="10pt"/>
    </style:style>
    <style:style style:name="P214" style:parent-style-name="Textbody" style:family="paragraph">
      <style:paragraph-properties style:line-height-at-least="0.1465in"/>
      <style:text-properties style:font-name-complex="Verdana" fo:color="#000000" fo:font-size="10pt" style:font-size-asian="10pt" style:font-size-complex="10pt"/>
    </style:style>
    <style:style style:name="P215" style:parent-style-name="body" style:family="paragraph">
      <style:text-properties fo:font-weight="bold" style:font-weight-asian="bold" style:font-weight-complex="bold" fo:font-size="10pt" style:font-size-asian="10pt" style:font-size-complex="10pt"/>
    </style:style>
    <style:style style:name="P216" style:parent-style-name="body" style:family="paragraph">
      <style:text-properties fo:font-weight="bold" style:font-weight-asian="bold" style:font-weight-complex="bold" fo:font-size="10pt" style:font-size-asian="10pt" style:font-size-complex="10pt"/>
    </style:style>
    <style:style style:name="P217" style:parent-style-name="body" style:family="paragraph">
      <style:text-properties fo:font-weight="bold" style:font-weight-asian="bold" style:font-weight-complex="bold" fo:font-size="10pt" style:font-size-asian="10pt" style:font-size-complex="10pt"/>
    </style:style>
    <style:style style:name="P218" style:parent-style-name="body" style:family="paragraph">
      <style:text-properties fo:font-weight="bold" style:font-weight-asian="bold" style:font-weight-complex="bold" fo:font-size="10pt" style:font-size-asian="10pt" style:font-size-complex="10pt"/>
    </style:style>
    <style:style style:name="P219" style:parent-style-name="Textbody" style:family="paragraph">
      <style:paragraph-properties style:line-height-at-least="0.1465in"/>
    </style:style>
    <style:style style:name="T220" style:parent-style-name="DefaultParagraphFont" style:family="text">
      <style:text-properties style:font-name="Verdana" style:font-name-complex="Verdana" fo:font-weight="bold" style:font-weight-asian="bold" style:font-weight-complex="bold" fo:color="#000000" fo:font-size="10pt" style:font-size-asian="10pt" style:font-size-complex="10pt"/>
    </style:style>
    <style:style style:name="P221" style:parent-style-name="Normal" style:family="paragraph">
      <style:paragraph-properties fo:text-align="center"/>
    </style:style>
    <style:style style:name="P222" style:parent-style-name="Normal" style:family="paragraph">
      <style:paragraph-properties fo:text-align="center"/>
    </style:style>
    <style:style style:name="T223" style:parent-style-name="DefaultParagraphFont" style:family="text">
      <style:text-properties style:font-name="Verdana" style:font-name-complex="Verdana" fo:font-weight="bold" style:font-weight-asian="bold" style:font-weight-complex="bold" fo:color="#000000" fo:font-size="10pt" style:font-size-asian="10pt" style:font-size-complex="10pt"/>
    </style:style>
    <style:style style:name="T224" style:parent-style-name="DefaultParagraphFont" style:family="text">
      <style:text-properties style:font-name="Verdana" style:font-name-complex="Verdana" fo:font-weight="bold" style:font-weight-asian="bold" style:font-weight-complex="bold" fo:color="#000000" fo:font-size="10pt" style:font-size-asian="10pt" style:font-size-complex="10pt"/>
    </style:style>
    <style:style style:name="P225" style:parent-style-name="Normal" style:family="paragraph">
      <style:paragraph-properties fo:text-align="center"/>
    </style:style>
    <style:style style:name="P226" style:parent-style-name="Textbody" style:family="paragraph">
      <style:paragraph-properties style:line-height-at-least="0.1465in"/>
    </style:style>
    <style:style style:name="T227" style:parent-style-name="DefaultParagraphFont" style:family="text">
      <style:text-properties style:font-name="Verdana" style:font-name-complex="Verdana" fo:font-weight="bold" style:font-weight-asian="bold" style:font-weight-complex="bold" fo:color="#000000" fo:font-size="10pt" style:font-size-asian="10pt" style:font-size-complex="10pt"/>
    </style:style>
    <style:style style:name="T228" style:parent-style-name="DefaultParagraphFont" style:family="text">
      <style:text-properties style:font-name="Verdana" style:font-name-complex="Verdana" fo:font-weight="bold" style:font-weight-asian="bold" style:font-weight-complex="bold" fo:color="#000000" fo:font-size="10pt" style:font-size-asian="10pt" style:font-size-complex="10pt"/>
    </style:style>
    <style:style style:name="P229"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30"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31" style:parent-style-name="Textbody" style:family="paragraph">
      <style:paragraph-properties style:line-height-at-least="0.1465in"/>
    </style:style>
    <style:style style:name="T232" style:parent-style-name="DefaultParagraphFont" style:family="text">
      <style:text-properties style:font-name="Verdana" style:font-name-complex="Verdana" fo:font-weight="bold" style:font-weight-asian="bold" style:font-weight-complex="bold" fo:color="#000000" fo:font-size="10pt" style:font-size-asian="10pt" style:font-size-complex="10pt"/>
    </style:style>
    <style:style style:name="T233" style:parent-style-name="DefaultParagraphFont" style:family="text">
      <style:text-properties style:font-name="Verdana" style:font-name-complex="Verdana" fo:font-weight="bold" style:font-weight-asian="bold" style:font-weight-complex="bold" fo:color="#000000" fo:font-size="10pt" style:font-size-asian="10pt" style:font-size-complex="10pt"/>
    </style:style>
    <style:style style:name="T234" style:parent-style-name="DefaultParagraphFont" style:family="text">
      <style:text-properties style:font-name="Verdana" style:font-name-complex="Verdana" fo:font-weight="bold" style:font-weight-asian="bold" style:font-weight-complex="bold" fo:color="#000000" style:text-position="super 65%" fo:font-size="10pt" style:font-size-asian="10pt" style:font-size-complex="10pt"/>
    </style:style>
    <style:style style:name="T235" style:parent-style-name="DefaultParagraphFont" style:family="text">
      <style:text-properties style:font-name="Verdana" style:font-name-complex="Verdana" fo:font-weight="bold" style:font-weight-asian="bold" style:font-weight-complex="bold" fo:color="#000000" fo:font-size="10pt" style:font-size-asian="10pt" style:font-size-complex="10pt"/>
    </style:style>
    <style:style style:name="P236" style:parent-style-name="Textbody" style:family="paragraph">
      <style:paragraph-properties style:line-height-at-least="0.1465in"/>
    </style:style>
    <style:style style:name="T237" style:parent-style-name="DefaultParagraphFont" style:family="text">
      <style:text-properties style:font-name="Verdana" style:font-name-complex="Verdana" fo:font-weight="bold" style:font-weight-asian="bold" style:font-weight-complex="bold" fo:color="#000000" fo:font-size="10pt" style:font-size-asian="10pt" style:font-size-complex="10pt"/>
    </style:style>
    <style:style style:name="P238"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39" style:parent-style-name="Standard" style:family="paragraph">
      <style:paragraph-properties fo:margin-bottom="0.1041in" style:line-height-at-least="0.1465in"/>
      <style:text-properties style:font-name="Verdana" style:font-name-complex="Verdana" fo:color="#000000" fo:font-size="10pt" style:font-size-asian="10pt" style:font-size-complex="10pt"/>
    </style:style>
    <style:style style:name="P240" style:parent-style-name="Standard" style:family="paragraph">
      <style:paragraph-properties fo:margin-bottom="0.1041in" style:line-height-at-least="0.1465in"/>
      <style:text-properties style:font-name="Verdana" style:font-name-complex="Verdana" fo:color="#000000" fo:font-size="10pt" style:font-size-asian="10pt" style:font-size-complex="10pt"/>
    </style:style>
    <style:style style:name="P241" style:parent-style-name="Textbody" style:family="paragraph">
      <style:paragraph-properties style:line-height-at-least="0.1465in"/>
    </style:style>
    <style:style style:name="T242" style:parent-style-name="DefaultParagraphFont" style:family="text">
      <style:text-properties style:font-name-complex="Verdana" fo:color="#000000" fo:font-size="10pt" style:font-size-asian="10pt" style:font-size-complex="10pt"/>
    </style:style>
    <style:style style:name="T243" style:parent-style-name="DefaultParagraphFont" style:family="text">
      <style:text-properties style:font-name-complex="Verdana" fo:color="#000000" style:text-position="super 65%" fo:font-size="10pt" style:font-size-asian="10pt" style:font-size-complex="10pt"/>
    </style:style>
    <style:style style:name="T244" style:parent-style-name="DefaultParagraphFont" style:family="text">
      <style:text-properties style:font-name-complex="Verdana" fo:color="#000000" fo:font-size="10pt" style:font-size-asian="10pt" style:font-size-complex="10pt"/>
    </style:style>
    <style:style style:name="T245" style:parent-style-name="DefaultParagraphFont" style:family="text">
      <style:text-properties style:font-name-complex="Verdana" fo:color="#000000" style:text-position="super 65%" fo:font-size="10pt" style:font-size-asian="10pt" style:font-size-complex="10pt"/>
    </style:style>
    <style:style style:name="T246" style:parent-style-name="DefaultParagraphFont" style:family="text">
      <style:text-properties style:font-name-complex="Verdana" fo:color="#000000" fo:font-size="10pt" style:font-size-asian="10pt" style:font-size-complex="10pt"/>
    </style:style>
    <style:style style:name="P247" style:parent-style-name="Textbody" style:family="paragraph">
      <style:paragraph-properties fo:background-color="#FFFFFF"/>
    </style:style>
    <style:style style:name="T248" style:parent-style-name="DefaultParagraphFont" style:family="text">
      <style:text-properties style:font-name-complex="Verdana" fo:color="#000000" fo:font-size="10pt" style:font-size-asian="10pt" style:font-size-complex="10pt"/>
    </style:style>
    <style:style style:name="T249" style:parent-style-name="DefaultParagraphFont" style:family="text">
      <style:text-properties style:font-name-complex="Verdana" fo:color="#000000" style:text-position="super 65%" fo:font-size="10pt" style:font-size-asian="10pt" style:font-size-complex="10pt"/>
    </style:style>
    <style:style style:name="T250" style:parent-style-name="DefaultParagraphFont" style:family="text">
      <style:text-properties style:font-name-complex="Verdana" fo:color="#000000" fo:font-size="10pt" style:font-size-asian="10pt" style:font-size-complex="10pt"/>
    </style:style>
    <style:style style:name="T251" style:parent-style-name="DefaultParagraphFont" style:family="text">
      <style:text-properties style:font-name-complex="Verdana" fo:color="#000000" style:text-position="super 65%" fo:font-size="10pt" style:font-size-asian="10pt" style:font-size-complex="10pt"/>
    </style:style>
    <style:style style:name="T252" style:parent-style-name="DefaultParagraphFont" style:family="text">
      <style:text-properties style:font-name-complex="Verdana" fo:color="#000000" fo:font-size="10pt" style:font-size-asian="10pt" style:font-size-complex="10pt"/>
    </style:style>
    <style:style style:name="T253" style:parent-style-name="DefaultParagraphFont" style:family="text">
      <style:text-properties style:font-name-complex="Verdana" fo:color="#000000" style:text-position="super 65%" fo:font-size="10pt" style:font-size-asian="10pt" style:font-size-complex="10pt"/>
    </style:style>
    <style:style style:name="T254" style:parent-style-name="DefaultParagraphFont" style:family="text">
      <style:text-properties style:font-name-complex="Verdana" fo:color="#000000" fo:font-size="10pt" style:font-size-asian="10pt" style:font-size-complex="10pt"/>
    </style:style>
    <style:style style:name="T255" style:parent-style-name="DefaultParagraphFont" style:family="text">
      <style:text-properties style:font-name-complex="Verdana" fo:color="#000000" style:text-position="super 65%" fo:font-size="10pt" style:font-size-asian="10pt" style:font-size-complex="10pt"/>
    </style:style>
    <style:style style:name="T256" style:parent-style-name="DefaultParagraphFont" style:family="text">
      <style:text-properties style:font-name-complex="Verdana" fo:color="#000000" fo:font-size="10pt" style:font-size-asian="10pt" style:font-size-complex="10pt"/>
    </style:style>
    <style:style style:name="T257" style:parent-style-name="DefaultParagraphFont" style:family="text">
      <style:text-properties style:font-name-complex="Verdana" fo:color="#000000" fo:font-size="10pt" style:font-size-asian="10pt" style:font-size-complex="10pt" fo:background-color="#FFFFFF"/>
    </style:style>
    <style:style style:name="T258" style:parent-style-name="DefaultParagraphFont" style:family="text">
      <style:text-properties style:font-name-complex="Verdana" fo:color="#000000" style:text-position="super 65%" fo:font-size="10pt" style:font-size-asian="10pt" style:font-size-complex="10pt" fo:background-color="#FFFFFF"/>
    </style:style>
    <style:style style:name="T259" style:parent-style-name="DefaultParagraphFont" style:family="text">
      <style:text-properties style:font-name-complex="Verdana" fo:color="#000000" fo:font-size="10pt" style:font-size-asian="10pt" style:font-size-complex="10pt" fo:background-color="#FFFFFF"/>
    </style:style>
    <style:style style:name="T260" style:parent-style-name="DefaultParagraphFont" style:family="text">
      <style:text-properties style:font-name-complex="Verdana" fo:font-weight="bold" style:font-weight-asian="bold" style:font-weight-complex="bold" fo:color="#000000" fo:font-size="10pt" style:font-size-asian="10pt" style:font-size-complex="10pt" fo:background-color="#FFFFFF"/>
    </style:style>
    <style:style style:name="P261" style:parent-style-name="Textbody" style:family="paragraph">
      <style:paragraph-properties style:line-height-at-least="0.1465in"/>
      <style:text-properties style:font-name-complex="Verdana" fo:color="#000000" fo:font-size="10pt" style:font-size-asian="10pt" style:font-size-complex="10pt" fo:background-color="#FFFFFF"/>
    </style:style>
    <style:style style:name="P262" style:parent-style-name="Textbody" style:family="paragraph">
      <style:paragraph-properties style:line-height-at-least="0.1465in"/>
    </style:style>
    <style:style style:name="T263"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264" style:parent-style-name="DefaultParagraphFont" style:family="text">
      <style:text-properties style:font-name-complex="Verdana" fo:font-weight="bold" style:font-weight-asian="bold" style:font-weight-complex="bold" fo:color="#000000" style:text-position="super 65%" fo:font-size="10pt" style:font-size-asian="10pt" style:font-size-complex="10pt"/>
    </style:style>
    <style:style style:name="P265" style:parent-style-name="Textbody" style:family="paragraph">
      <style:paragraph-properties fo:margin-bottom="0in" style:line-height-at-least="0.1666in"/>
    </style:style>
    <style:style style:name="T266" style:parent-style-name="DefaultParagraphFont" style:family="text">
      <style:text-properties style:font-name-complex="Verdana" fo:color="#000000" fo:font-size="10pt" style:font-size-asian="10pt" style:font-size-complex="10pt"/>
    </style:style>
    <style:style style:name="T267" style:parent-style-name="DefaultParagraphFont" style:family="text">
      <style:text-properties style:font-name-complex="Verdana" fo:color="#000000" style:text-position="super 65%" fo:font-size="10pt" style:font-size-asian="10pt" style:font-size-complex="10pt"/>
    </style:style>
    <style:style style:name="T268" style:parent-style-name="DefaultParagraphFont" style:family="text">
      <style:text-properties style:font-name-complex="Verdana" fo:font-weight="bold" style:font-weight-asian="bold" style:font-weight-complex="bold" fo:color="#000000" style:text-position="super 65%" fo:font-size="10pt" style:font-size-asian="10pt" style:font-size-complex="10pt"/>
    </style:style>
    <style:style style:name="T269" style:parent-style-name="DefaultParagraphFont" style:family="text">
      <style:text-properties style:font-name-complex="Verdana" fo:color="#000000" fo:font-size="10pt" style:font-size-asian="10pt" style:font-size-complex="10pt"/>
    </style:style>
    <style:style style:name="T270" style:parent-style-name="DefaultParagraphFont" style:family="text">
      <style:text-properties style:font-name-complex="Verdana" fo:color="#000000" fo:font-size="10pt" style:font-size-asian="10pt" style:font-size-complex="10pt"/>
    </style:style>
    <style:style style:name="T271" style:parent-style-name="DefaultParagraphFont" style:family="text">
      <style:text-properties style:font-name-complex="Verdana" fo:color="#000000" fo:font-size="10pt" style:font-size-asian="10pt" style:font-size-complex="10pt"/>
    </style:style>
    <style:style style:name="T272" style:parent-style-name="DefaultParagraphFont" style:family="text">
      <style:text-properties style:font-name-complex="Verdana" fo:color="#000000" fo:font-size="10pt" style:font-size-asian="10pt" style:font-size-complex="10pt" fo:background-color="#FFFFFF"/>
    </style:style>
    <style:style style:name="T273" style:parent-style-name="DefaultParagraphFont" style:family="text">
      <style:text-properties style:font-name-complex="Verdana" fo:color="#0B0080" fo:font-size="10pt" style:font-size-asian="10pt" style:font-size-complex="10pt" fo:background-color="#FFFFFF"/>
    </style:style>
    <style:style style:name="T274" style:parent-style-name="DefaultParagraphFont" style:family="text">
      <style:text-properties style:font-name-complex="Verdana" fo:color="#000000" fo:font-size="10pt" style:font-size-asian="10pt" style:font-size-complex="10pt"/>
    </style:style>
    <style:style style:name="T275" style:parent-style-name="DefaultParagraphFont" style:family="text">
      <style:text-properties style:font-name-complex="Verdana" fo:color="#000000" fo:font-size="10pt" style:font-size-asian="10pt" style:font-size-complex="10pt" fo:background-color="#FFFFFF"/>
    </style:style>
    <style:style style:name="T276" style:parent-style-name="DefaultParagraphFont" style:family="text">
      <style:text-properties style:font-name-complex="Verdana" fo:color="#000000" fo:font-size="10pt" style:font-size-asian="10pt" style:font-size-complex="10pt"/>
    </style:style>
    <style:style style:name="T277" style:parent-style-name="DefaultParagraphFont" style:family="text">
      <style:text-properties style:font-name-complex="Verdana" fo:font-style="italic" style:font-style-asian="italic" fo:color="#000000" fo:font-size="10pt" style:font-size-asian="10pt" style:font-size-complex="10pt"/>
    </style:style>
    <style:style style:name="T278" style:parent-style-name="DefaultParagraphFont" style:family="text">
      <style:text-properties style:font-name-complex="Verdana" fo:color="#000000" fo:font-size="10pt" style:font-size-asian="10pt" style:font-size-complex="10pt"/>
    </style:style>
    <style:style style:name="T279" style:parent-style-name="DefaultParagraphFont" style:family="text">
      <style:text-properties style:font-name-complex="Verdana" fo:color="#000000" style:text-position="super 65%" fo:font-size="10pt" style:font-size-asian="10pt" style:font-size-complex="10pt"/>
    </style:style>
    <style:style style:name="T280" style:parent-style-name="DefaultParagraphFont" style:family="text">
      <style:text-properties style:font-name-complex="Verdana" fo:color="#000000" fo:font-size="10pt" style:font-size-asian="10pt" style:font-size-complex="10pt"/>
    </style:style>
    <style:style style:name="P281"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282"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283" style:parent-style-name="Textbody" style:family="paragraph">
      <style:paragraph-properties fo:margin-bottom="0in" style:line-height-at-least="0.1666in"/>
    </style:style>
    <style:style style:name="T284"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P285"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286" style:parent-style-name="Textbody" style:family="paragraph">
      <style:paragraph-properties fo:margin-bottom="0in" style:line-height-at-least="0.1666in"/>
    </style:style>
    <style:style style:name="T287" style:parent-style-name="DefaultParagraphFont" style:family="text">
      <style:text-properties style:font-name-complex="Verdana" fo:color="#000000" fo:font-size="10pt" style:font-size-asian="10pt" style:font-size-complex="10pt"/>
    </style:style>
    <style:style style:name="T288" style:parent-style-name="DefaultParagraphFont" style:family="text">
      <style:text-properties style:font-name-complex="Verdana" fo:color="#000000" style:text-position="super 65%" fo:font-size="10pt" style:font-size-asian="10pt" style:font-size-complex="10pt"/>
    </style:style>
    <style:style style:name="T289" style:parent-style-name="DefaultParagraphFont" style:family="text">
      <style:text-properties style:font-name-complex="Verdana" fo:color="#000000" fo:font-size="10pt" style:font-size-asian="10pt" style:font-size-complex="10pt"/>
    </style:style>
    <style:style style:name="P290"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291" style:parent-style-name="Textbody" style:family="paragraph">
      <style:paragraph-properties fo:margin-bottom="0in" style:line-height-at-least="0.1666in"/>
    </style:style>
    <style:style style:name="T292" style:parent-style-name="DefaultParagraphFont" style:family="text">
      <style:text-properties style:font-name-complex="Verdana" fo:color="#000000" fo:font-size="10pt" style:font-size-asian="10pt" style:font-size-complex="10pt"/>
    </style:style>
    <style:style style:name="T29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9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9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9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9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298" style:parent-style-name="Textbody" style:family="paragraph">
      <style:paragraph-properties fo:margin-bottom="0in" style:line-height-at-least="0.1666in"/>
      <style:text-properties style:font-name-complex="Verdana" fo:font-style="italic" style:font-style-asian="italic" style:font-style-complex="italic" fo:color="#000000" fo:font-size="10pt" style:font-size-asian="10pt" style:font-size-complex="10pt"/>
    </style:style>
    <style:style style:name="P299" style:parent-style-name="Textbody" style:family="paragraph">
      <style:paragraph-properties fo:margin-bottom="0in" style:line-height-at-least="0.1666in"/>
    </style:style>
    <style:style style:name="T300" style:parent-style-name="DefaultParagraphFont" style:family="text">
      <style:text-properties style:font-name-complex="Verdana" fo:color="#000000" fo:font-size="10pt" style:font-size-asian="10pt" style:font-size-complex="10pt"/>
    </style:style>
    <style:style style:name="T301" style:parent-style-name="DefaultParagraphFont" style:family="text">
      <style:text-properties style:font-name-complex="Verdana" fo:color="#000000" fo:font-size="10pt" style:font-size-asian="10pt" style:font-size-complex="10pt" fo:background-color="#FFFFFF"/>
    </style:style>
    <style:style style:name="T302" style:parent-style-name="DefaultParagraphFont" style:family="text">
      <style:text-properties style:font-name-complex="Verdana" fo:color="#000000" fo:font-size="10pt" style:font-size-asian="10pt" style:font-size-complex="10pt"/>
    </style:style>
    <style:style style:name="P303"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304" style:parent-style-name="Textbody" style:family="paragraph">
      <style:paragraph-properties fo:margin-bottom="0in" style:line-height-at-least="0.1666in"/>
    </style:style>
    <style:style style:name="T30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30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307" style:parent-style-name="Textbody" style:family="paragraph">
      <style:paragraph-properties fo:margin-bottom="0in" style:line-height-at-least="0.1666in"/>
      <style:text-properties style:font-name-complex="Verdana" fo:font-style="italic" style:font-style-asian="italic" style:font-style-complex="italic" fo:color="#000000" fo:font-size="10pt" style:font-size-asian="10pt" style:font-size-complex="10pt"/>
    </style:style>
    <style:style style:name="P308" style:parent-style-name="Textbody" style:family="paragraph">
      <style:paragraph-properties fo:margin-bottom="0in" style:line-height-at-least="0.1666in"/>
      <style:text-properties style:font-name-complex="Verdana" fo:font-style="italic" style:font-style-asian="italic" style:font-style-complex="italic" fo:color="#000000" fo:font-size="10pt" style:font-size-asian="10pt" style:font-size-complex="10pt"/>
    </style:style>
    <style:style style:name="P309" style:parent-style-name="Textbody" style:family="paragraph">
      <style:paragraph-properties fo:margin-bottom="0in" style:line-height-at-least="0.1666in"/>
    </style:style>
    <style:style style:name="T31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31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312" style:parent-style-name="TableContents" style:family="paragraph">
      <style:text-properties style:font-name-complex="Verdana" fo:font-style="italic" style:font-style-asian="italic" style:font-style-complex="italic" fo:color="#000000" fo:font-size="10pt" style:font-size-asian="10pt" style:font-size-complex="10pt"/>
    </style:style>
    <style:style style:name="P313" style:parent-style-name="Textbody" style:family="paragraph">
      <style:paragraph-properties fo:margin-bottom="0in" style:line-height-at-least="0.1666in"/>
    </style:style>
    <style:style style:name="T314" style:parent-style-name="DefaultParagraphFont" style:family="text">
      <style:text-properties style:font-name-complex="Verdana" fo:color="#000000" fo:font-size="10pt" style:font-size-asian="10pt" style:font-size-complex="10pt"/>
    </style:style>
    <style:style style:name="P315"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316" style:parent-style-name="Textbody" style:family="paragraph">
      <style:paragraph-properties fo:margin-bottom="0in" style:line-height-at-least="0.1666in"/>
    </style:style>
    <style:style style:name="T317" style:parent-style-name="DefaultParagraphFont" style:family="text">
      <style:text-properties style:font-name-complex="Verdana" fo:color="#000000" fo:font-size="10pt" style:font-size-asian="10pt" style:font-size-complex="10pt"/>
    </style:style>
    <style:style style:name="T318" style:parent-style-name="DefaultParagraphFont" style:family="text">
      <style:text-properties style:font-name-complex="Verdana" fo:font-style="italic" style:font-style-asian="italic" fo:color="#000000" fo:font-size="10pt" style:font-size-asian="10pt" style:font-size-complex="10pt"/>
    </style:style>
    <style:style style:name="T319" style:parent-style-name="DefaultParagraphFont" style:family="text">
      <style:text-properties style:font-name-complex="Verdana" fo:color="#000000" fo:font-size="10pt" style:font-size-asian="10pt" style:font-size-complex="10pt"/>
    </style:style>
    <style:style style:name="T320" style:parent-style-name="DefaultParagraphFont" style:family="text">
      <style:text-properties style:font-name-complex="Verdana" fo:font-style="italic" style:font-style-asian="italic" fo:color="#000000" fo:font-size="10pt" style:font-size-asian="10pt" style:font-size-complex="10pt"/>
    </style:style>
    <style:style style:name="T321" style:parent-style-name="DefaultParagraphFont" style:family="text">
      <style:text-properties style:font-name-complex="Verdana" fo:color="#000000" fo:font-size="10pt" style:font-size-asian="10pt" style:font-size-complex="10pt"/>
    </style:style>
    <style:style style:name="T322" style:parent-style-name="DefaultParagraphFont" style:family="text">
      <style:text-properties style:font-name-complex="Verdana" fo:font-style="italic" style:font-style-asian="italic" fo:color="#000000" fo:font-size="10pt" style:font-size-asian="10pt" style:font-size-complex="10pt"/>
    </style:style>
    <style:style style:name="T323" style:parent-style-name="DefaultParagraphFont" style:family="text">
      <style:text-properties style:font-name-complex="Verdana" fo:color="#000000" fo:font-size="10pt" style:font-size-asian="10pt" style:font-size-complex="10pt"/>
    </style:style>
    <style:style style:name="T324" style:parent-style-name="DefaultParagraphFont" style:family="text">
      <style:text-properties fo:color="#000000" fo:font-size="10pt" style:font-size-asian="10pt" style:font-size-complex="10pt"/>
    </style:style>
    <style:style style:name="P325"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326" style:parent-style-name="Textbody" style:family="paragraph">
      <style:paragraph-properties fo:margin-bottom="0in" style:line-height-at-least="0.1666in"/>
    </style:style>
    <style:style style:name="T327" style:parent-style-name="DefaultParagraphFont" style:family="text">
      <style:text-properties style:font-name-complex="Verdana" fo:color="#000000" fo:font-size="10pt" style:font-size-asian="10pt" style:font-size-complex="10pt"/>
    </style:style>
    <style:style style:name="P328"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329" style:parent-style-name="Textbody" style:family="paragraph">
      <style:paragraph-properties fo:margin-bottom="0in" style:line-height-at-least="0.1666in"/>
    </style:style>
    <style:style style:name="T330" style:parent-style-name="DefaultParagraphFont" style:family="text">
      <style:text-properties style:font-name-complex="Verdana" fo:color="#000000" fo:font-size="10pt" style:font-size-asian="10pt" style:font-size-complex="10pt"/>
    </style:style>
    <style:style style:name="P331"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332" style:parent-style-name="Textbody" style:family="paragraph">
      <style:paragraph-properties fo:margin-bottom="0in" style:line-height-at-least="0.1666in"/>
    </style:style>
    <style:style style:name="T333"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P334"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335" style:parent-style-name="Textbody" style:family="paragraph">
      <style:paragraph-properties fo:margin-bottom="0in" style:line-height-at-least="0.1666in"/>
    </style:style>
    <style:style style:name="T336" style:parent-style-name="DefaultParagraphFont" style:family="text">
      <style:text-properties style:font-name-complex="Verdana" fo:color="#000000" fo:font-size="10pt" style:font-size-asian="10pt" style:font-size-complex="10pt"/>
    </style:style>
    <style:style style:name="T337" style:parent-style-name="DefaultParagraphFont" style:family="text">
      <style:text-properties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338" style:parent-style-name="DefaultParagraphFont" style:family="text">
      <style:text-properties style:font-name-complex="Verdana" fo:color="#000000" fo:font-size="10pt" style:font-size-asian="10pt" style:font-size-complex="10pt"/>
    </style:style>
    <style:style style:name="P339" style:parent-style-name="Standard" style:family="paragraph">
      <style:paragraph-properties style:line-height-at-least="0.1465in"/>
      <style:text-properties style:font-name-complex="Verdana" fo:font-size="10pt" style:font-size-asian="10pt" style:font-size-complex="10pt"/>
    </style:style>
    <style:style style:name="P340" style:parent-style-name="Standard" style:family="paragraph">
      <style:paragraph-properties style:line-height-at-least="0.1465in"/>
    </style:style>
    <style:style style:name="T341" style:parent-style-name="DefaultParagraphFont" style:family="text">
      <style:text-properties style:font-name-complex="Verdana" fo:font-size="10pt" style:font-size-asian="10pt" style:font-size-complex="10pt"/>
    </style:style>
    <style:style style:name="T342" style:parent-style-name="DefaultParagraphFont" style:family="text">
      <style:text-properties style:font-name-complex="Verdana" style:text-position="super 65%" fo:font-size="10pt" style:font-size-asian="10pt" style:font-size-complex="10pt"/>
    </style:style>
    <style:style style:name="T343" style:parent-style-name="DefaultParagraphFont" style:family="text">
      <style:text-properties style:font-name-complex="Verdana" fo:font-size="10pt" style:font-size-asian="10pt" style:font-size-complex="10pt"/>
    </style:style>
    <style:style style:name="T344" style:parent-style-name="DefaultParagraphFont" style:family="text">
      <style:text-properties style:font-name-complex="Verdana" fo:color="#000000" fo:font-size="10pt" style:font-size-asian="10pt" style:font-size-complex="10pt"/>
    </style:style>
    <style:style style:name="T345" style:parent-style-name="Emphasis" style:family="text">
      <style:text-properties style:font-name-complex="Verdana" fo:color="#000000" fo:font-size="10pt" style:font-size-asian="10pt" style:font-size-complex="10pt"/>
    </style:style>
    <style:style style:name="T346" style:parent-style-name="Emphasis" style:family="text">
      <style:text-properties style:font-name-complex="Verdana" fo:font-style="normal" style:font-style-asian="normal" fo:color="#000000" fo:font-size="10pt" style:font-size-asian="10pt" style:font-size-complex="10pt"/>
    </style:style>
    <style:style style:name="T347" style:parent-style-name="DefaultParagraphFont" style:family="text">
      <style:text-properties style:font-name-complex="Verdana" fo:color="#000000" fo:font-size="10pt" style:font-size-asian="10pt" style:font-size-complex="10pt"/>
    </style:style>
    <style:style style:name="P348" style:parent-style-name="Standard" style:family="paragraph">
      <style:paragraph-properties style:line-height-at-least="0.1465in"/>
      <style:text-properties style:font-name-complex="Verdana" fo:color="#000000" fo:font-size="10pt" style:font-size-asian="10pt" style:font-size-complex="10pt"/>
    </style:style>
    <style:style style:name="P349" style:parent-style-name="Standard" style:family="paragraph">
      <style:paragraph-properties fo:margin-bottom="0.1041in" style:line-height-at-least="0.1666in"/>
      <style:text-properties style:font-name-complex="Verdana" fo:font-style="italic" style:font-style-asian="italic" style:font-style-complex="italic" fo:color="#000000" fo:font-size="10pt" style:font-size-asian="10pt" style:font-size-complex="10pt"/>
    </style:style>
    <style:style style:name="P350" style:parent-style-name="Textbody" style:family="paragraph">
      <style:paragraph-properties fo:margin-bottom="0.1041in" style:line-height-at-least="0.1666in"/>
      <style:text-properties style:font-name-complex="Verdana" fo:font-style="italic" style:font-style-asian="italic" style:font-style-complex="italic" fo:color="#000000" fo:font-size="10pt" style:font-size-asian="10pt" style:font-size-complex="10pt"/>
    </style:style>
    <style:style style:name="P351" style:parent-style-name="Textbody" style:family="paragraph">
      <style:paragraph-properties fo:margin-top="0.0625in" fo:margin-bottom="0.0625in" style:line-height-at-least="0.1666in" fo:margin-left="0.0625in" fo:margin-right="0.1875in">
        <style:tab-stops/>
      </style:paragraph-properties>
      <style:text-properties style:font-name-complex="Verdana" fo:font-style="italic" style:font-style-asian="italic" style:font-style-complex="italic" fo:color="#000000" fo:font-size="10pt" style:font-size-asian="10pt" style:font-size-complex="10pt"/>
    </style:style>
    <style:style style:name="P352" style:parent-style-name="Textbody" style:family="paragraph">
      <style:paragraph-properties fo:margin-top="0.0625in" fo:margin-bottom="0.0625in" style:line-height-at-least="0.1666in" fo:margin-left="0.0625in" fo:margin-right="0.1875in">
        <style:tab-stops/>
      </style:paragraph-properties>
      <style:text-properties style:font-name-complex="Verdana" fo:font-style="italic" style:font-style-asian="italic" style:font-style-complex="italic" fo:color="#000000" fo:font-size="10pt" style:font-size-asian="10pt" style:font-size-complex="10pt"/>
    </style:style>
    <style:style style:name="P353" style:parent-style-name="Textbody" style:family="paragraph">
      <style:paragraph-properties fo:margin-top="0.0625in" fo:margin-bottom="0.0625in" style:line-height-at-least="0.1666in" fo:margin-left="0.0625in" fo:margin-right="0.1875in">
        <style:tab-stops/>
      </style:paragraph-properties>
      <style:text-properties style:font-name-complex="Verdana" fo:font-style="italic" style:font-style-asian="italic" style:font-style-complex="italic" fo:color="#000000" fo:font-size="10pt" style:font-size-asian="10pt" style:font-size-complex="10pt"/>
    </style:style>
    <style:style style:name="P354" style:parent-style-name="Textbody" style:family="paragraph">
      <style:paragraph-properties fo:margin-top="0.0625in" fo:margin-bottom="0.0625in" style:line-height-at-least="0.1666in" fo:margin-left="0.0625in" fo:margin-right="0.1875in">
        <style:tab-stops/>
      </style:paragraph-properties>
      <style:text-properties style:font-name-complex="Verdana" fo:font-style="italic" style:font-style-asian="italic" style:font-style-complex="italic" fo:color="#000000" fo:font-size="10pt" style:font-size-asian="10pt" style:font-size-complex="10pt"/>
    </style:style>
    <style:style style:name="P355" style:parent-style-name="Textbody" style:family="paragraph">
      <style:paragraph-properties fo:margin-top="0.0625in" fo:margin-bottom="0.0625in" style:line-height-at-least="0.1666in" fo:margin-left="0.0625in" fo:margin-right="0.1875in">
        <style:tab-stops/>
      </style:paragraph-properties>
      <style:text-properties style:font-name-complex="Verdana" fo:font-style="italic" style:font-style-asian="italic" style:font-style-complex="italic" fo:color="#000000" fo:font-size="10pt" style:font-size-asian="10pt" style:font-size-complex="10pt"/>
    </style:style>
    <style:style style:name="P356" style:parent-style-name="Textbody" style:family="paragraph">
      <style:paragraph-properties fo:margin-bottom="0.1041in" style:line-height-at-least="0.1666in"/>
      <style:text-properties style:font-name-complex="Verdana" fo:font-style="italic" style:font-style-asian="italic" style:font-style-complex="italic" fo:color="#000000" fo:font-size="10pt" style:font-size-asian="10pt" style:font-size-complex="10pt"/>
    </style:style>
    <style:style style:name="P357"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358" style:parent-style-name="Standard" style:family="paragraph">
      <style:paragraph-properties style:line-height-at-least="0.1465in"/>
    </style:style>
    <style:style style:name="T359" style:parent-style-name="DefaultParagraphFont" style:family="text">
      <style:text-properties style:font-name-complex="Verdana" fo:color="#000000" fo:font-size="10pt" style:font-size-asian="10pt" style:font-size-complex="10pt"/>
    </style:style>
    <style:style style:name="T360" style:parent-style-name="DefaultParagraphFont" style:family="text">
      <style:text-properties style:font-name-complex="Verdana" fo:font-size="10pt" style:font-size-asian="10pt" style:font-size-complex="10pt"/>
    </style:style>
    <style:style style:name="P361" style:parent-style-name="Textbody" style:family="paragraph">
      <style:text-properties style:font-name-complex="Verdana" fo:font-size="10pt" style:font-size-asian="10pt" style:font-size-complex="10pt"/>
    </style:style>
    <style:style style:name="T362" style:parent-style-name="DefaultParagraphFont" style:family="text">
      <style:text-properties style:font-name-complex="Verdana" fo:font-size="10pt" style:font-size-asian="10pt" style:font-size-complex="10pt"/>
    </style:style>
    <style:style style:name="T363" style:parent-style-name="DefaultParagraphFont" style:family="text">
      <style:text-properties style:font-name-complex="Verdana" fo:font-size="10pt" style:font-size-asian="10pt" style:font-size-complex="10pt"/>
    </style:style>
    <style:style style:name="T364" style:parent-style-name="DefaultParagraphFont" style:family="text">
      <style:text-properties style:font-name-complex="Verdana" fo:font-size="10pt" style:font-size-asian="10pt" style:font-size-complex="10pt"/>
    </style:style>
    <style:style style:name="T365" style:parent-style-name="DefaultParagraphFont" style:family="text">
      <style:text-properties style:font-name-complex="Verdana" fo:font-size="10pt" style:font-size-asian="10pt" style:font-size-complex="10pt"/>
    </style:style>
    <style:style style:name="T366" style:parent-style-name="DefaultParagraphFont" style:family="text">
      <style:text-properties style:font-name-complex="Verdana" fo:font-size="10pt" style:font-size-asian="10pt" style:font-size-complex="10pt"/>
    </style:style>
    <style:style style:name="T367" style:parent-style-name="DefaultParagraphFont" style:family="text">
      <style:text-properties style:font-name-complex="Verdana" fo:font-size="10pt" style:font-size-asian="10pt" style:font-size-complex="10pt"/>
    </style:style>
    <style:style style:name="T368" style:parent-style-name="DefaultParagraphFont" style:family="text">
      <style:text-properties style:font-name-complex="Verdana" fo:font-size="10pt" style:font-size-asian="10pt" style:font-size-complex="10pt"/>
    </style:style>
    <style:style style:name="T369" style:parent-style-name="DefaultParagraphFont" style:family="text">
      <style:text-properties style:font-name-complex="Verdana" fo:font-size="10pt" style:font-size-asian="10pt" style:font-size-complex="10pt"/>
    </style:style>
    <style:style style:name="T370" style:parent-style-name="DefaultParagraphFont" style:family="text">
      <style:text-properties style:font-name-complex="Verdana" fo:font-size="10pt" style:font-size-asian="10pt" style:font-size-complex="10pt"/>
    </style:style>
    <style:style style:name="P371" style:parent-style-name="Textbody" style:family="paragraph">
      <style:text-properties style:font-name-complex="Verdana" fo:font-size="10pt" style:font-size-asian="10pt" style:font-size-complex="10pt"/>
    </style:style>
    <style:style style:name="P372" style:parent-style-name="Textbody" style:family="paragraph">
      <style:paragraph-properties fo:margin-bottom="0in" style:line-height-at-least="0.1666in"/>
    </style:style>
    <style:style style:name="T373" style:parent-style-name="DefaultParagraphFont" style:family="text">
      <style:text-properties style:font-name-complex="Verdana" fo:color="#000000" fo:font-size="10pt" style:font-size-asian="10pt" style:font-size-complex="10pt"/>
    </style:style>
    <style:style style:name="T374" style:parent-style-name="DefaultParagraphFont" style:family="text">
      <style:text-properties style:font-name-complex="Verdana" fo:color="#000000" style:text-position="super 65%" fo:font-size="10pt" style:font-size-asian="10pt" style:font-size-complex="10pt"/>
    </style:style>
    <style:style style:name="T375" style:parent-style-name="DefaultParagraphFont" style:family="text">
      <style:text-properties style:font-name-complex="Verdana" fo:color="#000000" fo:font-size="10pt" style:font-size-asian="10pt" style:font-size-complex="10pt"/>
    </style:style>
    <style:style style:name="T376"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377" style:parent-style-name="DefaultParagraphFont" style:family="text">
      <style:text-properties style:font-name-complex="Verdana" fo:color="#000000" fo:font-size="10pt" style:font-size-asian="10pt" style:font-size-complex="10pt"/>
    </style:style>
    <style:style style:name="T378"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379" style:parent-style-name="StrongEmphasis" style:family="text">
      <style:text-properties style:font-name-complex="Verdana" fo:font-weight="normal" style:font-weight-asian="normal" fo:color="#000000" fo:font-size="10pt" style:font-size-asian="10pt" style:font-size-complex="10pt"/>
    </style:style>
    <style:style style:name="T380"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381" style:parent-style-name="Emphasis" style:family="text">
      <style:text-properties style:font-name-complex="Verdana" fo:font-weight="bold" style:font-weight-asian="bold" style:font-weight-complex="bold" fo:color="#000000" fo:font-size="10pt" style:font-size-asian="10pt" style:font-size-complex="10pt"/>
    </style:style>
    <style:style style:name="T382"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P383" style:parent-style-name="Standard" style:family="paragraph">
      <style:paragraph-properties style:line-height-at-least="0.1666in"/>
      <style:text-properties style:font-name-complex="Verdana" fo:font-weight="bold" style:font-weight-asian="bold" style:font-weight-complex="bold" fo:color="#000000" fo:font-size="10pt" style:font-size-asian="10pt" style:font-size-complex="10pt" fo:background-color="#FFFFFF"/>
    </style:style>
    <style:style style:name="P384" style:parent-style-name="Standard" style:family="paragraph">
      <style:paragraph-properties style:line-height-at-least="0.1666in"/>
    </style:style>
    <style:style style:name="T385" style:parent-style-name="DefaultParagraphFont" style:family="text">
      <style:text-properties style:font-name-complex="Verdana" fo:font-weight="bold" style:font-weight-asian="bold" style:font-weight-complex="bold" fo:color="#000000" fo:font-size="10pt" style:font-size-asian="10pt" style:font-size-complex="10pt" fo:background-color="#FFFFFF"/>
    </style:style>
    <style:style style:name="P386" style:parent-style-name="Textbody" style:family="paragraph">
      <style:paragraph-properties fo:margin-bottom="0in" style:line-height-at-least="0.1666in"/>
      <style:text-properties style:font-name-complex="Verdana" fo:font-weight="bold" style:font-weight-asian="bold" style:font-weight-complex="bold" fo:color="#000000" fo:font-size="10pt" style:font-size-asian="10pt" style:font-size-complex="10pt"/>
    </style:style>
    <style:style style:name="P387" style:parent-style-name="Textbody" style:family="paragraph">
      <style:paragraph-properties fo:margin-bottom="0in" style:line-height-at-least="0.1666in"/>
      <style:text-properties style:font-name-complex="Verdana" fo:font-weight="bold" style:font-weight-asian="bold" style:font-weight-complex="bold" fo:color="#000000" fo:font-size="10pt" style:font-size-asian="10pt" style:font-size-complex="10pt"/>
    </style:style>
    <style:style style:name="P388" style:parent-style-name="Standard" style:family="paragraph">
      <style:paragraph-properties style:line-height-at-least="0.1465in"/>
      <style:text-properties style:font-name-complex="Verdana" fo:font-size="10pt" style:font-size-asian="10pt" style:font-size-complex="10pt"/>
    </style:style>
    <style:style style:name="P389" style:parent-style-name="Standard" style:family="paragraph">
      <style:paragraph-properties style:line-height-at-least="0.1465in">
        <style:tab-stops>
          <style:tab-stop style:type="left" style:position="0.5305in"/>
        </style:tab-stops>
      </style:paragraph-properties>
    </style:style>
    <style:style style:name="T390" style:parent-style-name="DefaultParagraphFont" style:family="text">
      <style:text-properties style:font-name-complex="Verdana" fo:font-size="10pt" style:font-size-asian="10pt" style:font-size-complex="10pt"/>
    </style:style>
    <style:style style:name="P391" style:parent-style-name="NormalWeb" style:family="paragraph">
      <style:paragraph-properties style:line-height-at-least="0.1465in"/>
      <style:text-properties style:font-name-complex="Verdana" fo:font-size="10pt" style:font-size-asian="10pt" style:font-size-complex="10pt"/>
    </style:style>
    <style:style style:name="P392" style:parent-style-name="NormalWeb" style:family="paragraph">
      <style:paragraph-properties style:line-height-at-least="0.1465in"/>
      <style:text-properties style:font-name-complex="Verdana" fo:font-size="10pt" style:font-size-asian="10pt" style:font-size-complex="10pt"/>
    </style:style>
    <style:style style:name="P393" style:parent-style-name="NormalWeb" style:family="paragraph">
      <style:paragraph-properties style:line-height-at-least="0.1465in"/>
      <style:text-properties style:font-name-complex="Verdana" fo:font-size="10pt" style:font-size-asian="10pt" style:font-size-complex="10pt"/>
    </style:style>
    <style:style style:name="P394" style:parent-style-name="NormalWeb" style:family="paragraph">
      <style:paragraph-properties style:line-height-at-least="0.1465in"/>
      <style:text-properties style:font-name-complex="Verdana" fo:font-size="10pt" style:font-size-asian="10pt" style:font-size-complex="10pt"/>
    </style:style>
    <style:style style:name="P395" style:parent-style-name="NormalWeb" style:family="paragraph">
      <style:paragraph-properties style:line-height-at-least="0.1465in"/>
      <style:text-properties style:font-name-complex="Verdana" fo:font-size="10pt" style:font-size-asian="10pt" style:font-size-complex="10pt"/>
    </style:style>
    <style:style style:name="P396" style:parent-style-name="NormalWeb" style:family="paragraph">
      <style:paragraph-properties fo:margin-top="0in" fo:margin-bottom="0in" style:line-height-at-least="0.1465in"/>
      <style:text-properties style:font-name-complex="Verdana" fo:color="#000000" fo:font-size="10pt" style:font-size-asian="10pt" style:font-size-complex="10pt"/>
    </style:style>
    <style:style style:name="P397"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398"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399" style:parent-style-name="Textbody" style:family="paragraph">
      <style:text-properties fo:font-size="10pt" style:font-size-asian="10pt" style:font-size-complex="10pt"/>
    </style:style>
    <style:style style:name="P400"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TableColumn402" style:family="table-column">
      <style:table-column-properties style:column-width="7.1305in" style:use-optimal-column-width="false"/>
    </style:style>
    <style:style style:name="Table401" style:family="table">
      <style:table-properties style:width="7.1305in" fo:margin-left="0.0076in" table:align="left"/>
    </style:style>
    <style:style style:name="TableRow403" style:family="table-row">
      <style:table-row-properties style:min-row-height="8.6743in" style:use-optimal-row-height="false"/>
    </style:style>
    <style:style style:name="TableCell404" style:family="table-cell">
      <style:table-cell-properties fo:border="0.0034in solid #000000" fo:background-color="#EEEEEE" fo:padding-top="0.0381in" fo:padding-left="0.0381in" fo:padding-bottom="0.0381in" fo:padding-right="0.0381in"/>
    </style:style>
    <style:style style:name="P405" style:parent-style-name="Textbody" style:family="paragraph">
      <style:paragraph-properties fo:text-align="center"/>
    </style:style>
    <style:style style:name="T406"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407" style:parent-style-name="DefaultParagraphFont" style:family="text">
      <style:text-properties fo:font-style="italic" style:font-style-asian="italic" style:font-style-complex="italic"/>
    </style:style>
    <style:style style:name="T408" style:parent-style-name="DefaultParagraphFont" style:family="text">
      <style:text-properties fo:font-style="italic" style:font-style-asian="italic" style:font-style-complex="italic"/>
    </style:style>
    <style:style style:name="T409"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410" style:parent-style-name="DefaultParagraphFont" style:family="text">
      <style:text-properties fo:font-style="italic" style:font-style-asian="italic" style:font-style-complex="italic"/>
    </style:style>
    <style:style style:name="T411"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412"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413" style:parent-style-name="DefaultParagraphFont" style:family="text">
      <style:text-properties fo:font-style="italic" style:font-style-asian="italic" style:font-style-complex="italic"/>
    </style:style>
    <style:style style:name="T414" style:parent-style-name="DefaultParagraphFont" style:family="text">
      <style:text-properties fo:font-style="italic" style:font-style-asian="italic" style:font-style-complex="italic"/>
    </style:style>
    <style:style style:name="T415" style:parent-style-name="DefaultParagraphFont" style:family="text">
      <style:text-properties fo:font-style="italic" style:font-style-asian="italic" style:font-style-complex="italic"/>
    </style:style>
    <style:style style:name="P416" style:parent-style-name="Textbody" style:family="paragraph">
      <style:paragraph-properties fo:margin-left="0.4923in">
        <style:tab-stops/>
      </style:paragraph-properties>
    </style:style>
    <style:style style:name="T417" style:parent-style-name="DefaultParagraphFont" style:family="text">
      <style:text-properties fo:font-style="italic" style:font-style-asian="italic" style:font-style-complex="italic"/>
    </style:style>
    <style:style style:name="T41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419" style:parent-style-name="DefaultParagraphFont" style:family="text">
      <style:text-properties fo:font-style="italic" style:font-style-asian="italic" style:font-style-complex="italic"/>
    </style:style>
    <style:style style:name="T420"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421" style:parent-style-name="DefaultParagraphFont" style:family="text">
      <style:text-properties fo:font-style="italic" style:font-style-asian="italic" style:font-style-complex="italic"/>
    </style:style>
    <style:style style:name="P422" style:parent-style-name="Standard" style:family="paragraph">
      <style:paragraph-properties style:line-height-at-least="0.1465in"/>
    </style:style>
    <style:style style:name="T423" style:parent-style-name="DefaultParagraphFont" style:family="text">
      <style:text-properties style:font-name="Verdana" style:font-name-complex="Verdana" fo:color="#000000" fo:font-size="10pt" style:font-size-asian="10pt" style:font-size-complex="10pt"/>
    </style:style>
    <style:style style:name="T424" style:parent-style-name="DefaultParagraphFont" style:family="text">
      <style:text-properties style:font-name="Verdana" style:font-name-complex="Verdana" fo:color="#000000" fo:font-size="10pt" style:font-size-asian="10pt" style:font-size-complex="10pt"/>
    </style:style>
    <style:style style:name="T425"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426" style:parent-style-name="DefaultParagraphFont" style:family="text">
      <style:text-properties style:font-name="Verdana" style:font-name-complex="Verdana" fo:color="#000000" fo:font-size="10pt" style:font-size-asian="10pt" style:font-size-complex="10pt"/>
    </style:style>
    <style:style style:name="P427"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428" style:parent-style-name="Standard" style:family="paragraph">
      <style:paragraph-properties style:line-height-at-least="0.1465in"/>
    </style:style>
    <style:style style:name="T429" style:parent-style-name="DefaultParagraphFont" style:family="text">
      <style:text-properties style:font-name="Verdana" style:font-name-complex="Verdana" fo:color="#000000" fo:font-size="10pt" style:font-size-asian="10pt" style:font-size-complex="10pt"/>
    </style:style>
    <style:style style:name="T430"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431"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432"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433"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434"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435" style:parent-style-name="Standard" style:family="paragraph">
      <style:paragraph-properties style:line-height-at-least="0.1465in"/>
    </style:style>
    <style:style style:name="T436" style:parent-style-name="DefaultParagraphFont" style:family="text">
      <style:text-properties style:font-name="Verdana" style:font-name-complex="Verdana" fo:color="#000000" fo:font-size="10pt" style:font-size-asian="10pt" style:font-size-complex="10pt"/>
    </style:style>
    <style:style style:name="T437"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438"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439"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440" style:parent-style-name="Standard" style:family="paragraph">
      <style:paragraph-properties style:line-height-at-least="0.1465in"/>
      <style:text-properties style:font-name="Verdana" style:font-name-complex="Verdana" fo:font-style="italic" style:font-style-asian="italic" style:font-style-complex="italic" fo:color="#000000" fo:font-size="10pt" style:font-size-asian="10pt" style:font-size-complex="10pt"/>
    </style:style>
    <style:style style:name="P441" style:parent-style-name="Standard" style:family="paragraph">
      <style:paragraph-properties style:line-height-at-least="0.1465in"/>
    </style:style>
    <style:style style:name="T442"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443"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444" style:parent-style-name="DefaultParagraphFont" style:family="text">
      <style:text-properties style:font-name="Verdana" style:font-name-complex="Verdana" fo:color="#000000" fo:font-size="10pt" style:font-size-asian="10pt" style:font-size-complex="10pt"/>
    </style:style>
    <style:style style:name="T445" style:parent-style-name="DefaultParagraphFont" style:family="text">
      <style:text-properties style:font-name="Verdana"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446" style:parent-style-name="DefaultParagraphFont" style:family="text">
      <style:text-properties style:font-name="Verdana" style:font-name-complex="Verdana" fo:color="#000000" fo:font-size="10pt" style:font-size-asian="10pt" style:font-size-complex="10pt"/>
    </style:style>
    <style:style style:name="T447" style:parent-style-name="DefaultParagraphFont" style:family="text">
      <style:text-properties style:font-name="Verdana"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448" style:parent-style-name="DefaultParagraphFont" style:family="text">
      <style:text-properties style:font-name="Verdana" style:font-name-complex="Verdana" fo:color="#000000" fo:font-size="10pt" style:font-size-asian="10pt" style:font-size-complex="10pt"/>
    </style:style>
    <style:style style:name="P449"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450" style:parent-style-name="Standard" style:family="paragraph">
      <style:paragraph-properties style:line-height-at-least="0.1465in"/>
    </style:style>
    <style:style style:name="T451"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452"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453" style:parent-style-name="Standard" style:family="paragraph">
      <style:paragraph-properties style:line-height-at-least="0.1465in"/>
    </style:style>
    <style:style style:name="T454"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455" style:parent-style-name="Standard" style:family="paragraph">
      <style:paragraph-properties style:line-height-at-least="0.1465in"/>
      <style:text-properties style:font-name="Verdana" style:font-name-complex="Verdana" fo:font-style="italic" style:font-style-asian="italic" style:font-style-complex="italic" fo:color="#000000" fo:font-size="10pt" style:font-size-asian="10pt" style:font-size-complex="10pt"/>
    </style:style>
    <style:style style:name="P456" style:parent-style-name="Standard" style:family="paragraph">
      <style:paragraph-properties style:line-height-at-least="0.1465in"/>
    </style:style>
    <style:style style:name="T457" style:parent-style-name="DefaultParagraphFont" style:family="text">
      <style:text-properties style:font-name="Verdana" style:font-name-complex="Verdana" fo:color="#000000" fo:font-size="10pt" style:font-size-asian="10pt" style:font-size-complex="10pt"/>
    </style:style>
    <style:style style:name="T458" style:parent-style-name="DefaultParagraphFont" style:family="text">
      <style:text-properties style:font-name="Verdana" style:font-name-complex="Verdana" fo:color="#000000" fo:font-size="10pt" style:font-size-asian="10pt" style:font-size-complex="10pt"/>
    </style:style>
    <style:style style:name="T459"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460" style:parent-style-name="DefaultParagraphFont" style:family="text">
      <style:text-properties style:font-name="Verdana" style:font-name-complex="Verdana" fo:color="#000000" fo:font-size="10pt" style:font-size-asian="10pt" style:font-size-complex="10pt"/>
    </style:style>
    <style:style style:name="P461"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462" style:parent-style-name="Standard" style:family="paragraph">
      <style:paragraph-properties style:line-height-at-least="0.1465in" fo:margin-left="0.4923in">
        <style:tab-stops/>
      </style:paragraph-properties>
    </style:style>
    <style:style style:name="T463"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464" style:parent-style-name="Standard" style:family="paragraph">
      <style:paragraph-properties style:line-height-at-least="0.1465in"/>
      <style:text-properties style:font-name="Verdana" style:font-name-complex="Verdana" fo:font-style="italic" style:font-style-asian="italic" style:font-style-complex="italic" fo:color="#000000" fo:font-size="10pt" style:font-size-asian="10pt" style:font-size-complex="10pt"/>
    </style:style>
    <style:style style:name="P465"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466"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467" style:parent-style-name="Standard" style:family="paragraph">
      <style:paragraph-properties style:line-height-at-least="0.1465in"/>
    </style:style>
    <style:style style:name="T468" style:parent-style-name="DefaultParagraphFont" style:family="text">
      <style:text-properties style:font-name="Verdana" style:font-name-complex="Verdana" fo:color="#000000" fo:font-size="10pt" style:font-size-asian="10pt" style:font-size-complex="10pt"/>
    </style:style>
    <style:style style:name="T469"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470"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471"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472" style:parent-style-name="Textbody" style:family="paragraph">
      <style:paragraph-properties fo:margin-bottom="0in" style:line-height-at-least="0.1666in"/>
    </style:style>
    <style:style style:name="T473" style:parent-style-name="DefaultParagraphFont" style:family="text">
      <style:text-properties style:font-name-complex="Verdana" fo:color="#000000" fo:font-size="10pt" style:font-size-asian="10pt" style:font-size-complex="10pt"/>
    </style:style>
    <style:style style:name="P474"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475"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476" style:parent-style-name="Textbody" style:family="paragraph">
      <style:paragraph-properties fo:margin-bottom="0in" style:line-height-at-least="0.1666in"/>
    </style:style>
    <style:style style:name="T477" style:parent-style-name="DefaultParagraphFont" style:family="text">
      <style:text-properties style:font-name-complex="Verdana" fo:color="#000000" fo:font-size="10pt" style:font-size-asian="10pt" style:font-size-complex="10pt"/>
    </style:style>
    <style:style style:name="P478"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479" style:parent-style-name="Textbody" style:family="paragraph">
      <style:paragraph-properties fo:margin-bottom="0in" style:line-height-at-least="0.1666in"/>
    </style:style>
    <style:style style:name="T480" style:parent-style-name="DefaultParagraphFont" style:family="text">
      <style:text-properties style:font-name-complex="Verdana" fo:color="#000000" fo:font-size="10pt" style:font-size-asian="10pt" style:font-size-complex="10pt"/>
    </style:style>
    <style:style style:name="T481" style:parent-style-name="StrongEmphasis" style:family="text">
      <style:text-properties style:font-name-complex="Verdana" fo:font-weight="normal" style:font-weight-asian="normal" fo:color="#000000" fo:font-size="10pt" style:font-size-asian="10pt" style:font-size-complex="10pt"/>
    </style:style>
    <style:style style:name="T482" style:parent-style-name="DefaultParagraphFont" style:family="text">
      <style:text-properties style:font-name-complex="Verdana" fo:color="#000000" fo:font-size="10pt" style:font-size-asian="10pt" style:font-size-complex="10pt"/>
    </style:style>
    <style:style style:name="P483" style:parent-style-name="Textbody" style:family="paragraph">
      <style:paragraph-properties fo:margin-bottom="0in" style:line-height-at-least="0.1666in"/>
      <style:text-properties style:font-name-complex="Verdana" fo:color="#000000" fo:font-size="10pt" style:font-size-asian="10pt" style:font-size-complex="10pt"/>
    </style:style>
    <style:style style:name="P484" style:parent-style-name="NormalWeb" style:family="paragraph">
      <style:paragraph-properties style:line-height-at-least="0.1465in"/>
    </style:style>
    <style:style style:name="T485" style:parent-style-name="DefaultParagraphFont" style:family="text">
      <style:text-properties style:font-name-complex="Verdana" fo:font-weight="bold" style:font-weight-asian="bold" style:font-weight-complex="bold" fo:font-size="10pt" style:font-size-asian="10pt" style:font-size-complex="10pt"/>
    </style:style>
    <style:style style:name="T486" style:parent-style-name="DefaultParagraphFont" style:family="text">
      <style:text-properties style:font-name-complex="Verdana" fo:font-size="10pt" style:font-size-asian="10pt" style:font-size-complex="10pt"/>
    </style:style>
    <style:style style:name="P487" style:parent-style-name="Textbody" style:family="paragraph"/>
    <style:style style:name="T488" style:parent-style-name="DefaultParagraphFont" style:family="text">
      <style:text-properties fo:font-size="10pt" style:font-size-asian="10pt" style:font-size-complex="10pt"/>
    </style:style>
    <style:style style:name="P489" style:parent-style-name="Textbody" style:family="paragraph">
      <style:text-properties fo:font-size="10pt" style:font-size-asian="10pt" style:font-size-complex="10pt"/>
    </style:style>
    <style:style style:name="P490" style:parent-style-name="Textbody" style:family="paragraph">
      <style:text-properties fo:font-size="10pt" style:font-size-asian="10pt" style:font-size-complex="10pt"/>
    </style:style>
    <style:style style:name="P491" style:parent-style-name="Textbody" style:family="paragraph">
      <style:text-properties fo:font-size="10pt" style:font-size-asian="10pt" style:font-size-complex="10pt"/>
    </style:style>
    <style:style style:name="P492" style:parent-style-name="Textbody" style:family="paragraph">
      <style:text-properties fo:font-size="10pt" style:font-size-asian="10pt" style:font-size-complex="10pt"/>
    </style:style>
    <style:style style:name="P493" style:parent-style-name="Textbody" style:family="paragraph">
      <style:text-properties style:font-name-complex="Verdana" fo:color="#000000" fo:font-size="10pt" style:font-size-asian="10pt" style:font-size-complex="10pt"/>
    </style:style>
    <style:style style:name="P494" style:parent-style-name="Textbody" style:family="paragraph">
      <style:text-properties fo:color="#000000" fo:font-size="10pt" style:font-size-asian="10pt" style:font-size-complex="10pt"/>
    </style:style>
    <style:style style:name="P495" style:parent-style-name="Textbody" style:family="paragraph">
      <style:text-properties fo:color="#000000" fo:font-size="10pt" style:font-size-asian="10pt" style:font-size-complex="10pt"/>
    </style:style>
    <style:style style:name="P496" style:parent-style-name="Textbody" style:family="paragraph">
      <style:text-properties fo:color="#000000" fo:font-size="10pt" style:font-size-asian="10pt" style:font-size-complex="10pt"/>
    </style:style>
    <style:style style:name="P497" style:parent-style-name="Textbody" style:family="paragraph">
      <style:text-properties style:font-name-complex="Verdana" fo:font-weight="bold" style:font-weight-asian="bold" style:font-weight-complex="bold" fo:color="#000000" fo:font-size="10pt" style:font-size-asian="10pt" style:font-size-complex="10pt" fo:background-color="#FFFFFF"/>
    </style:style>
    <style:style style:name="P498" style:parent-style-name="Standard"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499"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500" style:parent-style-name="Standard" style:family="paragraph">
      <style:paragraph-properties style:line-height-at-least="0.1465in"/>
      <style:text-properties style:font-name-complex="Verdana" fo:color="#000000" fo:font-size="10pt" style:font-size-asian="10pt" style:font-size-complex="10pt"/>
    </style:style>
    <style:style style:name="P501" style:parent-style-name="Standard" style:family="paragraph">
      <style:paragraph-properties style:line-height-at-least="0.1465in"/>
      <style:text-properties style:font-name-complex="Verdana" fo:color="#000000" fo:font-size="10pt" style:font-size-asian="10pt" style:font-size-complex="10pt"/>
    </style:style>
    <style:style style:name="P502" style:parent-style-name="Standard" style:family="paragraph">
      <style:paragraph-properties style:line-height-at-least="0.1465in"/>
      <style:text-properties style:font-name-complex="Verdana" fo:color="#000000" fo:font-size="10pt" style:font-size-asian="10pt" style:font-size-complex="10pt"/>
    </style:style>
    <style:style style:name="P503" style:parent-style-name="Standard" style:family="paragraph">
      <style:paragraph-properties style:line-height-at-least="0.1465in"/>
      <style:text-properties style:font-name-complex="Verdana" fo:color="#000000" fo:font-size="10pt" style:font-size-asian="10pt" style:font-size-complex="10pt"/>
    </style:style>
    <style:style style:name="P504" style:parent-style-name="Standard" style:family="paragraph">
      <style:paragraph-properties style:line-height-at-least="0.1465in"/>
      <style:text-properties style:font-name-complex="Verdana" fo:color="#000000" fo:font-size="10pt" style:font-size-asian="10pt" style:font-size-complex="10pt"/>
    </style:style>
    <style:style style:name="P505" style:parent-style-name="Standard" style:family="paragraph">
      <style:paragraph-properties style:line-height-at-least="0.1465in"/>
      <style:text-properties style:font-name-complex="Verdana" fo:color="#000000" fo:font-size="10pt" style:font-size-asian="10pt" style:font-size-complex="10pt"/>
    </style:style>
    <style:style style:name="P506" style:parent-style-name="Standard" style:family="paragraph">
      <style:paragraph-properties style:line-height-at-least="0.1465in"/>
      <style:text-properties style:font-name-complex="Verdana" fo:color="#000000" fo:font-size="10pt" style:font-size-asian="10pt" style:font-size-complex="10pt"/>
    </style:style>
    <style:style style:name="P507" style:parent-style-name="Standard" style:family="paragraph">
      <style:paragraph-properties style:line-height-at-least="0.1465in"/>
      <style:text-properties style:font-name-complex="Verdana" fo:color="#000000" fo:font-size="10pt" style:font-size-asian="10pt" style:font-size-complex="10pt"/>
    </style:style>
    <style:style style:name="P508"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509"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TableColumn511" style:family="table-column">
      <style:table-column-properties style:column-width="3.4625in" style:use-optimal-column-width="false"/>
    </style:style>
    <style:style style:name="TableColumn512" style:family="table-column">
      <style:table-column-properties style:column-width="3.4625in" style:use-optimal-column-width="false"/>
    </style:style>
    <style:style style:name="Table510" style:family="table">
      <style:table-properties style:width="6.925in" fo:margin-left="0.0312in" table:align="left"/>
    </style:style>
    <style:style style:name="TableRow513" style:family="table-row">
      <style:table-row-properties style:use-optimal-row-height="false"/>
    </style:style>
    <style:style style:name="TableCell514" style:family="table-cell">
      <style:table-cell-properties fo:border-top="0.0034in solid #000000" fo:border-left="0.0034in solid #000000" fo:border-bottom="0.0034in solid #000000" fo:border-right="none" fo:background-color="#EEEEEE" fo:padding-top="0.0381in" fo:padding-left="0.0381in" fo:padding-bottom="0.0381in" fo:padding-right="0.0381in"/>
    </style:style>
    <style:style style:name="P515" style:parent-style-name="Standard" style:family="paragraph">
      <style:paragraph-properties fo:text-align="center" style:line-height-at-least="0.1465in"/>
      <style:text-properties style:font-name="Verdana" style:font-name-complex="Verdana" fo:font-weight="bold" style:font-weight-asian="bold" style:font-weight-complex="bold" fo:color="#000000" fo:font-size="10pt" style:font-size-asian="10pt" style:font-size-complex="10pt"/>
    </style:style>
    <style:style style:name="TableCell516" style:family="table-cell">
      <style:table-cell-properties fo:border="0.0034in solid #000000" fo:background-color="#EEEEEE" fo:padding-top="0.0381in" fo:padding-left="0.0381in" fo:padding-bottom="0.0381in" fo:padding-right="0.0381in"/>
    </style:style>
    <style:style style:name="P517" style:parent-style-name="TableContents" style:family="paragraph">
      <style:paragraph-properties fo:text-align="center"/>
      <style:text-properties style:font-name="Verdana" style:font-name-complex="Verdana" fo:font-weight="bold" style:font-weight-asian="bold" style:font-weight-complex="bold" fo:font-size="10pt" style:font-size-asian="10pt" style:font-size-complex="10pt"/>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P520" style:parent-style-name="Textbody" style:family="paragraph">
      <style:text-properties fo:font-size="10pt" style:font-size-asian="10pt" style:font-size-complex="10pt"/>
    </style:style>
    <style:style style:name="TableCell521"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522" style:parent-style-name="Textbody" style:family="paragraph">
      <style:text-properties fo:font-size="10pt" style:font-size-asian="10pt" style:font-size-complex="10pt"/>
    </style:style>
    <style:style style:name="P523" style:parent-style-name="Textbody" style:family="paragraph">
      <style:text-properties fo:font-size="10pt" style:font-size-asian="10pt" style:font-size-complex="10pt"/>
    </style:style>
    <style:style style:name="P524" style:parent-style-name="Textbody" style:family="paragraph"/>
    <style:style style:name="T525" style:parent-style-name="DefaultParagraphFont" style:family="text">
      <style:text-properties fo:color="#000000" fo:font-size="10pt" style:font-size-asian="10pt" style:font-size-complex="10pt"/>
    </style:style>
    <style:style style:name="T526" style:parent-style-name="DefaultParagraphFont" style:family="text">
      <style:text-properties fo:color="#000000" fo:font-size="10pt" style:font-size-asian="10pt" style:font-size-complex="10pt" style:text-underline-type="single" style:text-underline-style="solid" style:text-underline-width="auto" style:text-underline-mode="continuous"/>
    </style:style>
    <style:style style:name="T527" style:parent-style-name="DefaultParagraphFont" style:family="text">
      <style:text-properties fo:color="#000000" fo:font-size="10pt" style:font-size-asian="10pt" style:font-size-complex="10pt"/>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P530" style:parent-style-name="Textbody" style:family="paragraph">
      <style:text-properties fo:font-size="10pt" style:font-size-asian="10pt" style:font-size-complex="10pt"/>
    </style:style>
    <style:style style:name="P531" style:parent-style-name="Standard" style:family="paragraph">
      <style:paragraph-properties style:line-height-at-least="0.1465in"/>
      <style:text-properties style:font-name-complex="Verdana" fo:font-size="10pt" style:font-size-asian="10pt" style:font-size-complex="10pt"/>
    </style:style>
    <style:style style:name="P532" style:parent-style-name="Standard" style:family="paragraph">
      <style:paragraph-properties style:line-height-at-least="0.1465in"/>
      <style:text-properties style:font-name-complex="Verdana" fo:font-size="10pt" style:font-size-asian="10pt" style:font-size-complex="10pt"/>
    </style:style>
    <style:style style:name="P533" style:parent-style-name="Standard" style:family="paragraph">
      <style:paragraph-properties style:line-height-at-least="0.1465in"/>
      <style:text-properties style:font-name-complex="Verdana" fo:font-size="10pt" style:font-size-asian="10pt" style:font-size-complex="10pt"/>
    </style:style>
    <style:style style:name="P534" style:parent-style-name="Standard" style:family="paragraph">
      <style:paragraph-properties style:line-height-at-least="0.1465in"/>
      <style:text-properties style:font-name-complex="Verdana" fo:font-size="10pt" style:font-size-asian="10pt" style:font-size-complex="10pt"/>
    </style:style>
    <style:style style:name="TableCell535"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536" style:parent-style-name="Textbody" style:family="paragraph">
      <style:text-properties fo:font-size="10pt" style:font-size-asian="10pt" style:font-size-complex="10pt"/>
    </style:style>
    <style:style style:name="P537" style:parent-style-name="Textbody" style:family="paragraph">
      <style:text-properties fo:font-size="10pt" style:font-size-asian="10pt" style:font-size-complex="10pt"/>
    </style:style>
    <style:style style:name="P538" style:parent-style-name="Textbody" style:family="paragraph">
      <style:text-properties fo:font-size="10pt" style:font-size-asian="10pt" style:font-size-complex="10pt"/>
    </style:style>
    <style:style style:name="P539" style:parent-style-name="Textbody" style:family="paragraph">
      <style:text-properties fo:font-size="10pt" style:font-size-asian="10pt" style:font-size-complex="10pt"/>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542" style:parent-style-name="DefaultParagraphFont" style:family="text">
      <style:text-properties fo:font-size="10pt" style:font-size-asian="10pt" style:font-size-complex="10pt"/>
    </style:style>
    <style:style style:name="T543" style:parent-style-name="Emphasis" style:family="text">
      <style:text-properties fo:font-style="normal" style:font-style-asian="normal" fo:font-size="10pt" style:font-size-asian="10pt" style:font-size-complex="10pt"/>
    </style:style>
    <style:style style:name="P544" style:parent-style-name="Textbody" style:family="paragraph">
      <style:text-properties fo:font-size="10pt" style:font-size-asian="10pt" style:font-size-complex="10pt"/>
    </style:style>
    <style:style style:name="P545" style:parent-style-name="Textbody" style:family="paragraph">
      <style:text-properties fo:font-size="10pt" style:font-size-asian="10pt" style:font-size-complex="10pt"/>
    </style:style>
    <style:style style:name="P546" style:parent-style-name="NormalWeb" style:family="paragraph">
      <style:paragraph-properties style:line-height-at-least="0.1465in"/>
      <style:text-properties style:font-name-complex="Verdana" fo:color="#000000" fo:font-size="10pt" style:font-size-asian="10pt" style:font-size-complex="10pt"/>
    </style:style>
    <style:style style:name="TableCell547"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548" style:parent-style-name="Textbody" style:family="paragraph">
      <style:text-properties fo:font-size="10pt" style:font-size-asian="10pt" style:font-size-complex="10pt"/>
    </style:style>
    <style:style style:name="P549" style:parent-style-name="Textbody" style:family="paragraph">
      <style:text-properties fo:font-size="10pt" style:font-size-asian="10pt" style:font-size-complex="10pt"/>
    </style:style>
    <style:style style:name="P550" style:parent-style-name="Textbody" style:family="paragraph">
      <style:text-properties fo:font-size="10pt" style:font-size-asian="10pt" style:font-size-complex="10pt"/>
    </style:style>
    <style:style style:name="P551" style:parent-style-name="Textbody" style:family="paragraph">
      <style:text-properties fo:font-size="10pt" style:font-size-asian="10pt" style:font-size-complex="10pt"/>
    </style:style>
    <style:style style:name="P552" style:parent-style-name="Textbody" style:family="paragraph">
      <style:text-properties fo:font-size="10pt" style:font-size-asian="10pt" style:font-size-complex="10pt"/>
    </style:style>
    <style:style style:name="P553" style:parent-style-name="Textbody" style:family="paragraph">
      <style:text-properties fo:font-size="10pt" style:font-size-asian="10pt" style:font-size-complex="10pt"/>
    </style:style>
    <style:style style:name="P554" style:parent-style-name="Textbody" style:family="paragraph"/>
    <style:style style:name="T555" style:parent-style-name="Emphasis" style:family="text">
      <style:text-properties fo:font-style="normal" style:font-style-asian="normal" fo:font-size="10pt" style:font-size-asian="10pt" style:font-size-complex="10pt"/>
    </style:style>
    <style:style style:name="P556" style:parent-style-name="Textbody" style:family="paragraph"/>
    <style:style style:name="T557" style:parent-style-name="Emphasis" style:family="text">
      <style:text-properties fo:font-style="normal" style:font-style-asian="normal" fo:font-size="10pt" style:font-size-asian="10pt" style:font-size-complex="10pt"/>
    </style:style>
    <style:style style:name="P558" style:parent-style-name="NormalWeb" style:family="paragraph">
      <style:paragraph-properties style:line-height-at-least="0.1465in"/>
      <style:text-properties style:font-name-complex="Verdana" fo:color="#000000" fo:font-size="10pt" style:font-size-asian="10pt" style:font-size-complex="10pt"/>
    </style:style>
    <style:style style:name="TableRow559" style:family="table-row">
      <style:table-row-properties style:use-optimal-row-height="false"/>
    </style:style>
    <style:style style:name="TableCell560"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561" style:parent-style-name="DefaultParagraphFont" style:family="text">
      <style:text-properties fo:color="#000000" fo:font-size="10pt" style:font-size-asian="10pt" style:font-size-complex="10pt"/>
    </style:style>
    <style:style style:name="P562" style:parent-style-name="Textbody" style:family="paragraph">
      <style:text-properties fo:color="#000000" fo:font-size="10pt" style:font-size-asian="10pt" style:font-size-complex="10pt"/>
    </style:style>
    <style:style style:name="TableCell563"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564" style:parent-style-name="Textbody" style:family="paragraph">
      <style:text-properties fo:font-size="10pt" style:font-size-asian="10pt" style:font-size-complex="10pt"/>
    </style:style>
    <style:style style:name="P565" style:parent-style-name="Textbody" style:family="paragraph">
      <style:text-properties fo:font-size="10pt" style:font-size-asian="10pt" style:font-size-complex="10pt"/>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P568" style:parent-style-name="Textbody" style:family="paragraph">
      <style:text-properties fo:font-size="10pt" style:font-size-asian="10pt" style:font-size-complex="10pt"/>
    </style:style>
    <style:style style:name="P569" style:parent-style-name="Textbody" style:family="paragraph">
      <style:text-properties fo:font-size="10pt" style:font-size-asian="10pt" style:font-size-complex="10pt"/>
    </style:style>
    <style:style style:name="TableCell570"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571" style:parent-style-name="Textbody" style:family="paragraph">
      <style:text-properties fo:font-size="10pt" style:font-size-asian="10pt" style:font-size-complex="10pt"/>
    </style:style>
    <style:style style:name="P572" style:parent-style-name="Textbody" style:family="paragraph">
      <style:paragraph-properties style:line-height-at-least="0.2708in"/>
    </style:style>
    <style:style style:name="T573" style:parent-style-name="DefaultParagraphFont" style:family="text">
      <style:text-properties fo:color="#3B3835" fo:font-size="10pt" style:font-size-asian="10pt" style:font-size-complex="10pt"/>
    </style:style>
    <style:style style:name="P574" style:parent-style-name="Textbody" style:family="paragraph">
      <style:paragraph-properties style:line-height-at-least="0.2708in"/>
    </style:style>
    <style:style style:name="T575" style:parent-style-name="DefaultParagraphFont" style:family="text">
      <style:text-properties fo:color="#3B3835" fo:font-size="10pt" style:font-size-asian="10pt" style:font-size-complex="10pt"/>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P578" style:parent-style-name="Textbody" style:family="paragraph">
      <style:text-properties fo:font-size="10pt" style:font-size-asian="10pt" style:font-size-complex="10pt"/>
    </style:style>
    <style:style style:name="TableCell579"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580" style:parent-style-name="Textbody" style:family="paragraph">
      <style:text-properties fo:font-size="10pt" style:font-size-asian="10pt" style:font-size-complex="10pt"/>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ableCell583"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584" style:parent-style-name="Textbody" style:family="paragraph">
      <style:text-properties style:font-name-complex="Verdana" fo:font-size="10pt" style:font-size-asian="10pt" style:font-size-complex="10pt"/>
    </style:style>
    <style:style style:name="P585" style:parent-style-name="Textbody" style:family="paragraph"/>
    <style:style style:name="T586" style:parent-style-name="DefaultParagraphFont" style:family="text">
      <style:text-properties fo:color="#000000"/>
    </style:style>
    <style:style style:name="T587" style:parent-style-name="DefaultParagraphFont" style:family="text">
      <style:text-properties fo:color="#000080" fo:font-size="14pt" style:font-size-asian="14pt"/>
    </style:style>
    <style:style style:name="P588" style:parent-style-name="Textbody" style:family="paragraph"/>
    <style:style style:name="P589" style:parent-style-name="Textbody" style:family="paragraph"/>
    <style:style style:name="TableRow590" style:family="table-row">
      <style:table-row-properties style:use-optimal-row-height="false"/>
    </style:style>
    <style:style style:name="TableCell591"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ableCell592"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593" style:parent-style-name="Textbody" style:family="paragraph"/>
    <style:style style:name="P594" style:parent-style-name="Textbody" style:family="paragraph"/>
    <style:style style:name="P595" style:parent-style-name="Textbody" style:family="paragraph">
      <style:text-properties fo:color="#000000"/>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ableCell598"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599" style:parent-style-name="Standard" style:family="paragraph">
      <style:paragraph-properties style:line-height-at-least="0.1465in"/>
      <style:text-properties style:font-name="Verdana" style:font-name-complex="Verdana" fo:font-size="10pt" style:font-size-asian="10pt" style:font-size-complex="10pt"/>
    </style:style>
    <style:style style:name="P600" style:parent-style-name="NormalWeb" style:family="paragraph">
      <style:paragraph-properties style:line-height-at-least="0.1465in"/>
      <style:text-properties style:font-name="Verdana" style:font-name-complex="Verdana" fo:font-size="10pt" style:font-size-asian="10pt" style:font-size-complex="10pt"/>
    </style:style>
    <style:style style:name="P601" style:parent-style-name="TableContents" style:family="paragraph">
      <style:text-properties style:font-name="Verdana" style:font-name-complex="Verdana" fo:color="#000000" fo:font-size="10pt" style:font-size-asian="10pt" style:font-size-complex="10pt"/>
    </style:style>
    <style:style style:name="P602"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T603" style:parent-style-name="DefaultParagraphFont" style:family="text">
      <style:text-properties style:font-name-complex="Verdana" fo:font-weight="bold" style:font-weight-asian="bold" style:font-weight-complex="bold" fo:color="#000000" fo:font-size="10pt" style:font-size-asian="10pt" style:font-size-complex="10pt" fo:background-color="#FFFFFF"/>
    </style:style>
    <style:style style:name="P604" style:parent-style-name="Textbody" style:family="paragraph">
      <style:text-properties style:font-name-complex="Verdana" fo:font-weight="bold" style:font-weight-asian="bold" style:font-weight-complex="bold" fo:color="#000000" fo:font-size="10pt" style:font-size-asian="10pt" style:font-size-complex="10pt" fo:background-color="#FFFFFF"/>
    </style:style>
    <style:style style:name="T605" style:parent-style-name="DefaultParagraphFont" style:family="text">
      <style:text-properties style:font-name-complex="Verdana" fo:font-weight="bold" style:font-weight-asian="bold" style:font-weight-complex="bold" fo:color="#000000" fo:font-size="10pt" style:font-size-asian="10pt" style:font-size-complex="10pt" fo:background-color="#FFFFFF"/>
    </style:style>
    <style:style style:name="T606" style:parent-style-name="StrongEmphasis" style:family="text">
      <style:text-properties style:font-name-complex="Verdana" fo:font-weight="normal" style:font-weight-asian="normal" fo:color="#000000" fo:background-color="#FFFFFF"/>
    </style:style>
    <style:style style:name="T607" style:parent-style-name="DefaultParagraphFont" style:family="text">
      <style:text-properties style:font-name-complex="Verdana" fo:font-weight="bold" style:font-weight-asian="bold" style:font-weight-complex="bold" fo:color="#000000" fo:font-size="10pt" style:font-size-asian="10pt" style:font-size-complex="10pt" fo:background-color="#FFFFFF"/>
    </style:style>
    <style:style style:name="T608" style:parent-style-name="DefaultParagraphFont" style:family="text">
      <style:text-properties style:font-name-complex="Verdana" fo:font-weight="bold" style:font-weight-asian="bold" style:font-weight-complex="bold" fo:color="#000000" fo:font-size="10pt" style:font-size-asian="10pt" style:font-size-complex="10pt" fo:background-color="#FFFFFF"/>
    </style:style>
    <style:style style:name="T609" style:parent-style-name="DefaultParagraphFont" style:family="text">
      <style:text-properties style:font-name-complex="Verdana" fo:color="#000000" fo:font-size="10pt" style:font-size-asian="10pt" style:font-size-complex="10pt" fo:background-color="#FFFFFF"/>
    </style:style>
    <style:style style:name="T610" style:parent-style-name="DefaultParagraphFont" style:family="text">
      <style:text-properties style:font-name-complex="Verdana" fo:color="#000000" fo:font-size="10pt" style:font-size-asian="10pt" style:font-size-complex="10pt"/>
    </style:style>
    <style:style style:name="T61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612" style:parent-style-name="DefaultParagraphFont" style:family="text">
      <style:text-properties style:font-name-complex="Verdana" fo:color="#000000" fo:font-size="10pt" style:font-size-asian="10pt" style:font-size-complex="10pt"/>
    </style:style>
    <style:style style:name="P613" style:parent-style-name="NormalWeb" style:family="paragraph">
      <style:paragraph-properties fo:margin-top="0in" fo:margin-bottom="0in" style:line-height-at-least="0.1465in"/>
      <style:text-properties style:font-name-complex="Verdana" fo:color="#000000" fo:font-size="10pt" style:font-size-asian="10pt" style:font-size-complex="10pt"/>
    </style:style>
    <style:style style:name="P614" style:parent-style-name="NormalWeb" style:family="paragraph">
      <style:paragraph-properties fo:margin-top="0in" fo:margin-bottom="0in" style:line-height-at-least="0.1465in"/>
      <style:text-properties style:font-name-complex="Verdana" fo:color="#000000" fo:font-size="10pt" style:font-size-asian="10pt" style:font-size-complex="10pt"/>
    </style:style>
    <style:style style:name="P615" style:parent-style-name="NormalWeb" style:family="paragraph">
      <style:paragraph-properties fo:margin-top="0in" fo:margin-bottom="0in" style:line-height-at-least="0.1465in"/>
      <style:text-properties style:font-name-complex="Verdana" fo:font-weight="bold" style:font-weight-asian="bold" style:font-weight-complex="bold" fo:color="#000000" fo:font-size="10pt" style:font-size-asian="10pt" style:font-size-complex="10pt" fo:background-color="#FFFFFF"/>
    </style:style>
    <style:style style:name="P616" style:parent-style-name="Textbody" style:family="paragraph">
      <style:paragraph-properties fo:margin-bottom="0in" style:line-height-at-least="0.1666in"/>
      <style:text-properties style:font-name-complex="Verdana" fo:font-weight="bold" style:font-weight-asian="bold" style:font-weight-complex="bold" fo:color="#000000" fo:font-size="10pt" style:font-size-asian="10pt" style:font-size-complex="10pt"/>
    </style:style>
    <style:style style:name="P617" style:parent-style-name="Textbody" style:family="paragraph">
      <style:paragraph-properties fo:margin-bottom="0in" style:line-height-at-least="0.1666in"/>
    </style:style>
    <style:style style:name="T618"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619" style:parent-style-name="DefaultParagraphFont" style:family="text">
      <style:text-properties style:font-name-complex="Verdana" fo:color="#000000" fo:font-size="10pt" style:font-size-asian="10pt" style:font-size-complex="10pt"/>
    </style:style>
    <style:style style:name="T620"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621" style:parent-style-name="DefaultParagraphFont" style:family="text">
      <style:text-properties style:font-name-complex="Verdana" fo:color="#000000" fo:font-size="10pt" style:font-size-asian="10pt" style:font-size-complex="10pt"/>
    </style:style>
    <style:style style:name="T622"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623" style:parent-style-name="DefaultParagraphFont" style:family="text">
      <style:text-properties style:font-name-complex="Verdana" fo:color="#000000" fo:font-size="10pt" style:font-size-asian="10pt" style:font-size-complex="10pt"/>
    </style:style>
    <style:style style:name="T624"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625" style:parent-style-name="DefaultParagraphFont" style:family="text">
      <style:text-properties style:font-name-complex="Verdana" fo:color="#000000" fo:font-size="10pt" style:font-size-asian="10pt" style:font-size-complex="10pt"/>
    </style:style>
    <style:style style:name="P626" style:parent-style-name="Textbody" style:family="paragraph">
      <style:paragraph-properties fo:margin-bottom="0.1041in" style:line-height-at-least="0.1666in"/>
      <style:text-properties style:font-name-complex="Verdana" fo:color="#000000" fo:font-size="10pt" style:font-size-asian="10pt" style:font-size-complex="10pt"/>
    </style:style>
    <style:style style:name="P627" style:parent-style-name="Textbody" style:family="paragraph">
      <style:paragraph-properties fo:margin-bottom="0.1041in" style:line-height-at-least="0.1666in"/>
    </style:style>
    <style:style style:name="T628"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629" style:parent-style-name="DefaultParagraphFont" style:family="text">
      <style:text-properties style:font-name-complex="Verdana" fo:color="#000000" fo:font-size="10pt" style:font-size-asian="10pt" style:font-size-complex="10pt"/>
    </style:style>
    <style:style style:name="T630" style:parent-style-name="DefaultParagraphFont" style:family="text">
      <style:text-properties style:font-name-complex="Verdana" fo:color="#000000" style:text-position="super 65%" fo:font-size="10pt" style:font-size-asian="10pt" style:font-size-complex="10pt"/>
    </style:style>
    <style:style style:name="T631" style:parent-style-name="DefaultParagraphFont" style:family="text">
      <style:text-properties style:font-name-complex="Verdana" fo:color="#000000" fo:font-size="10pt" style:font-size-asian="10pt" style:font-size-complex="10pt"/>
    </style:style>
    <style:style style:name="T632" style:parent-style-name="DefaultParagraphFont" style:family="text">
      <style:text-properties style:font-name-complex="Verdana" fo:color="#000000" fo:font-size="10pt" style:font-size-asian="10pt" style:font-size-complex="10pt"/>
    </style:style>
    <style:style style:name="T633" style:parent-style-name="DefaultParagraphFont" style:family="text">
      <style:text-properties style:font-name-complex="Verdana" fo:color="#000000" fo:font-size="10pt" style:font-size-asian="10pt" style:font-size-complex="10pt"/>
    </style:style>
    <style:style style:name="T634" style:parent-style-name="DefaultParagraphFont" style:family="text">
      <style:text-properties style:font-name-complex="Verdana" fo:color="#000000" fo:font-size="10pt" style:font-size-asian="10pt" style:font-size-complex="10pt"/>
    </style:style>
    <style:style style:name="T635" style:parent-style-name="DefaultParagraphFont" style:family="text">
      <style:text-properties style:font-name-complex="Verdana" fo:color="#000000" fo:font-size="10pt" style:font-size-asian="10pt" style:font-size-complex="10pt"/>
    </style:style>
    <style:style style:name="T636" style:parent-style-name="DefaultParagraphFont" style:family="text">
      <style:text-properties style:font-name-complex="Verdana" fo:color="#000000" style:text-position="super 65%" fo:font-size="10pt" style:font-size-asian="10pt" style:font-size-complex="10pt"/>
    </style:style>
    <style:style style:name="T637" style:parent-style-name="DefaultParagraphFont" style:family="text">
      <style:text-properties style:font-name-complex="Verdana" fo:color="#000000" fo:font-size="10pt" style:font-size-asian="10pt" style:font-size-complex="10pt"/>
    </style:style>
    <style:style style:name="T638" style:parent-style-name="DefaultParagraphFont" style:family="text">
      <style:text-properties style:font-name-complex="Verdana" fo:color="#000000" style:text-position="super 65%" fo:font-size="10pt" style:font-size-asian="10pt" style:font-size-complex="10pt"/>
    </style:style>
    <style:style style:name="T639" style:parent-style-name="DefaultParagraphFont" style:family="text">
      <style:text-properties style:font-name-complex="Verdana" fo:color="#000000" fo:font-size="10pt" style:font-size-asian="10pt" style:font-size-complex="10pt"/>
    </style:style>
    <style:style style:name="P640" style:parent-style-name="NormalWeb" style:family="paragraph">
      <style:paragraph-properties style:line-height-at-least="0.1465in"/>
    </style:style>
    <style:style style:name="T641"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P642" style:parent-style-name="NormalWeb" style:family="paragraph">
      <style:paragraph-properties style:line-height-at-least="0.1465in"/>
    </style:style>
    <style:style style:name="T643" style:parent-style-name="DefaultParagraphFont" style:family="text">
      <style:text-properties style:font-name-complex="Verdana" fo:color="#000000" fo:font-size="10pt" style:font-size-asian="10pt" style:font-size-complex="10pt"/>
    </style:style>
    <style:style style:name="T644" style:parent-style-name="DefaultParagraphFont" style:family="text">
      <style:text-properties style:font-name-complex="Verdana" fo:font-size="10pt" style:font-size-asian="10pt" style:font-size-complex="10pt"/>
    </style:style>
    <style:style style:name="P645" style:parent-style-name="NormalWeb" style:family="paragraph">
      <style:paragraph-properties style:line-height-at-least="0.1465in"/>
    </style:style>
    <style:style style:name="T646" style:parent-style-name="DefaultParagraphFont" style:family="text">
      <style:text-properties style:font-name-complex="Verdana" fo:font-weight="bold" style:font-weight-asian="bold" style:font-weight-complex="bold" fo:font-size="10pt" style:font-size-asian="10pt" style:font-size-complex="10pt"/>
    </style:style>
    <style:style style:name="T647" style:parent-style-name="DefaultParagraphFont" style:family="text">
      <style:text-properties fo:font-size="10pt" style:font-size-asian="10pt" style:font-size-complex="10pt"/>
    </style:style>
    <style:style style:name="T648" style:parent-style-name="DefaultParagraphFont" style:family="text">
      <style:text-properties fo:color="#333333" fo:font-size="10pt" style:font-size-asian="10pt" style:font-size-complex="10pt"/>
    </style:style>
    <style:style style:name="P649" style:parent-style-name="Textbody" style:family="paragraph">
      <style:text-properties fo:font-size="10pt" style:font-size-asian="10pt" style:font-size-complex="10pt"/>
    </style:style>
    <style:style style:name="P650" style:parent-style-name="Textbody" style:family="paragraph">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651" style:parent-style-name="Textbody" style:family="paragraph">
      <style:paragraph-properties fo:text-align="justify" fo:margin-top="0.1041in" fo:margin-bottom="0.1562in"/>
      <style:text-properties fo:color="#000000" fo:font-size="13pt" style:font-size-asian="13pt"/>
    </style:style>
    <style:style style:name="P652" style:parent-style-name="Textbody" style:family="paragraph">
      <style:paragraph-properties fo:text-align="justify" fo:margin-top="0.1041in" fo:margin-bottom="0.1562in"/>
    </style:style>
    <style:style style:name="T653" style:parent-style-name="DefaultParagraphFont" style:family="text">
      <style:text-properties fo:color="#000000" fo:font-size="13pt" style:font-size-asian="13pt"/>
    </style:style>
    <style:style style:name="T654" style:parent-style-name="DefaultParagraphFont" style:family="text">
      <style:text-properties fo:font-style="italic" style:font-style-asian="italic" fo:color="#000000" fo:font-size="13pt" style:font-size-asian="13pt"/>
    </style:style>
    <style:style style:name="T655" style:parent-style-name="DefaultParagraphFont" style:family="text">
      <style:text-properties fo:color="#000000" fo:font-size="13pt" style:font-size-asian="13pt"/>
    </style:style>
    <style:style style:name="P656" style:parent-style-name="Textbody" style:family="paragraph">
      <style:paragraph-properties fo:text-align="justify" fo:margin-top="0.1041in" fo:margin-bottom="0.1562in"/>
    </style:style>
    <style:style style:name="T657" style:parent-style-name="DefaultParagraphFont" style:family="text">
      <style:text-properties fo:color="#000000" fo:font-size="13pt" style:font-size-asian="13pt"/>
    </style:style>
    <style:style style:name="T658" style:parent-style-name="DefaultParagraphFont" style:family="text">
      <style:text-properties fo:font-style="italic" style:font-style-asian="italic" fo:color="#000000" fo:font-size="13pt" style:font-size-asian="13pt"/>
    </style:style>
    <style:style style:name="T659" style:parent-style-name="DefaultParagraphFont" style:family="text">
      <style:text-properties fo:color="#000000" fo:font-size="13pt" style:font-size-asian="13pt"/>
    </style:style>
    <style:style style:name="P660" style:parent-style-name="Textbody" style:family="paragraph">
      <style:paragraph-properties fo:text-align="justify" fo:margin-top="0.1041in" fo:margin-bottom="0.1562in"/>
      <style:text-properties fo:font-weight="bold" style:font-weight-asian="bold" style:font-weight-complex="bold" fo:color="#000000" fo:font-size="22.5pt" style:font-size-asian="22.5pt" style:font-size-complex="26pt" style:text-underline-type="single" style:text-underline-style="solid" style:text-underline-width="auto" style:text-underline-mode="continuous"/>
    </style:style>
    <style:style style:name="P661" style:parent-style-name="Textbody" style:family="paragraph">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662" style:parent-style-name="Textbody" style:family="paragraph">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663" style:parent-style-name="Textbody" style:family="paragraph">
      <style:paragraph-properties fo:text-align="justify" fo:margin-top="0.1041in" fo:margin-bottom="0.1562in"/>
    </style:style>
    <style:style style:name="T664" style:parent-style-name="DefaultParagraphFont" style:family="text">
      <style:text-properties fo:color="#000000" fo:font-size="13pt" style:font-size-asian="13pt" style:font-size-complex="10pt"/>
    </style:style>
    <style:style style:name="T665" style:parent-style-name="DefaultParagraphFont" style:family="text">
      <style:text-properties fo:font-style="italic" style:font-style-asian="italic" fo:color="#000000" fo:font-size="13pt" style:font-size-asian="13pt" style:font-size-complex="10pt"/>
    </style:style>
    <style:style style:name="T666" style:parent-style-name="DefaultParagraphFont" style:family="text">
      <style:text-properties fo:color="#000000" fo:font-size="13pt" style:font-size-asian="13pt" style:font-size-complex="10pt"/>
    </style:style>
    <style:style style:name="T667" style:parent-style-name="DefaultParagraphFont" style:family="text">
      <style:text-properties fo:font-style="italic" style:font-style-asian="italic" fo:color="#000000" fo:font-size="13pt" style:font-size-asian="13pt" style:font-size-complex="10pt"/>
    </style:style>
    <style:style style:name="T668" style:parent-style-name="DefaultParagraphFont" style:family="text">
      <style:text-properties fo:color="#000000" fo:font-size="13pt" style:font-size-asian="13pt" style:font-size-complex="10pt"/>
    </style:style>
    <style:style style:name="P669" style:parent-style-name="NormalWeb" style:family="paragraph">
      <style:paragraph-properties style:line-height-at-least="0.1465in"/>
      <style:text-properties style:font-name-complex="Verdana" fo:font-weight="bold" style:font-weight-asian="bold" style:font-weight-complex="bold" fo:font-size="10pt" style:font-size-asian="10pt" style:font-size-complex="10pt"/>
    </style:style>
    <style:style style:name="P670" style:parent-style-name="NormalWeb" style:family="paragraph">
      <style:paragraph-properties style:line-height-at-least="0.1465in"/>
      <style:text-properties style:font-name-complex="Verdana" fo:font-size="10pt" style:font-size-asian="10pt" style:font-size-complex="10pt"/>
    </style:style>
    <style:style style:name="P671" style:parent-style-name="NormalWeb" style:family="paragraph">
      <style:paragraph-properties style:line-height-at-least="0.1465in"/>
      <style:text-properties style:font-name-complex="Verdana" fo:font-size="10pt" style:font-size-asian="10pt" style:font-size-complex="10pt"/>
    </style:style>
    <style:style style:name="P672" style:parent-style-name="NormalWeb"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673"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74"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75"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76"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77"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78"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79"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80"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81"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82"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83"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84"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85"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86"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87"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88"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89"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90"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91"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92"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93"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94" style:parent-style-name="Textbody" style:family="paragraph">
      <style:paragraph-properties fo:margin-bottom="0in" style:line-height-at-least="0.1666in"/>
      <style:text-properties style:font-name="Verdana" style:font-name-complex="Verdana" fo:font-weight="bold" style:font-weight-asian="bold" style:font-weight-complex="bold" fo:font-size="10pt" style:font-size-asian="10pt" style:font-size-complex="10pt"/>
    </style:style>
    <style:style style:name="P695" style:parent-style-name="Textbody" style:family="paragraph">
      <style:paragraph-properties fo:margin-bottom="0in" style:line-height-at-least="0.1666in"/>
    </style:style>
    <style:style style:name="T696" style:parent-style-name="DefaultParagraphFont" style:family="text">
      <style:text-properties style:font-name="Verdana" style:font-name-complex="Verdana" fo:font-weight="bold" style:font-weight-asian="bold" style:font-weight-complex="bold" fo:font-size="10pt" style:font-size-asian="10pt" style:font-size-complex="10pt"/>
    </style:style>
    <style:style style:name="P697" style:parent-style-name="Textbody" style:family="paragraph">
      <style:paragraph-properties style:line-height-at-least="0.1465in"/>
      <style:text-properties style:font-name-complex="Verdana" fo:font-size="10pt" style:font-size-asian="10pt" style:font-size-complex="10pt"/>
    </style:style>
    <style:style style:name="P698" style:parent-style-name="Textbody" style:family="paragraph">
      <style:paragraph-properties style:line-height-at-least="0.1465in"/>
    </style:style>
    <style:style style:name="T699" style:parent-style-name="DefaultParagraphFont" style:family="text">
      <style:text-properties style:font-name-complex="Verdana" fo:font-size="10pt" style:font-size-asian="10pt" style:font-size-complex="10pt"/>
    </style:style>
    <style:style style:name="P700" style:parent-style-name="NormalWeb" style:family="paragraph">
      <style:paragraph-properties style:line-height-at-least="0.1465in"/>
    </style:style>
    <style:style style:name="T701" style:parent-style-name="DefaultParagraphFont" style:family="text">
      <style:text-properties style:font-name-complex="Verdana" fo:font-size="10pt" style:font-size-asian="10pt" style:font-size-complex="10pt"/>
    </style:style>
    <style:style style:name="T702" style:parent-style-name="DefaultParagraphFont" style:family="text">
      <style:text-properties style:font-name-complex="Verdana" fo:font-size="10pt" style:font-size-asian="10pt" style:font-size-complex="10pt"/>
    </style:style>
    <style:style style:name="P703" style:parent-style-name="Textbody" style:family="paragraph">
      <style:text-properties style:font-name-complex="Verdana" fo:font-size="10pt" style:font-size-asian="10pt" style:font-size-complex="10pt"/>
    </style:style>
    <style:style style:name="T704" style:parent-style-name="DefaultParagraphFont" style:family="text">
      <style:text-properties style:font-name-complex="Verdana" fo:font-size="10pt" style:font-size-asian="10pt" style:font-size-complex="10pt"/>
    </style:style>
    <style:style style:name="T705" style:parent-style-name="DefaultParagraphFont" style:family="text">
      <style:text-properties style:font-name="Georgia, serif" style:font-name-complex="Verdana" fo:color="#333333" fo:font-size="9.5pt" style:font-size-asian="9.5pt" style:font-size-complex="10pt"/>
    </style:style>
    <style:style style:name="T706" style:parent-style-name="DefaultParagraphFont" style:family="text">
      <style:text-properties style:font-name="Georgia, serif" style:font-name-complex="Verdana" fo:color="#333333" fo:font-size="9pt" style:font-size-asian="9pt" style:font-size-complex="9pt"/>
    </style:style>
    <style:style style:name="T707" style:parent-style-name="DefaultParagraphFont" style:family="text">
      <style:text-properties style:font-name-complex="Verdana" fo:font-size="9pt" style:font-size-asian="9pt" style:font-size-complex="9pt"/>
    </style:style>
    <style:style style:name="T708" style:parent-style-name="DefaultParagraphFont" style:family="text">
      <style:text-properties style:font-name-complex="Verdana" fo:font-size="10pt" style:font-size-asian="10pt" style:font-size-complex="10pt"/>
    </style:style>
    <style:style style:name="P709" style:parent-style-name="Textbody" style:family="paragraph"/>
    <style:style style:name="T710" style:parent-style-name="DefaultParagraphFont" style:family="text">
      <style:text-properties style:font-name-complex="Verdana" fo:font-size="10pt" style:font-size-asian="10pt" style:font-size-complex="10pt"/>
    </style:style>
    <style:style style:name="P711" style:parent-style-name="Textbody" style:family="paragraph">
      <style:text-properties style:font-name-complex="Verdana" fo:font-size="10pt" style:font-size-asian="10pt" style:font-size-complex="10pt"/>
    </style:style>
    <style:style style:name="P712" style:parent-style-name="Textbody" style:family="paragraph"/>
    <style:style style:name="T713" style:parent-style-name="DefaultParagraphFont" style:family="text">
      <style:text-properties style:font-name-complex="Verdana" fo:font-size="10pt" style:font-size-asian="10pt" style:font-size-complex="10pt"/>
    </style:style>
    <style:style style:name="P714" style:parent-style-name="Textbody" style:family="paragraph">
      <style:text-properties style:font-name-complex="Verdana" fo:color="#333333" fo:font-size="10pt" style:font-size-asian="10pt" style:font-size-complex="10pt"/>
    </style:style>
    <style:style style:name="P715" style:parent-style-name="Heading4" style:family="paragraph">
      <style:paragraph-properties style:line-height-at-least="0.1666in"/>
    </style:style>
    <style:style style:name="T716" style:parent-style-name="DefaultParagraphFont" style:family="text">
      <style:text-properties fo:color="#333333" fo:font-size="10pt" style:font-size-asian="10pt" style:font-size-complex="10pt"/>
    </style:style>
    <style:style style:name="T717" style:parent-style-name="StrongEmphasis" style:family="text">
      <style:text-properties fo:font-size="10pt" style:font-size-asian="10pt" style:font-size-complex="10pt"/>
    </style:style>
    <style:style style:name="T718" style:parent-style-name="DefaultParagraphFont" style:family="text">
      <style:text-properties fo:font-weight="normal" style:font-weight-asian="normal" fo:color="#333333" fo:font-size="10pt" style:font-size-asian="10pt" style:font-size-complex="10pt"/>
    </style:style>
    <style:style style:name="P719" style:parent-style-name="Textbody" style:family="paragraph">
      <style:paragraph-properties fo:margin-bottom="0in" style:line-height-at-least="0.1666in"/>
    </style:style>
    <style:style style:name="T720" style:parent-style-name="StrongEmphasis" style:family="text">
      <style:text-properties fo:font-weight="normal" style:font-weight-asian="normal" fo:color="#333333" fo:font-size="10pt" style:font-size-asian="10pt" style:font-size-complex="10pt"/>
    </style:style>
    <style:style style:name="T721" style:parent-style-name="DefaultParagraphFont" style:family="text">
      <style:text-properties fo:color="#333333" fo:font-size="10pt" style:font-size-asian="10pt" style:font-size-complex="10pt"/>
    </style:style>
    <style:style style:name="P722" style:parent-style-name="Textbody" style:family="paragraph">
      <style:paragraph-properties fo:margin-bottom="0in" style:line-height-at-least="0.1666in"/>
    </style:style>
    <style:style style:name="T723" style:parent-style-name="StrongEmphasis" style:family="text">
      <style:text-properties fo:font-weight="normal" style:font-weight-asian="normal" fo:color="#333333" fo:font-size="10pt" style:font-size-asian="10pt" style:font-size-complex="10pt"/>
    </style:style>
    <style:style style:name="T724" style:parent-style-name="DefaultParagraphFont" style:family="text">
      <style:text-properties fo:color="#333333" fo:font-size="10pt" style:font-size-asian="10pt" style:font-size-complex="10pt"/>
    </style:style>
    <style:style style:name="P725" style:parent-style-name="Textbody" style:family="paragraph">
      <style:paragraph-properties fo:margin-bottom="0in" style:line-height-at-least="0.1666in"/>
    </style:style>
    <style:style style:name="T726" style:parent-style-name="StrongEmphasis" style:family="text">
      <style:text-properties fo:font-weight="normal" style:font-weight-asian="normal" fo:color="#333333" fo:font-size="10pt" style:font-size-asian="10pt" style:font-size-complex="10pt"/>
    </style:style>
    <style:style style:name="T727" style:parent-style-name="DefaultParagraphFont" style:family="text">
      <style:text-properties fo:color="#333333" fo:font-size="10pt" style:font-size-asian="10pt" style:font-size-complex="10pt"/>
    </style:style>
    <style:style style:name="P728" style:parent-style-name="Textbody" style:family="paragraph">
      <style:paragraph-properties style:line-height-at-least="0.1666in"/>
    </style:style>
    <style:style style:name="T729" style:parent-style-name="StrongEmphasis" style:family="text">
      <style:text-properties fo:font-weight="normal" style:font-weight-asian="normal" fo:color="#333333" fo:font-size="10pt" style:font-size-asian="10pt" style:font-size-complex="10pt"/>
    </style:style>
    <style:style style:name="T730" style:parent-style-name="DefaultParagraphFont" style:family="text">
      <style:text-properties fo:color="#333333" fo:font-size="10pt" style:font-size-asian="10pt" style:font-size-complex="10pt"/>
    </style:style>
    <style:style style:name="P731" style:parent-style-name="Textbody" style:family="paragraph">
      <style:text-properties style:font-name-complex="Verdana" fo:color="#333333" fo:font-size="10pt" style:font-size-asian="10pt" style:font-size-complex="10pt"/>
    </style:style>
    <style:style style:name="P732" style:parent-style-name="Textbody" style:family="paragraph">
      <style:text-properties style:font-name-complex="Verdana" fo:color="#333333" fo:font-size="10pt" style:font-size-asian="10pt" style:font-size-complex="10pt"/>
    </style:style>
    <style:style style:name="P733" style:parent-style-name="Textbody" style:family="paragraph"/>
    <style:style style:name="T734" style:parent-style-name="DefaultParagraphFont" style:family="text">
      <style:text-properties style:font-name-complex="Verdana" fo:font-size="10pt" style:font-size-asian="10pt" style:font-size-complex="10pt"/>
    </style:style>
    <style:style style:name="P735" style:parent-style-name="Textbody" style:family="paragraph">
      <style:paragraph-properties style:line-height-at-least="0.1666in"/>
    </style:style>
    <style:style style:name="T736" style:parent-style-name="DefaultParagraphFont" style:family="text">
      <style:text-properties style:font-name-complex="Verdana" fo:color="#333333" fo:font-size="10pt" style:font-size-asian="10pt" style:font-size-complex="10pt"/>
    </style:style>
    <style:style style:name="P737" style:parent-style-name="Textbody" style:family="paragraph">
      <style:text-properties style:font-name-complex="Verdana" fo:font-size="10pt" style:font-size-asian="10pt" style:font-size-complex="10pt"/>
    </style:style>
    <style:style style:name="P738" style:parent-style-name="Textbody" style:family="paragraph">
      <style:text-properties style:font-name-complex="Verdana" fo:font-size="10pt" style:font-size-asian="10pt" style:font-size-complex="10pt"/>
    </style:style>
    <style:style style:name="P739" style:parent-style-name="Textbody" style:family="paragraph">
      <style:text-properties style:font-name-complex="Verdana" fo:font-size="10pt" style:font-size-asian="10pt" style:font-size-complex="10pt"/>
    </style:style>
    <style:style style:name="P740" style:parent-style-name="Textbody" style:family="paragraph">
      <style:text-properties style:font-name-complex="Verdana" fo:font-size="10pt" style:font-size-asian="10pt" style:font-size-complex="10pt"/>
    </style:style>
    <style:style style:name="P741" style:parent-style-name="Textbody" style:family="paragraph">
      <style:text-properties style:font-name-complex="Verdana" fo:font-size="10pt" style:font-size-asian="10pt" style:font-size-complex="10pt"/>
    </style:style>
    <style:style style:name="P742" style:parent-style-name="Textbody" style:family="paragraph">
      <style:text-properties style:font-name-complex="Verdana" fo:color="#000000" fo:font-size="10pt" style:font-size-asian="10pt" style:font-size-complex="10pt"/>
    </style:style>
    <style:style style:name="P743" style:parent-style-name="Textbody" style:family="paragraph">
      <style:text-properties style:font-name-complex="Verdana" fo:color="#000000" fo:font-size="10pt" style:font-size-asian="10pt" style:font-size-complex="10pt"/>
    </style:style>
    <style:style style:name="P744" style:parent-style-name="Textbody" style:family="paragraph"/>
    <style:style style:name="T745" style:parent-style-name="DefaultParagraphFont" style:family="text">
      <style:text-properties style:font-name-complex="Verdana" fo:color="#000000" fo:font-size="10pt" style:font-size-asian="10pt" style:font-size-complex="10pt"/>
    </style:style>
    <style:style style:name="P746" style:parent-style-name="Textbody" style:family="paragraph"/>
    <style:style style:name="T747" style:parent-style-name="DefaultParagraphFont" style:family="text">
      <style:text-properties style:font-name-complex="Verdana" fo:color="#000000" fo:font-size="10pt" style:font-size-asian="10pt" style:font-size-complex="10pt"/>
    </style:style>
    <style:style style:name="T748" style:parent-style-name="DefaultParagraphFont" style:family="text">
      <style:text-properties style:font-name-complex="Verdana" fo:font-size="10pt" style:font-size-asian="10pt" style:font-size-complex="10pt"/>
    </style:style>
    <style:style style:name="P749" style:parent-style-name="Textbody" style:family="paragraph">
      <style:text-properties style:font-name-complex="Verdana" fo:font-size="10pt" style:font-size-asian="10pt" style:font-size-complex="10pt"/>
    </style:style>
    <style:style style:name="P750" style:parent-style-name="Textbody" style:family="paragraph">
      <style:paragraph-properties style:line-height-at-least="0.1666in"/>
      <style:text-properties style:font-name-complex="Verdana" fo:color="#333333" fo:font-size="10pt" style:font-size-asian="10pt" style:font-size-complex="10pt"/>
    </style:style>
    <style:style style:name="P751" style:parent-style-name="Textbody" style:family="paragraph">
      <style:text-properties style:font-name-complex="Verdana" fo:font-size="10pt" style:font-size-asian="10pt" style:font-size-complex="10pt"/>
    </style:style>
    <style:style style:name="P752" style:parent-style-name="Textbody" style:family="paragraph">
      <style:text-properties style:font-name-complex="Verdana" fo:font-size="10pt" style:font-size-asian="10pt" style:font-size-complex="10pt"/>
    </style:style>
    <style:style style:name="P753" style:parent-style-name="Textbody" style:family="paragraph">
      <style:text-properties style:font-name-complex="Verdana" fo:font-size="10pt" style:font-size-asian="10pt" style:font-size-complex="10pt"/>
    </style:style>
    <style:style style:name="P754" style:parent-style-name="Heading4" style:family="paragraph">
      <style:paragraph-properties style:line-height-at-least="0.1666in"/>
      <style:text-properties fo:font-weight="normal" style:font-weight-asian="normal" style:font-weight-complex="normal" fo:color="#333333" fo:font-size="9pt" style:font-size-asian="9pt" style:font-size-complex="9pt"/>
    </style:style>
    <style:style style:name="P755" style:parent-style-name="Textbody" style:family="paragraph">
      <style:paragraph-properties style:line-height-at-least="0.1666in"/>
      <style:text-properties fo:color="#333333" fo:font-size="9pt" style:font-size-asian="9pt" style:font-size-complex="9pt"/>
    </style:style>
    <style:style style:name="P756" style:parent-style-name="Textbody" style:family="paragraph">
      <style:paragraph-properties fo:margin-bottom="0in" style:line-height-at-least="0.177in"/>
      <style:text-properties fo:color="#363636" fo:font-size="9pt" style:font-size-asian="9pt" style:font-size-complex="9pt"/>
    </style:style>
    <style:style style:name="P757" style:parent-style-name="Textbody" style:family="paragraph">
      <style:paragraph-properties fo:margin-bottom="0in" style:line-height-at-least="0.177in"/>
      <style:text-properties fo:color="#363636" fo:font-size="9pt" style:font-size-asian="9pt" style:font-size-complex="9pt"/>
    </style:style>
    <style:style style:name="P758" style:parent-style-name="Textbody" style:family="paragraph">
      <style:paragraph-properties fo:margin-bottom="0in" style:line-height-at-least="0.177in"/>
      <style:text-properties fo:color="#363636" fo:font-size="9pt" style:font-size-asian="9pt" style:font-size-complex="9pt"/>
    </style:style>
    <style:style style:name="P759" style:parent-style-name="Textbody" style:family="paragraph">
      <style:paragraph-properties fo:margin-bottom="0in" style:line-height-at-least="0.177in"/>
      <style:text-properties fo:color="#363636" fo:font-size="9pt" style:font-size-asian="9pt" style:font-size-complex="9pt"/>
    </style:style>
    <style:style style:name="P760" style:parent-style-name="Textbody" style:family="paragraph">
      <style:paragraph-properties fo:margin-bottom="0in" style:line-height-at-least="0.177in"/>
      <style:text-properties fo:color="#363636" fo:font-size="9pt" style:font-size-asian="9pt" style:font-size-complex="9pt"/>
    </style:style>
    <style:style style:name="P761" style:parent-style-name="Textbody" style:family="paragraph">
      <style:paragraph-properties fo:margin-bottom="0in" style:line-height-at-least="0.177in"/>
      <style:text-properties fo:color="#363636" fo:font-size="9pt" style:font-size-asian="9pt" style:font-size-complex="9pt"/>
    </style:style>
    <style:style style:name="P762" style:parent-style-name="Textbody" style:family="paragraph">
      <style:paragraph-properties fo:margin-bottom="0in" style:line-height-at-least="0.177in"/>
      <style:text-properties fo:color="#363636" fo:font-size="9pt" style:font-size-asian="9pt" style:font-size-complex="9pt"/>
    </style:style>
    <style:style style:name="P763" style:parent-style-name="Textbody" style:family="paragraph">
      <style:paragraph-properties fo:margin-bottom="0in" style:line-height-at-least="0.177in"/>
    </style:style>
    <style:style style:name="T764" style:parent-style-name="DefaultParagraphFont" style:family="text">
      <style:text-properties fo:color="#363636" fo:font-size="9pt" style:font-size-asian="9pt" style:font-size-complex="9pt"/>
    </style:style>
    <style:style style:name="P765" style:parent-style-name="NormalWeb" style:family="paragraph">
      <style:paragraph-properties style:line-height-at-least="0.1465in"/>
    </style:style>
    <style:style style:name="T766" style:parent-style-name="DefaultParagraphFont" style:family="text">
      <style:text-properties style:font-name-complex="Verdana" fo:font-size="9pt" style:font-size-asian="9pt" style:font-size-complex="9pt"/>
    </style:style>
    <style:style style:name="P767" style:parent-style-name="NormalWeb" style:family="paragraph">
      <style:paragraph-properties style:line-height-at-least="0.1465in"/>
    </style:style>
    <style:style style:name="T768" style:parent-style-name="DefaultParagraphFont" style:family="text">
      <style:text-properties style:font-name-complex="Verdana" fo:font-size="9pt" style:font-size-asian="9pt" style:font-size-complex="9pt"/>
    </style:style>
    <style:style style:name="T769" style:parent-style-name="DefaultParagraphFont" style:family="text">
      <style:text-properties style:font-name-complex="Verdana" fo:font-size="9pt" style:font-size-asian="9pt" style:font-size-complex="9pt"/>
    </style:style>
    <style:style style:name="P770" style:parent-style-name="NormalWeb" style:family="paragraph">
      <style:paragraph-properties style:line-height-at-least="0.1465in"/>
      <style:text-properties style:font-name-complex="Verdana" fo:font-size="9pt" style:font-size-asian="9pt" style:font-size-complex="9pt"/>
    </style:style>
    <style:style style:name="P771" style:parent-style-name="NormalWeb" style:family="paragraph">
      <style:paragraph-properties style:line-height-at-least="0.1465in"/>
      <style:text-properties style:font-name-complex="Verdana" fo:font-size="9pt" style:font-size-asian="9pt" style:font-size-complex="9pt"/>
    </style:style>
    <style:style style:name="P772" style:parent-style-name="NormalWeb" style:family="paragraph">
      <style:paragraph-properties style:line-height-at-least="0.1465in"/>
    </style:style>
    <style:style style:name="T773" style:parent-style-name="DefaultParagraphFont" style:family="text">
      <style:text-properties style:font-name-complex="Verdana" fo:font-size="9pt" style:font-size-asian="9pt" style:font-size-complex="9pt"/>
    </style:style>
    <style:style style:name="P774" style:parent-style-name="NormalWeb" style:family="paragraph">
      <style:paragraph-properties style:line-height-at-least="0.1465in"/>
    </style:style>
    <style:style style:name="T775" style:parent-style-name="DefaultParagraphFont" style:family="text">
      <style:text-properties style:font-name-complex="Verdana" fo:font-size="9pt" style:font-size-asian="9pt" style:font-size-complex="9pt"/>
    </style:style>
    <style:style style:name="P776" style:parent-style-name="NormalWeb" style:family="paragraph">
      <style:paragraph-properties style:line-height-at-least="0.1465in"/>
      <style:text-properties style:font-name-complex="Verdana" fo:font-size="9pt" style:font-size-asian="9pt" style:font-size-complex="9pt"/>
    </style:style>
    <style:style style:name="P777" style:parent-style-name="NormalWeb" style:family="paragraph">
      <style:paragraph-properties style:line-height-at-least="0.1465in"/>
      <style:text-properties style:font-name-complex="Verdana" fo:font-size="9pt" style:font-size-asian="9pt" style:font-size-complex="9pt"/>
    </style:style>
    <style:style style:name="P778" style:parent-style-name="NormalWeb" style:family="paragraph">
      <style:paragraph-properties style:line-height-at-least="0.1465in"/>
      <style:text-properties style:font-name-complex="Verdana" fo:font-size="9pt" style:font-size-asian="9pt" style:font-size-complex="9pt"/>
    </style:style>
    <style:style style:name="P779" style:parent-style-name="NormalWeb" style:family="paragraph">
      <style:paragraph-properties style:line-height-at-least="0.1465in"/>
      <style:text-properties style:font-name-complex="Verdana" fo:font-size="9pt" style:font-size-asian="9pt" style:font-size-complex="9pt"/>
    </style:style>
    <style:style style:name="P780" style:parent-style-name="NormalWeb" style:family="paragraph">
      <style:paragraph-properties style:line-height-at-least="0.1465in"/>
    </style:style>
    <style:style style:name="T781" style:parent-style-name="DefaultParagraphFont" style:family="text">
      <style:text-properties style:font-name-complex="Verdana" fo:font-size="9pt" style:font-size-asian="9pt" style:font-size-complex="9pt"/>
    </style:style>
    <style:style style:name="P782" style:parent-style-name="NormalWeb" style:family="paragraph">
      <style:paragraph-properties style:line-height-at-least="0.1465in"/>
      <style:text-properties style:font-name-complex="Verdana" fo:font-size="9pt" style:font-size-asian="9pt" style:font-size-complex="9pt"/>
    </style:style>
    <style:style style:name="P783" style:parent-style-name="NormalWeb" style:family="paragraph">
      <style:paragraph-properties style:line-height-at-least="0.1465in"/>
    </style:style>
    <style:style style:name="T784" style:parent-style-name="DefaultParagraphFont" style:family="text">
      <style:text-properties style:font-name-complex="Verdana" fo:font-size="9pt" style:font-size-asian="9pt" style:font-size-complex="9pt"/>
    </style:style>
    <style:style style:name="P785" style:parent-style-name="Standard" style:family="paragraph">
      <style:text-properties style:font-name="EspritMath" fo:color="#272525" fo:font-size="9.5pt" style:font-size-asian="9.5pt"/>
    </style:style>
    <style:style style:name="P786" style:parent-style-name="Standard" style:family="paragraph">
      <style:text-properties style:font-name="EspritMath" fo:color="#272525" fo:font-size="9.5pt" style:font-size-asian="9.5pt"/>
    </style:style>
    <style:style style:name="P787" style:parent-style-name="Standard" style:family="paragraph">
      <style:text-properties style:font-name="EspritMath" fo:color="#272525" fo:font-size="9.5pt" style:font-size-asian="9.5pt"/>
    </style:style>
    <style:style style:name="P788" style:parent-style-name="Standard" style:family="paragraph">
      <style:text-properties style:font-name="EspritMath" fo:color="#272525" fo:font-size="9.5pt" style:font-size-asian="9.5pt"/>
    </style:style>
    <style:style style:name="P789" style:parent-style-name="Standard" style:family="paragraph">
      <style:text-properties style:font-name="EspritMath" fo:color="#272525" fo:font-size="9.5pt" style:font-size-asian="9.5pt"/>
    </style:style>
    <style:style style:name="P790" style:parent-style-name="Standard" style:family="paragraph">
      <style:text-properties style:font-name="EspritMath" fo:color="#272525" fo:font-size="9.5pt" style:font-size-asian="9.5pt"/>
    </style:style>
    <style:style style:name="P791" style:parent-style-name="Standard" style:family="paragraph">
      <style:text-properties style:font-name="EspritMath" fo:color="#272525" fo:font-size="9.5pt" style:font-size-asian="9.5pt"/>
    </style:style>
    <style:style style:name="P792" style:parent-style-name="Standard" style:family="paragraph">
      <style:text-properties style:font-name="EspritMath" fo:color="#272525" fo:font-size="9.5pt" style:font-size-asian="9.5pt"/>
    </style:style>
    <style:style style:name="P793" style:parent-style-name="Standard" style:family="paragraph">
      <style:text-properties style:font-name="EspritMath" fo:color="#272525" fo:font-size="9.5pt" style:font-size-asian="9.5pt"/>
    </style:style>
    <style:style style:name="P794" style:parent-style-name="Standard" style:family="paragraph">
      <style:text-properties style:font-name="EspritMath" fo:color="#272525" fo:font-size="9.5pt" style:font-size-asian="9.5pt"/>
    </style:style>
    <style:style style:name="P795" style:parent-style-name="Standard" style:family="paragraph">
      <style:text-properties style:font-name="EspritMath" fo:color="#272525" fo:font-size="9.5pt" style:font-size-asian="9.5pt"/>
    </style:style>
    <style:style style:name="P796" style:parent-style-name="Standard" style:family="paragraph">
      <style:text-properties style:font-name="EspritMath" fo:color="#272525" fo:font-size="9.5pt" style:font-size-asian="9.5pt"/>
    </style:style>
    <style:style style:name="P797" style:parent-style-name="Standard" style:family="paragraph">
      <style:text-properties style:font-name="EspritMath" fo:color="#272525" fo:font-size="9.5pt" style:font-size-asian="9.5pt"/>
    </style:style>
    <style:style style:name="P798" style:parent-style-name="Standard" style:family="paragraph">
      <style:text-properties style:font-name="EspritMath" fo:color="#272525" fo:font-size="9.5pt" style:font-size-asian="9.5pt"/>
    </style:style>
    <style:style style:name="P799" style:parent-style-name="Standard" style:family="paragraph">
      <style:text-properties style:font-name="EspritMath" fo:color="#272525" fo:font-size="9.5pt" style:font-size-asian="9.5pt"/>
    </style:style>
    <style:style style:name="P800" style:parent-style-name="Standard" style:family="paragraph">
      <style:text-properties style:font-name="EspritMath" fo:color="#272525" fo:font-size="9.5pt" style:font-size-asian="9.5pt"/>
    </style:style>
    <style:style style:name="P801" style:parent-style-name="Standard" style:family="paragraph">
      <style:text-properties style:font-name="EspritMath" fo:color="#272525" fo:font-size="9.5pt" style:font-size-asian="9.5pt"/>
    </style:style>
    <style:style style:name="P802" style:parent-style-name="Standard" style:family="paragraph">
      <style:text-properties style:font-name="EspritMath" fo:color="#272525" fo:font-size="9.5pt" style:font-size-asian="9.5pt"/>
    </style:style>
    <style:style style:name="P803" style:parent-style-name="Standard" style:family="paragraph">
      <style:text-properties style:font-name="Interstate-RegularItalic" fo:font-style="italic" style:font-style-asian="italic" fo:color="#272525" fo:font-size="10pt" style:font-size-asian="10pt"/>
    </style:style>
    <style:style style:name="P804" style:parent-style-name="Standard" style:family="paragraph"/>
    <style:style style:name="T805" style:parent-style-name="DefaultParagraphFont" style:family="text">
      <style:text-properties style:font-name="EspritMathBookItalic" fo:font-style="italic" style:font-style-asian="italic" fo:color="#272525" fo:font-size="9.5pt" style:font-size-asian="9.5pt"/>
    </style:style>
    <style:style style:name="T806" style:parent-style-name="DefaultParagraphFont" style:family="text">
      <style:text-properties style:font-name="EspritMath" fo:color="#272525" fo:font-size="9.5pt" style:font-size-asian="9.5pt"/>
    </style:style>
    <style:style style:name="P807" style:parent-style-name="Standard" style:family="paragraph">
      <style:text-properties style:font-name="EspritMath" fo:color="#272525" fo:font-size="9.5pt" style:font-size-asian="9.5pt"/>
    </style:style>
    <style:style style:name="P808" style:parent-style-name="Standard" style:family="paragraph">
      <style:text-properties style:font-name="EspritMath" fo:color="#272525" fo:font-size="9.5pt" style:font-size-asian="9.5pt"/>
    </style:style>
    <style:style style:name="P809" style:parent-style-name="Standard" style:family="paragraph">
      <style:text-properties style:font-name="EspritMath" fo:color="#272525" fo:font-size="9.5pt" style:font-size-asian="9.5pt"/>
    </style:style>
    <style:style style:name="P810" style:parent-style-name="Standard" style:family="paragraph"/>
    <style:style style:name="T811" style:parent-style-name="DefaultParagraphFont" style:family="text">
      <style:text-properties style:font-name="EspritMath" fo:color="#272525" fo:font-size="9.5pt" style:font-size-asian="9.5pt"/>
    </style:style>
    <style:style style:name="T812" style:parent-style-name="DefaultParagraphFont" style:family="text">
      <style:text-properties style:font-name="EspritMathBookItalic" fo:font-style="italic" style:font-style-asian="italic" fo:color="#272525" fo:font-size="9.5pt" style:font-size-asian="9.5pt"/>
    </style:style>
    <style:style style:name="T813" style:parent-style-name="DefaultParagraphFont" style:family="text">
      <style:text-properties style:font-name="EspritMath" fo:color="#272525" fo:font-size="9.5pt" style:font-size-asian="9.5pt"/>
    </style:style>
    <style:style style:name="P814" style:parent-style-name="Standard" style:family="paragraph">
      <style:text-properties style:font-name="EspritMath" fo:color="#272525" fo:font-size="9.5pt" style:font-size-asian="9.5pt"/>
    </style:style>
    <style:style style:name="P815" style:parent-style-name="Standard" style:family="paragraph">
      <style:text-properties style:font-name="EspritMath" fo:color="#272525" fo:font-size="9.5pt" style:font-size-asian="9.5pt"/>
    </style:style>
    <style:style style:name="P816" style:parent-style-name="Standard" style:family="paragraph">
      <style:text-properties style:font-name="EspritMath" fo:color="#272525" fo:font-size="9.5pt" style:font-size-asian="9.5pt"/>
    </style:style>
    <style:style style:name="P817" style:parent-style-name="Standard" style:family="paragraph">
      <style:text-properties style:font-name="EspritMath" fo:color="#272525" fo:font-size="9.5pt" style:font-size-asian="9.5pt"/>
    </style:style>
    <style:style style:name="P818" style:parent-style-name="Standard" style:family="paragraph">
      <style:text-properties style:font-name="EspritMath" fo:color="#272525" fo:font-size="9.5pt" style:font-size-asian="9.5pt"/>
    </style:style>
    <style:style style:name="P819" style:parent-style-name="Standard" style:family="paragraph">
      <style:text-properties style:font-name="EspritMath" fo:color="#272525" fo:font-size="9.5pt" style:font-size-asian="9.5pt"/>
    </style:style>
    <style:style style:name="P820" style:parent-style-name="Standard" style:family="paragraph"/>
    <style:style style:name="T821" style:parent-style-name="DefaultParagraphFont" style:family="text">
      <style:text-properties style:font-name="EspritMathBookItalic" fo:font-style="italic" style:font-style-asian="italic" fo:color="#272525" fo:font-size="9.5pt" style:font-size-asian="9.5pt"/>
    </style:style>
    <style:style style:name="T822" style:parent-style-name="DefaultParagraphFont" style:family="text">
      <style:text-properties style:font-name="EspritMath" fo:color="#272525" fo:font-size="9.5pt" style:font-size-asian="9.5pt"/>
    </style:style>
    <style:style style:name="P823" style:parent-style-name="Standard" style:family="paragraph"/>
    <style:style style:name="T824" style:parent-style-name="DefaultParagraphFont" style:family="text">
      <style:text-properties style:font-name="EspritMath" fo:color="#272525" fo:font-size="9.5pt" style:font-size-asian="9.5pt"/>
    </style:style>
    <style:style style:name="T825" style:parent-style-name="DefaultParagraphFont" style:family="text">
      <style:text-properties style:font-name="EspritMathBookItalic" fo:font-style="italic" style:font-style-asian="italic" fo:color="#272525" fo:font-size="9.5pt" style:font-size-asian="9.5pt"/>
    </style:style>
    <style:style style:name="P826" style:parent-style-name="Standard" style:family="paragraph"/>
    <style:style style:name="T827" style:parent-style-name="DefaultParagraphFont" style:family="text">
      <style:text-properties style:font-name="EspritMathBookItalic" fo:font-style="italic" style:font-style-asian="italic" fo:color="#272525" fo:font-size="9.5pt" style:font-size-asian="9.5pt"/>
    </style:style>
    <style:style style:name="T828" style:parent-style-name="DefaultParagraphFont" style:family="text">
      <style:text-properties style:font-name="EspritMath" fo:color="#272525" fo:font-size="9.5pt" style:font-size-asian="9.5pt"/>
    </style:style>
    <style:style style:name="P829" style:parent-style-name="Standard" style:family="paragraph">
      <style:text-properties style:font-name="EspritMath" fo:color="#272525" fo:font-size="9.5pt" style:font-size-asian="9.5pt"/>
    </style:style>
    <style:style style:name="P830" style:parent-style-name="Standard" style:family="paragraph">
      <style:text-properties style:font-name="EspritMath" fo:color="#272525" fo:font-size="9.5pt" style:font-size-asian="9.5pt"/>
    </style:style>
    <style:style style:name="P831" style:parent-style-name="Standard" style:family="paragraph">
      <style:text-properties style:font-name="EspritMath" fo:color="#272525" fo:font-size="9.5pt" style:font-size-asian="9.5pt"/>
    </style:style>
    <style:style style:name="P832" style:parent-style-name="Standard" style:family="paragraph">
      <style:text-properties style:font-name="EspritMath" fo:color="#272525" fo:font-size="9.5pt" style:font-size-asian="9.5pt"/>
    </style:style>
    <style:style style:name="P833" style:parent-style-name="Standard" style:family="paragraph">
      <style:text-properties style:font-name="EspritMath" fo:color="#272525" fo:font-size="9.5pt" style:font-size-asian="9.5pt"/>
    </style:style>
    <style:style style:name="P834" style:parent-style-name="Standard" style:family="paragraph">
      <style:text-properties style:font-name="EspritMath" fo:color="#272525" fo:font-size="9.5pt" style:font-size-asian="9.5pt"/>
    </style:style>
    <style:style style:name="P835" style:parent-style-name="Standard" style:family="paragraph">
      <style:text-properties style:font-name="EspritMath" fo:color="#272525" fo:font-size="9.5pt" style:font-size-asian="9.5pt"/>
    </style:style>
    <style:style style:name="P836" style:parent-style-name="Standard" style:family="paragraph">
      <style:text-properties style:font-name="EspritMath" fo:color="#272525" fo:font-size="9.5pt" style:font-size-asian="9.5pt"/>
    </style:style>
    <style:style style:name="P837" style:parent-style-name="Standard" style:family="paragraph">
      <style:text-properties style:font-name="EspritMath" fo:color="#272525" fo:font-size="9.5pt" style:font-size-asian="9.5pt"/>
    </style:style>
    <style:style style:name="P838" style:parent-style-name="Standard" style:family="paragraph">
      <style:text-properties style:font-name="EspritMath" fo:color="#272525" fo:font-size="9.5pt" style:font-size-asian="9.5pt"/>
    </style:style>
    <style:style style:name="P839" style:parent-style-name="Standard" style:family="paragraph">
      <style:text-properties style:font-name="EspritMath" fo:color="#272525" fo:font-size="9.5pt" style:font-size-asian="9.5pt"/>
    </style:style>
    <style:style style:name="P840" style:parent-style-name="Standard" style:family="paragraph">
      <style:text-properties style:font-name="EspritMath" fo:color="#272525" fo:font-size="9.5pt" style:font-size-asian="9.5pt"/>
    </style:style>
    <style:style style:name="P841" style:parent-style-name="Standard" style:family="paragraph">
      <style:text-properties style:font-name="EspritMath" fo:color="#272525" fo:font-size="9.5pt" style:font-size-asian="9.5pt"/>
    </style:style>
    <style:style style:name="P842" style:parent-style-name="Standard" style:family="paragraph">
      <style:text-properties style:font-name="EspritMath" fo:color="#272525" fo:font-size="9.5pt" style:font-size-asian="9.5pt"/>
    </style:style>
    <style:style style:name="P843" style:parent-style-name="Standard" style:family="paragraph">
      <style:text-properties style:font-name="EspritMath" fo:color="#272525" fo:font-size="9.5pt" style:font-size-asian="9.5pt"/>
    </style:style>
    <style:style style:name="P844" style:parent-style-name="Standard" style:family="paragraph">
      <style:text-properties style:font-name="EspritMath" fo:color="#272525" fo:font-size="9.5pt" style:font-size-asian="9.5pt"/>
    </style:style>
    <style:style style:name="P845" style:parent-style-name="Standard" style:family="paragraph">
      <style:text-properties style:font-name="EspritMath" fo:color="#272525" fo:font-size="9.5pt" style:font-size-asian="9.5pt"/>
    </style:style>
    <style:style style:name="P846" style:parent-style-name="Standard" style:family="paragraph">
      <style:text-properties style:font-name="Interstate-RegularItalic" fo:font-style="italic" style:font-style-asian="italic" fo:color="#272525" fo:font-size="10pt" style:font-size-asian="10pt"/>
    </style:style>
    <style:style style:name="P847" style:parent-style-name="Standard" style:family="paragraph">
      <style:text-properties style:font-name="EspritMath" fo:color="#272525" fo:font-size="9.5pt" style:font-size-asian="9.5pt"/>
    </style:style>
    <style:style style:name="P848" style:parent-style-name="Standard" style:family="paragraph">
      <style:text-properties style:font-name="EspritMath" fo:color="#272525" fo:font-size="9.5pt" style:font-size-asian="9.5pt"/>
    </style:style>
    <style:style style:name="P849" style:parent-style-name="Standard" style:family="paragraph"/>
    <style:style style:name="T850" style:parent-style-name="DefaultParagraphFont" style:family="text">
      <style:text-properties style:font-name="EspritMath" fo:color="#272525" fo:font-size="9.5pt" style:font-size-asian="9.5pt"/>
    </style:style>
    <style:style style:name="T851" style:parent-style-name="DefaultParagraphFont" style:family="text">
      <style:text-properties style:font-name="EspritMathBookItalic" fo:font-style="italic" style:font-style-asian="italic" fo:color="#272525" fo:font-size="9.5pt" style:font-size-asian="9.5pt"/>
    </style:style>
    <style:style style:name="T852" style:parent-style-name="DefaultParagraphFont" style:family="text">
      <style:text-properties style:font-name="EspritMath" fo:color="#272525" fo:font-size="9.5pt" style:font-size-asian="9.5pt"/>
    </style:style>
    <style:style style:name="P853" style:parent-style-name="Standard" style:family="paragraph"/>
    <style:style style:name="T854" style:parent-style-name="DefaultParagraphFont" style:family="text">
      <style:text-properties style:font-name="MathematicalPi-Six" fo:color="#272525" fo:font-size="5pt" style:font-size-asian="5pt"/>
    </style:style>
    <style:style style:name="T855" style:parent-style-name="DefaultParagraphFont" style:family="text">
      <style:text-properties style:font-name="EspritMath" fo:color="#272525" fo:font-size="9.5pt" style:font-size-asian="9.5pt"/>
    </style:style>
    <style:style style:name="P856" style:parent-style-name="Standard" style:family="paragraph">
      <style:text-properties style:font-name="EspritMath" fo:color="#272525" fo:font-size="9.5pt" style:font-size-asian="9.5pt"/>
    </style:style>
    <style:style style:name="P857" style:parent-style-name="Standard" style:family="paragraph"/>
    <style:style style:name="T858" style:parent-style-name="DefaultParagraphFont" style:family="text">
      <style:text-properties style:font-name="EspritMath" fo:color="#272525" fo:font-size="9.5pt" style:font-size-asian="9.5pt"/>
    </style:style>
    <style:style style:name="T859" style:parent-style-name="DefaultParagraphFont" style:family="text">
      <style:text-properties style:font-name="EspritMathBookItalic" fo:font-style="italic" style:font-style-asian="italic" fo:color="#272525" fo:font-size="9.5pt" style:font-size-asian="9.5pt"/>
    </style:style>
    <style:style style:name="T860" style:parent-style-name="DefaultParagraphFont" style:family="text">
      <style:text-properties style:font-name="EspritMath" fo:color="#272525" fo:font-size="9.5pt" style:font-size-asian="9.5pt"/>
    </style:style>
    <style:style style:name="P861" style:parent-style-name="Standard" style:family="paragraph"/>
    <style:style style:name="T862" style:parent-style-name="DefaultParagraphFont" style:family="text">
      <style:text-properties style:font-name="MathematicalPi-Six" fo:color="#272525" fo:font-size="5pt" style:font-size-asian="5pt"/>
    </style:style>
    <style:style style:name="T863" style:parent-style-name="DefaultParagraphFont" style:family="text">
      <style:text-properties style:font-name="EspritMath" fo:color="#272525" fo:font-size="9.5pt" style:font-size-asian="9.5pt"/>
    </style:style>
    <style:style style:name="P864" style:parent-style-name="Standard" style:family="paragraph">
      <style:text-properties style:font-name="EspritMath" fo:color="#272525" fo:font-size="9.5pt" style:font-size-asian="9.5pt"/>
    </style:style>
    <style:style style:name="P865" style:parent-style-name="Standard" style:family="paragraph"/>
    <style:style style:name="T866" style:parent-style-name="DefaultParagraphFont" style:family="text">
      <style:text-properties style:font-name="MathematicalPi-Six" fo:color="#272525" fo:font-size="5pt" style:font-size-asian="5pt"/>
    </style:style>
    <style:style style:name="T867" style:parent-style-name="DefaultParagraphFont" style:family="text">
      <style:text-properties style:font-name="EspritMath" fo:color="#272525" fo:font-size="9.5pt" style:font-size-asian="9.5pt"/>
    </style:style>
    <style:style style:name="P868" style:parent-style-name="Standard" style:family="paragraph">
      <style:text-properties style:font-name="EspritMath" fo:color="#272525" fo:font-size="9.5pt" style:font-size-asian="9.5pt"/>
    </style:style>
    <style:style style:name="P869" style:parent-style-name="Standard" style:family="paragraph">
      <style:text-properties style:font-name="EspritMath" fo:color="#272525" fo:font-size="9.5pt" style:font-size-asian="9.5pt"/>
    </style:style>
    <style:style style:name="P870" style:parent-style-name="Standard" style:family="paragraph">
      <style:text-properties style:font-name="EspritMath" fo:color="#272525" fo:font-size="9.5pt" style:font-size-asian="9.5pt"/>
    </style:style>
    <style:style style:name="P871" style:parent-style-name="Standard" style:family="paragraph">
      <style:text-properties style:font-name="EspritMath" fo:color="#272525" fo:font-size="9.5pt" style:font-size-asian="9.5pt"/>
    </style:style>
    <style:style style:name="P872" style:parent-style-name="Standard" style:family="paragraph">
      <style:text-properties style:font-name="EspritMath" fo:color="#272525" fo:font-size="9.5pt" style:font-size-asian="9.5pt"/>
    </style:style>
    <style:style style:name="P873" style:parent-style-name="Standard" style:family="paragraph"/>
    <style:style style:name="T874" style:parent-style-name="DefaultParagraphFont" style:family="text">
      <style:text-properties style:font-name="MathematicalPi-Six" fo:color="#272525" fo:font-size="5pt" style:font-size-asian="5pt"/>
    </style:style>
    <style:style style:name="T875" style:parent-style-name="DefaultParagraphFont" style:family="text">
      <style:text-properties style:font-name="EspritMath" fo:color="#272525" fo:font-size="9.5pt" style:font-size-asian="9.5pt"/>
    </style:style>
    <style:style style:name="P876" style:parent-style-name="Standard" style:family="paragraph">
      <style:text-properties style:font-name="EspritMath" fo:color="#272525" fo:font-size="9.5pt" style:font-size-asian="9.5pt"/>
    </style:style>
    <style:style style:name="P877" style:parent-style-name="Standard" style:family="paragraph">
      <style:text-properties style:font-name="EspritMath" fo:color="#272525" fo:font-size="9.5pt" style:font-size-asian="9.5pt"/>
    </style:style>
    <style:style style:name="P878" style:parent-style-name="Standard" style:family="paragraph">
      <style:text-properties style:font-name="EspritMath" fo:color="#272525" fo:font-size="9.5pt" style:font-size-asian="9.5pt"/>
    </style:style>
    <style:style style:name="P879" style:parent-style-name="Standard" style:family="paragraph"/>
    <style:style style:name="T880" style:parent-style-name="DefaultParagraphFont" style:family="text">
      <style:text-properties style:font-name="MathematicalPi-Six" fo:color="#272525" fo:font-size="5pt" style:font-size-asian="5pt"/>
    </style:style>
    <style:style style:name="T881" style:parent-style-name="DefaultParagraphFont" style:family="text">
      <style:text-properties style:font-name="EspritMath" fo:color="#272525" fo:font-size="9.5pt" style:font-size-asian="9.5pt"/>
    </style:style>
    <style:style style:name="P882" style:parent-style-name="Standard" style:family="paragraph">
      <style:text-properties style:font-name="EspritMath" fo:color="#272525" fo:font-size="9.5pt" style:font-size-asian="9.5pt"/>
    </style:style>
    <style:style style:name="P883" style:parent-style-name="Standard" style:family="paragraph">
      <style:text-properties style:font-name="Interstate-Light" fo:color="#272525"/>
    </style:style>
    <style:style style:name="P884" style:parent-style-name="Standard" style:family="paragraph">
      <style:text-properties style:font-name="Interstate-Bold" fo:font-weight="bold" style:font-weight-asian="bold" fo:color="#272525" fo:font-size="14pt" style:font-size-asian="14pt"/>
    </style:style>
    <style:style style:name="P885" style:parent-style-name="Standard" style:family="paragraph">
      <style:paragraph-properties style:line-height-at-least="0.1465in"/>
    </style:style>
    <style:style style:name="T886" style:parent-style-name="DefaultParagraphFont" style:family="text">
      <style:text-properties style:font-name="Interstate-Light" style:font-name-complex="Verdana" fo:color="#272525" fo:font-size="8pt" style:font-size-asian="8pt" style:font-size-complex="10pt"/>
    </style:style>
    <style:style style:name="T887" style:parent-style-name="DefaultParagraphFont" style:family="text">
      <style:text-properties style:font-name="Interstate-Bold" style:font-name-complex="Verdana" fo:font-weight="bold" style:font-weight-asian="bold" fo:color="#272525" fo:font-size="8pt" style:font-size-asian="8pt" style:font-size-complex="10pt"/>
    </style:style>
    <style:style style:name="T888" style:parent-style-name="DefaultParagraphFont" style:family="text">
      <style:text-properties style:font-name="Interstate-Light" style:font-name-complex="Verdana" fo:color="#272525" fo:font-size="8pt" style:font-size-asian="8pt" style:font-size-complex="10pt"/>
    </style:style>
    <style:style style:name="P889" style:parent-style-name="Standard" style:family="paragraph">
      <style:text-properties style:font-name="EspritMath" fo:color="#272525" fo:font-size="9.5pt" style:font-size-asian="9.5pt"/>
    </style:style>
    <style:style style:name="P890" style:parent-style-name="Standard" style:family="paragraph">
      <style:text-properties style:font-name="EspritMath" fo:color="#272525" fo:font-size="9.5pt" style:font-size-asian="9.5pt"/>
    </style:style>
    <style:style style:name="P891" style:parent-style-name="Standard" style:family="paragraph">
      <style:text-properties style:font-name="EspritMath" fo:color="#272525" fo:font-size="9.5pt" style:font-size-asian="9.5pt"/>
    </style:style>
    <style:style style:name="P892" style:parent-style-name="Standard" style:family="paragraph">
      <style:text-properties style:font-name="EspritMath" fo:color="#272525" fo:font-size="9.5pt" style:font-size-asian="9.5pt"/>
    </style:style>
    <style:style style:name="P893" style:parent-style-name="Standard" style:family="paragraph">
      <style:text-properties style:font-name="Interstate-RegularItalic" fo:font-style="italic" style:font-style-asian="italic" fo:color="#272525" fo:font-size="10pt" style:font-size-asian="10pt"/>
    </style:style>
    <style:style style:name="P894" style:parent-style-name="Standard" style:family="paragraph">
      <style:text-properties style:font-name="Interstate-Bold" fo:font-weight="bold" style:font-weight-asian="bold" fo:color="#272525" fo:font-size="42pt" style:font-size-asian="42pt"/>
    </style:style>
    <style:style style:name="P895" style:parent-style-name="Standard" style:family="paragraph">
      <style:text-properties style:font-name="Interstate-Bold" fo:font-weight="bold" style:font-weight-asian="bold" fo:color="#272525" fo:font-size="42pt" style:font-size-asian="42pt"/>
    </style:style>
    <style:style style:name="P896" style:parent-style-name="Standard" style:family="paragraph">
      <style:text-properties style:font-name="HelveticaNeue-Roman" fo:color="#272525" fo:font-size="6pt" style:font-size-asian="6pt"/>
    </style:style>
    <style:style style:name="P897" style:parent-style-name="Standard" style:family="paragraph">
      <style:text-properties style:font-name="HelveticaNeue-Roman" fo:color="#272525" fo:font-size="6pt" style:font-size-asian="6pt"/>
    </style:style>
    <style:style style:name="T898" style:parent-style-name="DefaultParagraphFont" style:family="text">
      <style:text-properties style:font-name="Interstate-Light" fo:color="#272525" fo:font-size="8pt" style:font-size-asian="8pt"/>
    </style:style>
    <style:style style:name="T899" style:parent-style-name="DefaultParagraphFont" style:family="text">
      <style:text-properties style:font-name="Interstate-Bold" fo:font-weight="bold" style:font-weight-asian="bold" fo:color="#272525" fo:font-size="8pt" style:font-size-asian="8pt"/>
    </style:style>
    <style:style style:name="T900" style:parent-style-name="DefaultParagraphFont" style:family="text">
      <style:text-properties style:font-name="Interstate-Light" fo:color="#272525" fo:font-size="8pt" style:font-size-asian="8pt"/>
    </style:style>
    <style:style style:name="T901" style:parent-style-name="DefaultParagraphFont" style:family="text">
      <style:text-properties style:font-name="MathematicalPi-Six" fo:color="#272525" fo:font-size="5pt" style:font-size-asian="5pt"/>
    </style:style>
    <style:style style:name="T902" style:parent-style-name="DefaultParagraphFont" style:family="text">
      <style:text-properties style:font-name="EspritMath" fo:color="#272525" fo:font-size="9.5pt" style:font-size-asian="9.5pt"/>
    </style:style>
    <style:style style:name="P903" style:parent-style-name="Standard" style:family="paragraph">
      <style:text-properties style:font-name="EspritMath" fo:color="#272525" fo:font-size="9.5pt" style:font-size-asian="9.5pt"/>
    </style:style>
    <style:style style:name="T904" style:parent-style-name="DefaultParagraphFont" style:family="text">
      <style:text-properties style:font-name="MathematicalPi-Six" fo:color="#272525" fo:font-size="5pt" style:font-size-asian="5pt"/>
    </style:style>
    <style:style style:name="T905" style:parent-style-name="DefaultParagraphFont" style:family="text">
      <style:text-properties style:font-name="EspritMath" fo:color="#272525" fo:font-size="9.5pt" style:font-size-asian="9.5pt"/>
    </style:style>
    <style:style style:name="P906" style:parent-style-name="Standard" style:family="paragraph">
      <style:text-properties style:font-name="EspritMath" fo:color="#272525" fo:font-size="9.5pt" style:font-size-asian="9.5pt"/>
    </style:style>
    <style:style style:name="T907" style:parent-style-name="DefaultParagraphFont" style:family="text">
      <style:text-properties style:font-name="MathematicalPi-Six" fo:color="#272525" fo:font-size="5pt" style:font-size-asian="5pt"/>
    </style:style>
    <style:style style:name="T908" style:parent-style-name="DefaultParagraphFont" style:family="text">
      <style:text-properties style:font-name="EspritMath" fo:color="#272525" fo:font-size="9.5pt" style:font-size-asian="9.5pt"/>
    </style:style>
    <style:style style:name="P909" style:parent-style-name="Standard" style:family="paragraph">
      <style:text-properties style:font-name="EspritMath" fo:color="#272525" fo:font-size="9.5pt" style:font-size-asian="9.5pt"/>
    </style:style>
    <style:style style:name="P910" style:parent-style-name="Standard" style:family="paragraph">
      <style:text-properties style:font-name="EspritMath" fo:color="#272525" fo:font-size="9.5pt" style:font-size-asian="9.5pt"/>
    </style:style>
    <style:style style:name="P911" style:parent-style-name="Standard" style:family="paragraph">
      <style:text-properties style:font-name="EspritMath" fo:color="#272525" fo:font-size="9.5pt" style:font-size-asian="9.5pt"/>
    </style:style>
    <style:style style:name="T912" style:parent-style-name="DefaultParagraphFont" style:family="text">
      <style:text-properties style:font-name="EspritMath" fo:color="#272525" fo:font-size="9.5pt" style:font-size-asian="9.5pt"/>
    </style:style>
    <style:style style:name="T913" style:parent-style-name="DefaultParagraphFont" style:family="text">
      <style:text-properties style:font-name="EspritMathBookItalic" fo:font-style="italic" style:font-style-asian="italic" fo:color="#272525" fo:font-size="9.5pt" style:font-size-asian="9.5pt"/>
    </style:style>
    <style:style style:name="T914" style:parent-style-name="DefaultParagraphFont" style:family="text">
      <style:text-properties style:font-name="EspritMath" fo:color="#272525" fo:font-size="9.5pt" style:font-size-asian="9.5pt"/>
    </style:style>
    <style:style style:name="P915" style:parent-style-name="Standard" style:family="paragraph">
      <style:text-properties style:font-name="EspritMath" fo:color="#272525" fo:font-size="9.5pt" style:font-size-asian="9.5pt"/>
    </style:style>
    <style:style style:name="P916" style:parent-style-name="Standard" style:family="paragraph">
      <style:text-properties style:font-name="EspritMath" fo:color="#272525" fo:font-size="9.5pt" style:font-size-asian="9.5pt"/>
    </style:style>
    <style:style style:name="T917" style:parent-style-name="DefaultParagraphFont" style:family="text">
      <style:text-properties style:font-name="EspritMath" fo:color="#272525" fo:font-size="9.5pt" style:font-size-asian="9.5pt"/>
    </style:style>
    <style:style style:name="T918" style:parent-style-name="DefaultParagraphFont" style:family="text">
      <style:text-properties style:font-name="EspritMathBookItalic" fo:font-style="italic" style:font-style-asian="italic" fo:color="#272525" fo:font-size="9.5pt" style:font-size-asian="9.5pt"/>
    </style:style>
    <style:style style:name="T919" style:parent-style-name="DefaultParagraphFont" style:family="text">
      <style:text-properties style:font-name="EspritMath" fo:color="#272525" fo:font-size="9.5pt" style:font-size-asian="9.5pt"/>
    </style:style>
    <style:style style:name="T920" style:parent-style-name="DefaultParagraphFont" style:family="text">
      <style:text-properties style:font-name="EspritMath" fo:color="#272525" fo:font-size="9.5pt" style:font-size-asian="9.5pt"/>
    </style:style>
    <style:style style:name="T921" style:parent-style-name="DefaultParagraphFont" style:family="text">
      <style:text-properties style:font-name="EspritMathBookItalic" fo:font-style="italic" style:font-style-asian="italic" fo:color="#272525" fo:font-size="9.5pt" style:font-size-asian="9.5pt"/>
    </style:style>
    <style:style style:name="T922" style:parent-style-name="DefaultParagraphFont" style:family="text">
      <style:text-properties style:font-name="EspritMathBookItalic" fo:font-style="italic" style:font-style-asian="italic" fo:color="#272525" fo:font-size="9.5pt" style:font-size-asian="9.5pt"/>
    </style:style>
    <style:style style:name="T923" style:parent-style-name="DefaultParagraphFont" style:family="text">
      <style:text-properties style:font-name="EspritMath" fo:color="#272525" fo:font-size="9.5pt" style:font-size-asian="9.5pt"/>
    </style:style>
    <style:style style:name="P924" style:parent-style-name="Standard" style:family="paragraph">
      <style:text-properties style:font-name="EspritMath" fo:color="#272525" fo:font-size="9.5pt" style:font-size-asian="9.5pt"/>
    </style:style>
    <style:style style:name="P925" style:parent-style-name="Standard" style:family="paragraph">
      <style:text-properties style:font-name="EspritMath" fo:color="#272525" fo:font-size="9.5pt" style:font-size-asian="9.5pt"/>
    </style:style>
    <style:style style:name="P926" style:parent-style-name="Standard" style:family="paragraph">
      <style:text-properties style:font-name="EspritMath" fo:color="#272525" fo:font-size="9.5pt" style:font-size-asian="9.5pt"/>
    </style:style>
    <style:style style:name="P927" style:parent-style-name="Standard" style:family="paragraph">
      <style:text-properties style:font-name="EspritMath" fo:color="#272525" fo:font-size="9.5pt" style:font-size-asian="9.5pt"/>
    </style:style>
    <style:style style:name="P928" style:parent-style-name="Standard" style:family="paragraph">
      <style:text-properties style:font-name="EspritMath" fo:color="#272525" fo:font-size="9.5pt" style:font-size-asian="9.5pt"/>
    </style:style>
    <style:style style:name="P929" style:parent-style-name="Standard" style:family="paragraph">
      <style:text-properties style:font-name="EspritMath" fo:color="#272525" fo:font-size="9.5pt" style:font-size-asian="9.5pt"/>
    </style:style>
    <style:style style:name="P930" style:parent-style-name="Standard" style:family="paragraph">
      <style:text-properties style:font-name="Interstate-RegularItalic" fo:font-style="italic" style:font-style-asian="italic" fo:color="#272525" fo:font-size="10pt" style:font-size-asian="10pt"/>
    </style:style>
    <style:style style:name="P931" style:parent-style-name="Standard" style:family="paragraph">
      <style:text-properties style:font-name="EspritMath" fo:color="#272525" fo:font-size="9.5pt" style:font-size-asian="9.5pt"/>
    </style:style>
    <style:style style:name="P932" style:parent-style-name="Standard" style:family="paragraph">
      <style:text-properties style:font-name="EspritMath" fo:color="#272525" fo:font-size="9.5pt" style:font-size-asian="9.5pt"/>
    </style:style>
    <style:style style:name="P933" style:parent-style-name="Standard" style:family="paragraph">
      <style:text-properties style:font-name="EspritMath" fo:color="#272525" fo:font-size="9.5pt" style:font-size-asian="9.5pt"/>
    </style:style>
    <style:style style:name="T934" style:parent-style-name="DefaultParagraphFont" style:family="text">
      <style:text-properties style:font-name="EspritMath" fo:color="#272525" fo:font-size="9.5pt" style:font-size-asian="9.5pt"/>
    </style:style>
    <style:style style:name="T935" style:parent-style-name="DefaultParagraphFont" style:family="text">
      <style:text-properties style:font-name="EspritMathBookItalic" fo:font-style="italic" style:font-style-asian="italic" fo:color="#272525" fo:font-size="9.5pt" style:font-size-asian="9.5pt"/>
    </style:style>
    <style:style style:name="T936" style:parent-style-name="DefaultParagraphFont" style:family="text">
      <style:text-properties style:font-name="EspritMath" fo:color="#272525" fo:font-size="9.5pt" style:font-size-asian="9.5pt"/>
    </style:style>
    <style:style style:name="P937" style:parent-style-name="Standard" style:family="paragraph">
      <style:text-properties style:font-name="EspritMath" fo:color="#272525" fo:font-size="9.5pt" style:font-size-asian="9.5pt"/>
    </style:style>
    <style:style style:name="P938" style:parent-style-name="Standard" style:family="paragraph">
      <style:text-properties style:font-name="EspritMath" fo:color="#272525" fo:font-size="9.5pt" style:font-size-asian="9.5pt"/>
    </style:style>
    <style:style style:name="P939" style:parent-style-name="Standard" style:family="paragraph">
      <style:text-properties style:font-name="EspritMath" fo:color="#272525" fo:font-size="9.5pt" style:font-size-asian="9.5pt"/>
    </style:style>
    <style:style style:name="P940" style:parent-style-name="Standard" style:family="paragraph">
      <style:text-properties style:font-name="EspritMath" fo:color="#272525" fo:font-size="9.5pt" style:font-size-asian="9.5pt"/>
    </style:style>
    <style:style style:name="T941" style:parent-style-name="DefaultParagraphFont" style:family="text">
      <style:text-properties style:font-name="EspritMath" fo:color="#272525" fo:font-size="9.5pt" style:font-size-asian="9.5pt"/>
    </style:style>
    <style:style style:name="T942" style:parent-style-name="DefaultParagraphFont" style:family="text">
      <style:text-properties style:font-name="EspritMathBookItalic" fo:font-style="italic" style:font-style-asian="italic" fo:color="#272525" fo:font-size="9.5pt" style:font-size-asian="9.5pt"/>
    </style:style>
    <style:style style:name="T943" style:parent-style-name="DefaultParagraphFont" style:family="text">
      <style:text-properties style:font-name="EspritMath" fo:color="#272525" fo:font-size="9.5pt" style:font-size-asian="9.5pt"/>
    </style:style>
    <style:style style:name="T944" style:parent-style-name="DefaultParagraphFont" style:family="text">
      <style:text-properties style:font-name="EspritMath" fo:color="#272525" fo:font-size="9.5pt" style:font-size-asian="9.5pt"/>
    </style:style>
    <style:style style:name="T945" style:parent-style-name="DefaultParagraphFont" style:family="text">
      <style:text-properties style:font-name="EspritMathBookItalic" fo:font-style="italic" style:font-style-asian="italic" fo:color="#272525" fo:font-size="9.5pt" style:font-size-asian="9.5pt"/>
    </style:style>
    <style:style style:name="T946" style:parent-style-name="DefaultParagraphFont" style:family="text">
      <style:text-properties style:font-name="EspritMath" fo:color="#272525" fo:font-size="9.5pt" style:font-size-asian="9.5pt"/>
    </style:style>
    <style:style style:name="P947" style:parent-style-name="Standard" style:family="paragraph">
      <style:text-properties style:font-name="Interstate-RegularItalic" fo:font-style="italic" style:font-style-asian="italic" fo:color="#272525" fo:font-size="10pt" style:font-size-asian="10pt"/>
    </style:style>
    <style:style style:name="P948" style:parent-style-name="Standard" style:family="paragraph">
      <style:text-properties style:font-name="EspritMath" fo:color="#272525" fo:font-size="9.5pt" style:font-size-asian="9.5pt"/>
    </style:style>
    <style:style style:name="P949" style:parent-style-name="Standard" style:family="paragraph">
      <style:text-properties style:font-name="EspritMath" fo:color="#272525" fo:font-size="9.5pt" style:font-size-asian="9.5pt"/>
    </style:style>
    <style:style style:name="P950" style:parent-style-name="Standard" style:family="paragraph">
      <style:text-properties style:font-name="EspritMath" fo:color="#272525" fo:font-size="9.5pt" style:font-size-asian="9.5pt"/>
    </style:style>
    <style:style style:name="T951" style:parent-style-name="DefaultParagraphFont" style:family="text">
      <style:text-properties style:font-name="EspritMath" fo:color="#272525" fo:font-size="9.5pt" style:font-size-asian="9.5pt"/>
    </style:style>
    <style:style style:name="T952" style:parent-style-name="DefaultParagraphFont" style:family="text">
      <style:text-properties style:font-name="EspritMathBookItalic" fo:font-style="italic" style:font-style-asian="italic" fo:color="#272525" fo:font-size="9.5pt" style:font-size-asian="9.5pt"/>
    </style:style>
    <style:style style:name="T953" style:parent-style-name="DefaultParagraphFont" style:family="text">
      <style:text-properties style:font-name="EspritMath" fo:color="#272525" fo:font-size="9.5pt" style:font-size-asian="9.5pt"/>
    </style:style>
    <style:style style:name="P954" style:parent-style-name="Standard" style:family="paragraph">
      <style:text-properties style:font-name="EspritMath" fo:color="#272525" fo:font-size="9.5pt" style:font-size-asian="9.5pt"/>
    </style:style>
    <style:style style:name="P955" style:parent-style-name="Standard" style:family="paragraph">
      <style:text-properties style:font-name="EspritMath" fo:color="#272525" fo:font-size="9.5pt" style:font-size-asian="9.5pt"/>
    </style:style>
    <style:style style:name="P956" style:parent-style-name="Standard" style:family="paragraph">
      <style:text-properties style:font-name="EspritMath" fo:color="#272525" fo:font-size="9.5pt" style:font-size-asian="9.5pt"/>
    </style:style>
    <style:style style:name="P957" style:parent-style-name="Standard" style:family="paragraph">
      <style:text-properties style:font-name="EspritMath" fo:color="#272525" fo:font-size="9.5pt" style:font-size-asian="9.5pt"/>
    </style:style>
    <style:style style:name="T958" style:parent-style-name="DefaultParagraphFont" style:family="text">
      <style:text-properties style:font-name="EspritMath" fo:color="#272525" fo:font-size="9.5pt" style:font-size-asian="9.5pt"/>
    </style:style>
    <style:style style:name="T959" style:parent-style-name="DefaultParagraphFont" style:family="text">
      <style:text-properties style:font-name="EspritMathBookItalic" fo:font-style="italic" style:font-style-asian="italic" fo:color="#272525" fo:font-size="9.5pt" style:font-size-asian="9.5pt"/>
    </style:style>
    <style:style style:name="T960" style:parent-style-name="DefaultParagraphFont" style:family="text">
      <style:text-properties style:font-name="EspritMath" fo:color="#272525" fo:font-size="9.5pt" style:font-size-asian="9.5pt"/>
    </style:style>
    <style:style style:name="P961" style:parent-style-name="Standard" style:family="paragraph">
      <style:text-properties style:font-name="EspritMath" fo:color="#272525" fo:font-size="9.5pt" style:font-size-asian="9.5pt"/>
    </style:style>
    <style:style style:name="P962" style:parent-style-name="Standard" style:family="paragraph">
      <style:text-properties style:font-name="EspritMath" fo:color="#272525" fo:font-size="9.5pt" style:font-size-asian="9.5pt"/>
    </style:style>
    <style:style style:name="P963" style:parent-style-name="Standard" style:family="paragraph">
      <style:text-properties style:font-name="Interstate-Bold" fo:font-weight="bold" style:font-weight-asian="bold" fo:color="#272525" fo:font-size="10pt" style:font-size-asian="10pt"/>
    </style:style>
    <style:style style:name="P964" style:parent-style-name="Standard" style:family="paragraph">
      <style:text-properties style:font-name="EspritMath" fo:color="#272525" fo:font-size="9pt" style:font-size-asian="9pt"/>
    </style:style>
    <style:style style:name="T965" style:parent-style-name="DefaultParagraphFont" style:family="text">
      <style:text-properties style:font-name="EspritMath" fo:color="#272525" fo:font-size="9pt" style:font-size-asian="9pt"/>
    </style:style>
    <style:style style:name="T966" style:parent-style-name="DefaultParagraphFont" style:family="text">
      <style:text-properties style:font-name="EspritMathBookItalic" fo:font-style="italic" style:font-style-asian="italic" fo:color="#272525" fo:font-size="9pt" style:font-size-asian="9pt"/>
    </style:style>
    <style:style style:name="P967" style:parent-style-name="Standard" style:family="paragraph">
      <style:text-properties style:font-name="EspritMath" fo:color="#272525" fo:font-size="9pt" style:font-size-asian="9pt"/>
    </style:style>
    <style:style style:name="P968" style:parent-style-name="Standard" style:family="paragraph">
      <style:text-properties style:font-name="EspritMath" fo:color="#272525" fo:font-size="9pt" style:font-size-asian="9pt"/>
    </style:style>
    <style:style style:name="P969" style:parent-style-name="Standard" style:family="paragraph">
      <style:text-properties style:font-name="EspritMath" fo:color="#272525" fo:font-size="9pt" style:font-size-asian="9pt"/>
    </style:style>
    <style:style style:name="P970" style:parent-style-name="Standard" style:family="paragraph">
      <style:text-properties style:font-name="EspritMath" fo:color="#272525" fo:font-size="9pt" style:font-size-asian="9pt"/>
    </style:style>
    <style:style style:name="P971" style:parent-style-name="Standard" style:family="paragraph">
      <style:text-properties style:font-name="EspritMath" fo:color="#272525" fo:font-size="9pt" style:font-size-asian="9pt"/>
    </style:style>
    <style:style style:name="T972" style:parent-style-name="DefaultParagraphFont" style:family="text">
      <style:text-properties style:font-name="EspritMath" fo:color="#272525" fo:font-size="9pt" style:font-size-asian="9pt"/>
    </style:style>
    <style:style style:name="T973" style:parent-style-name="DefaultParagraphFont" style:family="text">
      <style:text-properties style:font-name="EspritMathBookItalic" fo:font-style="italic" style:font-style-asian="italic" fo:color="#272525" fo:font-size="9pt" style:font-size-asian="9pt"/>
    </style:style>
    <style:style style:name="T974" style:parent-style-name="DefaultParagraphFont" style:family="text">
      <style:text-properties style:font-name="EspritMath" fo:color="#272525" fo:font-size="9pt" style:font-size-asian="9pt"/>
    </style:style>
    <style:style style:name="P975" style:parent-style-name="Standard" style:family="paragraph">
      <style:text-properties style:font-name="EspritMath" fo:color="#272525" fo:font-size="9pt" style:font-size-asian="9pt"/>
    </style:style>
    <style:style style:name="P976" style:parent-style-name="Standard" style:family="paragraph">
      <style:text-properties style:font-name="EspritMath" fo:color="#272525" fo:font-size="9pt" style:font-size-asian="9pt"/>
    </style:style>
    <style:style style:name="P977" style:parent-style-name="Standard" style:family="paragraph">
      <style:text-properties style:font-name="EspritMath" fo:color="#272525" fo:font-size="9pt" style:font-size-asian="9pt"/>
    </style:style>
    <style:style style:name="T978" style:parent-style-name="DefaultParagraphFont" style:family="text">
      <style:text-properties style:font-name="EspritMath" fo:color="#272525" fo:font-size="9pt" style:font-size-asian="9pt"/>
    </style:style>
    <style:style style:name="T979" style:parent-style-name="DefaultParagraphFont" style:family="text">
      <style:text-properties style:font-name="EspritMathBookItalic" fo:font-style="italic" style:font-style-asian="italic" fo:color="#272525" fo:font-size="9pt" style:font-size-asian="9pt"/>
    </style:style>
    <style:style style:name="T980" style:parent-style-name="DefaultParagraphFont" style:family="text">
      <style:text-properties style:font-name="EspritMathBookItalic" fo:font-style="italic" style:font-style-asian="italic" fo:color="#272525" fo:font-size="9pt" style:font-size-asian="9pt"/>
    </style:style>
    <style:style style:name="T981" style:parent-style-name="DefaultParagraphFont" style:family="text">
      <style:text-properties style:font-name="EspritMath" fo:color="#272525" fo:font-size="9pt" style:font-size-asian="9pt"/>
    </style:style>
    <style:style style:name="P982" style:parent-style-name="Standard" style:family="paragraph">
      <style:text-properties style:font-name="EspritMath" fo:color="#272525" fo:font-size="9pt" style:font-size-asian="9pt"/>
    </style:style>
    <style:style style:name="P983" style:parent-style-name="Standard" style:family="paragraph">
      <style:text-properties style:font-name="EspritMath" fo:color="#272525" fo:font-size="9pt" style:font-size-asian="9pt"/>
    </style:style>
    <style:style style:name="P984" style:parent-style-name="Standard" style:family="paragraph">
      <style:text-properties style:font-name="EspritMath" fo:color="#272525" fo:font-size="9pt" style:font-size-asian="9pt"/>
    </style:style>
    <style:style style:name="P985" style:parent-style-name="Standard" style:family="paragraph">
      <style:text-properties style:font-name="EspritMath" fo:color="#272525" fo:font-size="9pt" style:font-size-asian="9pt"/>
    </style:style>
    <style:style style:name="T986" style:parent-style-name="DefaultParagraphFont" style:family="text">
      <style:text-properties style:font-name="EspritMath" fo:color="#272525" fo:font-size="9pt" style:font-size-asian="9pt"/>
    </style:style>
    <style:style style:name="T987" style:parent-style-name="DefaultParagraphFont" style:family="text">
      <style:text-properties style:font-name="EspritMathBookItalic" fo:font-style="italic" style:font-style-asian="italic" fo:color="#272525" fo:font-size="9pt" style:font-size-asian="9pt"/>
    </style:style>
    <style:style style:name="T988" style:parent-style-name="DefaultParagraphFont" style:family="text">
      <style:text-properties style:font-name="EspritMathBookItalic" fo:font-style="italic" style:font-style-asian="italic" fo:color="#272525" fo:font-size="9pt" style:font-size-asian="9pt"/>
    </style:style>
    <style:style style:name="T989" style:parent-style-name="DefaultParagraphFont" style:family="text">
      <style:text-properties style:font-name="EspritMath" fo:color="#272525" fo:font-size="9pt" style:font-size-asian="9pt"/>
    </style:style>
    <style:style style:name="P990" style:parent-style-name="Standard" style:family="paragraph">
      <style:text-properties style:font-name="EspritMath" fo:color="#272525" fo:font-size="9pt" style:font-size-asian="9pt"/>
    </style:style>
    <style:style style:name="P991" style:parent-style-name="Standard" style:family="paragraph">
      <style:text-properties style:font-name="EspritMath" fo:color="#272525" fo:font-size="9pt" style:font-size-asian="9pt"/>
    </style:style>
    <style:style style:name="P992" style:parent-style-name="Standard" style:family="paragraph">
      <style:text-properties style:font-name="EspritMath" fo:color="#272525" fo:font-size="9pt" style:font-size-asian="9pt"/>
    </style:style>
    <style:style style:name="P993" style:parent-style-name="Standard" style:family="paragraph">
      <style:text-properties style:font-name="EspritMath" fo:color="#272525" fo:font-size="9pt" style:font-size-asian="9pt"/>
    </style:style>
    <style:style style:name="T994" style:parent-style-name="DefaultParagraphFont" style:family="text">
      <style:text-properties style:font-name="EspritMath" fo:color="#272525" fo:font-size="9pt" style:font-size-asian="9pt"/>
    </style:style>
    <style:style style:name="T995" style:parent-style-name="DefaultParagraphFont" style:family="text">
      <style:text-properties style:font-name="EspritMathBookItalic" fo:font-style="italic" style:font-style-asian="italic" fo:color="#272525" fo:font-size="9pt" style:font-size-asian="9pt"/>
    </style:style>
    <style:style style:name="T996" style:parent-style-name="DefaultParagraphFont" style:family="text">
      <style:text-properties style:font-name="EspritMathBookItalic" fo:font-style="italic" style:font-style-asian="italic" fo:color="#272525" fo:font-size="9pt" style:font-size-asian="9pt"/>
    </style:style>
    <style:style style:name="T997" style:parent-style-name="DefaultParagraphFont" style:family="text">
      <style:text-properties style:font-name="EspritMath" fo:color="#272525" fo:font-size="9pt" style:font-size-asian="9pt"/>
    </style:style>
    <style:style style:name="P998" style:parent-style-name="Standard" style:family="paragraph">
      <style:text-properties style:font-name="EspritMath" fo:color="#272525" fo:font-size="9pt" style:font-size-asian="9pt"/>
    </style:style>
    <style:style style:name="P999" style:parent-style-name="Standard" style:family="paragraph">
      <style:text-properties style:font-name="EspritMath" fo:color="#272525" fo:font-size="9pt" style:font-size-asian="9pt"/>
    </style:style>
    <style:style style:name="T1000" style:parent-style-name="DefaultParagraphFont" style:family="text">
      <style:text-properties style:font-name="EspritMath" fo:color="#272525" fo:font-size="9pt" style:font-size-asian="9pt"/>
    </style:style>
    <style:style style:name="T1001" style:parent-style-name="DefaultParagraphFont" style:family="text">
      <style:text-properties style:font-name="EspritMathBookItalic" fo:font-style="italic" style:font-style-asian="italic" fo:color="#272525" fo:font-size="9pt" style:font-size-asian="9pt"/>
    </style:style>
    <style:style style:name="T1002" style:parent-style-name="DefaultParagraphFont" style:family="text">
      <style:text-properties style:font-name="EspritMathBookItalic" fo:font-style="italic" style:font-style-asian="italic" fo:color="#272525" fo:font-size="9pt" style:font-size-asian="9pt"/>
    </style:style>
    <style:style style:name="T1003" style:parent-style-name="DefaultParagraphFont" style:family="text">
      <style:text-properties style:font-name="EspritMath" fo:color="#272525" fo:font-size="9pt" style:font-size-asian="9pt"/>
    </style:style>
    <style:style style:name="T1004" style:parent-style-name="DefaultParagraphFont" style:family="text">
      <style:text-properties style:font-name="EspritMath" fo:color="#272525" fo:font-size="9pt" style:font-size-asian="9pt"/>
    </style:style>
    <style:style style:name="T1005" style:parent-style-name="DefaultParagraphFont" style:family="text">
      <style:text-properties style:font-name="EspritMathBookItalic" fo:font-style="italic" style:font-style-asian="italic" fo:color="#272525" fo:font-size="9pt" style:font-size-asian="9pt"/>
    </style:style>
    <style:style style:name="T1006" style:parent-style-name="DefaultParagraphFont" style:family="text">
      <style:text-properties style:font-name="EspritMath" fo:color="#272525" fo:font-size="9pt" style:font-size-asian="9pt"/>
    </style:style>
    <style:style style:name="P1007" style:parent-style-name="Standard" style:family="paragraph">
      <style:text-properties style:font-name="EspritMath" fo:color="#272525" fo:font-size="9pt" style:font-size-asian="9pt"/>
    </style:style>
    <style:style style:name="T1008" style:parent-style-name="DefaultParagraphFont" style:family="text">
      <style:text-properties style:font-name="EspritMath" fo:color="#272525" fo:font-size="9pt" style:font-size-asian="9pt"/>
    </style:style>
    <style:style style:name="T1009" style:parent-style-name="DefaultParagraphFont" style:family="text">
      <style:text-properties style:font-name="EspritMathBookItalic" fo:font-style="italic" style:font-style-asian="italic" fo:color="#272525" fo:font-size="9pt" style:font-size-asian="9pt"/>
    </style:style>
    <style:style style:name="T1010" style:parent-style-name="DefaultParagraphFont" style:family="text">
      <style:text-properties style:font-name="EspritMathBookItalic" fo:font-style="italic" style:font-style-asian="italic" fo:color="#272525" fo:font-size="9pt" style:font-size-asian="9pt"/>
    </style:style>
    <style:style style:name="T1011" style:parent-style-name="DefaultParagraphFont" style:family="text">
      <style:text-properties style:font-name="EspritMath" fo:color="#272525" fo:font-size="9pt" style:font-size-asian="9pt"/>
    </style:style>
    <style:style style:name="P1012" style:parent-style-name="Standard" style:family="paragraph">
      <style:text-properties style:font-name="EspritMath" fo:color="#272525" fo:font-size="9pt" style:font-size-asian="9pt"/>
    </style:style>
    <style:style style:name="T1013" style:parent-style-name="DefaultParagraphFont" style:family="text">
      <style:text-properties style:font-name="EspritMathBookItalic" fo:font-style="italic" style:font-style-asian="italic" fo:color="#272525" fo:font-size="9pt" style:font-size-asian="9pt"/>
    </style:style>
    <style:style style:name="T1014" style:parent-style-name="DefaultParagraphFont" style:family="text">
      <style:text-properties style:font-name="EspritMath" fo:color="#272525" fo:font-size="9pt" style:font-size-asian="9pt"/>
    </style:style>
    <style:style style:name="P1015" style:parent-style-name="Standard" style:family="paragraph">
      <style:text-properties style:font-name="EspritMath" fo:color="#272525" fo:font-size="9pt" style:font-size-asian="9pt"/>
    </style:style>
    <style:style style:name="T1016" style:parent-style-name="DefaultParagraphFont" style:family="text">
      <style:text-properties style:font-name="EspritMath" fo:color="#272525" fo:font-size="9pt" style:font-size-asian="9pt"/>
    </style:style>
    <style:style style:name="T1017" style:parent-style-name="DefaultParagraphFont" style:family="text">
      <style:text-properties style:font-name="EspritMathBookItalic" fo:font-style="italic" style:font-style-asian="italic" fo:color="#272525" fo:font-size="9pt" style:font-size-asian="9pt"/>
    </style:style>
    <style:style style:name="T1018" style:parent-style-name="DefaultParagraphFont" style:family="text">
      <style:text-properties style:font-name="EspritMath" fo:color="#272525" fo:font-size="9pt" style:font-size-asian="9pt"/>
    </style:style>
    <style:style style:name="T1019" style:parent-style-name="DefaultParagraphFont" style:family="text">
      <style:text-properties style:font-name="EspritMathBookItalic" fo:font-style="italic" style:font-style-asian="italic" fo:color="#272525" fo:font-size="9pt" style:font-size-asian="9pt"/>
    </style:style>
    <style:style style:name="T1020" style:parent-style-name="DefaultParagraphFont" style:family="text">
      <style:text-properties style:font-name="EspritMathBookItalic" fo:font-style="italic" style:font-style-asian="italic" fo:color="#272525" fo:font-size="9pt" style:font-size-asian="9pt"/>
    </style:style>
    <style:style style:name="T1021" style:parent-style-name="DefaultParagraphFont" style:family="text">
      <style:text-properties style:font-name="EspritMath" fo:color="#272525" fo:font-size="9pt" style:font-size-asian="9pt"/>
    </style:style>
    <style:style style:name="T1022" style:parent-style-name="DefaultParagraphFont" style:family="text">
      <style:text-properties style:font-name="EspritMath" fo:color="#272525" fo:font-size="9pt" style:font-size-asian="9pt"/>
    </style:style>
    <style:style style:name="T1023" style:parent-style-name="DefaultParagraphFont" style:family="text">
      <style:text-properties style:font-name="EspritMathBookItalic" fo:font-style="italic" style:font-style-asian="italic" fo:color="#272525" fo:font-size="9pt" style:font-size-asian="9pt"/>
    </style:style>
    <style:style style:name="P1024" style:parent-style-name="Standard" style:family="paragraph">
      <style:text-properties style:font-name="EspritMathBookItalic" fo:font-style="italic" style:font-style-asian="italic" fo:color="#272525" fo:font-size="9pt" style:font-size-asian="9pt"/>
    </style:style>
    <style:style style:name="T1025" style:parent-style-name="DefaultParagraphFont" style:family="text">
      <style:text-properties style:font-name="EspritMathBookItalic" fo:font-style="italic" style:font-style-asian="italic" fo:color="#272525" fo:font-size="9pt" style:font-size-asian="9pt"/>
    </style:style>
    <style:style style:name="T1026" style:parent-style-name="DefaultParagraphFont" style:family="text">
      <style:text-properties style:font-name="EspritMath" fo:color="#272525" fo:font-size="9pt" style:font-size-asian="9pt"/>
    </style:style>
    <style:style style:name="P1027" style:parent-style-name="Standard" style:family="paragraph">
      <style:text-properties style:font-name="EspritMath" fo:color="#272525" fo:font-size="9pt" style:font-size-asian="9pt"/>
    </style:style>
    <style:style style:name="P1028" style:parent-style-name="Standard" style:family="paragraph">
      <style:text-properties style:font-name="EspritMath" fo:color="#272525" fo:font-size="9pt" style:font-size-asian="9pt"/>
    </style:style>
    <style:style style:name="T1029" style:parent-style-name="DefaultParagraphFont" style:family="text">
      <style:text-properties style:font-name="EspritMath" fo:color="#272525" fo:font-size="9pt" style:font-size-asian="9pt"/>
    </style:style>
    <style:style style:name="T1030" style:parent-style-name="DefaultParagraphFont" style:family="text">
      <style:text-properties style:font-name="EspritMathBookItalic" fo:font-style="italic" style:font-style-asian="italic" fo:color="#272525" fo:font-size="9pt" style:font-size-asian="9pt"/>
    </style:style>
    <style:style style:name="T1031" style:parent-style-name="DefaultParagraphFont" style:family="text">
      <style:text-properties style:font-name="EspritMathBookItalic" fo:font-style="italic" style:font-style-asian="italic" fo:color="#272525" fo:font-size="9pt" style:font-size-asian="9pt"/>
    </style:style>
    <style:style style:name="T1032" style:parent-style-name="DefaultParagraphFont" style:family="text">
      <style:text-properties style:font-name="EspritMath" fo:color="#272525" fo:font-size="9pt" style:font-size-asian="9pt"/>
    </style:style>
    <style:style style:name="P1033" style:parent-style-name="Standard" style:family="paragraph">
      <style:paragraph-properties style:line-height-at-least="0.1465in"/>
      <style:text-properties style:font-name="EspritMath" style:font-name-complex="Verdana" fo:font-weight="bold" style:font-weight-asian="bold" fo:color="#272525" fo:font-size="9pt" style:font-size-asian="9pt" style:font-size-complex="9pt"/>
    </style:style>
    <style:style style:name="P1034" style:parent-style-name="Standard" style:family="paragraph">
      <style:paragraph-properties style:line-height-at-least="0.1465in"/>
      <style:text-properties style:font-name-complex="Verdana" fo:font-weight="bold" style:font-weight-asian="bold" fo:color="#272525" fo:font-size="10pt" style:font-size-asian="10pt" style:font-size-complex="10pt"/>
    </style:style>
    <style:style style:name="P1035" style:parent-style-name="NormalWeb" style:family="paragraph">
      <style:paragraph-properties style:line-height-at-least="0.1465in"/>
    </style:style>
    <style:style style:name="T1036" style:parent-style-name="DefaultParagraphFont" style:family="text">
      <style:text-properties style:font-name-complex="Verdana" fo:font-size="10pt" style:font-size-asian="10pt" style:font-size-complex="10pt"/>
    </style:style>
    <style:style style:name="P1037" style:parent-style-name="NormalWeb" style:family="paragraph">
      <style:paragraph-properties style:line-height-at-least="0.1465in"/>
    </style:style>
    <style:style style:name="T1038" style:parent-style-name="DefaultParagraphFont" style:family="text">
      <style:text-properties style:font-name-complex="Verdana" fo:font-size="10pt" style:font-size-asian="10pt" style:font-size-complex="10pt"/>
    </style:style>
    <style:style style:name="P1039" style:parent-style-name="NormalWeb" style:family="paragraph">
      <style:paragraph-properties style:line-height-at-least="0.1465in"/>
    </style:style>
    <style:style style:name="T1040" style:parent-style-name="DefaultParagraphFont" style:family="text">
      <style:text-properties style:font-name-complex="Verdana" fo:font-size="10pt" style:font-size-asian="10pt" style:font-size-complex="10pt"/>
    </style:style>
    <style:style style:name="T1041" style:parent-style-name="DefaultParagraphFont" style:family="text">
      <style:text-properties style:font-name-complex="Verdana" fo:font-size="10pt" style:font-size-asian="10pt" style:font-size-complex="10pt"/>
    </style:style>
    <style:style style:name="T1042" style:parent-style-name="DefaultParagraphFont" style:family="text">
      <style:text-properties style:font-name-complex="Verdana" fo:font-size="10pt" style:font-size-asian="10pt" style:font-size-complex="10pt"/>
    </style:style>
    <style:style style:name="T1043" style:parent-style-name="DefaultParagraphFont" style:family="text">
      <style:text-properties style:font-name-complex="Verdana" fo:font-size="10pt" style:font-size-asian="10pt" style:font-size-complex="10pt"/>
    </style:style>
    <style:style style:name="T1044" style:parent-style-name="DefaultParagraphFont" style:family="text">
      <style:text-properties style:font-name-complex="Verdana" fo:font-size="10pt" style:font-size-asian="10pt" style:font-size-complex="10pt"/>
    </style:style>
    <style:style style:name="P1045" style:parent-style-name="NormalWeb" style:family="paragraph">
      <style:paragraph-properties style:line-height-at-least="0.1465in"/>
    </style:style>
    <style:style style:name="T1046" style:parent-style-name="DefaultParagraphFont" style:family="text">
      <style:text-properties style:font-name-complex="Verdana" fo:font-size="10pt" style:font-size-asian="10pt" style:font-size-complex="10pt"/>
    </style:style>
    <style:style style:name="P1047" style:parent-style-name="NormalWeb" style:family="paragraph">
      <style:paragraph-properties style:line-height-at-least="0.1465in"/>
      <style:text-properties style:font-name-complex="Verdana" fo:font-size="10pt" style:font-size-asian="10pt" style:font-size-complex="10pt"/>
    </style:style>
    <style:style style:name="P1048" style:parent-style-name="NormalWeb" style:family="paragraph">
      <style:paragraph-properties style:line-height-at-least="0.1465in"/>
      <style:text-properties style:font-name-complex="Verdana" fo:font-size="10pt" style:font-size-asian="10pt" style:font-size-complex="10pt"/>
    </style:style>
    <style:style style:name="P1049" style:parent-style-name="NormalWeb" style:family="paragraph">
      <style:paragraph-properties style:line-height-at-least="0.1465in"/>
    </style:style>
    <style:style style:name="T1050" style:parent-style-name="DefaultParagraphFont" style:family="text">
      <style:text-properties style:font-name-complex="Verdana" fo:font-size="10pt" style:font-size-asian="10pt" style:font-size-complex="10pt"/>
    </style:style>
    <style:style style:name="T1051" style:parent-style-name="Emphasis" style:family="text">
      <style:text-properties style:font-name-complex="Verdana" fo:font-size="10pt" style:font-size-asian="10pt" style:font-size-complex="10pt"/>
    </style:style>
    <style:style style:name="T1052" style:parent-style-name="DefaultParagraphFont" style:family="text">
      <style:text-properties style:font-name-complex="Verdana" fo:font-size="10pt" style:font-size-asian="10pt" style:font-size-complex="10pt"/>
    </style:style>
    <style:style style:name="T1053" style:parent-style-name="DefaultParagraphFont" style:family="text">
      <style:text-properties style:font-name-complex="Verdana" style:text-position="super 65%" fo:font-size="10pt" style:font-size-asian="10pt" style:font-size-complex="10pt"/>
    </style:style>
    <style:style style:name="T1054" style:parent-style-name="DefaultParagraphFont" style:family="text">
      <style:text-properties style:font-name-complex="Verdana" fo:font-size="10pt" style:font-size-asian="10pt" style:font-size-complex="10pt"/>
    </style:style>
    <style:style style:name="T1055" style:parent-style-name="DefaultParagraphFont" style:family="text">
      <style:text-properties fo:font-size="10pt" style:font-size-asian="10pt" style:font-size-complex="10pt"/>
    </style:style>
    <style:style style:name="P1056" style:parent-style-name="NormalWeb" style:family="paragraph">
      <style:paragraph-properties style:line-height-at-least="0.1465in"/>
    </style:style>
    <style:style style:name="T1057" style:parent-style-name="DefaultParagraphFont" style:family="text">
      <style:text-properties fo:font-size="10pt" style:font-size-asian="10pt" style:font-size-complex="10pt"/>
    </style:style>
    <style:style style:name="T1058" style:parent-style-name="DefaultParagraphFont" style:family="text">
      <style:text-properties style:font-name-complex="Verdana" fo:color="#000000" fo:font-size="10pt" style:font-size-asian="10pt" style:font-size-complex="10pt"/>
    </style:style>
    <style:style style:name="T1059" style:parent-style-name="DefaultParagraphFont" style:family="text">
      <style:text-properties fo:font-size="10pt" style:font-size-asian="10pt" style:font-size-complex="10pt"/>
    </style:style>
    <style:style style:name="T1060" style:parent-style-name="DefaultParagraphFont" style:family="text">
      <style:text-properties style:font-name-complex="Verdana" fo:font-size="10pt" style:font-size-asian="10pt" style:font-size-complex="10pt"/>
    </style:style>
    <style:style style:name="T1061" style:parent-style-name="DefaultParagraphFont" style:family="text">
      <style:text-properties fo:font-size="10pt" style:font-size-asian="10pt" style:font-size-complex="10pt"/>
    </style:style>
    <style:style style:name="P1062" style:parent-style-name="Textbody" style:family="paragraph">
      <style:text-properties fo:font-size="10pt" style:font-size-asian="10pt" style:font-size-complex="10pt"/>
    </style:style>
    <style:style style:name="P1063" style:parent-style-name="Textbody" style:family="paragraph">
      <style:text-properties fo:font-size="10pt" style:font-size-asian="10pt" style:font-size-complex="10pt"/>
    </style:style>
    <style:style style:name="P1064" style:parent-style-name="Textbody" style:family="paragraph">
      <style:text-properties fo:font-size="10pt" style:font-size-asian="10pt" style:font-size-complex="10pt"/>
    </style:style>
    <style:style style:name="P1065" style:parent-style-name="Textbody" style:family="paragraph">
      <style:text-properties fo:font-size="10pt" style:font-size-asian="10pt" style:font-size-complex="10pt"/>
    </style:style>
    <style:style style:name="P1066" style:parent-style-name="Standard" style:family="paragraph">
      <style:paragraph-properties style:line-height-at-least="0.1465in"/>
    </style:style>
    <style:style style:name="T1067" style:parent-style-name="DefaultParagraphFont" style:family="text">
      <style:text-properties style:font-name="Verdana" style:font-name-complex="Verdana" fo:font-size="10pt" style:font-size-asian="10pt" style:font-size-complex="10pt"/>
    </style:style>
    <style:style style:name="T1068" style:parent-style-name="DefaultParagraphFont" style:family="text">
      <style:text-properties style:font-name="Verdana" style:font-name-complex="Verdana" fo:font-size="10pt" style:font-size-asian="10pt" style:font-size-complex="10pt"/>
    </style:style>
    <style:style style:name="P1069" style:parent-style-name="Normal" style:family="paragraph">
      <style:paragraph-properties fo:text-align="center"/>
    </style:style>
    <style:style style:name="T1070" style:parent-style-name="DefaultParagraphFont" style:family="text">
      <style:text-properties style:font-name="Verdana" style:font-name-complex="Verdana" fo:font-size="10pt" style:font-size-asian="10pt" style:font-size-complex="10pt"/>
    </style:style>
    <style:style style:name="T1071" style:parent-style-name="DefaultParagraphFont" style:family="text">
      <style:text-properties style:font-name="Verdana" style:font-name-complex="Verdana" fo:font-size="10pt" style:font-size-asian="10pt" style:font-size-complex="10pt"/>
    </style:style>
    <style:style style:name="T1072" style:parent-style-name="DefaultParagraphFont" style:family="text">
      <style:text-properties style:font-name="Verdana" style:font-name-complex="Verdana" fo:font-size="10pt" style:font-size-asian="10pt" style:font-size-complex="10pt"/>
    </style:style>
    <style:style style:name="P1073" style:parent-style-name="Normal" style:family="paragraph">
      <style:paragraph-properties fo:text-align="center"/>
    </style:style>
    <style:style style:name="T1074" style:parent-style-name="DefaultParagraphFont" style:family="text">
      <style:text-properties style:font-name="Verdana" style:font-name-complex="Verdana" fo:font-size="10pt" style:font-size-asian="10pt" style:font-size-complex="10pt"/>
    </style:style>
    <style:style style:name="P1075" style:parent-style-name="Normal" style:family="paragraph">
      <style:paragraph-properties fo:text-align="center"/>
    </style:style>
    <style:style style:name="T1076" style:parent-style-name="DefaultParagraphFont" style:family="text">
      <style:text-properties style:font-name="Verdana" style:font-name-complex="Verdana" fo:font-size="10pt" style:font-size-asian="10pt" style:font-size-complex="10pt"/>
    </style:style>
    <style:style style:name="T1077" style:parent-style-name="DefaultParagraphFont" style:family="text">
      <style:text-properties style:font-name="Verdana" style:font-name-complex="Verdana" fo:font-size="10pt" style:font-size-asian="10pt" style:font-size-complex="10pt"/>
    </style:style>
    <style:style style:name="T1078" style:parent-style-name="DefaultParagraphFont" style:family="text">
      <style:text-properties style:font-name="Verdana" style:font-name-complex="Verdana" fo:font-size="10pt" style:font-size-asian="10pt" style:font-size-complex="10pt"/>
    </style:style>
    <style:style style:name="P1079" style:parent-style-name="Normal" style:family="paragraph">
      <style:paragraph-properties fo:text-align="center"/>
    </style:style>
    <style:style style:name="T1080" style:parent-style-name="DefaultParagraphFont" style:family="text">
      <style:text-properties style:font-name="Verdana" style:font-name-complex="Verdana" fo:font-size="10pt" style:font-size-asian="10pt" style:font-size-complex="10pt"/>
    </style:style>
    <style:style style:name="P1081" style:parent-style-name="Normal" style:family="paragraph">
      <style:paragraph-properties fo:text-align="center"/>
    </style:style>
    <style:style style:name="T1082" style:parent-style-name="DefaultParagraphFont" style:family="text">
      <style:text-properties style:font-name="Verdana" style:font-name-complex="Verdana" fo:font-size="10pt" style:font-size-asian="10pt" style:font-size-complex="10pt"/>
    </style:style>
    <style:style style:name="P1083" style:parent-style-name="Normal" style:family="paragraph">
      <style:paragraph-properties fo:text-align="center"/>
    </style:style>
    <style:style style:name="T1084" style:parent-style-name="DefaultParagraphFont" style:family="text">
      <style:text-properties style:font-name="Verdana" style:font-name-complex="Verdana" fo:font-size="10pt" style:font-size-asian="10pt" style:font-size-complex="10pt"/>
    </style:style>
    <style:style style:name="T1085" style:parent-style-name="DefaultParagraphFont" style:family="text">
      <style:text-properties style:font-name="Verdana" style:font-name-complex="Verdana" fo:font-size="10pt" style:font-size-asian="10pt" style:font-size-complex="10pt"/>
    </style:style>
    <style:style style:name="P1086" style:parent-style-name="Normal" style:family="paragraph">
      <style:paragraph-properties fo:text-align="center"/>
    </style:style>
    <style:style style:name="T1087" style:parent-style-name="DefaultParagraphFont" style:family="text">
      <style:text-properties style:font-name="Verdana" style:font-name-complex="Verdana" fo:font-size="10pt" style:font-size-asian="10pt" style:font-size-complex="10pt"/>
    </style:style>
    <style:style style:name="P1088" style:parent-style-name="Normal" style:family="paragraph">
      <style:paragraph-properties fo:text-align="center"/>
    </style:style>
    <style:style style:name="P1089" style:parent-style-name="Normal" style:family="paragraph">
      <style:paragraph-properties fo:text-align="center"/>
    </style:style>
    <style:style style:name="P1090" style:parent-style-name="Normal" style:family="paragraph">
      <style:paragraph-properties fo:text-align="center"/>
    </style:style>
    <style:style style:name="P1091" style:parent-style-name="Normal" style:family="paragraph">
      <style:paragraph-properties fo:text-align="center"/>
    </style:style>
    <style:style style:name="P1092" style:parent-style-name="Standard" style:family="paragraph">
      <style:paragraph-properties style:line-height-at-least="0.1465in"/>
      <style:text-properties style:font-name-complex="Verdana" fo:font-weight="bold" style:font-weight-asian="bold" style:font-weight-complex="bold" fo:color="#000000" style:text-position="super 65%" fo:font-size="20pt" style:font-size-asian="20pt" style:font-size-complex="20pt"/>
    </style:style>
    <style:style style:name="P1093" style:parent-style-name="Textbody" style:family="paragraph">
      <style:paragraph-properties style:line-height-at-least="0.1465in"/>
      <style:text-properties style:font-name-complex="Verdana" fo:font-weight="bold" style:font-weight-asian="bold" style:font-weight-complex="bold" fo:color="#000000" style:text-position="super 65%" fo:font-size="20pt" style:font-size-asian="20pt" style:font-size-complex="20pt"/>
    </style:style>
    <style:style style:name="P1094" style:parent-style-name="Textbody" style:family="paragraph">
      <style:paragraph-properties style:line-height-at-least="0.1465in"/>
      <style:text-properties style:font-name-complex="Verdana" fo:font-weight="bold" style:font-weight-asian="bold" style:font-weight-complex="bold" fo:color="#000000" style:text-position="super 65%" fo:font-size="20pt" style:font-size-asian="20pt" style:font-size-complex="20pt"/>
    </style:style>
    <style:style style:name="P1095" style:parent-style-name="Textbody" style:family="paragraph">
      <style:paragraph-properties fo:text-align="center" style:line-height-at-least="0.1465in"/>
      <style:text-properties style:font-name-complex="Verdana" fo:font-weight="bold" style:font-weight-asian="bold" style:font-weight-complex="bold" fo:color="#000000" fo:font-size="14pt" style:font-size-asian="14pt" style:font-size-complex="14pt"/>
    </style:style>
    <style:style style:name="P1096" style:parent-style-name="Textbody" style:family="paragraph">
      <style:paragraph-properties fo:text-align="center" style:line-height-at-least="0.1465in"/>
      <style:text-properties style:font-name-complex="Verdana" fo:font-weight="bold" style:font-weight-asian="bold" style:font-weight-complex="bold" fo:color="#000000"/>
    </style:style>
    <style:style style:name="P1097" style:parent-style-name="Textbody" style:family="paragraph">
      <style:paragraph-properties fo:text-align="center" style:line-height-at-least="0.1465in"/>
      <style:text-properties style:font-name-complex="Verdana" fo:font-weight="bold" style:font-weight-asian="bold" style:font-weight-complex="bold" fo:color="#000000"/>
    </style:style>
    <style:style style:name="T1098" style:parent-style-name="DefaultParagraphFont" style:family="text">
      <style:text-properties style:font-name-complex="Verdana" fo:font-style="italic" style:font-style-asian="italic" fo:color="#000000" fo:font-size="14pt" style:font-size-asian="14pt" style:font-size-complex="14pt"/>
    </style:style>
    <style:style style:name="T1099" style:parent-style-name="DefaultParagraphFont" style:family="text">
      <style:text-properties style:font-name-complex="Verdana" fo:font-style="italic" style:font-style-asian="italic" fo:color="#000000" fo:font-size="14pt" style:font-size-asian="14pt" style:font-size-complex="14pt"/>
    </style:style>
    <style:style style:name="P1100" style:parent-style-name="Textbody" style:family="paragraph">
      <style:text-properties style:font-name-complex="Verdana" fo:font-style="italic" style:font-style-asian="italic" fo:color="#000000" fo:font-size="14pt" style:font-size-asian="14pt" style:font-size-complex="14pt"/>
    </style:style>
    <style:style style:name="P1101" style:parent-style-name="Textbody" style:family="paragraph">
      <style:text-properties style:font-name-complex="Verdana" fo:font-style="italic" style:font-style-asian="italic" fo:color="#000000" fo:font-size="14pt" style:font-size-asian="14pt" style:font-size-complex="14pt"/>
    </style:style>
    <style:style style:name="P1102" style:parent-style-name="NormalWeb" style:family="paragraph">
      <style:paragraph-properties fo:margin-top="0in" fo:margin-bottom="0in" style:line-height-at-least="0.1465in"/>
      <style:text-properties style:font-name-complex="Verdana" fo:font-style="italic" style:font-style-asian="italic" fo:color="#000000" fo:font-size="14pt" style:font-size-asian="14pt" style:font-size-complex="14pt"/>
    </style:style>
    <style:style style:name="P1103" style:parent-style-name="NormalWeb" style:family="paragraph">
      <style:paragraph-properties fo:margin-top="0in" fo:margin-bottom="0in" style:line-height-at-least="0.1465in"/>
      <style:text-properties style:font-name-complex="Verdana" fo:font-weight="bold" style:font-weight-asian="bold" style:font-weight-complex="bold" fo:font-style="italic" style:font-style-asian="italic" fo:color="#000000" fo:font-size="10pt" style:font-size-asian="10pt" style:font-size-complex="10pt"/>
    </style:style>
    <style:style style:name="P1104" style:parent-style-name="Standard" style:family="paragraph">
      <style:text-properties fo:font-weight="bold" style:font-weight-asian="bold" style:font-weight-complex="bold" fo:font-size="14pt" style:font-size-asian="14pt" style:font-size-complex="14pt"/>
    </style:style>
    <style:style style:name="T1105" style:parent-style-name="DefaultParagraphFont" style:family="text">
      <style:text-properties style:font-name-complex="Verdana" fo:font-style="italic" style:font-style-asian="italic" style:font-style-complex="italic" fo:color="#000000" fo:font-size="14pt" style:font-size-asian="14pt" style:font-size-complex="14pt"/>
    </style:style>
    <style:style style:name="T1106" style:parent-style-name="DefaultParagraphFont" style:family="text">
      <style:text-properties style:font-name-complex="Verdana" fo:font-weight="bold" style:font-weight-asian="bold" style:font-weight-complex="bold" fo:font-style="italic" style:font-style-asian="italic" style:font-style-complex="italic" fo:color="#000000" fo:font-size="14pt" style:font-size-asian="14pt" style:font-size-complex="14pt"/>
    </style:style>
    <style:style style:name="T1107" style:parent-style-name="DefaultParagraphFont" style:family="text">
      <style:text-properties fo:font-weight="bold" style:font-weight-asian="bold" style:font-weight-complex="bold"/>
    </style:style>
    <style:style style:name="T1108" style:parent-style-name="DefaultParagraphFont" style:family="text">
      <style:text-properties fo:font-size="10pt" style:font-size-asian="10pt" style:font-size-complex="10pt"/>
    </style:style>
    <style:style style:name="T1109"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110" style:parent-style-name="DefaultParagraphFont" style:family="text">
      <style:text-properties fo:font-size="10pt" style:font-size-asian="10pt" style:font-size-complex="10pt"/>
    </style:style>
    <style:style style:name="T1111"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112" style:parent-style-name="DefaultParagraphFont" style:family="text">
      <style:text-properties fo:font-size="10pt" style:font-size-asian="10pt" style:font-size-complex="10pt"/>
    </style:style>
    <style:style style:name="T111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114"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111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116"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11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11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119"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12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121"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122" style:parent-style-name="DefaultParagraphFont" style:family="text">
      <style:text-properties style:font-name-complex="Verdana" fo:color="#000000" fo:font-size="10pt" style:font-size-asian="10pt" style:font-size-complex="10pt"/>
    </style:style>
    <style:style style:name="T1123"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124" style:parent-style-name="DefaultParagraphFont" style:family="text">
      <style:text-properties style:font-name-complex="Verdana" fo:color="#000000" fo:font-size="10pt" style:font-size-asian="10pt" style:font-size-complex="10pt"/>
    </style:style>
    <style:style style:name="T1125"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12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127"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ableColumn1129" style:family="table-column">
      <style:table-column-properties style:column-width="3.009in" style:use-optimal-column-width="false"/>
    </style:style>
    <style:style style:name="TableColumn1130" style:family="table-column">
      <style:table-column-properties style:column-width="3.4722in" style:use-optimal-column-width="false"/>
    </style:style>
    <style:style style:name="Table1128" style:family="table">
      <style:table-properties style:width="6.4812in" fo:margin-left="0.4506in" table:align="left"/>
    </style:style>
    <style:style style:name="TableRow1131" style:family="table-row">
      <style:table-row-properties style:use-optimal-row-height="false"/>
    </style:style>
    <style:style style:name="TableCell1132" style:family="table-cell">
      <style:table-cell-properties fo:border="0.0034in solid #000000" fo:background-color="#DDDDDD" fo:padding-top="0.0381in" fo:padding-left="0.0381in" fo:padding-bottom="0.0381in" fo:padding-right="0.0381in"/>
    </style:style>
    <style:style style:name="P1133" style:parent-style-name="Standard" style:family="paragraph">
      <style:paragraph-properties fo:text-align="center"/>
    </style:style>
    <style:style style:name="T1134"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135" style:family="table-row">
      <style:table-row-properties style:use-optimal-row-height="false"/>
    </style:style>
    <style:style style:name="TableCell1136" style:family="table-cell">
      <style:table-cell-properties fo:border-top="none" fo:border-left="0.0034in solid #000000" fo:border-bottom="0.0034in solid #000000" fo:border-right="none" fo:padding-top="0.0381in" fo:padding-left="0.0381in" fo:padding-bottom="0.0381in" fo:padding-right="0.0381in"/>
    </style:style>
    <style:style style:name="P1137" style:parent-style-name="Standard" style:family="paragraph">
      <style:text-properties style:font-name-complex="Verdana" fo:color="#000000" fo:font-size="9pt" style:font-size-asian="9pt" style:font-size-complex="9pt"/>
    </style:style>
    <style:style style:name="P1138" style:parent-style-name="Textbody" style:family="paragraph">
      <style:text-properties fo:font-size="9pt" style:font-size-asian="9pt" style:font-size-complex="9pt"/>
    </style:style>
    <style:style style:name="P1139" style:parent-style-name="Textbody" style:family="paragraph"/>
    <style:style style:name="T1140" style:parent-style-name="DefaultParagraphFont" style:family="text">
      <style:text-properties fo:font-size="9pt" style:font-size-asian="9pt" style:font-size-complex="9pt"/>
    </style:style>
    <style:style style:name="T114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1142" style:parent-style-name="DefaultParagraphFont" style:family="text">
      <style:text-properties fo:font-size="9pt" style:font-size-asian="9pt" style:font-size-complex="9pt"/>
    </style:style>
    <style:style style:name="T1143"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1144" style:parent-style-name="DefaultParagraphFont" style:family="text">
      <style:text-properties fo:font-size="9pt" style:font-size-asian="9pt" style:font-size-complex="9pt"/>
    </style:style>
    <style:style style:name="T1145"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1146" style:parent-style-name="DefaultParagraphFont" style:family="text">
      <style:text-properties fo:font-size="9pt" style:font-size-asian="9pt" style:font-size-complex="9pt"/>
    </style:style>
    <style:style style:name="P1147" style:parent-style-name="Textbody" style:family="paragraph">
      <style:text-properties style:font-name-complex="Verdana" fo:color="#000000" fo:font-size="10pt" style:font-size-asian="10pt" style:font-size-complex="10pt"/>
    </style:style>
    <style:style style:name="P1148" style:parent-style-name="Textbody" style:family="paragraph"/>
    <style:style style:name="T1149" style:parent-style-name="DefaultParagraphFont" style:family="text">
      <style:text-properties fo:font-size="9pt" style:font-size-asian="9pt" style:font-size-complex="9pt"/>
    </style:style>
    <style:style style:name="T1150" style:parent-style-name="DefaultParagraphFont" style:family="text">
      <style:text-properties style:font-name-complex="Verdana" fo:color="#000000" fo:font-size="9pt" style:font-size-asian="9pt" style:font-size-complex="9pt"/>
    </style:style>
    <style:style style:name="T115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152" style:parent-style-name="DefaultParagraphFont" style:family="text">
      <style:text-properties style:font-name-complex="Verdana" fo:color="#000000" fo:font-size="9pt" style:font-size-asian="9pt" style:font-size-complex="9pt"/>
    </style:style>
    <style:style style:name="P1153" style:parent-style-name="Textbody" style:family="paragraph">
      <style:text-properties style:font-name-complex="Verdana" fo:color="#000000" fo:font-size="9pt" style:font-size-asian="9pt" style:font-size-complex="9pt"/>
    </style:style>
    <style:style style:name="P1154" style:parent-style-name="Textbody" style:family="paragraph">
      <style:text-properties style:font-name-complex="Verdana" fo:color="#000000" fo:font-size="9pt" style:font-size-asian="9pt" style:font-size-complex="9pt"/>
    </style:style>
    <style:style style:name="P1155" style:parent-style-name="Textbody" style:family="paragraph">
      <style:text-properties style:font-name-complex="Verdana" fo:color="#000000" fo:font-size="9pt" style:font-size-asian="9pt" style:font-size-complex="9pt"/>
    </style:style>
    <style:style style:name="P1156" style:parent-style-name="Textbody" style:family="paragraph">
      <style:text-properties style:font-name-complex="Verdana" fo:color="#000000" fo:font-size="9pt" style:font-size-asian="9pt" style:font-size-complex="9pt"/>
    </style:style>
    <style:style style:name="P1157" style:parent-style-name="Textbody" style:family="paragraph">
      <style:text-properties style:font-name-complex="Verdana" fo:color="#000000" fo:font-size="9pt" style:font-size-asian="9pt" style:font-size-complex="9pt"/>
    </style:style>
    <style:style style:name="P1158" style:parent-style-name="Textbody" style:family="paragraph">
      <style:text-properties style:font-name-complex="Verdana" fo:color="#000000" fo:font-size="9pt" style:font-size-asian="9pt" style:font-size-complex="9pt"/>
    </style:style>
    <style:style style:name="P1159" style:parent-style-name="Textbody" style:family="paragraph">
      <style:text-properties style:font-name-complex="Verdana" fo:color="#000000" fo:font-size="9pt" style:font-size-asian="9pt" style:font-size-complex="9pt"/>
    </style:style>
    <style:style style:name="TableCell11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61" style:parent-style-name="Textbody" style:family="paragraph">
      <style:text-properties style:font-name-complex="Verdana" fo:font-size="9pt" style:font-size-asian="9pt" style:font-size-complex="9pt"/>
    </style:style>
    <style:style style:name="P1162" style:parent-style-name="Textbody" style:family="paragraph"/>
    <style:style style:name="T1163" style:parent-style-name="DefaultParagraphFont" style:family="text">
      <style:text-properties fo:color="#000000" fo:font-size="9pt" style:font-size-asian="9pt" style:font-size-complex="9pt"/>
    </style:style>
    <style:style style:name="P1164" style:parent-style-name="Textbody" style:family="paragraph"/>
    <style:style style:name="T1165" style:parent-style-name="DefaultParagraphFont" style:family="text">
      <style:text-properties style:font-name-complex="Verdana" fo:color="#000000" fo:font-size="9pt" style:font-size-asian="9pt" style:font-size-complex="9pt"/>
    </style:style>
    <style:style style:name="P1166" style:parent-style-name="Textbody" style:family="paragraph">
      <style:text-properties fo:font-size="9pt" style:font-size-asian="9pt" style:font-size-complex="9pt"/>
    </style:style>
    <style:style style:name="P1167" style:parent-style-name="Textbody" style:family="paragraph">
      <style:text-properties style:font-name-complex="Verdana" fo:color="#000000" fo:font-size="9pt" style:font-size-asian="9pt" style:font-size-complex="9pt"/>
    </style:style>
    <style:style style:name="P1168" style:parent-style-name="Textbody" style:family="paragraph">
      <style:text-properties style:font-name-complex="Verdana" fo:font-weight="bold" style:font-weight-asian="bold" fo:color="#000000" fo:font-size="14pt" style:font-size-asian="14pt"/>
    </style:style>
    <style:style style:name="P1169" style:parent-style-name="Textbody" style:family="paragraph"/>
    <style:style style:name="T1170" style:parent-style-name="DefaultParagraphFont" style:family="text">
      <style:text-properties fo:color="#000000" fo:font-size="9pt" style:font-size-asian="9pt" style:font-size-complex="9pt"/>
    </style:style>
    <style:style style:name="P1171" style:parent-style-name="Textbody" style:family="paragraph">
      <style:text-properties fo:color="#000000" fo:font-size="9pt" style:font-size-asian="9pt" style:font-size-complex="9pt"/>
    </style:style>
    <style:style style:name="P1172" style:parent-style-name="Textbody" style:family="paragraph">
      <style:text-properties fo:color="#000000" fo:font-size="9pt" style:font-size-asian="9pt" style:font-size-complex="9pt"/>
    </style:style>
    <style:style style:name="P1173" style:parent-style-name="Textbody" style:family="paragraph">
      <style:text-properties fo:color="#000000" fo:font-size="9pt" style:font-size-asian="9pt" style:font-size-complex="9pt"/>
    </style:style>
    <style:style style:name="P1174" style:parent-style-name="Textbody" style:family="paragraph">
      <style:text-properties fo:color="#000000" fo:font-size="9pt" style:font-size-asian="9pt" style:font-size-complex="9pt"/>
    </style:style>
    <style:style style:name="P1175" style:parent-style-name="Textbody" style:family="paragraph">
      <style:text-properties style:font-name-complex="Verdana" fo:color="#000000" fo:font-size="9pt" style:font-size-asian="9pt" style:font-size-complex="9pt"/>
    </style:style>
    <style:style style:name="P1176" style:parent-style-name="TableContents" style:family="paragraph">
      <style:text-properties style:font-name-complex="Verdana" fo:font-weight="bold" style:font-weight-asian="bold" style:font-weight-complex="bold"/>
    </style:style>
    <style:style style:name="T1177" style:parent-style-name="DefaultParagraphFont" style:family="text">
      <style:text-properties style:font-name-complex="Verdana" fo:font-weight="bold" style:font-weight-asian="bold" style:font-weight-complex="bold"/>
    </style:style>
    <style:style style:name="T1178" style:parent-style-name="DefaultParagraphFont" style:family="text">
      <style:text-properties style:font-name-complex="Verdana" fo:font-weight="bold" style:font-weight-asian="bold" style:font-weight-complex="bold" fo:font-size="10pt" style:font-size-asian="10pt" style:font-size-complex="10pt"/>
    </style:style>
    <style:style style:name="T1179" style:parent-style-name="DefaultParagraphFont" style:family="text">
      <style:text-properties style:font-name-complex="Verdana"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180" style:parent-style-name="DefaultParagraphFont" style:family="text">
      <style:text-properties style:font-name-complex="Verdana" fo:font-weight="bold" style:font-weight-asian="bold" style:font-weight-complex="bold" fo:font-size="10pt" style:font-size-asian="10pt" style:font-size-complex="10pt"/>
    </style:style>
    <style:style style:name="T118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18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183"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18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185" style:parent-style-name="TableContents" style:family="paragraph">
      <style:text-properties style:font-name-complex="Verdana" fo:font-weight="bold" style:font-weight-asian="bold" style:font-weight-complex="bold"/>
    </style:style>
    <style:style style:name="T118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187"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18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18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190"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191" style:parent-style-name="DefaultParagraphFont" style:family="text">
      <style:text-properties style:font-name-complex="Verdana" fo:color="#000000" fo:font-size="10pt" style:font-size-asian="10pt" style:font-size-complex="10pt"/>
    </style:style>
    <style:style style:name="T1192"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P1193" style:parent-style-name="Standard" style:family="paragraph">
      <style:text-properties style:font-name-complex="Verdana" fo:color="#000000" fo:font-size="10pt" style:font-size-asian="10pt" style:font-size-complex="10pt"/>
    </style:style>
    <style:style style:name="TableColumn1195" style:family="table-column">
      <style:table-column-properties style:column-width="2.9583in" style:use-optimal-column-width="false"/>
    </style:style>
    <style:style style:name="TableColumn1196" style:family="table-column">
      <style:table-column-properties style:column-width="3.4687in" style:use-optimal-column-width="false"/>
    </style:style>
    <style:style style:name="Table1194" style:family="table">
      <style:table-properties style:width="6.427in" fo:margin-left="0.5041in" table:align="left"/>
    </style:style>
    <style:style style:name="TableRow1197" style:family="table-row">
      <style:table-row-properties style:use-optimal-row-height="false"/>
    </style:style>
    <style:style style:name="TableCell1198" style:family="table-cell">
      <style:table-cell-properties fo:border="0.0034in solid #000000" fo:background-color="#DDDDDD" fo:padding-top="0.0381in" fo:padding-left="0.0381in" fo:padding-bottom="0.0381in" fo:padding-right="0.0381in"/>
    </style:style>
    <style:style style:name="P1199" style:parent-style-name="Standard" style:family="paragraph">
      <style:paragraph-properties fo:text-align="center"/>
    </style:style>
    <style:style style:name="T1200"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201" style:family="table-row">
      <style:table-row-properties style:use-optimal-row-height="false"/>
    </style:style>
    <style:style style:name="TableCell1202" style:family="table-cell">
      <style:table-cell-properties fo:border-top="none" fo:border-left="0.0034in solid #000000" fo:border-bottom="0.0034in solid #000000" fo:border-right="none" fo:padding-top="0.0381in" fo:padding-left="0.0381in" fo:padding-bottom="0.0381in" fo:padding-right="0.0381in"/>
    </style:style>
    <style:style style:name="P1203" style:parent-style-name="Textbody" style:family="paragraph">
      <style:text-properties fo:font-size="9pt" style:font-size-asian="9pt" style:font-size-complex="9pt"/>
    </style:style>
    <style:style style:name="P1204" style:parent-style-name="Textbody" style:family="paragraph"/>
    <style:style style:name="T1205" style:parent-style-name="DefaultParagraphFont" style:family="text">
      <style:text-properties style:font-name-complex="Verdana" fo:color="#000000" fo:font-size="9pt" style:font-size-asian="9pt" style:font-size-complex="9pt"/>
    </style:style>
    <style:style style:name="TableCell12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7" style:parent-style-name="Textbody" style:family="paragraph"/>
    <style:style style:name="T1208" style:parent-style-name="DefaultParagraphFont" style:family="text">
      <style:text-properties style:font-name-complex="Verdana" fo:color="#000000" fo:font-size="9pt" style:font-size-asian="9pt" style:font-size-complex="9pt"/>
    </style:style>
    <style:style style:name="T1209" style:parent-style-name="DefaultParagraphFont" style:family="text">
      <style:text-properties fo:font-weight="bold" style:font-weight-asian="bold" style:font-weight-complex="bold"/>
    </style:style>
    <style:style style:name="T1210" style:parent-style-name="DefaultParagraphFont" style:family="text">
      <style:text-properties fo:font-size="10pt" style:font-size-asian="10pt" style:font-size-complex="10pt"/>
    </style:style>
    <style:style style:name="T1211" style:parent-style-name="DefaultParagraphFont" style:family="text">
      <style:text-properties fo:font-style="italic" style:font-style-asian="italic" style:font-style-complex="italic" fo:font-size="10pt" style:font-size-asian="10pt" style:font-size-complex="10pt"/>
    </style:style>
    <style:style style:name="T1212" style:parent-style-name="DefaultParagraphFont" style:family="text">
      <style:text-properties fo:font-size="10pt" style:font-size-asian="10pt" style:font-size-complex="10pt"/>
    </style:style>
    <style:style style:name="T1213" style:parent-style-name="DefaultParagraphFont" style:family="text">
      <style:text-properties fo:font-size="10pt" style:font-size-asian="10pt" style:font-size-complex="10pt"/>
    </style:style>
    <style:style style:name="T121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1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1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17"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21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1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220"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122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22"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22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2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25"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226" style:parent-style-name="DefaultParagraphFont" style:family="text">
      <style:text-properties style:font-name-complex="Verdana" fo:color="#000000" fo:font-size="10pt" style:font-size-asian="10pt" style:font-size-complex="10pt"/>
    </style:style>
    <style:style style:name="T1227" style:parent-style-name="DefaultParagraphFont" style:family="text">
      <style:text-properties style:font-name-complex="Verdana" fo:font-size="10pt" style:font-size-asian="10pt" style:font-size-complex="10pt" style:text-underline-type="single" style:text-underline-style="solid" style:text-underline-width="auto" style:text-underline-mode="continuous"/>
    </style:style>
    <style:style style:name="T1228" style:parent-style-name="DefaultParagraphFont" style:family="text">
      <style:text-properties style:font-name-complex="Verdana" fo:color="#000000" fo:font-size="10pt" style:font-size-asian="10pt" style:font-size-complex="10pt"/>
    </style:style>
    <style:style style:name="T1229"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230" style:parent-style-name="DefaultParagraphFont" style:family="text">
      <style:text-properties style:font-name-complex="Verdana" fo:color="#000000" fo:font-size="10pt" style:font-size-asian="10pt" style:font-size-complex="10pt"/>
    </style:style>
    <style:style style:name="T1231"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232" style:parent-style-name="DefaultParagraphFont" style:family="text">
      <style:text-properties style:font-name-complex="Verdana" fo:color="#000000" fo:font-size="10pt" style:font-size-asian="10pt" style:font-size-complex="10pt"/>
    </style:style>
    <style:style style:name="T1233"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234" style:parent-style-name="DefaultParagraphFont" style:family="text">
      <style:text-properties style:font-name-complex="Verdana" fo:color="#000000" fo:font-size="10pt" style:font-size-asian="10pt" style:font-size-complex="10pt"/>
    </style:style>
    <style:style style:name="P1235"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ableColumn1237" style:family="table-column">
      <style:table-column-properties style:column-width="2.9895in" style:use-optimal-column-width="false"/>
    </style:style>
    <style:style style:name="TableColumn1238" style:family="table-column">
      <style:table-column-properties style:column-width="3.4687in" style:use-optimal-column-width="false"/>
    </style:style>
    <style:style style:name="Table1236" style:family="table">
      <style:table-properties style:width="6.4583in" fo:margin-left="0.4729in" table:align="left"/>
    </style:style>
    <style:style style:name="TableRow1239" style:family="table-row">
      <style:table-row-properties style:use-optimal-row-height="false"/>
    </style:style>
    <style:style style:name="TableCell1240" style:family="table-cell">
      <style:table-cell-properties fo:border="0.0034in solid #000000" fo:background-color="#DDDDDD" fo:padding-top="0.0381in" fo:padding-left="0.0381in" fo:padding-bottom="0.0381in" fo:padding-right="0.0381in"/>
    </style:style>
    <style:style style:name="P1241" style:parent-style-name="Standard" style:family="paragraph">
      <style:paragraph-properties fo:text-align="center"/>
    </style:style>
    <style:style style:name="T1242"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243" style:family="table-row">
      <style:table-row-properties style:use-optimal-row-height="false"/>
    </style:style>
    <style:style style:name="TableCell1244" style:family="table-cell">
      <style:table-cell-properties fo:border-top="none" fo:border-left="0.0034in solid #000000" fo:border-bottom="0.0034in solid #000000" fo:border-right="none" fo:padding-top="0.0381in" fo:padding-left="0.0381in" fo:padding-bottom="0.0381in" fo:padding-right="0.0381in"/>
    </style:style>
    <style:style style:name="P1245" style:parent-style-name="Textbody" style:family="paragraph">
      <style:paragraph-properties style:line-height-at-least="0.1465in"/>
    </style:style>
    <style:style style:name="T1246" style:parent-style-name="DefaultParagraphFont" style:family="text">
      <style:text-properties style:font-name-complex="Verdana" fo:color="#000000" fo:font-size="9pt" style:font-size-asian="9pt" style:font-size-complex="9pt"/>
    </style:style>
    <style:style style:name="P1247" style:parent-style-name="Textbody" style:family="paragraph">
      <style:paragraph-properties style:line-height-at-least="0.1465in"/>
      <style:text-properties style:font-name-complex="Verdana" fo:color="#000000" fo:font-size="9pt" style:font-size-asian="9pt" style:font-size-complex="9pt"/>
    </style:style>
    <style:style style:name="P1248" style:parent-style-name="Textbody" style:family="paragraph">
      <style:paragraph-properties style:line-height-at-least="0.1465in"/>
      <style:text-properties style:font-name-complex="Verdana" fo:font-size="9pt" style:font-size-asian="9pt" style:font-size-complex="9pt"/>
    </style:style>
    <style:style style:name="P1249" style:parent-style-name="Textbody" style:family="paragraph">
      <style:paragraph-properties style:line-height-at-least="0.1465in"/>
    </style:style>
    <style:style style:name="T1250" style:parent-style-name="DefaultParagraphFont" style:family="text">
      <style:text-properties style:font-name-complex="Verdana" fo:color="#000000" fo:font-size="9pt" style:font-size-asian="9pt" style:font-size-complex="9pt"/>
    </style:style>
    <style:style style:name="TableCell12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2" style:parent-style-name="Textbody" style:family="paragraph">
      <style:paragraph-properties style:line-height-at-least="0.1465in"/>
      <style:text-properties style:font-name-complex="Verdana" fo:color="#000000" fo:font-size="9pt" style:font-size-asian="9pt" style:font-size-complex="9pt"/>
    </style:style>
    <style:style style:name="P1253" style:parent-style-name="Textbody" style:family="paragraph">
      <style:paragraph-properties style:line-height-at-least="0.1465in"/>
      <style:text-properties style:font-name-complex="Verdana" fo:color="#000000" fo:font-size="10pt" style:font-size-asian="10pt" style:font-size-complex="10pt"/>
    </style:style>
    <style:style style:name="P1254" style:parent-style-name="Textbody" style:family="paragraph">
      <style:paragraph-properties style:line-height-at-least="0.1465in"/>
      <style:text-properties style:font-name-complex="Verdana" fo:color="#000000" fo:font-size="9pt" style:font-size-asian="9pt" style:font-size-complex="9pt"/>
    </style:style>
    <style:style style:name="P1255" style:parent-style-name="TableContents" style:family="paragraph">
      <style:paragraph-properties style:line-height-at-least="0.1465in"/>
      <style:text-properties style:font-name-complex="Verdana" fo:color="#000000" fo:font-size="9pt" style:font-size-asian="9pt" style:font-size-complex="9pt"/>
    </style:style>
    <style:style style:name="P1256" style:parent-style-name="Textbody" style:family="paragraph">
      <style:paragraph-properties style:line-height-at-least="0.1465in"/>
    </style:style>
    <style:style style:name="P1257" style:parent-style-name="Textbody" style:family="paragraph">
      <style:paragraph-properties style:line-height-at-least="0.1465in"/>
    </style:style>
    <style:style style:name="T1258" style:parent-style-name="DefaultParagraphFont" style:family="text">
      <style:text-properties fo:font-weight="bold" style:font-weight-asian="bold" style:font-weight-complex="bold"/>
    </style:style>
    <style:style style:name="T1259" style:parent-style-name="DefaultParagraphFont" style:family="text">
      <style:text-properties fo:font-size="10pt" style:font-size-asian="10pt" style:font-size-complex="10pt"/>
    </style:style>
    <style:style style:name="T1260" style:parent-style-name="DefaultParagraphFont" style:family="text">
      <style:text-properties style:font-name-complex="Verdana" fo:font-size="10pt" style:font-size-asian="10pt" style:font-size-complex="10pt"/>
    </style:style>
    <style:style style:name="T1261" style:parent-style-name="DefaultParagraphFont" style:family="text">
      <style:text-properties style:font-name-complex="Verdana" fo:color="#000000" fo:font-size="10pt" style:font-size-asian="10pt" style:font-size-complex="10pt"/>
    </style:style>
    <style:style style:name="T1262"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263" style:parent-style-name="DefaultParagraphFont" style:family="text">
      <style:text-properties style:font-name-complex="Verdana" fo:color="#000000" fo:font-size="10pt" style:font-size-asian="10pt" style:font-size-complex="10pt"/>
    </style:style>
    <style:style style:name="T1264"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265" style:parent-style-name="DefaultParagraphFont" style:family="text">
      <style:text-properties style:font-name-complex="Verdana" fo:color="#000000" fo:font-size="10pt" style:font-size-asian="10pt" style:font-size-complex="10pt"/>
    </style:style>
    <style:style style:name="T126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6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68" style:parent-style-name="DefaultParagraphFont" style:family="text">
      <style:text-properties fo:font-size="10pt" style:font-size-asian="10pt" style:font-size-complex="10pt"/>
    </style:style>
    <style:style style:name="P1269"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127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71"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27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7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74"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27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276"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277" style:parent-style-name="DefaultParagraphFont" style:family="text">
      <style:text-properties style:font-name-complex="Verdana" fo:color="#000000" fo:font-size="10pt" style:font-size-asian="10pt" style:font-size-complex="10pt"/>
    </style:style>
    <style:style style:name="T1278"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279" style:parent-style-name="DefaultParagraphFont" style:family="text">
      <style:text-properties style:font-name-complex="Verdana" fo:color="#000000" fo:font-size="10pt" style:font-size-asian="10pt" style:font-size-complex="10pt"/>
    </style:style>
    <style:style style:name="T1280"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281" style:parent-style-name="DefaultParagraphFont" style:family="text">
      <style:text-properties style:font-name-complex="Verdana" fo:color="#000000" fo:font-size="10pt" style:font-size-asian="10pt" style:font-size-complex="10pt"/>
    </style:style>
    <style:style style:name="T1282"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P1283"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ableColumn1285" style:family="table-column">
      <style:table-column-properties style:column-width="2.9791in" style:use-optimal-column-width="false"/>
    </style:style>
    <style:style style:name="TableColumn1286" style:family="table-column">
      <style:table-column-properties style:column-width="3.4687in" style:use-optimal-column-width="false"/>
    </style:style>
    <style:style style:name="Table1284" style:family="table">
      <style:table-properties style:width="6.4479in" fo:margin-left="0.4833in" table:align="left"/>
    </style:style>
    <style:style style:name="TableRow1287" style:family="table-row">
      <style:table-row-properties style:use-optimal-row-height="false"/>
    </style:style>
    <style:style style:name="TableCell1288" style:family="table-cell">
      <style:table-cell-properties fo:border="0.0034in solid #000000" fo:background-color="#DDDDDD" fo:padding-top="0.0381in" fo:padding-left="0.0381in" fo:padding-bottom="0.0381in" fo:padding-right="0.0381in"/>
    </style:style>
    <style:style style:name="P1289" style:parent-style-name="Standard" style:family="paragraph">
      <style:paragraph-properties fo:text-align="center"/>
    </style:style>
    <style:style style:name="T1290"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291" style:family="table-row">
      <style:table-row-properties style:use-optimal-row-height="false"/>
    </style:style>
    <style:style style:name="TableCell1292" style:family="table-cell">
      <style:table-cell-properties fo:border-top="none" fo:border-left="0.0034in solid #000000" fo:border-bottom="0.0034in solid #000000" fo:border-right="none" fo:padding-top="0.0381in" fo:padding-left="0.0381in" fo:padding-bottom="0.0381in" fo:padding-right="0.0381in"/>
    </style:style>
    <style:style style:name="P1293" style:parent-style-name="TableContents" style:family="paragraph">
      <style:text-properties style:font-name-complex="Verdana" fo:font-size="9pt" style:font-size-asian="9pt" style:font-size-complex="9pt"/>
    </style:style>
    <style:style style:name="P1294" style:parent-style-name="Textbody" style:family="paragraph">
      <style:paragraph-properties style:line-height-at-least="0.1465in"/>
      <style:text-properties style:font-name-complex="Verdana" fo:color="#000000" fo:font-size="9pt" style:font-size-asian="9pt" style:font-size-complex="9pt"/>
    </style:style>
    <style:style style:name="P1295" style:parent-style-name="Textbody" style:family="paragraph">
      <style:paragraph-properties style:line-height-at-least="0.1465in"/>
      <style:text-properties style:font-name-complex="Verdana" fo:color="#000000" fo:font-size="9pt" style:font-size-asian="9pt" style:font-size-complex="9pt"/>
    </style:style>
    <style:style style:name="P1296" style:parent-style-name="Textbody" style:family="paragraph">
      <style:paragraph-properties style:line-height-at-least="0.1465in"/>
      <style:text-properties style:font-name-complex="Verdana" fo:color="#000000" fo:font-size="9pt" style:font-size-asian="9pt" style:font-size-complex="9pt"/>
    </style:style>
    <style:style style:name="TableCell12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98" style:parent-style-name="Textbody" style:family="paragraph">
      <style:paragraph-properties style:line-height-at-least="0.1465in"/>
      <style:text-properties style:font-name-complex="Verdana" fo:color="#000000" fo:font-size="9pt" style:font-size-asian="9pt" style:font-size-complex="9pt"/>
    </style:style>
    <style:style style:name="P1299" style:parent-style-name="Textbody" style:family="paragraph">
      <style:paragraph-properties style:line-height-at-least="0.1465in"/>
      <style:text-properties style:font-name-complex="Verdana" fo:color="#000000" fo:font-size="9pt" style:font-size-asian="9pt" style:font-size-complex="9pt"/>
    </style:style>
    <style:style style:name="P1300" style:parent-style-name="Textbody" style:family="paragraph">
      <style:paragraph-properties style:line-height-at-least="0.1465in"/>
      <style:text-properties style:font-name-complex="Verdana" fo:color="#000000" fo:font-size="9pt" style:font-size-asian="9pt" style:font-size-complex="9pt"/>
    </style:style>
    <style:style style:name="P1301" style:parent-style-name="Textbody" style:family="paragraph">
      <style:paragraph-properties style:line-height-at-least="0.1465in"/>
      <style:text-properties style:font-name-complex="Verdana" fo:color="#000000" fo:font-size="9pt" style:font-size-asian="9pt" style:font-size-complex="9pt"/>
    </style:style>
    <style:style style:name="P1302" style:parent-style-name="TableContents" style:family="paragraph">
      <style:paragraph-properties style:line-height-at-least="0.1465in"/>
      <style:text-properties style:font-name-complex="Verdana" fo:font-weight="bold" style:font-weight-asian="bold" style:font-weight-complex="bold" fo:color="#000000"/>
    </style:style>
    <style:style style:name="P1303" style:parent-style-name="Standard" style:family="paragraph">
      <style:paragraph-properties style:line-height-at-least="0.1465in"/>
    </style:style>
    <style:style style:name="T1304" style:parent-style-name="DefaultParagraphFont" style:family="text">
      <style:text-properties style:font-name="Verdana" style:font-name-complex="Verdana" fo:color="#000000" fo:font-size="10pt" style:font-size-asian="10pt" style:font-size-complex="10pt"/>
    </style:style>
    <style:style style:name="T1305" style:parent-style-name="DefaultParagraphFont" style:family="text">
      <style:text-properties style:font-name-complex="Verdana" fo:color="#000000" fo:font-size="10pt" style:font-size-asian="10pt" style:font-size-complex="10pt"/>
    </style:style>
    <style:style style:name="T1306" style:parent-style-name="DefaultParagraphFont" style:family="text">
      <style:text-properties style:font-name-complex="Verdana" fo:color="#000000" fo:font-size="10pt" style:font-size-asian="10pt" style:font-size-complex="10pt"/>
    </style:style>
    <style:style style:name="P1307" style:parent-style-name="Standard" style:family="paragraph">
      <style:paragraph-properties style:line-height-at-least="0.1465in"/>
    </style:style>
    <style:style style:name="T130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0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1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311" style:parent-style-name="Standard" style:family="paragraph">
      <style:paragraph-properties style:line-height-at-least="0.1465in"/>
      <style:text-properties style:font-name="Verdana" style:font-name-complex="Verdana" fo:font-style="italic" style:font-style-asian="italic" style:font-style-complex="italic" fo:color="#000000" fo:font-size="10pt" style:font-size-asian="10pt" style:font-size-complex="10pt"/>
    </style:style>
    <style:style style:name="T131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13"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31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1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16"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31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18"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31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20"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32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22"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ableColumn1324" style:family="table-column">
      <style:table-column-properties style:column-width="2.9791in" style:use-optimal-column-width="false"/>
    </style:style>
    <style:style style:name="TableColumn1325" style:family="table-column">
      <style:table-column-properties style:column-width="3.4687in" style:use-optimal-column-width="false"/>
    </style:style>
    <style:style style:name="Table1323" style:family="table">
      <style:table-properties style:width="6.4479in" fo:margin-left="0.4833in" table:align="left"/>
    </style:style>
    <style:style style:name="TableRow1326" style:family="table-row">
      <style:table-row-properties style:use-optimal-row-height="false"/>
    </style:style>
    <style:style style:name="TableCell1327" style:family="table-cell">
      <style:table-cell-properties fo:border="0.0034in solid #000000" fo:background-color="#DDDDDD" fo:padding-top="0.0381in" fo:padding-left="0.0381in" fo:padding-bottom="0.0381in" fo:padding-right="0.0381in"/>
    </style:style>
    <style:style style:name="P1328" style:parent-style-name="Standard" style:family="paragraph">
      <style:paragraph-properties fo:text-align="center"/>
    </style:style>
    <style:style style:name="T1329"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330" style:family="table-row">
      <style:table-row-properties style:use-optimal-row-height="false"/>
    </style:style>
    <style:style style:name="TableCell1331" style:family="table-cell">
      <style:table-cell-properties fo:border-top="none" fo:border-left="0.0034in solid #000000" fo:border-bottom="0.0034in solid #000000" fo:border-right="none" fo:padding-top="0.0381in" fo:padding-left="0.0381in" fo:padding-bottom="0.0381in" fo:padding-right="0.0381in"/>
    </style:style>
    <style:style style:name="P1332" style:parent-style-name="TableContents" style:family="paragraph">
      <style:text-properties style:font-name-complex="Verdana" fo:font-size="10pt" style:font-size-asian="10pt" style:font-size-complex="10pt"/>
    </style:style>
    <style:style style:name="P1333" style:parent-style-name="Textbody" style:family="paragraph">
      <style:paragraph-properties style:line-height-at-least="0.1465in"/>
      <style:text-properties style:font-name-complex="Verdana" fo:color="#000000" fo:font-size="10pt" style:font-size-asian="10pt" style:font-size-complex="10pt"/>
    </style:style>
    <style:style style:name="P1334" style:parent-style-name="Textbody" style:family="paragraph">
      <style:paragraph-properties style:line-height-at-least="0.1465in"/>
      <style:text-properties style:font-name-complex="Verdana" fo:color="#000000" fo:font-size="10pt" style:font-size-asian="10pt" style:font-size-complex="10pt"/>
    </style:style>
    <style:style style:name="P1335" style:parent-style-name="Textbody" style:family="paragraph">
      <style:paragraph-properties style:line-height-at-least="0.1465in"/>
      <style:text-properties style:font-name-complex="Verdana" fo:font-weight="bold" style:font-weight-asian="bold" style:font-weight-complex="bold" fo:color="#000000" fo:font-size="10pt" style:font-size-asian="10pt" style:font-size-complex="10pt"/>
    </style:style>
    <style:style style:name="TableCell13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1338" style:parent-style-name="Textbody" style:family="paragraph">
      <style:paragraph-properties style:line-height-at-least="0.1465in"/>
    </style:style>
    <style:style style:name="T1339"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1340" style:parent-style-name="DefaultParagraphFont" style:family="text">
      <style:text-properties style:font-name-complex="Verdana" fo:color="#000000" fo:font-size="10pt" style:font-size-asian="10pt" style:font-size-complex="10pt"/>
    </style:style>
    <style:style style:name="P1341" style:parent-style-name="Textbody" style:family="paragraph">
      <style:paragraph-properties style:line-height-at-least="0.1465in"/>
      <style:text-properties style:font-name-complex="Verdana" fo:color="#000000" fo:font-size="9pt" style:font-size-asian="9pt" style:font-size-complex="9pt"/>
    </style:style>
    <style:style style:name="T1342" style:parent-style-name="DefaultParagraphFont" style:family="text">
      <style:text-properties style:font-name-complex="Verdana" fo:font-weight="bold" style:font-weight-asian="bold" style:font-weight-complex="bold"/>
    </style:style>
    <style:style style:name="T1343" style:parent-style-name="DefaultParagraphFont" style:family="text">
      <style:text-properties style:font-name-complex="Verdana"/>
    </style:style>
    <style:style style:name="T1344" style:parent-style-name="DefaultParagraphFont" style:family="text">
      <style:text-properties style:font-name-complex="Verdana" fo:color="#000000" fo:font-size="10pt" style:font-size-asian="10pt" style:font-size-complex="10pt"/>
    </style:style>
    <style:style style:name="T1345" style:parent-style-name="DefaultParagraphFont" style:family="text">
      <style:text-properties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1346" style:parent-style-name="DefaultParagraphFont" style:family="text">
      <style:text-properties style:font-name-complex="Verdana" fo:color="#000000" fo:font-size="10pt" style:font-size-asian="10pt" style:font-size-complex="10pt"/>
    </style:style>
    <style:style style:name="T1347" style:parent-style-name="DefaultParagraphFont" style:family="text">
      <style:text-properties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1348" style:parent-style-name="DefaultParagraphFont" style:family="text">
      <style:text-properties style:font-name-complex="Verdana" fo:color="#000000" fo:font-size="10pt" style:font-size-asian="10pt" style:font-size-complex="10pt"/>
    </style:style>
    <style:style style:name="T1349" style:parent-style-name="DefaultParagraphFont" style:family="text">
      <style:text-properties style:font-name-complex="Verdana" fo:color="#000000" fo:font-size="10pt" style:font-size-asian="10pt" style:font-size-complex="10pt"/>
    </style:style>
    <style:style style:name="T1350"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135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5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5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5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355" style:parent-style-name="Textbody" style:family="paragraph">
      <style:text-properties style:font-name-complex="Verdana" fo:font-style="italic" style:font-style-asian="italic" style:font-style-complex="italic" fo:color="#000000" fo:font-size="10pt" style:font-size-asian="10pt" style:font-size-complex="10pt"/>
    </style:style>
    <style:style style:name="T135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57"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35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5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60"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361" style:parent-style-name="DefaultParagraphFont" style:family="text">
      <style:text-properties style:font-name-complex="Verdana" fo:color="#000000" fo:font-size="10pt" style:font-size-asian="10pt" style:font-size-complex="10pt"/>
    </style:style>
    <style:style style:name="T1362"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363" style:parent-style-name="DefaultParagraphFont" style:family="text">
      <style:text-properties style:font-name-complex="Verdana" fo:color="#000000" fo:font-size="10pt" style:font-size-asian="10pt" style:font-size-complex="10pt"/>
    </style:style>
    <style:style style:name="T1364"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365" style:parent-style-name="DefaultParagraphFont" style:family="text">
      <style:text-properties style:font-name-complex="Verdana" fo:color="#000000" fo:font-size="10pt" style:font-size-asian="10pt" style:font-size-complex="10pt"/>
    </style:style>
    <style:style style:name="T1366"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367" style:parent-style-name="DefaultParagraphFont" style:family="text">
      <style:text-properties style:font-name-complex="Verdana" fo:color="#000000" fo:font-size="10pt" style:font-size-asian="10pt" style:font-size-complex="10pt"/>
    </style:style>
    <style:style style:name="T1368"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369" style:parent-style-name="DefaultParagraphFont" style:family="text">
      <style:text-properties style:font-name-complex="Verdana" fo:color="#000000" fo:font-size="10pt" style:font-size-asian="10pt" style:font-size-complex="10pt"/>
    </style:style>
    <style:style style:name="T1370"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371" style:parent-style-name="DefaultParagraphFont" style:family="text">
      <style:text-properties style:font-name-complex="Verdana" fo:color="#000000" fo:font-size="10pt" style:font-size-asian="10pt" style:font-size-complex="10pt"/>
    </style:style>
    <style:style style:name="T1372" style:parent-style-name="DefaultParagraphFont" style:family="text">
      <style:text-properties style:font-name-complex="Verdana" fo:color="#000000" fo:font-size="10pt" style:font-size-asian="10pt" style:font-size-complex="10pt"/>
    </style:style>
    <style:style style:name="TableColumn1374" style:family="table-column">
      <style:table-column-properties style:column-width="2.9583in" style:use-optimal-column-width="false"/>
    </style:style>
    <style:style style:name="TableColumn1375" style:family="table-column">
      <style:table-column-properties style:column-width="3.4687in" style:use-optimal-column-width="false"/>
    </style:style>
    <style:style style:name="Table1373" style:family="table">
      <style:table-properties style:width="6.427in" fo:margin-left="0.5041in" table:align="left"/>
    </style:style>
    <style:style style:name="TableRow1376" style:family="table-row">
      <style:table-row-properties style:use-optimal-row-height="false"/>
    </style:style>
    <style:style style:name="TableCell1377" style:family="table-cell">
      <style:table-cell-properties fo:border="0.0034in solid #000000" fo:background-color="#DDDDDD" fo:padding-top="0.0381in" fo:padding-left="0.0381in" fo:padding-bottom="0.0381in" fo:padding-right="0.0381in"/>
    </style:style>
    <style:style style:name="P1378" style:parent-style-name="Standard" style:family="paragraph">
      <style:paragraph-properties fo:text-align="center"/>
    </style:style>
    <style:style style:name="T1379"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380" style:family="table-row">
      <style:table-row-properties style:use-optimal-row-height="false"/>
    </style:style>
    <style:style style:name="TableCell1381" style:family="table-cell">
      <style:table-cell-properties fo:border-top="none" fo:border-left="0.0034in solid #000000" fo:border-bottom="0.0034in solid #000000" fo:border-right="none" fo:padding-top="0.0381in" fo:padding-left="0.0381in" fo:padding-bottom="0.0381in" fo:padding-right="0.0381in"/>
    </style:style>
    <style:style style:name="P1382" style:parent-style-name="Textbody" style:family="paragraph">
      <style:paragraph-properties style:line-height-at-least="0.1465in"/>
      <style:text-properties style:font-name-complex="Verdana" fo:color="#000000" fo:font-size="9pt" style:font-size-asian="9pt" style:font-size-complex="9pt"/>
    </style:style>
    <style:style style:name="P1383" style:parent-style-name="Textbody" style:family="paragraph">
      <style:text-properties fo:font-size="9pt" style:font-size-asian="9pt" style:font-size-complex="9pt"/>
    </style:style>
    <style:style style:name="P1384" style:parent-style-name="Textbody" style:family="paragraph">
      <style:paragraph-properties style:line-height-at-least="0.1465in"/>
      <style:text-properties style:font-name-complex="Verdana" fo:font-weight="bold" style:font-weight-asian="bold" style:font-weight-complex="bold" fo:color="#000000" fo:font-size="9pt" style:font-size-asian="9pt" style:font-size-complex="9pt"/>
    </style:style>
    <style:style style:name="TableCell13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86" style:parent-style-name="Textbody" style:family="paragraph">
      <style:paragraph-properties style:line-height-at-least="0.1465in"/>
      <style:text-properties style:font-name-complex="Verdana" fo:font-style="italic" style:font-style-asian="italic" style:font-style-complex="italic" fo:color="#000000" fo:font-size="9pt" style:font-size-asian="9pt" style:font-size-complex="9pt"/>
    </style:style>
    <style:style style:name="P1387" style:parent-style-name="Textbody" style:family="paragraph">
      <style:paragraph-properties style:line-height-at-least="0.1465in"/>
      <style:text-properties style:font-name-complex="Verdana" fo:color="#000000" fo:font-size="9pt" style:font-size-asian="9pt" style:font-size-complex="9pt"/>
    </style:style>
    <style:style style:name="P1388" style:parent-style-name="Textbody" style:family="paragraph">
      <style:paragraph-properties style:line-height-at-least="0.1465in"/>
      <style:text-properties style:font-name-complex="Verdana" fo:color="#000000" fo:font-size="9pt" style:font-size-asian="9pt" style:font-size-complex="9pt"/>
    </style:style>
    <style:style style:name="P1389" style:parent-style-name="Standard" style:family="paragraph">
      <style:paragraph-properties fo:break-before="page"/>
    </style:style>
    <style:style style:name="T1390" style:parent-style-name="DefaultParagraphFont" style:family="text">
      <style:text-properties style:font-name-complex="Verdana" fo:font-weight="bold" style:font-weight-asian="bold" style:font-weight-complex="bold"/>
    </style:style>
    <style:style style:name="T1391" style:parent-style-name="DefaultParagraphFont" style:family="text">
      <style:text-properties style:font-name-complex="Verdana"/>
    </style:style>
    <style:style style:name="T1392" style:parent-style-name="DefaultParagraphFont" style:family="text">
      <style:text-properties style:font-name-complex="Verdana" fo:color="#000000" fo:font-size="10pt" style:font-size-asian="10pt" style:font-size-complex="10pt"/>
    </style:style>
    <style:style style:name="T1393"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394" style:parent-style-name="DefaultParagraphFont" style:family="text">
      <style:text-properties style:font-name-complex="Verdana" fo:color="#000000" fo:font-size="10pt" style:font-size-asian="10pt" style:font-size-complex="10pt"/>
    </style:style>
    <style:style style:name="T1395" style:parent-style-name="DefaultParagraphFont" style:family="text">
      <style:text-properties style:font-name-complex="Verdana" fo:color="#000000" fo:font-size="10pt" style:font-size-asian="10pt" style:font-size-complex="10pt"/>
    </style:style>
    <style:style style:name="T139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9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9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39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400" style:parent-style-name="Textbody" style:family="paragraph">
      <style:text-properties style:font-name-complex="Verdana" fo:font-style="italic" style:font-style-asian="italic" style:font-style-complex="italic" fo:color="#000000" fo:font-size="10pt" style:font-size-asian="10pt" style:font-size-complex="10pt"/>
    </style:style>
    <style:style style:name="T140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02"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40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0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05"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406" style:parent-style-name="DefaultParagraphFont" style:family="text">
      <style:text-properties style:font-name-complex="Verdana" fo:color="#000000" fo:font-size="10pt" style:font-size-asian="10pt" style:font-size-complex="10pt"/>
    </style:style>
    <style:style style:name="T1407"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408" style:parent-style-name="DefaultParagraphFont" style:family="text">
      <style:text-properties style:font-name-complex="Verdana" fo:color="#000000" fo:font-size="10pt" style:font-size-asian="10pt" style:font-size-complex="10pt"/>
    </style:style>
    <style:style style:name="T1409"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410" style:parent-style-name="DefaultParagraphFont" style:family="text">
      <style:text-properties fo:font-size="10pt" style:font-size-asian="10pt" style:font-size-complex="10pt"/>
    </style:style>
    <style:style style:name="T1411" style:parent-style-name="DefaultParagraphFont" style:family="text">
      <style:text-properties style:font-name-complex="Verdana" fo:color="#000000" fo:font-size="10pt" style:font-size-asian="10pt" style:font-size-complex="10pt"/>
    </style:style>
    <style:style style:name="T1412"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413" style:parent-style-name="DefaultParagraphFont" style:family="text">
      <style:text-properties style:font-name-complex="Verdana" fo:color="#000000" fo:font-size="10pt" style:font-size-asian="10pt" style:font-size-complex="10pt"/>
    </style:style>
    <style:style style:name="T1414"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ableColumn1416" style:family="table-column">
      <style:table-column-properties style:column-width="2.9791in" style:use-optimal-column-width="false"/>
    </style:style>
    <style:style style:name="TableColumn1417" style:family="table-column">
      <style:table-column-properties style:column-width="3.4687in" style:use-optimal-column-width="false"/>
    </style:style>
    <style:style style:name="Table1415" style:family="table">
      <style:table-properties style:width="6.4479in" fo:margin-left="0.4833in" table:align="left"/>
    </style:style>
    <style:style style:name="TableRow1418" style:family="table-row">
      <style:table-row-properties style:use-optimal-row-height="false"/>
    </style:style>
    <style:style style:name="TableCell1419" style:family="table-cell">
      <style:table-cell-properties fo:border="0.0034in solid #000000" fo:background-color="#DDDDDD" fo:padding-top="0.0381in" fo:padding-left="0.0381in" fo:padding-bottom="0.0381in" fo:padding-right="0.0381in"/>
    </style:style>
    <style:style style:name="P1420" style:parent-style-name="Standard" style:family="paragraph">
      <style:paragraph-properties fo:text-align="center"/>
    </style:style>
    <style:style style:name="T1421"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422" style:family="table-row">
      <style:table-row-properties style:min-row-height="1.002in" style:use-optimal-row-height="false"/>
    </style:style>
    <style:style style:name="TableCell1423" style:family="table-cell">
      <style:table-cell-properties fo:border-top="none" fo:border-left="0.0034in solid #000000" fo:border-bottom="0.0034in solid #000000" fo:border-right="none" fo:padding-top="0.0381in" fo:padding-left="0.0381in" fo:padding-bottom="0.0381in" fo:padding-right="0.0381in"/>
    </style:style>
    <style:style style:name="P1424" style:parent-style-name="Textbody" style:family="paragraph"/>
    <style:style style:name="T1425" style:parent-style-name="Emphasis" style:family="text">
      <style:text-properties fo:font-style="normal" style:font-style-asian="normal" fo:font-size="10pt" style:font-size-asian="10pt" style:font-size-complex="10pt"/>
    </style:style>
    <style:style style:name="P1426" style:parent-style-name="Textbody" style:family="paragraph">
      <style:paragraph-properties style:line-height-at-least="0.1465in"/>
    </style:style>
    <style:style style:name="T1427" style:parent-style-name="Emphasis" style:family="text">
      <style:text-properties fo:font-style="normal" style:font-style-asian="normal" fo:color="#000000" fo:font-size="10pt" style:font-size-asian="10pt" style:font-size-complex="10pt"/>
    </style:style>
    <style:style style:name="P1428" style:parent-style-name="Textbody" style:family="paragraph">
      <style:paragraph-properties style:line-height-at-least="0.1465in"/>
      <style:text-properties style:font-name-complex="Verdana" fo:font-style="italic" style:font-style-asian="italic" style:font-style-complex="italic" fo:color="#000000" fo:font-size="10pt" style:font-size-asian="10pt" style:font-size-complex="10pt"/>
    </style:style>
    <style:style style:name="TableCell14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30" style:parent-style-name="TableContents" style:family="paragraph">
      <style:paragraph-properties style:line-height-at-least="0.1465in"/>
    </style:style>
    <style:style style:name="T1431" style:parent-style-name="DefaultParagraphFont" style:family="text">
      <style:text-properties style:font-name-complex="Verdana" fo:color="#000000" fo:font-size="10pt" style:font-size-asian="10pt" style:font-size-complex="10pt"/>
    </style:style>
    <style:style style:name="T1432" style:parent-style-name="DefaultParagraphFont" style:family="text">
      <style:text-properties style:font-name-complex="Verdana" fo:font-weight="bold" style:font-weight-asian="bold" style:font-weight-complex="bold" fo:color="#000000"/>
    </style:style>
    <style:style style:name="P1433" style:parent-style-name="Standard" style:family="paragraph">
      <style:paragraph-properties style:line-height-at-least="0.1465in"/>
    </style:style>
    <style:style style:name="T1434" style:parent-style-name="DefaultParagraphFont" style:family="text">
      <style:text-properties style:font-name="Verdana" style:font-name-complex="Verdana" fo:color="#000000" fo:font-size="10pt" style:font-size-asian="10pt" style:font-size-complex="10pt"/>
    </style:style>
    <style:style style:name="T1435" style:parent-style-name="DefaultParagraphFont" style:family="text">
      <style:text-properties style:font-name-complex="Verdana" fo:color="#000000" fo:font-size="10pt" style:font-size-asian="10pt" style:font-size-complex="10pt"/>
    </style:style>
    <style:style style:name="T1436" style:parent-style-name="DefaultParagraphFont" style:family="text">
      <style:text-properties style:font-name-complex="Verdana" fo:color="#000000" fo:font-size="10pt" style:font-size-asian="10pt" style:font-size-complex="10pt"/>
    </style:style>
    <style:style style:name="P1437" style:parent-style-name="Standard" style:family="paragraph">
      <style:paragraph-properties style:line-height-at-least="0.1465in"/>
      <style:text-properties style:font-name-complex="Verdana" fo:font-style="italic" style:font-style-asian="italic" style:font-style-complex="italic" fo:color="#000000" fo:font-size="10pt" style:font-size-asian="10pt" style:font-size-complex="10pt"/>
    </style:style>
    <style:style style:name="P1438" style:parent-style-name="TableContents" style:family="paragraph">
      <style:text-properties style:font-name-complex="Verdana" fo:font-size="10pt" style:font-size-asian="10pt" style:font-size-complex="10pt"/>
    </style:style>
    <style:style style:name="P1439" style:parent-style-name="Standard" style:family="paragraph">
      <style:paragraph-properties style:line-height-at-least="0.1465in"/>
    </style:style>
    <style:style style:name="T144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41"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44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4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44" style:parent-style-name="DefaultParagraphFont" style:family="text">
      <style:text-properties style:font-name-complex="Verdana" style:font-style-complex="italic" fo:color="#000000" fo:font-size="10pt" style:font-size-asian="10pt" style:font-size-complex="10pt" style:text-underline-type="single" style:text-underline-style="solid" style:text-underline-width="auto" style:text-underline-mode="continuous"/>
    </style:style>
    <style:style style:name="T1445" style:parent-style-name="DefaultParagraphFont" style:family="text">
      <style:text-properties style:font-name-complex="Verdana" style:font-style-complex="italic" fo:color="#000000" fo:font-size="10pt" style:font-size-asian="10pt" style:font-size-complex="10pt"/>
    </style:style>
    <style:style style:name="T1446" style:parent-style-name="DefaultParagraphFont" style:family="text">
      <style:text-properties style:font-name-complex="Verdana" style:font-style-complex="italic" fo:color="#000000" fo:font-size="10pt" style:font-size-asian="10pt" style:font-size-complex="10pt" style:text-underline-type="single" style:text-underline-style="solid" style:text-underline-width="auto" style:text-underline-mode="continuous"/>
    </style:style>
    <style:style style:name="T1447" style:parent-style-name="DefaultParagraphFont" style:family="text">
      <style:text-properties style:font-name-complex="Verdana" style:font-style-complex="italic" fo:color="#000000" fo:font-size="10pt" style:font-size-asian="10pt" style:font-size-complex="10pt"/>
    </style:style>
    <style:style style:name="T1448"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449" style:parent-style-name="DefaultParagraphFont" style:family="text">
      <style:text-properties style:font-name-complex="Verdana" style:font-style-complex="italic" fo:color="#000000" fo:font-size="10pt" style:font-size-asian="10pt" style:font-size-complex="10pt"/>
    </style:style>
    <style:style style:name="T1450" style:parent-style-name="DefaultParagraphFont" style:family="text">
      <style:text-properties style:font-name-complex="Verdana" style:font-style-complex="italic" fo:color="#000000" fo:font-size="10pt" style:font-size-asian="10pt" style:font-size-complex="10pt" style:text-underline-type="single" style:text-underline-style="solid" style:text-underline-width="auto" style:text-underline-mode="continuous"/>
    </style:style>
    <style:style style:name="T1451" style:parent-style-name="DefaultParagraphFont" style:family="text">
      <style:text-properties style:font-name-complex="Verdana" style:font-style-complex="italic" fo:color="#000000" fo:font-size="10pt" style:font-size-asian="10pt" style:font-size-complex="10pt"/>
    </style:style>
    <style:style style:name="T1452" style:parent-style-name="DefaultParagraphFont" style:family="text">
      <style:text-properties style:font-name-complex="Verdana" style:font-style-complex="italic" fo:color="#000000" fo:font-size="10pt" style:font-size-asian="10pt" style:font-size-complex="10pt" style:text-underline-type="single" style:text-underline-style="solid" style:text-underline-width="auto" style:text-underline-mode="continuous"/>
    </style:style>
    <style:style style:name="T1453" style:parent-style-name="DefaultParagraphFont" style:family="text">
      <style:text-properties style:font-name-complex="Verdana" style:font-style-complex="italic" fo:color="#000000" fo:font-size="10pt" style:font-size-asian="10pt" style:font-size-complex="10pt"/>
    </style:style>
    <style:style style:name="T1454" style:parent-style-name="DefaultParagraphFont" style:family="text">
      <style:text-properties style:font-name-complex="Verdana" fo:color="#000000" fo:font-size="10pt" style:font-size-asian="10pt" style:font-size-complex="10pt"/>
    </style:style>
    <style:style style:name="T1455"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P1456" style:parent-style-name="Standard" style:family="paragraph">
      <style:paragraph-properties style:line-height-at-least="0.1465in"/>
      <style:text-properties style:font-name-complex="Verdana" fo:font-style="italic" style:font-style-asian="italic" style:font-style-complex="italic" fo:color="#000000" fo:font-size="10pt" style:font-size-asian="10pt" style:font-size-complex="10pt"/>
    </style:style>
    <style:style style:name="TableColumn1458" style:family="table-column">
      <style:table-column-properties style:column-width="2.9791in" style:use-optimal-column-width="false"/>
    </style:style>
    <style:style style:name="TableColumn1459" style:family="table-column">
      <style:table-column-properties style:column-width="3.4687in" style:use-optimal-column-width="false"/>
    </style:style>
    <style:style style:name="Table1457" style:family="table">
      <style:table-properties style:width="6.4479in" fo:margin-left="0.4833in" table:align="left"/>
    </style:style>
    <style:style style:name="TableRow1460" style:family="table-row">
      <style:table-row-properties style:use-optimal-row-height="false"/>
    </style:style>
    <style:style style:name="TableCell1461" style:family="table-cell">
      <style:table-cell-properties fo:border="0.0034in solid #000000" fo:background-color="#DDDDDD" fo:padding-top="0.0381in" fo:padding-left="0.0381in" fo:padding-bottom="0.0381in" fo:padding-right="0.0381in"/>
    </style:style>
    <style:style style:name="P1462" style:parent-style-name="Standard" style:family="paragraph">
      <style:paragraph-properties fo:text-align="center"/>
    </style:style>
    <style:style style:name="T1463"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464" style:family="table-row">
      <style:table-row-properties style:use-optimal-row-height="false"/>
    </style:style>
    <style:style style:name="TableCell1465" style:family="table-cell">
      <style:table-cell-properties fo:border-top="none" fo:border-left="0.0034in solid #000000" fo:border-bottom="0.0034in solid #000000" fo:border-right="none" fo:padding-top="0.0381in" fo:padding-left="0.0381in" fo:padding-bottom="0.0381in" fo:padding-right="0.0381in"/>
    </style:style>
    <style:style style:name="P1466" style:parent-style-name="Textbody" style:family="paragraph">
      <style:text-properties style:font-name-complex="Verdana" fo:font-size="9pt" style:font-size-asian="9pt" style:font-size-complex="9pt"/>
    </style:style>
    <style:style style:name="P1467" style:parent-style-name="Textbody" style:family="paragraph"/>
    <style:style style:name="T1468" style:parent-style-name="Emphasis" style:family="text">
      <style:text-properties fo:font-style="normal" style:font-style-asian="normal" style:font-style-complex="normal" fo:color="#000000" fo:font-size="9pt" style:font-size-asian="9pt" style:font-size-complex="9pt"/>
    </style:style>
    <style:style style:name="TableCell14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70" style:parent-style-name="Textbody" style:family="paragraph">
      <style:paragraph-properties style:line-height-at-least="0.1465in"/>
      <style:text-properties style:font-name-complex="Verdana" fo:color="#000000" fo:font-size="9pt" style:font-size-asian="9pt" style:font-size-complex="9pt"/>
    </style:style>
    <style:style style:name="P1471" style:parent-style-name="Textbody" style:family="paragraph">
      <style:paragraph-properties style:line-height-at-least="0.1465in"/>
    </style:style>
    <style:style style:name="T1472" style:parent-style-name="Emphasis" style:family="text">
      <style:text-properties fo:font-style="normal" style:font-style-asian="normal" style:font-style-complex="normal"/>
    </style:style>
    <style:style style:name="P1473"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1474" style:parent-style-name="Textbody" style:family="paragraph">
      <style:text-properties style:font-name="Verdana" style:font-name-complex="Verdana" fo:font-weight="bold" style:font-weight-asian="bold" style:font-weight-complex="bold" fo:color="#000000" style:text-position="super 65%" fo:font-size="20pt" style:font-size-asian="20pt" style:font-size-complex="20pt"/>
    </style:style>
    <style:style style:name="P1475" style:parent-style-name="Textbody" style:family="paragraph">
      <style:text-properties style:font-name="Verdana" style:font-name-complex="Verdana" fo:font-weight="bold" style:font-weight-asian="bold" style:font-weight-complex="bold" fo:color="#000000" style:text-position="super 65%" fo:font-size="20pt" style:font-size-asian="20pt" style:font-size-complex="20pt"/>
    </style:style>
    <style:style style:name="P1476" style:parent-style-name="Textbody" style:family="paragraph">
      <style:text-properties style:font-name="Verdana" style:font-name-complex="Verdana" fo:font-weight="bold" style:font-weight-asian="bold" style:font-weight-complex="bold" fo:color="#000000" style:text-position="super 65%" fo:font-size="20pt" style:font-size-asian="20pt" style:font-size-complex="20pt"/>
    </style:style>
    <style:style style:name="P1477" style:parent-style-name="Textbody" style:family="paragraph">
      <style:text-properties style:font-name="Verdana" style:font-name-complex="Verdana" fo:font-weight="bold" style:font-weight-asian="bold" style:font-weight-complex="bold" fo:color="#000000" style:text-position="super 65%" fo:font-size="20pt" style:font-size-asian="20pt" style:font-size-complex="20pt"/>
    </style:style>
    <style:style style:name="P1478" style:parent-style-name="Textbody" style:family="paragraph">
      <style:text-properties style:font-name="Verdana" style:font-name-complex="Verdana" fo:font-weight="bold" style:font-weight-asian="bold" style:font-weight-complex="bold" fo:color="#000000" style:text-position="super 65%" fo:font-size="20pt" style:font-size-asian="20pt" style:font-size-complex="20pt"/>
    </style:style>
    <style:style style:name="P1479" style:parent-style-name="Textbody" style:family="paragraph">
      <style:text-properties style:font-name="Verdana" style:font-name-complex="Verdana" fo:font-weight="bold" style:font-weight-asian="bold" style:font-weight-complex="bold" fo:color="#000000" style:text-position="super 65%" fo:font-size="20pt" style:font-size-asian="20pt" style:font-size-complex="20pt"/>
    </style:style>
    <style:style style:name="P1480" style:parent-style-name="Textbody" style:family="paragraph">
      <style:text-properties style:font-name="Verdana" style:font-name-complex="Verdana" fo:font-weight="bold" style:font-weight-asian="bold" style:font-weight-complex="bold" fo:color="#000000" style:text-position="super 65%" fo:font-size="20pt" style:font-size-asian="20pt" style:font-size-complex="20pt"/>
    </style:style>
    <style:style style:name="P1481" style:parent-style-name="Textbody" style:family="paragraph">
      <style:text-properties style:font-name="Verdana" style:font-name-complex="Verdana" fo:font-weight="bold" style:font-weight-asian="bold" style:font-weight-complex="bold" fo:color="#000000" style:text-position="super 65%" fo:font-size="20pt" style:font-size-asian="20pt" style:font-size-complex="20pt"/>
    </style:style>
    <style:style style:name="P1482" style:parent-style-name="Textbody" style:family="paragraph">
      <style:text-properties style:font-name="Verdana" style:font-name-complex="Verdana" fo:font-weight="bold" style:font-weight-asian="bold" style:font-weight-complex="bold" fo:color="#000000" style:text-position="super 65%" fo:font-size="20pt" style:font-size-asian="20pt" style:font-size-complex="20pt"/>
    </style:style>
    <style:style style:name="P1483" style:parent-style-name="Standard" style:family="paragraph">
      <style:text-properties fo:font-weight="bold" style:font-weight-asian="bold" style:font-weight-complex="bold"/>
    </style:style>
    <style:style style:name="T1484" style:parent-style-name="DefaultParagraphFont" style:family="text">
      <style:text-properties fo:font-weight="bold" style:font-weight-asian="bold" style:font-weight-complex="bold" fo:font-size="10pt" style:font-size-asian="10pt" style:font-size-complex="10pt"/>
    </style:style>
    <style:style style:name="T1485" style:parent-style-name="DefaultParagraphFont" style:family="text">
      <style:text-properties fo:font-size="10pt" style:font-size-asian="10pt" style:font-size-complex="10pt"/>
    </style:style>
    <style:style style:name="T1486" style:parent-style-name="DefaultParagraphFont" style:family="text">
      <style:text-properties fo:font-size="10pt" style:font-size-asian="10pt" style:font-size-complex="10pt"/>
    </style:style>
    <style:style style:name="T148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488"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148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90"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49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9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93"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49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95"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49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97"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49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499"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50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501"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50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503"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50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505"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50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507" style:parent-style-name="Standard" style:family="paragraph">
      <style:text-properties style:font-name-complex="Verdana" fo:font-style="italic" style:font-style-asian="italic" style:font-style-complex="italic" fo:color="#000000" fo:font-size="10pt" style:font-size-asian="10pt" style:font-size-complex="10pt"/>
    </style:style>
    <style:style style:name="P1508" style:parent-style-name="Standard" style:family="paragraph">
      <style:text-properties style:font-name-complex="Verdana" fo:font-style="italic" style:font-style-asian="italic" style:font-style-complex="italic" fo:color="#000000" fo:font-size="10pt" style:font-size-asian="10pt" style:font-size-complex="10pt"/>
    </style:style>
    <style:style style:name="P1509" style:parent-style-name="Normal" style:family="paragraph">
      <style:paragraph-properties fo:break-before="page"/>
    </style:style>
    <style:style style:name="TableColumn1511" style:family="table-column">
      <style:table-column-properties style:column-width="3.0208in" style:use-optimal-column-width="false"/>
    </style:style>
    <style:style style:name="TableColumn1512" style:family="table-column">
      <style:table-column-properties style:column-width="3.4687in" style:use-optimal-column-width="false"/>
    </style:style>
    <style:style style:name="Table1510" style:family="table">
      <style:table-properties style:width="6.4895in" fo:margin-left="0.4416in" table:align="left"/>
    </style:style>
    <style:style style:name="TableRow1513" style:family="table-row">
      <style:table-row-properties style:use-optimal-row-height="false"/>
    </style:style>
    <style:style style:name="TableCell1514" style:family="table-cell">
      <style:table-cell-properties fo:border="0.0034in solid #000000" fo:background-color="#DDDDDD" fo:padding-top="0.0381in" fo:padding-left="0.0381in" fo:padding-bottom="0.0381in" fo:padding-right="0.0381in"/>
    </style:style>
    <style:style style:name="P1515" style:parent-style-name="Standard" style:family="paragraph">
      <style:paragraph-properties fo:text-align="center"/>
    </style:style>
    <style:style style:name="T1516"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517" style:family="table-row">
      <style:table-row-properties style:use-optimal-row-height="false"/>
    </style:style>
    <style:style style:name="TableCell1518" style:family="table-cell">
      <style:table-cell-properties fo:border-top="none" fo:border-left="0.0034in solid #000000" fo:border-bottom="0.0034in solid #000000" fo:border-right="none" fo:padding-top="0.0381in" fo:padding-left="0.0381in" fo:padding-bottom="0.0381in" fo:padding-right="0.0381in"/>
    </style:style>
    <style:style style:name="P1519" style:parent-style-name="Textbody" style:family="paragraph">
      <style:text-properties fo:font-size="9pt" style:font-size-asian="9pt" style:font-size-complex="9pt"/>
    </style:style>
    <style:style style:name="P1520" style:parent-style-name="Textbody" style:family="paragraph">
      <style:text-properties fo:font-size="9pt" style:font-size-asian="9pt" style:font-size-complex="9pt"/>
    </style:style>
    <style:style style:name="P1521" style:parent-style-name="Textbody" style:family="paragraph"/>
    <style:style style:name="T1522" style:parent-style-name="DefaultParagraphFont" style:family="text">
      <style:text-properties fo:font-size="9pt" style:font-size-asian="9pt" style:font-size-complex="9pt"/>
    </style:style>
    <style:style style:name="T1523"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1524" style:parent-style-name="DefaultParagraphFont" style:family="text">
      <style:text-properties fo:font-size="9pt" style:font-size-asian="9pt" style:font-size-complex="9pt"/>
    </style:style>
    <style:style style:name="P1525" style:parent-style-name="Textbody" style:family="paragraph">
      <style:text-properties fo:font-size="9pt" style:font-size-asian="9pt" style:font-size-complex="9pt"/>
    </style:style>
    <style:style style:name="P1526" style:parent-style-name="Textbody" style:family="paragraph">
      <style:text-properties fo:font-size="9pt" style:font-size-asian="9pt" style:font-size-complex="9pt"/>
    </style:style>
    <style:style style:name="P1527" style:parent-style-name="Textbody" style:family="paragraph"/>
    <style:style style:name="T1528" style:parent-style-name="Emphasis" style:family="text">
      <style:text-properties fo:font-style="normal" style:font-style-asian="normal" fo:font-size="9pt" style:font-size-asian="9pt" style:font-size-complex="9pt"/>
    </style:style>
    <style:style style:name="T1529" style:parent-style-name="DefaultParagraphFont" style:family="text">
      <style:text-properties fo:font-size="9pt" style:font-size-asian="9pt" style:font-size-complex="9pt"/>
    </style:style>
    <style:style style:name="P1530" style:parent-style-name="Textbody" style:family="paragraph"/>
    <style:style style:name="T1531" style:parent-style-name="Emphasis" style:family="text">
      <style:text-properties fo:font-style="normal" style:font-style-asian="normal" fo:color="#000000" fo:font-size="9pt" style:font-size-asian="9pt" style:font-size-complex="9pt"/>
    </style:style>
    <style:style style:name="T1532" style:parent-style-name="DefaultParagraphFont" style:family="text">
      <style:text-properties fo:color="#000000" fo:font-size="9pt" style:font-size-asian="9pt" style:font-size-complex="9pt"/>
    </style:style>
    <style:style style:name="P1533" style:parent-style-name="Textbody" style:family="paragraph"/>
    <style:style style:name="T1534" style:parent-style-name="Emphasis" style:family="text">
      <style:text-properties fo:font-style="normal" style:font-style-asian="normal" fo:font-size="9pt" style:font-size-asian="9pt" style:font-size-complex="9pt"/>
    </style:style>
    <style:style style:name="T1535" style:parent-style-name="DefaultParagraphFont" style:family="text">
      <style:text-properties fo:font-size="9pt" style:font-size-asian="9pt" style:font-size-complex="9pt"/>
    </style:style>
    <style:style style:name="T1536"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P1537" style:parent-style-name="Textbody" style:family="paragraph">
      <style:text-properties fo:font-size="9pt" style:font-size-asian="9pt" style:font-size-complex="9pt"/>
    </style:style>
    <style:style style:name="P1538" style:parent-style-name="Textbody" style:family="paragraph"/>
    <style:style style:name="T153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540"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text-underline-type="single" style:text-underline-style="solid" style:text-underline-width="auto" style:text-underline-mode="continuous"/>
    </style:style>
    <style:style style:name="T154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P1542" style:parent-style-name="Textbody" style:family="paragraph"/>
    <style:style style:name="T154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544" style:parent-style-name="DefaultParagraphFont" style:family="text">
      <style:text-properties fo:font-size="9pt" style:font-size-asian="9pt" style:font-size-complex="9pt"/>
    </style:style>
    <style:style style:name="P1545" style:parent-style-name="Textbody" style:family="paragraph"/>
    <style:style style:name="T1546" style:parent-style-name="DefaultParagraphFont" style:family="text">
      <style:text-properties style:font-name-complex="Verdana" fo:font-size="9pt" style:font-size-asian="9pt" style:font-size-complex="9pt"/>
    </style:style>
    <style:style style:name="T1547" style:parent-style-name="DefaultParagraphFont" style:family="text">
      <style:text-properties style:font-name-complex="Verdana" fo:font-size="9pt" style:font-size-asian="9pt" style:font-size-complex="9pt" style:text-underline-type="single" style:text-underline-style="solid" style:text-underline-width="auto" style:text-underline-mode="continuous"/>
    </style:style>
    <style:style style:name="P1548" style:parent-style-name="Textbody" style:family="paragraph">
      <style:text-properties fo:font-size="9pt" style:font-size-asian="9pt" style:font-size-complex="9pt"/>
    </style:style>
    <style:style style:name="P1549" style:parent-style-name="Textbody" style:family="paragraph">
      <style:text-properties fo:font-size="9pt" style:font-size-asian="9pt" style:font-size-complex="9pt"/>
    </style:style>
    <style:style style:name="P1550" style:parent-style-name="Textbody" style:family="paragraph">
      <style:text-properties fo:font-size="9pt" style:font-size-asian="9pt" style:font-size-complex="9pt"/>
    </style:style>
    <style:style style:name="P1551" style:parent-style-name="Textbody" style:family="paragraph">
      <style:text-properties fo:font-size="9pt" style:font-size-asian="9pt" style:font-size-complex="9pt"/>
    </style:style>
    <style:style style:name="P1552" style:parent-style-name="Textbody" style:family="paragraph"/>
    <style:style style:name="T1553" style:parent-style-name="DefaultParagraphFont" style:family="text">
      <style:text-properties style:font-name-complex="Verdana" fo:color="#000000" fo:font-size="10pt" style:font-size-asian="10pt" style:font-size-complex="10pt"/>
    </style:style>
    <style:style style:name="P1554" style:parent-style-name="Textbody" style:family="paragraph"/>
    <style:style style:name="T1555" style:parent-style-name="DefaultParagraphFont" style:family="text">
      <style:text-properties style:font-name-complex="Verdana" fo:color="#000000" fo:font-size="10pt" style:font-size-asian="10pt" style:font-size-complex="10pt"/>
    </style:style>
    <style:style style:name="T1556" style:parent-style-name="DefaultParagraphFont" style:family="text">
      <style:text-properties style:font-name-complex="Verdana" fo:color="#000000" style:text-position="super 65%" fo:font-size="10pt" style:font-size-asian="10pt" style:font-size-complex="10pt"/>
    </style:style>
    <style:style style:name="T1557" style:parent-style-name="DefaultParagraphFont" style:family="text">
      <style:text-properties style:font-name-complex="Verdana" fo:color="#000000" fo:font-size="10pt" style:font-size-asian="10pt" style:font-size-complex="10pt"/>
    </style:style>
    <style:style style:name="T1558" style:parent-style-name="DefaultParagraphFont" style:family="text">
      <style:text-properties style:font-name-complex="Verdana" fo:color="#000000" style:text-position="super 65%" fo:font-size="10pt" style:font-size-asian="10pt" style:font-size-complex="10pt"/>
    </style:style>
    <style:style style:name="T1559" style:parent-style-name="DefaultParagraphFont" style:family="text">
      <style:text-properties style:font-name-complex="Verdana" fo:color="#000000" fo:font-size="10pt" style:font-size-asian="10pt" style:font-size-complex="10pt"/>
    </style:style>
    <style:style style:name="P1560" style:parent-style-name="Textbody" style:family="paragraph">
      <style:text-properties fo:font-size="9pt" style:font-size-asian="9pt" style:font-size-complex="9pt"/>
    </style:style>
    <style:style style:name="P1561" style:parent-style-name="Textbody" style:family="paragraph"/>
    <style:style style:name="T1562" style:parent-style-name="Emphasis" style:family="text">
      <style:text-properties fo:font-size="9pt" style:font-size-asian="9pt" style:font-size-complex="9pt"/>
    </style:style>
    <style:style style:name="TableCell15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64" style:parent-style-name="Textbody" style:family="paragraph">
      <style:text-properties fo:font-size="9pt" style:font-size-asian="9pt" style:font-size-complex="9pt"/>
    </style:style>
    <style:style style:name="P1565" style:parent-style-name="Textbody" style:family="paragraph">
      <style:text-properties fo:font-size="9pt" style:font-size-asian="9pt" style:font-size-complex="9pt"/>
    </style:style>
    <style:style style:name="P1566" style:parent-style-name="Textbody" style:family="paragraph">
      <style:text-properties fo:font-size="9pt" style:font-size-asian="9pt" style:font-size-complex="9pt"/>
    </style:style>
    <style:style style:name="P1567" style:parent-style-name="Textbody" style:family="paragraph">
      <style:text-properties fo:color="#333333" fo:font-size="9pt" style:font-size-asian="9pt" style:font-size-complex="9pt"/>
    </style:style>
    <style:style style:name="P1568" style:parent-style-name="Textbody" style:family="paragraph">
      <style:text-properties fo:font-size="9pt" style:font-size-asian="9pt" style:font-size-complex="9pt"/>
    </style:style>
    <style:style style:name="P1569" style:parent-style-name="Textbody" style:family="paragraph">
      <style:text-properties fo:font-size="9pt" style:font-size-asian="9pt" style:font-size-complex="9pt"/>
    </style:style>
    <style:style style:name="P1570" style:parent-style-name="Textbody" style:family="paragraph"/>
    <style:style style:name="T1571" style:parent-style-name="DefaultParagraphFont" style:family="text">
      <style:text-properties fo:font-size="9pt" style:font-size-asian="9pt" style:font-size-complex="9pt"/>
    </style:style>
    <style:style style:name="T1572" style:parent-style-name="DefaultParagraphFont" style:family="text">
      <style:text-properties style:text-position="super 66.6%" fo:font-size="9pt" style:font-size-asian="9pt" style:font-size-complex="9pt"/>
    </style:style>
    <style:style style:name="T1573" style:parent-style-name="DefaultParagraphFont" style:family="text">
      <style:text-properties fo:font-size="9pt" style:font-size-asian="9pt" style:font-size-complex="9pt"/>
    </style:style>
    <style:style style:name="T1574" style:parent-style-name="DefaultParagraphFont" style:family="text">
      <style:text-properties style:text-position="super 66.6%" fo:font-size="9pt" style:font-size-asian="9pt" style:font-size-complex="9pt"/>
    </style:style>
    <style:style style:name="T1575" style:parent-style-name="DefaultParagraphFont" style:family="text">
      <style:text-properties fo:font-size="9pt" style:font-size-asian="9pt" style:font-size-complex="9pt"/>
    </style:style>
    <style:style style:name="P1576" style:parent-style-name="Textbody" style:family="paragraph">
      <style:text-properties fo:font-size="9pt" style:font-size-asian="9pt" style:font-size-complex="9pt"/>
    </style:style>
    <style:style style:name="P1577" style:parent-style-name="Textbody" style:family="paragraph">
      <style:text-properties fo:font-size="9pt" style:font-size-asian="9pt" style:font-size-complex="9pt"/>
    </style:style>
    <style:style style:name="P1578" style:parent-style-name="Textbody" style:family="paragraph">
      <style:text-properties fo:font-size="9pt" style:font-size-asian="9pt" style:font-size-complex="9pt"/>
    </style:style>
    <style:style style:name="P1579" style:parent-style-name="Textbody" style:family="paragraph">
      <style:text-properties fo:font-size="9pt" style:font-size-asian="9pt" style:font-size-complex="9pt"/>
    </style:style>
    <style:style style:name="P1580" style:parent-style-name="Textbody" style:family="paragraph">
      <style:text-properties fo:font-size="9pt" style:font-size-asian="9pt" style:font-size-complex="9pt"/>
    </style:style>
    <style:style style:name="P1581" style:parent-style-name="Textbody" style:family="paragraph">
      <style:text-properties fo:font-size="9pt" style:font-size-asian="9pt" style:font-size-complex="9pt"/>
    </style:style>
    <style:style style:name="P1582" style:parent-style-name="Textbody" style:family="paragraph">
      <style:text-properties fo:font-size="9pt" style:font-size-asian="9pt" style:font-size-complex="9pt"/>
    </style:style>
    <style:style style:name="P1583" style:parent-style-name="Textbody" style:family="paragraph">
      <style:text-properties fo:font-size="9pt" style:font-size-asian="9pt" style:font-size-complex="9pt"/>
    </style:style>
    <style:style style:name="P1584" style:parent-style-name="Textbody" style:family="paragraph">
      <style:text-properties fo:font-size="9pt" style:font-size-asian="9pt" style:font-size-complex="9pt"/>
    </style:style>
    <style:style style:name="P1585" style:parent-style-name="Textbody" style:family="paragraph">
      <style:text-properties fo:font-size="9pt" style:font-size-asian="9pt" style:font-size-complex="9pt"/>
    </style:style>
    <style:style style:name="P1586" style:parent-style-name="Textbody" style:family="paragraph">
      <style:text-properties fo:font-size="9pt" style:font-size-asian="9pt" style:font-size-complex="9pt"/>
    </style:style>
    <style:style style:name="P1587" style:parent-style-name="Textbody" style:family="paragraph">
      <style:text-properties fo:font-size="9pt" style:font-size-asian="9pt" style:font-size-complex="9pt"/>
    </style:style>
    <style:style style:name="P1588" style:parent-style-name="Textbody" style:family="paragraph">
      <style:text-properties fo:font-size="9pt" style:font-size-asian="9pt" style:font-size-complex="9pt"/>
    </style:style>
    <style:style style:name="P1589" style:parent-style-name="Textbody" style:family="paragraph">
      <style:text-properties fo:font-size="9pt" style:font-size-asian="9pt" style:font-size-complex="9pt"/>
    </style:style>
    <style:style style:name="P1590" style:parent-style-name="Textbody" style:family="paragraph">
      <style:text-properties fo:font-size="9pt" style:font-size-asian="9pt" style:font-size-complex="9pt"/>
    </style:style>
    <style:style style:name="P1591" style:parent-style-name="Textbody" style:family="paragraph">
      <style:text-properties fo:font-size="9pt" style:font-size-asian="9pt" style:font-size-complex="9pt"/>
    </style:style>
    <style:style style:name="P1592" style:parent-style-name="Textbody" style:family="paragraph">
      <style:text-properties fo:font-size="9pt" style:font-size-asian="9pt" style:font-size-complex="9pt"/>
    </style:style>
    <style:style style:name="P1593" style:parent-style-name="Textbody" style:family="paragraph">
      <style:text-properties fo:font-size="9pt" style:font-size-asian="9pt" style:font-size-complex="9pt"/>
    </style:style>
    <style:style style:name="P1594" style:parent-style-name="Textbody" style:family="paragraph">
      <style:text-properties fo:font-size="9pt" style:font-size-asian="9pt" style:font-size-complex="9pt"/>
    </style:style>
    <style:style style:name="P1595" style:parent-style-name="Textbody" style:family="paragraph">
      <style:text-properties fo:font-size="9pt" style:font-size-asian="9pt" style:font-size-complex="9pt"/>
    </style:style>
    <style:style style:name="P1596" style:parent-style-name="Textbody" style:family="paragraph">
      <style:text-properties fo:font-size="9pt" style:font-size-asian="9pt" style:font-size-complex="9pt"/>
    </style:style>
    <style:style style:name="P1597" style:parent-style-name="Textbody" style:family="paragraph">
      <style:text-properties fo:font-size="9pt" style:font-size-asian="9pt" style:font-size-complex="9pt"/>
    </style:style>
    <style:style style:name="P1598" style:parent-style-name="Textbody" style:family="paragraph">
      <style:text-properties fo:font-size="9pt" style:font-size-asian="9pt" style:font-size-complex="9pt"/>
    </style:style>
    <style:style style:name="P1599" style:parent-style-name="Textbody" style:family="paragraph">
      <style:text-properties fo:font-size="9pt" style:font-size-asian="9pt" style:font-size-complex="9pt"/>
    </style:style>
    <style:style style:name="P1600" style:parent-style-name="Textbody" style:family="paragraph">
      <style:text-properties fo:font-size="9pt" style:font-size-asian="9pt" style:font-size-complex="9pt"/>
    </style:style>
    <style:style style:name="P1601" style:parent-style-name="Standard" style:family="paragraph">
      <style:paragraph-properties style:line-height-at-least="0.1666in"/>
      <style:text-properties style:font-name="Verdana"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602" style:parent-style-name="DefaultParagraphFont" style:family="text">
      <style:text-properties fo:font-weight="bold" style:font-weight-asian="bold" style:font-weight-complex="bold"/>
    </style:style>
    <style:style style:name="T1603" style:parent-style-name="DefaultParagraphFont" style:family="text">
      <style:text-properties fo:font-size="10pt" style:font-size-asian="10pt" style:font-size-complex="10pt"/>
    </style:style>
    <style:style style:name="T1604" style:parent-style-name="DefaultParagraphFont" style:family="text">
      <style:text-properties fo:font-style="italic" style:font-style-asian="italic" style:font-style-complex="italic" fo:font-size="10pt" style:font-size-asian="10pt" style:font-size-complex="10pt"/>
    </style:style>
    <style:style style:name="T1605" style:parent-style-name="DefaultParagraphFont" style:family="text">
      <style:text-properties fo:font-size="10pt" style:font-size-asian="10pt" style:font-size-complex="10pt"/>
    </style:style>
    <style:style style:name="T1606" style:parent-style-name="DefaultParagraphFont" style:family="text">
      <style:text-properties fo:font-size="10pt" style:font-size-asian="10pt" style:font-size-complex="10pt"/>
    </style:style>
    <style:style style:name="T160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0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0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10"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61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1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13"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61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615"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161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17"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61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1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20"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621" style:parent-style-name="DefaultParagraphFont" style:family="text">
      <style:text-properties style:font-name-complex="Verdana" fo:color="#000000" fo:font-size="10pt" style:font-size-asian="10pt" style:font-size-complex="10pt"/>
    </style:style>
    <style:style style:name="T1622" style:parent-style-name="DefaultParagraphFont" style:family="text">
      <style:text-properties style:font-name-complex="Verdana" fo:font-size="10pt" style:font-size-asian="10pt" style:font-size-complex="10pt" style:text-underline-type="single" style:text-underline-style="solid" style:text-underline-width="auto" style:text-underline-mode="continuous"/>
    </style:style>
    <style:style style:name="T1623" style:parent-style-name="DefaultParagraphFont" style:family="text">
      <style:text-properties style:font-name-complex="Verdana" fo:font-size="10pt" style:font-size-asian="10pt" style:font-size-complex="10pt"/>
    </style:style>
    <style:style style:name="T1624" style:parent-style-name="DefaultParagraphFont" style:family="text">
      <style:text-properties style:font-name-complex="Verdana" fo:color="#000000" fo:font-size="10pt" style:font-size-asian="10pt" style:font-size-complex="10pt"/>
    </style:style>
    <style:style style:name="T1625"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626" style:parent-style-name="DefaultParagraphFont" style:family="text">
      <style:text-properties style:font-name-complex="Verdana" fo:color="#000000" fo:font-size="10pt" style:font-size-asian="10pt" style:font-size-complex="10pt"/>
    </style:style>
    <style:style style:name="T1627"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628" style:parent-style-name="DefaultParagraphFont" style:family="text">
      <style:text-properties style:font-name-complex="Verdana" fo:color="#000000" fo:font-size="10pt" style:font-size-asian="10pt" style:font-size-complex="10pt"/>
    </style:style>
    <style:style style:name="P1629"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ableColumn1631" style:family="table-column">
      <style:table-column-properties style:column-width="2.9895in" style:use-optimal-column-width="false"/>
    </style:style>
    <style:style style:name="TableColumn1632" style:family="table-column">
      <style:table-column-properties style:column-width="3.4687in" style:use-optimal-column-width="false"/>
    </style:style>
    <style:style style:name="Table1630" style:family="table">
      <style:table-properties style:width="6.4583in" fo:margin-left="0.4729in" table:align="left"/>
    </style:style>
    <style:style style:name="TableRow1633" style:family="table-row">
      <style:table-row-properties style:use-optimal-row-height="false"/>
    </style:style>
    <style:style style:name="TableCell1634" style:family="table-cell">
      <style:table-cell-properties fo:border="0.0034in solid #000000" fo:background-color="#DDDDDD" fo:padding-top="0.0381in" fo:padding-left="0.0381in" fo:padding-bottom="0.0381in" fo:padding-right="0.0381in"/>
    </style:style>
    <style:style style:name="P1635" style:parent-style-name="Standard" style:family="paragraph">
      <style:paragraph-properties fo:text-align="center"/>
    </style:style>
    <style:style style:name="T1636"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637" style:family="table-row">
      <style:table-row-properties style:use-optimal-row-height="false"/>
    </style:style>
    <style:style style:name="TableCell1638" style:family="table-cell">
      <style:table-cell-properties fo:border-top="none" fo:border-left="0.0034in solid #000000" fo:border-bottom="0.0034in solid #000000" fo:border-right="none" fo:padding-top="0.0381in" fo:padding-left="0.0381in" fo:padding-bottom="0.0381in" fo:padding-right="0.0381in"/>
    </style:style>
    <style:style style:name="P1639" style:parent-style-name="Textbody" style:family="paragraph">
      <style:paragraph-properties style:line-height-at-least="0.1465in"/>
      <style:text-properties style:font-name-complex="Verdana" fo:color="#000000" fo:font-size="10pt" style:font-size-asian="10pt" style:font-size-complex="10pt"/>
    </style:style>
    <style:style style:name="P1640" style:parent-style-name="Textbody" style:family="paragraph">
      <style:paragraph-properties style:line-height-at-least="0.1465in"/>
      <style:text-properties style:font-name-complex="Verdana" fo:color="#000000" fo:font-size="10pt" style:font-size-asian="10pt" style:font-size-complex="10pt"/>
    </style:style>
    <style:style style:name="P1641" style:parent-style-name="Textbody" style:family="paragraph"/>
    <style:style style:name="T1642" style:parent-style-name="DefaultParagraphFont" style:family="text">
      <style:text-properties style:font-name-complex="Verdana" fo:color="#000000" fo:font-size="10pt" style:font-size-asian="10pt" style:font-size-complex="10pt"/>
    </style:style>
    <style:style style:name="P1643" style:parent-style-name="Textbody" style:family="paragraph">
      <style:text-properties style:font-name-complex="Verdana" fo:color="#000000" fo:font-size="10pt" style:font-size-asian="10pt" style:font-size-complex="10pt"/>
    </style:style>
    <style:style style:name="TableCell16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45" style:parent-style-name="Textbody" style:family="paragraph">
      <style:text-properties style:font-name-complex="Verdana" fo:color="#000000" fo:font-size="10pt" style:font-size-asian="10pt" style:font-size-complex="10pt"/>
    </style:style>
    <style:style style:name="P1646" style:parent-style-name="Textbody" style:family="paragraph">
      <style:paragraph-properties style:line-height-at-least="0.1465in"/>
      <style:text-properties style:font-name-complex="Verdana" fo:color="#000000" fo:font-size="10pt" style:font-size-asian="10pt" style:font-size-complex="10pt"/>
    </style:style>
    <style:style style:name="P1647" style:parent-style-name="Textbody" style:family="paragraph">
      <style:paragraph-properties style:line-height-at-least="0.1465in"/>
    </style:style>
    <style:style style:name="T1648" style:parent-style-name="Emphasis" style:family="text">
      <style:text-properties fo:font-style="normal" style:font-style-asian="normal" style:font-style-complex="normal"/>
    </style:style>
    <style:style style:name="P1649" style:parent-style-name="Textbody" style:family="paragraph">
      <style:paragraph-properties style:line-height-at-least="0.1465in"/>
      <style:text-properties style:font-name-complex="Verdana"/>
    </style:style>
    <style:style style:name="P1650" style:parent-style-name="Standard" style:family="paragraph">
      <style:paragraph-properties style:line-height-at-least="0.1465in"/>
    </style:style>
    <style:style style:name="T1651" style:parent-style-name="DefaultParagraphFont" style:family="text">
      <style:text-properties fo:font-weight="bold" style:font-weight-asian="bold" style:font-weight-complex="bold"/>
    </style:style>
    <style:style style:name="T1652" style:parent-style-name="DefaultParagraphFont" style:family="text">
      <style:text-properties fo:font-size="10pt" style:font-size-asian="10pt" style:font-size-complex="10pt"/>
    </style:style>
    <style:style style:name="T1653" style:parent-style-name="DefaultParagraphFont" style:family="text">
      <style:text-properties style:font-name-complex="Verdana" fo:font-size="10pt" style:font-size-asian="10pt" style:font-size-complex="10pt"/>
    </style:style>
    <style:style style:name="T1654" style:parent-style-name="DefaultParagraphFont" style:family="text">
      <style:text-properties style:font-name-complex="Verdana" fo:color="#000000" fo:font-size="10pt" style:font-size-asian="10pt" style:font-size-complex="10pt"/>
    </style:style>
    <style:style style:name="T1655"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656" style:parent-style-name="DefaultParagraphFont" style:family="text">
      <style:text-properties style:font-name-complex="Verdana" fo:color="#000000" fo:font-size="10pt" style:font-size-asian="10pt" style:font-size-complex="10pt"/>
    </style:style>
    <style:style style:name="T1657"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658"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659"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660" style:parent-style-name="DefaultParagraphFont" style:family="text">
      <style:text-properties style:font-name-complex="Verdana" fo:color="#000000" fo:font-size="10pt" style:font-size-asian="10pt" style:font-size-complex="10pt"/>
    </style:style>
    <style:style style:name="T1661" style:parent-style-name="DefaultParagraphFont" style:family="text">
      <style:text-properties style:font-name-complex="Verdana" fo:color="#000000" fo:font-size="10pt" style:font-size-asian="10pt" style:font-size-complex="10pt"/>
    </style:style>
    <style:style style:name="T166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6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6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65" style:parent-style-name="DefaultParagraphFont" style:family="text">
      <style:text-properties fo:font-size="10pt" style:font-size-asian="10pt" style:font-size-complex="10pt"/>
    </style:style>
    <style:style style:name="P1666"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166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68"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66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7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71"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67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673"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674" style:parent-style-name="DefaultParagraphFont" style:family="text">
      <style:text-properties style:font-name-complex="Verdana" fo:color="#000000" fo:font-size="10pt" style:font-size-asian="10pt" style:font-size-complex="10pt"/>
    </style:style>
    <style:style style:name="T1675"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676" style:parent-style-name="DefaultParagraphFont" style:family="text">
      <style:text-properties style:font-name-complex="Verdana" fo:color="#000000" fo:font-size="10pt" style:font-size-asian="10pt" style:font-size-complex="10pt"/>
    </style:style>
    <style:style style:name="T1677"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678" style:parent-style-name="DefaultParagraphFont" style:family="text">
      <style:text-properties style:font-name-complex="Verdana" fo:color="#000000" fo:font-size="10pt" style:font-size-asian="10pt" style:font-size-complex="10pt"/>
    </style:style>
    <style:style style:name="T1679"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680" style:parent-style-name="DefaultParagraphFont" style:family="text">
      <style:text-properties style:font-name-complex="Verdana" fo:color="#000000" fo:font-size="10pt" style:font-size-asian="10pt" style:font-size-complex="10pt"/>
    </style:style>
    <style:style style:name="P1681"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ableColumn1683" style:family="table-column">
      <style:table-column-properties style:column-width="2.9791in" style:use-optimal-column-width="false"/>
    </style:style>
    <style:style style:name="TableColumn1684" style:family="table-column">
      <style:table-column-properties style:column-width="3.4687in" style:use-optimal-column-width="false"/>
    </style:style>
    <style:style style:name="Table1682" style:family="table">
      <style:table-properties style:width="6.4479in" fo:margin-left="0.4833in" table:align="left"/>
    </style:style>
    <style:style style:name="TableRow1685" style:family="table-row">
      <style:table-row-properties style:use-optimal-row-height="false"/>
    </style:style>
    <style:style style:name="TableCell1686" style:family="table-cell">
      <style:table-cell-properties fo:border="0.0034in solid #000000" fo:background-color="#DDDDDD" fo:padding-top="0.0381in" fo:padding-left="0.0381in" fo:padding-bottom="0.0381in" fo:padding-right="0.0381in"/>
    </style:style>
    <style:style style:name="P1687" style:parent-style-name="Standard" style:family="paragraph">
      <style:paragraph-properties fo:text-align="center"/>
    </style:style>
    <style:style style:name="T1688"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689" style:family="table-row">
      <style:table-row-properties style:use-optimal-row-height="false"/>
    </style:style>
    <style:style style:name="TableCell1690" style:family="table-cell">
      <style:table-cell-properties fo:border-top="none" fo:border-left="0.0034in solid #000000" fo:border-bottom="0.0034in solid #000000" fo:border-right="none" fo:padding-top="0.0381in" fo:padding-left="0.0381in" fo:padding-bottom="0.0381in" fo:padding-right="0.0381in"/>
    </style:style>
    <style:style style:name="P1691" style:parent-style-name="Textbody" style:family="paragraph">
      <style:paragraph-properties style:line-height-at-least="0.1465in"/>
      <style:text-properties style:font-name-complex="Verdana" fo:color="#000000" fo:font-size="10pt" style:font-size-asian="10pt" style:font-size-complex="10pt"/>
    </style:style>
    <style:style style:name="P1692" style:parent-style-name="Textbody" style:family="paragraph">
      <style:paragraph-properties style:line-height-at-least="0.1465in"/>
      <style:text-properties style:font-name-complex="Verdana" fo:color="#000000" fo:font-size="10pt" style:font-size-asian="10pt" style:font-size-complex="10pt"/>
    </style:style>
    <style:style style:name="P1693" style:parent-style-name="Textbody" style:family="paragraph">
      <style:paragraph-properties style:line-height-at-least="0.1465in"/>
      <style:text-properties style:font-name-complex="Verdana" fo:color="#000000" fo:font-size="10pt" style:font-size-asian="10pt" style:font-size-complex="10pt"/>
    </style:style>
    <style:style style:name="TableCell16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95" style:parent-style-name="Textbody" style:family="paragraph">
      <style:paragraph-properties style:line-height-at-least="0.1465in"/>
      <style:text-properties style:font-name-complex="Verdana" fo:color="#000000" fo:font-size="10pt" style:font-size-asian="10pt" style:font-size-complex="10pt"/>
    </style:style>
    <style:style style:name="P1696" style:parent-style-name="Textbody" style:family="paragraph">
      <style:paragraph-properties style:line-height-at-least="0.1465in"/>
      <style:text-properties style:font-name-complex="Verdana" fo:color="#000000" fo:font-size="10pt" style:font-size-asian="10pt" style:font-size-complex="10pt"/>
    </style:style>
    <style:style style:name="P1697" style:parent-style-name="Textbody" style:family="paragraph">
      <style:paragraph-properties style:line-height-at-least="0.1465in"/>
    </style:style>
    <style:style style:name="T1698" style:parent-style-name="DefaultParagraphFont" style:family="text">
      <style:text-properties style:font-name-complex="Verdana" fo:color="#000000" fo:font-size="10pt" style:font-size-asian="10pt" style:font-size-complex="10pt"/>
    </style:style>
    <style:style style:name="T1699"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700" style:parent-style-name="DefaultParagraphFont" style:family="text">
      <style:text-properties style:font-name-complex="Verdana" fo:color="#000000" fo:font-size="10pt" style:font-size-asian="10pt" style:font-size-complex="10pt"/>
    </style:style>
    <style:style style:name="P1701" style:parent-style-name="TableContents" style:family="paragraph">
      <style:paragraph-properties style:line-height-at-least="0.1465in"/>
      <style:text-properties style:font-name-complex="Verdana" fo:font-weight="bold" style:font-weight-asian="bold" style:font-weight-complex="bold" fo:color="#000000"/>
    </style:style>
    <style:style style:name="P1702" style:parent-style-name="TableContents" style:family="paragraph">
      <style:paragraph-properties style:line-height-at-least="0.1465in"/>
      <style:text-properties style:font-name-complex="Verdana" fo:font-weight="bold" style:font-weight-asian="bold" style:font-weight-complex="bold" fo:color="#000000"/>
    </style:style>
    <style:style style:name="P1703" style:parent-style-name="TableContents" style:family="paragraph">
      <style:paragraph-properties style:line-height-at-least="0.1465in"/>
      <style:text-properties style:font-name-complex="Verdana" fo:font-weight="bold" style:font-weight-asian="bold" style:font-weight-complex="bold" fo:color="#000000"/>
    </style:style>
    <style:style style:name="P1704" style:parent-style-name="TableContents" style:family="paragraph">
      <style:paragraph-properties style:line-height-at-least="0.1465in"/>
      <style:text-properties style:font-name-complex="Verdana" fo:font-weight="bold" style:font-weight-asian="bold" style:font-weight-complex="bold" fo:color="#000000"/>
    </style:style>
    <style:style style:name="P1705" style:parent-style-name="TableContents" style:family="paragraph">
      <style:paragraph-properties style:line-height-at-least="0.1465in"/>
      <style:text-properties style:font-name-complex="Verdana" fo:font-weight="bold" style:font-weight-asian="bold" style:font-weight-complex="bold" fo:color="#000000"/>
    </style:style>
    <style:style style:name="P1706" style:parent-style-name="TableContents" style:family="paragraph">
      <style:paragraph-properties style:line-height-at-least="0.1465in"/>
      <style:text-properties style:font-name-complex="Verdana" fo:font-weight="bold" style:font-weight-asian="bold" style:font-weight-complex="bold" fo:color="#000000"/>
    </style:style>
    <style:style style:name="P1707" style:parent-style-name="Standard" style:family="paragraph">
      <style:paragraph-properties style:line-height-at-least="0.1465in"/>
    </style:style>
    <style:style style:name="T1708" style:parent-style-name="DefaultParagraphFont" style:family="text">
      <style:text-properties style:font-name="Verdana" style:font-name-complex="Verdana" fo:color="#000000" fo:font-size="10pt" style:font-size-asian="10pt" style:font-size-complex="10pt"/>
    </style:style>
    <style:style style:name="T1709" style:parent-style-name="DefaultParagraphFont" style:family="text">
      <style:text-properties style:font-name-complex="Verdana" fo:color="#000000" fo:font-size="10pt" style:font-size-asian="10pt" style:font-size-complex="10pt"/>
    </style:style>
    <style:style style:name="T1710" style:parent-style-name="DefaultParagraphFont" style:family="text">
      <style:text-properties style:font-name-complex="Verdana" fo:color="#000000" fo:font-size="10pt" style:font-size-asian="10pt" style:font-size-complex="10pt"/>
    </style:style>
    <style:style style:name="P1711" style:parent-style-name="Standard" style:family="paragraph">
      <style:paragraph-properties style:line-height-at-least="0.1465in"/>
    </style:style>
    <style:style style:name="T171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1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1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1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1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717" style:parent-style-name="Standard" style:family="paragraph">
      <style:paragraph-properties style:line-height-at-least="0.1465in"/>
      <style:text-properties style:font-name="Verdana" style:font-name-complex="Verdana" fo:font-style="italic" style:font-style-asian="italic" style:font-style-complex="italic" fo:color="#000000" fo:font-size="10pt" style:font-size-asian="10pt" style:font-size-complex="10pt"/>
    </style:style>
    <style:style style:name="T171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19"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72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2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22"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723" style:parent-style-name="DefaultParagraphFont" style:family="text">
      <style:text-properties style:font-name-complex="Verdana" fo:color="#000000" fo:font-size="10pt" style:font-size-asian="10pt" style:font-size-complex="10pt"/>
    </style:style>
    <style:style style:name="T172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25"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72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727" style:parent-style-name="Textbody" style:family="paragraph">
      <style:text-properties style:font-name-complex="Verdana" fo:font-style="italic" style:font-style-asian="italic" style:font-style-complex="italic" fo:color="#000000" fo:font-size="10pt" style:font-size-asian="10pt" style:font-size-complex="10pt"/>
    </style:style>
    <style:style style:name="TableColumn1729" style:family="table-column">
      <style:table-column-properties style:column-width="2.9791in" style:use-optimal-column-width="false"/>
    </style:style>
    <style:style style:name="TableColumn1730" style:family="table-column">
      <style:table-column-properties style:column-width="3.4687in" style:use-optimal-column-width="false"/>
    </style:style>
    <style:style style:name="Table1728" style:family="table">
      <style:table-properties style:width="6.4479in" fo:margin-left="0.4833in" table:align="left"/>
    </style:style>
    <style:style style:name="TableRow1731" style:family="table-row">
      <style:table-row-properties style:use-optimal-row-height="false"/>
    </style:style>
    <style:style style:name="TableCell1732" style:family="table-cell">
      <style:table-cell-properties fo:border="0.0034in solid #000000" fo:background-color="#DDDDDD" fo:padding-top="0.0381in" fo:padding-left="0.0381in" fo:padding-bottom="0.0381in" fo:padding-right="0.0381in"/>
    </style:style>
    <style:style style:name="P1733" style:parent-style-name="Standard" style:family="paragraph">
      <style:paragraph-properties fo:text-align="center"/>
    </style:style>
    <style:style style:name="T1734"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735" style:family="table-row">
      <style:table-row-properties style:use-optimal-row-height="false"/>
    </style:style>
    <style:style style:name="TableCell1736" style:family="table-cell">
      <style:table-cell-properties fo:border-top="none" fo:border-left="0.0034in solid #000000" fo:border-bottom="0.0034in solid #000000" fo:border-right="none" fo:padding-top="0.0381in" fo:padding-left="0.0381in" fo:padding-bottom="0.0381in" fo:padding-right="0.0381in"/>
    </style:style>
    <style:style style:name="P1737" style:parent-style-name="Textbody" style:family="paragraph">
      <style:text-properties fo:font-size="10pt" style:font-size-asian="10pt" style:font-size-complex="10pt"/>
    </style:style>
    <style:style style:name="P1738" style:parent-style-name="Textbody" style:family="paragraph">
      <style:paragraph-properties style:line-height-at-least="0.1465in"/>
      <style:text-properties style:font-name-complex="Verdana" fo:color="#000000" fo:font-size="10pt" style:font-size-asian="10pt" style:font-size-complex="10pt"/>
    </style:style>
    <style:style style:name="TableCell17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40" style:parent-style-name="Textbody" style:family="paragraph">
      <style:paragraph-properties style:line-height-at-least="0.1465in"/>
      <style:text-properties style:font-name-complex="Verdana" fo:color="#000000" fo:font-size="10pt" style:font-size-asian="10pt" style:font-size-complex="10pt"/>
    </style:style>
    <style:style style:name="P1741" style:parent-style-name="Standard" style:family="paragraph">
      <style:paragraph-properties style:line-height-at-least="0.1465in"/>
      <style:text-properties style:font-name-complex="Verdana" fo:font-weight="bold" style:font-weight-asian="bold" style:font-weight-complex="bold" fo:color="#000000"/>
    </style:style>
    <style:style style:name="P1742" style:parent-style-name="Standard" style:family="paragraph">
      <style:paragraph-properties style:line-height-at-least="0.1465in"/>
      <style:text-properties style:font-name-complex="Verdana" fo:font-weight="bold" style:font-weight-asian="bold" style:font-weight-complex="bold" fo:color="#000000"/>
    </style:style>
    <style:style style:name="T1743" style:parent-style-name="DefaultParagraphFont" style:family="text">
      <style:text-properties style:font-name-complex="Verdana" fo:font-weight="bold" style:font-weight-asian="bold" style:font-weight-complex="bold"/>
    </style:style>
    <style:style style:name="T1744" style:parent-style-name="DefaultParagraphFont" style:family="text">
      <style:text-properties style:font-name-complex="Verdana"/>
    </style:style>
    <style:style style:name="T1745" style:parent-style-name="DefaultParagraphFont" style:family="text">
      <style:text-properties style:font-name-complex="Verdana" fo:color="#000000" fo:font-size="10pt" style:font-size-asian="10pt" style:font-size-complex="10pt"/>
    </style:style>
    <style:style style:name="T1746" style:parent-style-name="DefaultParagraphFont" style:family="text">
      <style:text-properties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1747" style:parent-style-name="DefaultParagraphFont" style:family="text">
      <style:text-properties style:font-name-complex="Verdana" fo:color="#000000" fo:font-size="10pt" style:font-size-asian="10pt" style:font-size-complex="10pt"/>
    </style:style>
    <style:style style:name="T1748" style:parent-style-name="DefaultParagraphFont" style:family="text">
      <style:text-properties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1749" style:parent-style-name="DefaultParagraphFont" style:family="text">
      <style:text-properties style:font-name-complex="Verdana" fo:color="#000000" fo:font-size="10pt" style:font-size-asian="10pt" style:font-size-complex="10pt"/>
    </style:style>
    <style:style style:name="T1750" style:parent-style-name="DefaultParagraphFont" style:family="text">
      <style:text-properties style:font-name-complex="Verdana" fo:color="#000000" fo:font-size="10pt" style:font-size-asian="10pt" style:font-size-complex="10pt"/>
    </style:style>
    <style:style style:name="T1751"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175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5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5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755" style:parent-style-name="TableContents" style:family="paragraph">
      <style:text-properties style:font-name-complex="Verdana" fo:font-style="italic" style:font-style-asian="italic" style:font-style-complex="italic" fo:color="#000000" fo:font-size="10pt" style:font-size-asian="10pt" style:font-size-complex="10pt"/>
    </style:style>
    <style:style style:name="P1756" style:parent-style-name="Textbody" style:family="paragraph">
      <style:text-properties style:font-name-complex="Verdana" fo:font-style="italic" style:font-style-asian="italic" style:font-style-complex="italic" fo:color="#000000" fo:font-size="10pt" style:font-size-asian="10pt" style:font-size-complex="10pt"/>
    </style:style>
    <style:style style:name="T175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58"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75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6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61"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762" style:parent-style-name="DefaultParagraphFont" style:family="text">
      <style:text-properties style:font-name-complex="Verdana" fo:color="#000000" fo:font-size="10pt" style:font-size-asian="10pt" style:font-size-complex="10pt"/>
    </style:style>
    <style:style style:name="T1763"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764" style:parent-style-name="DefaultParagraphFont" style:family="text">
      <style:text-properties style:font-name-complex="Verdana" fo:color="#000000" fo:font-size="10pt" style:font-size-asian="10pt" style:font-size-complex="10pt"/>
    </style:style>
    <style:style style:name="T1765"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766" style:parent-style-name="DefaultParagraphFont" style:family="text">
      <style:text-properties style:font-name-complex="Verdana" fo:color="#000000" fo:font-size="10pt" style:font-size-asian="10pt" style:font-size-complex="10pt"/>
    </style:style>
    <style:style style:name="T1767"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768" style:parent-style-name="DefaultParagraphFont" style:family="text">
      <style:text-properties style:font-name-complex="Verdana" fo:color="#000000" fo:font-size="10pt" style:font-size-asian="10pt" style:font-size-complex="10pt"/>
    </style:style>
    <style:style style:name="T1769"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770" style:parent-style-name="DefaultParagraphFont" style:family="text">
      <style:text-properties style:font-name-complex="Verdana" fo:color="#000000" fo:font-size="10pt" style:font-size-asian="10pt" style:font-size-complex="10pt"/>
    </style:style>
    <style:style style:name="T1771" style:parent-style-name="DefaultParagraphFont" style:family="text">
      <style:text-properties style:font-name-complex="Verdana" fo:color="#000000" fo:font-size="10pt" style:font-size-asian="10pt" style:font-size-complex="10pt"/>
    </style:style>
    <style:style style:name="P1772" style:parent-style-name="Textbody" style:family="paragraph">
      <style:text-properties style:font-name-complex="Verdana" fo:color="#000000" fo:font-size="10pt" style:font-size-asian="10pt" style:font-size-complex="10pt"/>
    </style:style>
    <style:style style:name="TableColumn1774" style:family="table-column">
      <style:table-column-properties style:column-width="2.9583in" style:use-optimal-column-width="false"/>
    </style:style>
    <style:style style:name="TableColumn1775" style:family="table-column">
      <style:table-column-properties style:column-width="3.4687in" style:use-optimal-column-width="false"/>
    </style:style>
    <style:style style:name="Table1773" style:family="table">
      <style:table-properties style:width="6.427in" fo:margin-left="0.5041in" table:align="left"/>
    </style:style>
    <style:style style:name="TableRow1776" style:family="table-row">
      <style:table-row-properties style:use-optimal-row-height="false"/>
    </style:style>
    <style:style style:name="TableCell1777" style:family="table-cell">
      <style:table-cell-properties fo:border="0.0034in solid #000000" fo:background-color="#DDDDDD" fo:padding-top="0.0381in" fo:padding-left="0.0381in" fo:padding-bottom="0.0381in" fo:padding-right="0.0381in"/>
    </style:style>
    <style:style style:name="P1778" style:parent-style-name="Standard" style:family="paragraph">
      <style:paragraph-properties fo:text-align="center"/>
    </style:style>
    <style:style style:name="T1779"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780" style:family="table-row">
      <style:table-row-properties style:use-optimal-row-height="false"/>
    </style:style>
    <style:style style:name="TableCell1781" style:family="table-cell">
      <style:table-cell-properties fo:border-top="none" fo:border-left="0.0034in solid #000000" fo:border-bottom="0.0034in solid #000000" fo:border-right="none" fo:padding-top="0.0381in" fo:padding-left="0.0381in" fo:padding-bottom="0.0381in" fo:padding-right="0.0381in"/>
    </style:style>
    <style:style style:name="P1782" style:parent-style-name="Textbody" style:family="paragraph">
      <style:text-properties style:font-name-complex="Verdana" fo:color="#000000" fo:font-size="10pt" style:font-size-asian="10pt" style:font-size-complex="10pt"/>
    </style:style>
    <style:style style:name="TableCell17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84" style:parent-style-name="Textbody" style:family="paragraph">
      <style:paragraph-properties style:line-height-at-least="0.1465in"/>
      <style:text-properties style:font-name-complex="Verdana" fo:color="#000000" fo:font-size="10pt" style:font-size-asian="10pt" style:font-size-complex="10pt"/>
    </style:style>
    <style:style style:name="P1785" style:parent-style-name="Standard" style:family="paragraph">
      <style:text-properties style:font-name-complex="Verdana" fo:font-weight="bold" style:font-weight-asian="bold" style:font-weight-complex="bold" fo:color="#000000"/>
    </style:style>
    <style:style style:name="T1786" style:parent-style-name="DefaultParagraphFont" style:family="text">
      <style:text-properties style:font-name-complex="Verdana" fo:font-weight="bold" style:font-weight-asian="bold" style:font-weight-complex="bold"/>
    </style:style>
    <style:style style:name="T1787" style:parent-style-name="DefaultParagraphFont" style:family="text">
      <style:text-properties style:font-name-complex="Verdana"/>
    </style:style>
    <style:style style:name="T1788" style:parent-style-name="DefaultParagraphFont" style:family="text">
      <style:text-properties style:font-name-complex="Verdana" fo:color="#000000" fo:font-size="10pt" style:font-size-asian="10pt" style:font-size-complex="10pt"/>
    </style:style>
    <style:style style:name="T1789"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790" style:parent-style-name="DefaultParagraphFont" style:family="text">
      <style:text-properties style:font-name-complex="Verdana" fo:color="#000000" fo:font-size="10pt" style:font-size-asian="10pt" style:font-size-complex="10pt"/>
    </style:style>
    <style:style style:name="T1791" style:parent-style-name="DefaultParagraphFont" style:family="text">
      <style:text-properties style:font-name-complex="Verdana" fo:color="#000000" fo:font-size="10pt" style:font-size-asian="10pt" style:font-size-complex="10pt"/>
    </style:style>
    <style:style style:name="T179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9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9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795" style:parent-style-name="Textbody" style:family="paragraph">
      <style:text-properties style:font-name-complex="Verdana" fo:font-style="italic" style:font-style-asian="italic" style:font-style-complex="italic" fo:color="#000000" fo:font-size="10pt" style:font-size-asian="10pt" style:font-size-complex="10pt"/>
    </style:style>
    <style:style style:name="T179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97"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79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79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0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01"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802" style:parent-style-name="DefaultParagraphFont" style:family="text">
      <style:text-properties style:font-name-complex="Verdana" fo:color="#000000" fo:font-size="10pt" style:font-size-asian="10pt" style:font-size-complex="10pt"/>
    </style:style>
    <style:style style:name="T1803"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804"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805" style:parent-style-name="DefaultParagraphFont" style:family="text">
      <style:text-properties style:font-name-complex="Verdana" fo:color="#000000" fo:font-size="10pt" style:font-size-asian="10pt" style:font-size-complex="10pt"/>
    </style:style>
    <style:style style:name="T1806"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807" style:parent-style-name="DefaultParagraphFont" style:family="text">
      <style:text-properties style:font-name-complex="Verdana" fo:color="#000000" fo:font-size="10pt" style:font-size-asian="10pt" style:font-size-complex="10pt"/>
    </style:style>
    <style:style style:name="T1808"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809" style:parent-style-name="DefaultParagraphFont" style:family="text">
      <style:text-properties style:font-name-complex="Verdana" fo:color="#000000" fo:font-size="10pt" style:font-size-asian="10pt" style:font-size-complex="10pt"/>
    </style:style>
    <style:style style:name="TableColumn1811" style:family="table-column">
      <style:table-column-properties style:column-width="2.9791in" style:use-optimal-column-width="false"/>
    </style:style>
    <style:style style:name="TableColumn1812" style:family="table-column">
      <style:table-column-properties style:column-width="3.4687in" style:use-optimal-column-width="false"/>
    </style:style>
    <style:style style:name="Table1810" style:family="table">
      <style:table-properties style:width="6.4479in" fo:margin-left="0.4833in" table:align="left"/>
    </style:style>
    <style:style style:name="TableRow1813" style:family="table-row">
      <style:table-row-properties style:use-optimal-row-height="false"/>
    </style:style>
    <style:style style:name="TableCell1814" style:family="table-cell">
      <style:table-cell-properties fo:border="0.0034in solid #000000" fo:background-color="#DDDDDD" fo:padding-top="0.0381in" fo:padding-left="0.0381in" fo:padding-bottom="0.0381in" fo:padding-right="0.0381in"/>
    </style:style>
    <style:style style:name="P1815" style:parent-style-name="Standard" style:family="paragraph">
      <style:paragraph-properties fo:text-align="center"/>
    </style:style>
    <style:style style:name="T1816"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817" style:family="table-row">
      <style:table-row-properties style:min-row-height="1.002in" style:use-optimal-row-height="false"/>
    </style:style>
    <style:style style:name="TableCell1818" style:family="table-cell">
      <style:table-cell-properties fo:border-top="none" fo:border-left="0.0034in solid #000000" fo:border-bottom="0.0034in solid #000000" fo:border-right="none" fo:padding-top="0.0381in" fo:padding-left="0.0381in" fo:padding-bottom="0.0381in" fo:padding-right="0.0381in"/>
    </style:style>
    <style:style style:name="P1819" style:parent-style-name="Textbody" style:family="paragraph"/>
    <style:style style:name="T1820" style:parent-style-name="DefaultParagraphFont" style:family="text">
      <style:text-properties fo:font-size="10pt" style:font-size-asian="10pt" style:font-size-complex="10pt"/>
    </style:style>
    <style:style style:name="T1821"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P1822" style:parent-style-name="Textbody" style:family="paragraph"/>
    <style:style style:name="T1823" style:parent-style-name="Emphasis" style:family="text">
      <style:text-properties fo:font-style="normal" style:font-style-asian="normal" fo:font-size="10pt" style:font-size-asian="10pt" style:font-size-complex="10pt"/>
    </style:style>
    <style:style style:name="TableCell18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25" style:parent-style-name="Textbody" style:family="paragraph">
      <style:paragraph-properties style:line-height-at-least="0.1465in"/>
    </style:style>
    <style:style style:name="T1826" style:parent-style-name="Emphasis" style:family="text">
      <style:text-properties fo:font-style="normal" style:font-style-asian="normal" fo:color="#000000" fo:font-size="10pt" style:font-size-asian="10pt" style:font-size-complex="10pt"/>
    </style:style>
    <style:style style:name="P1827" style:parent-style-name="Textbody" style:family="paragraph">
      <style:paragraph-properties style:line-height-at-least="0.1465in"/>
      <style:text-properties style:font-name-complex="Verdana" fo:font-style="italic" style:font-style-asian="italic" style:font-style-complex="italic" fo:color="#000000" fo:font-size="10pt" style:font-size-asian="10pt" style:font-size-complex="10pt"/>
    </style:style>
    <style:style style:name="P1828" style:parent-style-name="TableContents" style:family="paragraph">
      <style:paragraph-properties style:line-height-at-least="0.1465in"/>
      <style:text-properties style:font-name-complex="Verdana" fo:font-weight="bold" style:font-weight-asian="bold" style:font-weight-complex="bold" fo:color="#000000"/>
    </style:style>
    <style:style style:name="P1829" style:parent-style-name="Standard" style:family="paragraph">
      <style:paragraph-properties style:line-height-at-least="0.1465in"/>
    </style:style>
    <style:style style:name="T1830" style:parent-style-name="DefaultParagraphFont" style:family="text">
      <style:text-properties style:font-name="Verdana" style:font-name-complex="Verdana" fo:color="#000000" fo:font-size="10pt" style:font-size-asian="10pt" style:font-size-complex="10pt"/>
    </style:style>
    <style:style style:name="T1831" style:parent-style-name="DefaultParagraphFont" style:family="text">
      <style:text-properties style:font-name-complex="Verdana" fo:color="#000000" fo:font-size="10pt" style:font-size-asian="10pt" style:font-size-complex="10pt"/>
    </style:style>
    <style:style style:name="T183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3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34" style:parent-style-name="DefaultParagraphFont" style:family="text">
      <style:text-properties style:font-name-complex="Verdana" fo:color="#000000" fo:font-size="10pt" style:font-size-asian="10pt" style:font-size-complex="10pt"/>
    </style:style>
    <style:style style:name="P1835" style:parent-style-name="Standard" style:family="paragraph">
      <style:paragraph-properties style:line-height-at-least="0.1465in"/>
      <style:text-properties style:font-name-complex="Verdana" fo:font-style="italic" style:font-style-asian="italic" style:font-style-complex="italic" fo:color="#000000" fo:font-size="10pt" style:font-size-asian="10pt" style:font-size-complex="10pt"/>
    </style:style>
    <style:style style:name="T1836" style:parent-style-name="DefaultParagraphFont" style:family="text">
      <style:text-properties style:font-name-complex="Verdana" fo:font-size="10pt" style:font-size-asian="10pt" style:font-size-complex="10pt"/>
    </style:style>
    <style:style style:name="T183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38"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83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4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41"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84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43"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84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45"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84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47"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84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49"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85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51" style:parent-style-name="DefaultParagraphFont" style:family="text">
      <style:text-properties style:font-name-complex="Verdana" fo:color="#000000" fo:font-size="10pt" style:font-size-asian="10pt" style:font-size-complex="10pt"/>
    </style:style>
    <style:style style:name="T1852"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P1853" style:parent-style-name="Standard" style:family="paragraph">
      <style:paragraph-properties style:line-height-at-least="0.1465in"/>
      <style:text-properties style:font-name-complex="Verdana" fo:font-style="italic" style:font-style-asian="italic" style:font-style-complex="italic" fo:color="#000000" fo:font-size="10pt" style:font-size-asian="10pt" style:font-size-complex="10pt"/>
    </style:style>
    <style:style style:name="TableColumn1855" style:family="table-column">
      <style:table-column-properties style:column-width="2.9791in" style:use-optimal-column-width="false"/>
    </style:style>
    <style:style style:name="TableColumn1856" style:family="table-column">
      <style:table-column-properties style:column-width="3.4687in" style:use-optimal-column-width="false"/>
    </style:style>
    <style:style style:name="Table1854" style:family="table">
      <style:table-properties style:width="6.4479in" fo:margin-left="0.4833in" table:align="left"/>
    </style:style>
    <style:style style:name="TableRow1857" style:family="table-row">
      <style:table-row-properties style:use-optimal-row-height="false"/>
    </style:style>
    <style:style style:name="TableCell1858" style:family="table-cell">
      <style:table-cell-properties fo:border="0.0034in solid #000000" fo:background-color="#DDDDDD" fo:padding-top="0.0381in" fo:padding-left="0.0381in" fo:padding-bottom="0.0381in" fo:padding-right="0.0381in"/>
    </style:style>
    <style:style style:name="P1859" style:parent-style-name="Standard" style:family="paragraph">
      <style:paragraph-properties fo:text-align="center"/>
      <style:text-properties style:font-name-complex="Verdana" fo:font-weight="bold" style:font-weight-asian="bold" style:font-weight-complex="bold" fo:color="#000000" fo:font-size="10pt" style:font-size-asian="10pt" style:font-size-complex="10pt"/>
    </style:style>
    <style:style style:name="TableRow1860" style:family="table-row">
      <style:table-row-properties style:use-optimal-row-height="false"/>
    </style:style>
    <style:style style:name="TableCell1861" style:family="table-cell">
      <style:table-cell-properties fo:border-top="none" fo:border-left="0.0034in solid #000000" fo:border-bottom="0.0034in solid #000000" fo:border-right="none" fo:padding-top="0.0381in" fo:padding-left="0.0381in" fo:padding-bottom="0.0381in" fo:padding-right="0.0381in"/>
    </style:style>
    <style:style style:name="P1862" style:parent-style-name="Textbody" style:family="paragraph">
      <style:paragraph-properties style:line-height-at-least="0.1465in"/>
      <style:text-properties style:font-name-complex="Verdana" fo:color="#000000" fo:font-size="9pt" style:font-size-asian="9pt" style:font-size-complex="9pt"/>
    </style:style>
    <style:style style:name="P1863" style:parent-style-name="Textbody" style:family="paragraph">
      <style:paragraph-properties style:line-height-at-least="0.1465in"/>
      <style:text-properties style:font-name-complex="Verdana" fo:color="#000000" fo:font-size="9pt" style:font-size-asian="9pt" style:font-size-complex="9pt"/>
    </style:style>
    <style:style style:name="TableCell18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65" style:parent-style-name="Textbody" style:family="paragraph">
      <style:text-properties fo:font-size="9pt" style:font-size-asian="9pt" style:font-size-complex="9pt"/>
    </style:style>
    <style:style style:name="P1866" style:parent-style-name="Textbody" style:family="paragraph">
      <style:text-properties style:font-name="Verdana" style:font-name-complex="Verdana" fo:font-weight="bold" style:font-weight-asian="bold" style:font-weight-complex="bold" fo:color="#000000" style:text-position="super 65%" fo:font-size="20pt" style:font-size-asian="20pt" style:font-size-complex="20pt"/>
    </style:style>
    <style:style style:name="P1867" style:parent-style-name="Textbody" style:family="paragraph">
      <style:text-properties style:font-name="Verdana" style:font-name-complex="Verdana" fo:font-weight="bold" style:font-weight-asian="bold" style:font-weight-complex="bold" fo:color="#000000" style:text-position="super 65%" fo:font-size="20pt" style:font-size-asian="20pt" style:font-size-complex="20pt"/>
    </style:style>
    <style:style style:name="T1868" style:parent-style-name="DefaultParagraphFont" style:family="text">
      <style:text-properties fo:font-weight="bold" style:font-weight-asian="bold" style:font-weight-complex="bold"/>
    </style:style>
    <style:style style:name="T1869" style:parent-style-name="DefaultParagraphFont" style:family="text">
      <style:text-properties fo:font-size="10pt" style:font-size-asian="10pt" style:font-size-complex="10pt"/>
    </style:style>
    <style:style style:name="T1870"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871" style:parent-style-name="DefaultParagraphFont" style:family="text">
      <style:text-properties fo:font-size="10pt" style:font-size-asian="10pt" style:font-size-complex="10pt"/>
    </style:style>
    <style:style style:name="T1872" style:parent-style-name="DefaultParagraphFont" style:family="text">
      <style:text-properties fo:font-size="10pt" style:font-size-asian="10pt" style:font-size-complex="10pt"/>
    </style:style>
    <style:style style:name="T187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7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7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876"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187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78"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87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8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81"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88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883"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884" style:parent-style-name="DefaultParagraphFont" style:family="text">
      <style:text-properties style:font-name-complex="Verdana" fo:color="#000000" fo:font-size="10pt" style:font-size-asian="10pt" style:font-size-complex="10pt"/>
    </style:style>
    <style:style style:name="T1885"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886" style:parent-style-name="DefaultParagraphFont" style:family="text">
      <style:text-properties style:font-name-complex="Verdana" fo:color="#000000" fo:font-size="10pt" style:font-size-asian="10pt" style:font-size-complex="10pt"/>
    </style:style>
    <style:style style:name="T1887"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88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889" style:parent-style-name="Standard" style:family="paragraph">
      <style:text-properties style:font-name-complex="Verdana" fo:font-style="italic" style:font-style-asian="italic" style:font-style-complex="italic" fo:color="#000000" fo:font-size="10pt" style:font-size-asian="10pt" style:font-size-complex="10pt"/>
    </style:style>
    <style:style style:name="P1890"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ableColumn1892" style:family="table-column">
      <style:table-column-properties style:column-width="3.0208in" style:use-optimal-column-width="false"/>
    </style:style>
    <style:style style:name="TableColumn1893" style:family="table-column">
      <style:table-column-properties style:column-width="3.4687in" style:use-optimal-column-width="false"/>
    </style:style>
    <style:style style:name="Table1891" style:family="table">
      <style:table-properties style:width="6.4895in" fo:margin-left="0.4416in" table:align="left"/>
    </style:style>
    <style:style style:name="TableRow1894" style:family="table-row">
      <style:table-row-properties style:use-optimal-row-height="false"/>
    </style:style>
    <style:style style:name="TableCell1895" style:family="table-cell">
      <style:table-cell-properties fo:border="0.0034in solid #000000" fo:background-color="#DDDDDD" fo:padding-top="0.0381in" fo:padding-left="0.0381in" fo:padding-bottom="0.0381in" fo:padding-right="0.0381in"/>
    </style:style>
    <style:style style:name="P1896" style:parent-style-name="Standard" style:family="paragraph">
      <style:paragraph-properties fo:text-align="center"/>
    </style:style>
    <style:style style:name="T1897"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898" style:family="table-row">
      <style:table-row-properties style:use-optimal-row-height="false"/>
    </style:style>
    <style:style style:name="TableCell1899" style:family="table-cell">
      <style:table-cell-properties fo:border-top="none" fo:border-left="0.0034in solid #000000" fo:border-bottom="0.0034in solid #000000" fo:border-right="none" fo:padding-top="0.0381in" fo:padding-left="0.0381in" fo:padding-bottom="0.0381in" fo:padding-right="0.0381in"/>
    </style:style>
    <style:style style:name="P1900" style:parent-style-name="Standard"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01" style:parent-style-name="Textbody" style:family="paragraph">
      <style:paragraph-properties style:line-height-at-least="0.1465in"/>
    </style:style>
    <style:style style:name="T1902" style:parent-style-name="Emphasis" style:family="text">
      <style:text-properties fo:font-style="normal" style:font-style-asian="normal" fo:font-size="10pt" style:font-size-asian="10pt" style:font-size-complex="10pt"/>
    </style:style>
    <style:style style:name="P1903"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04"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05"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06"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0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08" style:parent-style-name="Textbody" style:family="paragraph">
      <style:paragraph-properties style:line-height-at-least="0.1465in"/>
      <style:text-properties style:font-name-complex="Verdana" fo:font-weight="bold" style:font-weight-asian="bold" style:font-weight-complex="bold" fo:color="#000000" fo:font-size="9pt" style:font-size-asian="9pt" style:font-size-complex="9pt"/>
    </style:style>
    <style:style style:name="P1909" style:parent-style-name="Textbody" style:family="paragraph">
      <style:paragraph-properties style:line-height-at-least="0.1465in"/>
      <style:text-properties style:font-name-complex="Verdana" fo:font-weight="bold" style:font-weight-asian="bold" style:font-weight-complex="bold" fo:color="#000000" fo:font-size="9pt" style:font-size-asian="9pt" style:font-size-complex="9pt"/>
    </style:style>
    <style:style style:name="TableCell19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11"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12"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13"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14"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15" style:parent-style-name="Textbody" style:family="paragraph">
      <style:paragraph-properties style:line-height-at-least="0.1465in"/>
      <style:text-properties style:font-name-complex="Verdana" fo:color="#000000" fo:font-size="9pt" style:font-size-asian="9pt" style:font-size-complex="9pt"/>
    </style:style>
    <style:style style:name="P1916"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1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18"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19"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20"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21" style:parent-style-name="Textbody" style:family="paragraph">
      <style:paragraph-properties style:line-height-at-least="0.1465in"/>
      <style:text-properties style:font-name-complex="Verdana" fo:font-weight="bold" style:font-weight-asian="bold" style:font-weight-complex="bold" fo:color="#000000" fo:font-size="9pt" style:font-size-asian="9pt" style:font-size-complex="9pt"/>
    </style:style>
    <style:style style:name="P1922" style:parent-style-name="TableContents" style:family="paragraph">
      <style:text-properties style:font-name-complex="Verdana" fo:font-weight="bold" style:font-weight-asian="bold" style:font-weight-complex="bold"/>
    </style:style>
    <style:style style:name="P1923" style:parent-style-name="Standard" style:family="paragraph">
      <style:paragraph-properties fo:break-before="page"/>
    </style:style>
    <style:style style:name="T1924" style:parent-style-name="DefaultParagraphFont" style:family="text">
      <style:text-properties fo:font-weight="bold" style:font-weight-asian="bold" style:font-weight-complex="bold"/>
    </style:style>
    <style:style style:name="T1925" style:parent-style-name="DefaultParagraphFont" style:family="text">
      <style:text-properties fo:font-size="10pt" style:font-size-asian="10pt" style:font-size-complex="10pt"/>
    </style:style>
    <style:style style:name="T1926" style:parent-style-name="DefaultParagraphFont" style:family="text">
      <style:text-properties style:font-name-complex="Verdana" fo:color="#000000" fo:font-size="10pt" style:font-size-asian="10pt" style:font-size-complex="10pt"/>
    </style:style>
    <style:style style:name="T1927" style:parent-style-name="DefaultParagraphFont" style:family="text">
      <style:text-properties fo:font-size="10pt" style:font-size-asian="10pt" style:font-size-complex="10pt"/>
    </style:style>
    <style:style style:name="T1928" style:parent-style-name="DefaultParagraphFont" style:family="text">
      <style:text-properties fo:font-size="10pt" style:font-size-asian="10pt" style:font-size-complex="10pt"/>
    </style:style>
    <style:style style:name="T192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3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3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32"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93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3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935"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193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37"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93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3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40"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94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42"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943" style:parent-style-name="DefaultParagraphFont" style:family="text">
      <style:text-properties style:font-name-complex="Verdana" fo:color="#000000" fo:font-size="10pt" style:font-size-asian="10pt" style:font-size-complex="10pt"/>
    </style:style>
    <style:style style:name="T1944" style:parent-style-name="DefaultParagraphFont" style:family="text">
      <style:text-properties style:font-name-complex="Verdana" fo:font-size="10pt" style:font-size-asian="10pt" style:font-size-complex="10pt" style:text-underline-type="single" style:text-underline-style="solid" style:text-underline-width="auto" style:text-underline-mode="continuous"/>
    </style:style>
    <style:style style:name="T1945" style:parent-style-name="DefaultParagraphFont" style:family="text">
      <style:text-properties style:font-name-complex="Verdana" fo:color="#000000" fo:font-size="10pt" style:font-size-asian="10pt" style:font-size-complex="10pt"/>
    </style:style>
    <style:style style:name="T1946"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947" style:parent-style-name="DefaultParagraphFont" style:family="text">
      <style:text-properties style:font-name-complex="Verdana" fo:color="#000000" fo:font-size="10pt" style:font-size-asian="10pt" style:font-size-complex="10pt"/>
    </style:style>
    <style:style style:name="T1948"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949" style:parent-style-name="DefaultParagraphFont" style:family="text">
      <style:text-properties style:font-name-complex="Verdana" fo:color="#000000" fo:font-size="10pt" style:font-size-asian="10pt" style:font-size-complex="10pt"/>
    </style:style>
    <style:style style:name="T1950"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951" style:parent-style-name="DefaultParagraphFont" style:family="text">
      <style:text-properties style:font-name-complex="Verdana" fo:color="#000000" fo:font-size="10pt" style:font-size-asian="10pt" style:font-size-complex="10pt"/>
    </style:style>
    <style:style style:name="P1952"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ableColumn1954" style:family="table-column">
      <style:table-column-properties style:column-width="2.9895in" style:use-optimal-column-width="false"/>
    </style:style>
    <style:style style:name="TableColumn1955" style:family="table-column">
      <style:table-column-properties style:column-width="3.4687in" style:use-optimal-column-width="false"/>
    </style:style>
    <style:style style:name="Table1953" style:family="table">
      <style:table-properties style:width="6.4583in" fo:margin-left="0.4729in" table:align="left"/>
    </style:style>
    <style:style style:name="TableRow1956" style:family="table-row">
      <style:table-row-properties style:use-optimal-row-height="false"/>
    </style:style>
    <style:style style:name="TableCell1957" style:family="table-cell">
      <style:table-cell-properties fo:border="0.0034in solid #000000" fo:background-color="#DDDDDD" fo:padding-top="0.0381in" fo:padding-left="0.0381in" fo:padding-bottom="0.0381in" fo:padding-right="0.0381in"/>
    </style:style>
    <style:style style:name="P1958" style:parent-style-name="Standard" style:family="paragraph">
      <style:paragraph-properties fo:text-align="center"/>
    </style:style>
    <style:style style:name="T1959"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1960" style:family="table-row">
      <style:table-row-properties style:use-optimal-row-height="false"/>
    </style:style>
    <style:style style:name="TableCell1961" style:family="table-cell">
      <style:table-cell-properties fo:border-top="none" fo:border-left="0.0034in solid #000000" fo:border-bottom="0.0034in solid #000000" fo:border-right="none" fo:padding-top="0.0381in" fo:padding-left="0.0381in" fo:padding-bottom="0.0381in" fo:padding-right="0.0381in"/>
    </style:style>
    <style:style style:name="P1962" style:parent-style-name="Textbody" style:family="paragraph">
      <style:paragraph-properties style:line-height-at-least="0.1465in"/>
      <style:text-properties style:font-name-complex="Verdana" fo:color="#000000" fo:font-size="9pt" style:font-size-asian="9pt" style:font-size-complex="9pt"/>
    </style:style>
    <style:style style:name="P1963"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64"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TableCell19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66"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6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68"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1969" style:parent-style-name="Standard" style:family="paragraph">
      <style:text-properties fo:font-weight="bold" style:font-weight-asian="bold" style:font-weight-complex="bold"/>
    </style:style>
    <style:style style:name="T1970" style:parent-style-name="DefaultParagraphFont" style:family="text">
      <style:text-properties fo:font-weight="bold" style:font-weight-asian="bold" style:font-weight-complex="bold"/>
    </style:style>
    <style:style style:name="T1971" style:parent-style-name="DefaultParagraphFont" style:family="text">
      <style:text-properties fo:font-size="10pt" style:font-size-asian="10pt" style:font-size-complex="10pt"/>
    </style:style>
    <style:style style:name="T1972" style:parent-style-name="DefaultParagraphFont" style:family="text">
      <style:text-properties style:font-name-complex="Verdana" fo:font-size="10pt" style:font-size-asian="10pt" style:font-size-complex="10pt"/>
    </style:style>
    <style:style style:name="T1973" style:parent-style-name="DefaultParagraphFont" style:family="text">
      <style:text-properties style:font-name-complex="Verdana" fo:color="#000000" fo:font-size="10pt" style:font-size-asian="10pt" style:font-size-complex="10pt"/>
    </style:style>
    <style:style style:name="T1974"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975" style:parent-style-name="DefaultParagraphFont" style:family="text">
      <style:text-properties style:font-name-complex="Verdana" fo:color="#000000" fo:font-size="10pt" style:font-size-asian="10pt" style:font-size-complex="10pt"/>
    </style:style>
    <style:style style:name="T1976"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977" style:parent-style-name="DefaultParagraphFont" style:family="text">
      <style:text-properties style:font-name-complex="Verdana" fo:color="#000000" fo:font-size="10pt" style:font-size-asian="10pt" style:font-size-complex="10pt"/>
    </style:style>
    <style:style style:name="T197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7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8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81" style:parent-style-name="DefaultParagraphFont" style:family="text">
      <style:text-properties fo:font-size="10pt" style:font-size-asian="10pt" style:font-size-complex="10pt"/>
    </style:style>
    <style:style style:name="T198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83"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198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8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1986" style:parent-style-name="Standard" style:family="paragraph">
      <style:paragraph-properties style:line-height-at-least="0.1465in"/>
    </style:style>
    <style:style style:name="T198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88"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98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1990"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991" style:parent-style-name="DefaultParagraphFont" style:family="text">
      <style:text-properties style:font-name-complex="Verdana" fo:color="#000000" fo:font-size="10pt" style:font-size-asian="10pt" style:font-size-complex="10pt"/>
    </style:style>
    <style:style style:name="T1992"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993" style:parent-style-name="DefaultParagraphFont" style:family="text">
      <style:text-properties style:font-name-complex="Verdana" fo:color="#000000" fo:font-size="10pt" style:font-size-asian="10pt" style:font-size-complex="10pt"/>
    </style:style>
    <style:style style:name="T1994"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1995" style:parent-style-name="DefaultParagraphFont" style:family="text">
      <style:text-properties style:font-name-complex="Verdana" fo:color="#000000" fo:font-size="10pt" style:font-size-asian="10pt" style:font-size-complex="10pt"/>
    </style:style>
    <style:style style:name="T1996"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P1997"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ableColumn1999" style:family="table-column">
      <style:table-column-properties style:column-width="2.9791in" style:use-optimal-column-width="false"/>
    </style:style>
    <style:style style:name="TableColumn2000" style:family="table-column">
      <style:table-column-properties style:column-width="3.4687in" style:use-optimal-column-width="false"/>
    </style:style>
    <style:style style:name="Table1998" style:family="table">
      <style:table-properties style:width="6.4479in" fo:margin-left="0.4833in" table:align="left"/>
    </style:style>
    <style:style style:name="TableRow2001" style:family="table-row">
      <style:table-row-properties style:use-optimal-row-height="false"/>
    </style:style>
    <style:style style:name="TableCell2002" style:family="table-cell">
      <style:table-cell-properties fo:border="0.0034in solid #000000" fo:background-color="#DDDDDD" fo:padding-top="0.0381in" fo:padding-left="0.0381in" fo:padding-bottom="0.0381in" fo:padding-right="0.0381in"/>
    </style:style>
    <style:style style:name="P2003" style:parent-style-name="Standard" style:family="paragraph">
      <style:paragraph-properties fo:text-align="center"/>
    </style:style>
    <style:style style:name="T2004"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005" style:family="table-row">
      <style:table-row-properties style:use-optimal-row-height="false"/>
    </style:style>
    <style:style style:name="TableCell2006" style:family="table-cell">
      <style:table-cell-properties fo:border-top="none" fo:border-left="0.0034in solid #000000" fo:border-bottom="0.0034in solid #000000" fo:border-right="none" fo:padding-top="0.0381in" fo:padding-left="0.0381in" fo:padding-bottom="0.0381in" fo:padding-right="0.0381in"/>
    </style:style>
    <style:style style:name="P200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008"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009"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010"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011"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TableCell20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13"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014"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015"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016"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01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018" style:parent-style-name="TableContents" style:family="paragraph">
      <style:paragraph-properties style:line-height-at-least="0.1465in"/>
      <style:text-properties style:font-name-complex="Verdana" fo:font-weight="bold" style:font-weight-asian="bold" style:font-weight-complex="bold" fo:color="#000000"/>
    </style:style>
    <style:style style:name="P2019" style:parent-style-name="TableContents" style:family="paragraph">
      <style:paragraph-properties style:line-height-at-least="0.1465in"/>
      <style:text-properties style:font-name-complex="Verdana" fo:font-weight="bold" style:font-weight-asian="bold" style:font-weight-complex="bold" fo:color="#000000"/>
    </style:style>
    <style:style style:name="P2020" style:parent-style-name="TableContents" style:family="paragraph">
      <style:paragraph-properties style:line-height-at-least="0.1465in"/>
      <style:text-properties style:font-name-complex="Verdana" fo:font-weight="bold" style:font-weight-asian="bold" style:font-weight-complex="bold" fo:color="#000000"/>
    </style:style>
    <style:style style:name="P2021" style:parent-style-name="Standard" style:family="paragraph">
      <style:paragraph-properties style:line-height-at-least="0.1465in"/>
    </style:style>
    <style:style style:name="T2022" style:parent-style-name="DefaultParagraphFont" style:family="text">
      <style:text-properties style:font-name="Verdana" style:font-name-complex="Verdana" fo:color="#000000" fo:font-size="10pt" style:font-size-asian="10pt" style:font-size-complex="10pt"/>
    </style:style>
    <style:style style:name="T2023" style:parent-style-name="DefaultParagraphFont" style:family="text">
      <style:text-properties style:font-name-complex="Verdana" fo:color="#000000" fo:font-size="10pt" style:font-size-asian="10pt" style:font-size-complex="10pt"/>
    </style:style>
    <style:style style:name="T2024" style:parent-style-name="DefaultParagraphFont" style:family="text">
      <style:text-properties style:font-name-complex="Verdana" fo:color="#000000" fo:font-size="10pt" style:font-size-asian="10pt" style:font-size-complex="10pt"/>
    </style:style>
    <style:style style:name="P2025" style:parent-style-name="Standard" style:family="paragraph">
      <style:paragraph-properties style:line-height-at-least="0.1465in"/>
    </style:style>
    <style:style style:name="T202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02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02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029"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03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03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032"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033" style:parent-style-name="DefaultParagraphFont" style:family="text">
      <style:text-properties style:font-name-complex="Verdana" fo:color="#000000" fo:font-size="10pt" style:font-size-asian="10pt" style:font-size-complex="10pt"/>
    </style:style>
    <style:style style:name="T203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035"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P2036" style:parent-style-name="Textbody" style:family="paragraph">
      <style:text-properties style:font-name-complex="Verdana" fo:font-style="italic" style:font-style-asian="italic" style:font-style-complex="italic" fo:color="#000000" fo:font-size="10pt" style:font-size-asian="10pt" style:font-size-complex="10pt"/>
    </style:style>
    <style:style style:name="TableColumn2038" style:family="table-column">
      <style:table-column-properties style:column-width="2.9791in" style:use-optimal-column-width="false"/>
    </style:style>
    <style:style style:name="TableColumn2039" style:family="table-column">
      <style:table-column-properties style:column-width="3.4687in" style:use-optimal-column-width="false"/>
    </style:style>
    <style:style style:name="Table2037" style:family="table">
      <style:table-properties style:width="6.4479in" fo:margin-left="0.4833in" table:align="left"/>
    </style:style>
    <style:style style:name="TableRow2040" style:family="table-row">
      <style:table-row-properties style:use-optimal-row-height="false"/>
    </style:style>
    <style:style style:name="TableCell2041" style:family="table-cell">
      <style:table-cell-properties fo:border="0.0034in solid #000000" fo:background-color="#DDDDDD" fo:padding-top="0.0381in" fo:padding-left="0.0381in" fo:padding-bottom="0.0381in" fo:padding-right="0.0381in"/>
    </style:style>
    <style:style style:name="P2042" style:parent-style-name="Standard" style:family="paragraph">
      <style:paragraph-properties fo:text-align="center"/>
    </style:style>
    <style:style style:name="T2043"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044" style:family="table-row">
      <style:table-row-properties style:use-optimal-row-height="false"/>
    </style:style>
    <style:style style:name="TableCell2045" style:family="table-cell">
      <style:table-cell-properties fo:border-top="none" fo:border-left="0.0034in solid #000000" fo:border-bottom="0.0034in solid #000000" fo:border-right="none" fo:padding-top="0.0381in" fo:padding-left="0.0381in" fo:padding-bottom="0.0381in" fo:padding-right="0.0381in"/>
    </style:style>
    <style:style style:name="P2046" style:parent-style-name="TableContents" style:family="paragraph">
      <style:paragraph-properties style:line-height-at-least="0.1465in"/>
      <style:text-properties style:font-name-complex="Verdana" fo:font-weight="bold" style:font-weight-asian="bold" style:font-weight-complex="bold" fo:color="#000000" fo:font-size="10pt" style:font-size-asian="10pt" style:font-size-complex="10pt"/>
    </style:style>
    <style:style style:name="TableCell20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48" style:parent-style-name="Textbody" style:family="paragraph">
      <style:paragraph-properties style:line-height-at-least="0.1465in"/>
      <style:text-properties style:font-name-complex="Verdana" fo:font-weight="bold" style:font-weight-asian="bold" style:font-weight-complex="bold" fo:color="#000000" fo:font-size="10pt" style:font-size-asian="10pt" style:font-size-complex="10pt"/>
    </style:style>
    <style:style style:name="T2049" style:parent-style-name="DefaultParagraphFont" style:family="text">
      <style:text-properties style:font-name-complex="Verdana" fo:font-weight="bold" style:font-weight-asian="bold" style:font-weight-complex="bold"/>
    </style:style>
    <style:style style:name="T2050" style:parent-style-name="DefaultParagraphFont" style:family="text">
      <style:text-properties style:font-name-complex="Verdana"/>
    </style:style>
    <style:style style:name="T2051" style:parent-style-name="DefaultParagraphFont" style:family="text">
      <style:text-properties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52" style:parent-style-name="DefaultParagraphFont" style:family="text">
      <style:text-properties style:font-name-complex="Verdana" fo:color="#000000" fo:font-size="10pt" style:font-size-asian="10pt" style:font-size-complex="10pt"/>
    </style:style>
    <style:style style:name="T2053" style:parent-style-name="DefaultParagraphFont" style:family="text">
      <style:text-properties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54" style:parent-style-name="DefaultParagraphFont" style:family="text">
      <style:text-properties style:font-name-complex="Verdana" fo:color="#000000" fo:font-size="10pt" style:font-size-asian="10pt" style:font-size-complex="10pt"/>
    </style:style>
    <style:style style:name="T2055" style:parent-style-name="DefaultParagraphFont" style:family="text">
      <style:text-properties style:font-name-complex="Verdana" fo:color="#000000" fo:font-size="10pt" style:font-size-asian="10pt" style:font-size-complex="10pt"/>
    </style:style>
    <style:style style:name="T2056"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205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05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05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2060" style:parent-style-name="TableContents" style:family="paragraph">
      <style:text-properties style:font-name-complex="Verdana" fo:font-style="italic" style:font-style-asian="italic" style:font-style-complex="italic" fo:color="#000000" fo:font-size="10pt" style:font-size-asian="10pt" style:font-size-complex="10pt"/>
    </style:style>
    <style:style style:name="P2061" style:parent-style-name="Textbody" style:family="paragraph">
      <style:text-properties style:font-name-complex="Verdana" fo:font-style="italic" style:font-style-asian="italic" style:font-style-complex="italic" fo:color="#000000" fo:font-size="10pt" style:font-size-asian="10pt" style:font-size-complex="10pt"/>
    </style:style>
    <style:style style:name="T206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063"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06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06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066"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067" style:parent-style-name="DefaultParagraphFont" style:family="text">
      <style:text-properties style:font-name-complex="Verdana" fo:color="#000000" fo:font-size="10pt" style:font-size-asian="10pt" style:font-size-complex="10pt"/>
    </style:style>
    <style:style style:name="T2068"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069" style:parent-style-name="DefaultParagraphFont" style:family="text">
      <style:text-properties style:font-name-complex="Verdana" fo:color="#000000" fo:font-size="10pt" style:font-size-asian="10pt" style:font-size-complex="10pt"/>
    </style:style>
    <style:style style:name="T2070"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2071" style:parent-style-name="DefaultParagraphFont" style:family="text">
      <style:text-properties style:font-name-complex="Verdana" fo:color="#000000" fo:font-size="10pt" style:font-size-asian="10pt" style:font-size-complex="10pt"/>
    </style:style>
    <style:style style:name="T2072"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073" style:parent-style-name="DefaultParagraphFont" style:family="text">
      <style:text-properties style:font-name-complex="Verdana" fo:color="#000000" fo:font-size="10pt" style:font-size-asian="10pt" style:font-size-complex="10pt"/>
    </style:style>
    <style:style style:name="T2074"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075" style:parent-style-name="DefaultParagraphFont" style:family="text">
      <style:text-properties style:font-name-complex="Verdana" fo:color="#000000" fo:font-size="10pt" style:font-size-asian="10pt" style:font-size-complex="10pt"/>
    </style:style>
    <style:style style:name="T2076"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077" style:parent-style-name="DefaultParagraphFont" style:family="text">
      <style:text-properties style:font-name-complex="Verdana" fo:color="#000000" fo:font-size="10pt" style:font-size-asian="10pt" style:font-size-complex="10pt"/>
    </style:style>
    <style:style style:name="P2078" style:parent-style-name="Textbody" style:family="paragraph">
      <style:text-properties style:font-name-complex="Verdana" fo:color="#000000" fo:font-size="10pt" style:font-size-asian="10pt" style:font-size-complex="10pt"/>
    </style:style>
    <style:style style:name="TableColumn2080" style:family="table-column">
      <style:table-column-properties style:column-width="2.9583in" style:use-optimal-column-width="false"/>
    </style:style>
    <style:style style:name="TableColumn2081" style:family="table-column">
      <style:table-column-properties style:column-width="3.4687in" style:use-optimal-column-width="false"/>
    </style:style>
    <style:style style:name="Table2079" style:family="table">
      <style:table-properties style:width="6.427in" fo:margin-left="0.5041in" table:align="left"/>
    </style:style>
    <style:style style:name="TableRow2082" style:family="table-row">
      <style:table-row-properties style:use-optimal-row-height="false"/>
    </style:style>
    <style:style style:name="TableCell2083" style:family="table-cell">
      <style:table-cell-properties fo:border="0.0034in solid #000000" fo:background-color="#DDDDDD" fo:padding-top="0.0381in" fo:padding-left="0.0381in" fo:padding-bottom="0.0381in" fo:padding-right="0.0381in"/>
    </style:style>
    <style:style style:name="P2084" style:parent-style-name="Standard" style:family="paragraph">
      <style:paragraph-properties fo:text-align="center"/>
    </style:style>
    <style:style style:name="T2085"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086" style:family="table-row">
      <style:table-row-properties style:use-optimal-row-height="false"/>
    </style:style>
    <style:style style:name="TableCell2087" style:family="table-cell">
      <style:table-cell-properties fo:border-top="none" fo:border-left="0.0034in solid #000000" fo:border-bottom="0.0034in solid #000000" fo:border-right="none" fo:padding-top="0.0381in" fo:padding-left="0.0381in" fo:padding-bottom="0.0381in" fo:padding-right="0.0381in"/>
    </style:style>
    <style:style style:name="P2088"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089"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ableCell20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91"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092" style:parent-style-name="Textbody" style:family="paragraph">
      <style:paragraph-properties style:line-height-at-least="0.1465in"/>
      <style:text-properties style:font-name-complex="Verdana" fo:color="#000000" fo:font-size="10pt" style:font-size-asian="10pt" style:font-size-complex="10pt"/>
    </style:style>
    <style:style style:name="T2093" style:parent-style-name="DefaultParagraphFont" style:family="text">
      <style:text-properties style:font-name-complex="Verdana" fo:font-weight="bold" style:font-weight-asian="bold" style:font-weight-complex="bold"/>
    </style:style>
    <style:style style:name="T2094" style:parent-style-name="DefaultParagraphFont" style:family="text">
      <style:text-properties style:font-name-complex="Verdana"/>
    </style:style>
    <style:style style:name="T2095" style:parent-style-name="DefaultParagraphFont" style:family="text">
      <style:text-properties style:font-name-complex="Verdana" fo:color="#000000" fo:font-size="10pt" style:font-size-asian="10pt" style:font-size-complex="10pt"/>
    </style:style>
    <style:style style:name="T2096"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097" style:parent-style-name="DefaultParagraphFont" style:family="text">
      <style:text-properties style:font-name-complex="Verdana" fo:color="#000000" fo:font-size="10pt" style:font-size-asian="10pt" style:font-size-complex="10pt"/>
    </style:style>
    <style:style style:name="T2098" style:parent-style-name="DefaultParagraphFont" style:family="text">
      <style:text-properties style:font-name-complex="Verdana" fo:color="#000000" fo:font-size="10pt" style:font-size-asian="10pt" style:font-size-complex="10pt"/>
    </style:style>
    <style:style style:name="T209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10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10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10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2103" style:parent-style-name="Textbody" style:family="paragraph">
      <style:text-properties style:font-name-complex="Verdana" fo:font-style="italic" style:font-style-asian="italic" style:font-style-complex="italic" fo:color="#000000" fo:font-size="10pt" style:font-size-asian="10pt" style:font-size-complex="10pt"/>
    </style:style>
    <style:style style:name="T210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105"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10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10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108"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109" style:parent-style-name="DefaultParagraphFont" style:family="text">
      <style:text-properties style:font-name-complex="Verdana" fo:color="#000000" fo:font-size="10pt" style:font-size-asian="10pt" style:font-size-complex="10pt"/>
    </style:style>
    <style:style style:name="T2110"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111" style:parent-style-name="DefaultParagraphFont" style:family="text">
      <style:text-properties style:font-name-complex="Verdana" fo:color="#000000" fo:font-size="10pt" style:font-size-asian="10pt" style:font-size-complex="10pt"/>
    </style:style>
    <style:style style:name="T2112"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2113" style:parent-style-name="DefaultParagraphFont" style:family="text">
      <style:text-properties style:font-name-complex="Verdana" fo:color="#000000" fo:font-size="10pt" style:font-size-asian="10pt" style:font-size-complex="10pt"/>
    </style:style>
    <style:style style:name="T2114"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115" style:parent-style-name="DefaultParagraphFont" style:family="text">
      <style:text-properties style:font-name-complex="Verdana" fo:color="#000000" fo:font-size="10pt" style:font-size-asian="10pt" style:font-size-complex="10pt"/>
    </style:style>
    <style:style style:name="T2116"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ableColumn2118" style:family="table-column">
      <style:table-column-properties style:column-width="2.9791in" style:use-optimal-column-width="false"/>
    </style:style>
    <style:style style:name="TableColumn2119" style:family="table-column">
      <style:table-column-properties style:column-width="3.4687in" style:use-optimal-column-width="false"/>
    </style:style>
    <style:style style:name="Table2117" style:family="table">
      <style:table-properties style:width="6.4479in" fo:margin-left="0.4833in" table:align="left"/>
    </style:style>
    <style:style style:name="TableRow2120" style:family="table-row">
      <style:table-row-properties style:use-optimal-row-height="false"/>
    </style:style>
    <style:style style:name="TableCell2121" style:family="table-cell">
      <style:table-cell-properties fo:border="0.0034in solid #000000" fo:background-color="#DDDDDD" fo:padding-top="0.0381in" fo:padding-left="0.0381in" fo:padding-bottom="0.0381in" fo:padding-right="0.0381in"/>
    </style:style>
    <style:style style:name="P2122" style:parent-style-name="Standard" style:family="paragraph">
      <style:paragraph-properties fo:text-align="center"/>
    </style:style>
    <style:style style:name="T2123"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124" style:family="table-row">
      <style:table-row-properties style:min-row-height="1.002in" style:use-optimal-row-height="false"/>
    </style:style>
    <style:style style:name="TableCell2125" style:family="table-cell">
      <style:table-cell-properties fo:border-top="none" fo:border-left="0.0034in solid #000000" fo:border-bottom="0.0034in solid #000000" fo:border-right="none" fo:padding-top="0.0381in" fo:padding-left="0.0381in" fo:padding-bottom="0.0381in" fo:padding-right="0.0381in"/>
    </style:style>
    <style:style style:name="P2126" style:parent-style-name="Standard"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2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28"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29"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30"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31"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32"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33"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34"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35"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ableCell21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3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38"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39"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40"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41"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42"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43" style:parent-style-name="Textbody" style:family="paragraph">
      <style:paragraph-properties style:line-height-at-least="0.1465in"/>
    </style:style>
    <style:style style:name="T2144" style:parent-style-name="Emphasis" style:family="text">
      <style:text-properties fo:font-size="10pt" style:font-size-asian="10pt" style:font-size-complex="10pt"/>
    </style:style>
    <style:style style:name="P2145" style:parent-style-name="Textbody" style:family="paragraph">
      <style:paragraph-properties style:line-height-at-least="0.1465in"/>
    </style:style>
    <style:style style:name="P2146" style:parent-style-name="TableContents" style:family="paragraph">
      <style:paragraph-properties style:line-height-at-least="0.1465in"/>
      <style:text-properties style:font-name-complex="Verdana" fo:font-weight="bold" style:font-weight-asian="bold" style:font-weight-complex="bold" fo:color="#000000"/>
    </style:style>
    <style:style style:name="P2147" style:parent-style-name="TableContents" style:family="paragraph">
      <style:paragraph-properties style:line-height-at-least="0.1465in"/>
      <style:text-properties style:font-name-complex="Verdana" fo:font-weight="bold" style:font-weight-asian="bold" style:font-weight-complex="bold" fo:color="#000000"/>
    </style:style>
    <style:style style:name="P2148" style:parent-style-name="Standard" style:family="paragraph">
      <style:paragraph-properties style:line-height-at-least="0.1465in"/>
    </style:style>
    <style:style style:name="T2149" style:parent-style-name="DefaultParagraphFont" style:family="text">
      <style:text-properties style:font-name="Verdana" style:font-name-complex="Verdana" fo:color="#000000" fo:font-size="10pt" style:font-size-asian="10pt" style:font-size-complex="10pt"/>
    </style:style>
    <style:style style:name="T2150" style:parent-style-name="DefaultParagraphFont" style:family="text">
      <style:text-properties style:font-name-complex="Verdana" fo:color="#000000"/>
    </style:style>
    <style:style style:name="T2151" style:parent-style-name="DefaultParagraphFont" style:family="text">
      <style:text-properties style:font-name-complex="Verdana" fo:color="#000000" fo:font-size="10pt" style:font-size-asian="10pt" style:font-size-complex="10pt"/>
    </style:style>
    <style:style style:name="T2152" style:parent-style-name="DefaultParagraphFont" style:family="text">
      <style:text-properties style:font-name-complex="Verdana" fo:color="#000000" fo:font-size="10pt" style:font-size-asian="10pt" style:font-size-complex="10pt"/>
    </style:style>
    <style:style style:name="P2153" style:parent-style-name="Standard" style:family="paragraph">
      <style:paragraph-properties style:line-height-at-least="0.1465in"/>
      <style:text-properties style:font-name-complex="Verdana" fo:font-style="italic" style:font-style-asian="italic" style:font-style-complex="italic" fo:color="#000000" fo:font-size="10pt" style:font-size-asian="10pt" style:font-size-complex="10pt"/>
    </style:style>
    <style:style style:name="P2154" style:parent-style-name="TableContents" style:family="paragraph">
      <style:text-properties style:font-name-complex="Verdana" fo:font-size="10pt" style:font-size-asian="10pt" style:font-size-complex="10pt"/>
    </style:style>
    <style:style style:name="P2155" style:parent-style-name="Standard" style:family="paragraph">
      <style:paragraph-properties style:line-height-at-least="0.1465in"/>
    </style:style>
    <style:style style:name="T215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157"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15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15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160" style:parent-style-name="DefaultParagraphFont" style:family="text">
      <style:text-properties style:font-name-complex="Verdana" style:font-style-complex="italic" fo:color="#000000" fo:font-size="10pt" style:font-size-asian="10pt" style:font-size-complex="10pt" style:text-underline-type="single" style:text-underline-style="solid" style:text-underline-width="auto" style:text-underline-mode="continuous"/>
    </style:style>
    <style:style style:name="T2161" style:parent-style-name="DefaultParagraphFont" style:family="text">
      <style:text-properties style:font-name-complex="Verdana" style:font-style-complex="italic" fo:color="#000000" fo:font-size="10pt" style:font-size-asian="10pt" style:font-size-complex="10pt"/>
    </style:style>
    <style:style style:name="T2162" style:parent-style-name="DefaultParagraphFont" style:family="text">
      <style:text-properties style:font-name-complex="Verdana" style:font-style-complex="italic" fo:color="#000000" fo:font-size="10pt" style:font-size-asian="10pt" style:font-size-complex="10pt" style:text-underline-type="single" style:text-underline-style="solid" style:text-underline-width="auto" style:text-underline-mode="continuous"/>
    </style:style>
    <style:style style:name="T2163" style:parent-style-name="DefaultParagraphFont" style:family="text">
      <style:text-properties style:font-name-complex="Verdana" style:font-style-complex="italic" fo:color="#000000" fo:font-size="10pt" style:font-size-asian="10pt" style:font-size-complex="10pt"/>
    </style:style>
    <style:style style:name="T2164"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16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166" style:parent-style-name="DefaultParagraphFont" style:family="text">
      <style:text-properties style:font-name-complex="Verdana" style:font-style-complex="italic" fo:color="#000000" fo:font-size="10pt" style:font-size-asian="10pt" style:font-size-complex="10pt"/>
    </style:style>
    <style:style style:name="T2167" style:parent-style-name="DefaultParagraphFont" style:family="text">
      <style:text-properties style:font-name-complex="Verdana" style:font-style-complex="italic" fo:color="#000000" fo:font-size="10pt" style:font-size-asian="10pt" style:font-size-complex="10pt" style:text-underline-type="single" style:text-underline-style="solid" style:text-underline-width="auto" style:text-underline-mode="continuous"/>
    </style:style>
    <style:style style:name="T2168" style:parent-style-name="DefaultParagraphFont" style:family="text">
      <style:text-properties style:font-name-complex="Verdana" style:font-style-complex="italic" fo:color="#000000" fo:font-size="10pt" style:font-size-asian="10pt" style:font-size-complex="10pt"/>
    </style:style>
    <style:style style:name="T2169" style:parent-style-name="DefaultParagraphFont" style:family="text">
      <style:text-properties style:font-name-complex="Verdana" fo:color="#000000" fo:font-size="10pt" style:font-size-asian="10pt" style:font-size-complex="10pt"/>
    </style:style>
    <style:style style:name="T2170"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P2171" style:parent-style-name="Standard" style:family="paragraph">
      <style:paragraph-properties style:line-height-at-least="0.1465in"/>
      <style:text-properties style:font-name-complex="Verdana" fo:font-style="italic" style:font-style-asian="italic" style:font-style-complex="italic" fo:color="#000000" fo:font-size="10pt" style:font-size-asian="10pt" style:font-size-complex="10pt"/>
    </style:style>
    <style:style style:name="TableColumn2173" style:family="table-column">
      <style:table-column-properties style:column-width="2.9791in" style:use-optimal-column-width="false"/>
    </style:style>
    <style:style style:name="TableColumn2174" style:family="table-column">
      <style:table-column-properties style:column-width="3.4687in" style:use-optimal-column-width="false"/>
    </style:style>
    <style:style style:name="Table2172" style:family="table">
      <style:table-properties style:width="6.4479in" fo:margin-left="0.4833in" table:align="left"/>
    </style:style>
    <style:style style:name="TableRow2175" style:family="table-row">
      <style:table-row-properties style:use-optimal-row-height="false"/>
    </style:style>
    <style:style style:name="TableCell2176" style:family="table-cell">
      <style:table-cell-properties fo:border="0.0034in solid #000000" fo:background-color="#DDDDDD" fo:padding-top="0.0381in" fo:padding-left="0.0381in" fo:padding-bottom="0.0381in" fo:padding-right="0.0381in"/>
    </style:style>
    <style:style style:name="P2177" style:parent-style-name="Standard" style:family="paragraph">
      <style:paragraph-properties fo:text-align="center"/>
    </style:style>
    <style:style style:name="T2178"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179" style:family="table-row">
      <style:table-row-properties style:use-optimal-row-height="false"/>
    </style:style>
    <style:style style:name="TableCell2180" style:family="table-cell">
      <style:table-cell-properties fo:border-top="none" fo:border-left="0.0034in solid #000000" fo:border-bottom="0.0034in solid #000000" fo:border-right="none" fo:padding-top="0.0381in" fo:padding-left="0.0381in" fo:padding-bottom="0.0381in" fo:padding-right="0.0381in"/>
    </style:style>
    <style:style style:name="P2181"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182" style:parent-style-name="Textbody" style:family="paragraph">
      <style:paragraph-properties style:line-height-at-least="0.1465in"/>
      <style:text-properties style:font-name-complex="Verdana" fo:color="#000000" fo:font-size="10pt" style:font-size-asian="10pt" style:font-size-complex="10pt"/>
    </style:style>
    <style:style style:name="TableCell21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84"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185" style:parent-style-name="Textbody" style:family="paragraph">
      <style:paragraph-properties style:line-height-at-least="0.1465in"/>
    </style:style>
    <style:style style:name="T2186" style:parent-style-name="Emphasis" style:family="text">
      <style:text-properties fo:font-style="normal" style:font-style-asian="normal" style:font-style-complex="normal" fo:font-size="10pt" style:font-size-asian="10pt" style:font-size-complex="10pt"/>
    </style:style>
    <style:style style:name="P218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style:style>
    <style:style style:name="P2188"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style:style>
    <style:style style:name="P2189"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4pt" style:font-size-asian="14pt" style:font-size-complex="14pt"/>
    </style:style>
    <style:style style:name="T2190" style:parent-style-name="DefaultParagraphFont" style:family="text">
      <style:text-properties fo:font-weight="bold" style:font-weight-asian="bold" style:font-weight-complex="bold"/>
    </style:style>
    <style:style style:name="T2191" style:parent-style-name="DefaultParagraphFont" style:family="text">
      <style:text-properties fo:font-size="10pt" style:font-size-asian="10pt" style:font-size-complex="10pt"/>
    </style:style>
    <style:style style:name="T2192"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193" style:parent-style-name="DefaultParagraphFont" style:family="text">
      <style:text-properties fo:font-size="10pt" style:font-size-asian="10pt" style:font-size-complex="10pt"/>
    </style:style>
    <style:style style:name="T2194"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195" style:parent-style-name="DefaultParagraphFont" style:family="text">
      <style:text-properties fo:font-size="10pt" style:font-size-asian="10pt" style:font-size-complex="10pt"/>
    </style:style>
    <style:style style:name="T2196" style:parent-style-name="DefaultParagraphFont" style:family="text">
      <style:text-properties fo:font-size="10pt" style:font-size-asian="10pt" style:font-size-complex="10pt"/>
    </style:style>
    <style:style style:name="P2197"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219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199"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20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0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02"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20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04"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205" style:parent-style-name="DefaultParagraphFont" style:family="text">
      <style:text-properties style:font-name-complex="Verdana" fo:color="#000000" fo:font-size="10pt" style:font-size-asian="10pt" style:font-size-complex="10pt"/>
    </style:style>
    <style:style style:name="T2206"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2207" style:parent-style-name="DefaultParagraphFont" style:family="text">
      <style:text-properties style:font-name-complex="Verdana" fo:color="#000000" fo:font-size="10pt" style:font-size-asian="10pt" style:font-size-complex="10pt"/>
    </style:style>
    <style:style style:name="T2208"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20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2210" style:parent-style-name="Standard" style:family="paragraph">
      <style:text-properties style:font-name-complex="Verdana" fo:font-style="italic" style:font-style-asian="italic" style:font-style-complex="italic" fo:color="#000000" fo:font-size="10pt" style:font-size-asian="10pt" style:font-size-complex="10pt"/>
    </style:style>
    <style:style style:name="P2211"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ableColumn2213" style:family="table-column">
      <style:table-column-properties style:column-width="3.0208in" style:use-optimal-column-width="false"/>
    </style:style>
    <style:style style:name="TableColumn2214" style:family="table-column">
      <style:table-column-properties style:column-width="3.4687in" style:use-optimal-column-width="false"/>
    </style:style>
    <style:style style:name="Table2212" style:family="table">
      <style:table-properties style:width="6.4895in" fo:margin-left="0.4416in" table:align="left"/>
    </style:style>
    <style:style style:name="TableRow2215" style:family="table-row">
      <style:table-row-properties style:use-optimal-row-height="false"/>
    </style:style>
    <style:style style:name="TableCell2216" style:family="table-cell">
      <style:table-cell-properties fo:border="0.0034in solid #000000" fo:background-color="#DDDDDD" fo:padding-top="0.0381in" fo:padding-left="0.0381in" fo:padding-bottom="0.0381in" fo:padding-right="0.0381in"/>
    </style:style>
    <style:style style:name="P2217" style:parent-style-name="Standard" style:family="paragraph">
      <style:paragraph-properties fo:text-align="center"/>
    </style:style>
    <style:style style:name="T2218"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219" style:family="table-row">
      <style:table-row-properties style:use-optimal-row-height="false"/>
    </style:style>
    <style:style style:name="TableCell2220" style:family="table-cell">
      <style:table-cell-properties fo:border-top="none" fo:border-left="0.0034in solid #000000" fo:border-bottom="0.0034in solid #000000" fo:border-right="none" fo:padding-top="0.0381in" fo:padding-left="0.0381in" fo:padding-bottom="0.0381in" fo:padding-right="0.0381in"/>
    </style:style>
    <style:style style:name="P2221" style:parent-style-name="Textbody" style:family="paragraph"/>
    <style:style style:name="T2222" style:parent-style-name="DefaultParagraphFont" style:family="text">
      <style:text-properties style:font-name-complex="Verdana" fo:color="#000000" fo:font-size="9pt" style:font-size-asian="9pt" style:font-size-complex="9pt"/>
    </style:style>
    <style:style style:name="P2223" style:parent-style-name="Textbody" style:family="paragraph">
      <style:text-properties style:font-name-complex="Verdana" fo:color="#000000" fo:font-size="9pt" style:font-size-asian="9pt" style:font-size-complex="9pt"/>
    </style:style>
    <style:style style:name="P2224" style:parent-style-name="Textbody" style:family="paragraph">
      <style:text-properties style:font-name-complex="Verdana" fo:color="#000000" fo:font-size="9pt" style:font-size-asian="9pt" style:font-size-complex="9pt"/>
    </style:style>
    <style:style style:name="P2225" style:parent-style-name="Textbody" style:family="paragraph">
      <style:text-properties style:font-name-complex="Verdana" fo:color="#000000" fo:font-size="9pt" style:font-size-asian="9pt" style:font-size-complex="9pt"/>
    </style:style>
    <style:style style:name="P2226" style:parent-style-name="Textbody" style:family="paragraph">
      <style:text-properties style:font-name-complex="Verdana" fo:color="#000000" fo:font-size="9pt" style:font-size-asian="9pt" style:font-size-complex="9pt"/>
    </style:style>
    <style:style style:name="TableCell22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28" style:parent-style-name="Textbody" style:family="paragraph">
      <style:text-properties style:font-name-complex="Verdana" fo:color="#000000" fo:font-size="9pt" style:font-size-asian="9pt" style:font-size-complex="9pt"/>
    </style:style>
    <style:style style:name="P2229" style:parent-style-name="Textbody" style:family="paragraph">
      <style:text-properties style:font-name-complex="Verdana" fo:color="#000000" fo:font-size="9pt" style:font-size-asian="9pt" style:font-size-complex="9pt"/>
    </style:style>
    <style:style style:name="P2230" style:parent-style-name="Textbody" style:family="paragraph">
      <style:text-properties style:font-name-complex="Verdana" fo:color="#000000" fo:font-size="9pt" style:font-size-asian="9pt" style:font-size-complex="9pt"/>
    </style:style>
    <style:style style:name="P2231" style:parent-style-name="Textbody" style:family="paragraph">
      <style:text-properties style:font-name-complex="Verdana" fo:color="#000000" fo:font-size="9pt" style:font-size-asian="9pt" style:font-size-complex="9pt"/>
    </style:style>
    <style:style style:name="P2232" style:parent-style-name="Textbody" style:family="paragraph">
      <style:text-properties style:font-name-complex="Verdana" fo:color="#000000" fo:font-size="9pt" style:font-size-asian="9pt" style:font-size-complex="9pt"/>
    </style:style>
    <style:style style:name="P2233" style:parent-style-name="Textbody" style:family="paragraph">
      <style:text-properties style:font-name-complex="Verdana" fo:color="#000000" fo:font-size="9pt" style:font-size-asian="9pt" style:font-size-complex="9pt"/>
    </style:style>
    <style:style style:name="P2234" style:parent-style-name="TableContents" style:family="paragraph">
      <style:text-properties style:font-name-complex="Verdana" fo:font-weight="bold" style:font-weight-asian="bold" style:font-weight-complex="bold"/>
    </style:style>
    <style:style style:name="T2235" style:parent-style-name="DefaultParagraphFont" style:family="text">
      <style:text-properties style:font-name-complex="Verdana" fo:font-weight="bold" style:font-weight-asian="bold" style:font-weight-complex="bold"/>
    </style:style>
    <style:style style:name="T2236" style:parent-style-name="DefaultParagraphFont" style:family="text">
      <style:text-properties style:font-name-complex="Verdana" fo:font-weight="bold" style:font-weight-asian="bold" style:font-weight-complex="bold"/>
    </style:style>
    <style:style style:name="T2237" style:parent-style-name="DefaultParagraphFont" style:family="text">
      <style:text-properties style:font-name-complex="Verdana"/>
    </style:style>
    <style:style style:name="T2238" style:parent-style-name="DefaultParagraphFont" style:family="text">
      <style:text-properties style:font-name-complex="Verdana" fo:color="#000000" fo:font-size="10pt" style:font-size-asian="10pt" style:font-size-complex="10pt"/>
    </style:style>
    <style:style style:name="T2239" style:parent-style-name="DefaultParagraphFont" style:family="text">
      <style:text-properties style:font-name-complex="Verdana" fo:color="#000000" fo:font-size="10pt" style:font-size-asian="10pt" style:font-size-complex="10pt"/>
    </style:style>
    <style:style style:name="T2240" style:parent-style-name="DefaultParagraphFont" style:family="text">
      <style:text-properties style:font-name-complex="Verdana" fo:font-weight="bold" style:font-weight-asian="bold" style:font-weight-complex="bold" fo:font-size="10pt" style:font-size-asian="10pt" style:font-size-complex="10pt"/>
    </style:style>
    <style:style style:name="T224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4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43"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24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4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46"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24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4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49"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250" style:parent-style-name="DefaultParagraphFont" style:family="text">
      <style:text-properties style:font-name-complex="Verdana" fo:color="#000000" fo:font-size="10pt" style:font-size-asian="10pt" style:font-size-complex="10pt"/>
    </style:style>
    <style:style style:name="T2251"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25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ableColumn2254" style:family="table-column">
      <style:table-column-properties style:column-width="2.9583in" style:use-optimal-column-width="false"/>
    </style:style>
    <style:style style:name="TableColumn2255" style:family="table-column">
      <style:table-column-properties style:column-width="3.4687in" style:use-optimal-column-width="false"/>
    </style:style>
    <style:style style:name="Table2253" style:family="table">
      <style:table-properties style:width="6.427in" fo:margin-left="0.5041in" table:align="left"/>
    </style:style>
    <style:style style:name="TableRow2256" style:family="table-row">
      <style:table-row-properties style:use-optimal-row-height="false"/>
    </style:style>
    <style:style style:name="TableCell2257" style:family="table-cell">
      <style:table-cell-properties fo:border="0.0034in solid #000000" fo:background-color="#DDDDDD" fo:padding-top="0.0381in" fo:padding-left="0.0381in" fo:padding-bottom="0.0381in" fo:padding-right="0.0381in"/>
    </style:style>
    <style:style style:name="P2258" style:parent-style-name="Standard" style:family="paragraph">
      <style:paragraph-properties fo:text-align="center"/>
    </style:style>
    <style:style style:name="T2259"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260" style:family="table-row">
      <style:table-row-properties style:use-optimal-row-height="false"/>
    </style:style>
    <style:style style:name="TableCell2261" style:family="table-cell">
      <style:table-cell-properties fo:border-top="none" fo:border-left="0.0034in solid #000000" fo:border-bottom="0.0034in solid #000000" fo:border-right="none" fo:padding-top="0.0381in" fo:padding-left="0.0381in" fo:padding-bottom="0.0381in" fo:padding-right="0.0381in"/>
    </style:style>
    <style:style style:name="P2262" style:parent-style-name="Textbody" style:family="paragraph">
      <style:text-properties fo:font-size="10pt" style:font-size-asian="10pt" style:font-size-complex="10pt"/>
    </style:style>
    <style:style style:name="P2263" style:parent-style-name="Textbody" style:family="paragraph">
      <style:text-properties style:font-name-complex="Verdana" fo:color="#000000" fo:font-size="10pt" style:font-size-asian="10pt" style:font-size-complex="10pt"/>
    </style:style>
    <style:style style:name="TableCell22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65" style:parent-style-name="Textbody" style:family="paragraph">
      <style:text-properties style:font-name-complex="Verdana" fo:color="#000000" fo:font-size="10pt" style:font-size-asian="10pt" style:font-size-complex="10pt"/>
    </style:style>
    <style:style style:name="P2266" style:parent-style-name="Textbody" style:family="paragraph">
      <style:text-properties style:font-name-complex="Verdana" fo:color="#000000" fo:font-size="10pt" style:font-size-asian="10pt" style:font-size-complex="10pt"/>
    </style:style>
    <style:style style:name="T2267" style:parent-style-name="DefaultParagraphFont" style:family="text">
      <style:text-properties fo:font-weight="bold" style:font-weight-asian="bold" style:font-weight-complex="bold"/>
    </style:style>
    <style:style style:name="T2268" style:parent-style-name="DefaultParagraphFont" style:family="text">
      <style:text-properties fo:font-size="10pt" style:font-size-asian="10pt" style:font-size-complex="10pt"/>
    </style:style>
    <style:style style:name="T2269" style:parent-style-name="DefaultParagraphFont" style:family="text">
      <style:text-properties style:font-name-complex="Verdana"/>
    </style:style>
    <style:style style:name="T2270" style:parent-style-name="DefaultParagraphFont" style:family="text">
      <style:text-properties style:font-name-complex="Verdana" fo:color="#000000" fo:font-size="10pt" style:font-size-asian="10pt" style:font-size-complex="10pt"/>
    </style:style>
    <style:style style:name="T2271" style:parent-style-name="DefaultParagraphFont" style:family="text">
      <style:text-properties fo:font-size="10pt" style:font-size-asian="10pt" style:font-size-complex="10pt"/>
    </style:style>
    <style:style style:name="T2272" style:parent-style-name="DefaultParagraphFont" style:family="text">
      <style:text-properties fo:font-size="10pt" style:font-size-asian="10pt" style:font-size-complex="10pt"/>
    </style:style>
    <style:style style:name="T227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7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7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76"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27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7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79"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28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8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82"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28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8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285"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286" style:parent-style-name="DefaultParagraphFont" style:family="text">
      <style:text-properties style:font-name-complex="Verdana" fo:color="#000000" fo:font-size="10pt" style:font-size-asian="10pt" style:font-size-complex="10pt"/>
    </style:style>
    <style:style style:name="T2287" style:parent-style-name="DefaultParagraphFont" style:family="text">
      <style:text-properties style:font-name-complex="Verdana" fo:font-size="10pt" style:font-size-asian="10pt" style:font-size-complex="10pt" style:text-underline-type="single" style:text-underline-style="solid" style:text-underline-width="auto" style:text-underline-mode="continuous"/>
    </style:style>
    <style:style style:name="T2288" style:parent-style-name="DefaultParagraphFont" style:family="text">
      <style:text-properties style:font-name-complex="Verdana" fo:font-size="10pt" style:font-size-asian="10pt" style:font-size-complex="10pt"/>
    </style:style>
    <style:style style:name="T2289" style:parent-style-name="DefaultParagraphFont" style:family="text">
      <style:text-properties style:font-name-complex="Verdana" fo:color="#000000" fo:font-size="10pt" style:font-size-asian="10pt" style:font-size-complex="10pt"/>
    </style:style>
    <style:style style:name="T2290"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291" style:parent-style-name="DefaultParagraphFont" style:family="text">
      <style:text-properties style:font-name-complex="Verdana" fo:color="#000000" fo:font-size="10pt" style:font-size-asian="10pt" style:font-size-complex="10pt"/>
    </style:style>
    <style:style style:name="T2292"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293" style:parent-style-name="DefaultParagraphFont" style:family="text">
      <style:text-properties style:font-name-complex="Verdana" fo:color="#000000" fo:font-size="10pt" style:font-size-asian="10pt" style:font-size-complex="10pt"/>
    </style:style>
    <style:style style:name="T2294"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295" style:parent-style-name="DefaultParagraphFont" style:family="text">
      <style:text-properties style:font-name-complex="Verdana" fo:color="#000000" fo:font-size="10pt" style:font-size-asian="10pt" style:font-size-complex="10pt"/>
    </style:style>
    <style:style style:name="P2296"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ableColumn2298" style:family="table-column">
      <style:table-column-properties style:column-width="2.9895in" style:use-optimal-column-width="false"/>
    </style:style>
    <style:style style:name="TableColumn2299" style:family="table-column">
      <style:table-column-properties style:column-width="3.4687in" style:use-optimal-column-width="false"/>
    </style:style>
    <style:style style:name="Table2297" style:family="table">
      <style:table-properties style:width="6.4583in" fo:margin-left="0.4729in" table:align="left"/>
    </style:style>
    <style:style style:name="TableRow2300" style:family="table-row">
      <style:table-row-properties style:use-optimal-row-height="false"/>
    </style:style>
    <style:style style:name="TableCell2301" style:family="table-cell">
      <style:table-cell-properties fo:border="0.0034in solid #000000" fo:background-color="#DDDDDD" fo:padding-top="0.0381in" fo:padding-left="0.0381in" fo:padding-bottom="0.0381in" fo:padding-right="0.0381in"/>
    </style:style>
    <style:style style:name="P2302" style:parent-style-name="Standard" style:family="paragraph">
      <style:paragraph-properties fo:text-align="center"/>
    </style:style>
    <style:style style:name="T2303"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304" style:family="table-row">
      <style:table-row-properties style:use-optimal-row-height="false"/>
    </style:style>
    <style:style style:name="TableCell2305" style:family="table-cell">
      <style:table-cell-properties fo:border-top="none" fo:border-left="0.0034in solid #000000" fo:border-bottom="0.0034in solid #000000" fo:border-right="none" fo:padding-top="0.0381in" fo:padding-left="0.0381in" fo:padding-bottom="0.0381in" fo:padding-right="0.0381in"/>
    </style:style>
    <style:style style:name="P2306" style:parent-style-name="Textbody" style:family="paragraph">
      <style:text-properties fo:font-size="10pt" style:font-size-asian="10pt" style:font-size-complex="10pt"/>
    </style:style>
    <style:style style:name="P2307" style:parent-style-name="Textbody" style:family="paragraph">
      <style:paragraph-properties style:line-height-at-least="0.1465in"/>
      <style:text-properties style:font-name-complex="Verdana" fo:color="#000000" fo:font-size="10pt" style:font-size-asian="10pt" style:font-size-complex="10pt"/>
    </style:style>
    <style:style style:name="TableCell23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09" style:parent-style-name="Textbody" style:family="paragraph">
      <style:paragraph-properties style:line-height-at-least="0.1465in"/>
      <style:text-properties style:font-name-complex="Verdana" fo:color="#000000" fo:font-size="10pt" style:font-size-asian="10pt" style:font-size-complex="10pt"/>
    </style:style>
    <style:style style:name="P2310" style:parent-style-name="Textbody" style:family="paragraph">
      <style:paragraph-properties style:line-height-at-least="0.1465in"/>
      <style:text-properties style:font-name-complex="Verdana" fo:color="#000000" fo:font-size="10pt" style:font-size-asian="10pt" style:font-size-complex="10pt"/>
    </style:style>
    <style:style style:name="P2311" style:parent-style-name="Textbody" style:family="paragraph">
      <style:paragraph-properties style:line-height-at-least="0.1465in"/>
      <style:text-properties style:font-name-complex="Verdana" fo:color="#000000" fo:font-size="10pt" style:font-size-asian="10pt" style:font-size-complex="10pt"/>
    </style:style>
    <style:style style:name="P2312" style:parent-style-name="Textbody" style:family="paragraph">
      <style:paragraph-properties style:line-height-at-least="0.1465in"/>
    </style:style>
    <style:style style:name="T2313" style:parent-style-name="DefaultParagraphFont" style:family="text">
      <style:text-properties fo:font-weight="bold" style:font-weight-asian="bold" style:font-weight-complex="bold"/>
    </style:style>
    <style:style style:name="T2314" style:parent-style-name="DefaultParagraphFont" style:family="text">
      <style:text-properties fo:font-size="10pt" style:font-size-asian="10pt" style:font-size-complex="10pt"/>
    </style:style>
    <style:style style:name="T2315" style:parent-style-name="DefaultParagraphFont" style:family="text">
      <style:text-properties style:font-name-complex="Verdana" fo:font-size="10pt" style:font-size-asian="10pt" style:font-size-complex="10pt"/>
    </style:style>
    <style:style style:name="T2316"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317" style:parent-style-name="DefaultParagraphFont" style:family="text">
      <style:text-properties style:font-name-complex="Verdana" fo:color="#000000" fo:font-size="10pt" style:font-size-asian="10pt" style:font-size-complex="10pt"/>
    </style:style>
    <style:style style:name="T2318"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319" style:parent-style-name="DefaultParagraphFont" style:family="text">
      <style:text-properties style:font-name-complex="Verdana" fo:color="#000000" fo:font-size="10pt" style:font-size-asian="10pt" style:font-size-complex="10pt"/>
    </style:style>
    <style:style style:name="T232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2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2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23" style:parent-style-name="DefaultParagraphFont" style:family="text">
      <style:text-properties fo:font-size="10pt" style:font-size-asian="10pt" style:font-size-complex="10pt"/>
    </style:style>
    <style:style style:name="P2324"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232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26"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32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2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2329" style:parent-style-name="Standard" style:family="paragraph">
      <style:paragraph-properties style:line-height-at-least="0.1465in"/>
    </style:style>
    <style:style style:name="T233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31"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332"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33"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334" style:parent-style-name="DefaultParagraphFont" style:family="text">
      <style:text-properties style:font-name-complex="Verdana" fo:color="#000000" fo:font-size="10pt" style:font-size-asian="10pt" style:font-size-complex="10pt"/>
    </style:style>
    <style:style style:name="T2335"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336" style:parent-style-name="DefaultParagraphFont" style:family="text">
      <style:text-properties style:font-name-complex="Verdana" fo:color="#000000" fo:font-size="10pt" style:font-size-asian="10pt" style:font-size-complex="10pt"/>
    </style:style>
    <style:style style:name="T2337"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338" style:parent-style-name="DefaultParagraphFont" style:family="text">
      <style:text-properties style:font-name-complex="Verdana" fo:color="#000000" fo:font-size="10pt" style:font-size-asian="10pt" style:font-size-complex="10pt"/>
    </style:style>
    <style:style style:name="T2339"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P2340" style:parent-style-name="Standard" style:family="paragraph">
      <style:text-properties style:font-name-complex="Verdana" fo:font-style="italic" style:font-style-asian="italic" style:font-style-complex="italic" fo:color="#000000" fo:font-size="10pt" style:font-size-asian="10pt" style:font-size-complex="10pt"/>
    </style:style>
    <style:style style:name="TableColumn2342" style:family="table-column">
      <style:table-column-properties style:column-width="2.9791in" style:use-optimal-column-width="false"/>
    </style:style>
    <style:style style:name="TableColumn2343" style:family="table-column">
      <style:table-column-properties style:column-width="3.4687in" style:use-optimal-column-width="false"/>
    </style:style>
    <style:style style:name="Table2341" style:family="table">
      <style:table-properties style:width="6.4479in" fo:margin-left="0.4833in" table:align="left"/>
    </style:style>
    <style:style style:name="TableRow2344" style:family="table-row">
      <style:table-row-properties style:use-optimal-row-height="false"/>
    </style:style>
    <style:style style:name="TableCell2345" style:family="table-cell">
      <style:table-cell-properties fo:border="0.0034in solid #000000" fo:background-color="#DDDDDD" fo:padding-top="0.0381in" fo:padding-left="0.0381in" fo:padding-bottom="0.0381in" fo:padding-right="0.0381in"/>
    </style:style>
    <style:style style:name="P2346" style:parent-style-name="Standard" style:family="paragraph">
      <style:paragraph-properties fo:text-align="center"/>
    </style:style>
    <style:style style:name="T2347"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348" style:family="table-row">
      <style:table-row-properties style:use-optimal-row-height="false"/>
    </style:style>
    <style:style style:name="TableCell2349" style:family="table-cell">
      <style:table-cell-properties fo:border-top="none" fo:border-left="0.0034in solid #000000" fo:border-bottom="0.0034in solid #000000" fo:border-right="none" fo:padding-top="0.0381in" fo:padding-left="0.0381in" fo:padding-bottom="0.0381in" fo:padding-right="0.0381in"/>
    </style:style>
    <style:style style:name="P2350" style:parent-style-name="Standard" style:family="paragraph">
      <style:text-properties style:font-name-complex="Verdana" fo:font-size="10pt" style:font-size-asian="10pt" style:font-size-complex="10pt"/>
    </style:style>
    <style:style style:name="P2351" style:parent-style-name="Textbody" style:family="paragraph">
      <style:paragraph-properties style:line-height-at-least="0.1465in"/>
      <style:text-properties style:font-name-complex="Verdana" fo:color="#000000" fo:font-size="10pt" style:font-size-asian="10pt" style:font-size-complex="10pt"/>
    </style:style>
    <style:style style:name="P2352" style:parent-style-name="Textbody" style:family="paragraph">
      <style:paragraph-properties style:line-height-at-least="0.1465in"/>
      <style:text-properties style:font-name-complex="Verdana" fo:color="#000000" fo:font-size="10pt" style:font-size-asian="10pt" style:font-size-complex="10pt"/>
    </style:style>
    <style:style style:name="TableCell23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54" style:parent-style-name="Textbody" style:family="paragraph">
      <style:paragraph-properties style:line-height-at-least="0.1465in"/>
      <style:text-properties style:font-name-complex="Verdana" fo:color="#000000" fo:font-size="10pt" style:font-size-asian="10pt" style:font-size-complex="10pt"/>
    </style:style>
    <style:style style:name="P2355" style:parent-style-name="Textbody" style:family="paragraph">
      <style:paragraph-properties style:line-height-at-least="0.1465in"/>
      <style:text-properties style:font-name-complex="Verdana" fo:color="#000000" fo:font-size="10pt" style:font-size-asian="10pt" style:font-size-complex="10pt"/>
    </style:style>
    <style:style style:name="P2356" style:parent-style-name="Textbody" style:family="paragraph">
      <style:paragraph-properties style:line-height-at-least="0.1465in"/>
      <style:text-properties style:font-name-complex="Verdana" fo:color="#000000" fo:font-size="10pt" style:font-size-asian="10pt" style:font-size-complex="10pt"/>
    </style:style>
    <style:style style:name="P2357" style:parent-style-name="TableContents" style:family="paragraph">
      <style:paragraph-properties style:line-height-at-least="0.1465in"/>
      <style:text-properties style:font-name-complex="Verdana" fo:font-weight="bold" style:font-weight-asian="bold" style:font-weight-complex="bold" fo:color="#000000"/>
    </style:style>
    <style:style style:name="P2358" style:parent-style-name="TableContents" style:family="paragraph">
      <style:paragraph-properties style:line-height-at-least="0.1465in"/>
      <style:text-properties style:font-name-complex="Verdana" fo:font-weight="bold" style:font-weight-asian="bold" style:font-weight-complex="bold" fo:color="#000000"/>
    </style:style>
    <style:style style:name="P2359" style:parent-style-name="Standard" style:family="paragraph">
      <style:paragraph-properties style:line-height-at-least="0.1465in"/>
    </style:style>
    <style:style style:name="T2360" style:parent-style-name="DefaultParagraphFont" style:family="text">
      <style:text-properties style:font-name="Verdana" style:font-name-complex="Verdana" fo:color="#000000" fo:font-size="10pt" style:font-size-asian="10pt" style:font-size-complex="10pt"/>
    </style:style>
    <style:style style:name="T2361" style:parent-style-name="DefaultParagraphFont" style:family="text">
      <style:text-properties style:font-name-complex="Verdana" fo:color="#000000" fo:font-size="10pt" style:font-size-asian="10pt" style:font-size-complex="10pt"/>
    </style:style>
    <style:style style:name="T2362" style:parent-style-name="DefaultParagraphFont" style:family="text">
      <style:text-properties style:font-name-complex="Verdana" fo:color="#000000" fo:font-size="10pt" style:font-size-asian="10pt" style:font-size-complex="10pt"/>
    </style:style>
    <style:style style:name="P2363" style:parent-style-name="Standard" style:family="paragraph">
      <style:paragraph-properties style:line-height-at-least="0.1465in"/>
    </style:style>
    <style:style style:name="T236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6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66"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36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6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69"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370" style:parent-style-name="DefaultParagraphFont" style:family="text">
      <style:text-properties style:font-name-complex="Verdana" fo:color="#000000" fo:font-size="10pt" style:font-size-asian="10pt" style:font-size-complex="10pt"/>
    </style:style>
    <style:style style:name="T237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72"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ableColumn2374" style:family="table-column">
      <style:table-column-properties style:column-width="2.9791in" style:use-optimal-column-width="false"/>
    </style:style>
    <style:style style:name="TableColumn2375" style:family="table-column">
      <style:table-column-properties style:column-width="3.4687in" style:use-optimal-column-width="false"/>
    </style:style>
    <style:style style:name="Table2373" style:family="table">
      <style:table-properties style:width="6.4479in" fo:margin-left="0.4833in" table:align="left"/>
    </style:style>
    <style:style style:name="TableRow2376" style:family="table-row">
      <style:table-row-properties style:use-optimal-row-height="false"/>
    </style:style>
    <style:style style:name="TableCell2377" style:family="table-cell">
      <style:table-cell-properties fo:border="0.0034in solid #000000" fo:background-color="#DDDDDD" fo:padding-top="0.0381in" fo:padding-left="0.0381in" fo:padding-bottom="0.0381in" fo:padding-right="0.0381in"/>
    </style:style>
    <style:style style:name="P2378" style:parent-style-name="Standard" style:family="paragraph">
      <style:paragraph-properties fo:text-align="center"/>
    </style:style>
    <style:style style:name="T2379"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380" style:family="table-row">
      <style:table-row-properties style:use-optimal-row-height="false"/>
    </style:style>
    <style:style style:name="TableCell2381" style:family="table-cell">
      <style:table-cell-properties fo:border-top="none" fo:border-left="0.0034in solid #000000" fo:border-bottom="0.0034in solid #000000" fo:border-right="none" fo:padding-top="0.0381in" fo:padding-left="0.0381in" fo:padding-bottom="0.0381in" fo:padding-right="0.0381in"/>
    </style:style>
    <style:style style:name="P2382"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383"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TableCell23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85" style:parent-style-name="Textbody" style:family="paragraph">
      <style:paragraph-properties style:line-height-at-least="0.1465in"/>
      <style:text-properties style:font-name-complex="Verdana" fo:font-weight="bold" style:font-weight-asian="bold" style:font-weight-complex="bold" fo:color="#000000" fo:font-size="9pt" style:font-size-asian="9pt" style:font-size-complex="9pt"/>
    </style:style>
    <style:style style:name="P2386"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38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T2388" style:parent-style-name="DefaultParagraphFont" style:family="text">
      <style:text-properties style:font-name-complex="Verdana" fo:font-weight="bold" style:font-weight-asian="bold" style:font-weight-complex="bold"/>
    </style:style>
    <style:style style:name="T2389" style:parent-style-name="DefaultParagraphFont" style:family="text">
      <style:text-properties style:font-name-complex="Verdana"/>
    </style:style>
    <style:style style:name="T2390" style:parent-style-name="DefaultParagraphFont" style:family="text">
      <style:text-properties style:font-name-complex="Verdana" fo:color="#000000" fo:font-size="10pt" style:font-size-asian="10pt" style:font-size-complex="10pt"/>
    </style:style>
    <style:style style:name="T2391" style:parent-style-name="DefaultParagraphFont" style:family="text">
      <style:text-properties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392" style:parent-style-name="DefaultParagraphFont" style:family="text">
      <style:text-properties style:font-name-complex="Verdana" fo:color="#000000" fo:font-size="10pt" style:font-size-asian="10pt" style:font-size-complex="10pt"/>
    </style:style>
    <style:style style:name="T2393" style:parent-style-name="DefaultParagraphFont" style:family="text">
      <style:text-properties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394" style:parent-style-name="DefaultParagraphFont" style:family="text">
      <style:text-properties style:font-name-complex="Verdana" fo:color="#000000" fo:font-size="10pt" style:font-size-asian="10pt" style:font-size-complex="10pt"/>
    </style:style>
    <style:style style:name="T2395" style:parent-style-name="DefaultParagraphFont" style:family="text">
      <style:text-properties style:font-name-complex="Verdana" fo:color="#000000" fo:font-size="10pt" style:font-size-asian="10pt" style:font-size-complex="10pt"/>
    </style:style>
    <style:style style:name="T2396"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239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9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39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P2400" style:parent-style-name="Textbody" style:family="paragraph">
      <style:text-properties style:font-name-complex="Verdana" fo:font-style="italic" style:font-style-asian="italic" style:font-style-complex="italic" fo:color="#000000" fo:font-size="10pt" style:font-size-asian="10pt" style:font-size-complex="10pt"/>
    </style:style>
    <style:style style:name="T240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402"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40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40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405"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406" style:parent-style-name="DefaultParagraphFont" style:family="text">
      <style:text-properties style:font-name-complex="Verdana" fo:color="#000000" fo:font-size="10pt" style:font-size-asian="10pt" style:font-size-complex="10pt"/>
    </style:style>
    <style:style style:name="T2407"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408" style:parent-style-name="DefaultParagraphFont" style:family="text">
      <style:text-properties style:font-name-complex="Verdana" fo:color="#000000" fo:font-size="10pt" style:font-size-asian="10pt" style:font-size-complex="10pt"/>
    </style:style>
    <style:style style:name="T2409"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2410" style:parent-style-name="DefaultParagraphFont" style:family="text">
      <style:text-properties style:font-name-complex="Verdana" fo:color="#000000" fo:font-size="10pt" style:font-size-asian="10pt" style:font-size-complex="10pt"/>
    </style:style>
    <style:style style:name="T2411"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412" style:parent-style-name="DefaultParagraphFont" style:family="text">
      <style:text-properties style:font-name-complex="Verdana" fo:color="#000000" fo:font-size="10pt" style:font-size-asian="10pt" style:font-size-complex="10pt"/>
    </style:style>
    <style:style style:name="T2413"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414" style:parent-style-name="DefaultParagraphFont" style:family="text">
      <style:text-properties style:font-name-complex="Verdana" fo:color="#000000" fo:font-size="10pt" style:font-size-asian="10pt" style:font-size-complex="10pt"/>
    </style:style>
    <style:style style:name="T2415" style:parent-style-name="DefaultParagraphFont" style:family="text">
      <style:text-properties style:font-name-complex="Verdana" fo:color="#000000" fo:font-size="10pt" style:font-size-asian="10pt" style:font-size-complex="10pt"/>
    </style:style>
    <style:style style:name="TableColumn2417" style:family="table-column">
      <style:table-column-properties style:column-width="2.9583in" style:use-optimal-column-width="false"/>
    </style:style>
    <style:style style:name="TableColumn2418" style:family="table-column">
      <style:table-column-properties style:column-width="3.4687in" style:use-optimal-column-width="false"/>
    </style:style>
    <style:style style:name="Table2416" style:family="table">
      <style:table-properties style:width="6.427in" fo:margin-left="0.5041in" table:align="left"/>
    </style:style>
    <style:style style:name="TableRow2419" style:family="table-row">
      <style:table-row-properties style:use-optimal-row-height="false"/>
    </style:style>
    <style:style style:name="TableCell2420" style:family="table-cell">
      <style:table-cell-properties fo:border="0.0034in solid #000000" fo:background-color="#DDDDDD" fo:padding-top="0.0381in" fo:padding-left="0.0381in" fo:padding-bottom="0.0381in" fo:padding-right="0.0381in"/>
    </style:style>
    <style:style style:name="P2421" style:parent-style-name="Standard" style:family="paragraph">
      <style:paragraph-properties fo:text-align="center"/>
    </style:style>
    <style:style style:name="T2422"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423" style:family="table-row">
      <style:table-row-properties style:use-optimal-row-height="false"/>
    </style:style>
    <style:style style:name="TableCell2424" style:family="table-cell">
      <style:table-cell-properties fo:border-top="none" fo:border-left="0.0034in solid #000000" fo:border-bottom="0.0034in solid #000000" fo:border-right="none" fo:padding-top="0.0381in" fo:padding-left="0.0381in" fo:padding-bottom="0.0381in" fo:padding-right="0.0381in"/>
    </style:style>
    <style:style style:name="P2425" style:parent-style-name="Standard" style:family="paragraph">
      <style:text-properties fo:font-size="10pt" style:font-size-asian="10pt" style:font-size-complex="10pt"/>
    </style:style>
    <style:style style:name="P2426" style:parent-style-name="Textbody" style:family="paragraph">
      <style:text-properties fo:font-size="10pt" style:font-size-asian="10pt" style:font-size-complex="10pt"/>
    </style:style>
    <style:style style:name="TableCell24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28" style:parent-style-name="Textbody" style:family="paragraph">
      <style:text-properties fo:font-size="10pt" style:font-size-asian="10pt" style:font-size-complex="10pt"/>
    </style:style>
    <style:style style:name="P2429" style:parent-style-name="Textbody" style:family="paragraph">
      <style:paragraph-properties style:line-height-at-least="0.1465in"/>
      <style:text-properties style:font-name-complex="Verdana" fo:color="#000000" fo:font-size="10pt" style:font-size-asian="10pt" style:font-size-complex="10pt"/>
    </style:style>
    <style:style style:name="P2430" style:parent-style-name="Textbody" style:family="paragraph">
      <style:paragraph-properties style:line-height-at-least="0.1465in"/>
      <style:text-properties style:font-name-complex="Verdana" fo:color="#000000" fo:font-size="10pt" style:font-size-asian="10pt" style:font-size-complex="10pt"/>
    </style:style>
    <style:style style:name="T2431" style:parent-style-name="DefaultParagraphFont" style:family="text">
      <style:text-properties style:font-name-complex="Verdana" fo:font-weight="bold" style:font-weight-asian="bold" style:font-weight-complex="bold"/>
    </style:style>
    <style:style style:name="T2432" style:parent-style-name="DefaultParagraphFont" style:family="text">
      <style:text-properties style:font-name-complex="Verdana"/>
    </style:style>
    <style:style style:name="T2433" style:parent-style-name="DefaultParagraphFont" style:family="text">
      <style:text-properties style:font-name-complex="Verdana" fo:color="#000000" fo:font-size="10pt" style:font-size-asian="10pt" style:font-size-complex="10pt"/>
    </style:style>
    <style:style style:name="T2434"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435" style:parent-style-name="DefaultParagraphFont" style:family="text">
      <style:text-properties style:font-name-complex="Verdana" fo:color="#000000" fo:font-size="10pt" style:font-size-asian="10pt" style:font-size-complex="10pt"/>
    </style:style>
    <style:style style:name="T2436" style:parent-style-name="DefaultParagraphFont" style:family="text">
      <style:text-properties style:font-name-complex="Verdana" fo:color="#000000" fo:font-size="10pt" style:font-size-asian="10pt" style:font-size-complex="10pt"/>
    </style:style>
    <style:style style:name="T2437"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438"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439"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440"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441"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442"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44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444"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445"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446" style:parent-style-name="DefaultParagraphFont" style:family="text">
      <style:text-properties style:font-name-complex="Verdana" fo:color="#000000" fo:font-size="10pt" style:font-size-asian="10pt" style:font-size-complex="10pt"/>
    </style:style>
    <style:style style:name="T2447"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2448" style:parent-style-name="DefaultParagraphFont" style:family="text">
      <style:text-properties style:font-name-complex="Verdana" fo:color="#000000" fo:font-size="10pt" style:font-size-asian="10pt" style:font-size-complex="10pt"/>
    </style:style>
    <style:style style:name="T2449"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2450" style:parent-style-name="DefaultParagraphFont" style:family="text">
      <style:text-properties style:font-name-complex="Verdana" fo:color="#000000" fo:font-size="10pt" style:font-size-asian="10pt" style:font-size-complex="10pt"/>
    </style:style>
    <style:style style:name="T2451"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TableColumn2453" style:family="table-column">
      <style:table-column-properties style:column-width="2.9791in" style:use-optimal-column-width="false"/>
    </style:style>
    <style:style style:name="TableColumn2454" style:family="table-column">
      <style:table-column-properties style:column-width="3.4687in" style:use-optimal-column-width="false"/>
    </style:style>
    <style:style style:name="Table2452" style:family="table">
      <style:table-properties style:width="6.4479in" fo:margin-left="0.4833in" table:align="left"/>
    </style:style>
    <style:style style:name="TableRow2455" style:family="table-row">
      <style:table-row-properties style:use-optimal-row-height="false"/>
    </style:style>
    <style:style style:name="TableCell2456" style:family="table-cell">
      <style:table-cell-properties fo:border="0.0034in solid #000000" fo:background-color="#DDDDDD" fo:padding-top="0.0381in" fo:padding-left="0.0381in" fo:padding-bottom="0.0381in" fo:padding-right="0.0381in"/>
    </style:style>
    <style:style style:name="P2457" style:parent-style-name="Standard" style:family="paragraph">
      <style:paragraph-properties fo:text-align="center"/>
    </style:style>
    <style:style style:name="T2458"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ableRow2459" style:family="table-row">
      <style:table-row-properties style:min-row-height="1.002in" style:use-optimal-row-height="false"/>
    </style:style>
    <style:style style:name="TableCell2460" style:family="table-cell">
      <style:table-cell-properties fo:border-top="none" fo:border-left="0.0034in solid #000000" fo:border-bottom="0.0034in solid #000000" fo:border-right="none" fo:padding-top="0.0381in" fo:padding-left="0.0381in" fo:padding-bottom="0.0381in" fo:padding-right="0.0381in"/>
    </style:style>
    <style:style style:name="P2461" style:parent-style-name="Standard" style:family="paragraph">
      <style:text-properties fo:font-size="9pt" style:font-size-asian="9pt" style:font-size-complex="9pt"/>
    </style:style>
    <style:style style:name="P2462" style:parent-style-name="Textbody" style:family="paragraph"/>
    <style:style style:name="T2463" style:parent-style-name="Emphasis" style:family="text">
      <style:text-properties fo:font-style="normal" style:font-style-asian="normal" fo:font-size="9pt" style:font-size-asian="9pt" style:font-size-complex="9pt"/>
    </style:style>
    <style:style style:name="P2464"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65"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66"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6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68"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69"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70" style:parent-style-name="Textbody" style:family="paragraph">
      <style:paragraph-properties style:line-height-at-least="0.1465in"/>
    </style:style>
    <style:style style:name="T2471" style:parent-style-name="DefaultParagraphFont" style:family="text">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T2472" style:parent-style-name="DefaultParagraphFont" style:family="text">
      <style:text-properties style:font-name-complex="Verdana" fo:font-weight="bold" style:font-weight-asian="bold" style:font-weight-complex="bold" fo:font-style="italic" style:font-style-asian="italic" style:font-style-complex="italic" fo:color="#000000" fo:font-size="9pt" style:font-size-asian="9pt" style:font-size-complex="9pt" style:text-underline-type="single" style:text-underline-style="solid" style:text-underline-width="auto" style:text-underline-mode="continuous"/>
    </style:style>
    <style:style style:name="P2473"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74"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style:style>
    <style:style style:name="TableCell24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76"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7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78"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79"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80"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81"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82"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83"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84"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85"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86"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87" style:parent-style-name="TableContents" style:family="paragraph">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88" style:parent-style-name="TableContents" style:family="paragraph">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89"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90"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91"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92"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9pt" style:font-size-asian="9pt" style:font-size-complex="9pt"/>
    </style:style>
    <style:style style:name="P2493" style:parent-style-name="Textbody" style:family="paragraph">
      <style:paragraph-properties style:line-height-at-least="0.1465in"/>
    </style:style>
    <style:style style:name="T2494" style:parent-style-name="Emphasis" style:family="text">
      <style:text-properties fo:font-size="9pt" style:font-size-asian="9pt" style:font-size-complex="9pt"/>
    </style:style>
    <style:style style:name="P2495" style:parent-style-name="TableContents" style:family="paragraph">
      <style:paragraph-properties style:line-height-at-least="0.1465in"/>
      <style:text-properties style:font-name-complex="Verdana" fo:font-weight="bold" style:font-weight-asian="bold" style:font-weight-complex="bold" fo:color="#000000"/>
    </style:style>
    <style:style style:name="P2496" style:parent-style-name="Standard" style:family="paragraph">
      <style:paragraph-properties style:line-height-at-least="0.1465in"/>
    </style:style>
    <style:style style:name="T2497" style:parent-style-name="DefaultParagraphFont" style:family="text">
      <style:text-properties style:font-name="Verdana" style:font-name-complex="Verdana" fo:color="#000000" fo:font-size="10pt" style:font-size-asian="10pt" style:font-size-complex="10pt"/>
    </style:style>
    <style:style style:name="T2498" style:parent-style-name="DefaultParagraphFont" style:family="text">
      <style:text-properties style:font-name-complex="Verdana" fo:color="#000000" fo:font-size="10pt" style:font-size-asian="10pt" style:font-size-complex="10pt"/>
    </style:style>
    <style:style style:name="T2499" style:parent-style-name="DefaultParagraphFont" style:family="text">
      <style:text-properties style:font-name-complex="Verdana" fo:color="#000000" fo:font-size="10pt" style:font-size-asian="10pt" style:font-size-complex="10pt"/>
    </style:style>
    <style:style style:name="P2500" style:parent-style-name="Standard" style:family="paragraph">
      <style:paragraph-properties style:line-height-at-least="0.1465in"/>
      <style:text-properties style:font-name-complex="Verdana" fo:font-style="italic" style:font-style-asian="italic" style:font-style-complex="italic" fo:color="#000000" fo:font-size="10pt" style:font-size-asian="10pt" style:font-size-complex="10pt"/>
    </style:style>
    <style:style style:name="P2501" style:parent-style-name="TableContents" style:family="paragraph">
      <style:text-properties style:font-name-complex="Verdana" fo:font-size="10pt" style:font-size-asian="10pt" style:font-size-complex="10pt"/>
    </style:style>
    <style:style style:name="P2502" style:parent-style-name="Standard" style:family="paragraph">
      <style:paragraph-properties style:line-height-at-least="0.1465in"/>
    </style:style>
    <style:style style:name="T2503"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504"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505"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506" style:parent-style-name="DefaultParagraphFont" style:family="text">
      <style:text-properties style:font-name-complex="Verdana" fo:font-style="italic" style:font-style-asian="italic" style:font-style-complex="italic" fo:color="#000000" fo:font-size="10pt" style:font-size-asian="10pt" style:font-size-complex="10pt"/>
    </style:style>
    <style:style style:name="T2507" style:parent-style-name="DefaultParagraphFont" style:family="text">
      <style:text-properties style:font-name-complex="Verdana" style:font-style-complex="italic" fo:color="#000000" fo:font-size="10pt" style:font-size-asian="10pt" style:font-size-complex="10pt" style:text-underline-type="single" style:text-underline-style="solid" style:text-underline-width="auto" style:text-underline-mode="continuous"/>
    </style:style>
    <style:style style:name="T2508" style:parent-style-name="DefaultParagraphFont" style:family="text">
      <style:text-properties style:font-name-complex="Verdana" style:font-style-complex="italic" fo:color="#000000" fo:font-size="10pt" style:font-size-asian="10pt" style:font-size-complex="10pt"/>
    </style:style>
    <style:style style:name="T2509" style:parent-style-name="DefaultParagraphFont" style:family="text">
      <style:text-properties style:font-name-complex="Verdana" style:font-style-complex="italic" fo:color="#000000" fo:font-size="10pt" style:font-size-asian="10pt" style:font-size-complex="10pt" style:text-underline-type="single" style:text-underline-style="solid" style:text-underline-width="auto" style:text-underline-mode="continuous"/>
    </style:style>
    <style:style style:name="T2510" style:parent-style-name="DefaultParagraphFont" style:family="text">
      <style:text-properties style:font-name-complex="Verdana" style:font-style-complex="italic" fo:color="#000000" fo:font-size="10pt" style:font-size-asian="10pt" style:font-size-complex="10pt"/>
    </style:style>
    <style:style style:name="T2511" style:parent-style-name="DefaultParagraphFont" style:family="text">
      <style:text-properties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512" style:parent-style-name="DefaultParagraphFont" style:family="text">
      <style:text-properties style:font-name-complex="Verdana" style:font-style-complex="italic" fo:color="#000000" fo:font-size="10pt" style:font-size-asian="10pt" style:font-size-complex="10pt"/>
    </style:style>
    <style:style style:name="T2513" style:parent-style-name="DefaultParagraphFont" style:family="text">
      <style:text-properties style:font-name-complex="Verdana" style:font-style-complex="italic" fo:color="#000000" fo:font-size="10pt" style:font-size-asian="10pt" style:font-size-complex="10pt" style:text-underline-type="single" style:text-underline-style="solid" style:text-underline-width="auto" style:text-underline-mode="continuous"/>
    </style:style>
    <style:style style:name="T2514" style:parent-style-name="DefaultParagraphFont" style:family="text">
      <style:text-properties style:font-name-complex="Verdana" style:font-style-complex="italic" fo:color="#000000" fo:font-size="10pt" style:font-size-asian="10pt" style:font-size-complex="10pt"/>
    </style:style>
    <style:style style:name="T2515" style:parent-style-name="DefaultParagraphFont" style:family="text">
      <style:text-properties style:font-name-complex="Verdana" fo:color="#000000" fo:font-size="10pt" style:font-size-asian="10pt" style:font-size-complex="10pt"/>
    </style:style>
    <style:style style:name="T2516" style:parent-style-name="DefaultParagraphFont" style:family="text">
      <style:text-properties style:font-name-complex="Verdana" fo:color="#000000" fo:font-size="10pt" style:font-size-asian="10pt" style:font-size-complex="10pt" style:text-underline-type="single" style:text-underline-style="solid" style:text-underline-width="auto" style:text-underline-mode="continuous"/>
    </style:style>
    <style:style style:name="P2517" style:parent-style-name="Standard" style:family="paragraph">
      <style:paragraph-properties style:line-height-at-least="0.1465in"/>
      <style:text-properties style:font-name-complex="Verdana" fo:font-style="italic" style:font-style-asian="italic" style:font-style-complex="italic" fo:color="#000000" fo:font-size="10pt" style:font-size-asian="10pt" style:font-size-complex="10pt"/>
    </style:style>
    <style:style style:name="TableColumn2519" style:family="table-column">
      <style:table-column-properties style:column-width="2.9791in" style:use-optimal-column-width="false"/>
    </style:style>
    <style:style style:name="TableColumn2520" style:family="table-column">
      <style:table-column-properties style:column-width="3.4687in" style:use-optimal-column-width="false"/>
    </style:style>
    <style:style style:name="Table2518" style:family="table">
      <style:table-properties style:width="6.4479in" fo:margin-left="0.4833in" table:align="left"/>
    </style:style>
    <style:style style:name="TableRow2521" style:family="table-row">
      <style:table-row-properties style:use-optimal-row-height="false"/>
    </style:style>
    <style:style style:name="TableCell2522" style:family="table-cell">
      <style:table-cell-properties fo:border="0.0034in solid #000000" fo:background-color="#DDDDDD" fo:padding-top="0.0381in" fo:padding-left="0.0381in" fo:padding-bottom="0.0381in" fo:padding-right="0.0381in"/>
    </style:style>
    <style:style style:name="P2523" style:parent-style-name="Standard" style:family="paragraph">
      <style:paragraph-properties fo:text-align="center"/>
    </style:style>
    <style:style style:name="T2524" style:parent-style-name="DefaultParagraphFont" style:family="text">
      <style:text-properties style:font-name-complex="Verdana" fo:font-weight="bold" style:font-weight-asian="bold" style:font-weight-complex="bold" fo:color="#000000" fo:font-size="10pt" style:font-size-asian="10pt" style:font-size-complex="10pt"/>
    </style:style>
    <style:style style:name="T2525" style:parent-style-name="DefaultParagraphFont" style:family="text">
      <style:text-properties style:font-name-complex="Verdana" fo:font-weight="bold" style:font-weight-asian="bold" style:font-weight-complex="bold" fo:color="#000000"/>
    </style:style>
    <style:style style:name="TableRow2526" style:family="table-row">
      <style:table-row-properties style:use-optimal-row-height="false"/>
    </style:style>
    <style:style style:name="TableCell2527" style:family="table-cell">
      <style:table-cell-properties fo:border-top="none" fo:border-left="0.0034in solid #000000" fo:border-bottom="0.0034in solid #000000" fo:border-right="none" fo:padding-top="0.0381in" fo:padding-left="0.0381in" fo:padding-bottom="0.0381in" fo:padding-right="0.0381in"/>
    </style:style>
    <style:style style:name="P2528" style:parent-style-name="Standard"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29" style:parent-style-name="Textbody" style:family="paragraph">
      <style:paragraph-properties style:line-height-at-least="0.1465in"/>
    </style:style>
    <style:style style:name="T2530" style:parent-style-name="DefaultParagraphFont" style:family="text">
      <style:text-properties style:font-name-complex="Verdana" fo:font-weight="bold" style:font-weight-asian="bold" style:font-weight-complex="bold" fo:font-style="italic" style:font-style-asian="italic" style:font-style-complex="italic" fo:color="#000000"/>
    </style:style>
    <style:style style:name="T2531"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32"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33"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34"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35"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36"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37" style:parent-style-name="TableContents" style:family="paragraph">
      <style:text-properties style:font-name-complex="Verdana" fo:font-size="10pt" style:font-size-asian="10pt" style:font-size-complex="10pt"/>
    </style:style>
    <style:style style:name="P2538" style:parent-style-name="TableContents" style:family="paragraph">
      <style:paragraph-properties style:line-height-at-least="0.1465in"/>
    </style:style>
    <style:style style:name="T2539"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40" style:parent-style-name="Textbody" style:family="paragraph">
      <style:paragraph-properties style:line-height-at-least="0.1465in"/>
    </style:style>
    <style:style style:name="T2541"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542"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P2543" style:parent-style-name="Textbody" style:family="paragraph">
      <style:paragraph-properties style:line-height-at-least="0.1465in"/>
    </style:style>
    <style:style style:name="T2544"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545" style:parent-style-name="DefaultParagraphFont" style:family="text">
      <style:text-properties style:font-name-complex="Verdana" fo:font-weight="bold" style:font-weight-asian="bold" style:font-weight-complex="bold" fo:font-style="italic" style:font-style-asian="italic" style:font-style-complex="italic" fo:color="#000000"/>
    </style:style>
    <style:style style:name="T2546"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4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ableCell25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49" style:parent-style-name="Textbody" style:family="paragraph">
      <style:paragraph-properties style:line-height-at-least="0.1465in"/>
    </style:style>
    <style:style style:name="T2550"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551" style:parent-style-name="DefaultParagraphFont" style:family="text">
      <style:text-properties style:font-name-complex="Verdana" fo:font-weight="bold" style:font-weight-asian="bold" style:font-weight-complex="bold" fo:font-style="italic" style:font-style-asian="italic" style:font-style-complex="italic" fo:color="#000000"/>
    </style:style>
    <style:style style:name="T2552"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T2553" style:parent-style-name="DefaultParagraphFont" style:family="text">
      <style:text-properties style:font-name-complex="Verdana" fo:font-weight="bold" style:font-weight-asian="bold" style:font-weight-complex="bold" fo:font-style="italic" style:font-style-asian="italic" style:font-style-complex="italic" fo:color="#000000"/>
    </style:style>
    <style:style style:name="T2554" style:parent-style-name="DefaultParagraphFont" style:family="text">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55"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56"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57"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58" style:parent-style-name="Standard"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59"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60"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61"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62"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63"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64" style:parent-style-name="Textbody"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style:style>
    <style:style style:name="P2565" style:parent-style-name="TableContents" style:family="paragraph">
      <style:text-properties style:font-name-complex="Verdana" fo:font-size="10pt" style:font-size-asian="10pt" style:font-size-complex="10pt"/>
    </style:style>
    <style:style style:name="P2566" style:parent-style-name="TableContents" style:family="paragraph">
      <style:paragraph-properties style:line-height-at-least="0.1465in"/>
      <style:text-properties style:font-name-complex="Verdana" fo:font-weight="bold" style:font-weight-asian="bold" style:font-weight-complex="bold" fo:font-style="italic" style:font-style-asian="italic" style:font-style-complex="italic" fo:color="#000000" fo:font-size="10pt" style:font-size-asian="10pt" style:font-size-complex="10pt"/>
    </style:style>
    <style:style style:name="P2567"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568" style:parent-style-name="Textbody" style:family="paragraph">
      <style:paragraph-properties fo:margin-bottom="0in" style:line-height-at-least="0.1465in"/>
      <style:text-properties style:font-name-complex="Verdana" fo:font-style="italic" style:font-style-asian="italic" style:font-style-complex="italic" fo:color="#000000" fo:font-size="10pt" style:font-size-asian="10pt" style:font-size-complex="10pt"/>
    </style:style>
    <style:style style:name="T2569" style:parent-style-name="DefaultParagraphFont" style:family="text">
      <style:text-properties style:font-name="Verdana" style:font-name-complex="Verdana" fo:font-weight="bold" style:font-weight-asian="bold" style:font-weight-complex="bold" fo:color="#000000" fo:font-size="10pt" style:font-size-asian="10pt" style:font-size-complex="10pt"/>
    </style:style>
    <style:style style:name="P2570" style:parent-style-name="Standard" style:family="paragraph">
      <style:text-properties style:font-name="Verdana" style:font-name-complex="Verdana" fo:font-weight="bold" style:font-weight-asian="bold" style:font-weight-complex="bold" fo:color="#000000" fo:font-size="10pt" style:font-size-asian="10pt" style:font-size-complex="10pt"/>
    </style:style>
    <style:style style:name="TableColumn2572" style:family="table-column">
      <style:table-column-properties style:column-width="6.925in" style:use-optimal-column-width="false"/>
    </style:style>
    <style:style style:name="Table2571" style:family="table">
      <style:table-properties style:width="6.925in" fo:margin-left="0.0312in" table:align="left"/>
    </style:style>
    <style:style style:name="TableRow2573" style:family="table-row">
      <style:table-row-properties style:use-optimal-row-height="false"/>
    </style:style>
    <style:style style:name="TableCell2574" style:family="table-cell">
      <style:table-cell-properties fo:border="0.0034in solid #000000" fo:background-color="#EEEEEE" fo:padding-top="0.0381in" fo:padding-left="0.0381in" fo:padding-bottom="0.0381in" fo:padding-right="0.0381in"/>
    </style:style>
    <style:style style:name="T2575" style:parent-style-name="DefaultParagraphFont" style:family="text">
      <style:text-properties style:font-name="Verdana" style:font-name-complex="Verdana" fo:color="#000000" fo:font-size="10pt" style:font-size-asian="10pt" style:font-size-complex="10pt"/>
    </style:style>
    <style:style style:name="P2576" style:parent-style-name="Standard" style:family="paragraph">
      <style:text-properties style:font-name="Verdana" style:font-name-complex="Verdana" fo:color="#000000" fo:font-size="10pt" style:font-size-asian="10pt" style:font-size-complex="10pt"/>
    </style:style>
    <style:style style:name="P2577" style:parent-style-name="Textbody" style:family="paragraph">
      <style:text-properties style:font-name="Verdana" style:font-name-complex="Verdana" fo:color="#000000" fo:font-size="10pt" style:font-size-asian="10pt" style:font-size-complex="10pt"/>
    </style:style>
    <style:style style:name="P2578" style:parent-style-name="ListContents" style:family="paragraph">
      <style:paragraph-properties style:line-height-at-least="0.1979in" fo:margin-left="0in">
        <style:tab-stops/>
      </style:paragraph-properties>
      <style:text-properties style:font-name="Verdana" style:font-name-complex="Verdana" fo:color="#000000" fo:font-size="10pt" style:font-size-asian="10pt" style:font-size-complex="10pt"/>
    </style:style>
    <style:style style:name="P2579" style:parent-style-name="ListContents" style:family="paragraph">
      <style:paragraph-properties style:line-height-at-least="0.1979in" fo:margin-left="0.7875in" fo:text-indent="0in">
        <style:tab-stops/>
      </style:paragraph-properties>
      <style:text-properties style:font-name="Verdana" style:font-name-complex="Verdana" fo:color="#000000" fo:font-size="10pt" style:font-size-asian="10pt" style:font-size-complex="10pt"/>
    </style:style>
    <style:style style:name="P2580" style:parent-style-name="ListContents" style:family="paragraph">
      <style:paragraph-properties style:line-height-at-least="0.1979in" fo:margin-left="0in">
        <style:tab-stops/>
      </style:paragraph-properties>
      <style:text-properties style:font-name="Verdana" style:font-name-complex="Verdana" fo:color="#000000" fo:font-size="10pt" style:font-size-asian="10pt" style:font-size-complex="10pt"/>
    </style:style>
    <style:style style:name="P2581" style:parent-style-name="ListContents" style:family="paragraph">
      <style:paragraph-properties style:line-height-at-least="0.1979in" fo:margin-left="0.7875in" fo:text-indent="0in">
        <style:tab-stops/>
      </style:paragraph-properties>
      <style:text-properties style:font-name="Verdana" style:font-name-complex="Verdana" fo:color="#000000" fo:font-size="10pt" style:font-size-asian="10pt" style:font-size-complex="10pt"/>
    </style:style>
    <style:style style:name="P2582" style:parent-style-name="ListContents" style:family="paragraph">
      <style:paragraph-properties style:line-height-at-least="0.1979in" fo:margin-left="0in">
        <style:tab-stops/>
      </style:paragraph-properties>
      <style:text-properties style:font-name="Verdana" style:font-name-complex="Verdana" fo:color="#000000" fo:font-size="10pt" style:font-size-asian="10pt" style:font-size-complex="10pt"/>
    </style:style>
    <style:style style:name="P2583" style:parent-style-name="ListContents" style:family="paragraph">
      <style:paragraph-properties style:line-height-at-least="0.1979in" fo:margin-left="0.7875in" fo:text-indent="0in">
        <style:tab-stops/>
      </style:paragraph-properties>
      <style:text-properties style:font-name="Verdana" style:font-name-complex="Verdana" fo:color="#000000" fo:font-size="10pt" style:font-size-asian="10pt" style:font-size-complex="10pt"/>
    </style:style>
    <style:style style:name="P2584" style:parent-style-name="ListContents" style:family="paragraph">
      <style:paragraph-properties style:line-height-at-least="0.1979in" fo:margin-left="0in">
        <style:tab-stops/>
      </style:paragraph-properties>
      <style:text-properties style:font-name="Verdana" style:font-name-complex="Verdana" fo:color="#000000" fo:font-size="10pt" style:font-size-asian="10pt" style:font-size-complex="10pt"/>
    </style:style>
    <style:style style:name="P2585" style:parent-style-name="ListContents" style:family="paragraph">
      <style:paragraph-properties fo:margin-bottom="0.1965in" style:line-height-at-least="0.1979in" fo:margin-left="0.7875in" fo:text-indent="0in">
        <style:tab-stops/>
      </style:paragraph-properties>
    </style:style>
    <style:style style:name="T2586" style:parent-style-name="DefaultParagraphFont" style:family="text">
      <style:text-properties style:font-name="Verdana" style:font-name-complex="Verdana" fo:color="#000000" fo:font-size="10pt" style:font-size-asian="10pt" style:font-size-complex="10pt"/>
    </style:style>
    <style:style style:name="T2587" style:parent-style-name="DefaultParagraphFont" style:family="text">
      <style:text-properties style:font-name="Verdana" style:font-name-complex="Verdana" fo:color="#000000" fo:font-size="10pt" style:font-size-asian="10pt" style:font-size-complex="10pt"/>
    </style:style>
    <style:style style:name="T2588" style:parent-style-name="DefaultParagraphFont" style:family="text">
      <style:text-properties style:font-name="Verdana" style:font-name-complex="Verdana" fo:color="#000000" fo:font-size="10pt" style:font-size-asian="10pt" style:font-size-complex="10pt" style:text-underline-type="single" style:text-underline-style="solid" style:text-underline-width="auto" style:text-underline-mode="continuous"/>
    </style:style>
    <style:style style:name="T2589" style:parent-style-name="DefaultParagraphFont" style:family="text">
      <style:text-properties style:font-name="Verdana" style:font-name-complex="Verdana" fo:color="#000000" fo:font-size="10pt" style:font-size-asian="10pt" style:font-size-complex="10pt"/>
    </style:style>
    <style:style style:name="P2590" style:parent-style-name="ListContents" style:family="paragraph">
      <style:paragraph-properties fo:margin-bottom="0.1965in" style:line-height-at-least="0.1979in" fo:margin-left="0.7875in">
        <style:tab-stops/>
      </style:paragraph-properties>
      <style:text-properties style:font-name="Verdana" style:font-name-complex="Verdana" fo:font-weight="bold" style:font-weight-asian="bold" style:font-weight-complex="bold" fo:color="#000000" style:text-position="super 65%" fo:font-size="10pt" style:font-size-asian="10pt" style:font-size-complex="10pt"/>
    </style:style>
    <style:style style:name="P2591" style:parent-style-name="Standard" style:family="paragraph">
      <style:text-properties style:font-name="Verdana" style:font-name-complex="Verdana" fo:color="#000000" fo:font-size="10pt" style:font-size-asian="10pt" style:font-size-complex="10pt"/>
    </style:style>
    <style:style style:name="P2592" style:parent-style-name="Standard" style:family="paragraph">
      <style:text-properties style:font-name="Verdana" style:font-name-complex="Verdana" fo:color="#000000" fo:font-size="10pt" style:font-size-asian="10pt" style:font-size-complex="10pt"/>
    </style:style>
    <style:style style:name="P2593" style:parent-style-name="Textbody" style:family="paragraph">
      <style:paragraph-properties style:line-height-at-least="0.1465in"/>
      <style:text-properties style:font-name="Verdana" style:font-name-complex="Verdana" fo:font-weight="bold" style:font-weight-asian="bold" style:font-weight-complex="bold" fo:color="#000000" style:text-position="super 65%" fo:font-size="20pt" style:font-size-asian="20pt" style:font-size-complex="20pt"/>
    </style:style>
    <style:style style:name="P2594" style:parent-style-name="Textbody" style:family="paragraph">
      <style:paragraph-properties style:line-height-at-least="0.1465in"/>
      <style:text-properties style:font-name="Verdana" style:font-name-complex="Verdana" fo:font-weight="bold" style:font-weight-asian="bold" style:font-weight-complex="bold" fo:color="#000000" style:text-position="super 65%" fo:font-size="20pt" style:font-size-asian="20pt" style:font-size-complex="20pt"/>
    </style:style>
    <style:style style:name="P2595" style:parent-style-name="Textbody" style:family="paragraph">
      <style:paragraph-properties style:line-height-at-least="0.1465in"/>
      <style:text-properties style:font-name="Verdana" style:font-name-complex="Verdana" fo:font-weight="bold" style:font-weight-asian="bold" style:font-weight-complex="bold" fo:color="#000000" style:text-position="super 65%" fo:font-size="20pt" style:font-size-asian="20pt" style:font-size-complex="20pt"/>
    </style:style>
    <style:style style:name="T2596" style:parent-style-name="DefaultParagraphFont" style:family="text">
      <style:text-properties style:font-name="Verdana" style:font-name-complex="Verdana" fo:font-style="italic" style:font-style-asian="italic" style:font-style-complex="italic" fo:color="#000000" style:text-position="super 65%" fo:font-size="20pt" style:font-size-asian="20pt" style:font-size-complex="20pt"/>
    </style:style>
    <style:style style:name="TableColumn2598" style:family="table-column">
      <style:table-column-properties style:column-width="3.4625in" style:use-optimal-column-width="false"/>
    </style:style>
    <style:style style:name="TableColumn2599" style:family="table-column">
      <style:table-column-properties style:column-width="0.9506in" style:use-optimal-column-width="false"/>
    </style:style>
    <style:style style:name="Table2597" style:family="table">
      <style:table-properties style:width="4.4131in" fo:margin-left="0.0312in" table:align="left"/>
    </style:style>
    <style:style style:name="TableRow2600" style:family="table-row">
      <style:table-row-properties style:use-optimal-row-height="false"/>
    </style:style>
    <style:style style:name="TableCell260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602" style:parent-style-name="TableContents" style:family="paragraph">
      <style:text-properties style:font-name="Verdana" style:font-name-complex="Verdana"/>
    </style:style>
    <style:style style:name="TableCell2603" style:family="table-cell">
      <style:table-cell-properties fo:border="0.0034in solid #000000" fo:padding-top="0.0381in" fo:padding-left="0.0381in" fo:padding-bottom="0.0381in" fo:padding-right="0.0381in"/>
    </style:style>
    <style:style style:name="P2604" style:parent-style-name="TableContents" style:family="paragraph">
      <style:text-properties style:font-name="Verdana" style:font-name-complex="Verdana" fo:font-size="20pt" style:font-size-asian="20pt" style:font-size-complex="20pt"/>
    </style:style>
    <style:style style:name="TableRow2605" style:family="table-row">
      <style:table-row-properties style:use-optimal-row-height="false"/>
    </style:style>
    <style:style style:name="TableCell2606" style:family="table-cell">
      <style:table-cell-properties fo:border-top="none" fo:border-left="0.0034in solid #000000" fo:border-bottom="0.0034in solid #000000" fo:border-right="none" fo:padding-top="0.0381in" fo:padding-left="0.0381in" fo:padding-bottom="0.0381in" fo:padding-right="0.0381in"/>
    </style:style>
    <style:style style:name="P2607" style:parent-style-name="TableContents" style:family="paragraph">
      <style:text-properties style:font-name="Verdana" style:font-name-complex="Verdana"/>
    </style:style>
    <style:style style:name="TableCell26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09" style:parent-style-name="TableContents" style:family="paragraph">
      <style:text-properties style:font-name="Verdana" style:font-name-complex="Verdana"/>
    </style:style>
    <style:style style:name="TableRow2610" style:family="table-row">
      <style:table-row-properties style:use-optimal-row-height="false"/>
    </style:style>
    <style:style style:name="TableCell2611" style:family="table-cell">
      <style:table-cell-properties fo:border-top="none" fo:border-left="0.0034in solid #000000" fo:border-bottom="0.0034in solid #000000" fo:border-right="none" fo:padding-top="0.0381in" fo:padding-left="0.0381in" fo:padding-bottom="0.0381in" fo:padding-right="0.0381in"/>
    </style:style>
    <style:style style:name="P2612" style:parent-style-name="TableContents" style:family="paragraph">
      <style:text-properties style:font-name="Verdana" style:font-name-complex="Verdana"/>
    </style:style>
    <style:style style:name="TableCell26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14" style:parent-style-name="TableContents" style:family="paragraph">
      <style:text-properties style:font-name="Verdana" style:font-name-complex="Verdana"/>
    </style:style>
    <style:style style:name="TableRow2615" style:family="table-row">
      <style:table-row-properties style:use-optimal-row-height="false"/>
    </style:style>
    <style:style style:name="TableCell2616" style:family="table-cell">
      <style:table-cell-properties fo:border-top="none" fo:border-left="0.0034in solid #000000" fo:border-bottom="0.0034in solid #000000" fo:border-right="none" fo:padding-top="0.0381in" fo:padding-left="0.0381in" fo:padding-bottom="0.0381in" fo:padding-right="0.0381in"/>
    </style:style>
    <style:style style:name="P2617" style:parent-style-name="TableContents" style:family="paragraph">
      <style:text-properties style:font-name="Verdana" style:font-name-complex="Verdana"/>
    </style:style>
    <style:style style:name="TableCell26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19" style:parent-style-name="TableContents" style:family="paragraph">
      <style:text-properties style:font-name="Verdana" style:font-name-complex="Verdana"/>
    </style:style>
    <style:style style:name="TableRow2620" style:family="table-row">
      <style:table-row-properties style:use-optimal-row-height="false"/>
    </style:style>
    <style:style style:name="TableCell2621" style:family="table-cell">
      <style:table-cell-properties fo:border-top="none" fo:border-left="0.0034in solid #000000" fo:border-bottom="0.0034in solid #000000" fo:border-right="none" fo:padding-top="0.0381in" fo:padding-left="0.0381in" fo:padding-bottom="0.0381in" fo:padding-right="0.0381in"/>
    </style:style>
    <style:style style:name="P2622" style:parent-style-name="TableContents" style:family="paragraph">
      <style:text-properties style:font-name="Verdana" style:font-name-complex="Verdana"/>
    </style:style>
    <style:style style:name="TableCell26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24" style:parent-style-name="TableContents" style:family="paragraph">
      <style:text-properties style:font-name="Verdana" style:font-name-complex="Verdana"/>
    </style:style>
    <style:style style:name="P2625" style:parent-style-name="Textbody" style:family="paragraph">
      <style:paragraph-properties style:line-height-at-least="0.1465in" fo:margin-left="0.9847in">
        <style:tab-stops/>
      </style:paragraph-properties>
      <style:text-properties style:font-name="Verdana" style:font-name-complex="Verdana" fo:font-weight="bold" style:font-weight-asian="bold" style:font-weight-complex="bold" fo:color="#000000" fo:font-size="10pt" style:font-size-asian="10pt" style:font-size-complex="10pt"/>
    </style:style>
    <style:style style:name="P2626" style:parent-style-name="Standard" style:family="paragraph">
      <style:text-properties style:font-name="Verdana" style:font-name-complex="Verdana" fo:font-weight="bold" style:font-weight-asian="bold" style:font-weight-complex="bold" fo:color="#000000" fo:font-size="10pt" style:font-size-asian="10pt" style:font-size-complex="10pt"/>
    </style:style>
    <style:style style:name="TableColumn2628" style:family="table-column">
      <style:table-column-properties style:column-width="7.1305in" style:use-optimal-column-width="false"/>
    </style:style>
    <style:style style:name="Table2627" style:family="table">
      <style:table-properties style:width="7.1305in" fo:margin-left="0.0076in" table:align="left"/>
    </style:style>
    <style:style style:name="TableRow2629" style:family="table-row">
      <style:table-row-properties style:min-row-height="9.0527in" style:use-optimal-row-height="false"/>
    </style:style>
    <style:style style:name="TableCell2630" style:family="table-cell">
      <style:table-cell-properties fo:border="0.0034in solid #000000" fo:background-color="#EEEEEE" fo:padding-top="0.0381in" fo:padding-left="0.0381in" fo:padding-bottom="0.0381in" fo:padding-right="0.0381in"/>
    </style:style>
    <style:style style:name="T2631"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632" style:parent-style-name="DefaultParagraphFont" style:family="text">
      <style:text-properties fo:font-style="italic" style:font-style-asian="italic" style:font-style-complex="italic"/>
    </style:style>
    <style:style style:name="T2633" style:parent-style-name="DefaultParagraphFont" style:family="text">
      <style:text-properties fo:font-style="italic" style:font-style-asian="italic" style:font-style-complex="italic"/>
    </style:style>
    <style:style style:name="T2634"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635" style:parent-style-name="DefaultParagraphFont" style:family="text">
      <style:text-properties fo:font-style="italic" style:font-style-asian="italic" style:font-style-complex="italic"/>
    </style:style>
    <style:style style:name="T2636"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637"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638" style:parent-style-name="DefaultParagraphFont" style:family="text">
      <style:text-properties fo:font-style="italic" style:font-style-asian="italic" style:font-style-complex="italic"/>
    </style:style>
    <style:style style:name="T2639" style:parent-style-name="DefaultParagraphFont" style:family="text">
      <style:text-properties fo:font-style="italic" style:font-style-asian="italic" style:font-style-complex="italic"/>
    </style:style>
    <style:style style:name="T2640" style:parent-style-name="DefaultParagraphFont" style:family="text">
      <style:text-properties fo:font-style="italic" style:font-style-asian="italic" style:font-style-complex="italic"/>
    </style:style>
    <style:style style:name="P2641" style:parent-style-name="Textbody" style:family="paragraph">
      <style:paragraph-properties fo:margin-left="0.4923in">
        <style:tab-stops/>
      </style:paragraph-properties>
    </style:style>
    <style:style style:name="T2642" style:parent-style-name="DefaultParagraphFont" style:family="text">
      <style:text-properties fo:font-style="italic" style:font-style-asian="italic" style:font-style-complex="italic"/>
    </style:style>
    <style:style style:name="T2643"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644" style:parent-style-name="DefaultParagraphFont" style:family="text">
      <style:text-properties fo:font-style="italic" style:font-style-asian="italic" style:font-style-complex="italic"/>
    </style:style>
    <style:style style:name="T2645"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646" style:parent-style-name="DefaultParagraphFont" style:family="text">
      <style:text-properties fo:font-style="italic" style:font-style-asian="italic" style:font-style-complex="italic"/>
    </style:style>
    <style:style style:name="P2647" style:parent-style-name="Standard" style:family="paragraph">
      <style:paragraph-properties style:line-height-at-least="0.1465in"/>
    </style:style>
    <style:style style:name="T2648" style:parent-style-name="DefaultParagraphFont" style:family="text">
      <style:text-properties style:font-name="Verdana" style:font-name-complex="Verdana" fo:color="#000000" fo:font-size="10pt" style:font-size-asian="10pt" style:font-size-complex="10pt"/>
    </style:style>
    <style:style style:name="T2649" style:parent-style-name="DefaultParagraphFont" style:family="text">
      <style:text-properties style:font-name="Verdana" style:font-name-complex="Verdana" fo:color="#000000" fo:font-size="10pt" style:font-size-asian="10pt" style:font-size-complex="10pt"/>
    </style:style>
    <style:style style:name="T2650"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651" style:parent-style-name="DefaultParagraphFont" style:family="text">
      <style:text-properties style:font-name="Verdana" style:font-name-complex="Verdana" fo:color="#000000" fo:font-size="10pt" style:font-size-asian="10pt" style:font-size-complex="10pt"/>
    </style:style>
    <style:style style:name="P2652"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653" style:parent-style-name="Standard" style:family="paragraph">
      <style:paragraph-properties style:line-height-at-least="0.1465in"/>
    </style:style>
    <style:style style:name="T2654" style:parent-style-name="DefaultParagraphFont" style:family="text">
      <style:text-properties style:font-name="Verdana" style:font-name-complex="Verdana" fo:color="#000000" fo:font-size="10pt" style:font-size-asian="10pt" style:font-size-complex="10pt"/>
    </style:style>
    <style:style style:name="T2655"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2656"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2657"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658"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659"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660" style:parent-style-name="Standard" style:family="paragraph">
      <style:paragraph-properties style:line-height-at-least="0.1465in"/>
    </style:style>
    <style:style style:name="T2661" style:parent-style-name="DefaultParagraphFont" style:family="text">
      <style:text-properties style:font-name="Verdana" style:font-name-complex="Verdana" fo:color="#000000" fo:font-size="10pt" style:font-size-asian="10pt" style:font-size-complex="10pt"/>
    </style:style>
    <style:style style:name="T2662"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2663"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2664"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2665" style:parent-style-name="Standard" style:family="paragraph">
      <style:paragraph-properties style:line-height-at-least="0.1465in"/>
      <style:text-properties style:font-name="Verdana" style:font-name-complex="Verdana" fo:font-style="italic" style:font-style-asian="italic" style:font-style-complex="italic" fo:color="#000000" fo:font-size="10pt" style:font-size-asian="10pt" style:font-size-complex="10pt"/>
    </style:style>
    <style:style style:name="P2666" style:parent-style-name="Standard" style:family="paragraph">
      <style:paragraph-properties style:line-height-at-least="0.1465in"/>
    </style:style>
    <style:style style:name="T2667"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2668"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2669" style:parent-style-name="DefaultParagraphFont" style:family="text">
      <style:text-properties style:font-name="Verdana" style:font-name-complex="Verdana" fo:color="#000000" fo:font-size="10pt" style:font-size-asian="10pt" style:font-size-complex="10pt"/>
    </style:style>
    <style:style style:name="T2670" style:parent-style-name="DefaultParagraphFont" style:family="text">
      <style:text-properties style:font-name="Verdana"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671" style:parent-style-name="DefaultParagraphFont" style:family="text">
      <style:text-properties style:font-name="Verdana" style:font-name-complex="Verdana" fo:color="#000000" fo:font-size="10pt" style:font-size-asian="10pt" style:font-size-complex="10pt"/>
    </style:style>
    <style:style style:name="T2672" style:parent-style-name="DefaultParagraphFont" style:family="text">
      <style:text-properties style:font-name="Verdana"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673" style:parent-style-name="DefaultParagraphFont" style:family="text">
      <style:text-properties style:font-name="Verdana" style:font-name-complex="Verdana" fo:color="#000000" fo:font-size="10pt" style:font-size-asian="10pt" style:font-size-complex="10pt"/>
    </style:style>
    <style:style style:name="P2674"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675" style:parent-style-name="Standard" style:family="paragraph">
      <style:paragraph-properties style:line-height-at-least="0.1465in"/>
    </style:style>
    <style:style style:name="T2676"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2677"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2678" style:parent-style-name="Standard" style:family="paragraph">
      <style:paragraph-properties style:line-height-at-least="0.1465in"/>
    </style:style>
    <style:style style:name="T2679"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2680" style:parent-style-name="Standard" style:family="paragraph">
      <style:paragraph-properties style:line-height-at-least="0.1465in"/>
      <style:text-properties style:font-name="Verdana" style:font-name-complex="Verdana" fo:font-style="italic" style:font-style-asian="italic" style:font-style-complex="italic" fo:color="#000000" fo:font-size="10pt" style:font-size-asian="10pt" style:font-size-complex="10pt"/>
    </style:style>
    <style:style style:name="P2681" style:parent-style-name="Standard" style:family="paragraph">
      <style:paragraph-properties style:line-height-at-least="0.1465in"/>
    </style:style>
    <style:style style:name="T2682" style:parent-style-name="DefaultParagraphFont" style:family="text">
      <style:text-properties style:font-name="Verdana" style:font-name-complex="Verdana" fo:color="#000000" fo:font-size="10pt" style:font-size-asian="10pt" style:font-size-complex="10pt"/>
    </style:style>
    <style:style style:name="T2683" style:parent-style-name="DefaultParagraphFont" style:family="text">
      <style:text-properties style:font-name="Verdana" style:font-name-complex="Verdana" fo:color="#000000" fo:font-size="10pt" style:font-size-asian="10pt" style:font-size-complex="10pt"/>
    </style:style>
    <style:style style:name="T2684"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685" style:parent-style-name="DefaultParagraphFont" style:family="text">
      <style:text-properties style:font-name="Verdana" style:font-name-complex="Verdana" fo:color="#000000" fo:font-size="10pt" style:font-size-asian="10pt" style:font-size-complex="10pt"/>
    </style:style>
    <style:style style:name="P2686"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687" style:parent-style-name="Standard" style:family="paragraph">
      <style:paragraph-properties style:line-height-at-least="0.1465in" fo:margin-left="0.4923in">
        <style:tab-stops/>
      </style:paragraph-properties>
    </style:style>
    <style:style style:name="T2688"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2689" style:parent-style-name="Standard" style:family="paragraph">
      <style:paragraph-properties style:line-height-at-least="0.1465in"/>
      <style:text-properties style:font-name="Verdana" style:font-name-complex="Verdana" fo:font-style="italic" style:font-style-asian="italic" style:font-style-complex="italic" fo:color="#000000" fo:font-size="10pt" style:font-size-asian="10pt" style:font-size-complex="10pt"/>
    </style:style>
    <style:style style:name="P2690"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691"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692" style:parent-style-name="Standard" style:family="paragraph">
      <style:paragraph-properties style:line-height-at-least="0.1465in"/>
    </style:style>
    <style:style style:name="T2693" style:parent-style-name="DefaultParagraphFont" style:family="text">
      <style:text-properties style:font-name="Verdana" style:font-name-complex="Verdana" fo:color="#000000" fo:font-size="10pt" style:font-size-asian="10pt" style:font-size-complex="10pt"/>
    </style:style>
    <style:style style:name="T2694"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T2695" style:parent-style-name="DefaultParagraphFont" style:family="text">
      <style:text-properties style:font-name="Verdana" style:font-name-complex="Verdana" fo:font-style="italic" style:font-style-asian="italic" style:font-style-complex="italic" fo:color="#000000" fo:font-size="10pt" style:font-size-asian="10pt" style:font-size-complex="10pt"/>
    </style:style>
    <style:style style:name="P2696"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697"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698" style:parent-style-name="Textbody" style:family="paragraph">
      <style:paragraph-properties style:line-height-at-least="0.1979in"/>
      <style:text-properties style:font-name="Verdana" style:font-name-complex="Verdana" fo:color="#000000" fo:font-size="10pt" style:font-size-asian="10pt" style:font-size-complex="10pt"/>
    </style:style>
    <style:style style:name="P2699" style:parent-style-name="Textbody" style:family="paragraph">
      <style:paragraph-properties style:line-height-at-least="0.1979in"/>
      <style:text-properties style:font-name="Verdana" style:font-name-complex="Verdana" fo:color="#000000" fo:font-size="10pt" style:font-size-asian="10pt" style:font-size-complex="10pt"/>
    </style:style>
    <style:style style:name="P2700" style:parent-style-name="Textbody" style:family="paragraph">
      <style:paragraph-properties style:line-height-at-least="0.1979in"/>
      <style:text-properties style:font-name="Verdana" style:font-name-complex="Verdana" fo:color="#000000" fo:font-size="10pt" style:font-size-asian="10pt" style:font-size-complex="10pt"/>
    </style:style>
    <style:style style:name="P2701" style:parent-style-name="Standard"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702"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703"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704"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705"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TableColumn2707" style:family="table-column">
      <style:table-column-properties style:column-width="3.4625in" style:use-optimal-column-width="false"/>
    </style:style>
    <style:style style:name="TableColumn2708" style:family="table-column">
      <style:table-column-properties style:column-width="3.4625in" style:use-optimal-column-width="false"/>
    </style:style>
    <style:style style:name="Table2706" style:family="table">
      <style:table-properties style:width="6.925in" fo:margin-left="0.0312in" table:align="left"/>
    </style:style>
    <style:style style:name="TableRow2709" style:family="table-row">
      <style:table-row-properties style:use-optimal-row-height="false"/>
    </style:style>
    <style:style style:name="TableCell2710" style:family="table-cell">
      <style:table-cell-properties fo:border-top="0.0034in solid #000000" fo:border-left="0.0034in solid #000000" fo:border-bottom="0.0034in solid #000000" fo:border-right="none" fo:background-color="#EEEEEE" fo:padding-top="0.0381in" fo:padding-left="0.0381in" fo:padding-bottom="0.0381in" fo:padding-right="0.0381in"/>
    </style:style>
    <style:style style:name="P2711" style:parent-style-name="Standard" style:family="paragraph">
      <style:paragraph-properties fo:text-align="center" style:line-height-at-least="0.1465in"/>
      <style:text-properties style:font-name="Verdana" style:font-name-complex="Verdana" fo:font-weight="bold" style:font-weight-asian="bold" style:font-weight-complex="bold" fo:color="#000000" fo:font-size="10pt" style:font-size-asian="10pt" style:font-size-complex="10pt"/>
    </style:style>
    <style:style style:name="TableCell2712" style:family="table-cell">
      <style:table-cell-properties fo:border="0.0034in solid #000000" fo:background-color="#EEEEEE" fo:padding-top="0.0381in" fo:padding-left="0.0381in" fo:padding-bottom="0.0381in" fo:padding-right="0.0381in"/>
    </style:style>
    <style:style style:name="P2713" style:parent-style-name="TableContents" style:family="paragraph">
      <style:paragraph-properties fo:text-align="center"/>
      <style:text-properties style:font-name="Verdana" style:font-name-complex="Verdana" fo:font-weight="bold" style:font-weight-asian="bold" style:font-weight-complex="bold" fo:font-size="10pt" style:font-size-asian="10pt" style:font-size-complex="10pt"/>
    </style:style>
    <style:style style:name="TableRow2714" style:family="table-row">
      <style:table-row-properties style:use-optimal-row-height="false"/>
    </style:style>
    <style:style style:name="TableCell2715"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ableCell2716"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2717" style:parent-style-name="Textbody" style:family="paragraph"/>
    <style:style style:name="P2718" style:parent-style-name="Textbody" style:family="paragraph"/>
    <style:style style:name="P2719" style:parent-style-name="Textbody" style:family="paragraph"/>
    <style:style style:name="T2720" style:parent-style-name="DefaultParagraphFont" style:family="text">
      <style:text-properties fo:color="#000000"/>
    </style:style>
    <style:style style:name="T2721" style:parent-style-name="DefaultParagraphFont" style:family="text">
      <style:text-properties fo:color="#000000" style:text-underline-type="single" style:text-underline-style="solid" style:text-underline-width="auto" style:text-underline-mode="continuous"/>
    </style:style>
    <style:style style:name="T2722" style:parent-style-name="DefaultParagraphFont" style:family="text">
      <style:text-properties fo:color="#000000"/>
    </style:style>
    <style:style style:name="TableRow2723" style:family="table-row">
      <style:table-row-properties style:use-optimal-row-height="false"/>
    </style:style>
    <style:style style:name="TableCell2724"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P2725" style:parent-style-name="Standard" style:family="paragraph">
      <style:paragraph-properties style:line-height-at-least="0.1465in"/>
      <style:text-properties style:font-name="Verdana" style:font-name-complex="Verdana" fo:font-size="10pt" style:font-size-asian="10pt" style:font-size-complex="10pt"/>
    </style:style>
    <style:style style:name="P2726" style:parent-style-name="Standard" style:family="paragraph">
      <style:paragraph-properties style:line-height-at-least="0.1465in"/>
      <style:text-properties style:font-name="Verdana" style:font-name-complex="Verdana" fo:font-size="10pt" style:font-size-asian="10pt" style:font-size-complex="10pt"/>
    </style:style>
    <style:style style:name="P2727" style:parent-style-name="Standard" style:family="paragraph">
      <style:paragraph-properties style:line-height-at-least="0.1465in"/>
      <style:text-properties style:font-name="Verdana" style:font-name-complex="Verdana" fo:font-size="10pt" style:font-size-asian="10pt" style:font-size-complex="10pt"/>
    </style:style>
    <style:style style:name="P2728" style:parent-style-name="Standard" style:family="paragraph">
      <style:paragraph-properties style:line-height-at-least="0.1465in"/>
      <style:text-properties style:font-name="Verdana" style:font-name-complex="Verdana" fo:font-size="10pt" style:font-size-asian="10pt" style:font-size-complex="10pt"/>
    </style:style>
    <style:style style:name="P2729" style:parent-style-name="Standard" style:family="paragraph">
      <style:paragraph-properties style:line-height-at-least="0.1465in"/>
      <style:text-properties style:font-name="Verdana" style:font-name-complex="Verdana" fo:font-size="10pt" style:font-size-asian="10pt" style:font-size-complex="10pt"/>
    </style:style>
    <style:style style:name="P2730" style:parent-style-name="Standard" style:family="paragraph">
      <style:paragraph-properties style:line-height-at-least="0.1465in"/>
      <style:text-properties style:font-name="Verdana" style:font-name-complex="Verdana" fo:font-size="10pt" style:font-size-asian="10pt" style:font-size-complex="10pt"/>
    </style:style>
    <style:style style:name="P2731" style:parent-style-name="Standard" style:family="paragraph">
      <style:paragraph-properties style:line-height-at-least="0.1465in"/>
      <style:text-properties style:font-name="Verdana" style:font-name-complex="Verdana" fo:font-size="10pt" style:font-size-asian="10pt" style:font-size-complex="10pt"/>
    </style:style>
    <style:style style:name="P2732" style:parent-style-name="Standard" style:family="paragraph">
      <style:paragraph-properties style:line-height-at-least="0.1465in"/>
      <style:text-properties style:font-name="Verdana" style:font-name-complex="Verdana" fo:font-size="10pt" style:font-size-asian="10pt" style:font-size-complex="10pt"/>
    </style:style>
    <style:style style:name="P2733" style:parent-style-name="Standard" style:family="paragraph">
      <style:paragraph-properties style:line-height-at-least="0.1465in"/>
      <style:text-properties style:font-name="Verdana" style:font-name-complex="Verdana" fo:font-size="10pt" style:font-size-asian="10pt" style:font-size-complex="10pt"/>
    </style:style>
    <style:style style:name="P2734" style:parent-style-name="Standard" style:family="paragraph">
      <style:paragraph-properties style:line-height-at-least="0.1465in"/>
      <style:text-properties style:font-name="Verdana" style:font-name-complex="Verdana" fo:font-size="10pt" style:font-size-asian="10pt" style:font-size-complex="10pt"/>
    </style:style>
    <style:style style:name="P2735" style:parent-style-name="Standard" style:family="paragraph">
      <style:paragraph-properties style:line-height-at-least="0.1465in"/>
      <style:text-properties style:font-name="Verdana" style:font-name-complex="Verdana" fo:font-size="10pt" style:font-size-asian="10pt" style:font-size-complex="10pt"/>
    </style:style>
    <style:style style:name="TableCell2736"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2737" style:parent-style-name="Textbody" style:family="paragraph"/>
    <style:style style:name="P2738" style:parent-style-name="Textbody" style:family="paragraph"/>
    <style:style style:name="P2739" style:parent-style-name="Textbody" style:family="paragraph"/>
    <style:style style:name="P2740" style:parent-style-name="Textbody" style:family="paragraph"/>
    <style:style style:name="TableRow2741" style:family="table-row">
      <style:table-row-properties style:use-optimal-row-height="false"/>
    </style:style>
    <style:style style:name="TableCell2742"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2743" style:parent-style-name="Emphasis" style:family="text">
      <style:text-properties fo:font-style="normal" style:font-style-asian="normal"/>
    </style:style>
    <style:style style:name="P2744" style:parent-style-name="NormalWeb" style:family="paragraph">
      <style:paragraph-properties style:line-height-at-least="0.1465in"/>
      <style:text-properties style:font-name-complex="Verdana" fo:color="#000000" fo:font-size="10pt" style:font-size-asian="10pt" style:font-size-complex="10pt"/>
    </style:style>
    <style:style style:name="TableCell2745"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2746" style:parent-style-name="Textbody" style:family="paragraph"/>
    <style:style style:name="P2747" style:parent-style-name="Textbody" style:family="paragraph"/>
    <style:style style:name="P2748" style:parent-style-name="Textbody" style:family="paragraph"/>
    <style:style style:name="P2749" style:parent-style-name="Textbody" style:family="paragraph"/>
    <style:style style:name="P2750" style:parent-style-name="Textbody" style:family="paragraph"/>
    <style:style style:name="P2751" style:parent-style-name="Textbody" style:family="paragraph"/>
    <style:style style:name="P2752" style:parent-style-name="Textbody" style:family="paragraph"/>
    <style:style style:name="T2753" style:parent-style-name="Emphasis" style:family="text">
      <style:text-properties fo:font-style="normal" style:font-style-asian="normal"/>
    </style:style>
    <style:style style:name="P2754" style:parent-style-name="Textbody" style:family="paragraph"/>
    <style:style style:name="T2755" style:parent-style-name="Emphasis" style:family="text">
      <style:text-properties fo:font-style="normal" style:font-style-asian="normal"/>
    </style:style>
    <style:style style:name="P2756" style:parent-style-name="NormalWeb" style:family="paragraph">
      <style:paragraph-properties style:line-height-at-least="0.1465in"/>
      <style:text-properties style:font-name-complex="Verdana" fo:color="#000000" fo:font-size="10pt" style:font-size-asian="10pt" style:font-size-complex="10pt"/>
    </style:style>
    <style:style style:name="TableRow2757" style:family="table-row">
      <style:table-row-properties style:use-optimal-row-height="false"/>
    </style:style>
    <style:style style:name="TableCell2758"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2759" style:parent-style-name="DefaultParagraphFont" style:family="text">
      <style:text-properties fo:color="#000000"/>
    </style:style>
    <style:style style:name="P2760" style:parent-style-name="Textbody" style:family="paragraph">
      <style:text-properties fo:color="#000000"/>
    </style:style>
    <style:style style:name="TableCell2761"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2762" style:parent-style-name="Textbody" style:family="paragraph"/>
    <style:style style:name="TableRow2763" style:family="table-row">
      <style:table-row-properties style:use-optimal-row-height="false"/>
    </style:style>
    <style:style style:name="TableCell2764"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ableCell2765"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2766" style:parent-style-name="Textbody" style:family="paragraph"/>
    <style:style style:name="P2767" style:parent-style-name="Textbody" style:family="paragraph">
      <style:paragraph-properties style:line-height-at-least="0.2708in"/>
    </style:style>
    <style:style style:name="T2768" style:parent-style-name="DefaultParagraphFont" style:family="text">
      <style:text-properties fo:color="#3B3835"/>
    </style:style>
    <style:style style:name="P2769" style:parent-style-name="Textbody" style:family="paragraph">
      <style:paragraph-properties style:line-height-at-least="0.2708in"/>
    </style:style>
    <style:style style:name="T2770" style:parent-style-name="DefaultParagraphFont" style:family="text">
      <style:text-properties fo:color="#3B3835"/>
    </style:style>
    <style:style style:name="TableRow2771" style:family="table-row">
      <style:table-row-properties style:use-optimal-row-height="false"/>
    </style:style>
    <style:style style:name="TableCell2772"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ableCell2773"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TableRow2774" style:family="table-row">
      <style:table-row-properties style:use-optimal-row-height="false"/>
    </style:style>
    <style:style style:name="TableCell2775"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ableCell2776"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2777" style:parent-style-name="Textbody" style:family="paragraph">
      <style:text-properties style:font-name-complex="Verdana" fo:font-size="10pt" style:font-size-asian="10pt" style:font-size-complex="10pt"/>
    </style:style>
    <style:style style:name="P2778" style:parent-style-name="Textbody" style:family="paragraph"/>
    <style:style style:name="T2779" style:parent-style-name="DefaultParagraphFont" style:family="text">
      <style:text-properties fo:color="#000000"/>
    </style:style>
    <style:style style:name="T2780" style:parent-style-name="DefaultParagraphFont" style:family="text">
      <style:text-properties fo:color="#000080" fo:font-size="14pt" style:font-size-asian="14pt"/>
    </style:style>
    <style:style style:name="P2781" style:parent-style-name="Textbody" style:family="paragraph"/>
    <style:style style:name="P2782" style:parent-style-name="Textbody" style:family="paragraph"/>
    <style:style style:name="TableRow2783" style:family="table-row">
      <style:table-row-properties style:use-optimal-row-height="false"/>
    </style:style>
    <style:style style:name="TableCell2784"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ableCell2785"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2786" style:parent-style-name="Textbody" style:family="paragraph"/>
    <style:style style:name="P2787" style:parent-style-name="Textbody" style:family="paragraph"/>
    <style:style style:name="P2788" style:parent-style-name="Textbody" style:family="paragraph">
      <style:text-properties fo:color="#000000"/>
    </style:style>
    <style:style style:name="TableRow2789" style:family="table-row">
      <style:table-row-properties style:use-optimal-row-height="false"/>
    </style:style>
    <style:style style:name="TableCell2790" style:family="table-cell">
      <style:table-cell-properties fo:border-top="none" fo:border-left="0.0034in solid #000000" fo:border-bottom="0.0034in solid #000000" fo:border-right="none" fo:background-color="#EEEEEE" fo:padding-top="0.0381in" fo:padding-left="0.0381in" fo:padding-bottom="0.0381in" fo:padding-right="0.0381in"/>
    </style:style>
    <style:style style:name="TableCell2791" style:family="table-cell">
      <style:table-cell-properties fo:border-top="none" fo:border-left="0.0034in solid #000000" fo:border-bottom="0.0034in solid #000000" fo:border-right="0.0034in solid #000000" fo:background-color="#EEEEEE" fo:padding-top="0.0381in" fo:padding-left="0.0381in" fo:padding-bottom="0.0381in" fo:padding-right="0.0381in"/>
    </style:style>
    <style:style style:name="P2792" style:parent-style-name="Standard" style:family="paragraph">
      <style:paragraph-properties style:line-height-at-least="0.1465in"/>
      <style:text-properties style:font-name="Verdana" style:font-name-complex="Verdana" fo:font-size="10pt" style:font-size-asian="10pt" style:font-size-complex="10pt"/>
    </style:style>
    <style:style style:name="P2793" style:parent-style-name="NormalWeb" style:family="paragraph">
      <style:paragraph-properties style:line-height-at-least="0.1465in"/>
      <style:text-properties style:font-name="Verdana" style:font-name-complex="Verdana" fo:font-size="10pt" style:font-size-asian="10pt" style:font-size-complex="10pt"/>
    </style:style>
    <style:style style:name="P2794" style:parent-style-name="TableContents" style:family="paragraph">
      <style:text-properties style:font-name="Verdana" style:font-name-complex="Verdana" fo:color="#000000" fo:font-size="10pt" style:font-size-asian="10pt" style:font-size-complex="10pt"/>
    </style:style>
    <style:style style:name="P2795" style:parent-style-name="Standard" style:family="paragraph">
      <style:paragraph-properties style:line-height-at-least="0.1465in"/>
      <style:text-properties style:font-name="Verdana" style:font-name-complex="Verdana" fo:color="#000000" fo:font-size="10pt" style:font-size-asian="10pt" style:font-size-complex="10pt"/>
    </style:style>
    <style:style style:name="P2796" style:parent-style-name="Textbody" style:family="paragraph">
      <style:text-properties style:font-name="Georgia, serif" fo:color="#999999" fo:font-size="9.5pt" style:font-size-asian="9.5pt"/>
    </style:style>
    <style:style style:name="P2797" style:parent-style-name="Heading4" style:family="paragraph">
      <style:paragraph-properties style:line-height-at-least="0.1666in"/>
      <style:text-properties style:font-name="Georgia, serif" fo:font-weight="normal" style:font-weight-asian="normal" fo:color="#333333" fo:font-size="9.5pt" style:font-size-asian="9.5pt"/>
    </style:style>
    <style:style style:name="P2798" style:parent-style-name="Heading4" style:family="paragraph">
      <style:paragraph-properties style:line-height-at-least="0.1666in"/>
      <style:text-properties style:font-name="Georgia, serif" style:font-name-complex="Verdana" fo:color="#000000" fo:font-size="10pt" style:font-size-asian="10pt" style:font-size-complex="10pt"/>
    </style:style>
    <style:style style:name="P2799"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00"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01"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02"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03"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04"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05"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06"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07"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08"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09"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10"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11"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12"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13"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14"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15"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16"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17"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18" style:parent-style-name="NormalWeb" style:family="paragraph">
      <style:paragraph-properties style:line-height-at-least="0.1465in"/>
      <style:text-properties style:font-name="Verdana" style:font-name-complex="Verdana" fo:color="#000000" fo:font-size="10pt" style:font-size-asian="10pt" style:font-size-complex="10pt"/>
    </style:style>
    <style:style style:name="P2819" style:parent-style-name="Textbody" style:family="paragraph">
      <style:paragraph-properties style:line-height-at-least="0.1465in"/>
      <style:text-properties style:font-name="Verdana" style:font-name-complex="Verdana" fo:font-weight="bold" style:font-weight-asian="bold" style:font-weight-complex="bold" fo:color="#000000" fo:font-size="10pt" style:font-size-asian="10pt" style:font-size-complex="10pt"/>
    </style:style>
    <style:style style:name="P2820" style:parent-style-name="body" style:family="paragraph">
      <style:text-properties fo:font-size="10pt" style:font-size-asian="10pt" style:font-size-complex="10pt"/>
    </style:style>
    <style:style style:name="P2821" style:parent-style-name="NormalWeb" style:family="paragraph">
      <style:paragraph-properties style:line-height-at-least="0.1465in"/>
    </style:style>
    <style:style style:name="T2822" style:parent-style-name="DefaultParagraphFont" style:family="text">
      <style:text-properties style:font-name="Verdana" style:font-name-complex="Verdana" fo:font-weight="bold" style:font-weight-asian="bold" style:font-weight-complex="bold" fo:font-size="10pt" style:font-size-asian="10pt" style:font-size-complex="10pt"/>
    </style:style>
    <style:style style:name="P2823" style:parent-style-name="Textbody" style:family="paragraph">
      <style:paragraph-properties fo:margin-bottom="0in" style:line-height-at-least="0.1666in"/>
    </style:style>
    <style:style style:name="T2824" style:parent-style-name="DefaultParagraphFont" style:family="text">
      <style:text-properties style:font-name="Verdana" style:font-name-complex="Verdana" fo:color="#000000" fo:font-size="10pt" style:font-size-asian="10pt" style:font-size-complex="10pt"/>
    </style:style>
    <style:style style:name="P2825" style:parent-style-name="Textbody" style:family="paragraph">
      <style:paragraph-properties fo:margin-bottom="0in" style:line-height-at-least="0.1666in"/>
    </style:style>
    <style:style style:name="T2826" style:parent-style-name="DefaultParagraphFont" style:family="text">
      <style:text-properties style:font-name="Verdana" style:font-name-complex="Verdana" fo:color="#000000" fo:font-size="10pt" style:font-size-asian="10pt" style:font-size-complex="10pt"/>
    </style:style>
    <style:style style:name="P2827" style:parent-style-name="Textbody" style:family="paragraph">
      <style:paragraph-properties fo:margin-bottom="0in" style:line-height-at-least="0.1666in"/>
    </style:style>
    <style:style style:name="T2828" style:parent-style-name="DefaultParagraphFont" style:family="text">
      <style:text-properties style:font-name="Verdana" style:font-name-complex="Verdana" fo:color="#000000" fo:font-size="10pt" style:font-size-asian="10pt" style:font-size-complex="10pt"/>
    </style:style>
    <style:style style:name="P2829" style:parent-style-name="Textbody" style:family="paragraph">
      <style:paragraph-properties fo:margin-bottom="0in" style:line-height-at-least="0.1666in"/>
      <style:text-properties style:font-name="Verdana" style:font-name-complex="Verdana" fo:color="#000000" fo:font-size="10pt" style:font-size-asian="10pt" style:font-size-complex="10pt"/>
    </style:style>
    <style:style style:name="P2830" style:parent-style-name="Textbody" style:family="paragraph">
      <style:paragraph-properties fo:margin-bottom="0in" style:line-height-at-least="0.1666in"/>
    </style:style>
    <style:style style:name="T2831" style:parent-style-name="DefaultParagraphFont" style:family="text">
      <style:text-properties style:font-name="Verdana" style:font-name-complex="Verdana" fo:color="#000000" fo:font-size="10pt" style:font-size-asian="10pt" style:font-size-complex="10pt"/>
    </style:style>
    <style:style style:name="T2832" style:parent-style-name="DefaultParagraphFont" style:family="text">
      <style:text-properties style:font-name="Verdana"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833" style:parent-style-name="DefaultParagraphFont" style:family="text">
      <style:text-properties style:font-name="Verdana" style:font-name-complex="Verdana" fo:color="#000000" fo:font-size="10pt" style:font-size-asian="10pt" style:font-size-complex="10pt"/>
    </style:style>
    <style:style style:name="P2834" style:parent-style-name="NormalWeb" style:family="paragraph">
      <style:paragraph-properties style:line-height-at-least="0.1465in"/>
    </style:style>
    <style:style style:name="T2835" style:parent-style-name="DefaultParagraphFont" style:family="text">
      <style:text-properties style:font-name="Verdana" style:font-name-complex="Verdana" fo:font-size="10pt" style:font-size-asian="10pt" style:font-size-complex="10pt"/>
    </style:style>
    <style:style style:name="T2836" style:parent-style-name="DefaultParagraphFont" style:family="text">
      <style:text-properties style:font-name="Verdana" style:font-name-complex="Verdana" fo:font-style="italic" style:font-style-asian="italic" style:font-style-complex="italic" fo:font-size="10pt" style:font-size-asian="10pt" style:font-size-complex="10pt"/>
    </style:style>
    <style:style style:name="T2837" style:parent-style-name="DefaultParagraphFont" style:family="text">
      <style:text-properties style:font-name="Verdana" style:font-name-complex="Verdana" fo:font-size="10pt" style:font-size-asian="10pt" style:font-size-complex="10pt"/>
    </style:style>
    <style:style style:name="T2838" style:parent-style-name="DefaultParagraphFont" style:family="text">
      <style:text-properties style:font-name="Verdana" style:font-name-complex="Verdana" fo:font-style="italic" style:font-style-asian="italic" style:font-style-complex="italic" fo:font-size="10pt" style:font-size-asian="10pt" style:font-size-complex="10pt"/>
    </style:style>
    <style:style style:name="T2839" style:parent-style-name="DefaultParagraphFont" style:family="text">
      <style:text-properties style:font-name="Verdana" style:font-name-complex="Verdana" fo:font-size="10pt" style:font-size-asian="10pt" style:font-size-complex="10pt"/>
    </style:style>
    <style:style style:name="T2840" style:parent-style-name="DefaultParagraphFont" style:family="text">
      <style:text-properties style:font-name="Verdana" style:font-name-complex="Verdana" fo:font-size="10pt" style:font-size-asian="10pt" style:font-size-complex="10pt"/>
    </style:style>
    <style:style style:name="T2841" style:parent-style-name="DefaultParagraphFont" style:family="text">
      <style:text-properties style:font-name="Verdana" style:font-name-complex="Verdana" fo:font-size="10pt" style:font-size-asian="10pt" style:font-size-complex="10pt"/>
    </style:style>
    <style:style style:name="P2842" style:parent-style-name="NormalWeb" style:family="paragraph">
      <style:paragraph-properties style:line-height-at-least="0.1465in"/>
    </style:style>
    <style:style style:name="T2843" style:parent-style-name="DefaultParagraphFont" style:family="text">
      <style:text-properties style:font-name="Verdana" style:font-name-complex="Verdana" fo:font-size="10pt" style:font-size-asian="10pt" style:font-size-complex="10pt"/>
    </style:style>
    <style:style style:name="T2844" style:parent-style-name="DefaultParagraphFont" style:family="text">
      <style:text-properties style:font-name="Verdana" style:font-name-complex="Verdana" fo:color="#000000" fo:font-size="10pt" style:font-size-asian="10pt" style:font-size-complex="10pt"/>
    </style:style>
    <style:style style:name="P2845" style:parent-style-name="Textbody" style:family="paragraph">
      <style:paragraph-properties fo:margin-bottom="0.1041in" style:line-height-at-least="0.1666in"/>
      <style:text-properties style:font-name="Verdana" style:font-name-complex="Verdana" fo:color="#000000" fo:font-size="10pt" style:font-size-asian="10pt" style:font-size-complex="10pt"/>
    </style:style>
    <style:style style:name="P2846" style:parent-style-name="Textbody" style:family="paragraph">
      <style:paragraph-properties fo:margin-bottom="0.1041in" style:line-height-at-least="0.1666in"/>
      <style:text-properties style:font-name="Verdana" style:font-name-complex="Verdana" fo:color="#000000" fo:font-size="10pt" style:font-size-asian="10pt" style:font-size-complex="10pt"/>
    </style:style>
    <style:style style:name="P2847" style:parent-style-name="Textbody" style:family="paragraph">
      <style:paragraph-properties fo:margin-top="0.0625in" fo:margin-bottom="0.0625in" style:line-height-at-least="0.1666in" fo:margin-left="0.0625in" fo:margin-right="0.1875in">
        <style:tab-stops/>
      </style:paragraph-properties>
      <style:text-properties style:font-name="Verdana" style:font-name-complex="Verdana" fo:color="#000000" fo:font-size="10pt" style:font-size-asian="10pt" style:font-size-complex="10pt"/>
    </style:style>
    <style:style style:name="P2848" style:parent-style-name="Textbody" style:family="paragraph">
      <style:paragraph-properties fo:margin-top="0.0625in" fo:margin-bottom="0.0625in" style:line-height-at-least="0.1666in" fo:margin-left="0.0625in" fo:margin-right="0.1875in">
        <style:tab-stops/>
      </style:paragraph-properties>
      <style:text-properties style:font-name="Verdana" style:font-name-complex="Verdana" fo:color="#000000" fo:font-size="10pt" style:font-size-asian="10pt" style:font-size-complex="10pt"/>
    </style:style>
    <style:style style:name="P2849" style:parent-style-name="Textbody" style:family="paragraph">
      <style:paragraph-properties fo:margin-top="0.0625in" fo:margin-bottom="0.0625in" style:line-height-at-least="0.1666in" fo:margin-left="0.0625in" fo:margin-right="0.1875in">
        <style:tab-stops/>
      </style:paragraph-properties>
      <style:text-properties style:font-name="Verdana" style:font-name-complex="Verdana" fo:color="#000000" fo:font-size="10pt" style:font-size-asian="10pt" style:font-size-complex="10pt"/>
    </style:style>
    <style:style style:name="P2850" style:parent-style-name="Textbody" style:family="paragraph">
      <style:paragraph-properties fo:margin-top="0.0625in" fo:margin-bottom="0.0625in" style:line-height-at-least="0.1666in" fo:margin-left="0.0625in" fo:margin-right="0.1875in">
        <style:tab-stops/>
      </style:paragraph-properties>
      <style:text-properties style:font-name="Verdana" style:font-name-complex="Verdana" fo:color="#000000" fo:font-size="10pt" style:font-size-asian="10pt" style:font-size-complex="10pt"/>
    </style:style>
    <style:style style:name="P2851" style:parent-style-name="Textbody" style:family="paragraph">
      <style:paragraph-properties fo:margin-top="0.0625in" fo:margin-bottom="0.0625in" style:line-height-at-least="0.1666in" fo:margin-left="0.0625in" fo:margin-right="0.1875in">
        <style:tab-stops/>
      </style:paragraph-properties>
    </style:style>
    <style:style style:name="T2852" style:parent-style-name="DefaultParagraphFont" style:family="text">
      <style:text-properties style:font-name="Verdana" style:font-name-complex="Verdana" fo:color="#000000" fo:font-size="10pt" style:font-size-asian="10pt" style:font-size-complex="10pt"/>
    </style:style>
    <style:style style:name="T2853" style:parent-style-name="DefaultParagraphFont" style:family="text">
      <style:text-properties style:font-name="Verdana" style:font-name-complex="Verdana" fo:color="#000000" style:text-position="super 65%" fo:font-size="10pt" style:font-size-asian="10pt" style:font-size-complex="10pt"/>
    </style:style>
    <style:style style:name="P2854" style:parent-style-name="NormalWeb" style:family="paragraph">
      <style:paragraph-properties style:line-height-at-least="0.1465in"/>
      <style:text-properties style:font-name="Verdana" style:font-name-complex="Verdana" fo:color="#000000" fo:font-size="10pt" style:font-size-asian="10pt" style:font-size-complex="10pt"/>
    </style:style>
    <style:style style:name="P2855" style:parent-style-name="Textbody" style:family="paragraph">
      <style:paragraph-properties fo:break-before="page" fo:text-align="center" style:line-height-at-least="0.1465in"/>
    </style:style>
    <style:style style:name="T2856"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T2857"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T2858"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T2859"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T2860"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T2861"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T2862"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T2863"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T2864"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T2865"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T2866"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P2867" style:parent-style-name="Normal" style:family="paragraph">
      <style:paragraph-properties fo:text-align="center"/>
    </style:style>
    <style:style style:name="T2868"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P2869" style:parent-style-name="Normal" style:family="paragraph">
      <style:paragraph-properties fo:text-align="center"/>
    </style:style>
    <style:style style:name="T2870"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P2871" style:parent-style-name="Normal" style:family="paragraph">
      <style:paragraph-properties fo:text-align="center"/>
    </style:style>
    <style:style style:name="T2872"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P2873" style:parent-style-name="Normal" style:family="paragraph">
      <style:paragraph-properties fo:text-align="center"/>
    </style:style>
    <style:style style:name="T2874"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P2875" style:parent-style-name="Normal" style:family="paragraph">
      <style:paragraph-properties fo:text-align="center"/>
    </style:style>
    <style:style style:name="T2876"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P2877" style:parent-style-name="Normal" style:family="paragraph">
      <style:paragraph-properties fo:text-align="center"/>
    </style:style>
    <style:style style:name="T2878"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P2879" style:parent-style-name="Normal" style:family="paragraph">
      <style:paragraph-properties fo:text-align="center"/>
    </style:style>
    <style:style style:name="T2880"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P2881" style:parent-style-name="Normal" style:family="paragraph">
      <style:paragraph-properties fo:text-align="center"/>
    </style:style>
    <style:style style:name="P2882" style:parent-style-name="Normal" style:family="paragraph">
      <style:paragraph-properties fo:text-align="center"/>
    </style:style>
    <style:style style:name="P2883" style:parent-style-name="Normal" style:family="paragraph">
      <style:paragraph-properties fo:text-align="center"/>
    </style:style>
    <style:style style:name="T2884"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P2885" style:parent-style-name="Normal" style:family="paragraph">
      <style:paragraph-properties fo:text-align="center"/>
    </style:style>
    <style:style style:name="T2886" style:parent-style-name="DefaultParagraphFont" style:family="text">
      <style:text-properties style:font-name="Verdana" style:font-name-complex="Verdana" fo:font-weight="bold" style:font-weight-asian="bold" style:font-weight-complex="bold" fo:color="#000000" style:text-position="super 63.3%" fo:font-size="15pt" style:font-size-asian="15pt" style:font-size-complex="15pt"/>
    </style:style>
    <style:style style:name="P2887" style:parent-style-name="Normal" style:family="paragraph">
      <style:paragraph-properties fo:text-align="center"/>
    </style:style>
    <style:style style:name="P2888" style:parent-style-name="NormalWeb" style:family="paragraph">
      <style:paragraph-properties fo:break-before="page" style:line-height-at-least="0.1465in"/>
      <style:text-properties style:font-name="Verdana" style:font-name-complex="Verdana" fo:font-weight="bold" style:font-weight-asian="bold" style:font-weight-complex="bold" fo:font-size="10pt" style:font-size-asian="10pt" style:font-size-complex="10pt"/>
    </style:style>
    <style:style style:name="P2889" style:parent-style-name="NormalWeb" style:family="paragraph">
      <style:paragraph-properties style:line-height-at-least="0.1465in"/>
      <style:text-properties style:font-name="Verdana" style:font-name-complex="Verdana" fo:font-size="10pt" style:font-size-asian="10pt" style:font-size-complex="10pt"/>
    </style:style>
    <style:style style:name="P2890" style:parent-style-name="Textbody" style:family="paragraph">
      <style:paragraph-properties style:line-height-at-least="0.1465in"/>
      <style:text-properties style:font-name="Verdana" style:font-name-complex="Verdana" fo:font-size="10pt" style:font-size-asian="10pt" style:font-size-complex="10pt"/>
    </style:style>
    <style:style style:name="P2891" style:parent-style-name="NormalWeb" style:family="paragraph">
      <style:paragraph-properties style:line-height-at-least="0.1465in"/>
      <style:text-properties style:font-name="Verdana" style:font-name-complex="Verdana" fo:font-size="10pt" style:font-size-asian="10pt" style:font-size-complex="10pt"/>
    </style:style>
    <style:style style:name="P2892" style:parent-style-name="NormalWeb" style:family="paragraph">
      <style:paragraph-properties style:line-height-at-least="0.1465in"/>
      <style:text-properties style:font-name="Verdana" style:font-name-complex="Verdana" fo:font-size="10pt" style:font-size-asian="10pt" style:font-size-complex="10pt"/>
    </style:style>
    <style:style style:name="P2893" style:parent-style-name="NormalWeb" style:family="paragraph">
      <style:paragraph-properties style:line-height-at-least="0.1465in"/>
      <style:text-properties style:font-name="Verdana" style:font-name-complex="Verdana" fo:font-size="10pt" style:font-size-asian="10pt" style:font-size-complex="10pt"/>
    </style:style>
    <style:style style:name="P2894" style:parent-style-name="NormalWeb" style:family="paragraph">
      <style:paragraph-properties style:line-height-at-least="0.1465in"/>
      <style:text-properties style:font-name="Verdana" style:font-name-complex="Verdana" fo:font-size="10pt" style:font-size-asian="10pt" style:font-size-complex="10pt"/>
    </style:style>
    <style:style style:name="P2895" style:parent-style-name="NormalWeb" style:family="paragraph">
      <style:paragraph-properties style:line-height-at-least="0.1465in"/>
      <style:text-properties style:font-name="Verdana" style:font-name-complex="Verdana" fo:font-size="10pt" style:font-size-asian="10pt" style:font-size-complex="10pt"/>
    </style:style>
    <style:style style:name="P2896" style:parent-style-name="Textbody" style:family="paragraph">
      <style:paragraph-properties style:line-height-at-least="0.1465in"/>
      <style:text-properties style:font-name="Verdana" style:font-name-complex="Verdana" fo:font-size="10pt" style:font-size-asian="10pt" style:font-size-complex="10pt"/>
    </style:style>
    <style:style style:name="P2897" style:parent-style-name="NormalWeb" style:family="paragraph">
      <style:paragraph-properties style:line-height-at-least="0.1465in"/>
      <style:text-properties style:font-name="Verdana" style:font-name-complex="Verdana" fo:font-size="10pt" style:font-size-asian="10pt" style:font-size-complex="10pt"/>
    </style:style>
    <style:style style:name="P2898" style:parent-style-name="NormalWeb" style:family="paragraph">
      <style:paragraph-properties style:line-height-at-least="0.1465in"/>
      <style:text-properties style:font-name="Verdana" style:font-name-complex="Verdana" fo:font-size="10pt" style:font-size-asian="10pt" style:font-size-complex="10pt"/>
    </style:style>
    <style:style style:name="P2899" style:parent-style-name="NormalWeb" style:family="paragraph">
      <style:paragraph-properties style:line-height-at-least="0.1465in"/>
      <style:text-properties style:font-name="Verdana" style:font-name-complex="Verdana" fo:font-size="10pt" style:font-size-asian="10pt" style:font-size-complex="10pt"/>
    </style:style>
    <style:style style:name="P2900" style:parent-style-name="NormalWeb" style:family="paragraph">
      <style:paragraph-properties style:line-height-at-least="0.1465in"/>
      <style:text-properties style:font-name="Verdana" style:font-name-complex="Verdana" fo:font-size="10pt" style:font-size-asian="10pt" style:font-size-complex="10pt"/>
    </style:style>
    <style:style style:name="P2901" style:parent-style-name="NormalWeb" style:family="paragraph">
      <style:paragraph-properties style:line-height-at-least="0.1465in"/>
      <style:text-properties style:font-name="Verdana" style:font-name-complex="Verdana" fo:font-size="10pt" style:font-size-asian="10pt" style:font-size-complex="10pt"/>
    </style:style>
    <style:style style:name="P2902" style:parent-style-name="NormalWeb" style:family="paragraph">
      <style:paragraph-properties style:line-height-at-least="0.1465in"/>
      <style:text-properties style:font-name="Verdana" style:font-name-complex="Verdana" fo:font-size="10pt" style:font-size-asian="10pt" style:font-size-complex="10pt"/>
    </style:style>
    <style:style style:name="T2903" style:parent-style-name="DefaultParagraphFont" style:family="text">
      <style:text-properties style:font-name="Verdana" style:font-name-complex="Verdana" fo:font-size="10pt" style:font-size-asian="10pt" style:font-size-complex="10pt"/>
    </style:style>
    <style:style style:name="P2904" style:parent-style-name="NormalWeb" style:family="paragraph">
      <style:paragraph-properties style:line-height-at-least="0.1465in"/>
      <style:text-properties style:font-name="Verdana" style:font-name-complex="Verdana" fo:font-size="10pt" style:font-size-asian="10pt" style:font-size-complex="10pt"/>
    </style:style>
    <style:style style:name="P2905" style:parent-style-name="NormalWeb" style:family="paragraph">
      <style:paragraph-properties style:line-height-at-least="0.1465in"/>
      <style:text-properties style:font-name="Verdana" style:font-name-complex="Verdana" fo:font-size="10pt" style:font-size-asian="10pt" style:font-size-complex="10pt"/>
    </style:style>
    <style:style style:name="P2906" style:parent-style-name="NormalWeb" style:family="paragraph">
      <style:paragraph-properties style:line-height-at-least="0.1465in"/>
      <style:text-properties style:font-name="Verdana" style:font-name-complex="Verdana" fo:font-size="10pt" style:font-size-asian="10pt" style:font-size-complex="10pt"/>
    </style:style>
    <style:style style:name="P2907" style:parent-style-name="NormalWeb" style:family="paragraph">
      <style:paragraph-properties style:line-height-at-least="0.1465in"/>
      <style:text-properties style:font-name="Verdana" style:font-name-complex="Verdana" fo:font-size="10pt" style:font-size-asian="10pt" style:font-size-complex="10pt"/>
    </style:style>
    <style:style style:name="P2908" style:parent-style-name="NormalWeb" style:family="paragraph">
      <style:paragraph-properties style:line-height-at-least="0.1465in"/>
      <style:text-properties style:font-name="Verdana" style:font-name-complex="Verdana" fo:font-size="10pt" style:font-size-asian="10pt" style:font-size-complex="10pt"/>
    </style:style>
    <style:style style:name="P2909" style:parent-style-name="NormalWeb" style:family="paragraph">
      <style:paragraph-properties style:line-height-at-least="0.1465in"/>
      <style:text-properties style:font-name="Verdana" style:font-name-complex="Verdana" fo:font-size="10pt" style:font-size-asian="10pt" style:font-size-complex="10pt"/>
    </style:style>
    <style:style style:name="P2910" style:parent-style-name="NormalWeb" style:family="paragraph">
      <style:paragraph-properties style:line-height-at-least="0.1465in"/>
      <style:text-properties style:font-name="Verdana" style:font-name-complex="Verdana" fo:font-size="10pt" style:font-size-asian="10pt" style:font-size-complex="10pt"/>
    </style:style>
    <style:style style:name="P2911" style:parent-style-name="NormalWeb" style:family="paragraph">
      <style:paragraph-properties style:line-height-at-least="0.1465in"/>
    </style:style>
    <style:style style:name="T2912" style:parent-style-name="DefaultParagraphFont" style:family="text">
      <style:text-properties style:font-name="sans-serif" style:font-name-complex="Verdana" fo:color="#000000" fo:font-size="9pt" style:font-size-asian="9pt" style:font-size-complex="10pt"/>
    </style:style>
    <style:style style:name="T2913" style:parent-style-name="DefaultParagraphFont" style:family="text">
      <style:text-properties style:font-name="sans-serif" style:font-name-complex="Verdana" fo:font-style="italic" style:font-style-asian="italic" fo:color="#000000" fo:font-size="9pt" style:font-size-asian="9pt" style:font-size-complex="10pt"/>
    </style:style>
    <style:style style:name="T2914" style:parent-style-name="DefaultParagraphFont" style:family="text">
      <style:text-properties style:font-name="sans-serif" style:font-name-complex="Verdana" fo:color="#000000" fo:font-size="9pt" style:font-size-asian="9pt" style:font-size-complex="10pt"/>
    </style:style>
    <style:style style:name="T2915" style:parent-style-name="DefaultParagraphFont" style:family="text">
      <style:text-properties style:font-name="sans-serif" style:font-name-complex="Verdana" fo:color="#0B0080" fo:font-size="9pt" style:font-size-asian="9pt" style:font-size-complex="10pt" fo:background-color="#FFFFFF"/>
    </style:style>
    <style:style style:name="T2916" style:parent-style-name="DefaultParagraphFont" style:family="text">
      <style:text-properties style:font-name="sans-serif" style:font-name-complex="Verdana" fo:color="#000000" fo:font-size="9pt" style:font-size-asian="9pt" style:font-size-complex="10pt"/>
    </style:style>
    <style:style style:name="P2917" style:parent-style-name="NormalWeb" style:family="paragraph">
      <style:paragraph-properties style:line-height-at-least="0.1465in"/>
      <style:text-properties style:font-name="Verdana" style:font-name-complex="Verdana" fo:font-size="10pt" style:font-size-asian="10pt" style:font-size-complex="10pt"/>
    </style:style>
    <style:style style:name="P2918" style:parent-style-name="NormalWeb" style:family="paragraph">
      <style:paragraph-properties style:line-height-at-least="0.1465in"/>
      <style:text-properties style:font-name="Verdana" style:font-name-complex="Verdana" fo:font-size="10pt" style:font-size-asian="10pt" style:font-size-complex="10pt"/>
    </style:style>
    <style:style style:name="P2919" style:parent-style-name="NormalWeb" style:family="paragraph">
      <style:paragraph-properties style:line-height-at-least="0.1465in"/>
      <style:text-properties style:font-name="Verdana" style:font-name-complex="Verdana" fo:font-size="10pt" style:font-size-asian="10pt" style:font-size-complex="10pt"/>
    </style:style>
    <style:style style:name="P2920" style:parent-style-name="NormalWeb" style:family="paragraph">
      <style:paragraph-properties style:line-height-at-least="0.1465in"/>
      <style:text-properties style:font-name="Verdana" style:font-name-complex="Verdana" fo:font-size="10pt" style:font-size-asian="10pt" style:font-size-complex="10pt"/>
    </style:style>
    <style:style style:name="P2921" style:parent-style-name="NormalWeb" style:family="paragraph">
      <style:paragraph-properties style:line-height-at-least="0.1465in"/>
      <style:text-properties style:font-name="Verdana" style:font-name-complex="Verdana" fo:font-size="10pt" style:font-size-asian="10pt" style:font-size-complex="10pt"/>
    </style:style>
    <style:style style:name="P2922" style:parent-style-name="NormalWeb" style:family="paragraph">
      <style:paragraph-properties style:line-height-at-least="0.1465in"/>
      <style:text-properties style:font-name="Verdana" style:font-name-complex="Verdana" fo:font-weight="bold" style:font-weight-asian="bold" style:font-weight-complex="bold" fo:font-size="10pt" style:font-size-asian="10pt" style:font-size-complex="10pt"/>
    </style:style>
    <style:style style:name="P2923" style:parent-style-name="NormalWeb" style:family="paragraph">
      <style:paragraph-properties style:line-height-at-least="0.1465in"/>
      <style:text-properties style:font-name="Verdana" style:font-name-complex="Verdana" fo:font-size="10pt" style:font-size-asian="10pt" style:font-size-complex="10pt"/>
    </style:style>
    <style:style style:name="P2924" style:parent-style-name="NormalWeb" style:family="paragraph">
      <style:paragraph-properties style:line-height-at-least="0.1465in"/>
      <style:text-properties style:font-name="Verdana" style:font-name-complex="Verdana" fo:font-size="10pt" style:font-size-asian="10pt" style:font-size-complex="10pt"/>
    </style:style>
    <style:style style:name="P2925" style:parent-style-name="NormalWeb" style:family="paragraph">
      <style:paragraph-properties style:line-height-at-least="0.1465in"/>
      <style:text-properties style:font-name="Verdana" style:font-name-complex="Verdana" fo:font-size="10pt" style:font-size-asian="10pt" style:font-size-complex="10pt"/>
    </style:style>
    <style:style style:name="P2926" style:parent-style-name="NormalWeb" style:family="paragraph">
      <style:paragraph-properties style:line-height-at-least="0.1465in"/>
      <style:text-properties style:font-name="Verdana" style:font-name-complex="Verdana" fo:font-size="10pt" style:font-size-asian="10pt" style:font-size-complex="10pt"/>
    </style:style>
    <style:style style:name="P2927" style:parent-style-name="NormalWeb" style:family="paragraph">
      <style:paragraph-properties style:line-height-at-least="0.1465in"/>
      <style:text-properties style:font-name="Verdana" style:font-name-complex="Verdana" fo:font-size="10pt" style:font-size-asian="10pt" style:font-size-complex="10pt"/>
    </style:style>
    <style:style style:name="P2928" style:parent-style-name="NormalWeb" style:family="paragraph">
      <style:paragraph-properties style:line-height-at-least="0.1465in"/>
      <style:text-properties style:font-name="Verdana" style:font-name-complex="Verdana" fo:font-size="10pt" style:font-size-asian="10pt" style:font-size-complex="10pt"/>
    </style:style>
    <style:style style:name="P2929" style:parent-style-name="NormalWeb" style:family="paragraph">
      <style:paragraph-properties style:line-height-at-least="0.1465in"/>
      <style:text-properties style:font-name="Verdana" style:font-name-complex="Verdana" fo:font-size="10pt" style:font-size-asian="10pt" style:font-size-complex="10pt"/>
    </style:style>
    <style:style style:name="P2930" style:parent-style-name="NormalWeb" style:family="paragraph">
      <style:paragraph-properties style:line-height-at-least="0.1465in"/>
      <style:text-properties style:font-name="Verdana" style:font-name-complex="Verdana" fo:font-size="10pt" style:font-size-asian="10pt" style:font-size-complex="10pt"/>
    </style:style>
    <style:style style:name="P2931" style:parent-style-name="NormalWeb" style:family="paragraph">
      <style:paragraph-properties style:line-height-at-least="0.1465in"/>
      <style:text-properties style:font-name="Verdana" style:font-name-complex="Verdana" fo:font-size="10pt" style:font-size-asian="10pt" style:font-size-complex="10pt"/>
    </style:style>
    <style:style style:name="P2932" style:parent-style-name="NormalWeb" style:family="paragraph">
      <style:paragraph-properties style:line-height-at-least="0.1465in"/>
      <style:text-properties style:font-name="Verdana" style:font-name-complex="Verdana" fo:font-size="10pt" style:font-size-asian="10pt" style:font-size-complex="10pt"/>
    </style:style>
    <style:style style:name="P2933" style:parent-style-name="NormalWeb" style:family="paragraph">
      <style:paragraph-properties style:line-height-at-least="0.1465in"/>
      <style:text-properties style:font-name="Verdana" style:font-name-complex="Verdana" fo:font-size="10pt" style:font-size-asian="10pt" style:font-size-complex="10pt"/>
    </style:style>
    <style:style style:name="P2934" style:parent-style-name="NormalWeb" style:family="paragraph">
      <style:paragraph-properties style:line-height-at-least="0.1465in"/>
    </style:style>
    <style:style style:name="T2935" style:parent-style-name="DefaultParagraphFont" style:family="text">
      <style:text-properties style:font-name="sans-serif" style:font-name-complex="Verdana" fo:color="#000000" fo:font-size="9pt" style:font-size-asian="9pt" style:font-size-complex="10pt"/>
    </style:style>
    <style:style style:name="T2936" style:parent-style-name="DefaultParagraphFont" style:family="text">
      <style:text-properties style:font-name="sans-serif" style:font-name-complex="Verdana" fo:font-style="italic" style:font-style-asian="italic" fo:color="#000000" fo:font-size="9pt" style:font-size-asian="9pt" style:font-size-complex="10pt"/>
    </style:style>
    <style:style style:name="T2937" style:parent-style-name="DefaultParagraphFont" style:family="text">
      <style:text-properties style:font-name="sans-serif" style:font-name-complex="Verdana" fo:color="#000000" fo:font-size="9pt" style:font-size-asian="9pt" style:font-size-complex="10pt"/>
    </style:style>
    <style:style style:name="T2938" style:parent-style-name="DefaultParagraphFont" style:family="text">
      <style:text-properties style:font-name="sans-serif" style:font-name-complex="Verdana" fo:color="#0B0080" fo:font-size="9pt" style:font-size-asian="9pt" style:font-size-complex="10pt" fo:background-color="#FFFFFF"/>
    </style:style>
    <style:style style:name="T2939" style:parent-style-name="DefaultParagraphFont" style:family="text">
      <style:text-properties style:font-name="sans-serif" style:font-name-complex="Verdana" fo:color="#000000" fo:font-size="9pt" style:font-size-asian="9pt" style:font-size-complex="10pt"/>
    </style:style>
    <style:style style:name="P2940" style:parent-style-name="NormalWeb" style:family="paragraph">
      <style:paragraph-properties style:line-height-at-least="0.1465in"/>
      <style:text-properties style:font-name="Verdana" style:font-name-complex="Verdana" fo:font-size="10pt" style:font-size-asian="10pt" style:font-size-complex="10pt"/>
    </style:style>
    <style:style style:name="P2941" style:parent-style-name="NormalWeb" style:family="paragraph">
      <style:paragraph-properties style:line-height-at-least="0.1465in"/>
      <style:text-properties style:font-name="Verdana" style:font-name-complex="Verdana" fo:font-size="10pt" style:font-size-asian="10pt" style:font-size-complex="10pt"/>
    </style:style>
    <style:style style:name="P2942" style:parent-style-name="NormalWeb" style:family="paragraph">
      <style:paragraph-properties style:line-height-at-least="0.1465in"/>
      <style:text-properties style:font-name="Verdana" style:font-name-complex="Verdana" fo:font-size="10pt" style:font-size-asian="10pt" style:font-size-complex="10pt"/>
    </style:style>
    <style:style style:name="P2943" style:parent-style-name="NormalWeb" style:family="paragraph">
      <style:paragraph-properties style:line-height-at-least="0.1465in"/>
      <style:text-properties style:font-name="Verdana" style:font-name-complex="Verdana" fo:font-size="10pt" style:font-size-asian="10pt" style:font-size-complex="10pt"/>
    </style:style>
    <style:style style:name="P2944" style:parent-style-name="NormalWeb" style:family="paragraph">
      <style:paragraph-properties style:line-height-at-least="0.1465in"/>
    </style:style>
    <style:style style:name="T2945" style:parent-style-name="DefaultParagraphFont" style:family="text">
      <style:text-properties style:font-name="Verdana" style:font-name-complex="Verdana" fo:font-size="10pt" style:font-size-asian="10pt" style:font-size-complex="10pt"/>
    </style:style>
    <style:style style:name="P2946" style:parent-style-name="NormalWeb" style:family="paragraph">
      <style:paragraph-properties style:line-height-at-least="0.1465in"/>
      <style:text-properties style:font-name="Verdana" style:font-name-complex="Verdana" fo:font-size="10pt" style:font-size-asian="10pt" style:font-size-complex="10pt"/>
    </style:style>
    <style:style style:name="P2947" style:parent-style-name="NormalWeb" style:family="paragraph">
      <style:paragraph-properties style:line-height-at-least="0.1465in"/>
      <style:text-properties style:font-name="Verdana" style:font-name-complex="Verdana" fo:font-size="10pt" style:font-size-asian="10pt" style:font-size-complex="10pt"/>
    </style:style>
    <style:style style:name="P2948" style:parent-style-name="NormalWeb" style:family="paragraph">
      <style:paragraph-properties style:line-height-at-least="0.1465in"/>
      <style:text-properties style:font-name="Verdana" style:font-name-complex="Verdana" fo:font-size="10pt" style:font-size-asian="10pt" style:font-size-complex="10pt"/>
    </style:style>
    <style:style style:name="P2949" style:parent-style-name="NormalWeb" style:family="paragraph">
      <style:paragraph-properties fo:margin-top="0in" fo:margin-bottom="0in" style:line-height-at-least="0.1465in"/>
      <style:text-properties style:font-name="Verdana" style:font-name-complex="Verdana" fo:color="#000000" fo:font-size="10pt" style:font-size-asian="10pt" style:font-size-complex="10pt"/>
    </style:style>
    <style:style style:name="P2950" style:parent-style-name="Textbody" style:family="paragraph">
      <style:paragraph-properties fo:margin-bottom="0in" style:line-height-at-least="0.1666in"/>
      <style:text-properties style:font-name="Verdana" style:font-name-complex="Verdana" fo:color="#000000" fo:font-size="10pt" style:font-size-asian="10pt" style:font-size-complex="10pt"/>
    </style:style>
    <style:style style:name="P2951" style:parent-style-name="NormalWeb" style:family="paragraph">
      <style:paragraph-properties style:line-height-at-least="0.1465in"/>
    </style:style>
    <style:style style:name="T2952" style:parent-style-name="DefaultParagraphFont" style:family="text">
      <style:text-properties style:font-name="Verdana" style:font-name-complex="Verdana" fo:font-size="10pt" style:font-size-asian="10pt" style:font-size-complex="10pt"/>
    </style:style>
    <style:style style:name="T2953" style:parent-style-name="DefaultParagraphFont" style:family="text">
      <style:text-properties style:font-name="Verdana" style:font-name-complex="Verdana" fo:font-size="10pt" style:font-size-asian="10pt" style:font-size-complex="10pt"/>
    </style:style>
    <style:style style:name="T2954" style:parent-style-name="DefaultParagraphFont" style:family="text">
      <style:text-properties style:font-name="Verdana" style:font-name-complex="Verdana" fo:font-size="10pt" style:font-size-asian="10pt" style:font-size-complex="10pt"/>
    </style:style>
    <style:style style:name="T2955" style:parent-style-name="DefaultParagraphFont" style:family="text">
      <style:text-properties style:font-name="Verdana" style:font-name-complex="Verdana" fo:font-size="10pt" style:font-size-asian="10pt" style:font-size-complex="10pt"/>
    </style:style>
    <style:style style:name="P2956" style:parent-style-name="Standard" style:family="paragraph">
      <style:paragraph-properties style:line-height-at-least="0.1465in"/>
      <style:text-properties style:font-name="Interstate-Light" fo:color="#272525" fo:font-size="8pt" style:font-size-asian="8pt"/>
    </style:style>
    <style:style style:name="P2957" style:parent-style-name="Textbody" style:family="paragraph">
      <style:paragraph-properties fo:text-align="justify" fo:margin-top="0.1041in" fo:margin-bottom="0.1562in"/>
      <style:text-properties fo:color="#000000" fo:font-size="13pt" style:font-size-asian="13pt"/>
    </style:style>
    <style:style style:name="P2958" style:parent-style-name="Textbody" style:family="paragraph">
      <style:paragraph-properties fo:text-align="justify" fo:margin-top="0.1041in" fo:margin-bottom="0.1562in"/>
      <style:text-properties fo:color="#000000" fo:font-size="13pt" style:font-size-asian="13pt"/>
    </style:style>
    <style:style style:name="P2959" style:parent-style-name="Textbody" style:family="paragraph">
      <style:paragraph-properties fo:text-align="center" fo:margin-top="0.1041in" fo:margin-bottom="0.1562in"/>
      <style:text-properties fo:font-weight="bold" style:font-weight-asian="bold" fo:color="#000000" fo:font-size="13pt" style:font-size-asian="13pt"/>
    </style:style>
    <style:style style:name="P2960" style:parent-style-name="Textbody" style:family="paragraph">
      <style:paragraph-properties fo:text-align="justify" fo:margin-top="0.1041in" fo:margin-bottom="0.1562in"/>
      <style:text-properties fo:color="#000000" fo:font-size="13pt" style:font-size-asian="13pt"/>
    </style:style>
    <style:style style:name="P2961" style:parent-style-name="Textbody" style:family="paragraph">
      <style:paragraph-properties fo:text-align="justify" fo:margin-top="0.1041in" fo:margin-bottom="0.1562in"/>
      <style:text-properties fo:color="#000000" fo:font-size="13pt" style:font-size-asian="13pt"/>
    </style:style>
    <style:style style:name="P2962" style:parent-style-name="Textbody" style:family="paragraph">
      <style:paragraph-properties fo:text-align="justify" fo:margin-top="0.1041in" fo:margin-bottom="0.1562in"/>
      <style:text-properties fo:color="#000000" fo:font-size="13pt" style:font-size-asian="13pt"/>
    </style:style>
    <style:style style:name="P2963" style:parent-style-name="Textbody" style:family="paragraph">
      <style:paragraph-properties fo:text-align="justify" fo:margin-top="0.1041in" fo:margin-bottom="0.1562in"/>
      <style:text-properties fo:color="#000000"/>
    </style:style>
    <style:style style:name="P2964" style:parent-style-name="Textbody" style:family="paragraph">
      <style:text-properties style:font-name="serif" fo:font-weight="bold" style:font-weight-asian="bold" fo:color="#000000" fo:font-size="14pt" style:font-size-asian="14pt"/>
    </style:style>
    <style:style style:name="P2965" style:parent-style-name="Textbody" style:family="paragraph">
      <style:paragraph-properties fo:text-align="justify" fo:margin-top="0.1041in" fo:margin-bottom="0.1562in"/>
    </style:style>
    <style:style style:name="T2966" style:parent-style-name="DefaultParagraphFont" style:family="text">
      <style:text-properties fo:color="#000000" fo:font-size="13pt" style:font-size-asian="13pt"/>
    </style:style>
    <style:style style:name="T2967" style:parent-style-name="DefaultParagraphFont" style:family="text">
      <style:text-properties fo:font-style="italic" style:font-style-asian="italic" fo:color="#000000" fo:font-size="13pt" style:font-size-asian="13pt"/>
    </style:style>
    <style:style style:name="T2968" style:parent-style-name="DefaultParagraphFont" style:family="text">
      <style:text-properties fo:color="#000000" fo:font-size="13pt" style:font-size-asian="13pt"/>
    </style:style>
    <style:style style:name="P2969" style:parent-style-name="Textbody" style:family="paragraph">
      <style:text-properties fo:color="#000000"/>
    </style:style>
    <style:style style:name="P2970" style:parent-style-name="Textbody" style:family="paragraph">
      <style:paragraph-properties fo:margin-top="0.1041in" fo:margin-bottom="0.1041in"/>
      <style:text-properties fo:color="#000000" fo:font-size="10.5pt" style:font-size-asian="10.5pt"/>
    </style:style>
    <style:style style:name="P2971" style:parent-style-name="Textbody" style:family="paragraph">
      <style:paragraph-properties fo:margin-top="0.1041in" fo:margin-bottom="0.1041in"/>
      <style:text-properties fo:color="#000000" fo:font-size="10.5pt" style:font-size-asian="10.5pt"/>
    </style:style>
    <style:style style:name="P2972" style:parent-style-name="Textbody" style:family="paragraph">
      <style:paragraph-properties fo:margin-top="0.1041in" fo:margin-bottom="0.1041in"/>
      <style:text-properties fo:color="#000000" fo:font-size="10.5pt" style:font-size-asian="10.5pt"/>
    </style:style>
    <style:style style:name="P2973" style:parent-style-name="Textbody" style:family="paragraph">
      <style:paragraph-properties fo:margin-top="0.1041in" fo:margin-bottom="0.1041in"/>
      <style:text-properties fo:color="#000000" fo:font-size="10.5pt" style:font-size-asian="10.5pt"/>
    </style:style>
    <style:style style:name="P2974" style:parent-style-name="Textbody" style:family="paragraph">
      <style:paragraph-properties fo:margin-top="0.1041in" fo:margin-bottom="0.1041in"/>
      <style:text-properties fo:color="#000000" fo:font-size="10.5pt" style:font-size-asian="10.5pt"/>
    </style:style>
    <style:style style:name="P2975" style:parent-style-name="Textbody" style:family="paragraph">
      <style:paragraph-properties fo:margin-top="0.1041in" fo:margin-bottom="0.1041in"/>
      <style:text-properties fo:color="#000000" fo:font-size="10.5pt" style:font-size-asian="10.5pt"/>
    </style:style>
    <style:style style:name="P2976" style:parent-style-name="Textbody" style:family="paragraph">
      <style:paragraph-properties fo:margin-top="0.1041in" fo:margin-bottom="0.1041in"/>
      <style:text-properties fo:color="#000000" fo:font-size="10.5pt" style:font-size-asian="10.5pt"/>
    </style:style>
    <style:style style:name="P2977" style:parent-style-name="Textbody" style:family="paragraph">
      <style:paragraph-properties fo:margin-top="0.1041in" fo:margin-bottom="0.1041in"/>
      <style:text-properties fo:color="#000000" fo:font-size="10.5pt" style:font-size-asian="10.5pt"/>
    </style:style>
    <style:style style:name="P2978" style:parent-style-name="Textbody" style:family="paragraph">
      <style:paragraph-properties fo:margin-top="0.1041in" fo:margin-bottom="0.1041in"/>
      <style:text-properties fo:color="#000000" fo:font-size="10.5pt" style:font-size-asian="10.5pt"/>
    </style:style>
    <style:style style:name="P2979" style:parent-style-name="Textbody" style:family="paragraph">
      <style:paragraph-properties fo:margin-top="0.1041in" fo:margin-bottom="0.1041in"/>
    </style:style>
    <style:style style:name="T2980" style:parent-style-name="DefaultParagraphFont" style:family="text">
      <style:text-properties fo:color="#000000" fo:font-size="10.5pt" style:font-size-asian="10.5pt"/>
    </style:style>
    <style:style style:name="T2981" style:parent-style-name="DefaultParagraphFont" style:family="text">
      <style:text-properties fo:font-style="italic" style:font-style-asian="italic" fo:color="#000000" fo:font-size="10.5pt" style:font-size-asian="10.5pt"/>
    </style:style>
    <style:style style:name="T2982" style:parent-style-name="DefaultParagraphFont" style:family="text">
      <style:text-properties fo:color="#000000" fo:font-size="10.5pt" style:font-size-asian="10.5pt"/>
    </style:style>
    <style:style style:name="P2983" style:parent-style-name="Textbody" style:family="paragraph">
      <style:paragraph-properties fo:margin-top="0.1041in" fo:margin-bottom="0.1041in"/>
      <style:text-properties fo:color="#000000" fo:font-size="10.5pt" style:font-size-asian="10.5pt"/>
    </style:style>
    <style:style style:name="P2984" style:parent-style-name="Textbody" style:family="paragraph">
      <style:paragraph-properties fo:margin-top="0.1041in" fo:margin-bottom="0.1041in"/>
      <style:text-properties fo:color="#000000" fo:font-size="10.5pt" style:font-size-asian="10.5pt"/>
    </style:style>
    <style:style style:name="P2985" style:parent-style-name="Textbody" style:family="paragraph">
      <style:paragraph-properties fo:margin-top="0.1041in" fo:margin-bottom="0.1041in"/>
      <style:text-properties fo:color="#000000" fo:font-size="10.5pt" style:font-size-asian="10.5pt"/>
    </style:style>
    <style:style style:name="P2986" style:parent-style-name="Textbody" style:family="paragraph">
      <style:paragraph-properties fo:margin-top="0.1041in" fo:margin-bottom="0.1041in"/>
      <style:text-properties fo:color="#000000" fo:font-size="10.5pt" style:font-size-asian="10.5pt"/>
    </style:style>
    <style:style style:name="P2987" style:parent-style-name="Textbody" style:family="paragraph">
      <style:paragraph-properties fo:margin-top="0.1041in" fo:margin-bottom="0.1041in"/>
      <style:text-properties fo:color="#000000" fo:font-size="10.5pt" style:font-size-asian="10.5pt"/>
    </style:style>
    <style:style style:name="P2988" style:parent-style-name="Textbody" style:family="paragraph">
      <style:paragraph-properties fo:margin-top="0.1041in" fo:margin-bottom="0.1041in"/>
      <style:text-properties fo:color="#000000" fo:font-size="10.5pt" style:font-size-asian="10.5pt"/>
    </style:style>
    <style:style style:name="P2989" style:parent-style-name="Textbody" style:family="paragraph">
      <style:paragraph-properties fo:margin-top="0.1041in" fo:margin-bottom="0.1041in"/>
      <style:text-properties fo:color="#000000" fo:font-size="10.5pt" style:font-size-asian="10.5pt"/>
    </style:style>
    <style:style style:name="P2990" style:parent-style-name="Textbody" style:family="paragraph">
      <style:paragraph-properties fo:margin-top="0.1041in" fo:margin-bottom="0.1041in"/>
      <style:text-properties fo:color="#000000" fo:font-size="10.5pt" style:font-size-asian="10.5pt"/>
    </style:style>
    <style:style style:name="P2991" style:parent-style-name="Textbody" style:family="paragraph">
      <style:paragraph-properties fo:margin-top="0.1041in" fo:margin-bottom="0.1041in"/>
      <style:text-properties fo:color="#000000" fo:font-size="10.5pt" style:font-size-asian="10.5pt"/>
    </style:style>
    <style:style style:name="P2992" style:parent-style-name="Textbody" style:family="paragraph">
      <style:paragraph-properties fo:margin-top="0.1041in" fo:margin-bottom="0.1041in"/>
      <style:text-properties fo:color="#000000" fo:font-size="10.5pt" style:font-size-asian="10.5pt"/>
    </style:style>
    <style:style style:name="P2993" style:parent-style-name="Textbody" style:family="paragraph">
      <style:paragraph-properties fo:margin-top="0.1041in" fo:margin-bottom="0.1041in"/>
      <style:text-properties fo:color="#000000" fo:font-size="10.5pt" style:font-size-asian="10.5pt"/>
    </style:style>
    <style:style style:name="P2994" style:parent-style-name="Textbody" style:family="paragraph">
      <style:paragraph-properties fo:margin-top="0.1041in" fo:margin-bottom="0.1041in"/>
      <style:text-properties fo:color="#000000" fo:font-size="10.5pt" style:font-size-asian="10.5pt"/>
    </style:style>
    <style:style style:name="P2995" style:parent-style-name="Textbody" style:family="paragraph">
      <style:paragraph-properties fo:margin-top="0.1041in" fo:margin-bottom="0.1041in"/>
      <style:text-properties fo:color="#000000" fo:font-size="10.5pt" style:font-size-asian="10.5pt"/>
    </style:style>
    <style:style style:name="P2996" style:parent-style-name="Textbody" style:family="paragraph">
      <style:paragraph-properties fo:margin-top="0.1041in" fo:margin-bottom="0.1041in"/>
      <style:text-properties fo:color="#000000" fo:font-size="10.5pt" style:font-size-asian="10.5pt"/>
    </style:style>
    <style:style style:name="P2997" style:parent-style-name="Textbody" style:family="paragraph">
      <style:paragraph-properties fo:margin-top="0.1041in" fo:margin-bottom="0.1041in"/>
      <style:text-properties fo:color="#000000" fo:font-size="10.5pt" style:font-size-asian="10.5pt"/>
    </style:style>
    <style:style style:name="P2998" style:parent-style-name="Textbody" style:family="paragraph">
      <style:paragraph-properties fo:margin-top="0.1041in" fo:margin-bottom="0.1041in"/>
      <style:text-properties fo:color="#000000" fo:font-size="10.5pt" style:font-size-asian="10.5pt"/>
    </style:style>
    <style:style style:name="P2999" style:parent-style-name="Textbody" style:family="paragraph">
      <style:paragraph-properties fo:margin-top="0.1041in" fo:margin-bottom="0.1041in"/>
      <style:text-properties fo:color="#000000" fo:font-size="10.5pt" style:font-size-asian="10.5pt"/>
    </style:style>
    <style:style style:name="P3000" style:parent-style-name="Textbody" style:family="paragraph">
      <style:paragraph-properties fo:margin-top="0.1041in" fo:margin-bottom="0.1041in"/>
      <style:text-properties fo:color="#000000" fo:font-size="10.5pt" style:font-size-asian="10.5pt"/>
    </style:style>
    <style:style style:name="P3001" style:parent-style-name="Textbody" style:family="paragraph">
      <style:paragraph-properties fo:margin-top="0.1041in" fo:margin-bottom="0.1041in"/>
      <style:text-properties fo:color="#000000" fo:font-size="10.5pt" style:font-size-asian="10.5pt"/>
    </style:style>
    <style:style style:name="P3002" style:parent-style-name="Textbody" style:family="paragraph">
      <style:paragraph-properties fo:margin-bottom="0in" style:line-height-at-least="0.1465in"/>
    </style:style>
    <style:style style:name="T3003" style:parent-style-name="DefaultParagraphFont" style:family="text">
      <style:text-properties style:font-name="Verdana" style:font-name-complex="Verdana" fo:color="#000000" fo:font-size="10pt" style:font-size-asian="10pt" style:font-size-complex="10pt"/>
    </style:style>
    <style:style style:name="S1" style:family="section">
      <style:section-properties fo:margin-left="0in" fo:margin-right="0in" style:writing-mode="lr-tb"/>
    </style:style>
    <style:style style:name="P3004" style:parent-style-name="Textbody" style:family="paragraph">
      <style:paragraph-properties fo:margin-bottom="0in" style:line-height-at-least="0.1465in"/>
      <style:text-properties style:font-name="Georgia, serif" fo:color="#222222" fo:font-size="10.5pt" style:font-size-asian="10.5pt"/>
    </style:style>
    <style:style style:name="S2" style:family="section">
      <style:section-properties fo:margin-left="0in" fo:margin-right="0in" style:writing-mode="lr-tb"/>
    </style:style>
    <style:style style:name="P3005" style:parent-style-name="Textbody" style:family="paragraph">
      <style:paragraph-properties fo:margin-bottom="0in" style:line-height-at-least="0.1458in"/>
    </style:style>
    <style:style style:name="S3" style:family="section">
      <style:section-properties fo:margin-left="0in" fo:margin-right="0in" style:writing-mode="lr-tb"/>
    </style:style>
    <style:style style:name="P3006" style:parent-style-name="Textbody" style:family="paragraph">
      <style:paragraph-properties fo:margin-bottom="0in" style:line-height-at-least="0.1458in"/>
    </style:style>
    <style:style style:name="T3007" style:parent-style-name="DefaultParagraphFont" style:family="text">
      <style:text-properties style:font-name="inherit" fo:color="#666666"/>
    </style:style>
    <style:style style:name="T3008" style:parent-style-name="DefaultParagraphFont" style:family="text">
      <style:text-properties style:font-name="inherit" fo:font-weight="bold" style:font-weight-asian="bold" fo:text-transform="uppercase" fo:color="#6D8AC4"/>
    </style:style>
    <style:style style:name="S4" style:family="section">
      <style:section-properties fo:margin-left="0in" fo:margin-right="0in" style:writing-mode="lr-tb"/>
    </style:style>
    <style:style style:name="P3009" style:parent-style-name="Textbody" style:family="paragraph">
      <style:paragraph-properties fo:margin-bottom="0in" style:line-height-at-least="0.1458in"/>
      <style:text-properties style:font-name="inherit" style:font-name-asian="Helvetica, Arial, sans-serif" style:font-name-complex="Helvetica, Arial, sans-serif" fo:color="#666666" fo:font-size="10.5pt" style:font-size-asian="10.5pt" style:font-size-complex="10.5pt"/>
    </style:style>
    <style:style style:name="S5" style:family="section">
      <style:section-properties fo:margin-left="0in" fo:margin-right="0in" style:writing-mode="lr-tb"/>
    </style:style>
    <style:style style:name="P3010" style:parent-style-name="Textbody" style:family="paragraph">
      <style:paragraph-properties fo:margin-bottom="0in" style:line-height-at-least="0.1465in"/>
      <style:text-properties style:font-name="Verdana" style:font-name-complex="Verdana" fo:color="#000000" fo:font-size="10pt" style:font-size-asian="10pt" style:font-size-complex="10pt"/>
    </style:style>
    <style:style style:name="P3011" style:parent-style-name="Textbody" style:family="paragraph">
      <style:paragraph-properties fo:margin-bottom="0in" style:line-height-at-least="0.1465in"/>
      <style:text-properties style:font-name="Verdana" style:font-name-complex="Verdana" fo:color="#000000" fo:font-size="10pt" style:font-size-asian="10pt" style:font-size-complex="10pt"/>
    </style:style>
    <style:style style:name="P3012" style:parent-style-name="Textbody" style:family="paragraph">
      <style:paragraph-properties fo:margin-bottom="0in" style:line-height-at-least="0.1465in"/>
    </style:style>
    <style:style style:name="T3013" style:parent-style-name="DefaultParagraphFont" style:family="text">
      <style:text-properties style:font-name="Verdana" style:font-name-complex="Verdana" fo:color="#000000" fo:font-size="10pt" style:font-size-asian="10pt" style:font-size-complex="10pt"/>
    </style:style>
    <style:style style:name="T3014" style:parent-style-name="DefaultParagraphFont" style:family="text">
      <style:text-properties style:font-name="Verdana" style:font-name-complex="Verdana" fo:color="#000000" fo:font-size="10pt" style:font-size-asian="10pt" style:font-size-complex="10pt"/>
    </style:style>
    <style:style style:name="P3015" style:parent-style-name="Textbody" style:family="paragraph">
      <style:paragraph-properties fo:margin-bottom="0in" style:line-height-at-least="0.1465in"/>
    </style:style>
    <style:style style:name="T3016" style:parent-style-name="DefaultParagraphFont" style:family="text">
      <style:text-properties style:font-name="inherit" style:font-name-complex="Verdana" fo:color="#333333" fo:font-size="11pt" style:font-size-asian="11pt" style:font-size-complex="10pt"/>
    </style:style>
    <style:style style:name="T3017" style:parent-style-name="DefaultParagraphFont" style:family="text">
      <style:text-properties style:font-name="inherit" style:font-name-complex="Verdana" fo:color="#990000" fo:font-size="11pt" style:font-size-asian="11pt" style:font-size-complex="10pt"/>
    </style:style>
    <style:style style:name="T3018" style:parent-style-name="DefaultParagraphFont" style:family="text">
      <style:text-properties style:font-name="inherit" style:font-name-complex="Verdana" fo:color="#333333" fo:font-size="11pt" style:font-size-asian="11pt" style:font-size-complex="10pt"/>
    </style:style>
    <style:style style:name="S6" style:family="section">
      <style:section-properties fo:margin-left="0in" fo:margin-right="0in" style:writing-mode="lr-tb"/>
    </style:style>
    <style:style style:name="P3019" style:parent-style-name="Textbody" style:family="paragraph">
      <style:paragraph-properties fo:margin-bottom="0in" style:line-height-at-least="0.2187in"/>
    </style:style>
    <style:style style:name="T3020" style:parent-style-name="DefaultParagraphFont" style:family="text">
      <style:text-properties style:font-name="inherit" fo:color="#990000" fo:font-size="11pt" style:font-size-asian="11pt"/>
    </style:style>
    <style:style style:name="T3021" style:parent-style-name="DefaultParagraphFont" style:family="text">
      <style:text-properties style:font-name="inherit" fo:color="#333333" fo:font-size="11pt" style:font-size-asian="11pt"/>
    </style:style>
    <style:style style:name="T3022" style:parent-style-name="DefaultParagraphFont" style:family="text">
      <style:text-properties style:font-name="inherit" fo:color="#990000" fo:font-size="11pt" style:font-size-asian="11pt"/>
    </style:style>
    <style:style style:name="S7" style:family="section">
      <style:section-properties fo:margin-left="0in" fo:margin-right="0in" style:writing-mode="lr-tb"/>
    </style:style>
    <style:style style:name="P3023" style:parent-style-name="Standard" style:family="paragraph">
      <style:paragraph-properties style:line-height-at-least="0.2187in"/>
      <style:text-properties style:font-name="Lucida Grande" fo:color="#333333" fo:font-size="11pt" style:font-size-asian="11pt"/>
    </style:style>
    <style:style style:name="P3024" style:parent-style-name="Standard" style:family="paragraph">
      <style:paragraph-properties style:line-height-at-least="0.2187in"/>
    </style:style>
    <style:style style:name="P3025" style:parent-style-name="Standard" style:family="paragraph">
      <style:paragraph-properties style:line-height-at-least="0.2187in"/>
    </style:style>
    <style:style style:name="T3026" style:parent-style-name="DefaultParagraphFont" style:family="text">
      <style:text-properties style:font-name="Lucida Grande" fo:color="#333333" fo:font-size="11pt" style:font-size-asian="11pt"/>
    </style:style>
    <style:style style:name="P3027" style:parent-style-name="Standard" style:family="paragraph">
      <style:paragraph-properties style:line-height-at-least="0.2187in"/>
    </style:style>
    <style:style style:name="P3028" style:parent-style-name="Standard" style:family="paragraph">
      <style:paragraph-properties style:line-height-at-least="0.2187in"/>
    </style:style>
    <style:style style:name="P3029" style:parent-style-name="Standard" style:family="paragraph">
      <style:paragraph-properties style:line-height-at-least="0.2187in"/>
    </style:style>
    <style:style style:name="T3030" style:parent-style-name="DefaultParagraphFont" style:family="text">
      <style:text-properties style:font-name="Lucida Grande" fo:color="#333333" fo:font-size="11pt" style:font-size-asian="11pt"/>
    </style:style>
    <style:style style:name="P3031" style:parent-style-name="Standard" style:family="paragraph">
      <style:paragraph-properties style:line-height-at-least="0.2187in"/>
    </style:style>
    <style:style style:name="T3032" style:parent-style-name="DefaultParagraphFont" style:family="text">
      <style:text-properties style:font-name="Lucida Grande" fo:color="#333333" fo:font-size="11pt" style:font-size-asian="11pt"/>
    </style:style>
    <style:style style:name="P3033" style:parent-style-name="Standard" style:family="paragraph">
      <style:paragraph-properties style:line-height-at-least="0.2187in"/>
    </style:style>
    <style:style style:name="P3034" style:parent-style-name="Standard" style:family="paragraph">
      <style:paragraph-properties style:line-height-at-least="0.2187in"/>
    </style:style>
    <style:style style:name="T3035" style:parent-style-name="DefaultParagraphFont" style:family="text">
      <style:text-properties style:font-name="Lucida Grande" fo:color="#333333" fo:font-size="11pt" style:font-size-asian="11pt"/>
    </style:style>
    <style:style style:name="P3036" style:parent-style-name="Standard" style:family="paragraph">
      <style:paragraph-properties style:line-height-at-least="0.2187in"/>
    </style:style>
    <style:style style:name="T3037" style:parent-style-name="DefaultParagraphFont" style:family="text">
      <style:text-properties style:font-name="Lucida Grande" fo:color="#333333" fo:font-size="11pt" style:font-size-asian="11pt"/>
    </style:style>
    <style:style style:name="P3038" style:parent-style-name="Standard" style:family="paragraph">
      <style:paragraph-properties style:line-height-at-least="0.2187in"/>
    </style:style>
    <style:style style:name="T3039" style:parent-style-name="DefaultParagraphFont" style:family="text">
      <style:text-properties style:font-name="Lucida Grande" fo:color="#333333" fo:font-size="11pt" style:font-size-asian="11pt"/>
    </style:style>
    <style:style style:name="P3040" style:parent-style-name="Standard" style:family="paragraph">
      <style:paragraph-properties style:line-height-at-least="0.2187in"/>
    </style:style>
    <style:style style:name="T3041" style:parent-style-name="DefaultParagraphFont" style:family="text">
      <style:text-properties style:font-name="Lucida Grande" fo:color="#333333" fo:font-size="11pt" style:font-size-asian="11pt"/>
    </style:style>
    <style:style style:name="P3042" style:parent-style-name="Standard" style:family="paragraph">
      <style:paragraph-properties style:line-height-at-least="0.2187in"/>
    </style:style>
    <style:style style:name="T3043" style:parent-style-name="DefaultParagraphFont" style:family="text">
      <style:text-properties style:font-name="Lucida Grande" fo:color="#333333" fo:font-size="11pt" style:font-size-asian="11pt"/>
    </style:style>
    <style:style style:name="P3044" style:parent-style-name="Standard" style:family="paragraph">
      <style:paragraph-properties style:line-height-at-least="0.2187in"/>
    </style:style>
    <style:style style:name="T3045" style:parent-style-name="DefaultParagraphFont" style:family="text">
      <style:text-properties style:font-name="Lucida Grande" fo:color="#333333" fo:font-size="11pt" style:font-size-asian="11pt"/>
    </style:style>
    <style:style style:name="P3046" style:parent-style-name="Standard" style:family="paragraph">
      <style:paragraph-properties style:line-height-at-least="0.2187in"/>
    </style:style>
    <style:style style:name="T3047" style:parent-style-name="DefaultParagraphFont" style:family="text">
      <style:text-properties style:font-name="Lucida Grande" fo:color="#333333" fo:font-size="11pt" style:font-size-asian="11pt"/>
    </style:style>
    <style:style style:name="P3048" style:parent-style-name="Standard" style:family="paragraph">
      <style:paragraph-properties style:line-height-at-least="0.2187in"/>
    </style:style>
    <style:style style:name="T3049" style:parent-style-name="DefaultParagraphFont" style:family="text">
      <style:text-properties style:font-name="Lucida Grande" fo:color="#333333" fo:font-size="11pt" style:font-size-asian="11pt"/>
    </style:style>
    <style:style style:name="P3050" style:parent-style-name="Standard" style:family="paragraph">
      <style:paragraph-properties style:line-height-at-least="0.2187in"/>
    </style:style>
    <style:style style:name="T3051" style:parent-style-name="DefaultParagraphFont" style:family="text">
      <style:text-properties style:font-name="Lucida Grande" fo:color="#333333" fo:font-size="11pt" style:font-size-asian="11pt"/>
    </style:style>
    <style:style style:name="P3052" style:parent-style-name="Standard" style:family="paragraph">
      <style:paragraph-properties style:line-height-at-least="0.2187in"/>
    </style:style>
    <style:style style:name="T3053" style:parent-style-name="DefaultParagraphFont" style:family="text">
      <style:text-properties style:font-name="Lucida Grande" fo:color="#333333" fo:font-size="11pt" style:font-size-asian="11pt"/>
    </style:style>
    <style:style style:name="P3054" style:parent-style-name="Standard" style:family="paragraph">
      <style:paragraph-properties style:line-height-at-least="0.2187in"/>
    </style:style>
    <style:style style:name="T3055" style:parent-style-name="DefaultParagraphFont" style:family="text">
      <style:text-properties style:font-name="Lucida Grande" fo:color="#333333" fo:font-size="11pt" style:font-size-asian="11pt"/>
    </style:style>
    <style:style style:name="P3056" style:parent-style-name="Standard" style:family="paragraph">
      <style:paragraph-properties style:line-height-at-least="0.2187in"/>
    </style:style>
    <style:style style:name="T3057" style:parent-style-name="DefaultParagraphFont" style:family="text">
      <style:text-properties style:font-name="Lucida Grande" fo:color="#333333" fo:font-size="11pt" style:font-size-asian="11pt"/>
    </style:style>
    <style:style style:name="P3058" style:parent-style-name="Standard" style:family="paragraph">
      <style:paragraph-properties style:line-height-at-least="0.2187in"/>
    </style:style>
    <style:style style:name="T3059" style:parent-style-name="DefaultParagraphFont" style:family="text">
      <style:text-properties style:font-name="Lucida Grande" fo:color="#333333" fo:font-size="11pt" style:font-size-asian="11pt"/>
    </style:style>
    <style:style style:name="P3060" style:parent-style-name="Standard" style:family="paragraph">
      <style:paragraph-properties style:line-height-at-least="0.2187in"/>
    </style:style>
    <style:style style:name="T3061" style:parent-style-name="DefaultParagraphFont" style:family="text">
      <style:text-properties style:font-name="Lucida Grande" fo:color="#333333" fo:font-size="11pt" style:font-size-asian="11pt"/>
    </style:style>
    <style:style style:name="P3062" style:parent-style-name="Standard" style:family="paragraph">
      <style:paragraph-properties style:line-height-at-least="0.2187in"/>
    </style:style>
    <style:style style:name="T3063" style:parent-style-name="DefaultParagraphFont" style:family="text">
      <style:text-properties style:font-name="Lucida Grande" fo:color="#333333" fo:font-size="11pt" style:font-size-asian="11pt"/>
    </style:style>
    <style:style style:name="P3064" style:parent-style-name="Standard" style:family="paragraph">
      <style:paragraph-properties style:line-height-at-least="0.2187in"/>
    </style:style>
    <style:style style:name="T3065" style:parent-style-name="DefaultParagraphFont" style:family="text">
      <style:text-properties style:font-name="Lucida Grande" fo:color="#333333" fo:font-size="11pt" style:font-size-asian="11pt"/>
    </style:style>
    <style:style style:name="P3066" style:parent-style-name="Standard" style:family="paragraph">
      <style:paragraph-properties style:line-height-at-least="0.2187in"/>
    </style:style>
    <style:style style:name="T3067" style:parent-style-name="DefaultParagraphFont" style:family="text">
      <style:text-properties style:font-name="Lucida Grande" fo:color="#333333" fo:font-size="11pt" style:font-size-asian="11pt"/>
    </style:style>
    <style:style style:name="P3068" style:parent-style-name="Standard" style:family="paragraph">
      <style:paragraph-properties style:line-height-at-least="0.2187in"/>
    </style:style>
    <style:style style:name="P3069" style:parent-style-name="Standard" style:family="paragraph">
      <style:paragraph-properties style:line-height-at-least="0.2187in"/>
    </style:style>
    <style:style style:name="P3070" style:parent-style-name="Standard" style:family="paragraph">
      <style:paragraph-properties style:line-height-at-least="0.2187in"/>
    </style:style>
    <style:style style:name="P3071" style:parent-style-name="Standard" style:family="paragraph">
      <style:paragraph-properties style:line-height-at-least="0.2187in"/>
    </style:style>
    <style:style style:name="P3072" style:parent-style-name="Standard" style:family="paragraph">
      <style:paragraph-properties style:line-height-at-least="0.2187in"/>
    </style:style>
    <style:style style:name="P3073" style:parent-style-name="Standard" style:family="paragraph">
      <style:paragraph-properties style:line-height-at-least="0.2187in"/>
    </style:style>
    <style:style style:name="P3074" style:parent-style-name="Standard" style:family="paragraph">
      <style:paragraph-properties style:line-height-at-least="0.2187in"/>
    </style:style>
    <style:style style:name="P3075" style:parent-style-name="Standard" style:family="paragraph">
      <style:paragraph-properties style:line-height-at-least="0.2187in"/>
    </style:style>
    <style:style style:name="P3076" style:parent-style-name="Standard" style:family="paragraph">
      <style:paragraph-properties style:line-height-at-least="0.2187in"/>
    </style:style>
    <style:style style:name="P3077" style:parent-style-name="Standard" style:family="paragraph">
      <style:paragraph-properties style:line-height-at-least="0.2187in"/>
    </style:style>
    <style:style style:name="P3078" style:parent-style-name="Standard" style:family="paragraph">
      <style:paragraph-properties style:line-height-at-least="0.2187in"/>
    </style:style>
    <style:style style:name="P3079" style:parent-style-name="Standard" style:family="paragraph">
      <style:paragraph-properties style:line-height-at-least="0.2187in"/>
    </style:style>
    <style:style style:name="P3080" style:parent-style-name="Standard" style:family="paragraph">
      <style:paragraph-properties style:line-height-at-least="0.2187in"/>
    </style:style>
    <style:style style:name="P3081" style:parent-style-name="Standard" style:family="paragraph">
      <style:paragraph-properties style:line-height-at-least="0.2187in"/>
    </style:style>
    <style:style style:name="P3082" style:parent-style-name="Standard" style:family="paragraph">
      <style:paragraph-properties style:line-height-at-least="0.2187in"/>
    </style:style>
    <style:style style:name="P3083" style:parent-style-name="Standard" style:family="paragraph">
      <style:paragraph-properties style:line-height-at-least="0.2187in"/>
    </style:style>
    <style:style style:name="P3084" style:parent-style-name="Standard" style:family="paragraph">
      <style:paragraph-properties style:line-height-at-least="0.2187in"/>
    </style:style>
    <style:style style:name="P3085" style:parent-style-name="Standard" style:family="paragraph">
      <style:paragraph-properties style:line-height-at-least="0.2187in"/>
    </style:style>
    <style:style style:name="P3086" style:parent-style-name="Standard" style:family="paragraph">
      <style:paragraph-properties style:line-height-at-least="0.2187in"/>
    </style:style>
    <style:style style:name="P3087" style:parent-style-name="Standard" style:family="paragraph">
      <style:paragraph-properties style:line-height-at-least="0.2187in"/>
    </style:style>
    <style:style style:name="P3088" style:parent-style-name="Standard" style:family="paragraph">
      <style:paragraph-properties style:line-height-at-least="0.2187in"/>
    </style:style>
    <style:style style:name="P3089" style:parent-style-name="Standard" style:family="paragraph">
      <style:paragraph-properties style:line-height-at-least="0.2187in"/>
    </style:style>
    <style:style style:name="P3090" style:parent-style-name="Standard" style:family="paragraph">
      <style:paragraph-properties style:line-height-at-least="0.2187in"/>
    </style:style>
    <style:style style:name="P3091" style:parent-style-name="Standard" style:family="paragraph">
      <style:paragraph-properties style:line-height-at-least="0.2187in"/>
    </style:style>
    <style:style style:name="P3092" style:parent-style-name="Standard" style:family="paragraph">
      <style:paragraph-properties style:line-height-at-least="0.2187in"/>
    </style:style>
    <style:style style:name="P3093" style:parent-style-name="Standard" style:family="paragraph">
      <style:paragraph-properties style:line-height-at-least="0.2187in"/>
    </style:style>
    <style:style style:name="P3094" style:parent-style-name="Standard" style:family="paragraph">
      <style:paragraph-properties style:line-height-at-least="0.2187in"/>
    </style:style>
    <style:style style:name="T3095" style:parent-style-name="DefaultParagraphFont" style:family="text">
      <style:text-properties fo:color="#000000"/>
    </style:style>
    <style:style style:name="T3096" style:parent-style-name="DefaultParagraphFont" style:family="text">
      <style:text-properties style:font-name="sans-serif" fo:color="#663366" fo:font-size="9pt" style:font-size-asian="9pt"/>
    </style:style>
    <style:style style:name="T3097" style:parent-style-name="DefaultParagraphFont" style:family="text">
      <style:text-properties style:font-name="sans-serif" fo:color="#000000" fo:font-size="9pt" style:font-size-asian="9pt"/>
    </style:style>
    <style:style style:name="P3098" style:parent-style-name="Standard" style:family="paragraph">
      <style:paragraph-properties style:line-height-at-least="0.2187in"/>
    </style:style>
    <style:style style:name="T3099" style:parent-style-name="DefaultParagraphFont" style:family="text">
      <style:text-properties fo:color="#000000"/>
    </style:style>
    <style:style style:name="T3100" style:parent-style-name="DefaultParagraphFont" style:family="text">
      <style:text-properties style:font-name="sans-serif" fo:color="#663366" fo:font-size="9pt" style:font-size-asian="9pt"/>
    </style:style>
    <style:style style:name="T3101" style:parent-style-name="DefaultParagraphFont" style:family="text">
      <style:text-properties style:font-name="sans-serif" fo:color="#000000" fo:font-size="9pt" style:font-size-asian="9pt"/>
    </style:style>
    <style:style style:name="P3102" style:parent-style-name="Standard" style:family="paragraph">
      <style:paragraph-properties style:line-height-at-least="0.2187in"/>
    </style:style>
    <style:style style:name="P3103" style:parent-style-name="Standard" style:family="paragraph">
      <style:paragraph-properties style:line-height-at-least="0.2187in"/>
    </style:style>
    <style:style style:name="T3104" style:parent-style-name="DefaultParagraphFont" style:family="text">
      <style:text-properties style:font-name="sans-serif" fo:color="#000000" fo:font-size="9pt" style:font-size-asian="9pt"/>
    </style:style>
    <style:style style:name="T3105" style:parent-style-name="DefaultParagraphFont" style:family="text">
      <style:text-properties style:font-name="sans-serif" fo:color="#663366" fo:font-size="9pt" style:font-size-asian="9pt" fo:background-color="#FFFFFF" style:text-underline-type="single" style:text-underline-style="solid" style:text-underline-width="auto" style:text-underline-mode="continuous"/>
    </style:style>
    <style:style style:name="T3106" style:parent-style-name="DefaultParagraphFont" style:family="text">
      <style:text-properties style:font-name="sans-serif" fo:color="#000000" fo:font-size="9pt" style:font-size-asian="9pt"/>
    </style:style>
    <style:style style:name="P3107" style:parent-style-name="Standard" style:family="paragraph">
      <style:paragraph-properties style:line-height-at-least="0.2187in"/>
    </style:style>
    <style:style style:name="T3108" style:parent-style-name="DefaultParagraphFont" style:family="text">
      <style:text-properties fo:color="#000000"/>
    </style:style>
    <style:style style:name="T3109" style:parent-style-name="DefaultParagraphFont" style:family="text">
      <style:text-properties style:font-name="sans-serif" fo:font-weight="bold" style:font-weight-asian="bold" fo:font-style="italic" style:font-style-asian="italic" fo:color="#0B0080" fo:font-size="9pt" style:font-size-asian="9pt"/>
    </style:style>
    <style:style style:name="T3110" style:parent-style-name="DefaultParagraphFont" style:family="text">
      <style:text-properties fo:color="#000000"/>
    </style:style>
    <style:style style:name="T3111" style:parent-style-name="DefaultParagraphFont" style:family="text">
      <style:text-properties style:font-name="sans-serif" fo:color="#000000" fo:font-size="9pt" style:font-size-asian="9pt"/>
    </style:style>
    <style:style style:name="T3112" style:parent-style-name="DefaultParagraphFont" style:family="text">
      <style:text-properties style:font-name="sans-serif" fo:color="#663366" fo:font-size="9pt" style:font-size-asian="9pt" style:text-underline-type="single" style:text-underline-style="solid" style:text-underline-width="auto" style:text-underline-mode="continuous"/>
    </style:style>
    <style:style style:name="T3113" style:parent-style-name="DefaultParagraphFont" style:family="text">
      <style:text-properties style:font-name="sans-serif" fo:color="#000000" fo:font-size="9pt" style:font-size-asian="9pt"/>
    </style:style>
    <style:style style:name="T3114" style:parent-style-name="DefaultParagraphFont" style:family="text">
      <style:text-properties style:font-name="sans-serif" fo:font-style="italic" style:font-style-asian="italic" fo:color="#000000" fo:font-size="9pt" style:font-size-asian="9pt"/>
    </style:style>
    <style:style style:name="T3115" style:parent-style-name="DefaultParagraphFont" style:family="text">
      <style:text-properties style:font-name="sans-serif" fo:color="#000000" fo:font-size="9pt" style:font-size-asian="9pt"/>
    </style:style>
    <style:style style:name="P3116" style:parent-style-name="Standard" style:family="paragraph">
      <style:paragraph-properties style:line-height-at-least="0.2187in"/>
    </style:style>
    <style:style style:name="P3117" style:parent-style-name="Standard" style:family="paragraph">
      <style:paragraph-properties style:line-height-at-least="0.2187in"/>
    </style:style>
    <style:style style:name="P3118" style:parent-style-name="Standard" style:family="paragraph">
      <style:paragraph-properties style:line-height-at-least="0.2187in"/>
    </style:style>
    <style:style style:name="P3119" style:parent-style-name="Standard" style:family="paragraph">
      <style:paragraph-properties style:line-height-at-least="0.2187in"/>
    </style:style>
    <style:style style:name="P3120" style:parent-style-name="Standard" style:family="paragraph">
      <style:paragraph-properties style:line-height-at-least="0.2187in"/>
    </style:style>
    <style:style style:name="P3121" style:parent-style-name="Standard" style:family="paragraph">
      <style:paragraph-properties style:line-height-at-least="0.2187in"/>
    </style:style>
    <style:style style:name="P3122" style:parent-style-name="Standard" style:family="paragraph">
      <style:paragraph-properties style:line-height-at-least="0.2187in"/>
    </style:style>
    <style:style style:name="P3123" style:parent-style-name="Standard" style:family="paragraph">
      <style:paragraph-properties style:line-height-at-least="0.2187in"/>
    </style:style>
    <style:style style:name="P3124" style:parent-style-name="Standard" style:family="paragraph">
      <style:paragraph-properties style:line-height-at-least="0.2187in"/>
    </style:style>
    <style:style style:name="P3125" style:parent-style-name="Standard" style:family="paragraph">
      <style:paragraph-properties style:line-height-at-least="0.2187in"/>
    </style:style>
    <style:style style:name="P3126" style:parent-style-name="Standard" style:family="paragraph">
      <style:paragraph-properties style:line-height-at-least="0.2187in"/>
    </style:style>
    <style:style style:name="P3127" style:parent-style-name="Standard" style:family="paragraph">
      <style:paragraph-properties style:line-height-at-least="0.2187in"/>
    </style:style>
    <style:style style:name="P3128" style:parent-style-name="Standard" style:family="paragraph">
      <style:paragraph-properties style:line-height-at-least="0.2187in"/>
    </style:style>
    <style:style style:name="P3129" style:parent-style-name="Standard" style:family="paragraph">
      <style:paragraph-properties style:line-height-at-least="0.2187in"/>
    </style:style>
    <style:style style:name="P3130" style:parent-style-name="Standard" style:family="paragraph">
      <style:paragraph-properties style:line-height-at-least="0.2187in"/>
    </style:style>
    <style:style style:name="P3131" style:parent-style-name="Standard" style:family="paragraph">
      <style:paragraph-properties style:line-height-at-least="0.2187in"/>
    </style:style>
    <style:style style:name="P3132" style:parent-style-name="Standard" style:family="paragraph">
      <style:paragraph-properties style:line-height-at-least="0.2187in"/>
    </style:style>
    <style:style style:name="P3133" style:parent-style-name="Standard" style:family="paragraph">
      <style:paragraph-properties style:line-height-at-least="0.2187in"/>
    </style:style>
    <style:style style:name="P3134" style:parent-style-name="Standard" style:family="paragraph">
      <style:paragraph-properties style:line-height-at-least="0.2187in"/>
    </style:style>
    <style:style style:name="P3135" style:parent-style-name="Standard" style:family="paragraph">
      <style:paragraph-properties style:line-height-at-least="0.2187in"/>
    </style:style>
    <style:style style:name="P3136" style:parent-style-name="Standard" style:family="paragraph">
      <style:paragraph-properties style:line-height-at-least="0.2187in"/>
    </style:style>
    <style:style style:name="P3137" style:parent-style-name="Standard" style:family="paragraph">
      <style:paragraph-properties style:line-height-at-least="0.2187in"/>
    </style:style>
    <style:style style:name="P3138" style:parent-style-name="Standard" style:family="paragraph">
      <style:paragraph-properties style:line-height-at-least="0.2187in"/>
    </style:style>
    <style:style style:name="P3139" style:parent-style-name="Standard" style:family="paragraph">
      <style:paragraph-properties style:line-height-at-least="0.2187in"/>
    </style:style>
    <style:style style:name="P3140" style:parent-style-name="Standard" style:family="paragraph">
      <style:paragraph-properties style:line-height-at-least="0.2187in"/>
    </style:style>
    <style:style style:name="P3141" style:parent-style-name="Standard" style:family="paragraph">
      <style:paragraph-properties style:line-height-at-least="0.2187in"/>
    </style:style>
    <style:style style:name="P3142" style:parent-style-name="Standard" style:family="paragraph">
      <style:paragraph-properties style:line-height-at-least="0.2187in"/>
    </style:style>
    <style:style style:name="T3143" style:parent-style-name="DefaultParagraphFont" style:family="text">
      <style:text-properties style:font-name="Calibri" fo:font-size="11pt" style:font-size-asian="11pt"/>
    </style:style>
    <style:style style:name="T3144" style:parent-style-name="DefaultParagraphFont" style:family="text">
      <style:text-properties style:font-name="Calibri" fo:color="#0000FF" fo:font-size="11pt" style:font-size-asian="11pt" style:text-underline-type="single" style:text-underline-style="solid" style:text-underline-width="auto" style:text-underline-mode="continuous"/>
    </style:style>
    <style:style style:name="T3145" style:parent-style-name="DefaultParagraphFont" style:family="text">
      <style:text-properties style:font-name="Calibri" fo:font-size="11pt" style:font-size-asian="11pt"/>
    </style:style>
    <style:style style:name="P3146" style:parent-style-name="Standard" style:family="paragraph">
      <style:paragraph-properties style:line-height-at-least="0.2187in"/>
    </style:style>
    <style:style style:name="P3147" style:parent-style-name="Standard" style:family="paragraph">
      <style:paragraph-properties style:line-height-at-least="0.2187in"/>
    </style:style>
    <style:style style:name="P3148" style:parent-style-name="Standard" style:family="paragraph">
      <style:paragraph-properties style:line-height-at-least="0.2187in"/>
    </style:style>
    <style:style style:name="P3149" style:parent-style-name="Standard" style:family="paragraph">
      <style:paragraph-properties style:line-height-at-least="0.2187in"/>
    </style:style>
    <style:style style:name="P3150" style:parent-style-name="Standard" style:family="paragraph">
      <style:paragraph-properties style:line-height-at-least="0.2187in"/>
    </style:style>
    <style:style style:name="P3151" style:parent-style-name="Standard" style:family="paragraph">
      <style:paragraph-properties style:line-height-at-least="0.2187in"/>
    </style:style>
    <style:style style:name="P3152" style:parent-style-name="Standard" style:family="paragraph">
      <style:paragraph-properties style:line-height-at-least="0.2187in"/>
    </style:style>
    <style:style style:name="P3153" style:parent-style-name="Standard" style:family="paragraph">
      <style:paragraph-properties style:line-height-at-least="0.2187in"/>
    </style:style>
    <style:style style:name="P3154" style:parent-style-name="Standard" style:family="paragraph">
      <style:paragraph-properties style:line-height-at-least="0.2187in"/>
    </style:style>
    <style:style style:name="P3155" style:parent-style-name="Standard" style:family="paragraph">
      <style:paragraph-properties style:line-height-at-least="0.2187in"/>
    </style:style>
    <style:style style:name="P3156" style:parent-style-name="Standard" style:family="paragraph">
      <style:paragraph-properties style:line-height-at-least="0.2187in"/>
    </style:style>
    <style:style style:name="P3157" style:parent-style-name="Standard" style:family="paragraph">
      <style:paragraph-properties style:line-height-at-least="0.2187in"/>
    </style:style>
    <style:style style:name="P3158" style:parent-style-name="Standard" style:family="paragraph">
      <style:paragraph-properties style:line-height-at-least="0.2187in"/>
    </style:style>
    <style:style style:name="P3159" style:parent-style-name="Standard" style:family="paragraph">
      <style:paragraph-properties style:line-height-at-least="0.2187in"/>
    </style:style>
    <style:style style:name="P3160" style:parent-style-name="Standard" style:family="paragraph">
      <style:paragraph-properties style:line-height-at-least="0.2187in"/>
    </style:style>
    <style:style style:name="P3161" style:parent-style-name="Standard" style:family="paragraph">
      <style:paragraph-properties style:line-height-at-least="0.2187in"/>
    </style:style>
    <style:style style:name="P3162" style:parent-style-name="Standard" style:family="paragraph">
      <style:paragraph-properties style:line-height-at-least="0.2187in"/>
    </style:style>
    <style:style style:name="P3163" style:parent-style-name="Standard" style:family="paragraph">
      <style:paragraph-properties style:line-height-at-least="0.2187in"/>
    </style:style>
    <style:style style:name="P3164" style:parent-style-name="Standard" style:family="paragraph">
      <style:paragraph-properties style:line-height-at-least="0.2187in"/>
    </style:style>
    <style:style style:name="P3165" style:parent-style-name="Standard" style:family="paragraph">
      <style:paragraph-properties style:line-height-at-least="0.2187in"/>
    </style:style>
    <style:style style:name="P3166" style:parent-style-name="Standard" style:family="paragraph">
      <style:paragraph-properties style:line-height-at-least="0.2187in"/>
    </style:style>
    <style:style style:name="P3167" style:parent-style-name="Standard" style:family="paragraph">
      <style:paragraph-properties style:line-height-at-least="0.2187in"/>
    </style:style>
    <style:style style:name="P3168" style:parent-style-name="Standard" style:family="paragraph">
      <style:paragraph-properties style:line-height-at-least="0.2187in"/>
    </style:style>
    <style:style style:name="P3169" style:parent-style-name="Standard" style:family="paragraph">
      <style:paragraph-properties style:line-height-at-least="0.2187in"/>
    </style:style>
    <style:style style:name="P3170" style:parent-style-name="Standard" style:family="paragraph">
      <style:paragraph-properties style:line-height-at-least="0.2187in"/>
    </style:style>
    <style:style style:name="P3171" style:parent-style-name="Standard" style:family="paragraph">
      <style:paragraph-properties style:line-height-at-least="0.2187in"/>
    </style:style>
    <style:style style:name="P3172" style:parent-style-name="Standard" style:family="paragraph">
      <style:paragraph-properties style:line-height-at-least="0.2187in"/>
    </style:style>
    <style:style style:name="P3173" style:parent-style-name="Standard" style:family="paragraph">
      <style:paragraph-properties style:line-height-at-least="0.2187in"/>
    </style:style>
    <style:style style:name="P3174" style:parent-style-name="Standard" style:family="paragraph">
      <style:paragraph-properties style:line-height-at-least="0.2187in"/>
    </style:style>
    <style:style style:name="P3175" style:parent-style-name="Standard" style:family="paragraph">
      <style:paragraph-properties style:line-height-at-least="0.2187in"/>
    </style:style>
    <style:style style:name="P3176" style:parent-style-name="Standard" style:family="paragraph">
      <style:paragraph-properties style:line-height-at-least="0.2187in"/>
    </style:style>
    <style:style style:name="P3177" style:parent-style-name="Standard" style:family="paragraph">
      <style:paragraph-properties style:line-height-at-least="0.2187in"/>
    </style:style>
    <style:style style:name="P3178" style:parent-style-name="Standard" style:family="paragraph">
      <style:paragraph-properties style:line-height-at-least="0.2187in"/>
    </style:style>
    <style:style style:name="P3179" style:parent-style-name="Standard" style:family="paragraph">
      <style:paragraph-properties style:line-height-at-least="0.2187in"/>
    </style:style>
    <style:style style:name="P3180" style:parent-style-name="Standard" style:family="paragraph">
      <style:paragraph-properties style:line-height-at-least="0.2187in"/>
    </style:style>
    <style:style style:name="P3181" style:parent-style-name="Standard" style:family="paragraph">
      <style:paragraph-properties style:line-height-at-least="0.2187in"/>
    </style:style>
    <style:style style:name="P3182" style:parent-style-name="Standard" style:family="paragraph">
      <style:paragraph-properties style:line-height-at-least="0.2187in"/>
    </style:style>
    <style:style style:name="P3183" style:parent-style-name="Standard" style:family="paragraph">
      <style:paragraph-properties style:line-height-at-least="0.2187in"/>
    </style:style>
    <style:style style:name="P3184" style:parent-style-name="Standard" style:family="paragraph">
      <style:paragraph-properties style:line-height-at-least="0.2187in"/>
    </style:style>
    <style:style style:name="P3185" style:parent-style-name="Standard" style:family="paragraph">
      <style:paragraph-properties style:line-height-at-least="0.2187in"/>
    </style:style>
    <style:style style:name="P3186" style:parent-style-name="Standard" style:family="paragraph">
      <style:paragraph-properties style:line-height-at-least="0.2187in"/>
    </style:style>
    <style:style style:name="P3187" style:parent-style-name="Standard" style:family="paragraph">
      <style:paragraph-properties style:line-height-at-least="0.2187in"/>
    </style:style>
    <style:style style:name="P3188" style:parent-style-name="Standard" style:family="paragraph">
      <style:paragraph-properties style:line-height-at-least="0.2187in"/>
    </style:style>
    <style:style style:name="P3189" style:parent-style-name="Standard" style:family="paragraph">
      <style:paragraph-properties style:line-height-at-least="0.2187in"/>
    </style:style>
    <style:style style:name="P3190" style:parent-style-name="Standard" style:family="paragraph">
      <style:paragraph-properties style:line-height-at-least="0.2187in"/>
    </style:style>
    <style:style style:name="P3191" style:parent-style-name="Standard" style:family="paragraph">
      <style:paragraph-properties style:line-height-at-least="0.2187in"/>
    </style:style>
    <style:style style:name="P3192" style:parent-style-name="Standard" style:family="paragraph">
      <style:paragraph-properties style:line-height-at-least="0.2187in"/>
    </style:style>
    <style:style style:name="P3193" style:parent-style-name="Standard" style:family="paragraph">
      <style:paragraph-properties style:line-height-at-least="0.2187in"/>
    </style:style>
    <style:style style:name="P3194" style:parent-style-name="Standard" style:family="paragraph">
      <style:paragraph-properties style:line-height-at-least="0.2187in"/>
    </style:style>
    <style:style style:name="P3195" style:parent-style-name="Standard" style:family="paragraph">
      <style:paragraph-properties style:line-height-at-least="0.2187in"/>
    </style:style>
    <style:style style:name="P3196" style:parent-style-name="Standard" style:family="paragraph">
      <style:paragraph-properties style:line-height-at-least="0.2187in"/>
    </style:style>
    <style:style style:name="P3197" style:parent-style-name="Standard" style:family="paragraph">
      <style:paragraph-properties style:line-height-at-least="0.2187in"/>
    </style:style>
    <style:style style:name="P3198" style:parent-style-name="Standard" style:family="paragraph">
      <style:paragraph-properties style:line-height-at-least="0.2187in"/>
    </style:style>
    <style:style style:name="P3199" style:parent-style-name="Standard" style:family="paragraph">
      <style:paragraph-properties style:line-height-at-least="0.2187in"/>
    </style:style>
    <style:style style:name="P3200" style:parent-style-name="Standard" style:family="paragraph">
      <style:paragraph-properties style:line-height-at-least="0.2187in"/>
    </style:style>
    <style:style style:name="P3201" style:parent-style-name="Standard" style:family="paragraph">
      <style:paragraph-properties style:line-height-at-least="0.2187in"/>
    </style:style>
    <style:style style:name="P3202" style:parent-style-name="Standard" style:family="paragraph">
      <style:paragraph-properties style:line-height-at-least="0.2187in"/>
    </style:style>
    <style:style style:name="P3203" style:parent-style-name="Standard" style:family="paragraph">
      <style:paragraph-properties style:line-height-at-least="0.2187in"/>
    </style:style>
    <style:style style:name="P3204" style:parent-style-name="Standard" style:family="paragraph">
      <style:paragraph-properties style:line-height-at-least="0.2187in"/>
    </style:style>
    <style:style style:name="P3205" style:parent-style-name="Standard" style:family="paragraph">
      <style:paragraph-properties style:line-height-at-least="0.2187in"/>
    </style:style>
    <style:style style:name="P3206" style:parent-style-name="Standard" style:family="paragraph">
      <style:paragraph-properties style:line-height-at-least="0.2187in"/>
    </style:style>
    <style:style style:name="P3207" style:parent-style-name="Standard" style:family="paragraph">
      <style:paragraph-properties style:line-height-at-least="0.2187in"/>
    </style:style>
    <style:style style:name="P3208" style:parent-style-name="Standard" style:family="paragraph">
      <style:paragraph-properties style:line-height-at-least="0.2187in"/>
    </style:style>
    <style:style style:name="P3209" style:parent-style-name="Standard" style:family="paragraph">
      <style:paragraph-properties style:line-height-at-least="0.2187in"/>
    </style:style>
    <style:style style:family="graphic" style:name="a38">
      <style:graphic-properties style:wrap="run-through" style:run-through="foreground" draw:fill="none" draw:stroke="solid" svg:stroke-width="0.01389in" svg:stroke-color="#3465af" draw:marker-start="a36" draw:marker-end="a37" svg:stroke-opacity="100%" style:horizontal-rel="paragraph" style:vertical-rel="paragraph" style:horizontal-pos="from-left" style:vertical-pos="from-top"/>
    </style:style>
    <style:style style:family="graphic" style:name="a20">
      <style:graphic-properties style:wrap="run-through" style:run-through="foreground" draw:fill="none" draw:stroke="solid" svg:stroke-width="0.01389in" svg:stroke-color="#3465af" svg:stroke-opacity="100%" style:horizontal-rel="paragraph" style:vertical-rel="paragraph" style:horizontal-pos="from-left" style:vertical-pos="from-top"/>
    </style:style>
    <style:style style:family="graphic" style:name="a21">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style:wrap="run-through" style:run-through="foreground" draw:fill="none" draw:stroke="solid" svg:stroke-width="0.01389in" svg:stroke-color="#3465af" svg:stroke-opacity="100%" style:horizontal-rel="paragraph" style:vertical-rel="paragraph" style:horizontal-pos="from-left" style:vertical-pos="from-top"/>
    </style:style>
    <style:style style:family="graphic" style:name="a23">
      <style:graphic-properties fo:wrap-option="no-wrap" fo:padding-top="0in" fo:padding-bottom="0in" fo:padding-left="0in" fo:padding-right="0in" draw:textarea-vertical-align="middle" draw:textarea-horizontal-align="center"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style:wrap="run-through" style:run-through="foreground" draw:fill="none" draw:stroke="solid" svg:stroke-width="0.01389in" svg:stroke-color="#3465af" svg:stroke-opacity="100%" style:horizontal-rel="paragraph" style:vertical-rel="paragraph" style:horizontal-pos="from-left" style:vertical-pos="from-top"/>
    </style:style>
    <style:style style:family="graphic" style:name="a62">
      <style:graphic-properties style:wrap="run-through" style:run-through="foreground" draw:fill="none" draw:stroke="solid" svg:stroke-width="0.01389in" svg:stroke-color="#3465af" draw:marker-start="a60" draw:marker-end="a61" svg:stroke-opacity="100%" style:horizontal-rel="paragraph" style:vertical-rel="paragraph" style:horizontal-pos="from-left" style:vertical-pos="from-top"/>
    </style:style>
    <style:style style:family="graphic" style:name="a63">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style:wrap="run-through" style:run-through="foreground" draw:fill="none" draw:stroke="solid" svg:stroke-width="0.01389in" svg:stroke-color="#000000" draw:marker-start="a25" draw:marker-end="a26" svg:stroke-opacity="100%" style:horizontal-rel="paragraph" style:vertical-rel="paragraph" style:horizontal-pos="from-left" style:vertical-pos="from-top"/>
    </style:style>
    <style:style style:family="graphic" style:name="a64">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1389in" svg:stroke-color="#3465af" svg:stroke-opacity="100%" style:horizontal-rel="paragraph" style:vertical-rel="paragraph" style:horizontal-pos="from-left" style:vertical-pos="from-top"/>
    </style:style>
    <style:style style:family="graphic" style:name="a68">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style:wrap="run-through" style:run-through="foreground" draw:fill="none" draw:stroke="solid" svg:stroke-width="0.01389in" svg:stroke-color="#3465af" svg:stroke-opacity="100%" style:horizontal-rel="paragraph" style:vertical-rel="paragraph" style:horizontal-pos="from-left" style:vertical-pos="from-top"/>
    </style:style>
    <style:style style:family="graphic" style:name="a69">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
      <style:graphic-properties style:wrap="run-through" style:run-through="foreground" draw:fill="none" draw:stroke="solid" svg:stroke-width="0.01389in" svg:stroke-color="#3465af" draw:marker-start="a48" draw:marker-end="a49" svg:stroke-opacity="100%" style:horizontal-rel="paragraph" style:vertical-rel="paragraph" style:horizontal-pos="from-left" style:vertical-pos="from-top"/>
    </style:style>
    <style:style style:family="graphic" style:name="a14">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style:wrap="run-through" style:run-through="foreground" draw:fill="none" draw:stroke="solid" svg:stroke-width="0.01389in" svg:stroke-color="#3465af"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3465af" svg:stroke-opacity="100%" style:horizontal-rel="paragraph" style:vertical-rel="paragraph" style:horizontal-pos="from-left" style:vertical-pos="from-top"/>
    </style:style>
    <style:style style:family="graphic" style:name="a53">
      <style:graphic-properties style:wrap="run-through" style:run-through="foreground" draw:fill="none" draw:stroke="solid" svg:stroke-width="0.01389in" svg:stroke-color="#3465af" draw:marker-start="a51" draw:marker-end="a52" svg:stroke-opacity="100%" style:horizontal-rel="paragraph" style:vertical-rel="paragraph" style:horizontal-pos="from-left" style:vertical-pos="from-top"/>
    </style:style>
    <style:style style:family="graphic" style:name="a17">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style:wrap="run-through" style:run-through="foreground" draw:fill="none" draw:stroke="solid" svg:stroke-width="0.01389in" svg:stroke-color="#3465af" draw:marker-start="a54" draw:marker-end="a55" svg:stroke-opacity="100%" style:horizontal-rel="paragraph" style:vertical-rel="paragraph" style:horizontal-pos="from-left" style:vertical-pos="from-top"/>
    </style:style>
    <style:style style:family="graphic" style:name="a0">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graphic-properties style:wrap="run-through" style:run-through="foreground" draw:fill="none" draw:stroke="solid" svg:stroke-width="0.01389in" svg:stroke-color="#3465af" draw:marker-start="a57" draw:marker-end="a58" svg:stroke-opacity="100%" style:horizontal-rel="paragraph" style:vertical-rel="paragraph" style:horizontal-pos="from-left" style:vertical-pos="from-top"/>
    </style:style>
    <style:style style:family="graphic" style:name="a2">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graphic-properties style:wrap="run-through" style:run-through="foreground" draw:fill="none" draw:stroke="solid" svg:stroke-width="0.01389in" svg:stroke-color="#3465af" draw:marker-start="a39" draw:marker-end="a40" svg:stroke-opacity="100%" style:horizontal-rel="paragraph" style:vertical-rel="paragraph" style:horizontal-pos="from-left" style:vertical-pos="from-top"/>
    </style:style>
    <style:style style:family="graphic" style:name="a4">
      <style:graphic-properties fo:wrap-option="no-wrap" fo:padding-top="0in" fo:padding-bottom="0in" fo:padding-left="0in" fo:padding-right="0in" draw:textarea-vertical-align="middle" draw:textarea-horizontal-align="left" style:wrap="parallel" style:wrap-contour="false"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style:wrap="run-through" style:run-through="foreground" draw:fill="none" draw:stroke="solid" svg:stroke-width="0.01389in" svg:stroke-color="#3465af" draw:marker-start="a42" draw:marker-end="a43" svg:stroke-opacity="100%" style:horizontal-rel="paragraph" style:vertical-rel="paragraph" style:horizontal-pos="from-left" style:vertical-pos="from-top"/>
    </style:style>
    <style:style style:family="graphic" style:name="a8">
      <style:graphic-properties fo:wrap-option="wrap" fo:padding-top="0in" fo:padding-bottom="0in" fo:padding-left="0in" fo:padding-right="0in" draw:textarea-vertical-align="middle" draw:textarea-horizontal-align="left" style:wrap="parallel" style:wrap-contour="false" draw:fill="gradient" draw:fill-gradient-name="a5" draw:stroke="solid" svg:stroke-width="0.01389in" svg:stroke-color="#3465af" draw:marker-start="a6" draw:marker-end="a7"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none" draw:stroke="solid" svg:stroke-width="0.01389in" svg:stroke-color="#3465af" svg:stroke-opacity="100%" style:horizontal-rel="paragraph" style:vertical-rel="paragraph" style:horizontal-pos="from-left" style:vertical-pos="from-top"/>
    </style:style>
    <style:style style:family="graphic" style:name="a47">
      <style:graphic-properties style:wrap="run-through" style:run-through="foreground" draw:fill="none" draw:stroke="solid" svg:stroke-width="0.01389in" svg:stroke-color="#3465af" draw:marker-start="a45" draw:marker-end="a46" svg:stroke-opacity="100%" style:horizontal-rel="paragraph" style:vertical-rel="paragraph" style:horizontal-pos="from-left" style:vertical-pos="from-top"/>
    </style:style>
    <style:style style:family="graphic" style:name="a30">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f" draw:marker-start="a28" draw:marker-end="a29"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fo:wrap-option="no-wrap" fo:padding-top="0in" fo:padding-bottom="0in" fo:padding-left="0in" fo:padding-right="0in" draw:textarea-vertical-align="middle" draw:textarea-horizontal-align="center"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style:wrap="run-through" style:run-through="foreground" draw:fill="none" draw:stroke="solid" svg:stroke-width="0.01389in" svg:stroke-color="#3465af" draw:marker-start="a33" draw:marker-end="a34" svg:stroke-opacity="100%" style:horizontal-rel="paragraph" style:vertical-rel="paragraph" style:horizontal-pos="from-left" style:vertical-pos="from-top"/>
    </style:style>
    <style:style style:family="graphic" style:name="a72">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FACT</text:span><text:span text:style-name="T3">©</text:span><text:span text:style-name="T4">: Foundation for Analysis through Critical Thinking</text:span></text:p>
      <text:p text:style-name="P5"><text:span text:style-name="T6">Why Johnny can't Learn Math</text:span></text:p>
      <text:p text:style-name="Textbody"><text:span text:style-name="T7">According to the National Council of Supervisors of Mathematics</text:span><text:span text:style-name="T8">1</text:span><text:span text:style-name="T9"><text:s/>“learning to solve problems is the principal reason for studying mathematics.” Despite this belief, American students' achievement in mathematical problem solving and math in general is quite appalling and alarming. These concerns are constantly validated by a number of international assessments that rank student performance by nations on a number of subjects from mathematics and science through reading. One such assessment, t</text:span><text:span text:style-name="T10">he Program for International Student Assessment (PISA), which collects test results from 65 countries every three years show in 2012 that U.S. students ranked below average in math among the world's most-developed countries. Over the past several years American schools have initiated a number of reforms to improve its rankings</text:span><text:span text:style-name="T11"><text:s/>to address the achievement gap; however, its students have failed to move up the rankings in any substantive way and there is little evidence that improvements are occurring in the mathematics classroom. Sadly, PISA depicts American 15-year-olds continuing to perform at consistently low levels in a test that measures students' proficiency in reading, math and science worldwide, failing to score in the global top 20 in math. In fact, NPR journalist, Claudia Sanchez stated “</text:span><text:span text:style-name="T12">Well, if that's all it is – a thermometer – the U.S. appears to be bedridden with a fever while other countries are getting healthier and stronger. In math, U.S. 15-year-olds look pretty weak, they ranked 36th among 64 nations, somewhere between Lithuania and the Slovak Republic. In science, the U.S. ranked 28th between Denmark and Spain. And in reading, the U.S. ranked 24th.”</text:span><text:span text:style-name="T13"><text:s text:c="2"/></text:span></text:p>
      <text:p text:style-name="Textbody"><text:span text:style-name="T14">In fact,<text:s/></text:span><text:span text:style-name="T15">29 nations and other jurisdictions outperformed the United States by a statistically significant margin, reports<text:s/></text:span><text:a xlink:href="http://www.edweek.org/ew/articles/2013/12/03/14pisa.h33.html?tkn=TVOFK6Cf%2F8yEOu9QtmrZ7A2yUM0KFGZKxTBY&amp;cmp=clp-edweek" office:target-frame-name="_top" xlink:show="replace"><text:span text:style-name="T16">Education Week</text:span></text:a><text:span text:style-name="T17">.<text:s/></text:span><text:span text:style-name="T18">The top overall scores came from Shanghai, Singapore, Hong Kong, Taiwan, South Korea, Macao and Japan, followed by Lichtenstein, Switzerland, the Netherlands and Estonia.<text:s/></text:span><text:span text:style-name="T19">The math scores of students in Shanghai showed that they are "the equivalent of over two years of formal schooling ahead of those observed in Massachusetts, itself a strong-performing U.S. state," according to the study. American Education Secretary Arne Duncan called the PISA findings a "picture of educational stagnation." He</text:span><text:span text:style-name="T20"><text:s/></text:span><text:a xlink:href="http://abcnews.go.com/Politics/wireStory/asian-nations-dominate-international-test-21078503" office:target-frame-name="_top" xlink:show="replace"><text:span text:style-name="T21">told The Associated Press</text:span></text:a><text:span text:style-name="T22"><text:s/>that America needs to "invest in early education, raise academic standards, make college affordable, and do more to recruit and retain top-notch educators."</text:span></text:p>
      <text:p text:style-name="Textbody"><text:span text:style-name="T23">Ironically; however, Secretary Duncan's well-intentioned statement sounds familiar and as stagnated as his many predecessors' in federal and state levels of education across the political spectrum. Over the past several decades, former presidents, governors, and other politicians have consistently put forth the familiar and simplistic panaceas and mantras for solving America's math ills: “raise standards, hold educators accountable, increase standardized testing hire more and better teachers, and reduced classroom size”. To demonstrate the redundancy of Secretary Duncan's words, consider the first item on the list, “raise standards” and similar statements from former presidents and others:</text:span><text:span text:style-name="T24"><text:s/></text:span><text:span text:style-name="T25">“Schools are reporting progress in math and reading skills. But we must do more to restore discipline to schools; and we must encourage the teaching of new basics, reward teachers of merit, enforce tougher standards, and put our parents back in charge.”<text:s/></text:span><text:span text:style-name="T26">Ronald Reagan, 40</text:span><text:span text:style-name="T27">th</text:span><text:span text:style-name="T28"><text:s/>President</text:span><text:span text:style-name="T29"><text:s/>“You see, we’ll never be able to compete in the 21st century unless we have an education system that doesn’t quit on children, an education system that raises standards...”<text:s/></text:span><text:span text:style-name="T30">George W. Bush, 43rdPresident,<text:s/></text:span><text:span text:style-name="T31">"Based on high standards for all students, high-quality professional development for teachers, safe and disciplined learning environments, and accountability to parents and taxpayers... provides a solid foundation for raising student achievement</text:span><text:span text:style-name="T32"><text:s/></text:span><text:span text:style-name="T33">William J. Clinton</text:span><text:span text:style-name="T34"><text:s/></text:span><text:a xlink:href="http://en.wikipedia.org/wiki/List_of_Presidents_of_the_United_States" office:target-frame-name="_top" xlink:show="replace"><text:span text:style-name="T35">42</text:span></text:a><text:a xlink:href="http://en.wikipedia.org/wiki/List_of_Presidents_of_the_United_States" office:target-frame-name="_top" xlink:show="replace"><text:span text:style-name="T36">nd</text:span></text:a><text:span text:style-name="T37"><text:s/></text:span><text:span text:style-name="T38"><text:s/></text:span><text:span text:style-name="T39">“,<text:s/></text:span>States and<text:span text:style-name="T40"><text:s/>“when it comes to developing the high standards we need...”</text:span><text:span text:style-name="T41">Barack Obama, 44th President, “</text:span><text:span text:style-name="T42">If we are going to give children a first class education...you make it clear that there are standards we expect” <text:s/></text:span><text:span text:style-name="T43">Tony Blair, Prime Minister of the United Kingdom , 1997-2007.<text:s/></text:span><text:span text:style-name="T44">So, political rhetoric and well-meaning efforts have led to a number or efforts intended to improve education; however, results from assessments have remained dormant regardless of the calls for reform.<text:s/></text:span><text:span text:style-name="T45"><text:s/></text:span></text:p>
      <text:p text:style-name="Textbody"><text:span text:style-name="T46">The most widely used measures of school achievement in the U.S. are scores from the National Assessment of Educational Progress (NAEP), which are available back to the early 1970s.<text:s/></text:span><text:span text:style-name="T47">The NAEP have monitored student progress in reading and mathematics for representative samples of 9-, 13-, and 17-year-olds since the early 1970s. D</text:span><text:span text:style-name="T48">ata, consistent with PISA findings, reveal average NAEP math scores for 17-year-olds score rose just two points to 306 in 2008 from 304 in 1973.</text:span><text:span text:style-name="T49">27</text:span><text:span text:style-name="T50"><text:s/>Results from the 2012 assessments show that compared to the first assessment in 1971 for reading and in 1973 for mathematics, scores were slightly higher in 2012 for 9- and 13-year-olds and not significantly different for 17-year-old.<text:s/></text:span><text:span text:style-name="T51">T</text:span><text:span text:style-name="T52">hese scores are on a 500-point scale. Thus, after years of calling for higher standards, new goals, and a myriad of initiatives</text:span><text:span text:style-name="T53">, NAEP long-term data do not depict any significant improvements in students' overall learning.<text:s/></text:span><text:span text:style-name="T54">Experiments by federal, state, and local authorities and major shifts in the emphasis of federal policy have all failed to bring systematic improvement.</text:span><text:span text:style-name="T55">30</text:span></text:p>
      <text:p text:style-name="P56"/>
      <text:p text:style-name="Textbody"><text:span text:style-name="T57">A brief non-exhaustive, and, to that extent, not completely fair, review of federal education initiatives follows. It is not my intent to judge the merits of any of these, but to simply make the case that politicians and professional educators have missed the mark. I don't believe it is worthwhile to spend much time focusing on past and current failures, which would certainly be a book in itself and possibly comprise several volumes; rather, I intend to provide an historical context of policy, paradigms. and mindsets that have contributed to poor performance in the classroom. Afterwards, I will launch into my primary purpose of this book – to make the case and provide a model for exemplary teaching that leads to improved learning of mathematics – learning that replaces superficial understandings with deep conceptual understandings that lead to higher performance and achievement.</text:span></text:p>
      <text:p text:style-name="Textbody"><text:span text:style-name="T58">Before delving far into the past, at the outset, I do believe that several efforts of the past initiatives have made improvements primarily by providing greater access to education, but none have improved the overall mathematics achievement among American students. To begin the review, I'll start with the Elementary and Secondary Education Act (ESEA) of 1965 which at its peak exponentially multiplied the duties and budget of the Department of Health, Education and Welfare's Office of Education. <text:s/>Chiefly, ESEA provided significant Federal aid to school districts with large numbers of low income students. ESEA improved many aspects of schooling and provided local schools needed assistance, and its greatest contribution was in providing the Federal government the leverage it needed to force the southern schools to desegregate. <text:s/>Since 1965, ESEA was roughly reauthorized every six years with very modest incremental changes until the Clinton administration in 2001 that modified the ESEA to include the No Child Left Behind Act (ESEA-NCLB). The new Act, addresses parent and family involvement in education in a number of sections. <text:s/>Prior to Clinton, ESEA captured the policy paradigm of the time and became the model for future legislation. To varying degrees it resulted in pieces of legislation primarily focused to foster educational equality for all social groups and led to the creation of Head Start.</text:span></text:p>
      <text:p text:style-name="P59">Shortly after its inception, and as early as 1967, both conservative and liberal critics expressed concerns that federal funding through ESEA did not provide rewards <text:s/>for educating students nor consequences for failing to educate them. Thermstrom and Thermstrom (2003) write, Senator Robert Kennedy was so concerned that the Federal government would pour money into schools to help low income students without actually helping low income students that he told the U.S. Commissioner of Education that he wanted to amend ESEA "because it doesn't have any way of educating those damned educators like you, Frank,<text:s/>and we really ought to have some sort of evaluation in there. “ Unfortunately, <text:s/>Kennedy's call for accountability was not realized and until 2002 the Federal government provided funds with no assurance that children were benefiting from federal educational programs (thermstron and thermstrom). Federal<text:s/>and state<text:s/>programs until recently, focused <text:s/>primarily on<text:s/>quality<text:s/>as<text:s/>defined in terms of inputs and process measures. Factors such as student- to–teacher ratios, funding per student, library collection, number of certified teachers,<text:s/>programs,<text:s/>and age of textbooks, were used to rate the quality of educational institutions.<text:s text:c="2"/>As Guskin put it, "We are so wedded to a definition of quality based on resources that we find it extremely difficult to deal<text:s/>with the results of our work, namely student learning."</text:p>
      <text:p text:style-name="P60">Under the older paradigm, educators aimed to provide access to higher education and a more just social system, especially for historically under-represented groups such as African-Americans and Hispanics.<text:s/>Overtime; however,<text:s/>a large number of reformers gradually reached the consensus that ESEA and education policy was flawed for disregarding measurable educational outcomes as suggested by Kennedy<text:s/>and others. Even teachers unions and other defenders of the status quo (on both the right and left of American politics), who rejected accountability measures for years, eventually came to accept the idea that academic performance should be measured by achievement tests, completion rates, and <text:s/>international comparisons.<text:s/><text:s/><text:s text:c="2"/>In a 1995 article<text:s/>by Barr and Tagg appeared in Change magazine that<text:s/><text:s/>eloquently captured the essence of what many reformers believed was missing from education policy and practices.<text:s/>Although they focused their writing on undergdraduate education, it reflected<text:s/>a needed shift<text:s/>for<text:s/>K-12 education policy and practice and challenged education stakeholders<text:s/><text:s/>to a new way of thinking about education that<text:s/>Barr and Tagg<text:s/>labeled<text:s/>as a learning paradigm: “Too often, mere access hasn't served students well. Under the Learning Paradigm, the goal for underrepresented students (and all students) becomes not simply access but success. By "success" we mean the achievement of overall student educational objectives such as earning a degree, persisting in school, and learning the "right" things - the<text:s/><text:s/>skills and knowledge that will help students to achieve their goals in work and life. A Learning Paradigm college, therefore, aims for ever-higher graduation rates while maintaining or even increasing learning standards.”</text:p>
      <text:p text:style-name="P61"><text:s/><text:bookmark-start text:name="_GoBack"/><text:bookmark-end text:name="_GoBack"/></text:p>
      <text:p text:style-name="Textbody"><text:span text:style-name="T62">and eventually called for benchmarking success of American schools based on outputs rather than inputs (funding, access, and new programs).<text:s/></text:span><text:span text:style-name="T63">Because benchmarks require standards, the emphasis and political discourse shifted toward <text:s/>performance standards and testing. Although Standards based education is a marked improvement and a very important component of accountability, it has become a national obsession and that is too narrow in scope and does not focus on<text:s/></text:span><text:span text:style-name="T64">how<text:s/></text:span><text:span text:style-name="T65">to get there, or what it takes to improve students' learning.</text:span></text:p>
      <text:p text:style-name="Textbody"><text:span text:style-name="T66">Consider the evolution of development of Standards since ESEA. In August 1981, Terrell Bell, President Ronald Reagan's secretary of education, assembled a panel of experts and charged them with the task of developing a report on "the quality of education in the United States."<text:s/></text:span><text:span text:style-name="T67">eighteen months later the well-known report was released i</text:span><text:span text:style-name="T68">n 1983 by the National Commission on Excellence in Education (NCEE), titled "</text:span><text:span text:style-name="T69">A Nation at Risk</text:span><text:span text:style-name="T70">." "</text:span><text:span text:style-name="T71">The educational foundations of our society," its authors declared, "are presently eroded by a rising tide of mediocrity that threatens our very future as a Nation and a people."</text:span><text:span text:style-name="T72"><text:s text:c="2"/></text:span><text:span text:style-name="T73">A Nation at Risk, written by a federal blue ribbon commission. As Congressional Quarterly noted: "A Nation at Risk was such a hit that Reagan political strategists began using its call for higher education standards as an issue for the 1984 campaign.</text:span></text:p>
      <text:p text:style-name="Textbody"><text:span text:style-name="T74">Two years after "A Nation at Risk" was released, the Carnegie Foundation for the Advancement of Teaching issued data that it said amounted to "an indictment of the schools." The findings reflected grave concern <text:s/>for corporate America. Nearly 75 percent of the major U.S. corporations it surveyed were forced to offer their employees courses in reading, writing, and computation -- skills that should have been mastered before entering the workforce. Each year, American corporations were spending more than $40 billion to educate their workers (a figure that included money spent on remedial education as well as other professional development). The same year, the Committee for Economic Development, an independent organization of 200 business executives and educators, issued a similar report warning that the quality of the nation's education system put the economic future of the United States in peril. "[E]ducation has a direct impact on employment, productivity, and growth, and on the nation's ability to compete in the world economy," the report said. "Therefore, we cannot fail to respond."</text:span></text:p>
      <text:p text:style-name="Textbody"><text:span text:style-name="T75">Since Reagan, presidents vigorously promoted an expanded role for the federal government in K-12 education. President George H.W. Bush promoted the creation of "national goals" for the schools. Building on those ideas, President Bill Clinton signed into law the Goals 2000: Educate America Act to promote "national education goals." He also signed the Improving America's Schools Act, which required states to develop federally approved education plans coordinated with Goals 2000, and to adopt a regime of tests to ensure that students made yearly progress. If states did not comply with these and other mandates, they would lose some of their federal education subsidies. Afterwards,<text:s/></text:span><text:span text:style-name="T76">President George W. Bush greatly increased federal involvement with his 650-page No Child Left Behind Act of 2002.</text:span><text:span text:style-name="T77">23.<text:s/></text:span><text:span text:style-name="T78">State, local, and school officials have complained bitterly about the onerous new dictates of NCLB with respect to such items as statewide testing, annual progress measurements, teacher qualifications, public-school choice, and after-school tutoring.</text:span></text:p>
      <text:p text:style-name="Textbody"><text:span text:style-name="T79">To date the movement to develop new standards has culminated in the Obama administration's Common Core State Standards Initiative that details what K-12 students should know in English language arts and mathematics at the end of each grade. The initiative is sponsored by the<text:s/></text:span><text:a xlink:href="http://en.wikipedia.org/wiki/National_Governors_Association" office:target-frame-name="_top" xlink:show="replace"><text:span text:style-name="T80">National Governors Association</text:span></text:a><text:span text:style-name="T81"><text:s/>(NGA) and the<text:s/></text:span><text:a xlink:href="http://en.wikipedia.org/wiki/Council_of_Chief_State_School_Officers" office:target-frame-name="_top" xlink:show="replace"><text:span text:style-name="T82">Council of Chief State School Officers</text:span></text:a><text:span text:style-name="T83"><text:s/></text:span><text:span text:style-name="T84">(CCSSO) and seeks to establish consistent education standards across the states as well as ensure that students graduating from high school are prepared to enter two- or four-year college programs or enter the workforce.</text:span><text:bookmark-start text:name="cite_ref-1"/><text:bookmark-end text:name="cite_ref-1"/><text:a xlink:href="http://en.wikipedia.org/wiki/Common_Core_State_Standards_Initiative#cite_note-1" office:target-frame-name="_top" xlink:show="replace"><text:span text:style-name="T85">[1]</text:span></text:a><text:span text:style-name="T86"><text:s/>The standards are copyrighted by NGA Center for Best Practices (NGA Center) and the Council of Chief State School Officers (CCSSO)</text:span><text:bookmark-start text:name="cite_ref-corestandards.org.2Fterms-of-us"/><text:bookmark-end text:name="cite_ref-corestandards.org.2Fterms-of-us"/><text:span text:style-name="T87"><text:s/></text:span><text:a xlink:href="http://en.wikipedia.org/wiki/Common_Core_State_Standards_Initiative#cite_note-corestandards.org.2Fterms-of-use-9" office:target-frame-name="_top" xlink:show="replace"><text:span text:style-name="T88">[9]</text:span></text:a><text:span text:style-name="T89">The<text:s/></text:span><text:a xlink:href="http://en.wikipedia.org/wiki/Copyright" office:target-frame-name="_top" xlink:show="replace"><text:span text:style-name="T90">copyright</text:span></text:a><text:span text:style-name="T91"><text:s/></text:span><text:span text:style-name="T92">ensures that the standards will be the same throughout the nation. The standards also carry a generous public license</text:span><text:bookmark-start text:name="cite_ref-corestandards.org.2Fpublic-lice"/><text:bookmark-end text:name="cite_ref-corestandards.org.2Fpublic-lice"/><text:a xlink:href="http://en.wikipedia.org/wiki/Common_Core_State_Standards_Initiative#cite_note-corestandards.org.2Fpublic-license-10" office:target-frame-name="_top" xlink:show="replace"><text:span text:style-name="T93">[10]</text:span></text:a><text:span text:style-name="T94">which waives the copyright notice for State Departments of Education to use the standards; however, two conditions apply. First, the use of the standards must be "in support" of the standards and the waiver only applies if the state has adopted the standards "in whole."</text:span></text:p>
      <text:p text:style-name="Textbody"><text:span text:style-name="T95">One positive aspect of the Core Standards is the recognition of practices adapted from the five<text:s/></text:span><text:a xlink:href="http://en.wikipedia.org/wiki/Principles_and_Standards_for_School_Mathematics#Process_standards" office:target-frame-name="_top" xlink:show="replace"><text:span text:style-name="T96">process standards</text:span></text:a><text:span text:style-name="T97"><text:s/></text:span><text:span text:style-name="T98">of the<text:s/></text:span><text:a xlink:href="http://en.wikipedia.org/wiki/National_Council_of_Teachers_of_Mathematics" office:target-frame-name="_top" xlink:show="replace"><text:span text:style-name="T99">National Council of Teachers of Mathematics</text:span></text:a><text:span text:style-name="T100"><text:s/></text:span><text:span text:style-name="T101">and the five strands of proficiency in the<text:s/></text:span><text:a xlink:href="http://en.wikipedia.org/wiki/United_States_National_Research_Council" office:target-frame-name="_top" xlink:show="replace"><text:span text:style-name="T102">National Research Council</text:span></text:a><text:span text:style-name="T103">’s<text:s/></text:span><text:span text:style-name="T104">Adding It Up<text:s/></text:span><text:span text:style-name="T105">report.</text:span><text:bookmark-start text:name="cite_ref-26"/><text:bookmark-end text:name="cite_ref-26"/><text:a xlink:href="http://en.wikipedia.org/wiki/Common_Core_State_Standards_Initiative#cite_note-26" office:target-frame-name="_top" xlink:show="replace"><text:span text:style-name="T106">[26]</text:span></text:a><text:span text:style-name="T107">These practices are to be taught in every grade from kindergarten to twelfth grade. Details of how these practices are to be connected to each grade level's mathematics content are left to local implementation of the Standards. Although the mathematics Standards are research-based, it remains to be seen whether classroom teaching will fundamentally change. Given the past relationship between federal initiatives for the K-12 classroom and improved student achievement, I am doubtful that teaching practices will be changed. Moreover, The Common Core initiative only specifies what students should know at each grade level and describes the skills that they must acquire in order to achieve college or career readiness. Individual school districts are responsible for choosing curricula based on the standards.</text:span><text:bookmark-start text:name="cite_ref-Truth_37-1"/><text:bookmark-end text:name="cite_ref-Truth_37-1"/><text:a xlink:href="http://en.wikipedia.org/wiki/Common_Core_State_Standards_Initiative#cite_note-Truth-37" office:target-frame-name="_top" xlink:show="replace"><text:span text:style-name="T108">[37]</text:span></text:a><text:span text:style-name="T109">see bookmark on standards...leaves out professional development curriculum pedagogies, etc. If government wants to take over standards, then ensure practices.</text:span><text:span text:style-name="T110"><text:s/></text:span><text:span text:style-name="T111">Washington may not yet be a great partner on school improvement, but it's hardly the cause of our educational problems. Nor does it make sense to give up on federal oversight and let the state foxes do whatever they want with the hen houses.</text:span></text:p>
      <text:p text:style-name="Standard"><text:span text:style-name="T112">When I first heard the Department of Education had created an Office of Innovation and Improvement, I was less than enthusiastic. It is not because I oppose innovation, but because I have strong doubts about whether the federal government has the capacity to nurture effective practices. My impression, based on the last 30 years, is that the federal government is likely to be hoodwinked, to be taken in by fads, to fund the status quo with a new name, or to impose a heavy regulatory burden on those who seek its largesse.</text:span><text:span text:style-name="T113">32</text:span><text:span text:style-name="T114"><text:line-break/></text:span></text:p>
      <text:p text:style-name="P115">If SP at many believe that K12 educational reform in last decade has not produced consistent positive results. <text:s/>In many cases it seems that the reforms have exacerbated problems. <text:s/>In the 2006 report, " the silent academic: perspectives of high school dropouts" contend that "if <text:s/>schools are only the rewarded for raising test grades, the law that could have the unintended effect of gamma schools and incentives to the push out low performing students whose test scores would bring down school averages" (p18.). <text:s/>To this extent the attempt to raise standards may have backfired, resulting in higher dropout rates, and overemphasis on test scores and a tendency court grade inflation,- all with a goal to boost high school graduation rates and avoid financial sanctions for a underperforming schools. <text:s/>This trend also, therefore contributes to the need for development coursework although the students most often received passing grades with a high school work and passed into of course test. <text:s/>And</text:p>
      <text:p text:style-name="P116"/>
      <text:p text:style-name="P117"><text:span text:style-name="T118">College Preparedness</text:span></text:p>
      <text:p text:style-name="Textbody"><text:span text:style-name="T119">Twenty years after the firestorm created by "A Nation at Risk" <text:s/>little overall achievement gains have been realized in America's schools and the call for higher standards continues to ring. Friedberg (2009), in an editorial for the<text:s/></text:span><text:span text:style-name="T120">Boston Globe</text:span><text:span text:style-name="T121">, claimed that the state of mathematics literacy and education in America is an actual crisis. While many researchers have noted declining college readiness amongst incoming freshmen, a consensus has begun to emerge; incoming freshmen are more likely to need developmental, the college euphemism for “remedial”, coursework in mathematics, and they are less likely to successfully complete this coursework (Stigler, Givven, &amp; Thompson 2009). While non-successful completion and attrition have long been recognized problems in the post-secondary educational system, developmental (remedial) mathematics is now the most often recognized primary academic obstacle to student persistence and success at the post-secondary level (Shmitz 2006). Unless the well documented and noted problem with entry-level mathematics is addressed, many other efforts in post-secondary education will be for naught.</text:span></text:p>
      <text:p text:style-name="Textbody"><text:span text:style-name="T122">The field of developmental education supports the academic and personal growth of underprepared college students through instruction, counseling, advising, and tutoring. The clients of developmental education programs are traditional and nontraditional students who have been assessed as needing to develop their skills in order to be successful in college</text:span><text:span text:style-name="T123">.</text:span><text:span text:style-name="T124"><text:s/>30Effective remediation is a huge bargain.</text:span><text:span text:style-name="T125"><text:s/>As McCabe(2000) points out, most students who successfully complete the prescribed remedial course sequence become productively employed, 16 percent as professionals, 54 percent in midlevel, white-collar or technical positions, 20 percent as high-skill blue-collar workers. Only 9 percent remain in unskilled or low-skill jobs. For all of these reasons, the crucial need is for community colleges to do remedial education both unapologetically and exceedingly well. The plain truth of the matter is that if students don’t succeed in developmental education, they simply won’t have the opportunity to succeed anywhere</text:span><text:span text:style-name="T126"><text:s/>else.</text:span><text:span text:style-name="T127"><text:s/>They won’t take the advanced courses in literature and history that faculty members love to teach, they won’t graduate, they won’t transfer, and they won’t land one of that high-demand</text:span><text:span text:style-name="T128">, high-wage jobs. On the contrary, they are all too likely to land on welfare or in jail.</text:span></text:p>
      <text:p text:style-name="Textbody"><text:span text:style-name="T129">The need for developmental course offerings has never been greater. <text:s/>Research cited in the 2008 Small American Schools report,<text:s/></text:span><text:span text:style-name="T130">Diploma to Nowhere</text:span><text:span text:style-name="T131">, suggest that over one third of all college students need developmental coursework and that, for those entering the community college, about 43% enroll in at least one developmental course. <text:s/>The report claims that the American high schools "profoundly fails to prepare students for postsecondary work," ( p.2) <text:s/>and estimates the cost of remediation for a two year public colleges at over a two billion. <text:s/>The trouble with schools during the is time was supported by the 2007 <text:s/>National Assessment of Educational Progress <text:s/>(NAEP) which demonstrated that only one quarter of high school students showed proficiency in mathematics and only 43% performed at college ready levels on the ACT the same year. <text:s/></text:span></text:p>
      <text:p text:style-name="P132">Data from enrollment statistics for developmental courses validate the levels of unpreparedness of American students for higher education. A study commissioned by the NCES in 2003, reporting on remedial enrollments in fall 2000, <text:s/>found that 42 percent of community college students enrolled in at least one remedial course, compared to 20% of public four-year college students other studies confirm these differences by institutional type, but estimate the rates are even higher. <text:s/>In Minnesota community <text:s/>and technical colleges 48% of its students enrolled in one or more developmental courses, Compared to 29% at its four-year colleges and universities. <text:s/>The 2002 study by the education commission of the state's (ECS) found that state level the remedial education rates at community colleges range from 10% to 72%. <text:s/>State level remediation rates at public four-year colleges range from 6% to 50%. Recent data from the Florida college system indicates that the remediation rate has remained relatively constant in that system since 1997 indicate that high schools, despite numerous reforms and increased standards and testing, had contributed little to improving student performance.</text:p>
      <text:p text:style-name="Textbody"><text:span text:style-name="T133"><text:s/>Colleges and universities which admit underprepared students do so on the assumption that <text:s/>developmental courses can improve their preparedness for college level work (Cross, 1976; <text:s/>Maxwell, 1985, Roueche &amp; Snow, 1977). If this assistance were not provided. institutions would either face failing large numbers of students or lower their academic standards to accommodate student deficiencies. Most institutional administrators realize that neither alternative is acceptable. In fact, as Dean of a community college in North Carolina, I conducted an analysis of student performance in math, English, and general education courses. Note that during this time, <text:s/>the college policy was mandatory testing for all new students; however, placement into developmental courses based on results was not mandatory for students and test results <text:s/>were used only for advising students. The majority of students ignored placement results and their advisors' recommendations and students did not enroll in developmental courses in even the most extreme cases where the results indicated severe problems in students' mathematical (or reading and writing) abilities. One principle reason that I wanted to conduct the study was based on my experience and frustration in teaching mathematics in the community college. The introductory math classes that I taught were full of students that could not perform basis arithmetic although they were recent high school graduates and had completed four units of college prep math in high school. As a young faculty member, I felt pressured to pass the students. The prevailing philosophy among the administration was constantly communicated to the faculty that good teachers "got students through" (i.e. had high pass rates).</text:span></text:p>
      <text:p text:style-name="P134">My study consisted of separating data into two sets: 1) students' <text:s/>with scores on the College Placement Test (CPT) that indicated a need for remediation and who elected to not enroll in developmental courses, and 2) students' <text:s/>with scores on the College Placement Test (CPT) that indicated a need for remediation and elected to follow the prescribe developmental courses as indicated on the CPT. Findings were predictably revealing. <text:s/>Students <text:s/>that enrolled directly into college math courses rather than the prescribed remedial or developmental courses had significantly higher failure rates in the first college level math course in which they enrolled the; whereas, students that <text:s/>successfully completed developmental courses enjoyed much greater success rates than the students that ignored placement test results. <text:s/>Findings indicated that the developmental courses yielded greater passing rate graduation rates among students completing the developmental sequence. <text:s/>I conducted this study in 1998 based on the review of the research literature in the field of the developmental studies and presented them to the college president with recommendations to require mandatory placement and testing for all new students. <text:s/>The president refused to enact my recommendations citing that " students had a right to fail."</text:p>
      <text:p text:style-name="P135">Four years later, I replicated the study and found similar results, share the results with the new president who also reviewed as the Literature in developmental studies, and accepted that my recommendations. <text:s/>In 2002, mandatory placement into the developmental studies became a requirement and in 2007, faculty or surveyed if and stated on emphatically that they were able to pick teach if their classes for this and a much higher level. <text:s/>In fact, overall GP A's for students had decreased over time since the implementation which indicated that great inflation was decreasing yet are success rates in college math courses have improved. Although the research is clear those college students who enroll in developmental courses, on average, have less favorable educational outcomes than students who enter ready for a college-level work, successful completion of the developmental coursework reduces the gap and provides a stepping stone to degree attainment. <text:s/>Several national and state studies lead to the same conclusion: students who complete remedial courses are more likely to achieve educational success than those who are provided opportunities to complete the courses and are permitted to not to enroll in them. Developmental studies open doors to postsecondary educational opportunity for those who need a second chance. <text:s/>Such proponents tend to oppose efforts to eliminate developmental education from four-year institutions, asserting <text:s/>that allows many low income, racial/ethnic minorities and first generation students’ access to opportunity, gain meaningful employment, and to effectively participate in society despite cultural and other barriers.</text:p>
      <text:p text:style-name="P136">According to Hunter Boylan, Director of the National Center for Developmental Education at Appalachian State University:</text:p>
      <text:p text:style-name="Textbody"><text:span text:style-name="T137"><text:tab/></text:span><text:span text:style-name="T138"><text:s/>"The debate over where to do developmental education or whether to do it at all is fraught with<text:s/></text:span><text:span text:style-name="T139"><text:tab/>misunderstandings, oversimplifications, half-truths, and some outright lies. Many educators and legislators<text:s/></text:span><text:span text:style-name="T140"><text:tab/>simply<text:s/></text:span><text:span text:style-name="T141"><text:tab/>do not understand the issue in all of its complexity. <text:s/>Harvard, Stanford,<text:s/></text:span><text:span text:style-name="T142"><text:tab/>Colgate, Amherst, or Brown can afford to<text:s/></text:span><text:span text:style-name="T143"><text:tab/>be highly selective and admit only, the very best prepared students. Most nonselective public and private<text:s/></text:span><text:span text:style-name="T144"><text:tab/>institutions cannot. They cannot do this for at least two reasons. First, these institutions are committed to making<text:s/></text:span><text:span text:style-name="T145"><text:tab/>higher education accessible to the citizens of their state or region. They exist, at least partially, to provide a pool of<text:s/></text:span><text:span text:style-name="T146"><text:tab/>highly literate and well-trained workers and professionals who will promote the economic development of their<text:s/></text:span><text:span text:style-name="T147"><text:tab/>state or region. <text:s/>The available pool of any sort of student, let alone the academically, talented ones, is simply not<text:s/></text:span><text:span text:style-name="T148"><text:tab/>large enough to sustain economic development. According to Hodgkinson (1985) we are 'entering an era in which<text:s/></text:span><text:span text:style-name="T149"><text:tab/>youth will be in short supply in America' (p. 18). As Hodgkinson also notes, '... in 1950, seventeen workers paid <text:s/>the benefits of each retiree. By 1992, only three workers will provide the funds for each retiree and one of the three<text:s/></text:span><text:span text:style-name="T150"><text:tab/>workers will be a minority" (p.3). Of these workers, a great many will have grown up in poverty and been denied<text:s/></text:span><text:span text:style-name="T151"><text:tab/>educational opportunities, and many of the more advantaged will still have failed to master basic literacy and<text:s/></text:span><text:span text:style-name="T152"><text:tab/>problem solving skills (Hodgkinson, 1985)."</text:span></text:p>
      <text:p text:style-name="Textbody"><text:span text:style-name="T153">Developmental Education is Part of the Solution, Not Part of the Problem.<text:s/></text:span><text:span text:style-name="T154">Though it is difficult to estimate the total costs of remediation, the Alliance for Excellent Education estimates that remedial education for community college students who have recently completed high school costs taxpayers about $1.4 billion annually, not including costs associated with older students or those incurred at four-year institutions.20This cost issue caught the attention of state policymakers in the 1990s as they reacted to the seeming waste of “paying twice” for what should have been taught in high school. States responded by attempting to reduce costs to taxpayers, most notably, by limiting developmental education at four-year institutions. Critics of remedial education cite waste of students’ time and money as well as taxpayer costs.</text:span><text:span text:style-name="T155"><text:s/>Although developmental education is costly, a potentially successful student who fails in college and <text:s/>doesn't earn a technical degree or higher, <text:s/>is a loss of human resources that cannot be easily replaced. A society that doesn't realize that its greatest resource in today's world is having a large pool of skilled workers that knows <text:s/>how to write complete sentences, interpret and solve mathematical situations or engage in critical thinking is a society that cannot compete with other nations. According to Boylan(2002), "an investment in developmental education resolves this dilemma. It insures that students who reach advanced courses will have the skills necessary to do the work in these courses." Students generally do not exit from developmental courses or programs until they are capable of doing college-level work. The purpose of developmental programs is to develop students’ skills so that they can meet academic standards that should have been attained after graduating high school.</text:span></text:p>
      <text:p text:style-name="Textbody"><text:span text:style-name="T156">Typical of the problem in mathematics preparedness is exemplified by one of the largest community colleges, now state college, in South Florida and embodies the dismal state of affairs. At this college, the proportion of its students historically enrolled in developmental courses at significantly higher levels in comparison to other state and national institutions. For example, in 2010, nearly seventy percent of its students were enrolled in at least one developmental course and fifty-six percent were simultaneously enrolled in three developmental courses. Whereas, nationally, forty-eight percent of college students during this time were enrolled in at least one developmental course. In addition, student success and retention rates among first generation College students enrolled in introductory mathematics courses were alarmingly low.<text:s/></text:span><text:span text:style-name="T157"><text:s/>In 2010, the college had a developmental mathematics success rate of 46.2% (grade of C or higher). During this time fellow community colleges across the State of Florida had a developmental success rate of 55.5%. <text:s/>The inability to transition successfully out of developmental mathematics and into college level mathematics is one of the primary barriers to success and completion at the post-secondary level (Schmitz 2006).</text:span></text:p>
      <text:p text:style-name="Textbody"><text:span text:style-name="T158">The majority of the students enrolled in the college referenced in the example provided above was recent high school graduates and had successfully completed four units of high school math. <text:s/>And, so they were repeating the high school mathematics <text:s/>taken earlier and passed. Someone got cheated. <text:s/>Moreover, the same students had passed state mandated end- of-course exams for each unit of math. <text:s/>The point is that despite several reform initiatives and constant implementation of new standards for Florida community and state colleges and its public high schools, nearly half of the state's high school graduates were unable to pass even remedial math courses upon entering community college. The situation is common to most states. <text:s/>So the solution go on and on... <text:s/>raise the standards, increase the rigor, reform the curriculum, etc. <text:s/>Yet, the more things change the more they say the same. <text:s/>Unfortunately policy makers, educational administrators, even teachers can't see the "forest for the trees."This adds to the cost burden of remediation.</text:span></text:p>
      <text:p text:style-name="P159"/>
      <text:p text:style-name="Textbody"><text:span text:style-name="T160">In 2013, the Florida Legislature passed Senate Bill 1720, resulting in major developmental education reform, including increased student direct access to college-level coursework. Students who attended Florida public high schools and graduated with standard high school diplomas after 2003-04 will be exempt from common placement testing and developmental education. For those who are not exempt, developmental education options must be made available, meaning not a one-size-fits-all approach</text:span></text:p>
      <text:p text:style-name="P161"><text:span text:style-name="T162">Historically, degree-seeking students took placement assessments or presented college-ready scores to determine preparedness to enter college credit-bearing coursework. Students not meeting the achievement scores on placement assessments were placed in developmental education courses to help bring their reading, writing or math skills up to college-level standards In 2010-11, 176,286 individuals enrolled in at least one developmental course in the FCS.</text:span></text:p>
      <text:p text:style-name="P163"><text:span text:style-name="T164">Developmental math has consistently accounted for the majority of the developmental education course enrollments for all students during the past five years. Latest results show math accounted for 54.5 percent of all developmental education course enrollments during 2010-11. Historically, developmental reading course enrollments have been greater than developmental writing enrollments. In 2010-11,enrollments in developmental writing (22.9 percent) edged out enrollments in reading (22.6 percent) for the first time as the second highest area of need The Florida College System has been at the forefront of national efforts to reform developmental <text:s/>education. In 2008, the legislature adopted a measure that allowed high school students to take a placement test and enroll in college-preparatory instruction, when necessary. In 2011,the legislature made this mandatory, which allowed for early warning and preparation before high school graduation. Florida also engaged in curricular alignment of high school and postsecondary standards to create a path for seamless transitions. A 2012 Jobs for the Future policy report recognized Florida for its efforts in developmental education innovation. The report identified Florida's Postsecondary Education Readiness Test <text:s/>(PERT) as a major step forward for the nation in assessment and placement innovation. The PERT is a customized placement test based on Florida's college readiness competencies. In addition to being administered to students seeking admission to the Florida College System, it is also given to 11th grade students to evaluate their preparedness for college-level work. Since its October 2010 launch, the PERT has been administered over one million time.</text:span></text:p>
      <text:p text:style-name="P165"/>
      <text:p text:style-name="Textbody"><text:span text:style-name="T166">It seems that prevailing practices and paradigms and even accepted folklore about math learning are too well entrenched to move beyond the mantras: <text:s/>"high standards, hold teachers accountable or increased school spending." Albeit, these three elements are important, they do not strike at the heart of the problem for mathematics learning. <text:s/>Standards<text:s/></text:span><text:span text:style-name="T167">have</text:span><text:span text:style-name="T168"><text:s/>changed; yet, how mathematics is taught and learned has remained stagnant for over 100 years. <text:s/>Despite new findings and revelations from a diversity of fields; psychology, cognitive science, and mathematics education research, what modern science has learned about teaching is too often ignored and the mathematics classroom of today resembles the classroom of our great grandparents. True reform that results in improved understanding requires a twenty-first century approach and an understanding of how students at different developmental stages, create knowledge, master concepts, and become robust independent learners. But, anecdotes and entrenched views regarding how math should be taught and learned from parents, students, politicians, and others serve as a barrier to true reform. Moreover, politicians win more votes by playing up stereotypes and popular myths by blaming teachers, schools, and low standards. Unfortunately for students and even taxpayers who essentially pay twice for student's education, the reason why "Johnny can't learn math" will not be resolved without focusing on how Johnny is taught.</text:span></text:p>
      <text:p text:style-name="P169"/>
      <text:p text:style-name="P170"><text:span text:style-name="T171">The Mathematics Classroom</text:span></text:p>
      <text:p text:style-name="Textbody"><text:span text:style-name="T172">Typical math instruction on problem solving ultimately involves having students memorize a vast and disconnected number of facts, routines, and procedures that overwhelm them and is soon forgotten as new material is covered.</text:span><text:span text:style-name="T173"><text:s/></text:span><text:span text:style-name="T174">Rote memorization – or learning by repetition – may be useful for some things, such as learning the alphabet or maybe the periodic table in chemistry. And it can help students pass tests. But when it comes to mastering complex subjects and applying mathematics to real life situations, rote learning produces only superficial understanding making it appear that students comprehend the material when they do not. And because the information is not meaningful or deeply understood, they are more likely to forget what they have learned after the test.<text:s/></text:span><text:span text:style-name="T175"><text:s/></text:span></text:p>
      <text:p text:style-name="P176"/>
      <text:p text:style-name="P177">The still-dominant approach for teaching math from first grade through high-school algebra and beyond begins with the assumption that kids primarily need to learn “math facts.” Once the subject and the process of learning any subject are conceived to be the mere acquisition of isolated, independent facts, the process of teaching becomes that of administering drill.”[1] You do one problem after another until you’ve got it down cold. 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s solution into a set of steps that students once again commit to memory. As a former math teacher, I was constantly asked whether or not word problems would be on the next test. It may make you dread the whole subject (and avoid it whenever possible), but that’s the way it has to be done. “Mindless mimicry mathematics,” as the National Research Council[5] calls it, or “rules without reason” has come to be accepted as the norm in our schools. One consequence of this is on display every time an adult describes himself or herself as hating math and lacking any ability for it  Generations of ex-students have written off the subject – as well as their own competence – at least partly as a result of Old School instruction.</text:p>
      <text:p text:style-name="Textbody"><text:span text:style-name="T178">William Brownell5 a profound mathematics researcher observed that “intelligence plays no part” in this style of teaching. Even now, most students are still being taught math “as a routine skill,” says Lauren Resnick. <text:s/>“They do not develop higher order capacities for organizing and interpreting information.”[6] Thus, students may memorize the fact that 0.4 = 4/10, or successfully follow a recipe to solve for<text:s/></text:span><text:span text:style-name="T179">x</text:span><text:span text:style-name="T180">, but the traditional approach leaves them clueless about the significance of what they’re doing. <text:s/>Without any feel for the bigger picture, they tend to plug in numbers mechanically as they follow the technique they’ve learned. <text:s/>They couldn’t be described as “successful in quantitative thinking,” because for that, as Brownell explained, “one needs a fund of meanings, not a myriad of ‘automatic responses’.... Drill does not develop meanings. <text:s/>Repetition does not lead to understandings.”[7]</text:span><text:span text:style-name="T181">As a result of the standard approach to math instruction, students often can’t take the methods they’ve been taught and transfer them to problems even slightly different from those they’re used to. <text:s text:c="2"/></text:span></text:p>
      <text:p text:style-name="Textbody"><text:span text:style-name="T182">Researchers in mathematical thinking and learning have been concerned for some time that courses dominated by the teaching of manipulating symbols and memorizing procedures overemphasized mechanical aspects of courses and whose mastery did not necessarily aid the students’ ability to solve real problems, develop mathematical understandings, or to proceed to advanced student matter (8) (Douglas, 1986; Heid, 1988; Schoenfeld, 1986; Steen, 1987; Zorn, 1986).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problems. <text:s text:c="3"/></text:span></text:p>
      <text:p text:style-name="P183"/>
      <text:p text:style-name="P184"><text:span text:style-name="T185">Richard Paul very eloquently states the dismal state of traditional mathematics teaching as follows:</text:span></text:p>
      <text:p text:style-name="P186"><text:tab/>“We have armies of people who hate math. In other words, we commonly teach students math in such a way<text:s/><text:tab/>that they come to hate it; in such a way that they don't want to take another course in math if they can<text:s/><text:tab/>possibly avoid it.<text:line-break/><text:line-break/><text:tab/>And so the lecturing continues — chapter one, chapter two, chapter three, concept, concept, concept.... And<text:s/><text:tab/>in the mind of the student, all these various concepts are simply there as something to remember. "What did<text:s/><text:tab/>you<text:s/><text:tab/>say we do on this problem?... Invert and multiply, invert and multiply... Why do we invert and multiply... I don't<text:s/><text:tab/>know, you didn't say what."  And so what we do is give the students standard formulas, standard questions that can<text:s/><text:tab/>be answered with standard procedures and move on even if they don't understand the procedures they do. It<text:s/><text:tab/>is enough that they can give a correct answer. But if you modify the problem so that it's slightly different, the<text:s/><text:tab/>student can't do it. Furthermore, if you test them one month, two months, three<text:s/><text:tab/>months after the class is<text:s/><text:tab/>completed, you'll find that very little of what was covered in the class is still in the mind of the students.<text:line-break/><text:line-break/><text:tab/>But, for those who think within the field well, this is what the field looks like: They see the parts relating to the<text:s/><text:tab/>whole, and realize that to understand the part, you first need to look at and understand the whole. They look<text:s/><text:tab/>at the whole from the point of view of the part. They  look at the part from the point of view of the whole. Making<text:s/><text:tab/>sense?  Okay, let's add another idea. Here's another part. Let's see how it fits into the whole. Now let's look<text:s/><text:tab/>at<text:s/><text:tab/>what the whole looks like with this part in it. Whole .. part ... whole ... part ... whole ... part.”</text:p>
      <text:p text:style-name="P187"><text:bookmark-start text:name="content"/><text:bookmark-end text:name="content"/></text:p>
      <text:p text:style-name="P188"><text:span text:style-name="T189">Unfortunately, most classroom teaching does not promote this type of understand and have students blindly following a set of procedures to be memorized, practiced and habituated until students obtain the right answer that agrees with the answers found in the” back of the text book.”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college level work.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text:span></text:p>
      <text:p text:style-name="P190"/>
      <text:p text:style-name="P191"><text:span text:style-name="T192">The Center's Approach – Learning Mathematics through FACT – Developing a Foundation for Analysis through Critical Thinking</text:span></text:p>
      <text:p text:style-name="P193"><text:span text:style-name="T194">However, there is a way to teach mathematics that facilitates the type of learning envisioned by Richard Paul and others. It is the goal of The Center of Mathematical Coaching and Consulting to provide instruction that develops successful problem solvers. The Center's approach teaches students to apply a specific model of critical thinking and mathematical problem solving,<text:s/></text:span><text:span text:style-name="T195">FACT</text:span><text:span text:style-name="T196">@</text:span><text:span text:style-name="T197">,</text:span><text:span text:style-name="T198"><text:s/>that will help them make important connections and understand the concepts needed for deeper rather than superficial learning . The model is taught to students, not as another concept in itself to be learned as an “add-on” to everything else students are trying to master. Rather, the model is explicitly taught and practiced in the context of thinking about all course-related content.<text:s/></text:span><text:span text:style-name="T199">The Center for Mathematical Coaching and Consulting teaches its clients/students how to use FACT</text:span><text:span text:style-name="T200">@,<text:s/></text:span><text:span text:style-name="T201"><text:s/>as new content is covered. Teaching one component of the model at a time while giving students problems that can be solved using each component of the model allows students to internalize important critical thinking skills while they are learning math. Thus, it is the well-grounded belief of the Center that knowledge cannot be adequately learned for subsequent recall and application without students’ engaging in aspects of critical thinking as they construct knowledge and solve new problems. <text:s/></text:span></text:p>
      <text:p text:style-name="P202"><text:span text:style-name="T203">FACT</text:span><text:span text:style-name="T204">©</text:span><text:span text:style-name="T205"><text:s text:c="2"/>is a research-based model for problem solving and is grounded on the concept of what researchers in mathematics, education, psychology, and other fields refer to as metacognition. Metacognition involves how well one thinks about one's own thinking and encompasses those process that are used to monitor and regulate learning.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Some types of metacognitive knowledge would include understanding one's own capabilities, how one understands concepts and connections to other learning and past experiences, the type of assignment, and one's own capability for using strategies to study and learn new information. In effect,<text:s/></text:span><text:span text:style-name="T206">FACT</text:span><text:span text:style-name="T207">@</text:span><text:span text:style-name="T208"><text:s/>is specifically designed to improve student's metacognition by having them systematically assess and monitor his/her own thinking in order to make thinking better—more clear, more accurate, more logical. Improving students' metacognition results in self-directed, self-disciplined, self-monitored, and self-corrective thinking. The model involves applying consistent strategies and standards to thinking and a thoughtful command of their use. Current literature in mathematics and science education supports an emphasis on metacognition for all levels of learning from arithmetic, through calculus and beyond.</text:span></text:p>
      <text:p text:style-name="P209">Results from a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at the end of this paper include several studies in support of metacognition. One study in particular, <text:s/>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d that the metacognitively trained students gained more than the control students in mathematical problem-solving performance. In addition, the metacognitively trained students reduced their mathematical anxiety more than control group students. <text:s/></text:p>
      <text:p text:style-name="body"><text:span text:style-name="T210">The Dual Nature of Problem Solving</text:span></text:p>
      <text:p text:style-name="Textbody"><text:span text:style-name="T211">Problem solving and learning mathematics is often referred to as dualistic in that very specific problem solving processes or procedures (graphing, drawing, factoring, applying formulas and theorems, etc.) need to be employed and students also need to constantly build on previously learned content. Too often in the classroom, teachers focus exclusively on procedural knowledge and content; however, neither possessing a repertoire of content and procedural knowledge alone is sufficient for learning new ideas or effective problem solving. According to researchers at the university of Georgia, to build a theory of problem solving, a manager function must be incorporated in the system. Schoenfeld</text:span><text:span text:style-name="T212">5</text:span><text:span text:style-name="T213"><text:s/>often described the importance of having an executive or monitoring component with constant reflection as students were engaged in problem solving. FACT is firmly grounded in the Paul and Elder model for critical thinking that provides student's with a metacognitive monitoring tool for integrating problem solving processes and content knowledge.</text:span></text:p>
      <text:p text:style-name="P214"/>
      <text:p text:style-name="P215"><text:s text:c="11"/></text:p>
      <text:p text:style-name="P216"/>
      <text:p text:style-name="P217"/>
      <text:p text:style-name="P218"><text:s/>Duality of Problems Solving and Learning Mathematics</text:p>
      <text:p text:style-name="P219"><text:span text:style-name="T220"><draw:custom-shape svg:x="0.3465in" svg:y="0.111in" svg:width="1.13958in" svg:height="0.63403in" draw:z-index="40" draw:id="id0" draw:style-name="a0" draw:name="Rectangle 1" text:anchor-type="paragraph"><svg:title/><svg:desc/><text:p text:style-name="P221">Problem Solving</text:p><text:p text:style-name="P222"><text:s/>Processes</text:p><draw:enhanced-geometry draw:type="non-primitive" svg:viewBox="0 0 21600 21600" draw:enhanced-path="M 0 0 L 21600 0 21600 21600 0 21600 Z N"/></draw:custom-shape></text:span><text:span text:style-name="T223"><draw:custom-shape svg:x="3.3201in" svg:y="0.2154in" svg:width="0.08958in" svg:height="0.05694in" draw:z-index="42" draw:id="id1" draw:style-name="a1" draw:name="Rectangle 2" text:anchor-type="paragraph"><svg:title/><svg:desc/><text:p text:style-name="Normal"/><draw:enhanced-geometry draw:type="non-primitive" svg:viewBox="0 0 21600 21600" draw:enhanced-path="M 0 0 L 21600 0 21600 21600 0 21600 Z N"/></draw:custom-shape></text:span><text:span text:style-name="T224"><draw:custom-shape svg:x="3.3016in" svg:y="0.0819in" svg:width="1.53264in" svg:height="0.5875in" draw:z-index="43" draw:id="id2" draw:style-name="a2" draw:name="Rectangle 3" text:anchor-type="paragraph"><svg:title/><svg:desc/><text:p text:style-name="P225">Knowledge of Content</text:p><draw:enhanced-geometry draw:type="non-primitive" svg:viewBox="0 0 21600 21600" draw:enhanced-path="M 0 0 L 21600 0 21600 21600 0 21600 Z N"/></draw:custom-shape></text:span></text:p>
      <text:p text:style-name="P226"><text:span text:style-name="T227"><draw:custom-shape svg:x="3.4339in" svg:y="0.0791in" svg:width="0.08958in" svg:height="0.00069in" draw:z-index="41" draw:id="id3" draw:style-name="a3" draw:name="Rectangle 4" text:anchor-type="paragraph"><svg:title/><svg:desc/><text:p text:style-name="Normal"/><draw:enhanced-geometry draw:type="non-primitive" svg:viewBox="0 0 21600 21600" draw:enhanced-path="M 0 0 L 21600 0 21600 21600 0 21600 Z N"/></draw:custom-shape></text:span><text:span text:style-name="T228"><draw:custom-shape svg:x="1.8429in" svg:y="0.0575in" svg:width="0.39097in" svg:height="0.14583in" draw:z-index="45" draw:id="id4" draw:style-name="a4" draw:name="Freeform 5" text:anchor-type="paragraph"><svg:title/><svg:desc/><text:p text:style-name="Normal"/><draw:enhanced-geometry draw:type="non-primitive" svg:viewBox="0 0 21600 21600" draw:enhanced-path="M ?f8 ?f10 L ?f11 ?f8 ?f11 ?f12 ?f13 ?f12 ?f13 ?f8 ?f9 ?f10 ?f13 ?f9 ?f13 ?f14 ?f11 ?f14 ?f11 ?f9 Z N" draw:text-areas="?f17 ?f12 ?f18 ?f14" draw:modifiers="43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1"/><draw:equation draw:name="f14" draw:formula="21600 - ?f12"/><draw:equation draw:name="f15" draw:formula="10800 - ?f12"/><draw:equation draw:name="f16" draw:formula="?f11 * ?f15"/><draw:equation draw:name="f17" draw:formula="?f16 / 10800"/><draw:equation draw:name="f18" draw:formula="21600 - ?f17"/><draw:equation draw:name="f19" draw:formula="$0 / ?f6"/><draw:equation draw:name="f20" draw:formula="$1 / ?f7"/><draw:handle draw:handle-position="$0 $1" draw:handle-range-x-minimum="0" draw:handle-range-x-maximum="10800" draw:handle-range-y-minimum="0" draw:handle-range-y-maximum="10800"/></draw:enhanced-geometry></draw:custom-shape></text:span></text:p>
      <text:p text:style-name="P229"/>
      <text:p text:style-name="P230"><text:tab/><text:tab/><text:tab/><text:tab/></text:p>
      <text:p text:style-name="P231"><text:span text:style-name="T232"><text:tab/></text:span><text:span text:style-name="T233"><text:tab/><text:s text:c="6"/>FACT</text:span><text:span text:style-name="T234">@<text:s/></text:span><text:span text:style-name="T235">= Meta cognitive Strategies</text:span></text:p>
      <text:p text:style-name="P236"><text:span text:style-name="T237"><draw:custom-shape svg:width="4.26111in" svg:height="0.37014in" draw:z-index="44" draw:id="id5" draw:style-name="a8" draw:transform="translate(-2.13056in -0.18507in) rotate(-3.14159) translate(2.13027in 0.18471in)" draw:name="Freeform 6" text:anchor-type="paragraph"><svg:title/><svg:desc/><text:p text:style-name="Normal"/><draw:enhanced-geometry draw:type="non-primitive" svg:viewBox="0 0 21600 21600" draw:enhanced-path="M ?f8 ?f10 L ?f11 ?f8 ?f11 ?f12 ?f13 ?f12 ?f13 ?f8 ?f9 ?f10 ?f13 ?f9 ?f13 ?f14 ?f11 ?f14 ?f11 ?f9 Z N" draw:text-areas="?f17 ?f12 ?f18 ?f14" draw:modifiers="4130 5952"><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1"/><draw:equation draw:name="f14" draw:formula="21600 - ?f12"/><draw:equation draw:name="f15" draw:formula="10800 - ?f12"/><draw:equation draw:name="f16" draw:formula="?f11 * ?f15"/><draw:equation draw:name="f17" draw:formula="?f16 / 10800"/><draw:equation draw:name="f18" draw:formula="21600 - ?f17"/><draw:equation draw:name="f19" draw:formula="$0 / ?f6"/><draw:equation draw:name="f20" draw:formula="$1 / ?f7"/><draw:handle draw:handle-position="$0 $1" draw:handle-range-x-minimum="0" draw:handle-range-x-maximum="10800" draw:handle-range-y-minimum="0" draw:handle-range-y-maximum="10800"/></draw:enhanced-geometry></draw:custom-shape></text:span></text:p>
      <text:p text:style-name="P238"/>
      <text:p text:style-name="P239"/>
      <text:p text:style-name="P240"/>
      <text:p text:style-name="P241"><text:span text:style-name="T242">The MC</text:span><text:span text:style-name="T243">2<text:s/></text:span><text:span text:style-name="T244">approach for meeting students’ needs in becoming competent math students is to understand, through listening and careful observation, the tools that students work with <text:s/>- what they know (knowledge of content), and how that knowledge is deployed (processes). We recognize that students often fail because they lack the knowledge base or full understanding of content and processes while carrying along misconceptions and misremembered facts to problem situations. In addition, students sometimes fail to pursue particular options because they overlooked them, which is a metacognitive failure, or of not seeing the right "connections." Initially, MC</text:span><text:span text:style-name="T245">2<text:s/></text:span><text:span text:style-name="T246">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text:span></text:p>
      <text:p text:style-name="P247"><text:span text:style-name="T248">There is a dynamic interaction between the mathematical concepts and processes (including metacognitive ones) used to solve problems using those concepts. That is, control processes and awareness of cognitive processes should develop concurrently with an understanding of mathematical concepts</text:span><text:span text:style-name="T249">9lesteretal</text:span><text:span text:style-name="T250">. For this reason, at the same time students are solving problems or learning a new concept, students at MC</text:span><text:span text:style-name="T251">2<text:s/></text:span><text:span text:style-name="T252">are using FACT</text:span><text:span text:style-name="T253">©</text:span><text:span text:style-name="T254"><text:s/>as a tool to think critically and develop control processes that allow them to personally evaluate how well they are internalizing and applying the content they are asked to learn.</text:span><text:span text:style-name="T255"><text:s/></text:span><text:span text:style-name="T256"><text:s text:c="2"/>FACT© <text:s/>provides a systematically organized approach, under the direction of a teacher, for developing control processes. Through meaningful practice students will develop a disposition for evaluating their work, assessing what they<text:s/></text:span><text:span text:style-name="T257">are doing, becoming more aware of when things seem unclear or off track, when they need an example and coaching, and when their solutions are just not working. Too often students are not given an opportunity to evaluate, to think about what they are studying and rely on memorization and blindly following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258">2<text:s/></text:span><text:span text:style-name="T259">facilitates student learning at a deeper level that lead to better grades, higher levels of achievement, and reduced math anxiety.<text:s/></text:span><text:span text:style-name="T260"><text:s/>reference</text:span></text:p>
      <text:p text:style-name="P261"/>
      <text:p text:style-name="P262"><text:span text:style-name="T263">Overview of FACT</text:span><text:span text:style-name="T264">@</text:span></text:p>
      <text:p text:style-name="P265"><text:span text:style-name="T266">FACT</text:span><text:span text:style-name="T267">@</text:span><text:span text:style-name="T268"><text:s/></text:span><text:span text:style-name="T269"><text:s/>combines at its foundation the most prominent model for critical thinking, developed by the Foundation and Center for Critical Thinking (</text:span><text:a xlink:href="http://www.criticalthinking.org/" office:target-frame-name="_top" xlink:show="replace"><text:span text:style-name="T270">www.criticalthinking.org</text:span></text:a><text:span text:style-name="T271">), with the work of George Polya, professor of mathematics at<text:s/></text:span><text:a xlink:href="http://en.wikipedia.org/wiki/ETH_Zürich" office:target-frame-name="_top" xlink:show="replace"><text:span text:style-name="T272">ETH Zürich</text:span></text:a><text:span text:style-name="T273"><text:s/></text:span><text:span text:style-name="T274">in Switzerland and later at Stanford University.</text:span><text:span text:style-name="T275"><text:s/>Polya s</text:span><text:span text:style-name="T276">pent considerable effort to identify systematic methods of problem-solving to further discovery and invention in mathematics for students, teachers, and researchers In his seminal work<text:s/></text:span><text:a xlink:href="http://en.wikipedia.org/wiki/How_to_Solve_It" office:target-frame-name="_top" xlink:show="replace"><text:span text:style-name="T277">How to Solve It</text:span></text:a><text:span text:style-name="T278">,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 Those specific research-based approaches that have proven to be effective are incorporated as learning strategies within FACT</text:span><text:span text:style-name="T279">@</text:span><text:span text:style-name="T280">.</text:span></text:p>
      <text:p text:style-name="P281"/>
      <text:p text:style-name="P282"><text:s/></text:p>
      <text:p text:style-name="P283"><text:span text:style-name="T284">Polya's Model for Mathematical Reasoning</text:span></text:p>
      <text:p text:style-name="P285"/>
      <text:p text:style-name="P286"><text:span text:style-name="T287">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o work on. According to Polya</text:span><text:span text:style-name="T288">4</text:span><text:span text:style-name="T289">:</text:span></text:p>
      <text:p text:style-name="P290"/>
      <text:p text:style-name="P291"><text:span text:style-name="T292"><text:tab/></text:span><text:span text:style-name="T293">“One of the first and foremost duties of the teacher is not to give his students the impression that mathematical<text:s/></text:span><text:span text:style-name="T294"><text:tab/>problems have little connection with each other, and no connection at all with anything else...The teacher should<text:s/></text:span><text:span text:style-name="T295"><text:tab/>encourage the students to imagine<text:s/></text:span><text:span text:style-name="T296"><text:tab/>cases in which they could utilize again the procedure used, or apply the<text:s/></text:span><text:span text:style-name="T297"><text:tab/>result obtained” (p. 15-16).</text:span></text:p>
      <text:p text:style-name="P298"/>
      <text:p text:style-name="P299"><text:span text:style-name="T300">The Problem-Solving processes outlined in Polya's landmark book “How to Solve It” presents four phases or areas of problem solving, which have become the framework most often recommended for teaching problem-solving skills in mathematics. It should be noted that Polya's four steps</text:span><text:span text:style-name="T301"><text:s/>are often applied to<text:s/></text:span><text:span text:style-name="T302">both mathematical and non-mathematical problems. The four steps are simple:</text:span></text:p>
      <text:p text:style-name="P303"/>
      <text:p text:style-name="P304"><text:span text:style-name="T305"><text:tab/>1.</text:span><text:span text:style-name="T306"><text:tab/>Understanding the problem (Recognizing what is asked for.)</text:span></text:p>
      <text:p text:style-name="P307"><text:tab/>2.<text:tab/>Devising a plan to solve the problem (Responding to what is asked for.)</text:p>
      <text:p text:style-name="P308"><text:tab/>3.<text:tab/>Implementing the plan (Developing the result of the response.)</text:p>
      <text:p text:style-name="P309"><text:span text:style-name="T310"><text:tab/>4.</text:span><text:span text:style-name="T311"><text:tab/>Reflecting on the problem (Checking. What does the result tell me? )</text:span></text:p>
      <text:list text:style-name="LFO1" text:continue-numbering="true">
        <text:list-item>
          <text:p text:style-name="P312"/>
        </text:list-item>
      </text:list>
      <text:p text:style-name="P313"><text:span text:style-name="T314">The four steps may seem intuitive and simplistic and, at face-value, provide little direction on how to navigate each of his four steps: understand, devise a plan, implementing the plan, and reflecting on the problem. In all fairness to Polya, he does provide insight for assisting students at each step and many of his strategies have formed the basis of ongoing research and practice in teaching mathematics. Note that once step two has been totally developed the problem is essentially “solved.” The planning of the solution is the "thinking" part and requires the use of knowledge and concepts. In the third step, 'Carrying out the plan', is not problem solving but rather the use of mathematics to generate the final answer. It is a mechanical process. Unfortunately most math teaching removes step two from problem solving, and students are taught to focus on 'Carrying out the plan, ' at the expense of devising the 'Plan.' Most often students are shown how to solve a particular type of problem and then emulate what the teacher has done. After watching a teacher solve a problem, students are typically asked to solve a similar problem. Immediately they skip Polya's step two and start substituting into formulas, pushing symbols, and carrying out the steps used by the teacher in the previous. Later students complete a set of practice problems that are really no different from those worked by the teacher in class. However, when conditions change, students struggle with devising a solution plan. Often, I would put a real problem on a test that required the application of a new concept and students would become cry foul“charging that they did not see that problem in class.”</text:span></text:p>
      <text:p text:style-name="P315"/>
      <text:p text:style-name="P316"><text:span text:style-name="T317">Howard McAllister (1996) states that students inability to develop solution plans is caused by classroom teachers that give the solution plan to students and that students frequently encounter are not the same as the solutions developed by the expert who developed the problem solutions. He states that “the expert indeed does the '</text:span><text:span text:style-name="T318">Devising a plan </text:span><text:span text:style-name="T319">' part of the solution.” However, this is frequently done subtibly and the “expert may not even be consciously aware of what was done before the first line was written. This effect can be seen quite vividly in a lecture. The lecturer frequently says the words that build the ' </text:span><text:span text:style-name="T320">planning </text:span><text:span text:style-name="T321">' but the first thing written on the board is the manipulative part ('</text:span><text:span text:style-name="T322">Carrying out the plan </text:span><text:span text:style-name="T323">').”</text:span><text:span text:style-name="T324">As a consequence, McAllister asserts, that “solutions have the same look and feel. The words change, the symbols change, and the concepts change but the problem solving process remains the same.”</text:span></text:p>
      <text:p text:style-name="P325"/>
      <text:p text:style-name="P326"><text:span text:style-name="T327">One further caveat is how step four is very often characteristically bastardized by textbooks and supporting material that show only the bottom part of the solution. Hence opportunities for learning through reflection, step four, is not leveraged. Rather, students receive good grades and are rewarded for getting the right answer, even if they can't articulate their understanding or the meaning of the solution or its process.</text:span></text:p>
      <text:p text:style-name="P328"/>
      <text:p text:style-name="P329"><text:span text:style-name="T330">Since Polya's work, teachers and researchers have developed literally hundreds of methods for addressing each of the four steps..Students and teachers often get lost in the vast collection of problem solving approaches and need a solid, simple, and consistent approach for successfully accomplishing each of Polya's four steps. That is why the Critical Thinking model serves as a unifying approach toward accomplishing each step of the problem solving process envisioned by Polya and others.</text:span></text:p>
      <text:p text:style-name="P331"/>
      <text:p text:style-name="P332"><text:span text:style-name="T333">Critical Thinking</text:span></text:p>
      <text:p text:style-name="P334"/>
      <text:p text:style-name="P335"><text:span text:style-name="T336">Too often students are told to analyze a problem and have never been taught how to systematically analyze anything. The critical thinking model, combined with Polya's work and subsequent research findings contribute toward addressing the<text:s/></text:span><text:span text:style-name="T337">how</text:span><text:span text:style-name="T338"><text:s/>to understand, analyze, and solve problems.</text:span></text:p>
      <text:p text:style-name="P339"/>
      <text:p text:style-name="P340"><text:span text:style-name="T341">Richard Paul, Director of Research at the Center for Critical Thinking, is considered internationally as the imminent scholar of critical thinking. FACT</text:span><text:span text:style-name="T342">©</text:span><text:span text:style-name="T343"><text:s/>is based on the critical thinking model originally developed by Richard Paul and extended by Linda Elder. The essence of Paul and Elder’s model for critical thinking is metacognition: applying intellectual tools to assess and monitor thinking in order to make thinking better—more clear, more accurate, more defensible. The Paul and Elder model provides a systematic approach or set of intellectual tools for “unlocking” the logic of concepts and ideas. An understanding of the model and its consistent application empowers students in gaining a greater awareness of his/her own reasoning and regulation of</text:span><text:span text:style-name="T344"><text:s/>when and how to use particular strategies for learning and thinking. The following excerpt from Paul and Elder’s<text:s/></text:span><text:span text:style-name="T345">Miniature Guide to Critical Thinking</text:span><text:span text:style-name="T346"><text:s/></text:span><text:span text:style-name="T347">further explains the concept:</text:span></text:p>
      <text:p text:style-name="P348"/>
      <text:p text:style-name="P349">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350">A well-cultivated critical thinker:</text:p>
      <text:list text:style-name="LFO2" text:continue-numbering="true">
        <text:list-item>
          <text:p text:style-name="P351">Raises vital questions and problems, formulating them clearly and precisely;</text:p>
        </text:list-item>
        <text:list-item>
          <text:p text:style-name="P352">Gathers and assesses relevant information, using abstract ideas to interpret it effectively;</text:p>
        </text:list-item>
        <text:list-item>
          <text:p text:style-name="P353">Comes to well-reasoned conclusions and solutions, testing them against relevant criteria and standards;</text:p>
        </text:list-item>
        <text:list-item>
          <text:p text:style-name="P354">Thinks open-mindedly within alternative systems of thought, recognizing and assessing, as need be, their assumptions, implications, and practical consequences; and</text:p>
        </text:list-item>
        <text:list-item>
          <text:p text:style-name="P355">Communicates effectively with others in figuring out solutions to complex problems.</text:p>
        </text:list-item>
      </text:list>
      <text:p text:style-name="P356"><text:tab/>Critical thinking is, in short, self-directed, self-disciplined, self-monitored, and self-corrective thinking. It<text:s/><text:tab/>presupposes assent to rigorous standards of excellence and mindful command of their use. It entails effective<text:s/><text:tab/>communication and problem solving abilities and a commitment to overcome our native egocentrism and sociocentrism.</text:p>
      <text:p text:style-name="P357"/>
      <text:p text:style-name="P358"><text:span text:style-name="T359">The reader will note how critical thinking, as described by Paul and Elder, is consistent with the relationship described earlier between metacognition and problem solving. The statement from Alan Schoenfeld depicts the nearly synonymous terms of metacogntion and critical thinking:</text:span><text:span text:style-name="T360"><text:s/>“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1987). Schoenfeld later (1992) describes the relationship between writing and mathematics in relation to self-monitoring and metacognition:</text:span></text:p>
      <text:p text:style-name="P361"><text:tab/></text:p>
      <text:p text:style-name="Textbody"><text:span text:style-name="T362"><text:tab/>“As we write, we often scrap the past few sentences or paragraphs and return to the original outline, or may decide<text:s/></text:span><text:span text:style-name="T363"><text:tab/>to modify it on the basis of what you've just written. Or, as you work a mathematical problem you may realize that<text:s/></text:span><text:span text:style-name="T364"><text:tab/>the problem is more complex than you had thought at first. Perhaps the best thing to do is start over, and make sure<text:s/></text:span><text:span text:style-name="T365"><text:tab/>that you've fully understood it. Note that at this level of description, the actions in all three domains – reading,<text:s/></text:span><text:span text:style-name="T366"><text:tab/>writing, and mathematics – is much the same. In the midst of intellectual activity ("problem solving," broadly<text:s/></text:span><text:span text:style-name="T367"><text:tab/>construed), you kept tabs on how well things were going. If things appeared to be proceeding well, you continued<text:s/></text:span><text:span text:style-name="T368"><text:tab/>along the same path; if they appeared to be problematic, you took stock and considered other options. Monitoring<text:s/></text:span><text:span text:style-name="T369"><text:tab/>and assessing progress "on line," and acting in response to the assessments of on-line progress, are the core<text:s/></text:span><text:span text:style-name="T370"><text:tab/>components of self-regulation.”</text:span></text:p>
      <text:p text:style-name="P371"/>
      <text:p text:style-name="P372"><text:span text:style-name="T373">The key factor in effective problem solving is to assist students in developing metacognitive strategies or critical thinking skills in the context of learning any discipline. One advantage of the Paul and Elder model for Critical Thinking that forms the basis of FACT</text:span><text:span text:style-name="T374">©<text:s/></text:span><text:span text:style-name="T375"><text:s/>is the identification of standards and components of reasoning that serve as useful metacognitive tools for both analyzing one's own thinking and for assessing the quality of thinking in a systematic and disciplined way. Critical thinkers, according to Paul and Elder, analyze their thinking and that of others by identifying and examining basic structures inherent in all thinking (</text:span><text:span text:style-name="T376">Elements of Thought).<text:s/></text:span><text:span text:style-name="T377">These Elements include:<text:s/></text:span><text:span text:style-name="T378">purpose, point of view, assumptions, implications and consequences, data and information, inferences and interpretations, concepts, and question at issue. According to Paul and Elder, all thinking can be divided into </text:span><text:span text:style-name="T379">elements of reasoning</text:span><text:span text:style-name="T380">. Paul and Elder explain in<text:s/></text:span><text:span text:style-name="T381">Tools for Taking Charge of Your Learning and Your Life</text:span><text:span text:style-name="T382">,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383"/>
      <text:p text:style-name="P384"><text:span text:style-name="T385">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But, students are not in the habit of asking them.</text:span></text:p>
      <text:p text:style-name="P386"/>
      <text:p text:style-name="P387">Elements of Reasoning:</text:p>
      <text:p text:style-name="P388"/>
      <text:list text:style-name="LFO3" text:continue-numbering="true">
        <text:list-item>
          <text:p text:style-name="P389"><text:span text:style-name="T390">All reasoning is an attempt to figure something out, to settle some question, to solve some problem.</text:span></text:p>
        </text:list-item>
      </text:list>
      <text:list text:style-name="LFO4" text:continue-numbering="true">
        <text:list-item>
          <text:p text:style-name="P391">All reasoning is based on assumptions.</text:p>
        </text:list-item>
        <text:list-item>
          <text:p text:style-name="P392">All reasoning is done from some point of view.</text:p>
        </text:list-item>
        <text:list-item>
          <text:p text:style-name="P393">All reasoning is based on data, information, and evidence.</text:p>
        </text:list-item>
        <text:list-item>
          <text:p text:style-name="P394">All reasoning is expressed through, and shaped by, concepts and ideas.</text:p>
        </text:list-item>
        <text:list-item>
          <text:p text:style-name="P395">All reasoning contains inferences by which we draw conclusions and give meaning to data.</text:p>
        </text:list-item>
        <text:list-item>
          <text:p text:style-name="P396">All reasoning leads somewhere, has implications and consequences.</text:p>
        </text:list-item>
      </text:list>
      <text:p text:style-name="P397"/>
      <text:p text:style-name="P398"/>
      <text:p text:style-name="P399">The Elements of Reasoning provide a method of understanding the logic of a mathematical problem, issue, or our reasoning or those of others on any subject. It serves as a useful tool to summarize one's own thinking about a problem at hand.</text:p>
      <text:p text:style-name="P400">Table 1 below provides a useful template for analyzing math or other problem situations:</text:p>
      <table:table table:style-name="Table401">
        <table:table-columns>
          <table:table-column table:style-name="TableColumn402"/>
        </table:table-columns>
        <table:table-row table:style-name="TableRow403">
          <table:table-cell table:style-name="TableCell404">
            <text:p text:style-name="P405">The Elements of Reasoning</text:p>
            <text:p text:style-name="Textbody">1.<text:s/><text:tab/>The<text:s/><text:span text:style-name="T406">purpose</text:span><text:s/>of the problem is ______________________________________________.</text:p>
            <text:p text:style-name="Textbody"><text:s/><text:tab/><text:span text:style-name="T407">(State as accurately as possible, the purpose for solving the problem. What exactly are we<text:s/></text:span><text:span text:style-name="T408"><text:tab/>trying to do? What purpose will our solution achieve? Why is the<text:s/></text:span><text:span text:style-name="T409">problem important</text:span><text:span text:style-name="T410">?)</text:span></text:p>
            <text:p text:style-name="Textbody">2.<text:tab/>The key<text:s/><text:span text:style-name="T411">question</text:span><text:s/>or<text:s/><text:span text:style-name="T412">problem</text:span><text:s/>is _______________________________________________.</text:p>
            <text:p text:style-name="Textbody"><text:tab/><text:span text:style-name="T413">(What exactly are we trying to determine? What is the problem or goal? Can I break the<text:s/></text:span><text:span text:style-name="T414"><text:tab/>problem down into sub-problems? Can I categorize the problem into a particular type?)</text:span></text:p>
            <text:p text:style-name="Textbody">3.<text:tab/>The most important<text:span text:style-name="T415"><text:s/>information</text:span><text:s/>for addressing and solving the problem is ___________<text:tab/>________________________________________________________________________.</text:p>
            <text:p text:style-name="P416"><text:span text:style-name="T417">(Identify y key information needed, or presupposed for addressing the problem. Here we are looking for facts or data relevant to the problem, What information such as data, and facts do I have? What<text:s/></text:span><text:span text:style-name="T418">information</text:span><text:span text:style-name="T419"><text:s/>do I need to answer the question? Does it seem that some<text:s/></text:span><text:span text:style-name="T420">information</text:span><text:span text:style-name="T421"><text:s/>is still missing? How is information to be accessed and used?)</text:span></text:p>
            <text:p text:style-name="P422"><text:span text:style-name="T423">4.</text:span><text:span text:style-name="T424"><text:tab/>The key<text:s/></text:span><text:span text:style-name="T425">concepts</text:span><text:span text:style-name="T426"><text:s/>we need to understand in this problem are ____________________</text:span></text:p>
            <text:p text:style-name="P427"><text:tab/>_____________________________________________________________________.</text:p>
            <text:p text:style-name="P428"><text:span text:style-name="T429"><text:tab/>(</text:span><text:span text:style-name="T430">What concepts or content (theorems, definitions, formulas, etc.) do we need to understand<text:s/></text:span><text:span text:style-name="T431"><text:tab/>for reaching a solution?)</text:span></text:p>
            <text:p text:style-name="P432"/>
            <text:p text:style-name="P433">5.<text:tab/>The main assumption(s) underlying our understanding of the problem is (are) __________</text:p>
            <text:p text:style-name="P434"><text:tab/>________________________________________________________________________.</text:p>
            <text:p text:style-name="P435"><text:span text:style-name="T436"><text:tab/></text:span><text:span text:style-name="T437">(What is the author or problem as stated taking for granted? What assumptions are we<text:s/></text:span><text:span text:style-name="T438"><text:tab/>making? Are our assumptions justifiable? Assumptions are generalizations that might<text:s/></text:span><text:span text:style-name="T439"><text:tab/>be questioned and are most often unstated.)</text:span></text:p>
            <text:p text:style-name="P440"/>
            <text:p text:style-name="P441"><text:span text:style-name="T442">6.</text:span><text:span text:style-name="T443"><text:tab/></text:span><text:span text:style-name="T444">The basis for our<text:s/></text:span><text:span text:style-name="T445">inferences<text:s/></text:span><text:span text:style-name="T446">and<text:s/></text:span><text:span text:style-name="T447">interpretations</text:span><text:span text:style-name="T448"><text:s/>at this point are __________________</text:span></text:p>
            <text:p text:style-name="P449"><text:tab/>_______________________________________________________________________.</text:p>
            <text:p text:style-name="P450"><text:span text:style-name="T451"><text:tab/>(Is there another way to interpret the information? Can I justify my interpretation of the<text:s/></text:span><text:span text:style-name="T452"><text:tab/>information or problem to be solved? Have I made any inferences beyond what the evidence</text:span></text:p>
            <text:p text:style-name="P453"><text:span text:style-name="T454"><text:s text:c="10"/>implies? Are my inference consistent?)</text:span></text:p>
            <text:p text:style-name="P455"/>
            <text:p text:style-name="P456"><text:span text:style-name="T457">7.</text:span><text:span text:style-name="T458"><text:tab/>The most important<text:s/></text:span><text:span text:style-name="T459">conclusion(s)</text:span><text:span text:style-name="T460"><text:s/>or Implication(s) in solving this problem is (are)?______</text:span></text:p>
            <text:p text:style-name="P461"><text:tab/>________________________________________________________________________.</text:p>
            <text:p text:style-name="P462"><text:span text:style-name="T463">(Does my answer(s) make sense within the context of the problem? What did I learn from solving this problem? Can my strategies be extended to other types of problems? What would I do differently next time? Can I present my analysis and solution using a clear coherent argument reflecting the sophistication appropriate to the problem at hand</text:span></text:p>
            <text:p text:style-name="P464"/>
            <text:p text:style-name="P465">8.<text:tab/>The main point(s) of view or perspective(s) represented in this problem is (are)?________</text:p>
            <text:p text:style-name="P466"><text:tab/>________________________________________________________________________.</text:p>
            <text:p text:style-name="P467"><text:span text:style-name="T468"><text:tab/></text:span><text:span text:style-name="T469">(Could I work the problem using a different approach or technique? How can we check our<text:s/></text:span><text:span text:style-name="T470"><text:tab/>results? )</text:span></text:p>
            <text:p text:style-name="P471"><text:tab/></text:p>
          </table:table-cell>
        </table:table-row>
      </table:table>
      <text:p text:style-name="P472"><text:span text:style-name="T473">Table 1: Adapted from: Paul, R. &amp; Elder, L. (2010). The Thinkers Guide to Analytic Thinking: How to Take Thinking Apart and What to Look for When You Do. Dillon Beach, CA: Foundations for Critical Thinking Press. <text:s/>Paul, R., Niewoehner, R., &amp; Elder, L. (2007). The Thinkers Guide to Engineering Reasoning. Dillon Beach, CA: Foundations for Critical Thinking Press.</text:span></text:p>
      <text:p text:style-name="P474"/>
      <text:p text:style-name="P475"/>
      <text:p text:style-name="P476"><text:span text:style-name="T477">The Elements as basic components in all thinking situations and serve a useful tool in analyzing our thoughts. However, the ability to address each element does not imply that thinking is good, correct, accurate, 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span></text:p>
      <text:p text:style-name="P478"/>
      <text:p text:style-name="P479"><text:span text:style-name="T480">To help ensure that our thinking is good, then it should be measured against intellectual<text:s/></text:span><text:span text:style-name="T481">standards<text:s/></text:span><text:span text:style-name="T482">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span></text:p>
      <text:p text:style-name="P483"/>
      <text:p text:style-name="P484"><text:span text:style-name="T485">Intellectual Standards<text:s/></text:span><text:span text:style-name="T486">(from How to Study and Learn a Discipline, Paul and Elder, 2007)</text:span></text:p>
      <text:list text:style-name="LFO5" text:continue-numbering="true">
        <text:list-item>
          <text:p text:style-name="P487"><text:span text:style-name="T488">Clarity – understandable, the meaning can be grasped</text:span></text:p>
        </text:list-item>
        <text:list-item>
          <text:p text:style-name="P489">Accuracy <text:s/>- free from errors or distortions, true</text:p>
        </text:list-item>
        <text:list-item>
          <text:p text:style-name="P490">Precision – exact to the necessary level of detail</text:p>
        </text:list-item>
        <text:list-item>
          <text:p text:style-name="P491">Relevance – related to the matter at hand</text:p>
        </text:list-item>
        <text:list-item>
          <text:p text:style-name="P492">Depth – containing complexities and multiple interrelationships</text:p>
        </text:list-item>
        <text:list-item>
          <text:p text:style-name="P493">Breadth – includes multiple viewpoints, comprehensive in scope and broadminded</text:p>
        </text:list-item>
        <text:list-item>
          <text:p text:style-name="P494">Logic – The parts make sense together, no contradictions</text:p>
        </text:list-item>
        <text:list-item>
          <text:p text:style-name="P495">Significance – having importance and meaningful to the problem or question</text:p>
        </text:list-item>
        <text:list-item>
          <text:p text:style-name="P496">Fairness – bias free, considerate of other approaches or points of view</text:p>
        </text:list-item>
      </text:list>
      <text:p text:style-name="P497"/>
      <text:p text:style-name="P498">Apply Intellectual Standards:</text:p>
      <text:p text:style-name="P499"/>
      <text:p text:style-name="P500">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 students should ask themselves at every step of the problem solving process. <text:s/></text:p>
      <text:p text:style-name="P501"/>
      <text:p text:style-name="P502">As you coach students by modeling the thinking you want students to learn, I point out exactly what moves I am making using FACT© and the critical thinking templates provided. Have students observe the question you are asking and the thinking our are displaying and then discuss the moves you made. The main point is that it is my primary intention to help students learn to use these “moves” in their thinking while learning and applying content of the course.</text:p>
      <text:p text:style-name="P503"/>
      <text:p text:style-name="P504">He begins asking these questions early in the term. When he does so the students are generally at a loss regarding how to answer them. With the recognition that, despite their uncomfortableness, he is going to continue asking those questions,</text:p>
      <text:p text:style-name="P505">the students begin to defend themselves against them by discussing the answers to them in advance. By the end of the term this behavior has become habitual. (Note, however, that the better part of a semester is necessary to obtain such changes.)</text:p>
      <text:p text:style-name="P506"/>
      <text:p text:style-name="P507">Although there are several Standards for thinking, the following are relevant to most situations:</text:p>
      <text:p text:style-name="P508"/>
      <text:p text:style-name="P509"/>
      <table:table table:style-name="Table510">
        <table:table-columns>
          <table:table-column table:style-name="TableColumn511"/>
          <table:table-column table:style-name="TableColumn512"/>
        </table:table-columns>
        <table:table-row table:style-name="TableRow513">
          <table:table-cell table:style-name="TableCell514">
            <text:p text:style-name="P515">Universal Intellectual Standards</text:p>
          </table:table-cell>
          <table:table-cell table:style-name="TableCell516">
            <text:p text:style-name="P517">Questions for Applying Standards</text:p>
          </table:table-cell>
        </table:table-row>
        <table:table-row table:style-name="TableRow518">
          <table:table-cell table:style-name="TableCell519">
            <text:p text:style-name="P520">1. Clarity – understandable, the meaning can be understood</text:p>
          </table:table-cell>
          <table:table-cell table:style-name="TableCell521">
            <text:list text:style-name="LFO6" text:continue-numbering="true">
              <text:list-item>
                <text:p text:style-name="P522">Could you state it in other words?</text:p>
              </text:list-item>
              <text:list-item>
                <text:p text:style-name="P523">Could you draw a picture of the problem situation?</text:p>
              </text:list-item>
              <text:list-item>
                <text:p text:style-name="P524"><text:span text:style-name="T525">Could you explain what you do not understand about the<text:s/></text:span><text:span text:style-name="T526">problem or question</text:span><text:span text:style-name="T527">?</text:span></text:p>
              </text:list-item>
            </text:list>
          </table:table-cell>
        </table:table-row>
        <table:table-row table:style-name="TableRow528">
          <table:table-cell table:style-name="TableCell529">
            <text:p text:style-name="P530">2. <text:s/>Accurate – free of errors -</text:p>
            <text:p text:style-name="P531">Facts, definitions, and algorithmic procedures the individual brings to the problem situation may or may not be correct; <text:s/>inventory students knowledge about terms they are using:</text:p>
            <text:p text:style-name="P532">For assessing knowledge, try to determine if they:</text:p>
            <text:p text:style-name="P533">know nothing about it; b. know about the existence of, but</text:p>
            <text:p text:style-name="P534"><text:s/>nothing about the details of; c. partially recall or suspect the details, <text:s/>but with little certainty; confidently believe</text:p>
          </table:table-cell>
          <table:table-cell table:style-name="TableCell535">
            <text:list text:style-name="LFO7" text:continue-numbering="true">
              <text:list-item>
                <text:p text:style-name="P536">How can we check to see if the information you are using is accurate? (accuracy)</text:p>
              </text:list-item>
            </text:list>
            <text:list text:style-name="LFO8" text:continue-numbering="true">
              <text:list-item>
                <text:p text:style-name="P537">How can I check to see if I am interpreting the information accurately?</text:p>
              </text:list-item>
              <text:list-item>
                <text:p text:style-name="P538">Do my assumptions make sense?</text:p>
              </text:list-item>
              <text:list-item>
                <text:p text:style-name="P539">Am I assuming information is accurate rather than simply accept it as true?</text:p>
              </text:list-item>
            </text:list>
          </table:table-cell>
        </table:table-row>
        <table:table-row table:style-name="TableRow540">
          <table:table-cell table:style-name="TableCell541">
            <text:p text:style-name="Textbody"><text:span text:style-name="T542">3. Precise- exact to necessary detail –<text:s/></text:span><text:span text:style-name="T543">degree of precision appropriate for the problem context.</text:span></text:p>
            <text:p text:style-name="P544">appropriate attention to details through explicit and accurate use of language including mathematical terms, definitions, labels, analogies, concepts, and symbols. <text:s text:c="2"/></text:p>
            <text:p text:style-name="P545"/>
            <text:p text:style-name="P546"/>
          </table:table-cell>
          <table:table-cell table:style-name="TableCell547">
            <text:list text:style-name="LFO8" text:continue-numbering="true">
              <text:list-item>
                <text:p text:style-name="P548">Could you be more precise?</text:p>
              </text:list-item>
              <text:list-item>
                <text:p text:style-name="P549">Am I being specific?</text:p>
              </text:list-item>
              <text:list-item>
                <text:p text:style-name="P550">Am I providing details?</text:p>
              </text:list-item>
              <text:list-item>
                <text:p text:style-name="P551">Do I need more details?</text:p>
              </text:list-item>
              <text:list-item>
                <text:p text:style-name="P552">Could you provide more details?</text:p>
              </text:list-item>
              <text:list-item>
                <text:p text:style-name="P553">Could be more exact or specific?</text:p>
              </text:list-item>
              <text:list-item>
                <text:p text:style-name="P554"><text:span text:style-name="T555">Could state your understanding of the math term you are using in your reasoning?</text:span></text:p>
              </text:list-item>
              <text:list-item>
                <text:p text:style-name="P556"><text:span text:style-name="T557">Could you state more explicitly the meaning of, or elaborate on, (choose) the math term, definition, skill, procedure, symbol(s), units of measure, labeling of axes, etc. that you are using?</text:span></text:p>
              </text:list-item>
            </text:list>
            <text:p text:style-name="P558"/>
          </table:table-cell>
        </table:table-row>
        <table:table-row table:style-name="TableRow559">
          <table:table-cell table:style-name="TableCell560">
            <text:p text:style-name="Textbody"><text:span text:style-name="T561">4. Relevance – relating to the problem or issue at hand – I want to make sure I use information relevant to the problem.</text:span></text:p>
            <text:p text:style-name="P562"/>
          </table:table-cell>
          <table:table-cell table:style-name="TableCell563">
            <text:list text:style-name="LFO8" text:continue-numbering="true">
              <text:list-item>
                <text:p text:style-name="P564">How is what you are doing is relevant to the question? What information relevant to the mathematical situation or problem at hand do I possess, and how is that information accessed and used?</text:p>
              </text:list-item>
            </text:list>
            <text:p text:style-name="P565"/>
          </table:table-cell>
        </table:table-row>
        <table:table-row table:style-name="TableRow566">
          <table:table-cell table:style-name="TableCell567">
            <text:p text:style-name="P568">5. Depth - <text:s/>relates to the complexities and rigor involved in the issue or problem, in contrast to superficial understandings or treatment</text:p>
            <text:p text:style-name="P569"><text:s/></text:p>
          </table:table-cell>
          <table:table-cell table:style-name="TableCell570">
            <text:list text:style-name="LFO9" text:continue-numbering="true">
              <text:list-item>
                <text:p text:style-name="P571">What makes this a difficult problem?</text:p>
              </text:list-item>
            </text:list>
            <text:list text:style-name="LFO10" text:continue-numbering="true">
              <text:list-item>
                <text:p text:style-name="P572"><text:span text:style-name="T573">What concepts are involved in solving this problem? How are the concepts connected?</text:span></text:p>
              </text:list-item>
              <text:list-item>
                <text:p text:style-name="P574"><text:span text:style-name="T575">What resources will we need in order to solve this problem?</text:span></text:p>
              </text:list-item>
            </text:list>
          </table:table-cell>
        </table:table-row>
        <table:table-row table:style-name="TableRow576">
          <table:table-cell table:style-name="TableCell577">
            <text:p text:style-name="P578">6. Breadth- encompasses multiple view points or representations. Most math concepts, problems and solutions can be represented using symbols, numbers, graphs, or descriptively using one's language.</text:p>
          </table:table-cell>
          <table:table-cell table:style-name="TableCell579">
            <text:p text:style-name="P580">Can you articulate another reasonable ways of looking at the issue(breadth</text:p>
          </table:table-cell>
        </table:table-row>
        <table:table-row table:style-name="TableRow581">
          <table:table-cell table:style-name="TableCell582">
            <text:p text:style-name="Textbody">Logic – thinking makes sense, no contradictions, able to follow reasoning</text:p>
            <text:p text:style-name="Textbody"/>
          </table:table-cell>
          <table:table-cell table:style-name="TableCell583">
            <text:list text:style-name="LFO8">
              <text:list-item>
                <text:p text:style-name="P584">Can you express the logic that you used (logic</text:p>
              </text:list-item>
              <text:list-item>
                <text:p text:style-name="P585"><text:span text:style-name="T586">Planning results in an outline of the logical steps required to obtain a solution. In many cases the logical steps are conveniently expressed as mathematic</text:span><text:span text:style-name="T587">s.</text:span></text:p>
              </text:list-item>
              <text:list-item>
                <text:p text:style-name="P588">Can you provide a flow-chart of your thinking?</text:p>
              </text:list-item>
              <text:list-item>
                <text:p text:style-name="P589">Am I clearly making connections between parts of the problem?</text:p>
              </text:list-item>
            </text:list>
          </table:table-cell>
        </table:table-row>
        <table:table-row table:style-name="TableRow590">
          <table:table-cell table:style-name="TableCell591">
            <text:p text:style-name="Textbody">Significance – focuses on most important, not trivial</text:p>
            <text:p text:style-name="Textbody">What is the most central idea to solving the problem?</text:p>
            <text:p text:style-name="Textbody">Which of the facts are most important?</text:p>
            <text:p text:style-name="Textbody"/>
          </table:table-cell>
          <table:table-cell table:style-name="TableCell592">
            <text:list text:style-name="LFO8" text:continue-numbering="true">
              <text:list-item>
                <text:p text:style-name="P593">Have you focused on the most significant issue in in dealing with this problem(significant)</text:p>
              </text:list-item>
              <text:list-item>
                <text:p text:style-name="P594">What math concepts are basic in the problem?</text:p>
              </text:list-item>
              <text:list-item>
                <text:p text:style-name="P595">What information is important, what information can be ignored, and what additional information may be needed?</text:p>
              </text:list-item>
            </text:list>
          </table:table-cell>
        </table:table-row>
        <table:table-row table:style-name="TableRow596">
          <table:table-cell table:style-name="TableCell597">
            <text:p text:style-name="Textbody">Fairness – justifiable, multiple viewpoints or representations</text:p>
          </table:table-cell>
          <table:table-cell table:style-name="TableCell598">
            <text:p text:style-name="Textbody">drawing a clear line between the results, on the one hand, and your judgment calls about how those results support a hypothesis.</text:p>
            <text:list text:style-name="LFO8" text:continue-numbering="true">
              <text:list-item>
                <text:p text:style-name="P599">students in multiple ways using different solution strategies</text:p>
              </text:list-item>
              <text:list-item>
                <text:p text:style-name="P600">the problem can be approached by a different solutions or decision or positions stat can be taken or defended)</text:p>
              </text:list-item>
            </text:list>
            <text:p text:style-name="P601"/>
          </table:table-cell>
        </table:table-row>
      </table:table>
      <text:p text:style-name="P602"/>
      <text:p text:style-name="Textbody"><text:span text:style-name="T603">Table 2 Adapted from Paul and Elder</text:span></text:p>
      <text:p text:style-name="P604"/>
      <text:p text:style-name="Textbody"><text:span text:style-name="T605">Practice in applying intellectual standards to the basic elements of thought are important steps as students seek to develop the traits of an independent, self-confident learners. Applying critical thinking concepts to even the most foundational and factual knowledge is necessary for promoting students' conceptual understanding of course content. Paul and Elder also note, that all thinkers should cultivate positive intellectual </text:span><text:span text:style-name="T606">traits</text:span><text:span text:style-name="T607"> such as intellectual humility, intellectual autonomy, confidence in reason, intellectual perseverance, among others. Among these traits, the Center will focus on developing Intellectual perseverance or the disposition to work though intellectual complexities despite frustration inherent in the task Student must be willing to work their way though complexities in a problem solving context and not give up when challenged. It is im0erative that students develop a capacity of patience and tenacity.</text:span></text:p>
      <text:p text:style-name="Textbody"><text:span text:style-name="T608">Building Intellectual traits within students, such as intellectual autonomy, confidence, and perseverance are of critical importance in math achievement and success. The problem in developing these traits among math students is difficult in the United States than in most countries. For several unfounded reasons</text:span><text:span text:style-name="T609">, Americans tend to assume that<text:s/></text:span><text:span text:style-name="T610">understanding is equivalent to sudden insight. With mathematics, one often hears teachers tell children that they "either know it or they don't," implying that Learning to think mathematically in solving mathematics problems can either be solved quickly or not at all. In contrast, 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text:s/>In<text:s/></text:span><text:span text:style-name="T611">Outliers, Malcolm</text:span><text:span text:style-name="T612"><text:s/>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Similar comparative studies have demonstrated the same results for American students when compared to persistence during mathematical problem solving.</text:span></text:p>
      <text:p text:style-name="P613">In sum: whether acknowledged or not, whether conscious or not, beliefs shape mathematical behavior. Beliefs are abstracted from one's experiences and from the culture in which one is embedded. This leads to the consideration of mathematical</text:p>
      <text:p text:style-name="P614">practice.</text:p>
      <text:p text:style-name="P615"/>
      <text:p text:style-name="P616"/>
      <text:p text:style-name="P617"><text:span text:style-name="T618">In summary, <text:s/>the Paul and Elder model of critical thinking presupposes assent to rigorous standards of excellence for<text:s/></text:span><text:span text:style-name="T619">assessing the quality of thinking as we reflect on the basic components of our thoughts reflected in the</text:span><text:span text:style-name="T620"><text:s/>Elements of Reasoning,<text:s/></text:span><text:span text:style-name="T621">we hold our thinking accountable for meeting excellence in quality as reflected in the</text:span><text:span text:style-name="T622"><text:s/>Intellectual Standards.</text:span><text:span text:style-name="T623">. Finally, the third component of the model is the ethical dimension that Paul and Elder identify as</text:span><text:span text:style-name="T624"><text:s/>Intellectual Traits</text:span><text:span text:style-name="T625">. These three components—the Elements, Standards, and Traits—form the backbone of Richard Paul’s model of critical thinking.</text:span></text:p>
      <text:p text:style-name="P626"/>
      <text:p text:style-name="P627"><text:span text:style-name="T628"><text:s/></text:span><text:span text:style-name="T629">By combining aspects of critical thinking, envisioned by Richard Paul, with specific models for teaching mathematics, a powerful research-based metacognitive tool, FACT</text:span><text:span text:style-name="T630">©</text:span><text:span text:style-name="T631"><text:s/>has been developed by the Center for Mathematical Coaching and Consulting. As students learn the fundamentals of FACT© and have reasoned through math ideas and problems, they will learn to routinely apply a set of strategies whenever they encounter a mathematical problem or even problems in other disciplines and situations. In time, students will gain skill in understanding the extent to which they can accurately state the purpose of a problem or what they are being asked to solve/find, learn effective methods for analyzing problems by breaking the problem into sub-goals, and determine information and relevant concepts and assumptions, and ultimately develop accurate solutions that the students will confirm without prompting. In their "Dimensions of Critical Thought”," Paul and Elder detail many of the skills and dispositions associated with critical thinking. You may also read about other<text:s/></text:span><text:a xlink:href="http://surry.edu/About/CriticalThinking/Strategies.aspx" office:target-frame-name="_top" xlink:show="replace"><text:span text:style-name="T632">strategies<text:s/></text:span></text:a><text:a xlink:href="http://surry.edu/About/CriticalThinking/Strategies.aspx" office:target-frame-name="_top" xlink:show="replace"><text:span text:style-name="T633">that<text:s/></text:span></text:a><text:a xlink:href="http://surry.edu/About/CriticalThinking/Strategies.aspx" office:target-frame-name="_top" xlink:show="replace"><text:span text:style-name="T634">form the basis of<text:s/></text:span></text:a><text:a xlink:href="http://surry.edu/About/CriticalThinking/Strategies.aspx" office:target-frame-name="_top" xlink:show="replace"><text:span text:style-name="T635">FACT</text:span></text:a><text:a xlink:href="http://surry.edu/About/CriticalThinking/Strategies.aspx" office:target-frame-name="_top" xlink:show="replace"><text:span text:style-name="T636">©</text:span></text:a><text:span text:style-name="T637"><text:s/>from many scholars included in the reference section below or on the MC</text:span><text:span text:style-name="T638">2<text:s/></text:span><text:span text:style-name="T639">website.</text:span></text:p>
      <text:p text:style-name="P640"><text:span text:style-name="T641">Critical Thinking in Students' Acquisition of Foundational and Factual Knowledge</text:span></text:p>
      <text:p text:style-name="P642"><text:span text:style-name="T643">It is the belief of the author that critical thinking concepts and strategies should not be absent from students’ acquisition of factual knowledge and basic skills. Self-reflection, Intellectual Standards, and the Elements of Reasoning, as detailed in Richard Paul and Linda Elder’s model for critical thinking (2001), should be applied to even the most basic levels of knowledge. The metacognitive aspects of the model are necessary for learning foundational material as well as for developing deep understanding of advanced concepts. It is often suggested that students, especially students enrolled in introductory courses within a<text:s/></text:span><text:span text:style-name="T644">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critical thinking as they construct knowledge.</text:span></text:p>
      <text:p text:style-name="P645"><text:span text:style-name="T646">Rote Memorization vs. Conceptual Understanding</text:span></text:p>
      <text:p text:style-name="Textbody"><text:span text:style-name="T647">Proponents of critical thinking do not underestimate the value of learning factual content. All thinking and problem solving 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understanding, students’ ability to apply material for practical or intellectual purposes is limited.<text:s/></text:span><text:span text:style-name="T648">When students are encouraged to do actual thinking about the material; however, deeper understanding replaces the recall of facts. Students are able to state the material in their own words, elaborate on it, illustrate it, provide examples from content and their own experience, and provide analogies, metaphors or other examples of the information.</text:span></text:p>
      <text:p text:style-name="P649">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text:p>
      <text:p text:style-name="P650"/>
      <text:p text:style-name="P651">In the mid- to late-1990s, a comprehensive international comparison of math and science teaching, known by the acronym TIMSS, was conducted and then released piecemeal.  Part of the study involved a series of conventional tests given to students all over the world in the equivalent of fourth, eighth, and twelfth grades.  U.S. students did rather well in fourth grade, rather poorly in eighth grade, and miserably in twelfth grade – although questions have been raised about the data underlying these conclusions.</text:p>
      <text:p text:style-name="P652"><text:span text:style-name="T653">TIMSS wasn’t limited to standardized test results, however; it also included an analysis of curriculum materials and classroom practices.  For one segment of the study, James Stigler and his colleagues videotaped more than 200 eighth-grade math teachers to review their methods and also distributed questionnaires to get a sense of the teachers’ objectives.  Three out of five U.S. teachers said they were chiefly concerned with “skill building.”  Only one out of four Japanese teachers responded that way:  the overwhelming majority said they wanted their students to </text:span><text:span text:style-name="T654">understand</text:span><text:span text:style-name="T655"> a particular math concept.  That goal led those teachers to include deductive reasoning in their instruction, which played a role in 62 percent of Japanese lessons and 0 percent of U.S. lessons.   Japanese teachers also explored the intricacies of specific mathematical concepts with their students rather than just naming those concepts, American style.  In Japanese classrooms, fewer math problems were considered in more depth, and students participated actively in suggesting different ways of solving those problems.  Also, interestingly, homework was rarely assigned.[35]</text:span></text:p>
      <text:p text:style-name="P656"><text:span text:style-name="T657">The overall conclusion reached by the TIMSS researchers – which somehow didn’t make it into the headlines, or even into the news stories, when the test results were released – was that </text:span><text:span text:style-name="T658">traditional forms of teaching, and an emphasis on the basics, contributed significantly to the low standing of older American students</text:span><text:span text:style-name="T659">.  Even before the last phase of the study was reported (looking at the final year of high school, and finding the worst results for U.S. students), the TIMSS authors wrote:  “Instruction in this country still seems – compared to instruction in some other countries – more centered on students as passive absorbers of knowledge rather than as active participants who construct, transform, and integrate knowledge.”</text:span></text:p>
      <text:p text:style-name="P660"/>
      <text:p text:style-name="P661"/>
      <text:p text:style-name="P662">Paraphrase next paragraphand previous</text:p>
      <text:p text:style-name="P663"><text:span text:style-name="T664">But we can say more than that this approach is effective.  The final justification for teaching math this way is that the conventional transmission approach can be positively harmful.  A teacher (or parent) for whom the right answer means everything is one who will naturally want to tell the child the most efficient way of getting that right answer.  This creates mindlessness.  Such a student, armed with algorithms, gets in the habit of looking to the adult, or the book, instead of thinking it through herself.  She feels less autonomous, more dependent.  Stuck in the middle of a problem, she doesn’t try to figure out what makes </text:span><text:span text:style-name="T665">sense </text:span><text:span text:style-name="T666">to do next; she tries to remember what she’s </text:span><text:span text:style-name="T667">supposed to</text:span><text:span text:style-name="T668">do next.[29]  That, in a nutshell, is the legacy of traditional education.</text:span></text:p>
      <text:p text:style-name="P669">The Role of the Elements of Reasoning and Intellectual Standards in Learning Facts</text:p>
      <text:p text:style-name="P670">To further explore the relevance of critical thinking to the acquisition of factual or foundational knowledge, consider the effects of excluding aspects of Paul and Elder’s Elements of Reasoning and Intellectual Standards from the teaching/learning process. First, consider a learning environment where one (or more) of the Elements of Reasoning is not accessible for students’ learning. In this event, students are asked to 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facts and basic skills are not integrated within the larger conceptual framework to which they relate.</text:p>
      <text:p text:style-name="P671">Paul and Elder’s Intellectual Standards are defined as universal intellectual standards which are applied to thinking whenever one is interested in checking the quality of reasoning about a problem, issue, or situation. To help students learn 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text:p>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text:span text:style-name="T696">Why Coaching</text:span></text:p>
      <text:p text:style-name="P697"/>
      <text:p text:style-name="P698"><text:span text:style-name="T699">For the most part, students that strive to think mathematically, but are unaware of or fail to use the executive skills demonstrated by the expert. However, it is the case that such skills can be learned as a result of explicit instruction that focuses on metacognitive aspects of mathematical thinking. That instruction takes the form of "coaching," with active interventions as students work on problems.</text:span></text:p>
      <text:p text:style-name="P700"><text:span text:style-name="T701">My father was a successful high school football coach and counselor in North Carolina. Often dad commented that the best teaching at his school occurred during football practice. Although I played football for dad, I couldn't help but believe that his opinion was jaded by his greatest passion in life, other than family, high school football. During this time, I found that my greatest ability was in math. Later, after teaching for several years and studying mathematics and mathematics education at three universities, I realized that math teachers, or teachers in any subject, could learn important lessons from coaches. Today, most literature on teaching math explicitly refers to “coaching” students rather than “lecturing.” Consider how successful coaches train athletes in most sports: athletes are taught specific drills both individually and in small groups. After the coach demonstrates a skill, athletes practice over and over until the skill is mastered. Other skills are added and connected to previously mastered skills as athletes receive constant feedback. Finally, athletes understand their assignments, play the game (tested), and after competition, film is reviewed by coaches and athletes, errors are corrected and improvement occurs.</text:span></text:p>
      <text:p text:style-name="Textbody"><text:span text:style-name="T702">In contrast, traditional teaching casts students into the role of spectators where teachers are performers. Classroom teachers are often assigned as many as five classes each semester with classes often exceeding 30 students. Teachers are hardly provided time for one-on-one or even small group instruction, and have very limited opportunity for much needed feedback or corrective action to help struggling students. During my early days in the classroom, reviewed the content from the previous day, worked a few homework problems, covered new content for 20 minutes, had the class try a few problems, and finally gave students more homework. Think about it, most of the time I was performing for the students and was the most actively engaged person in classroom. In essence, I was performing for the students and they were on the sidelines. It also begs the question whether I was covering the content and not the students. In contrast, as a coach, dad lectured little, but demonstrated techniques and immediately had teams practice the technique as he and his coaching staff provided feedback. In the classroom the coaching approach would have students actively engaged in learning, and the teacher/coach is on the sidelines, ready to blow the whistle when students were not getting the assignment and making sure that they were understanding the assignment.</text:span></text:p>
      <text:p text:style-name="P703"/>
      <text:p text:style-name="Textbody"><text:span text:style-name="T704">The goal of the instruction, in this context is to foster Learning to think mathematically as students' develop metacognitive abilities. Learning to think mathematically is no different than learning to think like any expert in any field of activity or knowledge. We want coach quarterbacks to think like quarterbacks, nurses to think like nurses, or psychologist to think like biologist. That is when a psychologist faces a psychological situation, he/she uses their conceptual understanding of the field, and methodically apply critical thinking to eliminate possible diagnosis and ultimately find a valid solution.<text:s/></text:span><text:span text:style-name="T705">"It teaches you how to ask questions so you can get down to the meat of the material.</text:span><text:span text:style-name="T706"><text:s/>In history class, for example, you would expect your students to think like an historian. I'd begin by asking, ‘How does a historian think? What kinds of questions would a historian ask?' And since it's the social sciences, and you are studying the behavior of human beings, one of the first things you might do is ask, ‘How do human beings react in certain situations?' It's important to understand the way that human beings think or react so you can understand the context of human behavior in history and historical events."</text:span><text:span text:style-name="T707"><text:s/></text:span><text:span text:style-name="T708">There now exists the base knowledge for the careful, prescriptive characterization of problem solving strategies Schoenfeld, 1992) <text:s text:c="2"/>Ways of achieving the goal in developing mathematical expertise including the following strategies:</text:span></text:p>
      <text:list text:style-name="LFO12" text:continue-numbering="true">
        <text:list-item>
          <text:p text:style-name="P709"><text:span text:style-name="T710">have the teacher/coach serve as external monitor during problem solving,</text:span></text:p>
        </text:list-item>
        <text:list-item>
          <text:p text:style-name="P711">encourage discussion of behaviors considered important for the internalization of metacognitive skills</text:p>
        </text:list-item>
        <text:list-item>
          <text:p text:style-name="P712"><text:span text:style-name="T713">model good executive behavior. The following delineates the teacher behaviors stressed in the instruction.</text:span></text:p>
        </text:list-item>
        <text:list-item>
          <text:p text:style-name="P714">Well-posed questions probe key aspects of critical thinking, such as: Clarity: Can you give an example?</text:p>
        </text:list-item>
      </text:list>
      <text:list text:style-name="LFO12" text:continue-numbering="true">
        <text:list-item>
          <text:p text:style-name="P715"><text:span text:style-name="T716">Model critical thinking for your students –<text:s/></text:span><text:span text:style-name="T717">Clarity:</text:span><text:span text:style-name="T718"> Can you give an example? Can you state that in a different way? Can you elaborate on what you've said? Is there another word or phrase that communicates the idea?</text:span></text:p>
        </text:list-item>
        <text:list-item>
          <text:p text:style-name="P719"><text:span text:style-name="T720">Accuracy:</text:span><text:span text:style-name="T721"> How can we check to see if that is valid? How do we know that is correct? Where did you get your information? How can we verify or test that?</text:span></text:p>
        </text:list-item>
        <text:list-item>
          <text:p text:style-name="P722"><text:span text:style-name="T723">Depth:</text:span><text:span text:style-name="T724"> What factors make this a difficult problem? What are some of the complexities inherent in this problem? What are some of the most significant difficulties we need to deal with?</text:span></text:p>
        </text:list-item>
        <text:list-item>
          <text:p text:style-name="P725"><text:span text:style-name="T726">Relevance:</text:span><text:span text:style-name="T727"> How does that relate to the problem? How does that bear on the question? How does that help us with the issue?</text:span></text:p>
        </text:list-item>
        <text:list-item>
          <text:p text:style-name="P728"><text:span text:style-name="T729">Fairness:</text:span><text:span text:style-name="T730"> Do you have any vested interest in this issue? Are you sympathetically representing the relevant viewpoints of others?</text:span></text:p>
        </text:list-item>
        <text:list-item>
          <text:p text:style-name="P731"><text:s/>Frame your lessons around essential questions rather than dispensing information, says Christianna Alger, an assistant professor in San Diego State University's School of Teacher Education. "At the simplest level, you can do a lot more questioning and create more space for dialogue in the classroom. Socratic seminars are a great example of ways to foster critical thinking."</text:p>
        </text:list-item>
        <text:list-item>
          <text:p text:style-name="P732"><text:s/>Accuracy: How can we check to see if that is valid? Depth: What factors make this a difficult problem? Relevance: How does that relate to the problem? Fairness: Do I have any vested interest in this issue?</text:p>
        </text:list-item>
        <text:list-item>
          <text:p text:style-name="P733"><text:span text:style-name="T734">observe and question students to Diagnose strengths and weaknesses to determine where they are</text:span></text:p>
        </text:list-item>
        <text:list-item>
          <text:p text:style-name="P735"><text:span text:style-name="T736">Critical thinking as the ability to make connections. "I'm convinced that when you're listening to good teaching, you hear a familiar refrain," he says. "It goes like this: ‘What is the connection between … and …?' Teachers need to create an academic environment in which students can sift through the mass of facts being hurled at them and begin to perceive pathways of interconnectedness."</text:span></text:p>
        </text:list-item>
        <text:list-item>
          <text:p text:style-name="P737">Make tacit processes explicit</text:p>
        </text:list-item>
        <text:list-item>
          <text:p text:style-name="P738">get students talking about processes;</text:p>
        </text:list-item>
        <text:list-item>
          <text:p text:style-name="P739">provide guided practice;</text:p>
        </text:list-item>
        <text:list-item>
          <text:p text:style-name="P740">ensure that component procedures are well learned; and</text:p>
        </text:list-item>
        <text:list-item>
          <text:p text:style-name="P741">emphasize both qualitative understanding and specific procedures, appear to apply well to heuristic strategies as</text:p>
        </text:list-item>
        <text:list-item>
          <text:p text:style-name="P742">People can categorize problems without completely formulating them for solution. If the category is to be used to cue a schema for formulating a problem, the schema must be retrieved before formulation is complete.</text:p>
        </text:list-item>
        <text:list-item>
          <text:p text:style-name="P743">People have a body of information about each problem type which is potentially useful in formulating problems of that type for solutions... directing attention to important problem elements, making relevance judgments, retrieving information concerning relevant equations, etc.</text:p>
        </text:list-item>
        <text:list-item>
          <text:p text:style-name="P744"><text:span text:style-name="T745">People use category identifications to formulate problems in the course of actually solving them. (Hinsley et al.,)</text:span></text:p>
        </text:list-item>
        <text:list-item>
          <text:p text:style-name="P746"><text:span text:style-name="T747">P</text:span><text:span text:style-name="T748">rovide hints as needed Help students past blockages</text:span></text:p>
        </text:list-item>
        <text:list-item>
          <text:p text:style-name="P749">Observe and question students to Diagnose strengths and weaknesses determine where they are</text:p>
        </text:list-item>
        <text:list-item>
          <text:p text:style-name="P750">By asking these questions, students are thinking about the information and not just memorizing it. They are synthesizing, internalizing and evaluating it. And because of these things, there is a much better chance that they will remember it.</text:p>
        </text:list-item>
        <text:list-item>
          <text:p text:style-name="P751">Provide hints as needed Help students past blockages</text:p>
        </text:list-item>
        <text:list-item>
          <text:p text:style-name="P752">Provide problem extensions as needed Challenge early finishers to generalize</text:p>
        </text:list-item>
        <text:list-item>
          <text:p text:style-name="P753">Require students who obtain a solution Require students to look over their work to "answer the question" and make sure it makes sense</text:p>
        </text:list-item>
      </text:list>
      <text:list text:style-name="LFO12" text:continue-numbering="true">
        <text:list-item>
          <text:p text:style-name="P754">Create a thinking map</text:p>
        </text:list-item>
        <text:list-item>
          <text:p text:style-name="P755">    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hom are English learners.</text:p>
        </text:list-item>
        <text:list-item>
          <text:p text:style-name="P756">Engage in joint problem-solving activities with students, modeling effective strategies and guiding students’ initial efforts.</text:p>
        </text:list-item>
        <text:list-item>
          <text:p text:style-name="P757">Provide scaffolding for difficult problems (e.g., break them into smaller and simpler problems, give hints about possible strategies, or provide partial solutions).</text:p>
        </text:list-item>
        <text:list-item>
          <text:p text:style-name="P758">Ask students to explain what they are doing as they work through a problem.</text:p>
        </text:list-item>
        <text:list-item>
          <text:p text:style-name="P759">Have students solve problems in small groups, sharing ideas about problem-solving strategies, modeling various approaches for one another, and discussing the merits of each approach.</text:p>
        </text:list-item>
        <text:list-item>
          <text:p text:style-name="P760">Describe and demonstrate specific procedures and the situations in which each can be used.</text:p>
        </text:list-item>
        <text:list-item>
          <text:p text:style-name="P761">Provide worked-out examples of algorithms being applied, and ask students to explain what is happening in each step.</text:p>
        </text:list-item>
        <text:list-item>
          <text:p text:style-name="P762">Help students understand why particular algorithms are relevant and effective in certain situations.</text:p>
        </text:list-item>
        <text:list-item>
          <text:p text:style-name="P763"><text:span text:style-name="T764">When a student’s application of an algorithm yields an incorrect answer, look closely at what the student has done, and locate the trouble spot- See more at: file:///C:/Users/Steve/Desktop/Problem-Solving%20Strategies%20%20Algorithms%20and%20Heuristics%20Page%202%20%20%20Education.com.htm#sthash.nfdve9OY.dpuf</text:span></text:p>
        </text:list-item>
        <text:list-item>
          <text:p text:style-name="P765"><text:span text:style-name="T766">Having students summarize in their own works what a problem or teacher is asking them to solve.</text:span></text:p>
        </text:list-item>
        <text:list-item>
          <text:p text:style-name="P767"><text:span text:style-name="T768">Elaborate on what they understand and focus on accuracy. When reasoning through a problem. I want to make sure I am using accurate information want to check to see<text:s/></text:span><text:span text:style-name="T769"><text:tab/>if the information is accurate rather than simply accept it as true. Ask how they know the information they are using is accurate.</text:span></text:p>
        </text:list-item>
        <text:list-item>
          <text:p text:style-name="P770">Focus on relevance. I want to make sure I use information relevant to the problem.</text:p>
        </text:list-item>
        <text:list-item>
          <text:p text:style-name="P771">As you coach student by modeling the thinking you want students to learn, I point out exactly what mover I am making with FACT©.Have students observe the question you are asking and the thinking our are displaying and then discuss the mover you made. The main point is that it is my primary intention to help students learn to use these “moves” in their thinking while learning and applying content of the course.</text:p>
        </text:list-item>
        <text:list-item>
          <text:p text:style-name="P772"><text:span text:style-name="T773">Related to the use of content within the students' own knowledge and experience Give examples to clarify or support what they said</text:span></text:p>
        </text:list-item>
        <text:list-item>
          <text:p text:style-name="P774"><text:span text:style-name="T775">Think about the key concepts involved in the problem</text:span></text:p>
        </text:list-item>
        <text:list-item>
          <text:p text:style-name="P776">Focus on clarity – try expressing the problem in a different was, elaborate on the concept, relate it to another problem seen earlier, draw a picture if necessary</text:p>
        </text:list-item>
        <text:list-item>
          <text:p text:style-name="P777">Make connections between related concepts</text:p>
        </text:list-item>
        <text:list-item>
          <text:p text:style-name="P778">Devise solution strategies.</text:p>
        </text:list-item>
        <text:list-item>
          <text:p text:style-name="P779">Articulate the most pressing question on their mind</text:p>
        </text:list-item>
        <text:list-item>
          <text:p text:style-name="P780"><text:span text:style-name="T781">Now when I think of my students as the athletes and I am their coach, the</text:span></text:p>
        </text:list-item>
        <text:list-item>
          <text:p text:style-name="P782">Create a glossary of the most important ideas you learn in each subject you study</text:p>
        </text:list-item>
        <text:list-item>
          <text:p text:style-name="P783"><text:span text:style-name="T784">en some of my thinking will include the following: <text:s/></text:span></text:p>
        </text:list-item>
        <text:list-item>
          <text:p text:style-name="P785">• Pose the whole task; facilitate students’ understanding of</text:p>
        </text:list-item>
        <text:list-item>
          <text:p text:style-name="P786">the problem. Provide the space and opportunity for students</text:p>
        </text:list-item>
        <text:list-item>
          <text:p text:style-name="P787">to explore the mathematics by “posing problems that</text:p>
        </text:list-item>
        <text:list-item>
          <text:p text:style-name="P788">are within students’ reach, allowing them to struggle to</text:p>
        </text:list-item>
        <text:list-item>
          <text:p text:style-name="P789">find solutions and then examining the methods they have</text:p>
        </text:list-item>
        <text:list-item>
          <text:p text:style-name="P790">used” (Hiebert and Wearne 2003, p. 6).</text:p>
        </text:list-item>
        <text:list-item>
          <text:p text:style-name="P791">• “Tasks must allow students to treat the situation as problematic,</text:p>
        </text:list-item>
        <text:list-item>
          <text:p text:style-name="P792">as something they need to think about rather than</text:p>
        </text:list-item>
        <text:list-item>
          <text:p text:style-name="P793">a prescription they need to follow. Secondly, what is problematic</text:p>
        </text:list-item>
        <text:list-item>
          <text:p text:style-name="P794">about the task should be the mathematics rather</text:p>
        </text:list-item>
        <text:list-item>
          <text:p text:style-name="P795">than other aspects of the situation. Finally, in order for students</text:p>
        </text:list-item>
        <text:list-item>
          <text:p text:style-name="P796">to work seriously on a task, it must offer students the</text:p>
        </text:list-item>
        <text:list-item>
          <text:p text:style-name="P797">chance to use skills and knowledge they already possess”</text:p>
        </text:list-item>
        <text:list-item>
          <text:p text:style-name="P798">(Hiebert, Carpenter, et al. 1997, p. 18).</text:p>
        </text:list-item>
        <text:list-item>
          <text:p text:style-name="P799">• A caveat: Do not remove the mathematical complexities</text:p>
        </text:list-item>
        <text:list-item>
          <text:p text:style-name="P800">of the problem. Do not break down the problem so that</text:p>
        </text:list-item>
        <text:list-item>
          <text:p text:style-name="P801">students will not have to struggle productively to generate</text:p>
        </text:list-item>
        <text:list-item>
          <text:p text:style-name="P802">understanding.</text:p>
        </text:list-item>
        <text:list-item>
          <text:p text:style-name="P803">Move 2</text:p>
        </text:list-item>
        <text:list-item>
          <text:p text:style-name="P804"><text:span text:style-name="T805">• Think Phase</text:span><text:span text:style-name="T806">: Allow time for students to explore the messiness</text:span></text:p>
        </text:list-item>
        <text:list-item>
          <text:p text:style-name="P807">of the problem, generate conjectures, and build understanding.</text:p>
        </text:list-item>
        <text:list-item>
          <text:p text:style-name="P808">This phase is akin to Pólya’s (1945) “devise a</text:p>
        </text:list-item>
        <text:list-item>
          <text:p text:style-name="P809">plan” and “carry out the plan” approach or Mason, Burton,</text:p>
        </text:list-item>
        <text:list-item>
          <text:p text:style-name="P810"><text:span text:style-name="T811">and Stacey’s (1985) notion of<text:s/></text:span><text:span text:style-name="T812">attack</text:span><text:span text:style-name="T813">. Students are engaged</text:span></text:p>
        </text:list-item>
        <text:list-item>
          <text:p text:style-name="P814">in solving and resolving problems. The teacher should</text:p>
        </text:list-item>
        <text:list-item>
          <text:p text:style-name="P815">observe and take notes of students’ strategies, their difficulties,</text:p>
        </text:list-item>
        <text:list-item>
          <text:p text:style-name="P816">and what they are able to do. The idea is not to</text:p>
        </text:list-item>
        <text:list-item>
          <text:p text:style-name="P817">provide hints or feedback that remove the mathematical</text:p>
        </text:list-item>
        <text:list-item>
          <text:p text:style-name="P818">complexity, mathematical struggle, or the intended cognitive</text:p>
        </text:list-item>
        <text:list-item>
          <text:p text:style-name="P819">engagement (Stein at al. 2000; Garden et al. 2006).</text:p>
        </text:list-item>
        <text:list-item>
          <text:p text:style-name="P820"><text:span text:style-name="T821">• Share Phase</text:span><text:span text:style-name="T822">: The students make public their ideas, methods,</text:span></text:p>
        </text:list-item>
        <text:list-item>
          <text:p text:style-name="P823"><text:span text:style-name="T824">plans, and results. An alternative step is the<text:s/></text:span><text:span text:style-name="T825">Think-</text:span></text:p>
        </text:list-item>
        <text:list-item>
          <text:p text:style-name="P826"><text:span text:style-name="T827">Pair-Share Phase</text:span><text:span text:style-name="T828">: The teaching move could also incorporate</text:span></text:p>
        </text:list-item>
        <text:list-item>
          <text:p text:style-name="P829">a micropublic stage of sharing in smaller groups before</text:p>
        </text:list-item>
        <text:list-item>
          <text:p text:style-name="P830">the whole-class share phase. As students share, the teacher</text:p>
        </text:list-item>
        <text:list-item>
          <text:p text:style-name="P831">should monitor the mathematical language and accuracy</text:p>
        </text:list-item>
        <text:list-item>
          <text:p text:style-name="P832">of the mathematics to help sequence the whole-class share</text:p>
        </text:list-item>
        <text:list-item>
          <text:p text:style-name="P833">phase. In the whole-class share phase, the teacher should</text:p>
        </text:list-item>
        <text:list-item>
          <text:p text:style-name="P834">consider sequencing students’ work, beginning with the</text:p>
        </text:list-item>
        <text:list-item>
          <text:p text:style-name="P835">intuitive-concrete approaches and strategies and moving to</text:p>
        </text:list-item>
        <text:list-item>
          <text:p text:style-name="P836">the more abstract approaches. The starting point matters,</text:p>
        </text:list-item>
        <text:list-item>
          <text:p text:style-name="P837">in the lens of the Equity Principle (NCTM 2000), because a</text:p>
        </text:list-item>
        <text:list-item>
          <text:p text:style-name="P838">starting point that allows all students to enter into the discussion</text:p>
        </text:list-item>
        <text:list-item>
          <text:p text:style-name="P839">of the mathematics affords students better opportunities</text:p>
        </text:list-item>
        <text:list-item>
          <text:p text:style-name="P840">to engage with the mathematical learning and</text:p>
        </text:list-item>
        <text:list-item>
          <text:p text:style-name="P841">its progression. This notion of progressive formalization</text:p>
        </text:list-item>
        <text:list-item>
          <text:p text:style-name="P842">(Bransford, Brown, and Cocking 2000) is a most important</text:p>
        </text:list-item>
        <text:list-item>
          <text:p text:style-name="P843">component of TtPS. We call the aforementioned process an</text:p>
        </text:list-item>
        <text:list-item>
          <text:p text:style-name="P844">equitable practice that necessarily provides access, support,</text:p>
        </text:list-item>
        <text:list-item>
          <text:p text:style-name="P845">and enrichment all at once.</text:p>
        </text:list-item>
        <text:list-item>
          <text:p text:style-name="P846">Move 3</text:p>
        </text:list-item>
        <text:list-item>
          <text:p text:style-name="P847">• Students and the teacher discuss the mathematics through</text:p>
        </text:list-item>
        <text:list-item>
          <text:p text:style-name="P848">mathematical practices:</text:p>
        </text:list-item>
        <text:list-item>
          <text:p text:style-name="P849"><text:span text:style-name="T850">(</text:span><text:span text:style-name="T851">a</text:span><text:span text:style-name="T852">) Focus on concepts and skills</text:span></text:p>
        </text:list-item>
        <text:list-item>
          <text:p text:style-name="P853"><text:span text:style-name="T854"><text:s/></text:span><text:span text:style-name="T855">Focus on a big idea of the mathematics, make it explicit</text:span></text:p>
        </text:list-item>
        <text:list-item>
          <text:p text:style-name="P856">and public, and reason about and from it.</text:p>
        </text:list-item>
        <text:list-item>
          <text:p text:style-name="P857"><text:span text:style-name="T858">(</text:span><text:span text:style-name="T859">b</text:span><text:span text:style-name="T860">) Focus on methods</text:span></text:p>
        </text:list-item>
        <text:list-item>
          <text:p text:style-name="P861"><text:span text:style-name="T862"><text:s/></text:span><text:span text:style-name="T863">Examine increasingly better solution methods (Hiebert</text:span></text:p>
        </text:list-item>
        <text:list-item>
          <text:p text:style-name="P864">and Wearne 2003, pp. 5–6).</text:p>
        </text:list-item>
        <text:list-item>
          <text:p text:style-name="P865"><text:span text:style-name="T866"><text:s/></text:span><text:span text:style-name="T867">Progressively formalize the mathematics from students’</text:span></text:p>
        </text:list-item>
        <text:list-item>
          <text:p text:style-name="P868">concrete strategies to abstract strategies. If students do</text:p>
        </text:list-item>
        <text:list-item>
          <text:p text:style-name="P869">not discover a strategy of value that can bridge current</text:p>
        </text:list-item>
        <text:list-item>
          <text:p text:style-name="P870">knowledge and new learning, then the teacher has the</text:p>
        </text:list-item>
        <text:list-item>
          <text:p text:style-name="P871">right to introduce that strategy skillfully to move students</text:p>
        </text:list-item>
        <text:list-item>
          <text:p text:style-name="P872">forward.</text:p>
        </text:list-item>
        <text:list-item>
          <text:p text:style-name="P873"><text:span text:style-name="T874"><text:s/></text:span><text:span text:style-name="T875">The teacher should present alternative methods to</text:span></text:p>
        </text:list-item>
        <text:list-item>
          <text:p text:style-name="P876">resolve the mathematical problem or task—those that</text:p>
        </text:list-item>
        <text:list-item>
          <text:p text:style-name="P877">“have not been suggested by students” (Hiebert and</text:p>
        </text:list-item>
        <text:list-item>
          <text:p text:style-name="P878">Wearne 2003, p. 11)</text:p>
        </text:list-item>
        <text:list-item>
          <text:p text:style-name="P879"><text:span text:style-name="T880"><text:s/></text:span><text:span text:style-name="T881">Emphasize and label the efficient method as a capstone to</text:span></text:p>
        </text:list-item>
        <text:list-item>
          <text:p text:style-name="P882">exploration.</text:p>
        </text:list-item>
        <text:list-item>
          <text:p text:style-name="P883">Cos D. Fi and Katherine M. Degner</text:p>
        </text:list-item>
        <text:list-item>
          <text:p text:style-name="P884">APPENDIX: TEACHING MOVES FOR TtPS</text:p>
        </text:list-item>
      </text:list>
      <text:p text:style-name="P885"><text:span text:style-name="T886">Mathematics Teacher<text:s/></text:span><text:span text:style-name="T887">|<text:s/></text:span><text:span text:style-name="T888">Vol. 105, No. 6 • February 2012</text:span></text:p>
      <text:p text:style-name="P889">The use of tasks within pedagogies of sense making and</text:p>
      <text:p text:style-name="P890">problem solving can adhere to the following general teaching</text:p>
      <text:p text:style-name="P891">moves. The roles of the teacher and students are embedded in</text:p>
      <text:p text:style-name="P892">these moves.</text:p>
      <text:p text:style-name="P893">Move 1</text:p>
      <text:p text:style-name="P894">Teaching through</text:p>
      <text:p text:style-name="P895">Problem Solving</text:p>
      <text:p text:style-name="P896">Copyright © 2012 The National Council of Teachers of Mathematics, Inc. www.nctm.org. All rights reserved.</text:p>
      <text:p text:style-name="P897">This material may not be copied or distributed electronically or in any other format without written permission from NCTM.</text:p>
      <text:p text:style-name="Standard"><text:span text:style-name="T898">Vol. 105, No. 6 • February 2012<text:s/></text:span><text:span text:style-name="T899">|<text:s/></text:span><text:span text:style-name="T900">Mathematics Teacher</text:span></text:p>
      <text:p text:style-name="Standard"><text:span text:style-name="T901"><text:s/></text:span><text:span text:style-name="T902">Highlight information and structures in different methods</text:span></text:p>
      <text:p text:style-name="P903">and strategies.</text:p>
      <text:p text:style-name="Standard"><text:span text:style-name="T904"><text:s/></text:span><text:span text:style-name="T905">Highlight connections among different methods and</text:span></text:p>
      <text:p text:style-name="P906">strategies.</text:p>
      <text:p text:style-name="Standard"><text:span text:style-name="T907"><text:s/></text:span><text:span text:style-name="T908">Help students focus on what is important mathematically</text:span></text:p>
      <text:p text:style-name="P909">(i.e., what is the mathematical residue? See Hiebert, Carpenter,</text:p>
      <text:p text:style-name="P910">et al. 1997). Focus on structure: What are the big</text:p>
      <text:p text:style-name="P911">containers into which these ruminations can be housed?</text:p>
      <text:p text:style-name="Standard"><text:span text:style-name="T912">(</text:span><text:span text:style-name="T913">c</text:span><text:span text:style-name="T914">) Highlight essential mathematical ideas (might require</text:span></text:p>
      <text:p text:style-name="P915">heavy teacher involvement through questioning and strategic</text:p>
      <text:p text:style-name="P916">telling)</text:p>
      <text:p text:style-name="Standard"><text:span text:style-name="T917">(</text:span><text:span text:style-name="T918">d</text:span><text:span text:style-name="T919">) Build skill fluency (or symbolic intuition, as Clemens has</text:span></text:p>
      <text:p text:style-name="Standard"><text:span text:style-name="T920">specified [2008]) and conceptual understanding.<text:s/></text:span><text:span text:style-name="T921">Symbolic</text:span></text:p>
      <text:p text:style-name="Standard"><text:span text:style-name="T922">intuition<text:s/></text:span><text:span text:style-name="T923">can be defined as knowledge of procedures, how</text:span></text:p>
      <text:p text:style-name="P924">to use the procedures, and using the procedures efficiently.</text:p>
      <text:p text:style-name="P925">An example of symbolic intuition could be the ability to</text:p>
      <text:p text:style-name="P926">effectively use mathematical induction in a proving task</text:p>
      <text:p text:style-name="P927">when it is needed; knowing about induction is not enough,</text:p>
      <text:p text:style-name="P928">and the ability to effectively use induction is actually cognitively</text:p>
      <text:p text:style-name="P929">and mathematically complex.</text:p>
      <text:p text:style-name="P930">Move 4</text:p>
      <text:p text:style-name="P931">• Make ideas visible by capturing and recording individual</text:p>
      <text:p text:style-name="P932">and group contributions on a public space for public</text:p>
      <text:p text:style-name="P933">viewing:</text:p>
      <text:p text:style-name="Standard"><text:span text:style-name="T934">(</text:span><text:span text:style-name="T935">a</text:span><text:span text:style-name="T936">) Focus on using mistakes to unpack difficulties, misconceptions,</text:span></text:p>
      <text:p text:style-name="P937">and reasoning. Support interactivity that encourages</text:p>
      <text:p text:style-name="P938">students to step out of their comfort zones in the knowledge</text:p>
      <text:p text:style-name="P939">that making mistakes and learning from such mistakes</text:p>
      <text:p text:style-name="P940">are parts of the learning process (Shulman 2005).</text:p>
      <text:p text:style-name="Standard"><text:span text:style-name="T941">(</text:span><text:span text:style-name="T942">b</text:span><text:span text:style-name="T943">) Focus on facilitating accountability (Shulman 2005).</text:span></text:p>
      <text:p text:style-name="Standard"><text:span text:style-name="T944">(</text:span><text:span text:style-name="T945">c</text:span><text:span text:style-name="T946">) Focus on reason, not on people or personalities.</text:span></text:p>
      <text:p text:style-name="P947">Move 5</text:p>
      <text:p text:style-name="P948">• Closure: Mathematical understanding develops over time</text:p>
      <text:p text:style-name="P949">through articulated and coherent “mathematical struggle”</text:p>
      <text:p text:style-name="P950">negotiated in small steps:</text:p>
      <text:p text:style-name="Standard"><text:span text:style-name="T951">(</text:span><text:span text:style-name="T952">a</text:span><text:span text:style-name="T953">) Provide time for individual and private reflections on what</text:span></text:p>
      <text:p text:style-name="P954">was learned at the end of the sequence of progressively formalized</text:p>
      <text:p text:style-name="P955">and connected learning episodes. Part of this can</text:p>
      <text:p text:style-name="P956">be assignments to help students reinforce, elaborate, and</text:p>
      <text:p text:style-name="P957">extend understanding.</text:p>
      <text:p text:style-name="Standard"><text:span text:style-name="T958">(</text:span><text:span text:style-name="T959">b</text:span><text:span text:style-name="T960">) Students and teacher should make public and explicit</text:span></text:p>
      <text:p text:style-name="P961">the intended mathematical residue (Hiebert and Grouws</text:p>
      <text:p text:style-name="P962">2007).</text:p>
      <text:p text:style-name="P963">BIBLIOGRAPHY</text:p>
      <text:p text:style-name="P964">Bransford, John D., Ann L. Brown, and Rodney R. Cocking, eds.</text:p>
      <text:p text:style-name="Standard"><text:span text:style-name="T965">2000.<text:s/></text:span><text:span text:style-name="T966">How People Learn: Brain, Mind, Experience, and School.</text:span></text:p>
      <text:p text:style-name="P967">Washington, DC: National Academy Press.</text:p>
      <text:p text:style-name="P968">Clemens, Herb. 2008. Personal communication, November 20,</text:p>
      <text:p text:style-name="P969">2008.</text:p>
      <text:p text:style-name="P970">Garden, Robert A., Svein Lie, David F. Robitaille, Carl Angell,</text:p>
      <text:p text:style-name="P971">Michael O. Martin, Ina V.S. Mullis, Pierre Foy, and Alka</text:p>
      <text:p text:style-name="Standard"><text:span text:style-name="T972">Arora. 2006.<text:s/></text:span><text:span text:style-name="T973">TIMSS Advanced Assessment Framework</text:span><text:span text:style-name="T974">. Boston:</text:span></text:p>
      <text:p text:style-name="P975">TIMSS and PIRLS International Study Center.</text:p>
      <text:p text:style-name="P976">Hiebert, James, Thomas P. Carpenter, Elizabeth Fennema, Karen</text:p>
      <text:p text:style-name="P977">C. Fuson, Diana Wearne, Hanlie Murray, Alwyn Olivier, and</text:p>
      <text:p text:style-name="Standard"><text:span text:style-name="T978">Piet Human. 1997.<text:s/></text:span><text:span text:style-name="T979">Making Sense: Teaching and Learning Mathematics</text:span></text:p>
      <text:p text:style-name="Standard"><text:span text:style-name="T980">with Understanding</text:span><text:span text:style-name="T981">. Portsmouth, NH: Heinemann.</text:span></text:p>
      <text:p text:style-name="P982">Hiebert, James, Ronald Gallimore, Helen Garnier, Karen B. Givvin,</text:p>
      <text:p text:style-name="P983">Hilary Hollingsworth, Jennifer Jacobs, Angel M. Chui,</text:p>
      <text:p text:style-name="P984">Diana Wearne, Margaret Smith, Nicole Kersting, Alfred Manaster,</text:p>
      <text:p text:style-name="P985">Ellen Tseng, Wallace Etterbeek, Carl Manaster, Patrick</text:p>
      <text:p text:style-name="Standard"><text:span text:style-name="T986">Gonzales, and James Stigler. 2003.<text:s/></text:span><text:span text:style-name="T987">Teaching Mathematics in</text:span></text:p>
      <text:p text:style-name="Standard"><text:span text:style-name="T988">Seven Countries: Results from the TIMSS Video Study</text:span><text:span text:style-name="T989">. Washington,</text:span></text:p>
      <text:p text:style-name="P990">DC: U.S. Department of Education, National Center for</text:p>
      <text:p text:style-name="P991">Education Statistics.</text:p>
      <text:p text:style-name="P992">Hiebert, James, and Douglas A. Grouws. 2007. “The Effects of</text:p>
      <text:p text:style-name="P993">Classroom Mathematics Teaching on Students’ Learning.”</text:p>
      <text:p text:style-name="Standard"><text:span text:style-name="T994">In<text:s/></text:span><text:span text:style-name="T995">Second Handbook of Research on Mathematics Teaching and</text:span></text:p>
      <text:p text:style-name="Standard"><text:span text:style-name="T996">Learning,<text:s/></text:span><text:span text:style-name="T997">edited by Frank K. Lester, pp. 371–404. Reston, VA:</text:span></text:p>
      <text:p text:style-name="P998">National Council of Teachers of Mathematics.</text:p>
      <text:p text:style-name="P999">Hiebert, James, and Diana Wearne. 2003. “Developing Understanding</text:p>
      <text:p text:style-name="Standard"><text:span text:style-name="T1000">through Problem Solving.” In<text:s/></text:span><text:span text:style-name="T1001">Teaching Mathematics</text:span></text:p>
      <text:p text:style-name="Standard"><text:span text:style-name="T1002">through Problem Solving: Grades 6–12</text:span><text:span text:style-name="T1003">, edited by Harold L.</text:span></text:p>
      <text:p text:style-name="Standard"><text:span text:style-name="T1004">Schoen and Randall I. Charles, pp. 3–12</text:span><text:span text:style-name="T1005">.<text:s/></text:span><text:span text:style-name="T1006">Reston, VA: National</text:span></text:p>
      <text:p text:style-name="P1007">Council of Teachers of Mathematics.</text:p>
      <text:p text:style-name="Standard"><text:span text:style-name="T1008">Mason, John, Leone Burton, and Kaye Stacey. 1985.<text:s/></text:span><text:span text:style-name="T1009">Thinking</text:span></text:p>
      <text:p text:style-name="Standard"><text:span text:style-name="T1010">Mathematically.<text:s/></text:span><text:span text:style-name="T1011">Wokingham, UK: Addison Wesley.</text:span></text:p>
      <text:p text:style-name="P1012">National Council of Teachers of Mathematics (NCTM). 2000.</text:p>
      <text:p text:style-name="Standard"><text:span text:style-name="T1013">Principles and Standards for School Mathematics</text:span><text:span text:style-name="T1014">. Reston, VA:</text:span></text:p>
      <text:p text:style-name="P1015">NCTM.</text:p>
      <text:p text:style-name="Standard"><text:span text:style-name="T1016">Pólya, George. 1945.<text:s/></text:span><text:span text:style-name="T1017">How to Solve It</text:span><text:span text:style-name="T1018">:<text:s/></text:span><text:span text:style-name="T1019">A New Aspect of Mathematical</text:span></text:p>
      <text:p text:style-name="Standard"><text:span text:style-name="T1020">Method</text:span><text:span text:style-name="T1021">. Princeton, NJ: Princeton University Press.</text:span></text:p>
      <text:p text:style-name="Standard"><text:span text:style-name="T1022">Shulman, Lee. 2005.<text:s/></text:span><text:span text:style-name="T1023">The Signature Pedagogies of the Professions of</text:span></text:p>
      <text:p text:style-name="P1024">Law, Medicine, Engineering, and the Clergy: Potential Lessons for</text:p>
      <text:p text:style-name="Standard"><text:span text:style-name="T1025">the Education of Teachers</text:span><text:span text:style-name="T1026">. http://hub.mspnet.org/index</text:span></text:p>
      <text:p text:style-name="P1027">.cfm/11172.</text:p>
      <text:p text:style-name="P1028">Stein, Mary K., Margaret S. Smith, Marjorie A. Henningsen, and</text:p>
      <text:p text:style-name="Standard"><text:span text:style-name="T1029">Edward A. Silver. 2000.<text:s/></text:span><text:span text:style-name="T1030">Implementing Standards-Based Mathematics</text:span></text:p>
      <text:p text:style-name="Standard"><text:span text:style-name="T1031">Instruction: A Casebook for Professional Development</text:span><text:span text:style-name="T1032">.</text:span></text:p>
      <text:p text:style-name="P1033">New York: Teachers College Press.</text:p>
      <text:p text:style-name="P1034"/>
      <text:p text:style-name="P1035"><text:span text:style-name="T1036">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athletes must master the fundamentals though constant feedback and coaching. Later, they learn the fundamentals of the game and can perform with less and less coaching over time. In 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1037"><text:span text:style-name="T1038">In tutoring some coaching involves modeling the type of thinking that we want to inculcate within our students. In most cases students are not aware of how skilled problem solvers or math students work. Rather, they see math teachers work problems that they have already mastered and may have worked over and over for students for a period of years. As Paul and Elder (2007) contend: Students rarely, hear teachers say such things as:</text:span></text:p>
      <text:p text:style-name="P1039"><text:span text:style-name="T1040"><text:tab/>“I don't know the answer to that, but let's think through this problem together, realizing<text:s/></text:span><text:span text:style-name="T1041"><text:tab/>that we don't perhaps<text:s/></text:span><text:span text:style-name="T1042"><text:tab/>have all the relevant information we would need to solve the problem.” Or, ...yesterday I became a victim of what<text:s/></text:span><text:span text:style-name="T1043"><text:tab/>is a common problem with thinking. We often go with our immediate response rather than taking time tot think<text:s/></text:span><text:span text:style-name="T1044"><text:tab/>something through.”</text:span></text:p>
      <text:p text:style-name="P1045"><text:span text:style-name="T1046">Rather, it is important to model disciplined thinking and the approach that experienced problem solvers use. This entails not only thinking aloud in front of students, but explicitly using the language of critical thinking as we work through problems. Paul and Elder in How to Improve Student Learning (2007) provide examples in modeling disciplined thinking such as:</text:span></text:p>
      <text:p text:style-name="P1047">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text:p>
      <text:p text:style-name="P1048">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question at hand as precisely as possible and then writing down the information I am using in thinking through the problem. In this way I can check to make the information is relevant to the precise problem I am dealing with.</text:p>
      <text:p text:style-name="P1049"><text:span text:style-name="T1050">Special effort is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he problem solving processes employed within the FACT model should be seen as dynamic, non-linear and flexible. FACT applies problem-solving strategies through critical thinking within the context of specific subject areas (</text:span><text:span text:style-name="T1051">not</text:span><text:span text:style-name="T1052"><text:s/>as a topic separate from academic content) and, ideally, within the context of authentic activities. Learning critical thinking and specific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 following are proven methods that are used by MC</text:span><text:span text:style-name="T1053">2</text:span><text:span text:style-name="T1054"><text:s/>in tutoring sessions: strategies</text:span><text:span text:style-name="T1055"><text:s/>vary from those that are very general to others that provide specific procedures.</text:span></text:p>
      <text:p text:style-name="P1056"><text:span text:style-name="T1057">Most problem solvers prefer to follow more detailed instructions. For example, the strategy “represent your problem differently” or “d</text:span><text:span text:style-name="T1058">raw a visual representation of the problem”<text:s/></text:span><text:span text:style-name="T1059">only gives a very general and seemingly vague direction for solving problems. In contrast “produce a graph” or “draw a histogram” on the other hand gives specific instructions and often deny students the opportunity to develop mental models of the problem at hand. Consider, most math textbooks explicitly provide detailed steps for deriving a solution, such as, (a) draw a histogram...(b) describe the distribution of the data...(c) compute the mean and median of the data...(d) describe how parts (b) and (c) are related. To follow the directions “draw a histogram” to “describe how parts are related” requires procedural knowledge from knowing how to draw a histogram, compute median and mean, and either an understand or memorized nature of the relationships involved. However, such specificity is generally not provided in real problem solving context.<text:s/></text:span><text:span text:style-name="T1060"><text:s/>As Donald Blais (1988) states: traditional teaching in mathematics that involves giving students a maximum of explanation implies the creation of a listener-follower role for students. Such a role, according to Blais, contributes to dependence, fosters the growth of learned helplessness, and encourages students to memorize information instead of constructing robust knowledge structures. The</text:span><text:span text:style-name="T1061"><text:s/>more general strategy “draw a diagram” provides students the opportunity to explore their own understandings as they begin to “think through the problem.” Here students have the freedom to create their own understanding. It is important that students ultimately use the histogram, in the case that it best represents the problem.</text:span></text:p>
      <text:p text:style-name="P1062"><text:s/>One approach for assisting students in developing appropriate conclusions, developed by John Tiong, Centre for Research in Pedagogy and Practice, National Institute of Education, Nanyang Technological University, Singapore, is to construct a hierarchy of representations, by no means exhaustive, according to their specificity. <text:s/>Using the example in the previous paragraph, Figure 2 depicts one simple approach for “representations”, Tiong asserts that “we can still add in more representations into the hierarchy, such as “manipulative” into the second level, “pie chart” into the third level, and so on.” Here we are just trying to get a rough idea of how a hierarchy of approaches can be viewed. Certainly, it is not possible to develop a limitless number of hierarchical diagrams for problem solving, but it is important to note that “use diagram”, “use equation” and “draw table” can help provide students and teachers with a general strategy for approaching representations. Figure 2 is only part of the whole hierarchy of heuristics for representations.</text:p>
      <text:p text:style-name="P1063"><text:s/></text:p>
      <text:p text:style-name="P1064">Heuristics on the top of the hierarchy are just very basic and general ideas that can be applied to most problems. These ideas can be further broken downward to make them more specific, making them easier to follow and apply to problems. However by doing so, we have restricted the applicability of the heuristics to only a specific few types of problems. Besides that, specific heuristics require less of problem solvers’ interpretation and intuition or creativity. As we can see in Figure 2, the “heuristics” at the bottom of the Histogram Bar chart Matrix Equation Table hierarchy are pointing us to topics that we learn in mathematics lessons that come with a lot of procedures and rules governing how to create and manipulate them. After all, we can see mathematics as a big collection of tools or “representations” in which we use to solve problems</text:p>
      <text:p text:style-name="P1065"/>
      <text:p text:style-name="P1066"><text:span text:style-name="T1067"><draw:connector draw:type="line" svg:x1="3.3272in" svg:y1="0.5047in" svg:x2="4.56678in" svg:y2="1.78525in" draw:z-index="21" draw:id="id6" draw:style-name="a9" draw:name="Straight Connector 7" text:anchor-type="paragraph"><svg:title/><svg:desc/></draw:connector></text:span><text:span text:style-name="T1068"><draw:custom-shape svg:x="4.2957in" svg:y="1.8484in" svg:width="0.53264in" svg:height="0.30208in" draw:z-index="24" draw:id="id7" draw:style-name="a10" draw:name="Rectangle 8" text:anchor-type="paragraph"><svg:title/><svg:desc/><text:p text:style-name="P1069">Symbol</text:p><draw:enhanced-geometry draw:type="non-primitive" svg:viewBox="0 0 21600 21600" draw:enhanced-path="M 0 0 L 21600 0 21600 21600 0 21600 Z N"/></draw:custom-shape></text:span><text:span text:style-name="T1070"><draw:connector draw:type="line" svg:x1="2.29507in" svg:y1="2.2756in" svg:x2="1.3791in" svg:y2="3.39018in" draw:z-index="25" draw:id="id8" draw:style-name="a11" draw:name="Straight Connector 9" text:anchor-type="paragraph"><svg:title/><svg:desc/></draw:connector></text:span><text:span text:style-name="T1071"><draw:connector draw:type="line" svg:x1="2.3689in" svg:y1="2.2756in" svg:x2="3.06682in" svg:y2="3.30615in" draw:z-index="26" draw:id="id9" draw:style-name="a12" draw:name="Straight Connector 10" text:anchor-type="paragraph"><svg:title/><svg:desc/></draw:connector></text:span><text:span text:style-name="T1072"><draw:custom-shape svg:x="2.8791in" svg:y="3.3071in" svg:width="0.66667in" svg:height="0.42708in" draw:z-index="28" draw:id="id10" draw:style-name="a13" draw:name="Rectangle 11" text:anchor-type="paragraph"><svg:title/><svg:desc/><text:p text:style-name="P1073">Bar Chart</text:p><draw:enhanced-geometry draw:type="non-primitive" svg:viewBox="0 0 21600 21600" draw:enhanced-path="M 0 0 L 21600 0 21600 21600 0 21600 Z N"/></draw:custom-shape></text:span><text:span text:style-name="T1074"><draw:custom-shape svg:x="2.6083in" svg:y="-0.0161in" svg:width="1.01389in" svg:height="0.52083in" draw:z-index="29" draw:id="id11" draw:style-name="a14" draw:name="Rectangle 12" text:anchor-type="paragraph"><svg:title/><svg:desc/><text:p text:style-name="P1075">Representation</text:p><draw:enhanced-geometry draw:type="non-primitive" svg:viewBox="0 0 21600 21600" draw:enhanced-path="M 0 0 L 21600 0 21600 21600 0 21600 Z N"/></draw:custom-shape></text:span><text:span text:style-name="T1076"><draw:connector draw:type="line" svg:x1="4.6291in" svg:y1="2.0571in" svg:x2="5.97216in" svg:y2="3.6196in" draw:z-index="30" draw:id="id12" draw:style-name="a15" draw:name="Straight Connector 13" text:anchor-type="paragraph"><svg:title/><svg:desc/></draw:connector></text:span><text:span text:style-name="T1077"><draw:connector draw:type="line" svg:x1="4.6811in" svg:y1="2.1508in" svg:x2="7.00332in" svg:y2="3.66052in" draw:z-index="31" draw:id="id13" draw:style-name="a16" draw:name="Straight Connector 14" text:anchor-type="paragraph"><svg:title/><svg:desc/></draw:connector></text:span><text:span text:style-name="T1078"><draw:custom-shape svg:x="4.4626in" svg:y="3.5256in" svg:width="0.46806in" svg:height="0.39583in" draw:z-index="32" draw:id="id14" draw:style-name="a17" draw:name="Rectangle 15" text:anchor-type="paragraph"><svg:title/><svg:desc/><text:p text:style-name="P1079">Matrix</text:p><draw:enhanced-geometry draw:type="non-primitive" svg:viewBox="0 0 21600 21600" draw:enhanced-path="M 0 0 L 21600 0 21600 21600 0 21600 Z N"/></draw:custom-shape></text:span><text:span text:style-name="T1080"><draw:custom-shape svg:x="5.6398in" svg:y="3.661in" svg:width="0.61597in" svg:height="0.42708in" draw:z-index="33" draw:id="id15" draw:style-name="a18" draw:name="Rectangle 16" text:anchor-type="paragraph"><svg:title/><svg:desc/><text:p text:style-name="P1081">Equation</text:p><draw:enhanced-geometry draw:type="non-primitive" svg:viewBox="0 0 21600 21600" draw:enhanced-path="M 0 0 L 21600 0 21600 21600 0 21600 Z N"/></draw:custom-shape></text:span><text:span text:style-name="T1082"><draw:custom-shape svg:x="6.7437in" svg:y="3.661in" svg:width="0.38194in" svg:height="0.4375in" draw:z-index="34" draw:id="id16" draw:style-name="a19" draw:name="Rectangle 17" text:anchor-type="paragraph"><svg:title/><svg:desc/><text:p text:style-name="P1083">Table</text:p><draw:enhanced-geometry draw:type="non-primitive" svg:viewBox="0 0 21600 21600" draw:enhanced-path="M 0 0 L 21600 0 21600 21600 0 21600 Z N"/></draw:custom-shape></text:span><text:span text:style-name="T1084"><draw:connector draw:type="line" svg:x1="2.2957in" svg:y1="2.2752in" svg:x2="2.2957in" svg:y2="3.3377in" draw:z-index="35" draw:id="id17" draw:style-name="a20" draw:name="Straight Connector 18" text:anchor-type="paragraph"><svg:title/><svg:desc/></draw:connector></text:span><text:span text:style-name="T1085"><draw:custom-shape svg:x="2.0043in" svg:y="3.3071in" svg:width="0.43056in" svg:height="0.39583in" draw:z-index="36" draw:id="id18" draw:style-name="a21" draw:name="Rectangle 19" text:anchor-type="paragraph"><svg:title/><svg:desc/><text:p text:style-name="P1086">Graph</text:p><draw:enhanced-geometry draw:type="non-primitive" svg:viewBox="0 0 21600 21600" draw:enhanced-path="M 0 0 L 21600 0 21600 21600 0 21600 Z N"/></draw:custom-shape></text:span><text:span text:style-name="T1087"><draw:connector draw:type="line" svg:x1="4.6811in" svg:y1="2.1508in" svg:x2="4.96165in" svg:y2="3.5258in" draw:z-index="37" draw:id="id19" draw:style-name="a22" draw:name="Straight Connector 20" text:anchor-type="paragraph"><svg:title/><svg:desc/></draw:connector></text:span></text:p>
      <text:p text:style-name="Standard"><draw:custom-shape svg:x="-0.4854in" svg:y="0.0736in" svg:width="0.52778in" svg:height="0.33333in" draw:z-index="38" draw:id="id20" draw:style-name="a23" draw:name="Rectangle 21" text:anchor-type="paragraph"><svg:title/><svg:desc/><text:p text:style-name="P1088">General</text:p><draw:enhanced-geometry draw:type="non-primitive" svg:viewBox="0 0 21600 21600" draw:enhanced-path="M 0 0 L 21600 0 21600 21600 0 21600 Z N"/></draw:custom-shape></text:p>
      <text:p text:style-name="Standard"><draw:connector draw:type="line" svg:x1="3.32652in" svg:y1="0.1217in" svg:x2="2.2543in" svg:y2="1.50642in" draw:z-index="22" draw:id="id21" draw:style-name="a24" draw:name="Straight Connector 22" text:anchor-type="paragraph"><svg:title/><svg:desc/></draw:connector></text:p>
      <text:p text:style-name="Standard"/>
      <text:p text:style-name="Standard"><draw:connector draw:type="line" svg:x1="0.6689in" svg:y1="-0.6874in" svg:x2="0.68973in" svg:y2="3.38482in" draw:z-index="20" draw:id="id22" draw:style-name="a27" draw:name="Straight Connector 23" text:anchor-type="paragraph"><svg:title/><svg:desc/></draw:connector></text:p>
      <text:p text:style-name="Standard"/>
      <text:p text:style-name="Standard"/>
      <text:p text:style-name="Standard"/>
      <text:p text:style-name="Standard"/>
      <text:p text:style-name="Standard"><draw:custom-shape svg:x="1.8689in" svg:y="0.1882in" svg:width="0.59722in" svg:height="0.38542in" draw:z-index="23" draw:id="id23" draw:style-name="a30" draw:name="Rectangle 24" text:anchor-type="paragraph"><svg:title/><svg:desc/><text:p text:style-name="P1089">Diagram</text:p><draw:enhanced-geometry draw:type="non-primitive" svg:viewBox="0 0 21600 21600" draw:enhanced-path="M 0 0 L 21600 0 21600 21600 0 21600 Z N"/></draw:custom-shape></text:p>
      <text:p text:style-name="Standard"/>
      <text:p text:style-name="Standard"/>
      <text:p text:style-name="Standard"/>
      <text:p text:style-name="Standard"/>
      <text:p text:style-name="Standard"/>
      <text:p text:style-name="Standard"/>
      <text:p text:style-name="Standard"/>
      <text:p text:style-name="Standard"><draw:custom-shape svg:x="0.8165in" svg:y="0.1618in" svg:width="0.71806in" svg:height="0.42569in" draw:z-index="27" draw:id="id24" draw:style-name="a31" draw:name="Rectangle 25" text:anchor-type="paragraph"><svg:title/><svg:desc/><text:p text:style-name="P1090">Histogram</text:p><draw:enhanced-geometry draw:type="non-primitive" svg:viewBox="0 0 21600 21600" draw:enhanced-path="M 0 0 L 21600 0 21600 21600 0 21600 Z N"/></draw:custom-shape></text:p>
      <text:p text:style-name="Standard"/>
      <text:p text:style-name="Standard"><draw:custom-shape svg:x="-0.5583in" svg:y="0.078in" svg:width="0.54653in" svg:height="0.33333in" draw:z-index="39" draw:id="id25" draw:style-name="a32" draw:name="Rectangle 26" text:anchor-type="paragraph"><svg:title/><svg:desc/><text:p text:style-name="P1091">Specific</text:p><draw:enhanced-geometry draw:type="non-primitive" svg:viewBox="0 0 21600 21600" draw:enhanced-path="M 0 0 L 21600 0 21600 21600 0 21600 Z N"/></draw:custom-shape></text:p>
      <text:p text:style-name="Standard"/>
      <text:p text:style-name="P1092"><text:tab/><text:tab/>Figure 1: An example of hierarchy of representations for problem-solving</text:p>
      <text:p text:style-name="P1093"/>
      <text:p text:style-name="P1094"/>
      <text:p text:style-name="P1095">FACT – Foundation of Analysis through Critical Thinking:</text:p>
      <text:p text:style-name="P1096"><text:tab/>Polya, Critical Thinking and Research-Based</text:p>
      <text:p text:style-name="P1097">Strategies for Problem-Solving</text:p>
      <text:p text:style-name="Textbody"><text:span text:style-name="T1098">FACT is organized by each of Polya's four steps. Nested within each step are the Elements of Reason and Intellectual Standards for helping students or teachers work toward successful completion of the problem. Strategies to help accomplish each of the four steps are provided. Please note that the strategies are suggestions and are not to be necessarily linear. Moreover, much redundancy occurs in the strategies due to the nature of iterative and cyclical nature of critical thinking itself. The steps are used recursively to genrated the soltion to a large class of problems. <text:s text:c="2"/>It is suggested that students have at their disposal copies of the templates for critical thinking as they work through problems. Examples of various strategies and problems solved using FACT are provided in the Appendix and serve as a tool itself for problem solving.</text:span></text:p>
      <text:p text:style-name="Textbody"><text:span text:style-name="T1099">The extent and nature of strategies to be employed may rely on whether problems are considered Routine or Non-Routine. The context of routine problems generally tells the students which techniques to use. (In a unit test on quadratic equations, for example, students know that they'll be using the quadratic formula.) But when students are doing real problem solving, working on unfamiliar problems out of context, such behavior more reflects the norm than not. In contrast non-routine problems are more typically "process problems" for which there is no standard algorithm for extracting or representing the given information) and problems with either superfluous or insufficient information. Fact is focused on problems amenable to particular strategies that are typically non-routine. However, critical thinking should always be systematically applied in learning new concepts and its application. <text:s/></text:span></text:p>
      <text:p text:style-name="P1100"/>
      <text:p text:style-name="P1101"/>
      <text:p text:style-name="P1102"/>
      <text:p text:style-name="P1103"/>
      <text:p text:style-name="P1104">I.<text:tab/>Polya Step 1: Understanding the Problem to be Solved</text:p>
      <text:p text:style-name="Textbody"><text:span text:style-name="T1105"><text:tab/></text:span><text:span text:style-name="T1106">“A problem well stated is a problem half solved!”</text:span></text:p>
      <text:p text:style-name="Standard"><text:tab/><text:span text:style-name="T1107">Element of Reasoning: Key Question</text:span></text:p>
      <text:p text:style-name="Standard"><text:tab/><text:span text:style-name="T1108">The key math<text:s/></text:span><text:span text:style-name="T1109">question(s)</text:span><text:span text:style-name="T1110"><text:s/>or<text:s/></text:span><text:span text:style-name="T1111">problem(s)</text:span><text:span text:style-name="T1112"><text:s/>that I am to solve is/are____________________________.</text:span></text:p>
      <text:p text:style-name="Standard"><text:span text:style-name="T1113"><text:tab/>(What is the problem asking or what question am I trying to answer?)</text:span></text:p>
      <text:p text:style-name="P1114"/>
      <text:p text:style-name="Standard"><text:span text:style-name="T1115"><text:tab/>The<text:s/></text:span><text:span text:style-name="T1116">Intellectual Standards</text:span><text:span text:style-name="T1117"><text:s/>used to judge the quality of my understanding of the problem are as follows:</text:span></text:p>
      <text:p text:style-name="Standard"><text:span text:style-name="T1118"><text:tab/></text:span><text:span text:style-name="T1119">Clarity;</text:span><text:span text:style-name="T1120"><text:s/></text:span><text:span text:style-name="T1121">Accurate</text:span><text:span text:style-name="T1122">;<text:s/></text:span><text:span text:style-name="T1123">Precision;</text:span><text:span text:style-name="T1124"><text:s/></text:span><text:span text:style-name="T1125">Fairness.</text:span><text:span text:style-name="T1126">.</text:span></text:p>
      <text:p text:style-name="P1127"/>
      <table:table table:style-name="Table1128">
        <table:table-columns>
          <table:table-column table:style-name="TableColumn1129"/>
          <table:table-column table:style-name="TableColumn1130"/>
        </table:table-columns>
        <table:table-row table:style-name="TableRow1131">
          <table:table-cell table:style-name="TableCell1132" table:number-columns-spanned="2">
            <text:p text:style-name="P1133"><text:span text:style-name="T1134">Strategies to Facilitate Understanding the Problem</text:span></text:p>
          </table:table-cell>
          <table:covered-table-cell/>
        </table:table-row>
        <table:table-row table:style-name="TableRow1135">
          <table:table-cell table:style-name="TableCell1136">
            <text:list text:style-name="LFO13" text:continue-numbering="true">
              <text:list-item>
                <text:p text:style-name="P1137">Read/Re Read</text:p>
              </text:list-item>
              <text:list-item>
                <text:p text:style-name="P1138">Underline Key Terms</text:p>
              </text:list-item>
              <text:list-item>
                <text:p text:style-name="P1139"><text:span text:style-name="T1140">Apply SQR (</text:span><text:span text:style-name="T1141">S</text:span><text:span text:style-name="T1142">urvey,<text:s/></text:span><text:span text:style-name="T1143">Q</text:span><text:span text:style-name="T1144">uestion,<text:s/></text:span><text:span text:style-name="T1145">R</text:span><text:span text:style-name="T1146">ead)*</text:span></text:p>
              </text:list-item>
              <text:list-item>
                <text:p text:style-name="P1147">What exactly are we trying to determine?</text:p>
              </text:list-item>
              <text:list-item>
                <text:p text:style-name="P1148"><text:span text:style-name="T1149">Have I worked a similar problem before in a slightly different form and/o</text:span><text:span text:style-name="T1150">r</text:span><text:span text:style-name="T1151"><text:s/></text:span><text:span text:style-name="T1152">categorize the problem into a particular type?</text:span></text:p>
              </text:list-item>
              <text:list-item>
                <text:p text:style-name="P1153">What seems different about this problem?</text:p>
              </text:list-item>
              <text:list-item>
                <text:p text:style-name="P1154">Identify goal(s) or unknown(s)</text:p>
              </text:list-item>
              <text:list-item>
                <text:p text:style-name="P1155">Review definitions, theorems or previous content, if needed, to better understand the problem or question?</text:p>
              </text:list-item>
              <text:list-item>
                <text:p text:style-name="P1156">Do you understand all the words used in stating the problem?</text:p>
              </text:list-item>
              <text:list-item>
                <text:p text:style-name="P1157">Can you restate the problem in your own words</text:p>
              </text:list-item>
              <text:list-item>
                <text:p text:style-name="P1158">Can you think of a picture or diagram that might help you understand the problem?</text:p>
              </text:list-item>
              <text:list-item>
                <text:p text:style-name="P1159"><text:s/>Is there enough information to enable you to find a solution?</text:p>
              </text:list-item>
            </text:list>
          </table:table-cell>
          <table:table-cell table:style-name="TableCell1160">
            <text:list text:style-name="LFO13" text:continue-numbering="true">
              <text:list-item>
                <text:p text:style-name="P1161">Draw a picture, graph, or diagram if needed for understanding the problem.</text:p>
              </text:list-item>
              <text:list-item>
                <text:p text:style-name="P1162"><text:span text:style-name="T1163">Could you explain what you do not understand about the problem or question?</text:span></text:p>
              </text:list-item>
              <text:list-item>
                <text:p text:style-name="P1164"><text:span text:style-name="T1165">How can I check to see if I am interpreting the question accurately?</text:span></text:p>
              </text:list-item>
              <text:list-item>
                <text:p text:style-name="P1166">State or paraphrase the problem as accurately as possible using your own words.</text:p>
              </text:list-item>
              <text:list-item>
                <text:p text:style-name="P1167">Can the problem be restated differently?</text:p>
              </text:list-item>
              <text:list-item>
                <text:p text:style-name="P1168">Review statement of the problem using Standards<text:line-break/></text:p>
              </text:list-item>
              <text:list-item>
                <text:p text:style-name="P1169"><text:span text:style-name="T1170">What is the unknown? What are the data? What is the condition?</text:span></text:p>
              </text:list-item>
              <text:list-item>
                <text:p text:style-name="P1171">Is it possible to satisfy the condition?</text:p>
              </text:list-item>
              <text:list-item>
                <text:p text:style-name="P1172">Is the condition sufficient to determine the unknown? Or is it insufficient? <text:s/>Or contradictory?</text:p>
              </text:list-item>
              <text:list-item>
                <text:p text:style-name="P1173">Introduce suitable notation.</text:p>
              </text:list-item>
              <text:list-item>
                <text:p text:style-name="P1174">Separate the various parts of the condition. Can you write them down?</text:p>
              </text:list-item>
            </text:list>
            <text:p text:style-name="P1175"/>
          </table:table-cell>
        </table:table-row>
      </table:table>
      <text:p text:style-name="Standard"/>
      <text:p text:style-name="P1176"><text:tab/>Element of Reasoning: Purpose</text:p>
      <text:p text:style-name="TableContents"><text:span text:style-name="T1177"><text:tab/></text:span><text:span text:style-name="T1178">The<text:s/></text:span><text:span text:style-name="T1179">purpose</text:span><text:span text:style-name="T1180"><text:s/>of the problem is_________________________________________.</text:span></text:p>
      <text:p text:style-name="TableContents"><text:span text:style-name="T1181"><text:tab/>(State as accurately as possible, the purpose for solving the problem. What exactly are we trying to do? What<text:s/></text:span><text:span text:style-name="T1182"><text:tab/>purpose will our solution achieve? Why is the<text:s/></text:span><text:span text:style-name="T1183">problem important</text:span><text:span text:style-name="T1184">?)</text:span></text:p>
      <text:p text:style-name="P1185"/>
      <text:p text:style-name="Standard"><text:span text:style-name="T1186"><text:tab/>The<text:s/></text:span><text:span text:style-name="T1187">Intellectual Standards</text:span><text:span text:style-name="T1188"><text:s/>used to judge the quality of my understanding of the problem are as follows:</text:span></text:p>
      <text:p text:style-name="Standard"><text:span text:style-name="T1189"><text:tab/></text:span><text:span text:style-name="T1190">Clarity;</text:span><text:span text:style-name="T1191"><text:s/></text:span><text:span text:style-name="T1192">Fairness.</text:span></text:p>
      <text:p text:style-name="P1193"/>
      <table:table table:style-name="Table1194">
        <table:table-columns>
          <table:table-column table:style-name="TableColumn1195"/>
          <table:table-column table:style-name="TableColumn1196"/>
        </table:table-columns>
        <table:table-row table:style-name="TableRow1197">
          <table:table-cell table:style-name="TableCell1198" table:number-columns-spanned="2">
            <text:p text:style-name="P1199"><text:span text:style-name="T1200">Strategies to Facilitate Understanding the Purpose</text:span></text:p>
          </table:table-cell>
          <table:covered-table-cell/>
        </table:table-row>
        <table:table-row table:style-name="TableRow1201">
          <table:table-cell table:style-name="TableCell1202">
            <text:list text:style-name="LFO14" text:continue-numbering="true">
              <text:list-item>
                <text:p text:style-name="P1203">Why is the problem important?</text:p>
              </text:list-item>
              <text:list-item>
                <text:p text:style-name="P1204"><text:span text:style-name="T1205">Do I understand how solving this problem will help me understand mathematics?</text:span></text:p>
              </text:list-item>
            </text:list>
          </table:table-cell>
          <table:table-cell table:style-name="TableCell1206">
            <text:list text:style-name="LFO14" text:continue-numbering="true">
              <text:list-item>
                <text:p text:style-name="P1207"><text:span text:style-name="T1208">What is the practical or theoretical importance in solving the problem?</text:span></text:p>
              </text:list-item>
            </text:list>
          </table:table-cell>
        </table:table-row>
      </table:table>
      <text:p text:style-name="Standard"/>
      <text:p text:style-name="Standard"><text:tab/><text:span text:style-name="T1209">Element of Reasoning: Information</text:span><text:tab/></text:p>
      <text:p text:style-name="Standard"><text:span text:style-name="T1210"><text:tab/>The most important</text:span><text:span text:style-name="T1211"><text:s/>information</text:span><text:span text:style-name="T1212"><text:s/>for understanding the problem is<text:s/></text:span><text:span text:style-name="T1213"><text:tab/>____________________________________________________________________________</text:span><text:span text:style-name="T1214">.</text:span></text:p>
      <text:p text:style-name="Standard"><text:span text:style-name="T1215"><text:tab/>(Identify key information needed, or presupposed for addressing the problem. Here we are looking for facts or data<text:s/></text:span><text:span text:style-name="T1216"><text:tab/>relevant to the problem, What information such as data, and facts do I have? What<text:s/></text:span><text:span text:style-name="T1217">information</text:span><text:span text:style-name="T1218"><text:s/>do I need to<text:s/></text:span><text:span text:style-name="T1219"><text:tab/>answer the question?</text:span></text:p>
      <text:p text:style-name="P1220"><text:tab/></text:p>
      <text:p text:style-name="Standard"><text:span text:style-name="T1221"><text:tab/>The<text:s/></text:span><text:span text:style-name="T1222">Intellectual Standards</text:span><text:span text:style-name="T1223"><text:s/>used to judge the quality of Information are as follows:</text:span></text:p>
      <text:p text:style-name="Standard"><text:span text:style-name="T1224"><text:tab/></text:span><text:span text:style-name="T1225">Clarity;<text:s/></text:span><text:span text:style-name="T1226"><text:s/></text:span><text:span text:style-name="T1227">Precision;</text:span><text:span text:style-name="T1228">;<text:s/></text:span><text:span text:style-name="T1229">Fairness;</text:span><text:span text:style-name="T1230"><text:s/></text:span><text:span text:style-name="T1231">Significance</text:span><text:span text:style-name="T1232">;<text:s/></text:span><text:span text:style-name="T1233">Relevance;</text:span><text:span text:style-name="T1234">.</text:span></text:p>
      <text:p text:style-name="P1235"><text:tab/></text:p>
      <table:table table:style-name="Table1236">
        <table:table-columns>
          <table:table-column table:style-name="TableColumn1237"/>
          <table:table-column table:style-name="TableColumn1238"/>
        </table:table-columns>
        <table:table-row table:style-name="TableRow1239">
          <table:table-cell table:style-name="TableCell1240" table:number-columns-spanned="2">
            <text:p text:style-name="P1241"><text:span text:style-name="T1242">Strategies for Information</text:span></text:p>
          </table:table-cell>
          <table:covered-table-cell/>
        </table:table-row>
        <table:table-row table:style-name="TableRow1243">
          <table:table-cell table:style-name="TableCell1244">
            <text:list text:style-name="LFO15" text:continue-numbering="true">
              <text:list-item>
                <text:p text:style-name="P1245"><text:span text:style-name="T1246">What information relevant to the mathematical situation or problem do I possess, and how is that information accessed and used?</text:span></text:p>
              </text:list-item>
              <text:list-item>
                <text:p text:style-name="P1247">How is the information connected to the question?</text:p>
              </text:list-item>
              <text:list-item>
                <text:p text:style-name="P1248">Is some information extraneous?</text:p>
              </text:list-item>
              <text:list-item>
                <text:p text:style-name="P1249"><text:span text:style-name="T1250">Translate information into symbols.</text:span></text:p>
              </text:list-item>
            </text:list>
          </table:table-cell>
          <table:table-cell table:style-name="TableCell1251">
            <text:list text:style-name="LFO15" text:continue-numbering="true">
              <text:list-item>
                <text:p text:style-name="P1252">Do I need to seek new information and data?</text:p>
              </text:list-item>
              <text:list-item>
                <text:p text:style-name="P1253">Make sure you have gathered sufficient data.</text:p>
              </text:list-item>
              <text:list-item>
                <text:p text:style-name="P1254">Can I construct a mathematical sentence with information provided?</text:p>
              </text:list-item>
              <text:list-item>
                <text:p text:style-name="P1255">Am I assuming information is true, rather than knowing that it is, in fact, accurate?</text:p>
              </text:list-item>
            </text:list>
          </table:table-cell>
        </table:table-row>
      </table:table>
      <text:p text:style-name="P1256"><text:tab/></text:p>
      <text:p text:style-name="P1257"><text:tab/><text:span text:style-name="T1258">Element of Reasoning: Concepts</text:span><text:tab/></text:p>
      <text:p text:style-name="Standard"><text:span text:style-name="T1259"><text:tab/></text:span><text:span text:style-name="T1260"><text:s/></text:span><text:span text:style-name="T1261">The key<text:s/></text:span><text:span text:style-name="T1262">concepts</text:span><text:span text:style-name="T1263"><text:s/>we need to understand in this problem are</text:span><text:span text:style-name="T1264"><text:s text:c="42"/>______________.</text:span></text:p>
      <text:p text:style-name="Standard"><text:span text:style-name="T1265"><text:tab/>(</text:span><text:span text:style-name="T1266">What concepts or content (theorems, definitions, formulas, or procedures.) do we need to understand for reaching<text:s/></text:span><text:span text:style-name="T1267"><text:tab/>a solution?)</text:span><text:span text:style-name="T1268"><text:tab/></text:span></text:p>
      <text:p text:style-name="P1269"/>
      <text:p text:style-name="Standard"><text:span text:style-name="T1270"><text:tab/>The<text:s/></text:span><text:span text:style-name="T1271">Intellectual Standards</text:span><text:span text:style-name="T1272"><text:s/>used to judge the quality of my understanding of the concepts needed to understand<text:s/></text:span><text:span text:style-name="T1273"><text:tab/>and solve this problem are as follows:<text:s/></text:span><text:span text:style-name="T1274">Clarity;</text:span><text:span text:style-name="T1275"><text:s/></text:span><text:span text:style-name="T1276">Accurate</text:span><text:span text:style-name="T1277">;<text:s/></text:span><text:span text:style-name="T1278">Precision</text:span><text:span text:style-name="T1279">-;<text:s/></text:span><text:span text:style-name="T1280">Fairness</text:span><text:span text:style-name="T1281">;<text:s/></text:span><text:span text:style-name="T1282">Significance Relevance.</text:span></text:p>
      <text:p text:style-name="P1283"><text:tab/></text:p>
      <table:table table:style-name="Table1284">
        <table:table-columns>
          <table:table-column table:style-name="TableColumn1285"/>
          <table:table-column table:style-name="TableColumn1286"/>
        </table:table-columns>
        <table:table-row table:style-name="TableRow1287">
          <table:table-cell table:style-name="TableCell1288" table:number-columns-spanned="2">
            <text:p text:style-name="P1289"><text:span text:style-name="T1290">Strategies for Identifying and Applying Concepts</text:span></text:p>
          </table:table-cell>
          <table:covered-table-cell/>
        </table:table-row>
        <table:table-row table:style-name="TableRow1291">
          <table:table-cell table:style-name="TableCell1292">
            <text:list text:style-name="LFO16" text:continue-numbering="true">
              <text:list-item>
                <text:p text:style-name="P1293">What concepts or content are related to the problem?</text:p>
              </text:list-item>
              <text:list-item>
                <text:p text:style-name="P1294">Can you explain the main concept(s) behind the problem in your own words?</text:p>
              </text:list-item>
              <text:list-item>
                <text:p text:style-name="P1295">Am I using the concepts accurately?</text:p>
              </text:list-item>
              <text:list-item>
                <text:p text:style-name="P1296">Can you describe how new content, needed to solve this problem, is/are related to previous concepts that I have learned?</text:p>
              </text:list-item>
            </text:list>
          </table:table-cell>
          <table:table-cell table:style-name="TableCell1297">
            <text:list text:style-name="LFO16" text:continue-numbering="true">
              <text:list-item>
                <text:p text:style-name="P1298">How are concepts/content relevant to the problem and how will information be related to content?</text:p>
              </text:list-item>
              <text:list-item>
                <text:p text:style-name="P1299">Are there relevant concepts or content that I need to review and internalize before proceeding with my solution plan? - SEEI new content.</text:p>
              </text:list-item>
              <text:list-item>
                <text:p text:style-name="P1300">Review explanation of concepts using Intellectual Standards.</text:p>
              </text:list-item>
            </text:list>
            <text:p text:style-name="P1301"/>
          </table:table-cell>
        </table:table-row>
      </table:table>
      <text:p text:style-name="P1302"><text:tab/>Element of Reasoning: Assumptions</text:p>
      <text:p text:style-name="P1303"><text:span text:style-name="T1304"><text:tab/></text:span><text:span text:style-name="T1305">The main assumption(s) underlying our understanding of the problem is (are)<text:s/></text:span><text:span text:style-name="T1306"><text:tab/>___________________________________________________________________.</text:span></text:p>
      <text:p text:style-name="P1307"><text:span text:style-name="T1308"><text:tab/>(What is the author or problem as stated taking for granted? What assumptions are we making? Are our<text:s/></text:span><text:span text:style-name="T1309"><text:tab/>assumptions justifiable? Assumptions are generalizations that might be questioned and are most often<text:s/></text:span><text:span text:style-name="T1310"><text:tab/>unstated.)</text:span></text:p>
      <text:p text:style-name="P1311"/>
      <text:p text:style-name="Textbody"><text:span text:style-name="T1312"><text:tab/>The<text:s/></text:span><text:span text:style-name="T1313">Intellectual Standards</text:span><text:span text:style-name="T1314"><text:s/>used to judge the quality and reasonableness of my assumptions needed to understand<text:s/></text:span><text:span text:style-name="T1315"><text:tab/>and solve this problem are as follows:<text:s/></text:span><text:span text:style-name="T1316">Clarity;</text:span><text:span text:style-name="T1317"><text:s/></text:span><text:span text:style-name="T1318">Accurate</text:span><text:span text:style-name="T1319">;<text:s/></text:span><text:span text:style-name="T1320">relevance</text:span><text:span text:style-name="T1321">;<text:s/></text:span><text:span text:style-name="T1322">significance.</text:span></text:p>
      <table:table table:style-name="Table1323">
        <table:table-columns>
          <table:table-column table:style-name="TableColumn1324"/>
          <table:table-column table:style-name="TableColumn1325"/>
        </table:table-columns>
        <table:table-row table:style-name="TableRow1326">
          <table:table-cell table:style-name="TableCell1327" table:number-columns-spanned="2">
            <text:p text:style-name="P1328"><text:span text:style-name="T1329">Strategies for Assumptions</text:span></text:p>
          </table:table-cell>
          <table:covered-table-cell/>
        </table:table-row>
        <table:table-row table:style-name="TableRow1330">
          <table:table-cell table:style-name="TableCell1331">
            <text:list text:style-name="LFO17" text:continue-numbering="true">
              <text:list-item>
                <text:p text:style-name="P1332">Identify assumptions</text:p>
              </text:list-item>
              <text:list-item>
                <text:p text:style-name="P1333">Am I assuming information is accurate rather than simply accept it as true?</text:p>
              </text:list-item>
              <text:list-item>
                <text:p text:style-name="P1334">Do my assumptions make sense?</text:p>
              </text:list-item>
            </text:list>
            <text:p text:style-name="P1335"/>
          </table:table-cell>
          <table:table-cell table:style-name="TableCell1336">
            <text:list text:style-name="LFO17" text:continue-numbering="true">
              <text:list-item>
                <text:p text:style-name="P1337">Consider the impact of alternative or unexpressed assumptions.</text:p>
              </text:list-item>
              <text:list-item>
                <text:p text:style-name="P1338"><text:span text:style-name="T1339">Consider the impact of removing assumptions. Do</text:span><text:span text:style-name="T1340"><text:s/>my assumptions make sense?</text:span></text:p>
              </text:list-item>
              <text:list-item>
                <text:p text:style-name="P1341">Review explanation of concepts using Intellectual Standards..</text:p>
              </text:list-item>
            </text:list>
          </table:table-cell>
        </table:table-row>
      </table:table>
      <text:p text:style-name="Standard"/>
      <text:p text:style-name="Standard"><text:tab/><text:span text:style-name="T1342">Element of Reasoning: Inferences and Interpretations</text:span></text:p>
      <text:p text:style-name="TableContents"><text:span text:style-name="T1343"><text:tab/>T</text:span><text:span text:style-name="T1344">he basis for our<text:s/></text:span><text:span text:style-name="T1345">inferences<text:s/></text:span><text:span text:style-name="T1346">and<text:s/></text:span><text:span text:style-name="T1347">interpretations</text:span><text:span text:style-name="T1348"><text:s/>at this point are<text:s/></text:span><text:span text:style-name="T1349"><text:tab/>________________________________________________________.</text:span></text:p>
      <text:p text:style-name="TableContents"><text:span text:style-name="T1350"><text:tab/></text:span><text:span text:style-name="T1351">(Is there another way to interpret the information? Can I justify my interpretation of the<text:s/></text:span><text:span text:style-name="T1352"><text:tab/>information or problem<text:s/></text:span><text:span text:style-name="T1353"><text:tab/>to be solved? Have I made any inferences about the problem beyond what the evidence implies? Are my inferences<text:s/></text:span><text:span text:style-name="T1354"><text:tab/>consistent?)</text:span></text:p>
      <text:p text:style-name="P1355"><text:tab/></text:p>
      <text:p text:style-name="Textbody"><text:span text:style-name="T1356"><text:tab/>The<text:s/></text:span><text:span text:style-name="T1357">Intellectual Standards</text:span><text:span text:style-name="T1358"><text:s/>used to judge the quality and reasonableness of my assumptions needed to understand<text:s/></text:span><text:span text:style-name="T1359"><text:tab/>the Question(s) or Problem(s) are as follows:<text:s/></text:span><text:span text:style-name="T1360">Clarity;<text:s/></text:span><text:span text:style-name="T1361"><text:s/></text:span><text:span text:style-name="T1362">Accurate</text:span><text:span text:style-name="T1363">;<text:s/></text:span><text:span text:style-name="T1364">Precise</text:span><text:span text:style-name="T1365">;<text:s/></text:span><text:span text:style-name="T1366">Fairness</text:span><text:span text:style-name="T1367">;<text:s/></text:span><text:span text:style-name="T1368">Breadth;</text:span><text:span text:style-name="T1369"><text:s/></text:span><text:span text:style-name="T1370">Significance</text:span><text:span text:style-name="T1371"><text:s/></text:span><text:span text:style-name="T1372"><text:tab/></text:span></text:p>
      <table:table table:style-name="Table1373">
        <table:table-columns>
          <table:table-column table:style-name="TableColumn1374"/>
          <table:table-column table:style-name="TableColumn1375"/>
        </table:table-columns>
        <table:table-row table:style-name="TableRow1376">
          <table:table-cell table:style-name="TableCell1377" table:number-columns-spanned="2">
            <text:p text:style-name="P1378"><text:span text:style-name="T1379">Strategies for Interpreting and Making Inferences</text:span></text:p>
          </table:table-cell>
          <table:covered-table-cell/>
        </table:table-row>
        <table:table-row table:style-name="TableRow1380">
          <table:table-cell table:style-name="TableCell1381">
            <text:list text:style-name="LFO18" text:continue-numbering="true">
              <text:list-item>
                <text:p text:style-name="P1382">Are my inferences reasonable?</text:p>
              </text:list-item>
              <text:list-item>
                <text:p text:style-name="P1383">Have I considered other information that can be reasonably inferred from the information provided?</text:p>
              </text:list-item>
            </text:list>
            <text:p text:style-name="P1384"/>
          </table:table-cell>
          <table:table-cell table:style-name="TableCell1385">
            <text:list text:style-name="LFO18" text:continue-numbering="true">
              <text:list-item>
                <text:p text:style-name="P1386">Am I interpreting information correctly (graphs, charts, etc.)?</text:p>
              </text:list-item>
              <text:list-item>
                <text:p text:style-name="P1387">Is there another way to interpret the information?</text:p>
              </text:list-item>
              <text:list-item>
                <text:p text:style-name="P1388">Review inferences using Intellectual Standards..</text:p>
              </text:list-item>
            </text:list>
          </table:table-cell>
        </table:table-row>
      </table:table>
      <text:p text:style-name="Standard"/>
      <text:p text:style-name="P1389"><text:tab/><text:span text:style-name="T1390">Element of Reasoning: Conclusions or Implications</text:span></text:p>
      <text:p text:style-name="TableContents"><text:span text:style-name="T1391"><text:tab/>T</text:span><text:span text:style-name="T1392">he most important<text:s/></text:span><text:span text:style-name="T1393">conclusion(s)</text:span><text:span text:style-name="T1394"><text:s/>that I have made in understanding this problem is<text:s/></text:span><text:span text:style-name="T1395"><text:tab/>(are)____________________________________________________________________.</text:span></text:p>
      <text:p text:style-name="TableContents"><text:span text:style-name="T1396"><text:tab/>(Does my statement of the problem make sense within the conditions provided?<text:s/></text:span><text:span text:style-name="T1397"><text:tab/>Can this problem be extended to<text:s/></text:span><text:span text:style-name="T1398"><text:tab/>other types of problems? <text:s/>Can I present my understanding of the problem using a clear coherent argument<text:s/></text:span><text:span text:style-name="T1399"><text:tab/>reflecting its sophistication or complexity?)</text:span></text:p>
      <text:p text:style-name="P1400"><text:tab/></text:p>
      <text:p text:style-name="Textbody"><text:span text:style-name="T1401"><text:tab/>The<text:s/></text:span><text:span text:style-name="T1402">Intellectual Standards</text:span><text:span text:style-name="T1403"><text:s/>used to judge the quality of my Conclusion and Interpretation of the Question at hand<text:s/></text:span><text:span text:style-name="T1404"><text:tab/>are:<text:s/></text:span><text:span text:style-name="T1405">Clarity</text:span><text:span text:style-name="T1406"><text:s/>–<text:s/></text:span><text:span text:style-name="T1407">Accurate</text:span><text:span text:style-name="T1408">;<text:s/></text:span><text:span text:style-name="T1409">Precise</text:span><text:span text:style-name="T1410">-</text:span><text:span text:style-name="T1411">;<text:s/></text:span><text:span text:style-name="T1412">Fairness;</text:span><text:span text:style-name="T1413"><text:s/></text:span><text:span text:style-name="T1414">Breadth; Significance.</text:span></text:p>
      <table:table table:style-name="Table1415">
        <table:table-columns>
          <table:table-column table:style-name="TableColumn1416"/>
          <table:table-column table:style-name="TableColumn1417"/>
        </table:table-columns>
        <table:table-row table:style-name="TableRow1418">
          <table:table-cell table:style-name="TableCell1419" table:number-columns-spanned="2">
            <text:p text:style-name="P1420"><text:span text:style-name="T1421">Strategies for Conclusions</text:span></text:p>
          </table:table-cell>
          <table:covered-table-cell/>
        </table:table-row>
        <table:table-row table:style-name="TableRow1422">
          <table:table-cell table:style-name="TableCell1423">
            <text:list text:style-name="LFO19" text:continue-numbering="true">
              <text:list-item>
                <text:p text:style-name="P1424"><text:span text:style-name="T1425">Has my understanding of the problem changed? If so, how?</text:span></text:p>
              </text:list-item>
              <text:list-item>
                <text:p text:style-name="P1426"><text:span text:style-name="T1427">What strategies were the most helpful to me in understanding the problem?</text:span></text:p>
              </text:list-item>
            </text:list>
            <text:p text:style-name="P1428"/>
          </table:table-cell>
          <table:table-cell table:style-name="TableCell1429">
            <text:list text:style-name="LFO19" text:continue-numbering="true">
              <text:list-item>
                <text:p text:style-name="P1430"><text:span text:style-name="T1431">What would I do differently next time to better understanding math problems?</text:span></text:p>
              </text:list-item>
            </text:list>
          </table:table-cell>
        </table:table-row>
      </table:table>
      <text:p text:style-name="Standard"/>
      <text:p text:style-name="Textbody"><text:tab/><text:span text:style-name="T1432">Element of Reasoning: Point(s) of View</text:span></text:p>
      <text:p text:style-name="P1433"><text:span text:style-name="T1434"><text:tab/>T</text:span><text:span text:style-name="T1435">he main point(s) of view or perspective(s) represented in this problem is (are)?</text:span><text:span text:style-name="T1436"><text:tab/>___________________________________________________________.</text:span></text:p>
      <text:p text:style-name="P1437"><text:tab/>(Could I state the problem differently? How can we check my understanding? ) Can I check if my understanding is<text:s/><text:tab/>accurate?</text:p>
      <text:p text:style-name="P1438"><text:tab/></text:p>
      <text:p text:style-name="P1439"><text:span text:style-name="T1440"><text:tab/>The<text:s/></text:span><text:span text:style-name="T1441">Intellectual Standards</text:span><text:span text:style-name="T1442"><text:s/>used to judge the quality and reasonableness of my assumptions needed to understand<text:s/></text:span><text:span text:style-name="T1443"><text:tab/>and solve this problem are as follows:<text:s/></text:span><text:span text:style-name="T1444">Clarity;</text:span><text:span text:style-name="T1445"><text:s/></text:span><text:span text:style-name="T1446">Accurate</text:span><text:span text:style-name="T1447">;<text:s/></text:span><text:span text:style-name="T1448">Precise</text:span><text:span text:style-name="T1449">;<text:s/></text:span><text:span text:style-name="T1450">Fairness;</text:span><text:span text:style-name="T1451"><text:s/></text:span><text:span text:style-name="T1452">Breadth</text:span><text:span text:style-name="T1453">-;</text:span><text:span text:style-name="T1454"><text:s/></text:span><text:span text:style-name="T1455">Logic.</text:span></text:p>
      <text:p text:style-name="P1456"/>
      <table:table table:style-name="Table1457">
        <table:table-columns>
          <table:table-column table:style-name="TableColumn1458"/>
          <table:table-column table:style-name="TableColumn1459"/>
        </table:table-columns>
        <table:table-row table:style-name="TableRow1460">
          <table:table-cell table:style-name="TableCell1461" table:number-columns-spanned="2">
            <text:p text:style-name="P1462"><text:span text:style-name="T1463">Strategies for Point of View</text:span></text:p>
          </table:table-cell>
          <table:covered-table-cell/>
        </table:table-row>
        <table:table-row table:style-name="TableRow1464">
          <table:table-cell table:style-name="TableCell1465">
            <text:list text:style-name="LFO20" text:continue-numbering="true">
              <text:list-item>
                <text:p text:style-name="P1466">Can I check if my understanding is accurate?</text:p>
              </text:list-item>
              <text:list-item>
                <text:p text:style-name="P1467"><text:span text:style-name="T1468">Could I restate the question differently?</text:span></text:p>
              </text:list-item>
            </text:list>
          </table:table-cell>
          <table:table-cell table:style-name="TableCell1469">
            <text:list text:style-name="LFO20" text:continue-numbering="true">
              <text:list-item>
                <text:p text:style-name="P1470">Can you articulate another reasonable way of looking at the issue?</text:p>
              </text:list-item>
              <text:list-item>
                <text:p text:style-name="P1471"><text:span text:style-name="T1472">Apply the *Intellectual Standards to Elements of Reasoning.</text:span></text:p>
              </text:list-item>
            </text:list>
          </table:table-cell>
        </table:table-row>
      </table:table>
      <text:p text:style-name="P1473"/>
      <text:p text:style-name="P1474"/>
      <text:p text:style-name="P1475"/>
      <text:p text:style-name="P1476"/>
      <text:p text:style-name="P1477"/>
      <text:p text:style-name="P1478"/>
      <text:p text:style-name="P1479"/>
      <text:p text:style-name="P1480"/>
      <text:p text:style-name="P1481"/>
      <text:p text:style-name="P1482">II.<text:s/><text:tab/>Devise a plan (Polya step 2):</text:p>
      <text:p text:style-name="P1483"><text:tab/>Element of Reasoning: Key Question</text:p>
      <text:p text:style-name="Standard"><text:span text:style-name="T1484"><text:tab/></text:span><text:span text:style-name="T1485">Based on my understanding of the problem, the plan I have devised for its solution plan is<text:s/></text:span><text:span text:style-name="T1486"><text:tab/>____________________________</text:span></text:p>
      <text:p text:style-name="Standard"><text:span text:style-name="T1487"><text:tab/>(What is the plan for achieving a solution to the problem?)</text:span></text:p>
      <text:p text:style-name="P1488"/>
      <text:p text:style-name="Standard"><text:span text:style-name="T1489"><text:tab/>The<text:s/></text:span><text:span text:style-name="T1490">Intellectual Standards</text:span><text:span text:style-name="T1491"><text:s/>used to judge the quality of my solution plan are as follows:</text:span></text:p>
      <text:p text:style-name="Standard"><text:span text:style-name="T1492"><text:tab/></text:span><text:span text:style-name="T1493">Clarity</text:span><text:span text:style-name="T1494">;<text:s/></text:span><text:span text:style-name="T1495">Accuracy</text:span><text:span text:style-name="T1496">;<text:s/></text:span><text:span text:style-name="T1497">Relevance</text:span><text:span text:style-name="T1498">;</text:span><text:span text:style-name="T1499"><text:s/>Breadth</text:span><text:span text:style-name="T1500">,<text:s/></text:span><text:span text:style-name="T1501">Depth</text:span><text:span text:style-name="T1502">;<text:s/></text:span><text:span text:style-name="T1503">Precision;</text:span><text:span text:style-name="T1504"><text:s/></text:span><text:span text:style-name="T1505">Fairness</text:span><text:span text:style-name="T1506">.</text:span></text:p>
      <text:p text:style-name="P1507"/>
      <text:p text:style-name="P1508"><text:tab/></text:p>
      <text:p text:style-name="P1509"/>
      <table:table table:style-name="Table1510">
        <table:table-columns>
          <table:table-column table:style-name="TableColumn1511"/>
          <table:table-column table:style-name="TableColumn1512"/>
        </table:table-columns>
        <table:table-row table:style-name="TableRow1513">
          <table:table-cell table:style-name="TableCell1514" table:number-columns-spanned="2">
            <text:p text:style-name="P1515"><text:span text:style-name="T1516">Strategies to Facilitate Devise a Plan</text:span></text:p>
          </table:table-cell>
          <table:covered-table-cell/>
        </table:table-row>
        <table:table-row table:style-name="TableRow1517">
          <table:table-cell table:style-name="TableCell1518">
            <text:list text:style-name="LFO21" text:continue-numbering="true">
              <text:list-item>
                <text:p text:style-name="P1519">Review the question and organize information and concepts identified</text:p>
              </text:list-item>
              <text:list-item>
                <text:p text:style-name="P1520">Are there relevant concepts or content that I need to review and internalize before proceeding with my solution plan?</text:p>
              </text:list-item>
              <text:list-item>
                <text:p text:style-name="P1521"><text:span text:style-name="T1522">What<text:s/></text:span><text:span text:style-name="T1523">questions</text:span><text:span text:style-name="T1524"><text:s/>do I have before I can begin to devise a solution plan?</text:span></text:p>
              </text:list-item>
              <text:list-item>
                <text:p text:style-name="P1525"> Find the connection between the data and the unknown. You may be obliged to consider auxiliary problems if an immediate connection cannot be found.</text:p>
              </text:list-item>
              <text:list-item>
                <text:p text:style-name="P1526">Have you seen it before? Or have you seen the same problem in a slightly different form?</text:p>
              </text:list-item>
              <text:list-item>
                <text:p text:style-name="P1527"><text:span text:style-name="T1528">Do you know a related problem?</text:span><text:span text:style-name="T1529"> Do you know a theorem that could be useful?</text:span></text:p>
              </text:list-item>
              <text:list-item>
                <text:p text:style-name="P1530"><text:span text:style-name="T1531">Look at the unknown!</text:span><text:span text:style-name="T1532"> And try to think of a familiar problem having the same or a similar unknown.</text:span></text:p>
              </text:list-item>
              <text:list-item>
                <text:p text:style-name="P1533"><text:span text:style-name="T1534">Here is a problem related to yours and solved before. Could you use it?</text:span><text:span text:style-name="T1535"> Could you use its result? Could you use its method? Should you introduce some auxiliary element in order to make its use possible?</text:span><text:span text:style-name="T1536"><text:s/>Could you use its result? Could you use its method? Should you introduce</text:span></text:p>
              </text:list-item>
              <text:list-item>
                <text:p text:style-name="P1537">translate information (known and unknowns) into appropriate representation -symbols, graphs, tables (see appendix on representations)</text:p>
              </text:list-item>
              <text:list-item>
                <text:p text:style-name="P1538"><text:span text:style-name="T1539">Breakdown problem <text:s/>-<text:s/></text:span><text:span text:style-name="T1540">simplification</text:span><text:span text:style-name="T1541"><text:s/>– Identify goals and sub-goals- actions and strategies</text:span></text:p>
              </text:list-item>
              <text:list-item>
                <text:p text:style-name="P1542"><text:span text:style-name="T1543">Provide scaffolding for difficult problems (e.g., break them into smaller and simpler problems, give hints about possible strategies, or provide partial solutions).</text:span><text:span text:style-name="T1544">-</text:span></text:p>
              </text:list-item>
              <text:list-item>
                <text:p text:style-name="P1545"><text:span text:style-name="T1546">Develop a line of reasoning – Map and explain the plan – prepare to<text:s/></text:span><text:span text:style-name="T1547">bring in the solution</text:span></text:p>
              </text:list-item>
              <text:list-item>
                <text:p text:style-name="P1548">Reflect on possible strategies - <text:s/>allow for the fact that more than one strategy may be needed to solve a given problem and that problems may</text:p>
              </text:list-item>
              <text:list-item>
                <text:p text:style-name="P1549">Write what I do or do not understand</text:p>
              </text:list-item>
              <text:list-item>
                <text:p text:style-name="P1550">Can you break the problem into parts</text:p>
              </text:list-item>
              <text:list-item>
                <text:p text:style-name="P1551">Can you solve part of the problem?</text:p>
              </text:list-item>
              <text:list-item>
                <text:p text:style-name="P1552"><text:span text:style-name="T1553">Estimate <text:s/>- round up or down to determine a possible solution</text:span></text:p>
              </text:list-item>
              <text:list-item>
                <text:p text:style-name="P1554"><text:span text:style-name="T1555">Guess and check – does the guess fit the conditions in the problem – revise 1</text:span><text:span text:style-name="T1556">st</text:span><text:span text:style-name="T1557"><text:s/>estimate, 2</text:span><text:span text:style-name="T1558">nd<text:s/></text:span><text:span text:style-name="T1559">estimate and so on</text:span></text:p>
              </text:list-item>
              <text:list-item>
                <text:p text:style-name="P1560">Use direct reasoning</text:p>
              </text:list-item>
              <text:list-item>
                <text:p text:style-name="P1561"><text:span text:style-name="T1562">Eliminate possibilities in situations where there is a set of possible answers and a set of criteria the answer must meet. (see appendix)</text:span></text:p>
              </text:list-item>
            </text:list>
          </table:table-cell>
          <table:table-cell table:style-name="TableCell1563">
            <text:list text:style-name="LFO21" text:continue-numbering="true">
              <text:list-item>
                <text:p text:style-name="P1564">What resources will I need to answer the question?</text:p>
              </text:list-item>
              <text:list-item>
                <text:p text:style-name="P1565">What questions are emerging as I think my way through the plan?</text:p>
              </text:list-item>
              <text:list-item>
                <text:p text:style-name="P1566">Draw a visual representation of the problem – picture of what I am thinking. Consider using a picture chart or concept map for developing a mental model.</text:p>
              </text:list-item>
              <text:list-item>
                <text:p text:style-name="P1567">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text:p>
              </text:list-item>
              <text:list-item>
                <text:p text:style-name="P1568">Explain why the plan might work.</text:p>
              </text:list-item>
              <text:list-item>
                <text:p text:style-name="P1569">Estimate (quantity, measure or magnitude)</text:p>
              </text:list-item>
              <text:list-item>
                <text:p text:style-name="P1570"><text:span text:style-name="T1571">Revise 1</text:span><text:span text:style-name="T1572">st</text:span><text:span text:style-name="T1573"><text:s/>estimate, 2</text:span><text:span text:style-name="T1574">nd</text:span><text:span text:style-name="T1575"><text:s/>and so on</text:span></text:p>
              </text:list-item>
              <text:list-item>
                <text:p text:style-name="P1576">Consider auxiliary problem solution plan if not accessible, then rewrite plan</text:p>
              </text:list-item>
              <text:list-item>
                <text:p text:style-name="P1577"><text:s/>Could you restate the problem? Could you restate it still differently? Go</text:p>
              </text:list-item>
              <text:list-item>
                <text:p text:style-name="P1578">Could you imagine a more accessible related problem? A more general problem? A more special problem? An analogous problem? Could you solve a part of the problem? Keep only a part of the condition, drop the other part; how far is the unknown then determined, how can it vary?</text:p>
              </text:list-item>
              <text:list-item>
                <text:p text:style-name="P1579">Could you derive something useful from the data? Could you think of</text:p>
              </text:list-item>
              <text:list-item>
                <text:p text:style-name="P1580">Did you use all the data? Did you use the whole condition?</text:p>
              </text:list-item>
              <text:list-item>
                <text:p text:style-name="P1581">Have you taken into account all essential</text:p>
              </text:list-item>
              <text:list-item>
                <text:p text:style-name="P1582">Other approaches:</text:p>
              </text:list-item>
            </text:list>
            <text:list text:style-name="LFO22" text:continue-numbering="true">
              <text:list-item>
                <text:p text:style-name="P1583">Guess and check</text:p>
              </text:list-item>
              <text:list-item>
                <text:p text:style-name="P1584">Look for a pattern</text:p>
              </text:list-item>
              <text:list-item>
                <text:p text:style-name="P1585">Work backwards</text:p>
              </text:list-item>
              <text:list-item>
                <text:p text:style-name="P1586"><text:s/>Make an orderly list</text:p>
              </text:list-item>
              <text:list-item>
                <text:p text:style-name="P1587">Eliminate possibilities</text:p>
              </text:list-item>
              <text:list-item>
                <text:p text:style-name="P1588">Solve a simpler problem</text:p>
              </text:list-item>
              <text:list-item>
                <text:p text:style-name="P1589">Use symmetry</text:p>
              </text:list-item>
              <text:list-item>
                <text:p text:style-name="P1590">Solve an equation</text:p>
              </text:list-item>
              <text:list-item>
                <text:p text:style-name="P1591">Use a model</text:p>
              </text:list-item>
              <text:list-item>
                <text:p text:style-name="P1592">Use a formula Consider special cases</text:p>
              </text:list-item>
              <text:list-item>
                <text:p text:style-name="P1593">making a list</text:p>
              </text:list-item>
            </text:list>
            <text:list text:style-name="LFO23" text:continue-numbering="true">
              <text:list-item>
                <text:p text:style-name="P1594">acting out the problem</text:p>
              </text:list-item>
              <text:list-item>
                <text:p text:style-name="P1595">guess and check</text:p>
              </text:list-item>
              <text:list-item>
                <text:p text:style-name="P1596">finding a pattern</text:p>
              </text:list-item>
              <text:list-item>
                <text:p text:style-name="P1597">making and using model</text:p>
              </text:list-item>
              <text:list-item>
                <text:p text:style-name="P1598">using formulas</text:p>
              </text:list-item>
              <text:list-item>
                <text:p text:style-name="P1599">choosing an operation</text:p>
              </text:list-item>
            </text:list>
            <text:p text:style-name="P1600"/>
          </table:table-cell>
        </table:table-row>
      </table:table>
      <text:p text:style-name="P1601"/>
      <text:p text:style-name="Standard"><text:tab/></text:p>
      <text:p text:style-name="Standard"><text:tab/><text:span text:style-name="T1602">Element of Reasoning: Information</text:span><text:tab/></text:p>
      <text:p text:style-name="Standard"><text:span text:style-name="T1603"><text:tab/>The most important</text:span><text:span text:style-name="T1604"><text:s/>information</text:span><text:span text:style-name="T1605"><text:s/>for addressing and solving the problem is<text:s/></text:span><text:span text:style-name="T1606"><text:tab/>____________________________________________________________________________</text:span><text:span text:style-name="T1607">.</text:span></text:p>
      <text:p text:style-name="Standard"><text:span text:style-name="T1608"><text:tab/>(Identify key information needed, or presupposed for addressing the problem. Here we are looking for facts or data<text:s/></text:span><text:span text:style-name="T1609"><text:tab/>relevant to the problem, What information such as data, and facts do I have? What<text:s/></text:span><text:span text:style-name="T1610">information</text:span><text:span text:style-name="T1611"><text:s/>do I need to answer<text:s/></text:span><text:span text:style-name="T1612"><text:tab/>the question? Does it seem that some<text:s/></text:span><text:span text:style-name="T1613">information</text:span><text:span text:style-name="T1614"><text:s/>is still missing? How is information to be accessed and used?)</text:span></text:p>
      <text:p text:style-name="P1615"/>
      <text:p text:style-name="Standard"><text:span text:style-name="T1616"><text:tab/>The<text:s/></text:span><text:span text:style-name="T1617">Intellectual Standards</text:span><text:span text:style-name="T1618"><text:s/>used to judge the quality of Information are as follows:</text:span></text:p>
      <text:p text:style-name="Standard"><text:span text:style-name="T1619"><text:tab/></text:span><text:span text:style-name="T1620">Clarity;</text:span><text:span text:style-name="T1621"><text:s/></text:span><text:span text:style-name="T1622">Precision</text:span><text:span text:style-name="T1623">-</text:span><text:span text:style-name="T1624"><text:s/>Fairness;</text:span><text:span text:style-name="T1625"><text:s/>Significance</text:span><text:span text:style-name="T1626">;<text:s/></text:span><text:span text:style-name="T1627">Relevance;</text:span><text:span text:style-name="T1628">.</text:span></text:p>
      <text:p text:style-name="P1629"><text:tab/></text:p>
      <table:table table:style-name="Table1630">
        <table:table-columns>
          <table:table-column table:style-name="TableColumn1631"/>
          <table:table-column table:style-name="TableColumn1632"/>
        </table:table-columns>
        <table:table-row table:style-name="TableRow1633">
          <table:table-cell table:style-name="TableCell1634" table:number-columns-spanned="2">
            <text:p text:style-name="P1635"><text:span text:style-name="T1636">Strategies for Information</text:span></text:p>
          </table:table-cell>
          <table:covered-table-cell/>
        </table:table-row>
        <table:table-row table:style-name="TableRow1637">
          <table:table-cell table:style-name="TableCell1638">
            <text:list text:style-name="LFO24" text:continue-numbering="true">
              <text:list-item>
                <text:p text:style-name="P1639">How can the information be used?</text:p>
              </text:list-item>
              <text:list-item>
                <text:p text:style-name="P1640">Do I need to seek new information and data.?Make sure you have gathered sufficient data</text:p>
              </text:list-item>
              <text:list-item>
                <text:p text:style-name="P1641"><text:span text:style-name="T1642">Am I considering all of the information or data provided in the problem?</text:span></text:p>
              </text:list-item>
            </text:list>
            <text:p text:style-name="P1643"/>
          </table:table-cell>
          <table:table-cell table:style-name="TableCell1644">
            <text:list text:style-name="LFO24" text:continue-numbering="true">
              <text:list-item>
                <text:p text:style-name="P1645">What information is extraneous?</text:p>
              </text:list-item>
              <text:list-item>
                <text:p text:style-name="P1646">Make sure that all data used is clear, accurate, and relevant to the problem at hand</text:p>
              </text:list-item>
              <text:list-item>
                <text:p text:style-name="P1647"><text:span text:style-name="T1648">Apply the *Intellectual Standards to Element of Reasoning.</text:span></text:p>
              </text:list-item>
            </text:list>
          </table:table-cell>
        </table:table-row>
      </table:table>
      <text:p text:style-name="P1649"/>
      <text:p text:style-name="P1650"><text:tab/></text:p>
      <text:p text:style-name="Standard"><text:tab/><text:span text:style-name="T1651">Element of Reasoning: Concepts</text:span><text:tab/></text:p>
      <text:p text:style-name="Standard"><text:span text:style-name="T1652"><text:tab/></text:span><text:span text:style-name="T1653"><text:s/></text:span><text:span text:style-name="T1654">The key<text:s/></text:span><text:span text:style-name="T1655">concepts</text:span><text:span text:style-name="T1656"><text:s/>we need to devise a solution plan are</text:span><text:span text:style-name="T1657"><text:s text:c="36"/></text:span><text:span text:style-name="T1658"><text:tab/></text:span><text:span text:style-name="T1659"><text:tab/>.</text:span><text:span text:style-name="T1660"><text:tab/></text:span></text:p>
      <text:p text:style-name="Standard"><text:span text:style-name="T1661"><text:tab/>(</text:span><text:span text:style-name="T1662">What concepts or content (theorems, definitions, formulas, etc.) do we need to<text:s/></text:span><text:span text:style-name="T1663"><text:tab/>understand for devising a plan<text:s/></text:span><text:span text:style-name="T1664"><text:tab/>solution?)</text:span><text:span text:style-name="T1665"><text:tab/></text:span></text:p>
      <text:p text:style-name="P1666"/>
      <text:p text:style-name="Standard"><text:span text:style-name="T1667"><text:tab/>The<text:s/></text:span><text:span text:style-name="T1668">Intellectual Standards</text:span><text:span text:style-name="T1669"><text:s/>used to judge the quality of my understanding of the concepts needed to understand<text:s/></text:span><text:span text:style-name="T1670"><text:tab/>and solve this problem are as follows:<text:s/></text:span><text:span text:style-name="T1671">Clarity</text:span><text:span text:style-name="T1672">;<text:s/></text:span><text:span text:style-name="T1673">Accurate</text:span><text:span text:style-name="T1674"><text:s/></text:span><text:span text:style-name="T1675">Precision</text:span><text:span text:style-name="T1676">; Fairness;<text:s/></text:span><text:span text:style-name="T1677">Significance</text:span><text:span text:style-name="T1678">;<text:s/></text:span><text:span text:style-name="T1679">Relevance</text:span><text:span text:style-name="T1680">.</text:span></text:p>
      <text:p text:style-name="P1681"><text:tab/></text:p>
      <table:table table:style-name="Table1682">
        <table:table-columns>
          <table:table-column table:style-name="TableColumn1683"/>
          <table:table-column table:style-name="TableColumn1684"/>
        </table:table-columns>
        <table:table-row table:style-name="TableRow1685">
          <table:table-cell table:style-name="TableCell1686" table:number-columns-spanned="2">
            <text:p text:style-name="P1687"><text:span text:style-name="T1688">Strategies for Identifying and Applying Concepts</text:span></text:p>
          </table:table-cell>
          <table:covered-table-cell/>
        </table:table-row>
        <table:table-row table:style-name="TableRow1689">
          <table:table-cell table:style-name="TableCell1690">
            <text:list text:style-name="LFO25" text:continue-numbering="true">
              <text:list-item>
                <text:p text:style-name="P1691">How are concepts/content relevant to the problem and how will information be related to content?</text:p>
              </text:list-item>
              <text:list-item>
                <text:p text:style-name="P1692">Make sure you are using concepts with care and precision</text:p>
              </text:list-item>
            </text:list>
            <text:p text:style-name="P1693"/>
          </table:table-cell>
          <table:table-cell table:style-name="TableCell1694">
            <text:list text:style-name="LFO25" text:continue-numbering="true">
              <text:list-item>
                <text:p text:style-name="P1695">Translate information and concepts into a different representation (graphical, symbolic, numerical).</text:p>
              </text:list-item>
              <text:list-item>
                <text:p text:style-name="P1696">Have I discovered concepts to be used in devising the solution other than those stated in part I (understanding the question).</text:p>
              </text:list-item>
              <text:list-item>
                <text:p text:style-name="P1697"><text:span text:style-name="T1698">Discuss how related content or<text:s/></text:span><text:span text:style-name="T1699">concepts</text:span><text:span text:style-name="T1700">, related problems, will be used in the solution.</text:span></text:p>
              </text:list-item>
            </text:list>
          </table:table-cell>
        </table:table-row>
      </table:table>
      <text:p text:style-name="P1701"/>
      <text:p text:style-name="P1702"><text:tab/></text:p>
      <text:p text:style-name="P1703"><text:tab/></text:p>
      <text:p text:style-name="P1704"/>
      <text:p text:style-name="P1705"/>
      <text:p text:style-name="P1706"><text:tab/>Element of Reasoning: Assumptions</text:p>
      <text:p text:style-name="P1707"><text:span text:style-name="T1708"><text:tab/></text:span><text:span text:style-name="T1709">The main assumption(s) underlying our understanding of the problem is (are)<text:s/></text:span><text:span text:style-name="T1710"><text:tab/>___________________________________________________________________.</text:span></text:p>
      <text:p text:style-name="P1711"><text:span text:style-name="T1712"><text:tab/>(What is the author or problem as stated taking for granted? What assumptions are we<text:s/></text:span><text:span text:style-name="T1713"><text:tab/>making? Are our<text:s/></text:span><text:span text:style-name="T1714"><text:tab/>assumptions justifiable? Assumptions are generalizations that might be<text:s/></text:span><text:span text:style-name="T1715"><text:tab/>questioned and are most often<text:s/></text:span><text:span text:style-name="T1716"><text:tab/>unstated.)</text:span></text:p>
      <text:p text:style-name="P1717"/>
      <text:p text:style-name="Textbody"><text:span text:style-name="T1718"><text:tab/>The<text:s/></text:span><text:span text:style-name="T1719">Intellectual Standards</text:span><text:span text:style-name="T1720"><text:s/>used to judge the quality and reasonableness of my assumptions needed to understand<text:s/></text:span><text:span text:style-name="T1721"><text:tab/>and solve this problem are as follows:<text:s/></text:span><text:span text:style-name="T1722">Clarity</text:span><text:span text:style-name="T1723"><text:s/>– the meaning can be understood;</text:span><text:span text:style-name="T1724"><text:s/></text:span><text:span text:style-name="T1725">Accurate</text:span><text:span text:style-name="T1726"><text:s/>– free of errors</text:span></text:p>
      <text:p text:style-name="P1727"/>
      <table:table table:style-name="Table1728">
        <table:table-columns>
          <table:table-column table:style-name="TableColumn1729"/>
          <table:table-column table:style-name="TableColumn1730"/>
        </table:table-columns>
        <table:table-row table:style-name="TableRow1731">
          <table:table-cell table:style-name="TableCell1732" table:number-columns-spanned="2">
            <text:p text:style-name="P1733"><text:span text:style-name="T1734">Strategies for Assumptions</text:span></text:p>
          </table:table-cell>
          <table:covered-table-cell/>
        </table:table-row>
        <table:table-row table:style-name="TableRow1735">
          <table:table-cell table:style-name="TableCell1736">
            <text:list text:style-name="LFO26" text:continue-numbering="true">
              <text:list-item>
                <text:p text:style-name="P1737">Are my assumptions explicit and clear?</text:p>
              </text:list-item>
            </text:list>
            <text:p text:style-name="P1738"/>
          </table:table-cell>
          <table:table-cell table:style-name="TableCell1739">
            <text:list text:style-name="LFO26" text:continue-numbering="true">
              <text:list-item>
                <text:p text:style-name="P1740">Have I made additional assumptions about the problem that I need to work into the plan?</text:p>
              </text:list-item>
            </text:list>
          </table:table-cell>
        </table:table-row>
      </table:table>
      <text:p text:style-name="P1741"/>
      <text:p text:style-name="P1742"/>
      <text:p text:style-name="Standard"><text:tab/><text:span text:style-name="T1743">Element of Reasoning: Inferences and Interpretations</text:span></text:p>
      <text:p text:style-name="TableContents"><text:span text:style-name="T1744"><text:tab/>T</text:span><text:span text:style-name="T1745">he basis for our<text:s/></text:span><text:span text:style-name="T1746">inferences<text:s/></text:span><text:span text:style-name="T1747">and<text:s/></text:span><text:span text:style-name="T1748">interpretations</text:span><text:span text:style-name="T1749"><text:s/>at this point are<text:s/></text:span><text:span text:style-name="T1750"><text:tab/>________________________________________________________.</text:span></text:p>
      <text:p text:style-name="TableContents"><text:span text:style-name="T1751"><text:tab/></text:span><text:span text:style-name="T1752">(Is there another way to interpret the information? Can I justify my interpretation of the<text:s/></text:span><text:span text:style-name="T1753"><text:tab/>information or problem to<text:s/></text:span><text:span text:style-name="T1754"><text:tab/>be solved? Have I made any inferences beyond what the</text:span></text:p>
      <text:p text:style-name="P1755"><text:tab/>evidence implies? Are my inferences consistent?)</text:p>
      <text:p text:style-name="P1756"><text:tab/></text:p>
      <text:p text:style-name="Textbody"><text:span text:style-name="T1757"><text:tab/>The<text:s/></text:span><text:span text:style-name="T1758">Intellectual Standards</text:span><text:span text:style-name="T1759"><text:s/>used to judge the quality and reasonableness of my assumptions needed to understand<text:s/></text:span><text:span text:style-name="T1760"><text:tab/>and the Question(s) or Problem(s) are as follows:<text:s/></text:span><text:span text:style-name="T1761">Clarity;</text:span><text:span text:style-name="T1762"><text:s/></text:span><text:span text:style-name="T1763">Accurate</text:span><text:span text:style-name="T1764">;<text:s/></text:span><text:span text:style-name="T1765">Precise</text:span><text:span text:style-name="T1766">;<text:s/></text:span><text:span text:style-name="T1767">Breadth;</text:span><text:span text:style-name="T1768"><text:s/></text:span><text:span text:style-name="T1769">Significance.</text:span><text:span text:style-name="T1770"><text:s/></text:span><text:span text:style-name="T1771"><text:tab/></text:span></text:p>
      <text:p text:style-name="P1772"/>
      <table:table table:style-name="Table1773">
        <table:table-columns>
          <table:table-column table:style-name="TableColumn1774"/>
          <table:table-column table:style-name="TableColumn1775"/>
        </table:table-columns>
        <table:table-row table:style-name="TableRow1776">
          <table:table-cell table:style-name="TableCell1777" table:number-columns-spanned="2">
            <text:p text:style-name="P1778"><text:span text:style-name="T1779">Strategies for Interpreting and Making Inferences</text:span></text:p>
          </table:table-cell>
          <table:covered-table-cell/>
        </table:table-row>
        <table:table-row table:style-name="TableRow1780">
          <table:table-cell table:style-name="TableCell1781">
            <text:p text:style-name="P1782">1. Have I made additional inferences about the problem as I've devised the plan?</text:p>
          </table:table-cell>
          <table:table-cell table:style-name="TableCell1783">
            <text:p text:style-name="P1784"/>
          </table:table-cell>
        </table:table-row>
      </table:table>
      <text:p text:style-name="P1785"/>
      <text:p text:style-name="Standard"><text:tab/><text:span text:style-name="T1786">Element of Reasoning: Conclusions or Implications</text:span></text:p>
      <text:p text:style-name="TableContents"><text:span text:style-name="T1787"><text:tab/>T</text:span><text:span text:style-name="T1788">he most important<text:s/></text:span><text:span text:style-name="T1789">conclusion(s)</text:span><text:span text:style-name="T1790"><text:s/>or Implication(s) that I have made in devising a solution is(are)<text:s/></text:span><text:span text:style-name="T1791"><text:tab/>____________________________________________________________________.___________________.</text:span></text:p>
      <text:p text:style-name="TableContents"><text:span text:style-name="T1792"><text:tab/>(Does my plan make sense.? What did I learn from developing a solution plan? Can my plan be extended to other<text:s/></text:span><text:span text:style-name="T1793"><text:tab/>types of problems? What would I do differently next time? Can I present my plan using a clear coherent argument<text:s/></text:span><text:span text:style-name="T1794"><text:tab/>reflecting the sophistication appropriate to the problem.)</text:span></text:p>
      <text:p text:style-name="P1795"/>
      <text:p text:style-name="Textbody"><text:span text:style-name="T1796"><text:tab/>The<text:s/></text:span><text:span text:style-name="T1797">Intellectual Standards</text:span><text:span text:style-name="T1798"><text:s/>used to judge the quality of my Conclusion and Interpretation of the Question<text:s/></text:span><text:span text:style-name="T1799"><text:tab/>at hand<text:s/></text:span><text:span text:style-name="T1800"><text:tab/>is:<text:s/></text:span><text:span text:style-name="T1801">Clarity</text:span><text:span text:style-name="T1802"><text:s/></text:span><text:span text:style-name="T1803">Accurate;<text:s/></text:span><text:span text:style-name="T1804">Precise;</text:span><text:span text:style-name="T1805">;<text:s/></text:span><text:span text:style-name="T1806">Fairness;</text:span><text:span text:style-name="T1807"><text:s/></text:span><text:span text:style-name="T1808">Significance</text:span><text:span text:style-name="T1809">.</text:span></text:p>
      <table:table table:style-name="Table1810">
        <table:table-columns>
          <table:table-column table:style-name="TableColumn1811"/>
          <table:table-column table:style-name="TableColumn1812"/>
        </table:table-columns>
        <table:table-row table:style-name="TableRow1813">
          <table:table-cell table:style-name="TableCell1814" table:number-columns-spanned="2">
            <text:p text:style-name="P1815"><text:span text:style-name="T1816">Strategies for Conclusions</text:span></text:p>
          </table:table-cell>
          <table:covered-table-cell/>
        </table:table-row>
        <table:table-row table:style-name="TableRow1817">
          <table:table-cell table:style-name="TableCell1818">
            <text:list text:style-name="LFO27" text:continue-numbering="true">
              <text:list-item>
                <text:p text:style-name="P1819"><text:span text:style-name="T1820">Develop a line of reasoning – Map and explain the plan – prepare to<text:s/></text:span><text:span text:style-name="T1821">bring in the solution</text:span></text:p>
              </text:list-item>
              <text:list-item>
                <text:p text:style-name="P1822"><text:span text:style-name="T1823">Has my understanding of the problem changed? If so, how?</text:span></text:p>
              </text:list-item>
            </text:list>
          </table:table-cell>
          <table:table-cell table:style-name="TableCell1824">
            <text:list text:style-name="LFO27" text:continue-numbering="true">
              <text:list-item>
                <text:p text:style-name="P1825"><text:span text:style-name="T1826">What strategies were the most helpful to me in devising the plan?</text:span></text:p>
              </text:list-item>
            </text:list>
            <text:p text:style-name="P1827"/>
          </table:table-cell>
        </table:table-row>
      </table:table>
      <text:p text:style-name="Standard"><text:tab/></text:p>
      <text:p text:style-name="P1828"><text:tab/>Element of Reasoning: Point(s) of View</text:p>
      <text:p text:style-name="P1829"><text:span text:style-name="T1830"><text:tab/>The m</text:span><text:span text:style-name="T1831">ain point(s) of view or perspective(s) represented in this problem is (are) or (</text:span><text:span text:style-name="T1832">Could I work the problem<text:s/></text:span><text:span text:style-name="T1833"><text:tab/>using a different approach or technique?)</text:span><text:span text:style-name="T1834"><text:tab/>___________________________________________________________.</text:span></text:p>
      <text:p text:style-name="P1835"><text:tab/><text:s text:c="2"/>Can I check if my strategy makes sense?</text:p>
      <text:p text:style-name="TableContents"><text:span text:style-name="T1836"><text:tab/></text:span><text:span text:style-name="T1837">The<text:s/></text:span><text:span text:style-name="T1838">Intellectual Standards</text:span><text:span text:style-name="T1839"><text:s/>used to judge the quality and reasonableness of my assumptions needed to understand<text:s/></text:span><text:span text:style-name="T1840"><text:tab/>and solve this problem are as follows:<text:s/></text:span><text:span text:style-name="T1841">Clarity</text:span><text:span text:style-name="T1842">;<text:s/></text:span><text:span text:style-name="T1843">Accurate</text:span><text:span text:style-name="T1844">;<text:s/></text:span><text:span text:style-name="T1845">Precise</text:span><text:span text:style-name="T1846">;<text:s/></text:span><text:span text:style-name="T1847">Fairness</text:span><text:span text:style-name="T1848">;<text:s/></text:span><text:span text:style-name="T1849">Breadth</text:span><text:span text:style-name="T1850">;</text:span><text:span text:style-name="T1851"><text:s/></text:span><text:span text:style-name="T1852">Logic.</text:span></text:p>
      <text:p text:style-name="P1853"/>
      <table:table table:style-name="Table1854">
        <table:table-columns>
          <table:table-column table:style-name="TableColumn1855"/>
          <table:table-column table:style-name="TableColumn1856"/>
        </table:table-columns>
        <table:table-row table:style-name="TableRow1857">
          <table:table-cell table:style-name="TableCell1858" table:number-columns-spanned="2">
            <text:p text:style-name="P1859">Point of View</text:p>
          </table:table-cell>
          <table:covered-table-cell/>
        </table:table-row>
        <table:table-row table:style-name="TableRow1860">
          <table:table-cell table:style-name="TableCell1861">
            <text:list text:style-name="LFO28" text:continue-numbering="true">
              <text:list-item>
                <text:p text:style-name="P1862">Can you articulate another reasonable way of solving the problem?</text:p>
              </text:list-item>
            </text:list>
            <text:p text:style-name="P1863"/>
          </table:table-cell>
          <table:table-cell table:style-name="TableCell1864">
            <text:list text:style-name="LFO28" text:continue-numbering="true">
              <text:list-item>
                <text:p text:style-name="P1865">Review the *Intellectual Standards against each step of the plan</text:p>
              </text:list-item>
            </text:list>
          </table:table-cell>
        </table:table-row>
      </table:table>
      <text:p text:style-name="P1866"/>
      <text:p text:style-name="P1867">III. Carry out the Plan (Polya step 3):</text:p>
      <text:p text:style-name="Standard"><text:tab/><text:span text:style-name="T1868">Element of Reasoning: Key Question</text:span></text:p>
      <text:p text:style-name="Standard"><text:tab/><text:span text:style-name="T1869">The key<text:s/></text:span><text:span text:style-name="T1870">question(s)</text:span><text:span text:style-name="T1871"><text:s/>is whether or not my solution plan produces an accurate and valid solution to the<text:s/></text:span><text:span text:style-name="T1872"><text:tab/>problem? ___________________________________________________________________._</text:span></text:p>
      <text:p text:style-name="Standard"><text:span text:style-name="T1873"><text:tab/>(What exactly are we trying to determine? Is the solution accurate?? Was the problem that I was trying to<text:s/></text:span><text:span text:style-name="T1874"><text:tab/>answer<text:s/></text:span><text:span text:style-name="T1875"><text:tab/>solved?)</text:span></text:p>
      <text:p text:style-name="P1876"/>
      <text:p text:style-name="Standard"><text:span text:style-name="T1877"><text:tab/>The<text:s/></text:span><text:span text:style-name="T1878">Intellectual Standards</text:span><text:span text:style-name="T1879"><text:s/>used to judge the quality of my understanding of the problem are as follows:</text:span></text:p>
      <text:p text:style-name="Standard"><text:span text:style-name="T1880"><text:tab/></text:span><text:span text:style-name="T1881">Clarity</text:span><text:span text:style-name="T1882">;<text:s/></text:span><text:span text:style-name="T1883">Accurate</text:span><text:span text:style-name="T1884">;<text:s/></text:span><text:span text:style-name="T1885">Precision</text:span><text:span text:style-name="T1886">;<text:s/></text:span><text:span text:style-name="T1887">Fairness</text:span><text:span text:style-name="T1888">.</text:span></text:p>
      <text:p text:style-name="P1889"/>
      <text:p text:style-name="P1890"><text:tab/></text:p>
      <table:table table:style-name="Table1891">
        <table:table-columns>
          <table:table-column table:style-name="TableColumn1892"/>
          <table:table-column table:style-name="TableColumn1893"/>
        </table:table-columns>
        <table:table-row table:style-name="TableRow1894">
          <table:table-cell table:style-name="TableCell1895" table:number-columns-spanned="2">
            <text:p text:style-name="P1896"><text:span text:style-name="T1897">Strategies to Facilitate Carrying out the Solution Plan</text:span></text:p>
          </table:table-cell>
          <table:covered-table-cell/>
        </table:table-row>
        <table:table-row table:style-name="TableRow1898">
          <table:table-cell table:style-name="TableCell1899">
            <text:list text:style-name="LFO29" text:continue-numbering="true">
              <text:list-item>
                <text:p text:style-name="P1900">Implement the solution Plan</text:p>
              </text:list-item>
              <text:list-item>
                <text:p text:style-name="P1901"><text:span text:style-name="T1902">Could you state more explicitly the meaning of, or elaborate on, (choose) the math term, definition, skill, procedure, symbol(s), units of measure, labeling of axes, etc. that you are using</text:span></text:p>
              </text:list-item>
              <text:list-item>
                <text:p text:style-name="P1903">What questions are emerging for you as we think our way through this</text:p>
              </text:list-item>
              <text:list-item>
                <text:p text:style-name="P1904">Check periodically to make sure you are still on target with respect to the question.</text:p>
              </text:list-item>
              <text:list-item>
                <text:p text:style-name="P1905">Am I accurate at each step?</text:p>
              </text:list-item>
              <text:list-item>
                <text:p text:style-name="P1906">Should I change to a different representation to solve a step?</text:p>
              </text:list-item>
              <text:list-item>
                <text:p text:style-name="P1907">Would a calculator or technology be helpful?</text:p>
              </text:list-item>
              <text:list-item>
                <text:p text:style-name="P1908">Ask students to explain what they are doing as they work through a problem</text:p>
              </text:list-item>
            </text:list>
            <text:p text:style-name="P1909"/>
          </table:table-cell>
          <table:table-cell table:style-name="TableCell1910">
            <text:list text:style-name="LFO29" text:continue-numbering="true">
              <text:list-item>
                <text:p text:style-name="P1911">How can I prove that my step is correct?</text:p>
              </text:list-item>
              <text:list-item>
                <text:p text:style-name="P1912">Make sure you are using concepts with care and precision</text:p>
              </text:list-item>
              <text:list-item>
                <text:p text:style-name="P1913">Connect and analyze data – connect between data and unknowns consider</text:p>
              </text:list-item>
              <text:list-item>
                <text:p text:style-name="P1914">Am I hitting a “road block” in solving this problem?</text:p>
              </text:list-item>
              <text:list-item>
                <text:p text:style-name="P1915">Make sure you have gathered sufficient data</text:p>
              </text:list-item>
              <text:list-item>
                <text:p text:style-name="P1916">Do I need additional resources?</text:p>
              </text:list-item>
              <text:list-item>
                <text:p text:style-name="P1917">Experiment with a different solution planning</text:p>
              </text:list-item>
              <text:list-item>
                <text:p text:style-name="P1918">Keep track and save all results</text:p>
              </text:list-item>
              <text:list-item>
                <text:p text:style-name="P1919">Compare attempts to solve similar problems.</text:p>
              </text:list-item>
              <text:list-item>
                <text:p text:style-name="P1920">Do not give up!</text:p>
              </text:list-item>
            </text:list>
            <text:p text:style-name="P1921"/>
          </table:table-cell>
        </table:table-row>
      </table:table>
      <text:p text:style-name="Standard"/>
      <text:p text:style-name="P1922"><text:tab/></text:p>
      <text:p text:style-name="P1923"><text:tab/><text:span text:style-name="T1924">Element of Reasoning: Information</text:span><text:tab/></text:p>
      <text:p text:style-name="Standard"><text:span text:style-name="T1925"><text:tab/></text:span><text:span text:style-name="T1926">New information that has emerged as I've worked through the solution plan (are)</text:span><text:span text:style-name="T1927"><text:s/>is<text:s/></text:span><text:span text:style-name="T1928"><text:tab/>____________________________________________________________________________</text:span><text:span text:style-name="T1929">.</text:span></text:p>
      <text:p text:style-name="Standard"><text:span text:style-name="T1930"><text:tab/>(Identify additional information needed, or presupposed for addressing the problem. Here we are looking for facts<text:s/></text:span><text:span text:style-name="T1931"><text:tab/>or data relevant to the problem? Does it seem that some<text:s/></text:span><text:span text:style-name="T1932">information</text:span><text:span text:style-name="T1933"><text:s/>is still missing? How is information to be<text:s/></text:span><text:span text:style-name="T1934"><text:tab/>tested for accuracy, accessed and used?)</text:span></text:p>
      <text:p text:style-name="P1935"/>
      <text:p text:style-name="Standard"><text:span text:style-name="T1936"><text:tab/>The<text:s/></text:span><text:span text:style-name="T1937">Intellectual Standards</text:span><text:span text:style-name="T1938"><text:s/>used to judge the quality of Information are as follows:</text:span></text:p>
      <text:p text:style-name="Standard"><text:span text:style-name="T1939"><text:tab/></text:span><text:span text:style-name="T1940">Clarity;</text:span><text:span text:style-name="T1941"><text:s text:c="2"/></text:span><text:span text:style-name="T1942">Accurate</text:span><text:span text:style-name="T1943">;<text:s/></text:span><text:span text:style-name="T1944">Precision</text:span><text:span text:style-name="T1945">;<text:s/></text:span><text:span text:style-name="T1946">Significance</text:span><text:span text:style-name="T1947">;<text:s/></text:span><text:span text:style-name="T1948">Breadth</text:span><text:span text:style-name="T1949">;<text:s/></text:span><text:span text:style-name="T1950">Relevance;</text:span><text:span text:style-name="T1951">.</text:span></text:p>
      <text:p text:style-name="P1952"><text:tab/></text:p>
      <table:table table:style-name="Table1953">
        <table:table-columns>
          <table:table-column table:style-name="TableColumn1954"/>
          <table:table-column table:style-name="TableColumn1955"/>
        </table:table-columns>
        <table:table-row table:style-name="TableRow1956">
          <table:table-cell table:style-name="TableCell1957" table:number-columns-spanned="2">
            <text:p text:style-name="P1958"><text:span text:style-name="T1959">Strategies for Information</text:span></text:p>
          </table:table-cell>
          <table:covered-table-cell/>
        </table:table-row>
        <table:table-row table:style-name="TableRow1960">
          <table:table-cell table:style-name="TableCell1961">
            <text:list text:style-name="LFO30" text:continue-numbering="true">
              <text:list-item>
                <text:p text:style-name="P1962">Make sure that all data used is clear, accurate, and relevant to the problem at hand . .Apply Standards at each step of the way.</text:p>
              </text:list-item>
              <text:list-item>
                <text:p text:style-name="P1963">How can we check to see if the information you are using is accurate?</text:p>
              </text:list-item>
              <text:list-item>
                <text:p text:style-name="P1964">Are you using all of the data?</text:p>
              </text:list-item>
            </text:list>
          </table:table-cell>
          <table:table-cell table:style-name="TableCell1965">
            <text:list text:style-name="LFO30" text:continue-numbering="true">
              <text:list-item>
                <text:p text:style-name="P1966">Make sure that the information collected is still relevant to the solution – Check periodically to make sure you are still on target question?</text:p>
              </text:list-item>
              <text:list-item>
                <text:p text:style-name="P1967"><text:s/>Do we need to look at this in another way?</text:p>
              </text:list-item>
              <text:list-item>
                <text:p text:style-name="P1968">Apply the Intellectual Standards to additional data.</text:p>
              </text:list-item>
            </text:list>
          </table:table-cell>
        </table:table-row>
      </table:table>
      <text:p text:style-name="P1969"><text:tab/></text:p>
      <text:p text:style-name="Standard"><text:span text:style-name="T1970"><text:tab/>Element of Reasoning: Concepts</text:span><text:tab/></text:p>
      <text:p text:style-name="Standard"><text:span text:style-name="T1971"><text:tab/></text:span><text:span text:style-name="T1972"><text:s/></text:span><text:span text:style-name="T1973">The key<text:s/></text:span><text:span text:style-name="T1974">concepts</text:span><text:span text:style-name="T1975"><text:s/>we need to understand the successful implementation of the solution plan successfully<text:s/></text:span><text:span text:style-name="T1976"><text:s text:c="42"/>.</text:span><text:span text:style-name="T1977"><text:tab/>(</text:span><text:span text:style-name="T1978">What concepts or content (theorems, definitions, formulas, etc.) do we need to<text:s/></text:span><text:span text:style-name="T1979"><text:tab/>understand for reaching a<text:s/></text:span><text:span text:style-name="T1980"><text:tab/>solution?)</text:span><text:span text:style-name="T1981"><text:tab/></text:span></text:p>
      <text:p text:style-name="Standard"><text:span text:style-name="T1982"><text:tab/>The<text:s/></text:span><text:span text:style-name="T1983">Intellectual Standards</text:span><text:span text:style-name="T1984"><text:s/>used to judge the quality of my understanding of the concepts needed to understand<text:s/></text:span><text:span text:style-name="T1985"><text:tab/>and solve this problem are as follows:</text:span></text:p>
      <text:p text:style-name="P1986"><text:span text:style-name="T1987"><text:tab/></text:span><text:span text:style-name="T1988">Clarity</text:span><text:span text:style-name="T1989">;<text:s/></text:span><text:span text:style-name="T1990">Accurate</text:span><text:span text:style-name="T1991">;<text:s/></text:span><text:span text:style-name="T1992">Precision</text:span><text:span text:style-name="T1993">;<text:s/></text:span><text:span text:style-name="T1994">Significance;</text:span><text:span text:style-name="T1995">;<text:s/></text:span><text:span text:style-name="T1996">Relevance.</text:span></text:p>
      <text:p text:style-name="P1997"><text:tab/></text:p>
      <table:table table:style-name="Table1998">
        <table:table-columns>
          <table:table-column table:style-name="TableColumn1999"/>
          <table:table-column table:style-name="TableColumn2000"/>
        </table:table-columns>
        <table:table-row table:style-name="TableRow2001">
          <table:table-cell table:style-name="TableCell2002" table:number-columns-spanned="2">
            <text:p text:style-name="P2003"><text:span text:style-name="T2004">Strategies for Identifying and Applying Concepts</text:span></text:p>
          </table:table-cell>
          <table:covered-table-cell/>
        </table:table-row>
        <table:table-row table:style-name="TableRow2005">
          <table:table-cell table:style-name="TableCell2006">
            <text:list text:style-name="LFO31" text:continue-numbering="true">
              <text:list-item>
                <text:p text:style-name="P2007">Can I verify my understating of concepts used through use of different approaches or representations.</text:p>
              </text:list-item>
              <text:list-item>
                <text:p text:style-name="P2008">Can I explain how representations of concepts are related?</text:p>
              </text:list-item>
              <text:list-item>
                <text:p text:style-name="P2009">What new concepts have emerged as I've worked through the implementation process?</text:p>
              </text:list-item>
              <text:list-item>
                <text:p text:style-name="P2010">Can you prove that it is correct?</text:p>
              </text:list-item>
              <text:list-item>
                <text:p text:style-name="P2011">Show all of my work</text:p>
              </text:list-item>
            </text:list>
          </table:table-cell>
          <table:table-cell table:style-name="TableCell2012">
            <text:p text:style-name="P2013"><text:s/></text:p>
            <text:list text:style-name="LFO31" text:continue-numbering="true">
              <text:list-item>
                <text:p text:style-name="P2014">Compare attempts to solve similar problems keep track and save all results/data</text:p>
              </text:list-item>
              <text:list-item>
                <text:p text:style-name="P2015">Compare attempts to solve similar problems</text:p>
              </text:list-item>
              <text:list-item>
                <text:p text:style-name="P2016">Keep track and save all results/data and include partial solutions</text:p>
              </text:list-item>
              <text:list-item>
                <text:p text:style-name="P2017">Can you see clearly that each step is correct?</text:p>
              </text:list-item>
            </text:list>
          </table:table-cell>
        </table:table-row>
      </table:table>
      <text:p text:style-name="P2018"/>
      <text:p text:style-name="P2019"/>
      <text:p text:style-name="P2020"><text:tab/>Element of Reasoning: Assumptions</text:p>
      <text:p text:style-name="P2021"><text:span text:style-name="T2022"><text:tab/></text:span><text:span text:style-name="T2023">New assumption(s) that have emerged as I've worked through the solution plan (are)<text:s/></text:span><text:span text:style-name="T2024"><text:tab/>___________________________________________________________________.</text:span></text:p>
      <text:p text:style-name="P2025"><text:span text:style-name="T2026"><text:tab/>(What are we taking for granted? What assumptions are we making? Are our assumptions justifiable? Assumptions<text:s/></text:span><text:span text:style-name="T2027"><text:tab/>are generalizations that might be questioned and are most often unstated.)</text:span></text:p>
      <text:p text:style-name="Textbody"><text:span text:style-name="T2028"><text:tab/>The<text:s/></text:span><text:span text:style-name="T2029">Intellectual Standards</text:span><text:span text:style-name="T2030"><text:s/>used to judge the quality and reasonableness of my assumptions needed to understand<text:s/></text:span><text:span text:style-name="T2031"><text:tab/>and solve this problem are as follows:<text:s/></text:span><text:span text:style-name="T2032">Clarity</text:span><text:span text:style-name="T2033">;</text:span><text:span text:style-name="T2034"><text:s/></text:span><text:span text:style-name="T2035">Accurate.</text:span></text:p>
      <text:p text:style-name="P2036"/>
      <table:table table:style-name="Table2037">
        <table:table-columns>
          <table:table-column table:style-name="TableColumn2038"/>
          <table:table-column table:style-name="TableColumn2039"/>
        </table:table-columns>
        <table:table-row table:style-name="TableRow2040">
          <table:table-cell table:style-name="TableCell2041" table:number-columns-spanned="2">
            <text:p text:style-name="P2042"><text:span text:style-name="T2043">Strategies for Assumption</text:span></text:p>
          </table:table-cell>
          <table:covered-table-cell/>
        </table:table-row>
        <table:table-row table:style-name="TableRow2044">
          <table:table-cell table:style-name="TableCell2045">
            <text:list text:style-name="LFO32" text:continue-numbering="true">
              <text:list-item>
                <text:p text:style-name="P2046">Have all assumptions been challenged for legitimacy?</text:p>
              </text:list-item>
            </text:list>
          </table:table-cell>
          <table:table-cell table:style-name="TableCell2047">
            <text:list text:style-name="LFO32" text:continue-numbering="true">
              <text:list-item>
                <text:p text:style-name="P2048">What new assumptions have I made as I've worked through the problem?</text:p>
              </text:list-item>
            </text:list>
          </table:table-cell>
        </table:table-row>
      </table:table>
      <text:p text:style-name="Standard"/>
      <text:p text:style-name="Standard"><text:tab/></text:p>
      <text:p text:style-name="Standard"/>
      <text:p text:style-name="Standard"><text:tab/><text:span text:style-name="T2049">Element of Reasoning: Inferences and Interpretations</text:span></text:p>
      <text:p text:style-name="TableContents"><text:span text:style-name="T2050"><text:tab/>What new<text:s/></text:span><text:span text:style-name="T2051">inferences<text:s/></text:span><text:span text:style-name="T2052">and<text:s/></text:span><text:span text:style-name="T2053">interpretations</text:span><text:span text:style-name="T2054"><text:s text:c="2"/>have emerged as I've worked through the solution plan (are)<text:s/></text:span><text:span text:style-name="T2055"><text:tab/>________________________________________________________.</text:span></text:p>
      <text:p text:style-name="TableContents"><text:span text:style-name="T2056"><text:tab/></text:span><text:span text:style-name="T2057">(Is there another way to interpret the information? Can I justify my interpretation of the<text:s/></text:span><text:span text:style-name="T2058"><text:tab/>information or problem to<text:s/></text:span><text:span text:style-name="T2059"><text:tab/>be solved? Have I made any inferences beyond what the</text:span></text:p>
      <text:p text:style-name="P2060"><text:tab/>evidence implies? Are my inferences consistent?)</text:p>
      <text:p text:style-name="P2061"><text:tab/></text:p>
      <text:p text:style-name="Textbody"><text:span text:style-name="T2062"><text:tab/>The<text:s/></text:span><text:span text:style-name="T2063">Intellectual Standards</text:span><text:span text:style-name="T2064"><text:s/>used to judge the quality and reasonableness of my assumptions needed to understand<text:s/></text:span><text:span text:style-name="T2065"><text:tab/>and the Question(s) or Problem(s) are as follows:<text:s/></text:span><text:span text:style-name="T2066">Clarity;</text:span><text:span text:style-name="T2067"><text:s/></text:span><text:span text:style-name="T2068">Accurate</text:span><text:span text:style-name="T2069">;<text:s/></text:span><text:span text:style-name="T2070">Precise</text:span><text:span text:style-name="T2071">;<text:s/></text:span><text:span text:style-name="T2072">Fairness</text:span><text:span text:style-name="T2073">;<text:s/></text:span><text:span text:style-name="T2074">Breadth;<text:s/></text:span><text:span text:style-name="T2075"><text:s/></text:span><text:span text:style-name="T2076">Significance</text:span><text:span text:style-name="T2077">.</text:span></text:p>
      <text:p text:style-name="P2078"/>
      <table:table table:style-name="Table2079">
        <table:table-columns>
          <table:table-column table:style-name="TableColumn2080"/>
          <table:table-column table:style-name="TableColumn2081"/>
        </table:table-columns>
        <table:table-row table:style-name="TableRow2082">
          <table:table-cell table:style-name="TableCell2083" table:number-columns-spanned="2">
            <text:p text:style-name="P2084"><text:span text:style-name="T2085">Strategies for Interpreting and Making Inferences</text:span></text:p>
          </table:table-cell>
          <table:covered-table-cell/>
        </table:table-row>
        <table:table-row table:style-name="TableRow2086">
          <table:table-cell table:style-name="TableCell2087">
            <text:list text:style-name="LFO33" text:continue-numbering="true">
              <text:list-item>
                <text:p text:style-name="P2088">Compare attempts to solve similar problem</text:p>
              </text:list-item>
              <text:list-item>
                <text:p text:style-name="P2089">Allow for mistakes/errors</text:p>
              </text:list-item>
            </text:list>
          </table:table-cell>
          <table:table-cell table:style-name="TableCell2090">
            <text:list text:style-name="LFO33" text:continue-numbering="true">
              <text:list-item>
                <text:p text:style-name="P2091">Allow student to ask and pursue “what – if” questions</text:p>
              </text:list-item>
              <text:list-item>
                <text:p text:style-name="P2092">Check answers for accuracy</text:p>
              </text:list-item>
            </text:list>
          </table:table-cell>
        </table:table-row>
      </table:table>
      <text:p text:style-name="Standard"><text:tab/></text:p>
      <text:p text:style-name="Standard"><text:tab/><text:span text:style-name="T2093">Element of Reasoning: Conclusions or Implications</text:span></text:p>
      <text:p text:style-name="TableContents"><text:span text:style-name="T2094"><text:tab/>T</text:span><text:span text:style-name="T2095">he most important<text:s/></text:span><text:span text:style-name="T2096">conclusion(s)</text:span><text:span text:style-name="T2097"><text:s/>or Implication(s) in solving this problem is<text:s/></text:span><text:span text:style-name="T2098"><text:tab/>(are)____________________________________________________________________.</text:span></text:p>
      <text:p text:style-name="TableContents"><text:span text:style-name="T2099"><text:tab/>(Does my answer(s) make sense within the context of the problem? What did I learn from solving this problem?<text:s/></text:span><text:span text:style-name="T2100"><text:tab/>Can my strategies be extended to other types of problems? What would I do differently next time? Can I present my<text:s/></text:span><text:span text:style-name="T2101"><text:tab/>analysis and solution using a clear <text:s/>coherent argument reflecting the sophistication appropriate to the problem at<text:s/></text:span><text:span text:style-name="T2102"><text:tab/>hand.)</text:span></text:p>
      <text:p text:style-name="P2103"><text:tab/></text:p>
      <text:p text:style-name="Textbody"><text:span text:style-name="T2104"><text:tab/>The<text:s/></text:span><text:span text:style-name="T2105">Intellectual Standards</text:span><text:span text:style-name="T2106"><text:s/>used to judge the quality of my Conclusion and Interpretation of the Question at hand<text:s/></text:span><text:span text:style-name="T2107"><text:tab/>is:<text:s/></text:span><text:span text:style-name="T2108">Clarity;</text:span><text:span text:style-name="T2109"><text:s/></text:span><text:span text:style-name="T2110">Accurate</text:span><text:span text:style-name="T2111">;<text:s/></text:span><text:span text:style-name="T2112">Precise</text:span><text:span text:style-name="T2113">;<text:s/></text:span><text:span text:style-name="T2114">Fairness;</text:span><text:span text:style-name="T2115"><text:s text:c="2"/></text:span><text:span text:style-name="T2116">Significance.</text:span></text:p>
      <table:table table:style-name="Table2117">
        <table:table-columns>
          <table:table-column table:style-name="TableColumn2118"/>
          <table:table-column table:style-name="TableColumn2119"/>
        </table:table-columns>
        <table:table-row table:style-name="TableRow2120">
          <table:table-cell table:style-name="TableCell2121" table:number-columns-spanned="2">
            <text:p text:style-name="P2122"><text:span text:style-name="T2123">Strategies for Conclusions</text:span></text:p>
          </table:table-cell>
          <table:covered-table-cell/>
        </table:table-row>
        <table:table-row table:style-name="TableRow2124">
          <table:table-cell table:style-name="TableCell2125">
            <text:list text:style-name="LFO34" text:continue-numbering="true">
              <text:list-item>
                <text:p text:style-name="P2126">Can you see clearly that the step is correct/</text:p>
              </text:list-item>
              <text:list-item>
                <text:p text:style-name="P2127">Can you prove that it is correct?</text:p>
              </text:list-item>
              <text:list-item>
                <text:p text:style-name="P2128">Keep track and save all results/data</text:p>
              </text:list-item>
              <text:list-item>
                <text:p text:style-name="P2129">Show all of my work include partial solutions</text:p>
              </text:list-item>
              <text:list-item>
                <text:p text:style-name="P2130">Compare attempts to solve similar problems</text:p>
              </text:list-item>
              <text:list-item>
                <text:p text:style-name="P2131">Revise plan</text:p>
              </text:list-item>
              <text:list-item>
                <text:p text:style-name="P2132">Consider the impact of alternative or unexpressed assumptions</text:p>
              </text:list-item>
              <text:list-item>
                <text:p text:style-name="P2133">Consider the impact of removing assumptions</text:p>
              </text:list-item>
              <text:list-item>
                <text:p text:style-name="P2134">Does the answer make sense?</text:p>
              </text:list-item>
              <text:list-item>
                <text:p text:style-name="P2135">Am I being logical? Can I express the logic that I used??</text:p>
              </text:list-item>
            </text:list>
          </table:table-cell>
          <table:table-cell table:style-name="TableCell2136">
            <text:list text:style-name="LFO34" text:continue-numbering="true">
              <text:list-item>
                <text:p text:style-name="P2137">check answers for accuracy</text:p>
              </text:list-item>
              <text:list-item>
                <text:p text:style-name="P2138">How can I check my answer?</text:p>
              </text:list-item>
              <text:list-item>
                <text:p text:style-name="P2139">Does the answer make sense?</text:p>
              </text:list-item>
              <text:list-item>
                <text:p text:style-name="P2140">Am I being logical?</text:p>
              </text:list-item>
              <text:list-item>
                <text:p text:style-name="P2141">Can you articulate another reasonable way of looking at the issue (breadth)</text:p>
              </text:list-item>
              <text:list-item>
                <text:p text:style-name="P2142">Can you express the loci that you used (logic)</text:p>
              </text:list-item>
              <text:list-item>
                <text:p text:style-name="P2143"><text:span text:style-name="T2144">Have you focused on the most significant issue in dealing with this problem? (significance)</text:span></text:p>
              </text:list-item>
              <text:list-item>
                <text:p text:style-name="P2145"><text:span text:style-name="Emphasis">Monitor how well he or she is arriving at conclusion.</text:span></text:p>
              </text:list-item>
            </text:list>
          </table:table-cell>
        </table:table-row>
      </table:table>
      <text:p text:style-name="Standard"/>
      <text:p text:style-name="Standard"><text:tab/></text:p>
      <text:p text:style-name="P2146"><text:tab/></text:p>
      <text:p text:style-name="P2147"><text:tab/>Element of Reasoning: Point(s) of View</text:p>
      <text:p text:style-name="P2148"><text:span text:style-name="T2149"><text:tab/></text:span><text:span text:style-name="T2150">What new<text:s/></text:span><text:span text:style-name="T2151">point(s) of view or perspective(s) <text:s/>have emerged into my thinking as I've worked through the solution<text:s/></text:span><text:span text:style-name="T2152"><text:tab/>(are)____________________________________________________________________________ .</text:span></text:p>
      <text:p text:style-name="P2153"><text:tab/>(Could I work the problem using a different approach or technique? How can we check our results? Can I<text:s/><text:tab/>check<text:s/><text:tab/>if my understanding is accurate?)</text:p>
      <text:p text:style-name="P2154"><text:tab/></text:p>
      <text:p text:style-name="P2155"><text:span text:style-name="T2156"><text:tab/>The<text:s/></text:span><text:span text:style-name="T2157">Intellectual Standards</text:span><text:span text:style-name="T2158"><text:s/>used to judge the quality and reasonableness of my assumptions needed to understand<text:s/></text:span><text:span text:style-name="T2159"><text:tab/>and solve this problem are as follows:<text:s/></text:span><text:span text:style-name="T2160">Clarity</text:span><text:span text:style-name="T2161">;<text:s/></text:span><text:span text:style-name="T2162">Accurate</text:span><text:span text:style-name="T2163">;<text:s/></text:span><text:span text:style-name="T2164">Precise</text:span><text:span text:style-name="T2165">-</text:span><text:span text:style-name="T2166"><text:s/></text:span><text:span text:style-name="T2167">Breadth</text:span><text:span text:style-name="T2168">;</text:span><text:span text:style-name="T2169"><text:s/></text:span><text:span text:style-name="T2170">Logic.</text:span></text:p>
      <text:p text:style-name="P2171"/>
      <table:table table:style-name="Table2172">
        <table:table-columns>
          <table:table-column table:style-name="TableColumn2173"/>
          <table:table-column table:style-name="TableColumn2174"/>
        </table:table-columns>
        <table:table-row table:style-name="TableRow2175">
          <table:table-cell table:style-name="TableCell2176" table:number-columns-spanned="2">
            <text:p text:style-name="P2177"><text:span text:style-name="T2178">Strategies for Point of View</text:span></text:p>
          </table:table-cell>
          <table:covered-table-cell/>
        </table:table-row>
        <table:table-row table:style-name="TableRow2179">
          <table:table-cell table:style-name="TableCell2180">
            <text:list text:style-name="LFO35" text:continue-numbering="true">
              <text:list-item>
                <text:p text:style-name="P2181">Can I work the problem using a different method?</text:p>
              </text:list-item>
            </text:list>
            <text:p text:style-name="P2182"/>
          </table:table-cell>
          <table:table-cell table:style-name="TableCell2183">
            <text:list text:style-name="LFO35" text:continue-numbering="true">
              <text:list-item>
                <text:p text:style-name="P2184">Do we need to look at this in to other ways?</text:p>
              </text:list-item>
              <text:list-item>
                <text:p text:style-name="P2185"><text:span text:style-name="T2186">Can you articulate another reasonable ways of <text:s/>looking at the issue?</text:span></text:p>
              </text:list-item>
            </text:list>
          </table:table-cell>
        </table:table-row>
      </table:table>
      <text:p text:style-name="P2187"/>
      <text:p text:style-name="P2188"/>
      <text:p text:style-name="P2189">IV.<text:tab/>Polya Step 4: Reflecting on the Problem</text:p>
      <text:p text:style-name="Standard"><text:tab/><text:span text:style-name="T2190">Element of Reasoning: Key Question</text:span></text:p>
      <text:p text:style-name="Standard"><text:tab/></text:p>
      <text:p text:style-name="Standard"><text:span text:style-name="T2191"><text:tab/>The key<text:s/></text:span><text:span text:style-name="T2192">question(s)</text:span><text:span text:style-name="T2193"><text:s/>or<text:s/></text:span><text:span text:style-name="T2194">problem(s)</text:span><text:span text:style-name="T2195"><text:s/>is (are) did I solve the problem? What have I learned from solving the problem<text:s/></text:span><text:span text:style-name="T2196"><text:tab/>or answering the question?______________________________________________________________.</text:span></text:p>
      <text:p text:style-name="P2197"><text:tab/></text:p>
      <text:p text:style-name="Standard"><text:span text:style-name="T2198"><text:tab/>The<text:s/></text:span><text:span text:style-name="T2199">Intellectual Standards</text:span><text:span text:style-name="T2200"><text:s/>used to judge the quality of my understanding of the problem are as follows:</text:span></text:p>
      <text:p text:style-name="Standard"><text:span text:style-name="T2201"><text:tab/></text:span><text:span text:style-name="T2202">Clarity</text:span><text:span text:style-name="T2203">; <text:s/></text:span><text:span text:style-name="T2204">Accurate</text:span><text:span text:style-name="T2205">;<text:s/></text:span><text:span text:style-name="T2206">Precision;</text:span><text:span text:style-name="T2207">;<text:s/></text:span><text:span text:style-name="T2208">Fairness</text:span><text:span text:style-name="T2209">.</text:span></text:p>
      <text:p text:style-name="P2210"/>
      <text:p text:style-name="P2211"><text:tab/></text:p>
      <table:table table:style-name="Table2212">
        <table:table-columns>
          <table:table-column table:style-name="TableColumn2213"/>
          <table:table-column table:style-name="TableColumn2214"/>
        </table:table-columns>
        <table:table-row table:style-name="TableRow2215">
          <table:table-cell table:style-name="TableCell2216" table:number-columns-spanned="2">
            <text:p text:style-name="P2217"><text:span text:style-name="T2218">Strategies for Reflecting on the Problem</text:span></text:p>
          </table:table-cell>
          <table:covered-table-cell/>
        </table:table-row>
        <table:table-row table:style-name="TableRow2219">
          <table:table-cell table:style-name="TableCell2220">
            <text:list text:style-name="LFO36" text:continue-numbering="true">
              <text:list-item>
                <text:p text:style-name="P2221"><text:span text:style-name="T2222">Did I answer the question?</text:span></text:p>
              </text:list-item>
              <text:list-item>
                <text:p text:style-name="P2223">Can I explain and justify my answer?</text:p>
              </text:list-item>
              <text:list-item>
                <text:p text:style-name="P2224">Did my understanding of the question change as I worked through the problem?</text:p>
              </text:list-item>
              <text:list-item>
                <text:p text:style-name="P2225">How can this problem be extended to other types of problems?</text:p>
              </text:list-item>
              <text:list-item>
                <text:p text:style-name="P2226">Were all problem conditions met?</text:p>
              </text:list-item>
            </text:list>
          </table:table-cell>
          <table:table-cell table:style-name="TableCell2227">
            <text:list text:style-name="LFO36" text:continue-numbering="true">
              <text:list-item>
                <text:p text:style-name="P2228">What did I learn from solving this problem (new content, processes, improved learning of particular mathematical concepts?</text:p>
              </text:list-item>
              <text:list-item>
                <text:p text:style-name="P2229">Can I describe a more effective or efficient process</text:p>
              </text:list-item>
              <text:list-item>
                <text:p text:style-name="P2230">How was my solution process similar to or different than other problems?</text:p>
              </text:list-item>
              <text:list-item>
                <text:p text:style-name="P2231">Was my solution different from my expectations or estimate?</text:p>
              </text:list-item>
            </text:list>
            <text:p text:style-name="P2232"/>
            <text:p text:style-name="P2233"/>
          </table:table-cell>
        </table:table-row>
      </table:table>
      <text:p text:style-name="P2234"><text:tab/></text:p>
      <text:p text:style-name="TableContents"><text:span text:style-name="T2235"><text:tab/>Element of Reasoning: Purpose</text:span></text:p>
      <text:p text:style-name="TableContents"><text:span text:style-name="T2236"><text:tab/></text:span><text:span text:style-name="T2237">New or expanded insights regarding purpose that I've gained i</text:span><text:span text:style-name="T2238">n working through this problem<text:s/></text:span><text:span text:style-name="T2239"><text:tab/>is(are)</text:span><text:span text:style-name="T2240">______________________________________________________________________________.</text:span></text:p>
      <text:p text:style-name="TableContents"><text:span text:style-name="T2241"><text:tab/>(State as accurately as possible, new insight about the purpose for solving the problem.? What purpose will our<text:s/></text:span><text:span text:style-name="T2242"><text:tab/>solution achieve? Why is the<text:s/></text:span><text:span text:style-name="T2243">problem important</text:span><text:span text:style-name="T2244">?)</text:span></text:p>
      <text:p text:style-name="Standard"><text:span text:style-name="T2245"><text:tab/>The<text:s/></text:span><text:span text:style-name="T2246">Intellectual Standards</text:span><text:span text:style-name="T2247"><text:s/>used to judge the quality of my understanding of the problem are as follows:</text:span></text:p>
      <text:p text:style-name="Standard"><text:span text:style-name="T2248"><text:tab/></text:span><text:span text:style-name="T2249">Clarity;</text:span><text:span text:style-name="T2250"><text:s/></text:span><text:span text:style-name="T2251">Fairness</text:span><text:span text:style-name="T2252">.</text:span></text:p>
      <table:table table:style-name="Table2253">
        <table:table-columns>
          <table:table-column table:style-name="TableColumn2254"/>
          <table:table-column table:style-name="TableColumn2255"/>
        </table:table-columns>
        <table:table-row table:style-name="TableRow2256">
          <table:table-cell table:style-name="TableCell2257" table:number-columns-spanned="2">
            <text:p text:style-name="P2258"><text:span text:style-name="T2259">Strategies to Facilitate Understanding the Purpose</text:span></text:p>
          </table:table-cell>
          <table:covered-table-cell/>
        </table:table-row>
        <table:table-row table:style-name="TableRow2260">
          <table:table-cell table:style-name="TableCell2261">
            <text:list text:style-name="LFO37" text:continue-numbering="true">
              <text:list-item>
                <text:p text:style-name="P2262">Why is the problem important?</text:p>
              </text:list-item>
              <text:list-item>
                <text:p text:style-name="P2263">What is the practical importance in obtaining the solution?</text:p>
              </text:list-item>
            </text:list>
          </table:table-cell>
          <table:table-cell table:style-name="TableCell2264">
            <text:list text:style-name="LFO37" text:continue-numbering="true">
              <text:list-item>
                <text:p text:style-name="P2265">Do I understand why solving this problem will help me understand mathematics?</text:p>
              </text:list-item>
              <text:list-item>
                <text:p text:style-name="P2266">What have new mathematics have I learned in solving the problem?</text:p>
              </text:list-item>
            </text:list>
          </table:table-cell>
        </table:table-row>
      </table:table>
      <text:p text:style-name="Standard"><text:tab/></text:p>
      <text:p text:style-name="Standard"><text:span text:style-name="T2267"><text:tab/>Element of Reasoning: Information</text:span><text:tab/></text:p>
      <text:p text:style-name="Standard"><text:span text:style-name="T2268"><text:tab/></text:span><text:span text:style-name="T2269">T</text:span><text:span text:style-name="T2270">he most important information that I used in solving the problem<text:s/></text:span><text:span text:style-name="T2271">was<text:s/></text:span><text:span text:style-name="T2272"><text:tab/>____________________________________________________________________________</text:span><text:span text:style-name="T2273">.</text:span></text:p>
      <text:p text:style-name="Standard"><text:span text:style-name="T2274"><text:tab/>(Identify key information used for solving the problem. Here we are looking for facts or data <text:s/>relevant to the<text:s/></text:span><text:span text:style-name="T2275"><text:tab/>problem, What information such as data, and facts do I have? What<text:s/></text:span><text:span text:style-name="T2276">information</text:span><text:span text:style-name="T2277"><text:s/>do I need to answer the<text:s/></text:span><text:span text:style-name="T2278"><text:tab/>question? Does it seem that some<text:s/></text:span><text:span text:style-name="T2279">information</text:span><text:span text:style-name="T2280"><text:s/>is still missing? How is information to be accessed and used?)</text:span></text:p>
      <text:p text:style-name="Standard"><text:span text:style-name="T2281"><text:tab/>The<text:s/></text:span><text:span text:style-name="T2282">Intellectual Standards</text:span><text:span text:style-name="T2283"><text:s/>used to judge the quality of Information are as follows:</text:span></text:p>
      <text:p text:style-name="Standard"><text:span text:style-name="T2284"><text:tab/></text:span><text:span text:style-name="T2285">Clarity</text:span><text:span text:style-name="T2286">;<text:s/></text:span><text:span text:style-name="T2287">Precision</text:span><text:span text:style-name="T2288">-</text:span><text:span text:style-name="T2289">;<text:s/></text:span><text:span text:style-name="T2290">Fairness</text:span><text:span text:style-name="T2291">;<text:s/></text:span><text:span text:style-name="T2292">Significance</text:span><text:span text:style-name="T2293">;<text:s/></text:span><text:span text:style-name="T2294">Relevance</text:span><text:span text:style-name="T2295">.</text:span></text:p>
      <text:p text:style-name="P2296"><text:tab/></text:p>
      <table:table table:style-name="Table2297">
        <table:table-columns>
          <table:table-column table:style-name="TableColumn2298"/>
          <table:table-column table:style-name="TableColumn2299"/>
        </table:table-columns>
        <table:table-row table:style-name="TableRow2300">
          <table:table-cell table:style-name="TableCell2301" table:number-columns-spanned="2">
            <text:p text:style-name="P2302"><text:span text:style-name="T2303">Strategies for Information</text:span></text:p>
          </table:table-cell>
          <table:covered-table-cell/>
        </table:table-row>
        <table:table-row table:style-name="TableRow2304">
          <table:table-cell table:style-name="TableCell2305">
            <text:list text:style-name="LFO38" text:continue-numbering="true">
              <text:list-item>
                <text:p text:style-name="P2306">What information was most relevant and useful?</text:p>
              </text:list-item>
              <text:list-item>
                <text:p text:style-name="P2307">Can you relate new information gained from solving this problem to previous learning?</text:p>
              </text:list-item>
            </text:list>
          </table:table-cell>
          <table:table-cell table:style-name="TableCell2308">
            <text:list text:style-name="LFO38" text:continue-numbering="true">
              <text:list-item>
                <text:p text:style-name="P2309">Have I gained new insights or knowledge regarding accessing and using information for problem solving?</text:p>
              </text:list-item>
              <text:list-item>
                <text:p text:style-name="P2310">What would I do differently in accessing information for solving a similar problem?</text:p>
              </text:list-item>
            </text:list>
            <text:p text:style-name="P2311"/>
          </table:table-cell>
        </table:table-row>
      </table:table>
      <text:p text:style-name="P2312"><text:tab/><text:span text:style-name="T2313">Element of Reasoning: Concepts</text:span><text:tab/></text:p>
      <text:p text:style-name="Standard"><text:span text:style-name="T2314"><text:tab/></text:span><text:span text:style-name="T2315"><text:s/>What new<text:s/></text:span><text:span text:style-name="T2316">concepts</text:span><text:span text:style-name="T2317"><text:s/>not identified earlier were needed to solve this problem are</text:span><text:span text:style-name="T2318"><text:s text:c="42"/>.</text:span></text:p>
      <text:p text:style-name="Standard"><text:span text:style-name="T2319"><text:tab/>(</text:span><text:span text:style-name="T2320">What concepts or content (theorems, definitions, formulas, etc.) do we need to<text:s/></text:span><text:span text:style-name="T2321"><text:tab/>understand for reaching a<text:s/></text:span><text:span text:style-name="T2322"><text:tab/>solution?)</text:span><text:span text:style-name="T2323"><text:tab/></text:span></text:p>
      <text:p text:style-name="P2324"/>
      <text:p text:style-name="Standard"><text:span text:style-name="T2325"><text:tab/>The<text:s/></text:span><text:span text:style-name="T2326">Intellectual Standards</text:span><text:span text:style-name="T2327"><text:s/>used to judge the quality of my understanding of the concepts needed to understand<text:s/></text:span><text:span text:style-name="T2328"><text:tab/>and solve this problem are as follows:</text:span></text:p>
      <text:p text:style-name="P2329"><text:span text:style-name="T2330"><text:tab/></text:span><text:span text:style-name="T2331">Clarity</text:span><text:span text:style-name="T2332">;<text:s/></text:span><text:span text:style-name="T2333">Accurate</text:span><text:span text:style-name="T2334">;<text:s/></text:span><text:span text:style-name="T2335">Precision</text:span><text:span text:style-name="T2336">; S</text:span><text:span text:style-name="T2337">ignificance</text:span><text:span text:style-name="T2338">;<text:s/></text:span><text:span text:style-name="T2339">Relevance.</text:span></text:p>
      <text:p text:style-name="P2340"><text:tab/></text:p>
      <table:table table:style-name="Table2341">
        <table:table-columns>
          <table:table-column table:style-name="TableColumn2342"/>
          <table:table-column table:style-name="TableColumn2343"/>
        </table:table-columns>
        <table:table-row table:style-name="TableRow2344">
          <table:table-cell table:style-name="TableCell2345" table:number-columns-spanned="2">
            <text:p text:style-name="P2346"><text:span text:style-name="T2347">Strategies for Identifying and Applying Concepts</text:span></text:p>
          </table:table-cell>
          <table:covered-table-cell/>
        </table:table-row>
        <table:table-row table:style-name="TableRow2348">
          <table:table-cell table:style-name="TableCell2349">
            <text:list text:style-name="LFO39" text:continue-numbering="true">
              <text:list-item>
                <text:p text:style-name="P2350">What new concepts or content was(were) related to the problem?</text:p>
              </text:list-item>
              <text:list-item>
                <text:p text:style-name="P2351">Can you explain how these concepts were used in solving the problem?</text:p>
              </text:list-item>
              <text:list-item>
                <text:p text:style-name="P2352">What concepts did I learn more deeply from solving this problem? How did my learning change?</text:p>
              </text:list-item>
            </text:list>
          </table:table-cell>
          <table:table-cell table:style-name="TableCell2353">
            <text:list text:style-name="LFO39" text:continue-numbering="true">
              <text:list-item>
                <text:p text:style-name="P2354">Are there relevant concepts or content that I need to study in greater depth .</text:p>
              </text:list-item>
              <text:list-item>
                <text:p text:style-name="P2355">Can you relate new concept or content needed to solve this problem <text:s/>to previous learning?</text:p>
              </text:list-item>
              <text:list-item>
                <text:p text:style-name="P2356">Can you explain the main concept behind the problem in your own words?</text:p>
              </text:list-item>
            </text:list>
          </table:table-cell>
        </table:table-row>
      </table:table>
      <text:p text:style-name="P2357"/>
      <text:p text:style-name="P2358"><text:tab/>Element of Reasoning: Assumptions</text:p>
      <text:p text:style-name="P2359"><text:span text:style-name="T2360"><text:tab/></text:span><text:span text:style-name="T2361">New assumption(s) that have emerged as I've worked through the solution plan (are)</text:span><text:span text:style-name="T2362"><text:tab/>___________________________________________________________________.</text:span></text:p>
      <text:p text:style-name="P2363"><text:span text:style-name="T2364"><text:tab/>(What did I take for granted? What assumptions did I make? Are our assumptions justifiable?</text:span></text:p>
      <text:p text:style-name="Textbody"><text:span text:style-name="T2365"><text:tab/>The<text:s/></text:span><text:span text:style-name="T2366">Intellectual Standards</text:span><text:span text:style-name="T2367"><text:s/>used to judge the quality and reasonableness of my assumptions needed to understand<text:s/></text:span><text:span text:style-name="T2368"><text:tab/>and solve this problem are as follows:<text:s/></text:span><text:span text:style-name="T2369">Clarity</text:span><text:span text:style-name="T2370">;</text:span><text:span text:style-name="T2371"><text:s/></text:span><text:span text:style-name="T2372">Accurate</text:span></text:p>
      <table:table table:style-name="Table2373">
        <table:table-columns>
          <table:table-column table:style-name="TableColumn2374"/>
          <table:table-column table:style-name="TableColumn2375"/>
        </table:table-columns>
        <table:table-row table:style-name="TableRow2376">
          <table:table-cell table:style-name="TableCell2377" table:number-columns-spanned="2">
            <text:p text:style-name="P2378"><text:span text:style-name="T2379">Strategies for Assumptions</text:span></text:p>
          </table:table-cell>
          <table:covered-table-cell/>
        </table:table-row>
        <table:table-row table:style-name="TableRow2380">
          <table:table-cell table:style-name="TableCell2381">
            <text:list text:style-name="LFO40" text:continue-numbering="true">
              <text:list-item>
                <text:p text:style-name="P2382">Consider the impact of alternative or unexpressed assumption.</text:p>
              </text:list-item>
              <text:list-item>
                <text:p text:style-name="P2383">Check if correct assumptions were made.</text:p>
              </text:list-item>
            </text:list>
          </table:table-cell>
          <table:table-cell table:style-name="TableCell2384">
            <text:list text:style-name="LFO40" text:continue-numbering="true">
              <text:list-item>
                <text:p text:style-name="P2385">Consider the impact of removing assumptions</text:p>
              </text:list-item>
              <text:list-item>
                <text:p text:style-name="P2386">Identify assumptions they led you to your conclusions</text:p>
              </text:list-item>
            </text:list>
            <text:p text:style-name="P2387"/>
          </table:table-cell>
        </table:table-row>
      </table:table>
      <text:p text:style-name="Standard"/>
      <text:p text:style-name="Standard"><text:tab/><text:span text:style-name="T2388">Element of Reasoning: Inferences and Interpretations</text:span></text:p>
      <text:p text:style-name="TableContents"><text:span text:style-name="T2389"><text:tab/>T</text:span><text:span text:style-name="T2390">he basis for our<text:s/></text:span><text:span text:style-name="T2391">inferences<text:s/></text:span><text:span text:style-name="T2392">and<text:s/></text:span><text:span text:style-name="T2393">interpretations</text:span><text:span text:style-name="T2394"><text:s/>at this point are<text:s/></text:span><text:span text:style-name="T2395"><text:tab/>________________________________________________________.</text:span></text:p>
      <text:p text:style-name="TableContents"><text:span text:style-name="T2396"><text:tab/></text:span><text:span text:style-name="T2397">(Is there another way to interpret the information? Can I justify my interpretation of the<text:s/></text:span><text:span text:style-name="T2398"><text:tab/>information or problem to<text:s/></text:span><text:span text:style-name="T2399"><text:tab/>be solved? Have I made any inferences beyond what the evidence implies? Are my inferences consistent?)</text:span></text:p>
      <text:p text:style-name="P2400"><text:tab/></text:p>
      <text:p text:style-name="Textbody"><text:span text:style-name="T2401"><text:tab/>The<text:s/></text:span><text:span text:style-name="T2402">Intellectual Standards</text:span><text:span text:style-name="T2403"><text:s/>used to judge the quality and reasonableness of my assumptions needed to understand<text:s/></text:span><text:span text:style-name="T2404"><text:tab/>and the Question(s) or Problem(s) are as follows:<text:s/></text:span><text:span text:style-name="T2405">Clarity</text:span><text:span text:style-name="T2406">;<text:s/></text:span><text:span text:style-name="T2407">Accurate</text:span><text:span text:style-name="T2408">;<text:s/></text:span><text:span text:style-name="T2409">Precise</text:span><text:span text:style-name="T2410">;<text:s/></text:span><text:span text:style-name="T2411">Fairness</text:span><text:span text:style-name="T2412">;<text:s/></text:span><text:span text:style-name="T2413">Breadth; Significance</text:span><text:span text:style-name="T2414"><text:s/></text:span><text:span text:style-name="T2415"><text:tab/></text:span></text:p>
      <table:table table:style-name="Table2416">
        <table:table-columns>
          <table:table-column table:style-name="TableColumn2417"/>
          <table:table-column table:style-name="TableColumn2418"/>
        </table:table-columns>
        <table:table-row table:style-name="TableRow2419">
          <table:table-cell table:style-name="TableCell2420" table:number-columns-spanned="2">
            <text:p text:style-name="P2421"><text:span text:style-name="T2422">Strategies for Interpreting and Making Inferences</text:span></text:p>
          </table:table-cell>
          <table:covered-table-cell/>
        </table:table-row>
        <table:table-row table:style-name="TableRow2423">
          <table:table-cell table:style-name="TableCell2424">
            <text:list text:style-name="LFO41" text:continue-numbering="true">
              <text:list-item>
                <text:p text:style-name="P2425">Are my inferences reasonable?</text:p>
              </text:list-item>
              <text:list-item>
                <text:p text:style-name="P2426">Have I thought through other information that can be reasonably inferred from the information provided?</text:p>
              </text:list-item>
            </text:list>
          </table:table-cell>
          <table:table-cell table:style-name="TableCell2427">
            <text:list text:style-name="LFO41" text:continue-numbering="true">
              <text:list-item>
                <text:p text:style-name="P2428">Have I interpreted representations correctly (graphs, charts, etc.)?</text:p>
              </text:list-item>
              <text:list-item>
                <text:p text:style-name="P2429">Is there another way to interpret the information?</text:p>
              </text:list-item>
            </text:list>
            <text:p text:style-name="P2430"/>
          </table:table-cell>
        </table:table-row>
      </table:table>
      <text:p text:style-name="Standard"/>
      <text:p text:style-name="Standard"/>
      <text:p text:style-name="TableContents"><text:span text:style-name="T2431"><text:tab/>Element of Reasoning: Conclusions or Implications</text:span></text:p>
      <text:p text:style-name="TableContents"><text:span text:style-name="T2432"><text:tab/>T</text:span><text:span text:style-name="T2433">he most important<text:s/></text:span><text:span text:style-name="T2434">conclusion(s)</text:span><text:span text:style-name="T2435"><text:s/>or Implication(s) in solving this problem is<text:s/></text:span><text:span text:style-name="T2436"><text:tab/>(are)____________________________________________________________________.</text:span></text:p>
      <text:p text:style-name="TableContents"><text:span text:style-name="T2437"><text:tab/>(Does my answer(s) make sense within the context of the problem? What did I learn from solving this problem?<text:s/></text:span><text:span text:style-name="T2438"><text:tab/>Can my strategies be extended to other types of problems? What would I do differently next time? Can I present my<text:s/></text:span><text:span text:style-name="T2439"><text:tab/>analysis and solution using a clear <text:s/>coherent argument reflecting the sophistication appropriate to the problem at<text:s/></text:span><text:span text:style-name="T2440"><text:tab/>hand.)</text:span></text:p>
      <text:p text:style-name="Textbody"><text:span text:style-name="T2441"><text:tab/>The<text:s/></text:span><text:span text:style-name="T2442">Intellectual Standards</text:span><text:span text:style-name="T2443"><text:s/>used to judge the quality of my Conclusion and Interpretation of the Question at hand<text:s/></text:span><text:span text:style-name="T2444"><text:tab/>is:<text:s/></text:span><text:span text:style-name="T2445">Clarity;</text:span><text:span text:style-name="T2446"><text:s/></text:span><text:span text:style-name="T2447">Accurate;</text:span><text:span text:style-name="T2448"><text:s/></text:span><text:span text:style-name="T2449">Precise</text:span><text:span text:style-name="T2450">;<text:s/></text:span><text:span text:style-name="T2451">Fairness; Significance</text:span></text:p>
      <table:table table:style-name="Table2452">
        <table:table-columns>
          <table:table-column table:style-name="TableColumn2453"/>
          <table:table-column table:style-name="TableColumn2454"/>
        </table:table-columns>
        <table:table-row table:style-name="TableRow2455">
          <table:table-cell table:style-name="TableCell2456" table:number-columns-spanned="2">
            <text:p text:style-name="P2457"><text:span text:style-name="T2458">Strategies for Conclusions</text:span></text:p>
          </table:table-cell>
          <table:covered-table-cell/>
        </table:table-row>
        <table:table-row table:style-name="TableRow2459">
          <table:table-cell table:style-name="TableCell2460">
            <text:p text:style-name="P2461"/>
            <text:list text:style-name="LFO42" text:continue-numbering="true">
              <text:list-item>
                <text:p text:style-name="P2462"><text:span text:style-name="T2463">Could state your understanding of the math new math terms, ideas, or processes in my reasoning?</text:span></text:p>
              </text:list-item>
              <text:list-item>
                <text:p text:style-name="P2464">Did the plan work</text:p>
              </text:list-item>
              <text:list-item>
                <text:p text:style-name="P2465">logic – Does our conclusion follow from the evidence?</text:p>
              </text:list-item>
              <text:list-item>
                <text:p text:style-name="P2466">Show and discuss solutions <text:s/>- show and name different strategies</text:p>
              </text:list-item>
              <text:list-item>
                <text:p text:style-name="P2467">Relate to previously solved problems</text:p>
              </text:list-item>
              <text:list-item>
                <text:p text:style-name="P2468">Demonstrate general applicability of or have students solve extensions problem solving strategies</text:p>
              </text:list-item>
              <text:list-item>
                <text:p text:style-name="P2469">Discuss special features, e.g. pictures – show how features may influence approach</text:p>
              </text:list-item>
              <text:list-item>
                <text:p text:style-name="P2470"><text:span text:style-name="T2471">Verify conclusion in different ways – different<text:s/></text:span><text:span text:style-name="T2472">pathway</text:span></text:p>
              </text:list-item>
              <text:list-item>
                <text:p text:style-name="P2473">Can I make well-reasoned conclusions and solutions – testing them against relevant criteria and standards</text:p>
              </text:list-item>
            </text:list>
            <text:p text:style-name="P2474"/>
          </table:table-cell>
          <table:table-cell table:style-name="TableCell2475">
            <text:list text:style-name="LFO42" text:continue-numbering="true">
              <text:list-item>
                <text:p text:style-name="P2476">Search for negative as well as positive implications within the context of Implications:</text:p>
              </text:list-item>
              <text:list-item>
                <text:p text:style-name="P2477">What would I have done differently in attempting to solve this problem?</text:p>
              </text:list-item>
              <text:list-item>
                <text:p text:style-name="P2478">Can you describe benefits in solving the problem (technical, social, environments, ethical)</text:p>
              </text:list-item>
              <text:list-item>
                <text:p text:style-name="P2479">Does the answer make sense? -</text:p>
              </text:list-item>
              <text:list-item>
                <text:p text:style-name="P2480">Does it seem reasonable?</text:p>
              </text:list-item>
              <text:list-item>
                <text:p text:style-name="P2481">What did I learn? Can I connect it to a different problem?</text:p>
              </text:list-item>
              <text:list-item>
                <text:p text:style-name="P2482">Can I remember what I did?</text:p>
              </text:list-item>
              <text:list-item>
                <text:p text:style-name="P2483">What new connections between content did you learn from solving the problem?</text:p>
              </text:list-item>
              <text:list-item>
                <text:p text:style-name="P2484">Can you interpret your work in a practical or meaningful way?</text:p>
              </text:list-item>
              <text:list-item>
                <text:p text:style-name="P2485">Was the solution a surprise? Does it seem reasonable? Why/why not?</text:p>
              </text:list-item>
              <text:list-item>
                <text:p text:style-name="P2486">Analyze the process to understand important contributors</text:p>
              </text:list-item>
              <text:list-item>
                <text:p text:style-name="P2487">Accuracy – How could we check on the answer?</text:p>
              </text:list-item>
            </text:list>
            <text:p text:style-name="P2488"/>
            <text:list text:style-name="LFO42" text:continue-numbering="true">
              <text:list-item>
                <text:p text:style-name="P2489">Evaluate the effects – standardize the process correct assumptions made?</text:p>
              </text:list-item>
              <text:list-item>
                <text:p text:style-name="P2490">Work backward up the model one step at a time if it was not effective</text:p>
              </text:list-item>
              <text:list-item>
                <text:p text:style-name="P2491">Can you check the result?</text:p>
              </text:list-item>
              <text:list-item>
                <text:p text:style-name="P2492">Does the argument make sense?</text:p>
              </text:list-item>
              <text:list-item>
                <text:p text:style-name="P2493"><text:span text:style-name="T2494">Did you answer all parts of the problem?</text:span></text:p>
              </text:list-item>
            </text:list>
          </table:table-cell>
        </table:table-row>
      </table:table>
      <text:p text:style-name="Standard"/>
      <text:p text:style-name="P2495"><text:tab/>Element of Reasoning: Point(s) of View</text:p>
      <text:p text:style-name="P2496"><text:span text:style-name="T2497"><text:tab/>T</text:span><text:span text:style-name="T2498">he main point(s) of view or perspective(s) represented in this problem is (are)?</text:span><text:span text:style-name="T2499"><text:tab/>___________________________________________________________.</text:span></text:p>
      <text:p text:style-name="P2500"><text:tab/>(Could I work the problem using a different approach or technique? How can we check our<text:s/><text:tab/>results? ) Can I<text:s/><text:tab/>check if my understanding is accurate?</text:p>
      <text:p text:style-name="P2501"><text:tab/></text:p>
      <text:p text:style-name="P2502"><text:span text:style-name="T2503"><text:tab/>The<text:s/></text:span><text:span text:style-name="T2504">Intellectual Standards</text:span><text:span text:style-name="T2505"><text:s/>used to judge the quality and reasonableness of my assumptions needed to understand<text:s/></text:span><text:span text:style-name="T2506"><text:tab/>and solve this problem are as follows:<text:s/></text:span><text:span text:style-name="T2507">Clarity</text:span><text:span text:style-name="T2508">;<text:s/></text:span><text:span text:style-name="T2509">Accurate</text:span><text:span text:style-name="T2510">;<text:s/></text:span><text:span text:style-name="T2511">Precise</text:span><text:span text:style-name="T2512">;<text:s/></text:span><text:span text:style-name="T2513">Breadth</text:span><text:span text:style-name="T2514">;</text:span><text:span text:style-name="T2515"><text:s/></text:span><text:span text:style-name="T2516">Logic.</text:span></text:p>
      <text:p text:style-name="P2517"/>
      <table:table table:style-name="Table2518">
        <table:table-columns>
          <table:table-column table:style-name="TableColumn2519"/>
          <table:table-column table:style-name="TableColumn2520"/>
        </table:table-columns>
        <table:table-row table:style-name="TableRow2521">
          <table:table-cell table:style-name="TableCell2522" table:number-columns-spanned="2">
            <text:p text:style-name="P2523"><text:span text:style-name="T2524">Strategies for<text:s/></text:span><text:span text:style-name="T2525">Point(s) of View</text:span></text:p>
          </table:table-cell>
          <table:covered-table-cell/>
        </table:table-row>
        <table:table-row table:style-name="TableRow2526">
          <table:table-cell table:style-name="TableCell2527">
            <text:list text:style-name="LFO43" text:continue-numbering="true">
              <text:list-item>
                <text:p text:style-name="P2528">What <text:s/>ideas you are confident you can explain.</text:p>
              </text:list-item>
              <text:list-item>
                <text:p text:style-name="P2529"><text:span text:style-name="T2530">Do you see interconnected relationships? can</text:span><text:span text:style-name="T2531"><text:s/>I check if my understanding is accurate?</text:span></text:p>
              </text:list-item>
              <text:list-item>
                <text:p text:style-name="P2532">Did the plan work</text:p>
              </text:list-item>
              <text:list-item>
                <text:p text:style-name="P2533">logic – Does our conclusion follow from the evidence?</text:p>
              </text:list-item>
              <text:list-item>
                <text:p text:style-name="P2534">Show and discuss solutions Show and name different strategies</text:p>
              </text:list-item>
              <text:list-item>
                <text:p text:style-name="P2535">Relate to previously solved problems</text:p>
              </text:list-item>
              <text:list-item>
                <text:p text:style-name="P2536">Demonstrate general applicability of or have students solve extensions problem solving strategies</text:p>
              </text:list-item>
              <text:list-item>
                <text:p text:style-name="P2537">Apply the *Elements of Reasoning</text:p>
              </text:list-item>
            </text:list>
            <text:p text:style-name="P2538"><text:span text:style-name="T2539">Apply the *Intellectual Standards to Elements of Reasoning Discuss special features, e.g. pictures Show how features may influence approach</text:span></text:p>
            <text:list text:style-name="LFO43" text:continue-numbering="true">
              <text:list-item>
                <text:p text:style-name="P2540"><text:span text:style-name="T2541">Verify conclusion in different ways – different<text:s/></text:span><text:span text:style-name="T2542">pathway</text:span></text:p>
              </text:list-item>
              <text:list-item>
                <text:p text:style-name="P2543"><text:span text:style-name="T2544">Can I make well-reasoned conclusions and solutions – testing them against</text:span><text:span text:style-name="T2545"><text:s/></text:span><text:span text:style-name="T2546">relevant criteria and standards</text:span></text:p>
              </text:list-item>
              <text:list-item>
                <text:p text:style-name="P2547">Identify assumptions they led you to your conclusions</text:p>
              </text:list-item>
            </text:list>
          </table:table-cell>
          <table:table-cell table:style-name="TableCell2548">
            <text:list text:style-name="LFO43" text:continue-numbering="true">
              <text:list-item>
                <text:p text:style-name="P2549"><text:span text:style-name="T2550">Search for negative</text:span><text:span text:style-name="T2551"><text:s/>as<text:s/></text:span><text:span text:style-name="T2552">well as positive implications within</text:span><text:span text:style-name="T2553"><text:s/>the<text:s/></text:span><text:span text:style-name="T2554">context of Implications:</text:span></text:p>
              </text:list-item>
              <text:list-item>
                <text:p text:style-name="P2555">What would I have done <text:s/></text:p>
              </text:list-item>
              <text:list-item>
                <text:p text:style-name="P2556">Does your answer make sense?</text:p>
              </text:list-item>
              <text:list-item>
                <text:p text:style-name="P2557">What did you learn from completing the problem?</text:p>
              </text:list-item>
              <text:list-item>
                <text:p text:style-name="P2558">Extend the problem</text:p>
              </text:list-item>
              <text:list-item>
                <text:p text:style-name="P2559">Can you use the results of or the method, for some other problem</text:p>
              </text:list-item>
              <text:list-item>
                <text:p text:style-name="P2560">If I encountered a similar problem in the future, how could I better solve it?</text:p>
              </text:list-item>
              <text:list-item>
                <text:p text:style-name="P2561">Is the answer unique or are there others? Can I explain my answer in the context of the problem?</text:p>
              </text:list-item>
              <text:list-item>
                <text:p text:style-name="P2562">How can I check my work for accuracy? - check against standards – accuracy clarity, depth</text:p>
              </text:list-item>
              <text:list-item>
                <text:p text:style-name="P2563">Add new ideas to the list and underline those ideas you are confident you can explain.</text:p>
              </text:list-item>
              <text:list-item>
                <text:p text:style-name="P2564">Do you see interconnected relationships?</text:p>
              </text:list-item>
              <text:list-item>
                <text:p text:style-name="P2565">Apply the *Elements of Reasoning</text:p>
              </text:list-item>
              <text:list-item>
                <text:p text:style-name="P2566">Apply the *Intellectual Standards to Elements of Reasoning</text:p>
              </text:list-item>
            </text:list>
          </table:table-cell>
        </table:table-row>
      </table:table>
      <text:p text:style-name="P2567"/>
      <text:p text:style-name="P2568"/>
      <text:p text:style-name="Textbody"/>
      <text:p text:style-name="Standard"><text:span text:style-name="T2569">*SEEI</text:span></text:p>
      <text:p text:style-name="P2570"/>
      <table:table table:style-name="Table2571">
        <table:table-columns>
          <table:table-column table:style-name="TableColumn2572"/>
        </table:table-columns>
        <table:table-row table:style-name="TableRow2573">
          <table:table-cell table:style-name="TableCell2574">
            <text:p text:style-name="Standard"><text:span text:style-name="T2575">SEEI is a method of developing clarity and understanding problems to be solved, concepts, or issues. It stands for State, Elaborate, Exemplify, and Illustrate. This method provides an excellent approach for communicating understanding of our thinking to others and also serves as a useful learning tool for self-assessment.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hrough the process to better understand the given concept and create a clear description for others.</text:span></text:p>
            <text:p text:style-name="P2576"/>
            <text:p text:style-name="P2577">SEE-I has four steps:</text:p>
            <text:p text:style-name="P2578">1. State the concept or idea in a single sentence or two.</text:p>
            <text:list text:style-name="LFO44" text:continue-numbering="true">
              <text:list-item>
                <text:p text:style-name="P2579">Clearly and succinctly state the concept.</text:p>
              </text:list-item>
            </text:list>
            <text:p text:style-name="P2580">2. Elaborate on the concept in your own words. Explain it at greater length in a paragraph or two.</text:p>
            <text:list text:style-name="LFO45" text:continue-numbering="true">
              <text:list-item>
                <text:p text:style-name="P2581">Clarify the concept in your own words. "In other words,. . ."</text:p>
              </text:list-item>
            </text:list>
            <text:p text:style-name="P2582">3. Exemplify the concept by giving concrete examples (and counter examples) of the concept.</text:p>
            <text:list text:style-name="LFO46" text:continue-numbering="true">
              <text:list-item>
                <text:p text:style-name="P2583">Specify the concept by giving specific examples. "For example, . . ."</text:p>
              </text:list-item>
            </text:list>
            <text:p text:style-name="P2584">4. Illustrate the concept with a picture.</text:p>
            <text:list text:style-name="LFO47" text:continue-numbering="true">
              <text:list-item>
                <text:p text:style-name="P2585"><text:span text:style-name="T2586">Draw something,</text:span><text:bookmark-start text:name="FALINK_3_0_2"/><text:bookmark-end text:name="FALINK_3_0_2"/><text:span text:style-name="T2587"><text:s/>or even create a picture with words, such as with a metaphor or analogy. "It's like …" Represen</text:span><text:span text:style-name="T2588">t</text:span><text:span text:style-name="T2589"><text:s/>the problem with a drawing, diagram, graph, symbol, or formula – can students write a mathematical sentence following SEEI. Model the SEER process for students using a familiar concept-have students practice</text:span></text:p>
              </text:list-item>
            </text:list>
            <text:p text:style-name="P2590"/>
          </table:table-cell>
        </table:table-row>
      </table:table>
      <text:p text:style-name="P2591"/>
      <text:p text:style-name="P2592"/>
      <text:p text:style-name="P2593"/>
      <text:p text:style-name="P2594"/>
      <text:p text:style-name="P2595">Metacognitive Chart for Analysis with SEEI</text:p>
      <text:p text:style-name="Textbody"><text:span text:style-name="T2596">Directions: As you complete each phase of step 1 in the problem solving process. Check the appropriate box below and show steps 2 -5 on a separate page.</text:span></text:p>
      <table:table table:style-name="Table2597">
        <table:table-columns>
          <table:table-column table:style-name="TableColumn2598"/>
          <table:table-column table:style-name="TableColumn2599"/>
        </table:table-columns>
        <table:table-row table:style-name="TableRow2600">
          <table:table-cell table:style-name="TableCell2601">
            <text:p text:style-name="P2602">1. Read/Reread</text:p>
          </table:table-cell>
          <table:table-cell table:style-name="TableCell2603">
            <text:p text:style-name="P2604"/>
          </table:table-cell>
        </table:table-row>
        <table:table-row table:style-name="TableRow2605">
          <table:table-cell table:style-name="TableCell2606">
            <text:p text:style-name="P2607">2. State the problem in your own words</text:p>
          </table:table-cell>
          <table:table-cell table:style-name="TableCell2608">
            <text:p text:style-name="P2609"/>
          </table:table-cell>
        </table:table-row>
        <table:table-row table:style-name="TableRow2610">
          <table:table-cell table:style-name="TableCell2611">
            <text:p text:style-name="P2612">3. Elaborate – can you say more...in other words.. its similar to...</text:p>
          </table:table-cell>
          <table:table-cell table:style-name="TableCell2613">
            <text:p text:style-name="P2614"/>
          </table:table-cell>
        </table:table-row>
        <table:table-row table:style-name="TableRow2615">
          <table:table-cell table:style-name="TableCell2616">
            <text:p text:style-name="P2617">4. Example – can you give an example from a similar problem that you solved</text:p>
          </table:table-cell>
          <table:table-cell table:style-name="TableCell2618">
            <text:p text:style-name="P2619"/>
          </table:table-cell>
        </table:table-row>
        <table:table-row table:style-name="TableRow2620">
          <table:table-cell table:style-name="TableCell2621">
            <text:p text:style-name="P2622">5. Representation – can you provide a drawing, mathematical sentence, graph, Venn diagram</text:p>
          </table:table-cell>
          <table:table-cell table:style-name="TableCell2623">
            <text:p text:style-name="P2624"/>
          </table:table-cell>
        </table:table-row>
      </table:table>
      <text:p text:style-name="P2625"/>
      <text:p text:style-name="P2626">*Elements of Reasoning</text:p>
      <table:table table:style-name="Table2627">
        <table:table-columns>
          <table:table-column table:style-name="TableColumn2628"/>
        </table:table-columns>
        <table:table-row table:style-name="TableRow2629">
          <table:table-cell table:style-name="TableCell2630">
            <text:p text:style-name="Textbody">The Elements of Reasoning provide a method of understanding the logic of a mathematical problem, issue, or our reasoning or those of others on any subject. It serves as a useful tool to summarize one's own thinking about a problem at hand.</text:p>
            <text:p text:style-name="Textbody">Here is a template to use:</text:p>
            <text:p text:style-name="Textbody">1.<text:s/><text:tab/>The<text:s/><text:span text:style-name="T2631">purpose</text:span><text:s/>of the problem is ______________________________________________.</text:p>
            <text:p text:style-name="Textbody"><text:s/><text:tab/><text:span text:style-name="T2632">(State as accurately as possible, the purpose for solving the problem. What exactly are we<text:s/></text:span><text:span text:style-name="T2633"><text:tab/>trying to do? What purpose will our solution achieve? Why is the<text:s/></text:span><text:span text:style-name="T2634">problem important</text:span><text:span text:style-name="T2635">?)</text:span></text:p>
            <text:p text:style-name="Textbody">2.<text:tab/>The key<text:s/><text:span text:style-name="T2636">question</text:span><text:s/>or<text:s/><text:span text:style-name="T2637">problem</text:span><text:s/>is _______________________________________________.</text:p>
            <text:p text:style-name="Textbody"><text:tab/><text:span text:style-name="T2638">(What exactly are we trying to determine? What is the problem or goal? Can I break the<text:s/></text:span><text:span text:style-name="T2639"><text:tab/>problem down into sub-problems? Can I categorize the problem into a particular type?)</text:span></text:p>
            <text:p text:style-name="Textbody">3.<text:tab/>The most important<text:span text:style-name="T2640"><text:s/>information</text:span><text:s/>for addressing and solving the problem is ___________<text:tab/>________________________________________________________________________.</text:p>
            <text:p text:style-name="P2641"><text:span text:style-name="T2642">(Identify y key information needed, or presupposed for addressing the problem. Here we are looking for facts or data relevant to the problem, What information such as data, and facts do I have? What<text:s/></text:span><text:span text:style-name="T2643">information</text:span><text:span text:style-name="T2644"><text:s/>do I need to answer the question? Does it seem that some<text:s/></text:span><text:span text:style-name="T2645">information</text:span><text:span text:style-name="T2646"><text:s/>is still missing? How is information to be accessed and used?)</text:span></text:p>
            <text:p text:style-name="P2647"><text:span text:style-name="T2648">4.</text:span><text:span text:style-name="T2649"><text:tab/>The key<text:s/></text:span><text:span text:style-name="T2650">concepts</text:span><text:span text:style-name="T2651"><text:s/>we need to understand in this problem are <text:s/>____________________</text:span></text:p>
            <text:p text:style-name="P2652"><text:tab/>_____________________________________________________________________.</text:p>
            <text:p text:style-name="P2653"><text:span text:style-name="T2654"><text:tab/>(</text:span><text:span text:style-name="T2655">What concepts or content (theorems, definitions, formulas, etc.) do we need to understand<text:s/></text:span><text:span text:style-name="T2656"><text:tab/>for reaching a solution?)</text:span></text:p>
            <text:p text:style-name="P2657"/>
            <text:p text:style-name="P2658">5.<text:tab/>The main assumption(s) underlying our understanding of the problem is (are) __________</text:p>
            <text:p text:style-name="P2659"><text:tab/>________________________________________________________________________.</text:p>
            <text:p text:style-name="P2660"><text:span text:style-name="T2661"><text:tab/></text:span><text:span text:style-name="T2662">(What is the author or problem as stated taking for granted? What assumptions are we<text:s/></text:span><text:span text:style-name="T2663"><text:tab/>making? Are our assumptions justifiable? Assumptions are generalizations that might<text:s/></text:span><text:span text:style-name="T2664"><text:tab/>be questioned and are most often unstated.)</text:span></text:p>
            <text:p text:style-name="P2665"/>
            <text:p text:style-name="P2666"><text:span text:style-name="T2667">6.</text:span><text:span text:style-name="T2668"><text:tab/></text:span><text:span text:style-name="T2669">The basis for our<text:s/></text:span><text:span text:style-name="T2670">inferences<text:s/></text:span><text:span text:style-name="T2671">and<text:s/></text:span><text:span text:style-name="T2672">interpretations</text:span><text:span text:style-name="T2673"><text:s/>at this point are __________________</text:span></text:p>
            <text:p text:style-name="P2674"><text:tab/>_______________________________________________________________________.</text:p>
            <text:p text:style-name="P2675"><text:span text:style-name="T2676"><text:tab/>(Is there another way to interpret the information? Can I justify my interpretation of the<text:s/></text:span><text:span text:style-name="T2677"><text:tab/>information or problem to be solved? Have I made any inferences beyond what the evidence</text:span></text:p>
            <text:p text:style-name="P2678"><text:span text:style-name="T2679"><text:s text:c="10"/>implies? Are my inference consistent?)</text:span></text:p>
            <text:p text:style-name="P2680"/>
            <text:p text:style-name="P2681"><text:span text:style-name="T2682">7.</text:span><text:span text:style-name="T2683"><text:tab/>The most important<text:s/></text:span><text:span text:style-name="T2684">conclusion(s)</text:span><text:span text:style-name="T2685"><text:s/>or Implication(s) in solving this problem is (are)?______</text:span></text:p>
            <text:p text:style-name="P2686"><text:tab/>________________________________________________________________________.</text:p>
            <text:p text:style-name="P2687"><text:span text:style-name="T2688">(Does my answer(s) make sense within the context of the problem? What did I learn from solving this problem? Can my strategies be extended to other types of problems? What would I do differently next time? Can I present my analysis and solution using a clear <text:s/>coherent argument reflecting the sophistication appropriate to the problem at hand</text:span></text:p>
            <text:p text:style-name="P2689"/>
            <text:p text:style-name="P2690">8.<text:tab/>The main point(s) of view or perspective(s) represented in this problem is (are)?________</text:p>
            <text:p text:style-name="P2691"><text:tab/>________________________________________________________________________.</text:p>
            <text:p text:style-name="P2692"><text:span text:style-name="T2693"><text:tab/></text:span><text:span text:style-name="T2694">(Could I work the problem using a different approach or technique? How can we check our<text:s/></text:span><text:span text:style-name="T2695"><text:tab/>results? )</text:span></text:p>
            <text:p text:style-name="P2696"/>
            <text:p text:style-name="P2697"><text:tab/></text:p>
          </table:table-cell>
        </table:table-row>
      </table:table>
      <text:p text:style-name="P2698"/>
      <text:p text:style-name="P2699"/>
      <text:p text:style-name="P2700">Paul, R. &amp; Elder, L. (2010). The Thinkers Guide to Analytic Thinking: How to Take Thinking Apart and What to Look for When You Do. Dillon Beach, CA: Foundations for Critical Thinking Press. <text:s/>Paul, R., Niewoehner, R., &amp; Elder, L. (2007). The Thinkers Guide to Engineering Reasoning. Dillon Beach, CA: Foundations for Critical Thinking Press.</text:p>
      <text:p text:style-name="P2701"/>
      <text:p text:style-name="P2702"/>
      <text:p text:style-name="P2703">Although there are several Standards for thinking, the following are relevant to most situations:</text:p>
      <text:p text:style-name="P2704"/>
      <text:p text:style-name="P2705"/>
      <table:table table:style-name="Table2706">
        <table:table-columns>
          <table:table-column table:style-name="TableColumn2707"/>
          <table:table-column table:style-name="TableColumn2708"/>
        </table:table-columns>
        <table:table-row table:style-name="TableRow2709">
          <table:table-cell table:style-name="TableCell2710">
            <text:p text:style-name="P2711">Universal Intellectual Standards</text:p>
          </table:table-cell>
          <table:table-cell table:style-name="TableCell2712">
            <text:p text:style-name="P2713">Questions for Applying Standards</text:p>
          </table:table-cell>
        </table:table-row>
        <table:table-row table:style-name="TableRow2714">
          <table:table-cell table:style-name="TableCell2715">
            <text:p text:style-name="Textbody">1. Clarity – understandable, the meaning can be understood</text:p>
          </table:table-cell>
          <table:table-cell table:style-name="TableCell2716">
            <text:list text:style-name="LFO6">
              <text:list-item>
                <text:p text:style-name="P2717">Could you state it in other words?</text:p>
              </text:list-item>
              <text:list-item>
                <text:p text:style-name="P2718">Could you draw a picture of the problem situation?</text:p>
              </text:list-item>
              <text:list-item>
                <text:p text:style-name="P2719"><text:span text:style-name="T2720">Could you explain what you do not understand about the<text:s/></text:span><text:span text:style-name="T2721">problem or question</text:span><text:span text:style-name="T2722">?</text:span></text:p>
              </text:list-item>
            </text:list>
          </table:table-cell>
        </table:table-row>
        <table:table-row table:style-name="TableRow2723">
          <table:table-cell table:style-name="TableCell2724">
            <text:p text:style-name="Textbody">2. <text:s/>Accurate – free of errors -</text:p>
            <text:p text:style-name="P2725">facts, definitions, and algorithmic procedures the individual brings to the problem situation may or may not be correct; <text:s/>inventory students knowledge about terms they are using:</text:p>
            <text:p text:style-name="P2726"/>
            <text:p text:style-name="P2727">a.k now nothing about</text:p>
            <text:p text:style-name="P2728">b. know about the</text:p>
            <text:p text:style-name="P2729"><text:s/>existence of, but</text:p>
            <text:p text:style-name="P2730"><text:s/>nothing about the</text:p>
            <text:p text:style-name="P2731"><text:s/>details of</text:p>
            <text:p text:style-name="P2732">c. partially recall or</text:p>
            <text:p text:style-name="P2733"><text:s/>suspect the details,</text:p>
            <text:p text:style-name="P2734"><text:s/>but with little certainty</text:p>
            <text:p text:style-name="P2735">d. confidently believe</text:p>
          </table:table-cell>
          <table:table-cell table:style-name="TableCell2736">
            <text:list text:style-name="LFO49" text:continue-numbering="true">
              <text:list-item>
                <text:p text:style-name="P2737">How can we check to see if the information you are using is accurate? (accuracy)</text:p>
              </text:list-item>
            </text:list>
            <text:list text:style-name="LFO50" text:continue-numbering="true">
              <text:list-item>
                <text:p text:style-name="P2738">How can I check to see if I am interpreting the information accurately?</text:p>
              </text:list-item>
              <text:list-item>
                <text:p text:style-name="P2739">Do my assumptions make sense?</text:p>
              </text:list-item>
              <text:list-item>
                <text:p text:style-name="P2740">Am I assuming information is accurate rather than simply accept it as true?</text:p>
              </text:list-item>
            </text:list>
          </table:table-cell>
        </table:table-row>
        <table:table-row table:style-name="TableRow2741">
          <table:table-cell table:style-name="TableCell2742">
            <text:p text:style-name="Textbody">3. Precise- exact to necessary detail –<text:s/><text:span text:style-name="T2743">degree of precision appropriate for the problem context.</text:span></text:p>
            <text:p text:style-name="Textbody">appropriate attention to details through explicit and accurate use of language including mathematical terms, definitions, labels, analogies, concepts, and symbols. <text:s text:c="2"/></text:p>
            <text:p text:style-name="Textbody"/>
            <text:p text:style-name="P2744"/>
          </table:table-cell>
          <table:table-cell table:style-name="TableCell2745">
            <text:list text:style-name="LFO50" text:continue-numbering="true">
              <text:list-item>
                <text:p text:style-name="P2746">Could you be more precise?</text:p>
              </text:list-item>
              <text:list-item>
                <text:p text:style-name="P2747">Am I being specific?</text:p>
              </text:list-item>
              <text:list-item>
                <text:p text:style-name="P2748">Am I providing details?</text:p>
              </text:list-item>
              <text:list-item>
                <text:p text:style-name="P2749">Do I need more details?</text:p>
              </text:list-item>
              <text:list-item>
                <text:p text:style-name="P2750">Could you provide more details?</text:p>
              </text:list-item>
              <text:list-item>
                <text:p text:style-name="P2751">Could be more exact or specific?</text:p>
              </text:list-item>
              <text:list-item>
                <text:p text:style-name="P2752"><text:span text:style-name="T2753">Could state your understanding of the math term you are using in your reasoning?</text:span></text:p>
              </text:list-item>
              <text:list-item>
                <text:p text:style-name="P2754"><text:span text:style-name="T2755">Could you state more explicitly the meaning of, or elaborate on, (choose) the math term, definition, skill, procedure, symbol(s), units of measure, labeling of axes, etc. that you are using?</text:span></text:p>
              </text:list-item>
            </text:list>
            <text:p text:style-name="P2756"/>
          </table:table-cell>
        </table:table-row>
        <table:table-row table:style-name="TableRow2757">
          <table:table-cell table:style-name="TableCell2758">
            <text:p text:style-name="Textbody"><text:span text:style-name="T2759">4. Relevance – relating to the problem or issue at hand – I want to make sure I use information relevant to the problem.</text:span></text:p>
            <text:p text:style-name="P2760"/>
          </table:table-cell>
          <table:table-cell table:style-name="TableCell2761">
            <text:list text:style-name="LFO50" text:continue-numbering="true">
              <text:list-item>
                <text:p text:style-name="P2762">How is what you are doing is relevant to the question? What information relevant to the mathematical situation or problem at hand do I possess, and how is that information accessed and used?</text:p>
              </text:list-item>
            </text:list>
            <text:p text:style-name="Textbody"/>
          </table:table-cell>
        </table:table-row>
        <table:table-row table:style-name="TableRow2763">
          <table:table-cell table:style-name="TableCell2764">
            <text:p text:style-name="Textbody">5. Depth - <text:s/>relates to the complexities and rigor involved in the issue or problem, in contrast to superficial understandings or treatment</text:p>
            <text:p text:style-name="Textbody"><text:s/></text:p>
          </table:table-cell>
          <table:table-cell table:style-name="TableCell2765">
            <text:list text:style-name="LFO51" text:continue-numbering="true">
              <text:list-item>
                <text:p text:style-name="P2766">What makes this a difficult problem?</text:p>
              </text:list-item>
            </text:list>
            <text:list text:style-name="LFO52" text:continue-numbering="true">
              <text:list-item>
                <text:p text:style-name="P2767"><text:span text:style-name="T2768">What concepts are involved in solving this problem? How are the concepts connected?</text:span></text:p>
              </text:list-item>
              <text:list-item>
                <text:p text:style-name="P2769"><text:span text:style-name="T2770">What resources will we need in order to solve this problem?</text:span></text:p>
              </text:list-item>
            </text:list>
          </table:table-cell>
        </table:table-row>
        <table:table-row table:style-name="TableRow2771">
          <table:table-cell table:style-name="TableCell2772">
            <text:p text:style-name="Textbody">6. Breadth- encompasses multiple view points or representations. Most math concepts, problems and solutions can be represented using symbols, numbers, graphs, or descriptively using one's language.</text:p>
          </table:table-cell>
          <table:table-cell table:style-name="TableCell2773">
            <text:p text:style-name="Textbody">Can you articulate another reasonable ways of looking at the issue(breadth</text:p>
          </table:table-cell>
        </table:table-row>
        <table:table-row table:style-name="TableRow2774">
          <table:table-cell table:style-name="TableCell2775">
            <text:p text:style-name="Textbody">Logic – thinking makes sense, no contradictions, able to follow reasoning</text:p>
            <text:p text:style-name="Textbody"/>
          </table:table-cell>
          <table:table-cell table:style-name="TableCell2776">
            <text:list text:style-name="LFO50">
              <text:list-item>
                <text:p text:style-name="P2777">Can you express the logic that you used (logic</text:p>
              </text:list-item>
              <text:list-item>
                <text:p text:style-name="P2778"><text:span text:style-name="T2779">Planning results in an outline of the logical steps required to obtain a solution. In many cases the logical steps are conveniently expressed as mathematic</text:span><text:span text:style-name="T2780">s.</text:span></text:p>
              </text:list-item>
              <text:list-item>
                <text:p text:style-name="P2781">Can you provide a flow-chart of your thinking?</text:p>
              </text:list-item>
              <text:list-item>
                <text:p text:style-name="P2782">Am I clearly making connections between parts of the problem?</text:p>
              </text:list-item>
            </text:list>
          </table:table-cell>
        </table:table-row>
        <table:table-row table:style-name="TableRow2783">
          <table:table-cell table:style-name="TableCell2784">
            <text:p text:style-name="Textbody">Significance – focuses on most important, not trivial</text:p>
            <text:p text:style-name="Textbody">What is the most central idea to solving the problem?</text:p>
            <text:p text:style-name="Textbody">Which of the facts are most important?</text:p>
            <text:p text:style-name="Textbody"/>
          </table:table-cell>
          <table:table-cell table:style-name="TableCell2785">
            <text:list text:style-name="LFO50" text:continue-numbering="true">
              <text:list-item>
                <text:p text:style-name="P2786">Have you focused on the most significant issue in in dealing with this problem(significant)</text:p>
              </text:list-item>
              <text:list-item>
                <text:p text:style-name="P2787">What math concepts are basic in the problem?</text:p>
              </text:list-item>
              <text:list-item>
                <text:p text:style-name="P2788">What information is important, what information can be ignored, and what additional information may be needed?</text:p>
              </text:list-item>
            </text:list>
          </table:table-cell>
        </table:table-row>
        <table:table-row table:style-name="TableRow2789">
          <table:table-cell table:style-name="TableCell2790">
            <text:p text:style-name="Textbody">Fairness – justifiable, multiple viewpoints or representations</text:p>
          </table:table-cell>
          <table:table-cell table:style-name="TableCell2791">
            <text:p text:style-name="Textbody">drawing a clear line between the results, on the one hand, and your judgment calls about how those results support a hypothesis.</text:p>
            <text:list text:style-name="LFO50" text:continue-numbering="true">
              <text:list-item>
                <text:p text:style-name="P2792">students in multiple ways using different solution strategies</text:p>
              </text:list-item>
              <text:list-item>
                <text:p text:style-name="P2793">the problem can be approached by a different solutions or decision or positions stat can be taken or defended)</text:p>
              </text:list-item>
            </text:list>
            <text:p text:style-name="P2794"/>
          </table:table-cell>
        </table:table-row>
      </table:table>
      <text:p text:style-name="P2795"/>
      <text:p text:style-name="P2796"/>
      <text:h text:style-name="P2797" text:outline-level="4"/>
      <text:h text:style-name="P2798" text:outline-level="4"/>
      <text:p text:style-name="P2799"/>
      <text:p text:style-name="P2800"/>
      <text:p text:style-name="P2801"/>
      <text:p text:style-name="P2802"/>
      <text:p text:style-name="P2803"/>
      <text:p text:style-name="P2804"/>
      <text:p text:style-name="P2805"/>
      <text:p text:style-name="P2806"/>
      <text:p text:style-name="P2807"/>
      <text:p text:style-name="P2808"/>
      <text:p text:style-name="P2809"/>
      <text:p text:style-name="P2810"/>
      <text:p text:style-name="P2811"/>
      <text:p text:style-name="P2812"/>
      <text:p text:style-name="P2813"/>
      <text:p text:style-name="P2814"/>
      <text:p text:style-name="P2815"/>
      <text:p text:style-name="P2816"/>
      <text:p text:style-name="P2817">Workplace</text:p>
      <text:p text:style-name="P2818">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2819">T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p>
      <text:p text:style-name="P2820">Critical thinking encompasses the more complex executive functions, such as reasoning, motivation, and judgment – essential skills for success in mastering mathematics. Problem solving skills whether mathematical or any field of study demands students or employees who can think clearly, precisely, deeply, and accurately while solving problems, making decisions, identifying and answering questions, evaluating, analyzing, and communicating. Critical thinking plays a vital role in facilitating deep learning and is an essential skill for learning to effectively learn mathematics or to become a highly effective and skilled employee. <text:s/>As Richard Paul notes,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p>
      <text:p text:style-name="P2821"><text:span text:style-name="T2822">Critical Thinking in the Workplace</text:span></text:p>
      <text:p text:style-name="P2823"><text:span text:style-name="T2824">Too often students are told to analyze a problem and have never been taught a consistent method that can be flexibly applied for learning mathematics. Consider, even a curriculum for Root Cause Analysis (RCA) an approach used by corporations for the analysis of problem situations. One popular presentation states: “A critical part of the problem solving process is “An analytical process based on</text:span></text:p>
      <text:list text:style-name="LFO54" text:continue-numbering="true">
        <text:list-item>
          <text:p text:style-name="P2825"><text:span text:style-name="T2826">breaking the system down into its components</text:span></text:p>
        </text:list-item>
        <text:list-item>
          <text:p text:style-name="P2827"><text:span text:style-name="T2828">understanding the effect of each component on others and/or the system”</text:span></text:p>
        </text:list-item>
      </text:list>
      <text:p text:style-name="P2829"/>
      <text:p text:style-name="P2830"><text:span text:style-name="T2831">Sound familiar, the same curriculum essentially follows Polya's four steps and later instructs employees to understand the problem, break it down, and analyze data. Again, the method neglects the very tools necessary for understanding and analyzing situations and for consistently thinking about how to think in flexible ways that led to accurate problem solving or effective learning. To improve thinking the role of metacognition cannot be avoided. The Paul and Elder model of critical thinking, combined with Polya and subsequent research findings contribute toward addressing the<text:s/></text:span><text:span text:style-name="T2832">how</text:span><text:span text:style-name="T2833"><text:s/>to understand, analyze, and solve” problems.</text:span></text:p>
      <text:p text:style-name="P2834"><text:span text:style-name="T2835">There is a growing need for workers who can adapt quickly by learning new skills or knowledge and applying those strengths quickly to respond to customer expectations. In the<text:s/></text:span><text:span text:style-name="T2836">Harvard Business Review</text:span><text:span text:style-name="T2837">, Justin Menkes stresses the importance of good thinking skills: "Thinking critically is the primary responsibility of any manager, in any organization." Using case studies from business, he argues that critical<text:s/></text:span><text:span text:style-name="T2838">intellectual skills –<text:s/></text:span><text:span text:style-name="T2839">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span><text:span text:style-name="T2840"><text:line-break/></text:span><text:span text:style-name="T2841"><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text:span></text:p>
      <text:p text:style-name="P2842"><text:span text:style-name="T2843"><text:s/></text:span><text:span text:style-name="T2844">According to Dr. Richard Paul and Dr. Linda Elder, founders of the Foundation for Critical Thinking:</text:span></text:p>
      <text:p text:style-name="P2845"><text:tab/>“Critical thinking is that mode of thinking—about any subject, content, or problem—in<text:s/><text:tab/>which the thinker improves the quality of his or her thinking by skillfully taking charge of<text:s/><text:tab/>the structures inherent in thinking and imposing intellectual standards upon them.</text:p>
      <text:p text:style-name="P2846"><text:tab/>A well-cultivated critical thinker:</text:p>
      <text:list text:style-name="LFO55" text:continue-numbering="true">
        <text:list-item>
          <text:p text:style-name="P2847">Raises vital questions and problems, formulating them clearly and precisely;</text:p>
        </text:list-item>
        <text:list-item>
          <text:p text:style-name="P2848">Gathers and assesses relevant information, using abstract ideas to interpret it effectively;</text:p>
        </text:list-item>
        <text:list-item>
          <text:p text:style-name="P2849">Comes to well-reasoned conclusions and solutions, testing them against relevant criteria and standards;</text:p>
        </text:list-item>
        <text:list-item>
          <text:p text:style-name="P2850">Thinks open-mindedly within alternative systems of thought, recognizing and assessing, as need be, their assumptions, implications, and practical consequences; and</text:p>
        </text:list-item>
        <text:list-item>
          <text:p text:style-name="P2851"><text:span text:style-name="T2852">Communicates effectively with others in figuring out solutions to complex problems.”</text:span><text:span text:style-name="T2853">1</text:span></text:p>
        </text:list-item>
      </text:list>
      <text:p text:style-name="P2854"/>
      <text:p text:style-name="P2855"><text:span text:style-name="T2856"><draw:connector draw:type="line" svg:x1="2.22147in" svg:y1="0.2701in" svg:x2="0.9055in" svg:y2="0.88677in" draw:z-index="19" draw:id="id26" draw:style-name="a35" draw:name="Straight Connector 27" text:anchor-type="paragraph"><svg:title/><svg:desc/></draw:connector></text:span><text:span text:style-name="T2857"><draw:connector draw:type="line" svg:x1="0.65in" svg:y1="2.03529in" svg:x2="0.75417in" svg:y2="1.3339in" draw:z-index="18" draw:id="id27" draw:style-name="a38" draw:name="Straight Connector 28" text:anchor-type="paragraph"><svg:title/><svg:desc/></draw:connector></text:span><text:span text:style-name="T2858"><draw:connector draw:type="line" svg:x1="0.6118in" svg:y1="3.39984in" svg:x2="0.63055in" svg:y2="2.4429in" draw:z-index="17" draw:id="id28" draw:style-name="a41" draw:name="Straight Connector 29" text:anchor-type="paragraph"><svg:title/><svg:desc/></draw:connector></text:span><text:span text:style-name="T2859"><draw:connector draw:type="line" svg:x1="0.602in" svg:y1="4.35704in" svg:x2="0.602in" svg:y2="3.8744in" draw:z-index="16" draw:id="id29" draw:style-name="a44" draw:name="Straight Connector 30" text:anchor-type="paragraph"><svg:title/><svg:desc/></draw:connector></text:span><text:span text:style-name="T2860"><draw:connector draw:type="line" svg:x1="3.9165in" svg:y1="8.4417in" svg:x2="3.92553in" svg:y2="8.74517in" draw:z-index="15" draw:id="id30" draw:style-name="a47" draw:name="Straight Connector 31" text:anchor-type="paragraph"><svg:title/><svg:desc/></draw:connector></text:span><text:span text:style-name="T2861"><draw:connector draw:type="line" svg:x1="0.6874in" svg:y1="4.9445in" svg:x2="3.82143in" svg:y2="7.91047in" draw:z-index="14" draw:id="id31" draw:style-name="a50" draw:name="Straight Connector 32" text:anchor-type="paragraph"><svg:title/><svg:desc/></draw:connector></text:span><text:span text:style-name="T2862"><draw:connector draw:type="line" svg:x1="6.05617in" svg:y1="6.1189in" svg:x2="4.002in" svg:y2="7.91126in" draw:z-index="13" draw:id="id32" draw:style-name="a53" draw:name="Straight Connector 33" text:anchor-type="paragraph"><svg:title/><svg:desc/></draw:connector></text:span><text:span text:style-name="T2863"><draw:connector draw:type="line" svg:x1="6in" svg:y1="3.9165in" svg:x2="6.06597in" svg:y2="5.44983in" draw:z-index="12" draw:id="id33" draw:style-name="a56" draw:name="Straight Connector 34" text:anchor-type="paragraph"><svg:title/><svg:desc/></draw:connector></text:span><text:span text:style-name="T2864"><draw:connector draw:type="line" svg:x1="6.05692in" svg:y1="2.4783in" svg:x2="6.0472in" svg:y2="3.30191in" draw:z-index="11" draw:id="id34" draw:style-name="a59" draw:name="Straight Connector 35" text:anchor-type="paragraph"><svg:title/><svg:desc/></draw:connector></text:span><text:span text:style-name="T2865"><draw:connector draw:type="line" svg:x1="4.5457in" svg:y1="0.2626in" svg:x2="6.2082in" svg:y2="1.91399in" draw:z-index="10" draw:id="id35" draw:style-name="a62" draw:name="Straight Connector 36" text:anchor-type="paragraph"><svg:title/><svg:desc/></draw:connector></text:span><text:span text:style-name="T2866"><draw:custom-shape svg:x="0.4701in" svg:y="0.8874in" svg:width="0.7in" svg:height="0.40694in" draw:z-index="9" draw:id="id36" draw:style-name="a63" draw:name="Freeform 37" text:anchor-type="paragraph"><svg:title/><svg:desc/><text:p text:style-name="P2867">SEE-Q</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span text:style-name="T2868"><draw:custom-shape svg:x="0.0909in" svg:y="2.0362in" svg:width="0.70833in" svg:height="0.40694in" draw:z-index="8" draw:id="id37" draw:style-name="a64" draw:name="Rectangle 38" text:anchor-type="paragraph"><svg:title/><svg:desc/><text:p text:style-name="P2869">Reflection</text:p><draw:enhanced-geometry draw:type="non-primitive" svg:viewBox="0 0 21600 21600" draw:enhanced-path="M 0 0 L 21600 0 21600 21600 0 21600 Z N"/></draw:custom-shape></text:span><text:span text:style-name="T2870"><draw:custom-shape svg:x="0.0339in" svg:y="3.4008in" svg:width="0.57917in" svg:height="0.47361in" draw:z-index="7" draw:id="id38" draw:style-name="a65" draw:name="Rectangle 39" text:anchor-type="paragraph"><svg:title/><svg:desc/><text:p text:style-name="P2871">Solution</text:p><draw:enhanced-geometry draw:type="non-primitive" svg:viewBox="0 0 21600 21600" draw:enhanced-path="M 0 0 L 21600 0 21600 21600 0 21600 Z N"/></draw:custom-shape></text:span><text:span text:style-name="T2872"><draw:custom-shape svg:x="-0.3445in" svg:y="4.3571in" svg:width="0.97708in" svg:height="0.5875in" draw:z-index="6" draw:id="id39" draw:style-name="a66" draw:name="Rectangle 40" text:anchor-type="paragraph"><svg:title/><svg:desc/><text:p text:style-name="P2873">Carry out plan</text:p><draw:enhanced-geometry draw:type="non-primitive" svg:viewBox="0 0 21600 21600" draw:enhanced-path="M 0 0 L 21600 0 21600 21600 0 21600 Z N"/></draw:custom-shape></text:span><text:span text:style-name="T2874"><draw:custom-shape svg:x="5.2055in" svg:y="5.5126in" svg:width="0.92153in" svg:height="0.60625in" draw:z-index="5" draw:id="id40" draw:style-name="a67" draw:name="Rectangle 41" text:anchor-type="paragraph"><svg:title/><svg:desc/><text:p text:style-name="P2875">Devise a plan</text:p><draw:enhanced-geometry draw:type="non-primitive" svg:viewBox="0 0 21600 21600" draw:enhanced-path="M 0 0 L 21600 0 21600 21600 0 21600 Z N"/></draw:custom-shape></text:span><text:span text:style-name="T2876"><draw:custom-shape svg:x="2.8654in" svg:y="7.911in" svg:width="1.06944in" svg:height="0.48333in" draw:z-index="4" draw:id="id41" draw:style-name="a68" draw:name="Rectangle 42" text:anchor-type="paragraph"><svg:title/><svg:desc/><text:p text:style-name="P2877">Practice SEE_I,</text:p><draw:enhanced-geometry draw:type="non-primitive" svg:viewBox="0 0 21600 21600" draw:enhanced-path="M 0 0 L 21600 0 21600 21600 0 21600 Z N"/></draw:custom-shape></text:span><text:span text:style-name="T2878"><draw:custom-shape svg:x="2.8563in" svg:y="8.678in" svg:width="1.76806in" svg:height="0.53056in" draw:z-index="3" draw:id="id42" draw:style-name="a69" draw:name="Rectangle 43" text:anchor-type="paragraph"><svg:title/><svg:desc/><text:p text:style-name="P2879">Reflection – use standards</text:p><draw:enhanced-geometry draw:type="non-primitive" svg:viewBox="0 0 21600 21600" draw:enhanced-path="M 0 0 L 21600 0 21600 21600 0 21600 Z N"/></draw:custom-shape></text:span><text:span text:style-name="T2880"><draw:custom-shape svg:x="4.75in" svg:y="3.302in" svg:width="2.48125in" svg:height="0.56806in" draw:z-index="2" draw:id="id43" draw:style-name="a70" draw:name="Rectangle 44" text:anchor-type="paragraph"><svg:title/><svg:desc/><text:p text:style-name="P2881">Identify information, related content,</text:p><text:p text:style-name="P2882">assumptions, draw a picture</text:p><text:p text:style-name="P2883"/><draw:enhanced-geometry draw:type="non-primitive" svg:viewBox="0 0 21600 21600" draw:enhanced-path="M 0 0 L 21600 0 21600 21600 0 21600 Z N"/></draw:custom-shape></text:span><text:span text:style-name="T2884"><draw:custom-shape svg:x="5.1291in" svg:y="1.9146in" svg:width="1.93056in" svg:height="0.56389in" draw:z-index="251659264" draw:id="id44" draw:style-name="a71" draw:name="Rectangle 45" text:anchor-type="paragraph"><svg:title/><svg:desc/><text:p text:style-name="P2885">Question or problem at issue</text:p><draw:enhanced-geometry draw:type="non-primitive" svg:viewBox="0 0 21600 21600" draw:enhanced-path="M 0 0 L 21600 0 21600 21600 0 21600 Z N"/></draw:custom-shape></text:span><text:span text:style-name="T2886"><draw:custom-shape svg:x="2.2638in" svg:y="-0.0602in" svg:width="1.63403in" svg:height="0.61528in" draw:z-index="251658240" draw:id="id45" draw:style-name="a72" draw:name="Rectangle 46" text:anchor-type="paragraph"><svg:title/><svg:desc/><text:p text:style-name="P2887">Understand the Problem</text:p><draw:enhanced-geometry draw:type="non-primitive" svg:viewBox="0 0 21600 21600" draw:enhanced-path="M 0 0 L 21600 0 21600 21600 0 21600 Z N"/></draw:custom-shape></text:span></text:p>
      <text:p text:style-name="P2888">References</text:p>
      <text:p text:style-name="P2889">Blais, D.M. (1988). Constructivism: A theoretical revolution for algebra. The Mathematics Teacher, 81 (11), 64-31.</text:p>
      <text:p text:style-name="Textbody">Blinco, P. (1991) “Task Persitnec in Japanese Elementary Schools” Windows on Japenese Education (New Your; Greenwood Press.</text:p>
      <text:p text:style-name="Textbody">Dossey, J., Mullis, I., Lindquist, M, &amp; Chambers, D. (1988). The mathematics report</text:p>
      <text:p text:style-name="Textbody">card: Are we measuring up? Trends and achievement based on the 1986 National</text:p>
      <text:p text:style-name="P2890">Assessment. Princeton, NJ: Educational Testing Service</text:p>
      <text:p text:style-name="P2891">Paul, R. &amp; Elder, L. (2001). Critical Thinking: Tools for Taking Charge of Your Learning and Your Life. Upper Saddle River, N.J: Prentice Hall</text:p>
      <text:p text:style-name="P2892">Paul, R. &amp; Elder, L. (2003). The Miniature Guide to Critical Thinking: Concepts and Tools. The Foundation for Critical Thinking. Dillon Beach, CA.</text:p>
      <text:p text:style-name="P2893">Schoenfeld, A.H. (1987). Cognitive science and mathematics education. Hillsdale, N.J: Lawrence Erlbaum Associates.</text:p>
      <text:p text:style-name="P2894">Dewey, J. (1933). How to Think: A restatement of the relation of reflective thinking of the educative process. Boston: Heath.</text:p>
      <text:p text:style-name="P2895">Garfloa, J. &amp; Lester, F. K. (1985). Metacognition, cognitive monitoring, and mathematical performance. Journal for Research in Mathematics Education, 16, 163-176/</text:p>
      <text:p text:style-name="Textbody">Hinsley, D.A., Hayes, J.R., &amp; Simon, H.A. From words to equations: meaning and</text:p>
      <text:p text:style-name="Textbody">representation in algebra word problems. In M. Just &amp; P. Carpenter (Eds.),</text:p>
      <text:p text:style-name="P2896">Cognitive processes in comprehension (pp. 89-106). Hillsdale, NJ: Erlbaum.</text:p>
      <text:p text:style-name="P2897">Lesh, R. (1981). Applied mathematical problem solving. Educational Studies in Mathematics, 12(20, 235-265.</text:p>
      <text:p text:style-name="P2898">Stillmanm G. (2010) Metacognition research in mathematics education: from hot topic to mature field. ZDM International Journal for Mathematics Education. Australian Catholic University. Australia</text:p>
      <text:p text:style-name="P2899">National Council of Supervisors of Mathematics. (1978). Position paper on basic mathematical skills.. Mathematics Teacher, 71(2), 147-52.How we think: A restatement of the relation of reflective think to the educative process. Boston: Heath</text:p>
      <text:p text:style-name="P2900">Polya, G. (1973). how to solve it. Princeton University Press.</text:p>
      <text:p text:style-name="P2901">Schoenfeld, A.H. (1983). Episodic and executive decisions in mathematics problem solving. In R. Lesh &amp; M. Landau, Acquisition of mathematics concepts and processes. New York'\: Academic Press.</text:p>
      <text:p text:style-name="P2902">Schoenfeld, A.H. (1987). Cognition science and mathematics education: An overview. Cognitive science and mathematics education. Hillsdale, NJ: Lawrence Erlbaum.</text:p>
      <text:p text:style-name="Textbody">Schoenfeld, A. (in press). On mathematics as sense-making: An informal attack on the unfortunate divorce of formal and informal mathematics. In D.N. Perkins, J. Segal, &amp; J. Voss (Eds.), Informal reasoning and education. Hillsdale, NJ: Erlbaum.</text:p>
      <text:p text:style-name="Textbody">Schoenfeld, A. (forthcoming). Reflections on doing and teaching mathematics. In A.<text:s/><text:span text:style-name="T2903">Schoenfeld (Ed.), Mathematical thinking and problem solving.</text:span></text:p>
      <text:p text:style-name="P2904">Silver, E.A., Branca, N. &amp; Adams, V. (1980). Metacognition. The missing link in problem solving? Proceeding of the fourth international conference for the psychology of mathematics education. Berkeley, CA:PME.</text:p>
      <text:p text:style-name="Textbody">Stigler, J., &amp; Perry, M. (1989). Cross cultural studies of mathematics teaching and learning: Recent findings and new directions. In D. Grouws &amp; T. Cooney (Eds.), Effective Mathematics Teaching (pp. 194-223). Hillsdale, NJ: Erlbaum.</text:p>
      <text:p text:style-name="P2905">Suydam, M. (1987). Implications from research on problem solving. In F. R. Curcio, Teaching and learning. A problem solving focus. Reston, VA: National Council of Teachers of Mathematics.</text:p>
      <text:p text:style-name="P2906">Wilson, J., Fernandez, M., Hadaway, N. (2013). Mathematical Problem Solving. The University of Georgia (retrieved from the web.).</text:p>
      <text:p text:style-name="P2907">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2908">Siew, J. (2013). Top-Down Approach to Teaching Problem Solving Heuristics in Mathematics. Center for Research in Pedagogy and Practice, National Institute of Education, Nanyang Technological University, Singapore.</text:p>
      <text:p text:style-name="P2909">Lucas, C.A., Goerss, B.L. (2007). Using a post-graphic organizer in the mathematics classroom. Journal of Reading Education, 32(2), 26-30.</text:p>
      <text:p text:style-name="P2910">National Library of Virtual Math Manipulative. Retrieved from the Web. http://nlvm.usu.edu/en/nav/vlibrary.html</text:p>
      <text:p text:style-name="P2911"><text:span text:style-name="T2912">Nosich, Gerald M. (2009, 2005, 2001) </text:span><text:span text:style-name="T2913">Learning to Think Things Through: A Guide to Critical Thinking Across the Curriculum</text:span><text:span text:style-name="T2914">. Published by </text:span><text:a xlink:href="http://en.wikipedia.org/wiki/Prentice_Hall" office:target-frame-name="_top" xlink:show="replace"><text:span text:style-name="T2915">Pearson Prentice Hall</text:span></text:a><text:span text:style-name="T2916">. 3rd edition, pp. 33–38.</text:span></text:p>
      <text:p text:style-name="P2917">Logical Reasoning Reimer, W. &amp; Reimer, L (2005). Historical connections in mathematics volume III: <text:s/>resources for using history of mathematics in the classroom. AIMS Educational Foundation.</text:p>
      <text:p text:style-name="P2918">Arcavi, A. (2003). The role of visual representations in the learning of mathematics. <text:s/>Educational Studies in Mathematics, 52, 215-241.</text:p>
      <text:p text:style-name="P2919"><text:s/>Cawley, J., Parmar, R., Foley, T. E., Salmon, S., &amp; Roy, S. (2001). Arithmetic performance of students: Implications for standards and programming. <text:s/>Exceptional Children, 67, 311–328.</text:p>
      <text:p text:style-name="P2920">Montague, M. (2003). Solve it: A mathematical problem-solving instructional program. <text:s/>Reston, VA: Exceptional Innovations.</text:p>
      <text:p text:style-name="P2921">Kramarski, B.&amp; Mevarech, Z. (2003). Enhancing mathematical reasoning in the classroom: effects of cooperative learning and metacognitiive training. American Educational Research Journal. 40(1), 281-310</text:p>
      <text:p text:style-name="P2922">References</text:p>
      <text:p text:style-name="P2923">Blais, D.M. (1988). Constructivism: A theoretical revolution for algebra. The Mathematics Teacher, 81 (11), 64-31.</text:p>
      <text:p text:style-name="Textbody">Dossey, J., Mullis, I., Lindquist, M, &amp; Chambers, D. (1988). The mathematics report</text:p>
      <text:p text:style-name="Textbody">card: Are we measuring up? Trends and achievement based on the 1986 National</text:p>
      <text:p text:style-name="Textbody">Assessment. Princeton, NJ: Educational Testing Service</text:p>
      <text:p text:style-name="P2924"/>
      <text:p text:style-name="P2925">Paul, R. &amp; Elder, L. (2001). Critical Thinking: Tools for Taking Charge of Your Learning and Your Life. Upper Saddle River, N.J: Prentice Hall</text:p>
      <text:p text:style-name="P2926">Paul, R. &amp; Elder, L. (2007). How to Study and Learn a Discipline. Dillon Beach, CA: Foundations for Critical Thinking Press.</text:p>
      <text:p text:style-name="P2927">Paul, R. &amp; Elder, L. (2007). How to Improve Student Learning: 30 Practical Ideas. Dillon Beach, CA: Foundations for Critical Thinking Press.</text:p>
      <text:p text:style-name="P2928">Schoenfeld, A.H. (1987). Cognitive science and mathematics education. Hillsdale, N.J: Lawrence Erlbaum Associates.</text:p>
      <text:p text:style-name="P2929">Dewey, J. (1933). How to Think: A restatement of the relation of reflective thinking of the educative process. Boston: Heath.</text:p>
      <text:p text:style-name="P2930">Garfloa, J. &amp; Lester, F. K. (1985). Metacognition, cognitive monitoring, and mathematical performance. Journal for Research in Mathematics Education, 16, 163-176/</text:p>
      <text:p text:style-name="Textbody">Hinsley, D.A., Hayes, J.R., &amp; Simon, H.A. From words to equations: meaning and representation in algebra word problems. In M. Just &amp; P. Carpenter (Eds.), Cognitive processes in comprehension (pp. 89-106). Hillsdale, NJ: Erlbaum.</text:p>
      <text:p text:style-name="P2931">Lesh, R. (1981). Applied mathematical problem solving. Educational Studies in Mathematics, 12(20, 235-265.</text:p>
      <text:p text:style-name="Textbody">Lester, F., Garofalo, J., &amp; Kroll, D. (1989). The role of metacognition in mathematical problem solving: A study of two grade seven classes. Final report to the National Science Foundation of NSF project MDR 85-50346</text:p>
      <text:p text:style-name="P2932">Stillmanm G. (2010) Metacognition research in mathematics education: from hot topic to mature field. ZDM International Journal for Mathematics Education. Australian Catholic University. Australia</text:p>
      <text:p text:style-name="P2933">National Council of Supervisors of Mathematics. (1978). Position paper on basic mathematical skills.. Mathematics Teacher, 71(2), 147-52.How we think: A restatement of the relation of reflective think to the educative process. Boston: Heath</text:p>
      <text:p text:style-name="P2934"><text:span text:style-name="T2935">Nosich, Gerald M. (2009, 2005, 2001) </text:span><text:span text:style-name="T2936">Learning to Think Things Through: A Guide to Critical Thinking Across the Curriculum</text:span><text:span text:style-name="T2937">. Published by </text:span><text:a xlink:href="http://en.wikipedia.org/wiki/Prentice_Hall" office:target-frame-name="_top" xlink:show="replace"><text:span text:style-name="T2938">Pearson Prentice Hall</text:span></text:a><text:span text:style-name="T2939">. 3rd edition, pp. 33–38.</text:span></text:p>
      <text:p text:style-name="P2940">Polya, G. (1973). how to solve it. Princeton University Press.</text:p>
      <text:p text:style-name="P2941">Schoenfeld, A.H. (1983). Episodic and executive decisions in mathematics problem solving. In R. Lesh &amp; M. Landau, Acquisition of mathematics concepts and processes. New York'\: Academic Press.</text:p>
      <text:p text:style-name="P2942">Schoenfeld, A.H. (1987). Cognition science and mathematics education: An overview. Cognitive science and mathematics education. Hillsdale, NJ: Lawrence Erlbaum.</text:p>
      <text:p text:style-name="Textbody">Schoenfeld, A. (in press). On mathematics as sense-making: An informal attack on the</text:p>
      <text:p text:style-name="Textbody">unfortunate divorce of formal and informal mathematics. In D.N. Perkins, J. Segal, &amp;</text:p>
      <text:p text:style-name="Textbody">J. Voss (Eds.), Informal reasoning and education. Hillsdale, NJ: Erlbaum.</text:p>
      <text:p text:style-name="Textbody">Schoenfeld, A. (forthcoming). Reflections on doing and teaching mathematics. In A.</text:p>
      <text:p text:style-name="Textbody">Schoenfeld (Ed.), Mathematical thinking and problem solving.</text:p>
      <text:p text:style-name="Textbody">Schoenfeld, A. H. (1992). Learning to think mathematically: Problem solving,</text:p>
      <text:p text:style-name="Textbody">metacognition, and sense-making in mathematics. In D. Grouws (Ed.), Handbook for</text:p>
      <text:p text:style-name="Textbody">Research on Mathematics Teaching and Learning (pp. 334-370). New York: MacMillan</text:p>
      <text:p text:style-name="P2943">Silver, E.A., Branca, N. &amp; Adams, V. (1980). Metacognition. The missing link in problem solving? Proceeding of the fourth international conference for the psychology of mathematics education. Berkeley, CA:PME.</text:p>
      <text:p text:style-name="P2944"><text:span text:style-name="T2945">Slew, John (2013). Top-Down Approach to Teaching Problem Solving Heuristics in Mathematics. From:</text:span><text:a xlink:href="http://repository.nie.edu.sg/jspui/bitstream/10497/2928/1/CRP1_04JH_Conf05(MES)_Tiong.pdf" office:target-frame-name="_top" xlink:show="replace">http://repository.nie.edu.sg/jspui/bitstream/10497/2928/1/CRP1_04JH_Conf05(MES)_Tiong.pdf</text:a></text:p>
      <text:p text:style-name="P2946"/>
      <text:p text:style-name="P2947">Suydam, M. (1987). Implications from research on problem solving. In F. R. Curcio, Teaching and learning. A problem solving focus. Reston, VA: National Council of Teachers of Mathematics.</text:p>
      <text:p text:style-name="P2948">Wilson, J., Fernandez, M., Hadaway, N. (2013). Mathematical Problem Solving. The University of Georgia (retrieved from the web.).</text:p>
      <text:p text:style-name="P2949">Florida Department of Education (2010). Classroom cognitive and meta-cognitive strategies for teachers:Research-based strategies for problem-solving in mathematics K-12. Bureau of Exceptional Education and</text:p>
      <text:p text:style-name="P2950"/>
      <text:p text:style-name="P2951"><text:span text:style-name="T2952">1.</text:span><text:span text:style-name="T2953"><text:tab/>Cultivate Intellectual Traits – work on students anxiety and attitudes about or related to<text:s/></text:span><text:span text:style-name="T2954"><text:tab/>math, help them become more autonomous, and realize that with perseverance and<text:s/></text:span><text:span text:style-name="T2955"><text:tab/>confidence they can be successful.</text:span></text:p>
      <text:p text:style-name="Textbody"/>
      <text:p text:style-name="P2956"/>
      <text:p text:style-name="P2957"/>
      <text:p text:style-name="P2958"/>
      <text:p text:style-name="P2959">*</text:p>
      <text:p text:style-name="P2960"/>
      <text:p text:style-name="P2961"/>
      <text:p text:style-name="P2962"/>
      <text:p text:style-name="P2963"/>
      <text:p text:style-name="P2964">NOTES</text:p>
      <text:p text:style-name="P2965"><text:span text:style-name="T2966">[For full citations, please see the Reference section of </text:span><text:span text:style-name="T2967">The Schools Our Children Deserve.</text:span><text:span text:style-name="T2968">]</text:span></text:p>
      <text:p text:style-name="P2969"> </text:p>
      <text:p text:style-name="P2970">1.  Brownell, 1928, p. 197.</text:p>
      <text:p text:style-name="P2971">2.  Ibid., p. 200.</text:p>
      <text:p text:style-name="P2972">3.  Lampert, 1986, p. 340.</text:p>
      <text:p text:style-name="P2973">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2974">5.  The National Research Council is quoted in Battista, 1999, p. 427.</text:p>
      <text:p text:style-name="P2975">6.  Resnick, 1987, p. 14.</text:p>
      <text:p text:style-name="P2976">7.  Brownell, 1932, p. 10.  He added:  if arithmetic somehow does become “meaningful, it becomes so in spite of drill” (p. 12).</text:p>
      <text:p text:style-name="P2977">8.  Putnam et al., 1990, p. 85.</text:p>
      <text:p text:style-name="P2978">9.  This real-life example comes from Paul Cobb by way of Gardner, 1991, p. 164.</text:p>
      <text:p text:style-name="P2979"><text:span text:style-name="T2980">10.  This example, from Max Wertheimer’s </text:span><text:span text:style-name="T2981">Productive Thinking</text:span><text:span text:style-name="T2982">, is cited in Schoenfeld, p. 148.</text:span></text:p>
      <text:p text:style-name="P2983">11. Kamii, 1994, pp. 36-40.</text:p>
      <text:p text:style-name="P2984">12.  Cited in Schoenfeld, p. 150, among other places.  Another example:  a startling number of young children taught in traditional classrooms give the answer “36” to the question “There are 26 sheep and 10 goats on a ship.  How old is the captain?” (Kamii, 1989, p. 160).</text:p>
      <text:p text:style-name="P2985">13. Dossey et al., 1988, pp. 67, 54.</text:p>
      <text:p text:style-name="P2986">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2987">15. Kamii (e.g., 1994, pp. 43, 46) is especially persuasive on this point.</text:p>
      <text:p text:style-name="P2988">16. Putnam et al., 1990, p. 96.</text:p>
      <text:p text:style-name="P2989">17.  Jackson, 1997, p. I: 1.</text:p>
      <text:p text:style-name="P2990">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2991">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2992">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2993">21. Kahramanidis, 1988.</text:p>
      <text:p text:style-name="P2994">22. Piaget, 1973, p. 106.</text:p>
      <text:p text:style-name="P2995">23. Kamii, 1985b, p. 46.</text:p>
      <text:p text:style-name="P2996">24. Another, more practical reason for asking this same question about a correct answer is that otherwise children will just assume “How did you get that?” is teacher code for “Nope -- try again.”</text:p>
      <text:p text:style-name="P2997">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2998">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2999">27. Lester, 1996, pp. 146-52.  For another teacher’s description of how – and how well – this approach works, see Strachota, 1996, chap. 3.</text:p>
      <text:p text:style-name="P3000">28. Kamii, 1994, p. 67.</text:p>
      <text:p text:style-name="P3001">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3002"><text:span text:style-name="T3003">Other researchers have reached similar metacog</text:span></text:p>
      <text:section text:name="Sect1" text:style-name="S1">
        <text:p text:style-name="P3004">U.S. Students Slide In Global Ranking On Math, Reading, Science</text:p>
      </text:section>
      <text:section text:name="Sect2" text:style-name="S2">
        <text:p text:style-name="P3005">NPR the two way – The breaking news NPR</text:p>
      </text:section>
      <text:section text:name="Sect3" text:style-name="S3">
        <text:p text:style-name="P3006"><text:span text:style-name="T3007">by </text:span><text:a xlink:href="http://www.npr.org/people/14562108/bill-chappell" office:target-frame-name="_top" xlink:show="replace"><text:span text:style-name="T3008">BILL CHAPPELL</text:span></text:a></text:p>
      </text:section>
      <text:section text:name="Sect4" text:style-name="S4">
        <text:p text:style-name="P3009">December 03, 2013 7:37 AM</text:p>
      </text:section>
      <text:section text:name="Sect5" text:style-name="S5">
        <text:p text:style-name="P3010">nition conclusions summarized by Lester et al. as follows:</text:p>
        <text:p text:style-name="P3011"/>
        <text:p text:style-name="P3012"><text:a xlink:href="http://www.oecd.org/pisa/keyfindings/pisa-2012-results.htm" office:target-frame-name="_top" xlink:show="replace"><text:span text:style-name="T3013">http://www.oecd.org/pisa/keyfindings/pisa-2012-results.htm</text:span></text:a><text:span text:style-name="T3014"><text:s/>Program of International Student Assessment website</text:span></text:p>
        <text:p text:style-name="P3015"><text:span text:style-name="T3016">Margaret Spellings, "10 Facts About K-12 Education Funding," Department of Education, June 2005, </text:span><text:a xlink:href="http://www.ed.gov/about/overview/fed/10facts/10facts.pdf" office:target-frame-name="_top" xlink:show="replace"><text:span text:style-name="T3017">www.ed.gov/about/overview/fed/10facts/10facts.pdf</text:span></text:a><text:span text:style-name="T3018">.</text:span></text:p>
      </text:section>
      <text:section text:name="Sect6" text:style-name="S6">
        <text:p text:style-name="P3019"><text:bookmark-start text:name="_edn47"/><text:bookmark-end text:name="_edn47"/><text:a xlink:href="http://www.downsizinggovernment.org/education/k-12-education-subsidies#_ednref47" office:target-frame-name="_top" xlink:show="replace"><text:span text:style-name="T3020">47</text:span></text:a><text:span text:style-name="T3021"> Ronald Reagan, Executive Order 12612, October 26, 1987, </text:span><text:a xlink:href="http://www.reagan.utexas.edu/archives/speeches/1987/102687d.htm" office:target-frame-name="_top" xlink:show="replace"><text:span text:style-name="T3022">www.reagan.utexas.edu/archives/speeches/1987/102687d.ht</text:span></text:a></text:p>
      </text:section>
      <text:section text:name="Sect7" text:style-name="S7">
        <text:p text:style-name="P3023">- See more at: http://www.downsizinggovernment.org/education/k-12-education-subsidies#sthash.8RmGUXLj.dpuf</text:p>
        <text:p text:style-name="P3024"/>
        <text:p text:style-name="P3025"><text:span text:style-name="T3026">U.S. Department of Education, Digest of Education Statistics, 2008, Table 104. - See more at: http://www.downsizinggovernment.org/education/k-12-education-subsidies#sthash.8RmGUXLj.dpuf</text:span></text:p>
        <text:p text:style-name="P3027"/>
        <text:p text:style-name="P3028"/>
        <text:p text:style-name="P3029"><text:span text:style-name="T3030">National Commission on Excellence in Education, "A Nation at Risk," April 1983, pp. 114–55, www.ed.gov/pubs/natatrisk/index.h - See more at: http://www.downsizinggovernment.org/education/k-12-education-subsidies#sthash.8RmGUXLj.dpuf</text:span></text:p>
        <text:p text:style-name="P3031"><text:span text:style-name="T3032">National Education Association, "NEA's Story: Answering the Call," February 2006, www.nea.org/aboutnea/neastory.html. - See more at: http://www.downsizinggovernment.org/education/k-12-education-subsidies#sthash.8RmGUXLj.dpuf</text:span></text:p>
        <text:p text:style-name="P3033"/>
        <text:p text:style-name="P3034"><text:span text:style-name="T3035">Boylan, H. R. (2002). What works: Research-based best practices in developmental</text:span></text:p>
        <text:p text:style-name="P3036"><text:span text:style-name="T3037">education. Boone, NC: Appalachian State University.</text:span></text:p>
        <text:p text:style-name="P3038"><text:span text:style-name="T3039">Bridgeland, J. M, Dilulio, J.J., &amp; Morrison, K. B. (2006). The silent epidemic: Perspectives of</text:span></text:p>
        <text:p text:style-name="P3040"><text:span text:style-name="T3041">high school dropouts. Civic Enterprises: Washington.</text:span></text:p>
        <text:p text:style-name="P3042"><text:span text:style-name="T3043">Chandler,E. M. (1974). Student development through a learning assistance support system. The</text:span></text:p>
        <text:p text:style-name="P3044"><text:span text:style-name="T3045">MSU Orient, (9: 4), 1-5</text:span></text:p>
        <text:p text:style-name="P3046"><text:span text:style-name="T3047">http://www.pvc.maricopa.edu/~7Elsche/resources/articles/chandler74.htm</text:span></text:p>
        <text:p text:style-name="P3048"><text:span text:style-name="T3049">Christ, F. L.(1971). Systems for learning assistance: Learner, learning facilitators, and learning</text:span></text:p>
        <text:p text:style-name="P3050"><text:span text:style-name="T3051">centers. In F. L. Christ (Ed.), Interdisciplinary aspects of reading instruction. . Fourth</text:span></text:p>
        <text:p text:style-name="P3052"><text:span text:style-name="T3053">Annual Proceedings of the Western College Reading Association, Los Angeles, 32-41.</text:span></text:p>
        <text:p text:style-name="P3054"><text:span text:style-name="T3055">http://www.pvc.maricopa.edu/~lsche/resources/articles/lass.htm</text:span></text:p>
        <text:p text:style-name="P3056"><text:span text:style-name="T3057">College and Research Libraries, Board of Directors (1982, January/February)&gt; Guidelines for</text:span></text:p>
        <text:p text:style-name="P3058"><text:span text:style-name="T3059">two-year college learning resources programs. Revised June 30, 1981. C&amp; RL News.</text:span></text:p>
        <text:p text:style-name="P3060"><text:span text:style-name="T3061">Currey, J. W. (1980). Creating functional learning resources centers. In K. Mikan (Ed.),</text:span></text:p>
        <text:p text:style-name="P3062"><text:span text:style-name="T3063">Learning resourcs center conference: Proceedings and evaluatin (pp. 17-24).</text:span></text:p>
        <text:p text:style-name="P3064"><text:span text:style-name="T3065">Birmingham. (ERIC Document Reproduction Service No. ED 222 180)</text:span></text:p>
        <text:p text:style-name="P3066"><text:span text:style-name="T3067">Diploma to nowhere (2008). Strong American Schools: Washington. Wayne J. Urban and Jennings L. Wagoner Jr., American Education: A History, 3rded. (Boston: McGraw-Hill, 2004), p. 171. - See more at: http://www.downsizinggovernment.org/education/k-12-education-subsidies#sthash.8RmGUXLj.dpuf</text:span></text:p>
        <text:p text:style-name="P3068"/>
        <text:p text:style-name="P3069">Dodge, L. &amp; Kendall, M. E. (2004). Learning communities. College Teaching, 52, 150-155.</text:p>
        <text:p text:style-name="P3070">http://www.ivytech.edu/about/news-stories/achievingthedream070809.html</text:p>
        <text:p text:style-name="P3071">Karwin, T. J. (1973). Flying a learning center: Design and costs of an off-campus space for</text:p>
        <text:p text:style-name="P3072">learning. Berkeley: The Carnegie Commission on Higher Education.</text:p>
        <text:p text:style-name="P3073">Kirst, M. W. &amp; Venezie, A. (2004). The case for improving connections between K-12 schools</text:p>
        <text:p text:style-name="P3074">and colleges. In R. Kazi, J. Vargas &amp; N. Hoffman, (Eds.), Double the numbers:</text:p>
        <text:p text:style-name="P3075">Increasing postsecondary credentials for underrepresented youth. Harvard Education</text:p>
        <text:p text:style-name="P3076">Press: Cambridge.</text:p>
        <text:p text:style-name="P3077">NCAT. (2010). http://www.thencat.org/.</text:p>
        <text:p text:style-name="P3078">NCLCA. (2010). http://www.eiu.edu/~lrnasst/nclca/.</text:p>
        <text:p text:style-name="P3079"><text:a xlink:href="http://en.wikipedia.org/wiki/Common_Core_State_Standards_Initiative#cite_ref-corestandards.org.2Fterms-of-use_9-0" office:target-frame-name="_top" xlink:show="replace"/></text:p>
        <text:p text:style-name="P3080"/>
        <text:p text:style-name="P3081">Sharpe, A. D. (1978). Essentials for an effective learning environment. In J. D. Terry &amp; R. W.</text:p>
        <text:p text:style-name="P3082">Holes (eds.), The administration of learning resources centers (pp. 128-139).</text:p>
        <text:p text:style-name="P3083">Washington: University Press of America.</text:p>
        <text:p text:style-name="P3084">The role of learning assistance programs. Research and teaching in developmental education.</text:p>
        <text:p text:style-name="P3085">5(2), pp. 25-38. http:// www.nade.net/.../ Learning %20Assistance.</text:p>
        <text:p text:style-name="P3086">Walker, C. (1980). The learning assistance center in a selective institution. In K. V. Lauridsen</text:p>
        <text:p text:style-name="P3087">(Ed.), Examining the scope of learning centers (pp. 57-68_. San Francisco: Joseey-Bass.</text:p>
        <text:p text:style-name="P3088"/>
        <text:p text:style-name="P3089"><text:a xlink:href="http://en.wikipedia.org/wiki/Common_Core_State_Standards_Initiative#cite_ref" office:target-frame-name="_top" xlink:show="replace">http://en.wikipedia.org/wiki/Common_Core_State_Standards_Initiative#cite_ref</text:a></text:p>
        <text:p text:style-name="P3090"><text:a xlink:href="http://en.wikipedia.org/wiki/Common_Core_State_Standards_Initiative#cite_ref-corestandards.org.2Fterms-of-use_9-0" office:target-frame-name="_top" xlink:show="replace"/></text:p>
        <text:p text:style-name="P3091"><text:a xlink:href="http://en.wikipedia.org/wiki/Common_Core_State_Standards_Initiative#cite_ref-corestandards.org.2Fterms-of-use_9-0" office:target-frame-name="_top" xlink:show="replace">-corestandards.org.2Fterms-of-use_9-0</text:a></text:p>
        <text:p text:style-name="P3092"/>
        <text:p text:style-name="P3093">The Florida College System2013 Annual Report</text:p>
        <text:p text:style-name="P3094">1<text:span text:style-name="T3095"> </text:span><text:a xlink:href="http://www.corestandards.org/resources/frequently-asked-questions" office:target-frame-name="_top" xlink:show="replace"><text:span text:style-name="T3096">"Frequently Asked Questions"</text:span></text:a><text:span text:style-name="T3097">. Common Core State Standards Initiative. Retrieved December 4, 2013.</text:span></text:p>
        <text:p text:style-name="P3098">10<text:span text:style-name="T3099"> </text:span><text:a xlink:href="http://www.corestandards.org/public-license" office:target-frame-name="_top" xlink:show="replace"><text:span text:style-name="T3100">Common Core State Standards Initiative | Public License</text:span></text:a><text:span text:style-name="T3101">. Corestandards.org. Retrieved on 2013-07-19</text:span></text:p>
        <text:p text:style-name="P3102">26http://www.corestandards.org/assets/CCSSI_Mathematics_Appendix_A.pdf</text:p>
        <text:p text:style-name="P3103">32<text:span text:style-name="T3104">Pritchett, Bailey. </text:span><text:a xlink:href="http://news.heartland.org/newspaper-article/2013/07/22/common-core-testing-costs-increase-georgia-withdraws" office:target-frame-name="_top" xlink:show="replace"><text:span text:style-name="T3105">"Common Core Testing Costs Increase; Georgia Withdraws"</text:span></text:a><text:span text:style-name="T3106">. Heartland Foundation. Retrieved February 3, 2014.</text:span></text:p>
        <text:p text:style-name="P3107">37<text:span text:style-name="T3108"> </text:span><text:a xlink:href="http://en.wikipedia.org/wiki/Common_Core_State_Standards_Initiative#cite_ref-Toppo_37-1" office:target-frame-name="_top" xlink:show="replace"><text:span text:style-name="T3109">b</text:span></text:a><text:span text:style-name="T3110"> </text:span><text:span text:style-name="T3111">Greg Toppo (May 1, 2012). </text:span><text:a xlink:href="http://usatoday30.usatoday.com/news/education/story/2012-04-28/common-core-education/54583192/1" office:target-frame-name="_top" xlink:show="replace"><text:span text:style-name="T3112">"Common Core standards drive wedge in education circles"</text:span></text:a><text:span text:style-name="T3113">. </text:span><text:span text:style-name="T3114">USA Today</text:span><text:span text:style-name="T3115">. Retrieved March 23, 2013.</text:span></text:p>
        <text:p text:style-name="P3116"/>
        <text:p text:style-name="P3117">20American Association of State Colleges and Universities</text:p>
        <text:p text:style-name="P3118">A Higher Education Policy Brief • August 2008</text:p>
        <text:p text:style-name="P3119">Enhancing</text:p>
        <text:p text:style-name="P3120">College Student</text:p>
        <text:p text:style-name="P3121">Success Through</text:p>
        <text:p text:style-name="P3122">Developmental</text:p>
        <text:p text:style-name="P3123">Education</text:p>
        <text:p text:style-name="P3124">by Alene Russell</text:p>
        <text:p text:style-name="P3125">Senior State Policy Consultant</text:p>
        <text:p text:style-name="P3126"/>
        <text:p text:style-name="P3127">National Center for Developmental Education Website 2013</text:p>
        <text:p text:style-name="P3128"/>
        <text:p text:style-name="P3129">National</text:p>
        <text:p text:style-name="P3130">Achieve, Inc. Closing the Expectations Gap: An Annual</text:p>
        <text:p text:style-name="P3131">50-State Progress Report on the Alignment of High</text:p>
        <text:p text:style-name="P3132">School Policies with the Demands of College and Career,</text:p>
        <text:p text:style-name="P3133">2008</text:p>
        <text:p text:style-name="P3134"><text:tab/><text:s/>http://www.achieve.org/files/50-state-2008-</text:p>
        <text:p text:style-name="P3135">final02-25-08.pdf</text:p>
        <text:p text:style-name="P3136">Alliance for Excellent Educa</text:p>
        <text:p text:style-name="P3137"/>
        <text:p text:style-name="P3138">Education Commission of the States. State Policies on</text:p>
        <text:p text:style-name="P3139">Community College Remedial Education: Findings from a</text:p>
        <text:p text:style-name="P3140">National Survey, 2002.</text:p>
        <text:p text:style-name="P3141"><text:s/><text:a xlink:href="http://ecs.org/clearinghouse/40/81/4081.pdf" office:target-frame-name="_top" xlink:show="replace">http://ecs.org/clearinghouse/40/81/4081.pdf</text:a></text:p>
        <text:p text:style-name="P3142"><text:span text:style-name="T3143"><text:s/>By improving students' academic<text:s/></text:span><text:span text:style-name="T3144">http://www.umkc.edu/cad/nade/nadedocs/hbcase95.htm</text:span><text:span text:style-name="T3145"><text:s/>(4 of 9) [11/11/01 3:59:27 PM]Making the Case for Developmental Education, Hunter R. Boylanskills,</text:span></text:p>
        <text:p text:style-name="P3146"/>
        <text:p text:style-name="P3147"/>
        <text:p text:style-name="P3148">DESIGN TEAM ON UNDERPREPARED STUDENTS</text:p>
        <text:p text:style-name="P3149">FINAL REPORT: SPRING 2010 Boulanger,J., dewan ,J., Domser, C. Hysell w., Overrocker, K., Sawyer-White, D., Shaw, B. webarticle.</text:p>
        <text:p text:style-name="P3150"/>
        <text:p text:style-name="P3151"/>
        <text:p text:style-name="P3152">Astin, A. (1977). Four critical years. San Francisco: Jossey-Bass</text:p>
        <text:p text:style-name="P3153">● Boylan, H. (1988). The historical roots of developmental education. Part III. Review of</text:p>
        <text:p text:style-name="P3154">Research in Developmental Education, 5 (3).</text:p>
        <text:p text:style-name="P3155">● Boylan, H. (1992, November). What we know about what we do and what we do about</text:p>
        <text:p text:style-name="P3156">what we know. Keynote address at the National Conference on Research in Developmental</text:p>
        <text:p text:style-name="P3157">Education. Charlotte, NC.</text:p>
        <text:p text:style-name="P3158">● Boylan, H., Bonham, B., &amp; Bliss, L. (1992). The impact of developmental programs.</text:p>
        <text:p text:style-name="P3159">Research in Developmental Education, 9 (5).</text:p>
        <text:p text:style-name="P3160">● Brier, E. (1984). Bridging the academic preparation gap: A historical view. Journal of</text:p>
        <text:p text:style-name="P3161">Developmental Education, 8 (1), 2-5.</text:p>
        <text:p text:style-name="P3162">● Carnegie Commission for the Advancement of Higher Education. (1980). Three thousand</text:p>
        <text:p text:style-name="P3163">futures. San Francisco: Jossey-Bass.</text:p>
        <text:p text:style-name="P3164">● Chickering, A. (1969). Education and identity. San Francisco: Jossey-Bass.</text:p>
        <text:p text:style-name="P3165">● College enrollment by age. (1994, September 1). Chronicle of Higher Education, p. 15.</text:p>
        <text:p text:style-name="P3166">● Cross, P. (1976). Accent on learning. San Francisco: Jossey-Bass.</text:p>
        <text:p text:style-name="P3167">● Erickson, E. (1968). Identity: Youth, and crisis. New York: W.W. Norton.</text:p>
        <text:p text:style-name="P3168">● Grubb, N. (1991). The decline of community college transfer rates: Evidence from national</text:p>
        <text:p text:style-name="P3169">longitudinal surveys. Journal of Higher Education, 62 (2), 194-217.</text:p>
        <text:p text:style-name="P3170">● Higher Education Extension Service. (1992). The academic performance of college</text:p>
        <text:p text:style-name="P3171">students. New York: Teacher's College, Columbia University</text:p>
        <text:p text:style-name="P3172">● Hodgkinson, H. (1985). All one system: Demographics of education, kindergarten through</text:p>
        <text:p text:style-name="P3173">high school. Washington, D.C.: Institute for Educational Leadership.</text:p>
        <text:p text:style-name="P3174">● Hodgkinson, H. (1993). Southern crossroads: A demographic look at the southeast.</text:p>
        <text:p text:style-name="P3175">Tallahassee, FL: Southeastern Regional Vision for Education.</text:p>
        <text:p text:style-name="P3176">● Keimig, R. T. (1983). Raising academic standards: A guide to learning improvement.</text:p>
        <text:p text:style-name="P3177">(ASHE/ERIC Research Report)</text:p>
        <text:p text:style-name="P3178">Astin, A. (1977). Four critical years. San Francisco: Jossey-Bass</text:p>
        <text:p text:style-name="P3179">● Boylan, H. (1988). The historical roots of developmental education. Part III. Review of</text:p>
        <text:p text:style-name="P3180">Research in Developmental Education, 5 (3).</text:p>
        <text:p text:style-name="P3181">● Boylan, H. (1992, November). What we know about what we do and what we do about</text:p>
        <text:p text:style-name="P3182">what we know. Keynote address at the National Conference on Research in Developmental</text:p>
        <text:p text:style-name="P3183">Education. Charlotte, NC.</text:p>
        <text:p text:style-name="P3184">● Boylan, H., Bonham, B., &amp; Bliss, L. (1992). The impact of developmental programs.</text:p>
        <text:p text:style-name="P3185">Research in Developmental Education, 9 (5).</text:p>
        <text:p text:style-name="P3186">● Brier, E. (1984). Bridging the academic preparation gap: A historical view. Journal of</text:p>
        <text:p text:style-name="P3187">Developmental Education, 8 (1), 2-5.</text:p>
        <text:p text:style-name="P3188">● Carnegie Commission for the Advancement of Higher Education. (1980). Three thousand</text:p>
        <text:p text:style-name="P3189">futures. San Francisco: Jossey-Bass.</text:p>
        <text:p text:style-name="P3190">● Chickering, A. (1969). Education and identity. San Francisco: Jossey-Bass.</text:p>
        <text:p text:style-name="P3191">● College enrollment by age. (1994, September 1). Chronicle of Higher Education, p. 15.</text:p>
        <text:p text:style-name="P3192">● Cross, P. (1976). Accent on learning. San Francisco: Jossey-Bass.</text:p>
        <text:p text:style-name="P3193">● Erickson, E. (1968). Identity: Youth, and crisis. New York: W.W. Norton.</text:p>
        <text:p text:style-name="P3194">● Grubb, N. (1991). The decline of community college transfer rates: Evidence from national</text:p>
        <text:p text:style-name="P3195">longitudinal surveys. Journal of Higher Education, 62 (2), 194-217.</text:p>
        <text:p text:style-name="P3196">● Higher Education Extension Service. (1992). The academic performance of college</text:p>
        <text:p text:style-name="P3197">students. New York: Teacher's College, Columbia University</text:p>
        <text:p text:style-name="P3198">● Hodgkinson, H. (1985). All one system: Demographics of education, kindergarten through</text:p>
        <text:p text:style-name="P3199">high school. Washington, D.C.: Institute for Educational Leadership.</text:p>
        <text:p text:style-name="P3200">● Hodgkinson, H. (1993). Southern crossroads: A demographic look at the southeast.</text:p>
        <text:p text:style-name="P3201">Tallahassee, FL: Southeastern Regional Vision for Education.</text:p>
        <text:p text:style-name="P3202">● Keimig, R. T. (1983). Raising academic standards: A guide to learning improvement.</text:p>
        <text:p text:style-name="P3203">(ASHE/ERIC Research Report)</text:p>
        <text:p text:style-name="P3204">Maxwell, M. (1985). Improving student learning skills. San Francisco: Jossey-Bass.</text:p>
        <text:p text:style-name="P3205">● National Center for Education Statistics. (1991). Survey report: College level remediation</text:p>
        <text:p text:style-name="P3206">in the fall of 1989. Washington, D.C.: U.S. Department of Education, Office of Educational</text:p>
        <text:p text:style-name="P3207">Research and Improvement.</text:p>
        <text:p text:style-name="P3208">● Perry, W. (1970). Forms of intellectual and ethical development in the college years. New</text:p>
        <text:p text:style-name="P3209">York: Holt, Rinehart, and Winsto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Arial, Helvetica, sans-serif" svg:font-family="Arial, Helvetica, sans-serif" style:font-family-generic="system"/>
    <style:font-face style:name="Open Sans" svg:font-family="Open Sans" style:font-family-generic="swiss" style:font-pitch="variable" svg:panose-1="2 11 6 6 3 5 4 2 2 4"/>
    <style:font-face style:name="Calibri" svg:font-family="Calibri" style:font-family-generic="swiss" style:font-pitch="variable" svg:panose-1="2 15 5 2 2 2 4 3 2 4"/>
    <style:font-face style:name="Georgia, serif" svg:font-family="Georgia, serif" style:font-family-generic="system"/>
    <style:font-face style:name="EspritMath" svg:font-family="EspritMath" style:font-family-generic="roman"/>
    <style:font-face style:name="Interstate-RegularItalic" svg:font-family="Interstate-RegularItalic" style:font-family-generic="roman"/>
    <style:font-face style:name="EspritMathBookItalic" svg:font-family="EspritMathBookItalic" style:font-family-generic="roman"/>
    <style:font-face style:name="MathematicalPi-Six" svg:font-family="MathematicalPi-Six" style:font-family-generic="roman"/>
    <style:font-face style:name="Interstate-Light" svg:font-family="Interstate-Light" style:font-family-generic="roman"/>
    <style:font-face style:name="Interstate-Bold" svg:font-family="Interstate-Bold" style:font-family-generic="roman"/>
    <style:font-face style:name="HelveticaNeue-Roman" svg:font-family="HelveticaNeue-Roman" style:font-family-generic="roman"/>
    <style:font-face style:name="sans-serif" svg:font-family="sans-serif" style:font-family-generic="system"/>
    <style:font-face style:name="serif" svg:font-family="serif" style:font-family-generic="system"/>
    <style:font-face style:name="inherit" svg:font-family="inherit" style:font-family-generic="system"/>
    <style:font-face style:name="Helvetica, Arial, sans-serif" svg:font-family="Helvetica, Arial, sans-serif" style:font-family-generic="system"/>
    <style:font-face style:name="Lucida Grande" svg:font-family="Lucida Grande"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1944in" fo:margin-bottom="0.1944in"/>
      <style:text-properties fo:hyphenate="false"/>
    </style:style>
    <style:style style:name="body" style:display-name="body" style:family="paragraph" style:parent-style-name="Standard">
      <style:paragraph-properties fo:margin-top="0.1944in" fo:margin-bottom="0.1944in" style:line-height-at-least="0.1465in"/>
      <style:text-properties style:font-name="Verdana" style:font-name-complex="Verdana" fo:color="#000000" fo:font-size="8pt" style:font-size-asian="8pt" style:font-size-complex="8pt" fo:hyphenate="false"/>
    </style:style>
    <style:style style:name="Drawing" style:display-name="Drawing" style:family="paragraph" style:parent-style-name="Caption">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draw:gradient draw:name="a5" draw:style="linear" draw:angle="0" draw:start-color="#1c1c1c" draw:end-color="#cccccc" draw:start-intensity="100%" draw:end-intensity="100%"/>
    <draw:marker draw:name="a51" svg:viewBox="0 0 20 30" svg:d="m10 0-10 30h20z"/>
    <draw:marker draw:name="a52" svg:viewBox="0 0 20 30" svg:d="m10 0-10 30h20z"/>
    <draw:marker draw:name="a54" svg:viewBox="0 0 20 30" svg:d="m10 0-10 30h20z"/>
    <draw:marker draw:name="a55" svg:viewBox="0 0 20 30" svg:d="m10 0-10 30h20z"/>
    <draw:marker draw:name="a57" svg:viewBox="0 0 20 30" svg:d="m10 0-10 30h20z"/>
    <draw:marker draw:name="a58" svg:viewBox="0 0 20 30" svg:d="m10 0-10 30h20z"/>
    <draw:marker draw:name="a25" svg:viewBox="0 0 20 30" svg:d="m10 0-10 30h20z"/>
    <draw:marker draw:name="a26" svg:viewBox="0 0 20 30" svg:d="m10 0-10 30h20z"/>
    <draw:marker draw:name="a28" svg:viewBox="0 0 20 30" svg:d="m10 0-10 30h20z"/>
    <draw:marker draw:name="a29" svg:viewBox="0 0 20 30" svg:d="m10 0-10 30h20z"/>
    <draw:marker draw:name="a40" svg:viewBox="0 0 20 30" svg:d="m10 0-10 30h20z"/>
    <draw:marker draw:name="a42" svg:viewBox="0 0 20 30" svg:d="m10 0-10 30h20z"/>
    <draw:marker draw:name="a6" svg:viewBox="0 0 20 30" svg:d="m10 0-10 30h20z"/>
    <draw:marker draw:name="a43" svg:viewBox="0 0 20 30" svg:d="m10 0-10 30h20z"/>
    <draw:marker draw:name="a7" svg:viewBox="0 0 20 30" svg:d="m10 0-10 30h20z"/>
    <draw:marker draw:name="a45" svg:viewBox="0 0 20 30" svg:d="m10 0-10 30h20z"/>
    <draw:marker draw:name="a46" svg:viewBox="0 0 20 30" svg:d="m10 0-10 30h20z"/>
    <draw:marker draw:name="a48" svg:viewBox="0 0 20 30" svg:d="m10 0-10 30h20z"/>
    <draw:marker draw:name="a49" svg:viewBox="0 0 20 30" svg:d="m10 0-10 30h20z"/>
    <draw:marker draw:name="a60" svg:viewBox="0 0 20 30" svg:d="m10 0-10 30h20z"/>
    <draw:marker draw:name="a61" svg:viewBox="0 0 20 30" svg:d="m10 0-10 30h20z"/>
    <draw:marker draw:name="a33" svg:viewBox="0 0 20 30" svg:d="m10 0-10 30h20z"/>
    <draw:marker draw:name="a34" svg:viewBox="0 0 20 30" svg:d="m10 0-10 30h20z"/>
    <draw:marker draw:name="a36" svg:viewBox="0 0 20 30" svg:d="m10 0-10 30h20z"/>
    <draw:marker draw:name="a37" svg:viewBox="0 0 20 30" svg:d="m10 0-10 30h20z"/>
    <draw:marker draw:name="a39" svg:viewBox="0 0 20 30" svg:d="m10 0-10 30h20z"/>
  </office:styles>
  <office:automatic-styles>
    <text:list-style style:name="LFO1">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
      <text:list-level-style-bullet text:level="1" text:style-name="WW_CharLFO2LVL1" text:bullet-char="•">
        <style:list-level-properties text:space-before="0.375in" text:min-label-width="0in"/>
        <style:text-properties style:font-name="OpenSymbol"/>
      </text:list-level-style-bullet>
      <text:list-level-style-bullet text:level="2" text:style-name="WW_CharLFO2LVL2" text:bullet-char="•">
        <style:list-level-properties text:space-before="1.0354in" text:min-label-width="0.1965in"/>
        <style:text-properties style:font-name="OpenSymbol"/>
      </text:list-level-style-bullet>
      <text:list-level-style-bullet text:level="3" text:style-name="WW_CharLFO2LVL3" text:bullet-char="•">
        <style:list-level-properties text:space-before="1.5263in" text:min-label-width="0.1965in"/>
        <style:text-properties style:font-name="OpenSymbol"/>
      </text:list-level-style-bullet>
      <text:list-level-style-bullet text:level="4" text:style-name="WW_CharLFO2LVL4" text:bullet-char="•">
        <style:list-level-properties text:space-before="2.0173in" text:min-label-width="0.1965in"/>
        <style:text-properties style:font-name="OpenSymbol"/>
      </text:list-level-style-bullet>
      <text:list-level-style-bullet text:level="5" text:style-name="WW_CharLFO2LVL5" text:bullet-char="•">
        <style:list-level-properties text:space-before="2.5083in" text:min-label-width="0.1965in"/>
        <style:text-properties style:font-name="OpenSymbol"/>
      </text:list-level-style-bullet>
      <text:list-level-style-bullet text:level="6" text:style-name="WW_CharLFO2LVL6" text:bullet-char="•">
        <style:list-level-properties text:space-before="2.9993in" text:min-label-width="0.1965in"/>
        <style:text-properties style:font-name="OpenSymbol"/>
      </text:list-level-style-bullet>
      <text:list-level-style-bullet text:level="7" text:style-name="WW_CharLFO2LVL7" text:bullet-char="•">
        <style:list-level-properties text:space-before="3.4902in" text:min-label-width="0.1965in"/>
        <style:text-properties style:font-name="OpenSymbol"/>
      </text:list-level-style-bullet>
      <text:list-level-style-bullet text:level="8" text:style-name="WW_CharLFO2LVL8" text:bullet-char="•">
        <style:list-level-properties text:space-before="3.9812in" text:min-label-width="0.1965in"/>
        <style:text-properties style:font-name="OpenSymbol"/>
      </text:list-level-style-bullet>
      <text:list-level-style-bullet text:level="9" text:style-name="WW_CharLFO2LVL9" text:bullet-char="•">
        <style:list-level-properties text:space-before="4.4722in" text:min-label-width="0.1965in"/>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2">
      <text:list-level-style-bullet text:level="1" text:style-name="WW_CharLFO22LVL1" text:bullet-char="•">
        <style:list-level-properties/>
        <style:text-properties style:font-name="OpenSymbol"/>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4">
      <text:list-level-style-bullet text:level="1" text:style-name="WW_CharLFO44LVL1" text:bullet-char="•">
        <style:list-level-properties text:space-before="0in" text:min-label-width="0.1965in"/>
        <style:text-properties style:font-name="OpenSymbol"/>
      </text:list-level-style-bullet>
      <text:list-level-style-bullet text:level="2" text:style-name="WW_CharLFO44LVL2" text:bullet-char="•">
        <style:list-level-properties text:space-before="0.7854in" text:min-label-width="0.1965in"/>
        <style:text-properties style:font-name="OpenSymbol"/>
      </text:list-level-style-bullet>
      <text:list-level-style-bullet text:level="3" text:style-name="WW_CharLFO44LVL3" text:bullet-char="•">
        <style:list-level-properties text:space-before="1.2763in" text:min-label-width="0.1965in"/>
        <style:text-properties style:font-name="OpenSymbol"/>
      </text:list-level-style-bullet>
      <text:list-level-style-bullet text:level="4" text:style-name="WW_CharLFO44LVL4" text:bullet-char="•">
        <style:list-level-properties text:space-before="1.7673in" text:min-label-width="0.1965in"/>
        <style:text-properties style:font-name="OpenSymbol"/>
      </text:list-level-style-bullet>
      <text:list-level-style-bullet text:level="5" text:style-name="WW_CharLFO44LVL5" text:bullet-char="•">
        <style:list-level-properties text:space-before="2.2583in" text:min-label-width="0.1965in"/>
        <style:text-properties style:font-name="OpenSymbol"/>
      </text:list-level-style-bullet>
      <text:list-level-style-bullet text:level="6" text:style-name="WW_CharLFO44LVL6" text:bullet-char="•">
        <style:list-level-properties text:space-before="2.7493in" text:min-label-width="0.1965in"/>
        <style:text-properties style:font-name="OpenSymbol"/>
      </text:list-level-style-bullet>
      <text:list-level-style-bullet text:level="7" text:style-name="WW_CharLFO44LVL7" text:bullet-char="•">
        <style:list-level-properties text:space-before="3.2402in" text:min-label-width="0.1965in"/>
        <style:text-properties style:font-name="OpenSymbol"/>
      </text:list-level-style-bullet>
      <text:list-level-style-bullet text:level="8" text:style-name="WW_CharLFO44LVL8" text:bullet-char="•">
        <style:list-level-properties text:space-before="3.7312in" text:min-label-width="0.1965in"/>
        <style:text-properties style:font-name="OpenSymbol"/>
      </text:list-level-style-bullet>
      <text:list-level-style-bullet text:level="9" text:style-name="WW_CharLFO44LVL9" text:bullet-char="•">
        <style:list-level-properties text:space-before="4.2222in" text:min-label-width="0.1965in"/>
        <style:text-properties style:font-name="OpenSymbol"/>
      </text:list-level-style-bullet>
    </text:list-style>
    <text:list-style style:name="LFO45">
      <text:list-level-style-bullet text:level="1" text:style-name="WW_CharLFO45LVL1" text:bullet-char="•">
        <style:list-level-properties text:space-before="0in" text:min-label-width="0.1965in"/>
        <style:text-properties style:font-name="OpenSymbol"/>
      </text:list-level-style-bullet>
      <text:list-level-style-bullet text:level="2" text:style-name="WW_CharLFO45LVL2" text:bullet-char="•">
        <style:list-level-properties text:space-before="0.7854in" text:min-label-width="0.1965in"/>
        <style:text-properties style:font-name="OpenSymbol"/>
      </text:list-level-style-bullet>
      <text:list-level-style-bullet text:level="3" text:style-name="WW_CharLFO45LVL3" text:bullet-char="•">
        <style:list-level-properties text:space-before="1.2763in" text:min-label-width="0.1965in"/>
        <style:text-properties style:font-name="OpenSymbol"/>
      </text:list-level-style-bullet>
      <text:list-level-style-bullet text:level="4" text:style-name="WW_CharLFO45LVL4" text:bullet-char="•">
        <style:list-level-properties text:space-before="1.7673in" text:min-label-width="0.1965in"/>
        <style:text-properties style:font-name="OpenSymbol"/>
      </text:list-level-style-bullet>
      <text:list-level-style-bullet text:level="5" text:style-name="WW_CharLFO45LVL5" text:bullet-char="•">
        <style:list-level-properties text:space-before="2.2583in" text:min-label-width="0.1965in"/>
        <style:text-properties style:font-name="OpenSymbol"/>
      </text:list-level-style-bullet>
      <text:list-level-style-bullet text:level="6" text:style-name="WW_CharLFO45LVL6" text:bullet-char="•">
        <style:list-level-properties text:space-before="2.7493in" text:min-label-width="0.1965in"/>
        <style:text-properties style:font-name="OpenSymbol"/>
      </text:list-level-style-bullet>
      <text:list-level-style-bullet text:level="7" text:style-name="WW_CharLFO45LVL7" text:bullet-char="•">
        <style:list-level-properties text:space-before="3.2402in" text:min-label-width="0.1965in"/>
        <style:text-properties style:font-name="OpenSymbol"/>
      </text:list-level-style-bullet>
      <text:list-level-style-bullet text:level="8" text:style-name="WW_CharLFO45LVL8" text:bullet-char="•">
        <style:list-level-properties text:space-before="3.7312in" text:min-label-width="0.1965in"/>
        <style:text-properties style:font-name="OpenSymbol"/>
      </text:list-level-style-bullet>
      <text:list-level-style-bullet text:level="9" text:style-name="WW_CharLFO45LVL9" text:bullet-char="•">
        <style:list-level-properties text:space-before="4.2222in" text:min-label-width="0.1965in"/>
        <style:text-properties style:font-name="OpenSymbol"/>
      </text:list-level-style-bullet>
    </text:list-style>
    <text:list-style style:name="LFO46">
      <text:list-level-style-bullet text:level="1" text:style-name="WW_CharLFO46LVL1" text:bullet-char="•">
        <style:list-level-properties text:space-before="0in" text:min-label-width="0.1965in"/>
        <style:text-properties style:font-name="OpenSymbol"/>
      </text:list-level-style-bullet>
      <text:list-level-style-bullet text:level="2" text:style-name="WW_CharLFO46LVL2" text:bullet-char="•">
        <style:list-level-properties text:space-before="0.7854in" text:min-label-width="0.1965in"/>
        <style:text-properties style:font-name="OpenSymbol"/>
      </text:list-level-style-bullet>
      <text:list-level-style-bullet text:level="3" text:style-name="WW_CharLFO46LVL3" text:bullet-char="•">
        <style:list-level-properties text:space-before="1.2763in" text:min-label-width="0.1965in"/>
        <style:text-properties style:font-name="OpenSymbol"/>
      </text:list-level-style-bullet>
      <text:list-level-style-bullet text:level="4" text:style-name="WW_CharLFO46LVL4" text:bullet-char="•">
        <style:list-level-properties text:space-before="1.7673in" text:min-label-width="0.1965in"/>
        <style:text-properties style:font-name="OpenSymbol"/>
      </text:list-level-style-bullet>
      <text:list-level-style-bullet text:level="5" text:style-name="WW_CharLFO46LVL5" text:bullet-char="•">
        <style:list-level-properties text:space-before="2.2583in" text:min-label-width="0.1965in"/>
        <style:text-properties style:font-name="OpenSymbol"/>
      </text:list-level-style-bullet>
      <text:list-level-style-bullet text:level="6" text:style-name="WW_CharLFO46LVL6" text:bullet-char="•">
        <style:list-level-properties text:space-before="2.7493in" text:min-label-width="0.1965in"/>
        <style:text-properties style:font-name="OpenSymbol"/>
      </text:list-level-style-bullet>
      <text:list-level-style-bullet text:level="7" text:style-name="WW_CharLFO46LVL7" text:bullet-char="•">
        <style:list-level-properties text:space-before="3.2402in" text:min-label-width="0.1965in"/>
        <style:text-properties style:font-name="OpenSymbol"/>
      </text:list-level-style-bullet>
      <text:list-level-style-bullet text:level="8" text:style-name="WW_CharLFO46LVL8" text:bullet-char="•">
        <style:list-level-properties text:space-before="3.7312in" text:min-label-width="0.1965in"/>
        <style:text-properties style:font-name="OpenSymbol"/>
      </text:list-level-style-bullet>
      <text:list-level-style-bullet text:level="9" text:style-name="WW_CharLFO46LVL9" text:bullet-char="•">
        <style:list-level-properties text:space-before="4.2222in" text:min-label-width="0.1965in"/>
        <style:text-properties style:font-name="OpenSymbol"/>
      </text:list-level-style-bullet>
    </text:list-style>
    <text:list-style style:name="LFO47">
      <text:list-level-style-bullet text:level="1" text:style-name="WW_CharLFO47LVL1" text:bullet-char="•">
        <style:list-level-properties text:space-before="0in" text:min-label-width="0.1965in"/>
        <style:text-properties style:font-name="OpenSymbol"/>
      </text:list-level-style-bullet>
      <text:list-level-style-bullet text:level="2" text:style-name="WW_CharLFO47LVL2" text:bullet-char="•">
        <style:list-level-properties text:space-before="0.7854in" text:min-label-width="0.1965in"/>
        <style:text-properties style:font-name="OpenSymbol"/>
      </text:list-level-style-bullet>
      <text:list-level-style-bullet text:level="3" text:style-name="WW_CharLFO47LVL3" text:bullet-char="•">
        <style:list-level-properties text:space-before="1.2763in" text:min-label-width="0.1965in"/>
        <style:text-properties style:font-name="OpenSymbol"/>
      </text:list-level-style-bullet>
      <text:list-level-style-bullet text:level="4" text:style-name="WW_CharLFO47LVL4" text:bullet-char="•">
        <style:list-level-properties text:space-before="1.7673in" text:min-label-width="0.1965in"/>
        <style:text-properties style:font-name="OpenSymbol"/>
      </text:list-level-style-bullet>
      <text:list-level-style-bullet text:level="5" text:style-name="WW_CharLFO47LVL5" text:bullet-char="•">
        <style:list-level-properties text:space-before="2.2583in" text:min-label-width="0.1965in"/>
        <style:text-properties style:font-name="OpenSymbol"/>
      </text:list-level-style-bullet>
      <text:list-level-style-bullet text:level="6" text:style-name="WW_CharLFO47LVL6" text:bullet-char="•">
        <style:list-level-properties text:space-before="2.7493in" text:min-label-width="0.1965in"/>
        <style:text-properties style:font-name="OpenSymbol"/>
      </text:list-level-style-bullet>
      <text:list-level-style-bullet text:level="7" text:style-name="WW_CharLFO47LVL7" text:bullet-char="•">
        <style:list-level-properties text:space-before="3.2402in" text:min-label-width="0.1965in"/>
        <style:text-properties style:font-name="OpenSymbol"/>
      </text:list-level-style-bullet>
      <text:list-level-style-bullet text:level="8" text:style-name="WW_CharLFO47LVL8" text:bullet-char="•">
        <style:list-level-properties text:space-before="3.7312in" text:min-label-width="0.1965in"/>
        <style:text-properties style:font-name="OpenSymbol"/>
      </text:list-level-style-bullet>
      <text:list-level-style-bullet text:level="9" text:style-name="WW_CharLFO47LVL9" text:bullet-char="•">
        <style:list-level-properties text:space-before="4.2222in" text:min-label-width="0.1965in"/>
        <style:text-properties style:font-name="OpenSymbol"/>
      </text:list-level-style-bullet>
    </text:list-style>
    <text:list-style style:name="LFO49">
      <text:list-level-style-bullet text:level="1" text:style-name="WW_CharLFO49LVL1" text:bullet-char="•">
        <style:list-level-properties/>
        <style:text-properties style:font-name="OpenSymbol"/>
      </text:list-level-style-bullet>
      <text:list-level-style-bullet text:level="2" text:style-name="WW_CharLFO49LVL2" text:bullet-char="◦">
        <style:list-level-properties/>
        <style:text-properties style:font-name="OpenSymbol"/>
      </text:list-level-style-bullet>
      <text:list-level-style-bullet text:level="3" text:style-name="WW_CharLFO49LVL3" text:bullet-char="▪">
        <style:list-level-properties/>
        <style:text-properties style:font-name="OpenSymbol"/>
      </text:list-level-style-bullet>
      <text:list-level-style-bullet text:level="4" text:style-name="WW_CharLFO49LVL4" text:bullet-char="•">
        <style:list-level-properties/>
        <style:text-properties style:font-name="OpenSymbol"/>
      </text:list-level-style-bullet>
      <text:list-level-style-bullet text:level="5" text:style-name="WW_CharLFO49LVL5" text:bullet-char="◦">
        <style:list-level-properties/>
        <style:text-properties style:font-name="OpenSymbol"/>
      </text:list-level-style-bullet>
      <text:list-level-style-bullet text:level="6" text:style-name="WW_CharLFO49LVL6" text:bullet-char="▪">
        <style:list-level-properties/>
        <style:text-properties style:font-name="OpenSymbol"/>
      </text:list-level-style-bullet>
      <text:list-level-style-bullet text:level="7" text:style-name="WW_CharLFO49LVL7" text:bullet-char="•">
        <style:list-level-properties/>
        <style:text-properties style:font-name="OpenSymbol"/>
      </text:list-level-style-bullet>
      <text:list-level-style-bullet text:level="8" text:style-name="WW_CharLFO49LVL8" text:bullet-char="◦">
        <style:list-level-properties/>
        <style:text-properties style:font-name="OpenSymbol"/>
      </text:list-level-style-bullet>
      <text:list-level-style-bullet text:level="9" text:style-name="WW_CharLFO49LVL9" text:bullet-char="▪">
        <style:list-level-properties/>
        <style:text-properties style:font-name="OpenSymbol"/>
      </text:list-level-style-bullet>
    </text:list-style>
    <text:list-style style:name="LFO50">
      <text:list-level-style-bullet text:level="1" text:style-name="WW_CharLFO50LVL1" text:bullet-char="•">
        <style:list-level-properties/>
        <style:text-properties style:font-name="OpenSymbol"/>
      </text:list-level-style-bullet>
      <text:list-level-style-bullet text:level="2" text:style-name="WW_CharLFO50LVL2" text:bullet-char="◦">
        <style:list-level-properties/>
        <style:text-properties style:font-name="OpenSymbol"/>
      </text:list-level-style-bullet>
      <text:list-level-style-bullet text:level="3" text:style-name="WW_CharLFO50LVL3" text:bullet-char="▪">
        <style:list-level-properties/>
        <style:text-properties style:font-name="OpenSymbol"/>
      </text:list-level-style-bullet>
      <text:list-level-style-bullet text:level="4" text:style-name="WW_CharLFO50LVL4" text:bullet-char="•">
        <style:list-level-properties/>
        <style:text-properties style:font-name="OpenSymbol"/>
      </text:list-level-style-bullet>
      <text:list-level-style-bullet text:level="5" text:style-name="WW_CharLFO50LVL5" text:bullet-char="◦">
        <style:list-level-properties/>
        <style:text-properties style:font-name="OpenSymbol"/>
      </text:list-level-style-bullet>
      <text:list-level-style-bullet text:level="6" text:style-name="WW_CharLFO50LVL6" text:bullet-char="▪">
        <style:list-level-properties/>
        <style:text-properties style:font-name="OpenSymbol"/>
      </text:list-level-style-bullet>
      <text:list-level-style-bullet text:level="7" text:style-name="WW_CharLFO50LVL7" text:bullet-char="•">
        <style:list-level-properties/>
        <style:text-properties style:font-name="OpenSymbol"/>
      </text:list-level-style-bullet>
      <text:list-level-style-bullet text:level="8" text:style-name="WW_CharLFO50LVL8" text:bullet-char="◦">
        <style:list-level-properties/>
        <style:text-properties style:font-name="OpenSymbol"/>
      </text:list-level-style-bullet>
      <text:list-level-style-bullet text:level="9" text:style-name="WW_CharLFO50LVL9" text:bullet-char="▪">
        <style:list-level-properties/>
        <style:text-properties style:font-name="OpenSymbol"/>
      </text:list-level-style-bullet>
    </text:list-style>
    <text:list-style style:name="LFO51">
      <text:list-level-style-bullet text:level="1" text:style-name="WW_CharLFO51LVL1" text:bullet-char="•">
        <style:list-level-properties/>
        <style:text-properties style:font-name="OpenSymbol"/>
      </text:list-level-style-bullet>
      <text:list-level-style-bullet text:level="2" text:style-name="WW_CharLFO51LVL2" text:bullet-char="◦">
        <style:list-level-properties/>
        <style:text-properties style:font-name="OpenSymbol"/>
      </text:list-level-style-bullet>
      <text:list-level-style-bullet text:level="3" text:style-name="WW_CharLFO51LVL3" text:bullet-char="▪">
        <style:list-level-properties/>
        <style:text-properties style:font-name="OpenSymbol"/>
      </text:list-level-style-bullet>
      <text:list-level-style-bullet text:level="4" text:style-name="WW_CharLFO51LVL4" text:bullet-char="•">
        <style:list-level-properties/>
        <style:text-properties style:font-name="OpenSymbol"/>
      </text:list-level-style-bullet>
      <text:list-level-style-bullet text:level="5" text:style-name="WW_CharLFO51LVL5" text:bullet-char="◦">
        <style:list-level-properties/>
        <style:text-properties style:font-name="OpenSymbol"/>
      </text:list-level-style-bullet>
      <text:list-level-style-bullet text:level="6" text:style-name="WW_CharLFO51LVL6" text:bullet-char="▪">
        <style:list-level-properties/>
        <style:text-properties style:font-name="OpenSymbol"/>
      </text:list-level-style-bullet>
      <text:list-level-style-bullet text:level="7" text:style-name="WW_CharLFO51LVL7" text:bullet-char="•">
        <style:list-level-properties/>
        <style:text-properties style:font-name="OpenSymbol"/>
      </text:list-level-style-bullet>
      <text:list-level-style-bullet text:level="8" text:style-name="WW_CharLFO51LVL8" text:bullet-char="◦">
        <style:list-level-properties/>
        <style:text-properties style:font-name="OpenSymbol"/>
      </text:list-level-style-bullet>
      <text:list-level-style-bullet text:level="9" text:style-name="WW_CharLFO51LVL9" text:bullet-char="▪">
        <style:list-level-properties/>
        <style:text-properties style:font-name="OpenSymbol"/>
      </text:list-level-style-bullet>
    </text:list-style>
    <text:list-style style:name="LFO52">
      <text:list-level-style-bullet text:level="1" text:style-name="WW_CharLFO52LVL1" text:bullet-char="•">
        <style:list-level-properties/>
        <style:text-properties style:font-name="OpenSymbol"/>
      </text:list-level-style-bullet>
      <text:list-level-style-bullet text:level="2" text:style-name="WW_CharLFO52LVL2" text:bullet-char="◦">
        <style:list-level-properties/>
        <style:text-properties style:font-name="OpenSymbol"/>
      </text:list-level-style-bullet>
      <text:list-level-style-bullet text:level="3" text:style-name="WW_CharLFO52LVL3" text:bullet-char="▪">
        <style:list-level-properties/>
        <style:text-properties style:font-name="OpenSymbol"/>
      </text:list-level-style-bullet>
      <text:list-level-style-bullet text:level="4" text:style-name="WW_CharLFO52LVL4" text:bullet-char="•">
        <style:list-level-properties/>
        <style:text-properties style:font-name="OpenSymbol"/>
      </text:list-level-style-bullet>
      <text:list-level-style-bullet text:level="5" text:style-name="WW_CharLFO52LVL5" text:bullet-char="◦">
        <style:list-level-properties/>
        <style:text-properties style:font-name="OpenSymbol"/>
      </text:list-level-style-bullet>
      <text:list-level-style-bullet text:level="6" text:style-name="WW_CharLFO52LVL6" text:bullet-char="▪">
        <style:list-level-properties/>
        <style:text-properties style:font-name="OpenSymbol"/>
      </text:list-level-style-bullet>
      <text:list-level-style-bullet text:level="7" text:style-name="WW_CharLFO52LVL7" text:bullet-char="•">
        <style:list-level-properties/>
        <style:text-properties style:font-name="OpenSymbol"/>
      </text:list-level-style-bullet>
      <text:list-level-style-bullet text:level="8" text:style-name="WW_CharLFO52LVL8" text:bullet-char="◦">
        <style:list-level-properties/>
        <style:text-properties style:font-name="OpenSymbol"/>
      </text:list-level-style-bullet>
      <text:list-level-style-bullet text:level="9" text:style-name="WW_CharLFO52LVL9" text:bullet-char="▪">
        <style:list-level-properties/>
        <style:text-properties style:font-name="OpenSymbol"/>
      </text:list-level-style-bullet>
    </text:list-style>
    <text:list-style style:name="LFO54">
      <text:list-level-style-bullet text:level="1" text:style-name="WW_CharLFO54LVL1" text:bullet-char="•">
        <style:list-level-properties/>
        <style:text-properties style:font-name="OpenSymbol"/>
      </text:list-level-style-bullet>
      <text:list-level-style-bullet text:level="2" text:style-name="WW_CharLFO54LVL2" text:bullet-char="◦">
        <style:list-level-properties/>
        <style:text-properties style:font-name="OpenSymbol"/>
      </text:list-level-style-bullet>
      <text:list-level-style-bullet text:level="3" text:style-name="WW_CharLFO54LVL3" text:bullet-char="▪">
        <style:list-level-properties/>
        <style:text-properties style:font-name="OpenSymbol"/>
      </text:list-level-style-bullet>
      <text:list-level-style-bullet text:level="4" text:style-name="WW_CharLFO54LVL4" text:bullet-char="•">
        <style:list-level-properties/>
        <style:text-properties style:font-name="OpenSymbol"/>
      </text:list-level-style-bullet>
      <text:list-level-style-bullet text:level="5" text:style-name="WW_CharLFO54LVL5" text:bullet-char="◦">
        <style:list-level-properties/>
        <style:text-properties style:font-name="OpenSymbol"/>
      </text:list-level-style-bullet>
      <text:list-level-style-bullet text:level="6" text:style-name="WW_CharLFO54LVL6" text:bullet-char="▪">
        <style:list-level-properties/>
        <style:text-properties style:font-name="OpenSymbol"/>
      </text:list-level-style-bullet>
      <text:list-level-style-bullet text:level="7" text:style-name="WW_CharLFO54LVL7" text:bullet-char="•">
        <style:list-level-properties/>
        <style:text-properties style:font-name="OpenSymbol"/>
      </text:list-level-style-bullet>
      <text:list-level-style-bullet text:level="8" text:style-name="WW_CharLFO54LVL8" text:bullet-char="◦">
        <style:list-level-properties/>
        <style:text-properties style:font-name="OpenSymbol"/>
      </text:list-level-style-bullet>
      <text:list-level-style-bullet text:level="9" text:style-name="WW_CharLFO54LVL9" text:bullet-char="▪">
        <style:list-level-properties/>
        <style:text-properties style:font-name="OpenSymbol"/>
      </text:list-level-style-bullet>
    </text:list-style>
    <text:list-style style:name="LFO55">
      <text:list-level-style-bullet text:level="1" text:style-name="WW_CharLFO55LVL1" text:bullet-char="•">
        <style:list-level-properties text:space-before="0.625in" text:min-label-width="0in"/>
        <style:text-properties style:font-name="OpenSymbol"/>
      </text:list-level-style-bullet>
      <text:list-level-style-bullet text:level="2" text:style-name="WW_CharLFO55LVL2" text:bullet-char="•">
        <style:list-level-properties text:space-before="1.2854in" text:min-label-width="0.1965in"/>
        <style:text-properties style:font-name="OpenSymbol"/>
      </text:list-level-style-bullet>
      <text:list-level-style-bullet text:level="3" text:style-name="WW_CharLFO55LVL3" text:bullet-char="•">
        <style:list-level-properties text:space-before="1.7763in" text:min-label-width="0.1965in"/>
        <style:text-properties style:font-name="OpenSymbol"/>
      </text:list-level-style-bullet>
      <text:list-level-style-bullet text:level="4" text:style-name="WW_CharLFO55LVL4" text:bullet-char="•">
        <style:list-level-properties text:space-before="2.2673in" text:min-label-width="0.1965in"/>
        <style:text-properties style:font-name="OpenSymbol"/>
      </text:list-level-style-bullet>
      <text:list-level-style-bullet text:level="5" text:style-name="WW_CharLFO55LVL5" text:bullet-char="•">
        <style:list-level-properties text:space-before="2.7583in" text:min-label-width="0.1965in"/>
        <style:text-properties style:font-name="OpenSymbol"/>
      </text:list-level-style-bullet>
      <text:list-level-style-bullet text:level="6" text:style-name="WW_CharLFO55LVL6" text:bullet-char="•">
        <style:list-level-properties text:space-before="3.2493in" text:min-label-width="0.1965in"/>
        <style:text-properties style:font-name="OpenSymbol"/>
      </text:list-level-style-bullet>
      <text:list-level-style-bullet text:level="7" text:style-name="WW_CharLFO55LVL7" text:bullet-char="•">
        <style:list-level-properties text:space-before="3.7402in" text:min-label-width="0.1965in"/>
        <style:text-properties style:font-name="OpenSymbol"/>
      </text:list-level-style-bullet>
      <text:list-level-style-bullet text:level="8" text:style-name="WW_CharLFO55LVL8" text:bullet-char="•">
        <style:list-level-properties text:space-before="4.2312in" text:min-label-width="0.1965in"/>
        <style:text-properties style:font-name="OpenSymbol"/>
      </text:list-level-style-bullet>
      <text:list-level-style-bullet text:level="9" text:style-name="WW_CharLFO55LVL9" text:bullet-char="•">
        <style:list-level-properties text:space-before="4.7222in" text:min-label-width="0.1965in"/>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ve</meta:initial-creator>
    <dc:creator>Steve</dc:creator>
    <meta:creation-date>2013-10-24T13:13:00Z</meta:creation-date>
    <dc:date>2014-02-26T15:09:00Z</dc:date>
    <meta:print-date>2014-02-23T18:50:00Z</meta:print-date>
    <meta:template xlink:href="Normal.dotm" xlink:type="simple"/>
    <meta:editing-cycles>1</meta:editing-cycles>
    <meta:editing-duration>PT2197620S</meta:editing-duration>
    <meta:document-statistic meta:page-count="1" meta:paragraph-count="402" meta:word-count="30128" meta:character-count="201460" meta:row-count="1431" meta:non-whitespace-character-count="171734"/>
  </office:meta>
</office:document-meta>
</file>